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Times New Roman&quot;" svg:font-family="'&quot;Times New Roman&quot;'"/>
    <style:font-face style:name="Arial" svg:font-family="Arial"/>
    <style:font-face style:name="Calibri" svg:font-family="Calibri"/>
    <style:font-face style:name="Noto Sans Symbols" svg:font-family="'Noto Sans Symbols'"/>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6.94pt"/>
    </style:style>
    <style:style style:name="co2" style:family="table-column">
      <style:table-column-properties fo:break-before="auto" style:column-width="212.66pt"/>
    </style:style>
    <style:style style:name="co3" style:family="table-column">
      <style:table-column-properties fo:break-before="auto" style:column-width="29.31pt"/>
    </style:style>
    <style:style style:name="co4" style:family="table-column">
      <style:table-column-properties fo:break-before="auto" style:column-width="118.69pt"/>
    </style:style>
    <style:style style:name="co5" style:family="table-column">
      <style:table-column-properties fo:break-before="auto" style:column-width="31.8pt"/>
    </style:style>
    <style:style style:name="co6" style:family="table-column">
      <style:table-column-properties fo:break-before="auto" style:column-width="61.65pt"/>
    </style:style>
    <style:style style:name="co7" style:family="table-column">
      <style:table-column-properties fo:break-before="auto" style:column-width="36.85pt"/>
    </style:style>
    <style:style style:name="co8" style:family="table-column">
      <style:table-column-properties fo:break-before="auto" style:column-width="30.3pt"/>
    </style:style>
    <style:style style:name="co9" style:family="table-column">
      <style:table-column-properties fo:break-before="auto" style:column-width="70.21pt"/>
    </style:style>
    <style:style style:name="co10" style:family="table-column">
      <style:table-column-properties fo:break-before="auto" style:column-width="51.99pt"/>
    </style:style>
    <style:style style:name="ro1" style:family="table-row">
      <style:table-row-properties style:row-height="28.49pt" fo:break-before="auto" style:use-optimal-row-height="false"/>
    </style:style>
    <style:style style:name="ro2" style:family="table-row">
      <style:table-row-properties style:row-height="79.51pt" fo:break-before="auto" style:use-optimal-row-height="false"/>
    </style:style>
    <style:style style:name="ro3" style:family="table-row">
      <style:table-row-properties style:row-height="216pt" fo:break-before="auto" style:use-optimal-row-height="false"/>
    </style:style>
    <style:style style:name="ro4" style:family="table-row">
      <style:table-row-properties style:row-height="63.75pt" fo:break-before="auto" style:use-optimal-row-height="false"/>
    </style:style>
    <style:style style:name="ro5" style:family="table-row">
      <style:table-row-properties style:row-height="114.01pt" fo:break-before="auto" style:use-optimal-row-height="false"/>
    </style:style>
    <style:style style:name="ro6" style:family="table-row">
      <style:table-row-properties style:row-height="158.26pt" fo:break-before="auto" style:use-optimal-row-height="false"/>
    </style:style>
    <style:style style:name="ro7" style:family="table-row">
      <style:table-row-properties style:row-height="16.5pt" fo:break-before="auto" style:use-optimal-row-height="false"/>
    </style:style>
    <style:style style:name="ro8" style:family="table-row">
      <style:table-row-properties style:row-height="32.26pt" fo:break-before="auto" style:use-optimal-row-height="false"/>
    </style:style>
    <style:style style:name="ro9" style:family="table-row">
      <style:table-row-properties style:row-height="47.99pt" fo:break-before="auto" style:use-optimal-row-height="false"/>
    </style:style>
    <style:style style:name="ro10" style:family="table-row">
      <style:table-row-properties style:row-height="177.76pt" fo:break-before="auto" style:use-optimal-row-height="false"/>
    </style:style>
    <style:style style:name="ro11" style:family="table-row">
      <style:table-row-properties style:row-height="129.34pt" fo:break-before="auto" style:use-optimal-row-height="false"/>
    </style:style>
    <style:style style:name="ro12" style:family="table-row">
      <style:table-row-properties style:row-height="95.24pt" fo:break-before="auto" style:use-optimal-row-height="false"/>
    </style:style>
    <style:style style:name="ro13" style:family="table-row">
      <style:table-row-properties style:row-height="15pt" fo:break-before="auto" style:use-optimal-row-height="false"/>
    </style:style>
    <style:style style:name="ro14" style:family="table-row">
      <style:table-row-properties style:row-height="70.5pt" fo:break-before="auto" style:use-optimal-row-height="false"/>
    </style:style>
    <style:style style:name="ro15" style:family="table-row">
      <style:table-row-properties style:row-height="24.01pt" fo:break-before="auto" style:use-optimal-row-height="false"/>
    </style:style>
    <style:style style:name="ro16" style:family="table-row">
      <style:table-row-properties style:row-height="39pt" fo:break-before="auto" style:use-optimal-row-height="false"/>
    </style:style>
    <style:style style:name="ro17" style:family="table-row">
      <style:table-row-properties style:row-height="23.24pt" fo:break-before="auto" style:use-optimal-row-height="false"/>
    </style:style>
    <style:style style:name="ro18" style:family="table-row">
      <style:table-row-properties style:row-height="36pt" fo:break-before="auto" style:use-optimal-row-height="false"/>
    </style:style>
    <style:style style:name="ro19" style:family="table-row">
      <style:table-row-properties style:row-height="51.76pt" fo:break-before="auto" style:use-optimal-row-height="false"/>
    </style:style>
    <style:style style:name="ro20" style:family="table-row">
      <style:table-row-properties style:row-height="47.25pt" fo:break-before="auto" style:use-optimal-row-height="false"/>
    </style:style>
    <style:style style:name="ro21" style:family="table-row">
      <style:table-row-properties style:row-height="73.5pt" fo:break-before="auto" style:use-optimal-row-height="false"/>
    </style:style>
    <style:style style:name="ro22" style:family="table-row">
      <style:table-row-properties style:row-height="59.24pt" fo:break-before="auto" style:use-optimal-row-height="false"/>
    </style:style>
    <style:style style:name="ro23" style:family="table-row">
      <style:table-row-properties style:row-height="11.99pt" fo:break-before="auto" style:use-optimal-row-height="false"/>
    </style:style>
    <style:style style:name="ro24" style:family="table-row">
      <style:table-row-properties style:row-height="26.25pt" fo:break-before="auto" style:use-optimal-row-height="false"/>
    </style:style>
    <style:style style:name="ro25" style:family="table-row">
      <style:table-row-properties style:row-height="18.74pt" fo:break-before="auto" style:use-optimal-row-height="false"/>
    </style:style>
    <style:style style:name="ro26" style:family="table-row">
      <style:table-row-properties style:row-height="409.49pt" fo:break-before="auto" style:use-optimal-row-height="false"/>
    </style:style>
    <style:style style:name="ro27" style:family="table-row">
      <style:table-row-properties style:row-height="111pt" fo:break-before="auto" style:use-optimal-row-height="false"/>
    </style:style>
    <style:style style:name="ro28" style:family="table-row">
      <style:table-row-properties style:row-height="142.5pt" fo:break-before="auto" style:use-optimal-row-height="false"/>
    </style:style>
    <style:style style:name="ro29" style:family="table-row">
      <style:table-row-properties style:row-height="126.74pt" fo:break-before="auto" style:use-optimal-row-height="false"/>
    </style:style>
    <style:style style:name="ro30" style:family="table-row">
      <style:table-row-properties style:row-height="31.49pt" fo:break-before="auto" style:use-optimal-row-height="false"/>
    </style:style>
    <style:style style:name="ro31" style:family="table-row">
      <style:table-row-properties style:row-height="15.76pt" fo:break-before="auto" style:use-optimal-row-height="false"/>
    </style:style>
    <style:style style:name="ro32" style:family="table-row">
      <style:table-row-properties style:row-height="110.24pt" fo:break-before="auto" style:use-optimal-row-height="false"/>
    </style:style>
    <style:style style:name="ro33" style:family="table-row">
      <style:table-row-properties style:row-height="173.99pt" fo:break-before="auto" style:use-optimal-row-height="false"/>
    </style:style>
    <style:style style:name="ro34" style:family="table-row">
      <style:table-row-properties style:row-height="14.26pt" fo:break-before="auto" style:use-optimal-row-height="false"/>
    </style:style>
    <style:style style:name="ro35" style:family="table-row">
      <style:table-row-properties style:row-height="63.01pt" fo:break-before="auto" style:use-optimal-row-height="false"/>
    </style:style>
    <style:style style:name="ro36" style:family="table-row">
      <style:table-row-properties style:row-height="78.75pt" fo:break-before="auto" style:use-optimal-row-height="false"/>
    </style:style>
    <style:style style:name="ro37" style:family="table-row">
      <style:table-row-properties style:row-height="75.74pt" fo:break-before="auto" style:use-optimal-row-height="false"/>
    </style:style>
    <style:style style:name="ro38" style:family="table-row">
      <style:table-row-properties style:row-height="94.51pt" fo:break-before="auto" style:use-optimal-row-height="false"/>
    </style:style>
    <style:style style:name="ro39" style:family="table-row">
      <style:table-row-properties style:row-height="90.74pt" fo:break-before="auto" style:use-optimal-row-height="false"/>
    </style:style>
    <style:style style:name="ro40" style:family="table-row">
      <style:table-row-properties style:row-height="60.75pt" fo:break-before="auto" style:use-optimal-row-height="false"/>
    </style:style>
    <style:style style:name="ro41" style:family="table-row">
      <style:table-row-properties style:row-height="14.51pt" fo:break-before="auto" style:use-optimal-row-height="true"/>
    </style:style>
    <style:style style:name="ro42" style:family="table-row">
      <style:table-row-properties style:row-height="141.76pt" fo:break-before="auto" style:use-optimal-row-height="false"/>
    </style:style>
    <style:style style:name="ro43" style:family="table-row">
      <style:table-row-properties style:row-height="126pt" fo:break-before="auto" style:use-optimal-row-height="false"/>
    </style:style>
    <style:style style:name="ro44" style:family="table-row">
      <style:table-row-properties style:row-height="12.81pt" fo:break-before="auto" style:use-optimal-row-height="false"/>
    </style:style>
    <style:style style:name="ro45" style:family="table-row">
      <style:table-row-properties style:row-height="15pt" fo:break-before="auto" style:use-optimal-row-height="true"/>
    </style:style>
    <style:style style:name="ta1" style:family="table" style:master-page-name="PageStyle_5f_Ark1">
      <style:table-properties table:display="true" style:writing-mode="lr-tb"/>
    </style:style>
    <style:style style:name="ta2" style:family="table" style:master-page-name="PageStyle_5f_Ark2">
      <style:table-properties table:display="true" style:writing-mode="lr-tb"/>
    </style:style>
    <number:text-style style:name="N100">
      <number:text-content/>
    </number:text-style>
    <style:style style:name="ce1" style:family="table-cell" style:parent-style-name="Default">
      <style:table-cell-properties fo:border-bottom="none" fo:background-color="#e6e6e6"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 style:family="table-cell" style:parent-style-name="Default">
      <style:table-cell-properties fo:border-bottom="1.76pt solid #000000" fo:background-color="#e6e6e6"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Default">
      <style:table-cell-properties fo:border-bottom="none" style:diagonal-bl-tr="none" style:diagonal-tl-br="none" fo:border-left="1.76pt solid #000000" fo:border-right="1.76pt solid #000000" style:rotation-align="none" fo:border-top="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1.76pt solid #000000" style:diagonal-bl-tr="none" style:diagonal-tl-br="none" fo:border-left="1.76pt solid #000000" fo:border-right="1.76pt solid #000000" style:rotation-align="none" fo:border-top="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e6e6e6"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9"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table-cell-properties fo:border-bottom="1.76pt solid #000000" fo:background-color="#e6e6e6" style:diagonal-bl-tr="none" style:diagonal-tl-br="none" style:text-align-source="fix" style:repeat-content="false" fo:wrap-option="wrap" fo:border-left="1.76pt solid #000000"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3" style:family="table-cell" style:parent-style-name="Default">
      <style:table-cell-properties fo:background-color="#e6e6e6" style:diagonal-bl-tr="none" style:diagonal-tl-br="none" style:text-align-source="value-type" style:repeat-content="false" fo:wrap-option="wrap" fo:border="1.76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4" style:family="table-cell" style:parent-style-name="Default">
      <style:table-cell-properties fo:border-bottom="1.76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1.76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563c1" style:text-outline="false" style:text-line-through-style="none" style:text-line-through-type="none" style:font-name="Times New Roman" fo:font-size="12pt" fo:font-style="normal" fo:text-shadow="none" style:text-underline-style="solid" style:text-underline-width="auto" style:text-underline-color="font-color" fo:font-weight="normal" style:font-size-asian="12pt" style:font-style-asian="normal" style:font-weight-asian="normal" style:font-name-complex="Times New Roman" style:font-size-complex="12pt" style:font-style-complex="normal" style:font-weight-complex="normal"/>
    </style:style>
    <style:style style:name="ce17" style:family="table-cell" style:parent-style-name="Default">
      <style:table-cell-properties fo:border-bottom="none" style:diagonal-bl-tr="none" style:diagonal-tl-br="none" style:text-align-source="value-type"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data-style-name="N100">
      <style:table-cell-properties fo:border-bottom="1.76pt solid #000000"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9" style:family="table-cell" style:parent-style-name="Default" style:data-style-name="N100">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0" style:family="table-cell" style:parent-style-name="Default">
      <style:table-cell-properties fo:border-bottom="none" style:diagonal-bl-tr="none" style:diagonal-tl-br="none" fo:border-left="1.76pt solid #000000" fo:border-right="none" style:rotation-align="none" fo:border-top="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1.76pt solid #000000" style:diagonal-bl-tr="none" style:diagonal-tl-br="none" fo:border-left="1.76pt solid #000000" fo:border-right="none" style:rotation-align="none" fo:border-top="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00">
      <style:table-cell-properties fo:border-bottom="1.76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 style:family="table-cell" style:parent-style-name="Default">
      <style:table-cell-properties fo:border-bottom="1.76pt solid #000000" style:diagonal-bl-tr="none" style:diagonal-tl-br="none" style:text-align-source="value-type" style:repeat-content="false" fo:wrap-option="wrap" fo:border-left="none" style:direction="ltr" fo:border-right="none" style:rotation-angle="0" style:rotation-align="none" style:shrink-to-fit="false" fo:border-top="1.76pt solid #000000"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 style:family="table-cell" style:parent-style-name="Default">
      <style:table-cell-properties fo:border-bottom="1.76pt solid #000000" fo:background-color="#e6e6e6"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7"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ce28"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9"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0"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1"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2"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start" css3t:text-justify="auto" fo:margin-left="0pt" style:writing-mode="page"/>
      <style:text-properties fo:color="#0563c1" style:text-outline="false" style:text-line-through-style="none" style:text-line-through-type="none" style:font-name="Times New Roman" fo:font-size="12pt" fo:font-style="normal" fo:text-shadow="none" style:text-underline-style="solid" style:text-underline-width="auto" style:text-underline-color="font-color" fo:font-weight="normal" style:font-size-asian="12pt" style:font-style-asian="normal" style:font-weight-asian="normal" style:font-name-complex="Times New Roman" style:font-size-complex="12pt" style:font-style-complex="normal" style:font-weight-complex="normal"/>
    </style:style>
    <style:style style:name="ce3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4"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ce35"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ce36"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37" style:family="table-cell" style:parent-style-name="Default">
      <style:table-cell-properties fo:border-bottom="none" fo:background-color="#e6e6e6"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8"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9"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Noto Sans Symbols" fo:font-size="12pt" fo:font-style="normal" fo:text-shadow="none" style:text-underline-style="none" fo:font-weight="normal" style:font-size-asian="12pt" style:font-style-asian="normal" style:font-weight-asian="normal" style:font-name-complex="Noto Sans Symbols" style:font-size-complex="12pt" style:font-style-complex="normal" style:font-weight-complex="normal"/>
    </style:style>
    <style:style style:name="ce43" style:family="table-cell" style:parent-style-name="Default">
      <style:table-cell-properties fo:border-bottom="1.76pt solid #000000" fo:background-color="#e6e6e6"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4" style:family="table-cell" style:parent-style-name="Default">
      <style:table-cell-properties fo:border-bottom="1.76pt solid #000000" fo:background-color="#e6e6e6" style:diagonal-bl-tr="none" style:diagonal-tl-br="none" style:text-align-source="value-type" style:repeat-content="false" fo:wrap-option="wrap" fo:border-left="none" style:direction="ltr" fo:border-right="1.76pt solid #000000" style:rotation-angle="0" style:rotation-align="none" style:shrink-to-fit="false" fo:border-top="1.76pt solid #000000"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5" style:family="table-cell" style:parent-style-name="Default">
      <style:table-cell-properties fo:border-bottom="1.76pt solid #000000"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6" style:family="table-cell" style:parent-style-name="Default">
      <style:table-cell-properties fo:border-bottom="non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7" style:family="table-cell" style:parent-style-name="Default">
      <style:table-cell-properties fo:border-bottom="1.76pt solid #000000"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ce48" style:family="table-cell" style:parent-style-name="Default">
      <style:table-cell-properties style:rotation-align="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9" style:family="table-cell" style:parent-style-name="Default">
      <style:table-cell-properties fo:border-bottom="1.76pt solid #000000" style:diagonal-bl-tr="none" style:diagonal-tl-br="none" fo:border-left="none" fo:border-right="none" style:rotation-align="none" fo:border-top="1.76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style:diagonal-bl-tr="none" style:diagonal-tl-br="none" style:text-align-source="value-type" style:repeat-content="false" fo:wrap-option="wrap" fo:border="1.7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order-bottom="1.76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order-bottom="non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ce54" style:family="table-cell" style:parent-style-name="Default">
      <style:table-cell-properties fo:border-bottom="none" style:diagonal-bl-tr="none" style:diagonal-tl-br="none" style:text-align-source="value-type" style:repeat-content="false" fo:wrap-option="wrap" fo:border-left="none" style:direction="ltr" fo:border-right="1.76pt solid #000000" style:rotation-angle="0" style:rotation-align="none" style:shrink-to-fit="false" fo:border-top="1.76pt solid #000000"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ce55" style:family="table-cell" style:parent-style-name="Default">
      <style:table-cell-properties fo:border-bottom="non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solid" style:text-underline-width="auto" style:text-underline-color="font-color" fo:font-weight="normal" style:font-size-asian="12pt" style:font-style-asian="normal" style:font-weight-asian="normal" style:font-name-complex="Times New Roman" style:font-size-complex="12pt" style:font-style-complex="normal" style:font-weight-complex="normal"/>
    </style:style>
    <style:style style:name="ce56" style:family="table-cell" style:parent-style-name="Default">
      <style:table-cell-properties fo:border-bottom="1.76pt solid #000000"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solid" style:text-underline-width="auto" style:text-underline-color="font-color" fo:font-weight="normal" style:font-size-asian="12pt" style:font-style-asian="normal" style:font-weight-asian="normal" style:font-name-complex="Times New Roman" style:font-size-complex="12pt" style:font-style-complex="normal" style:font-weight-complex="normal"/>
    </style:style>
    <style:style style:name="ce57" style:family="table-cell" style:parent-style-name="Default">
      <style:table-cell-properties fo:border-bottom="1.76pt solid #000000" style:diagonal-bl-tr="none" style:diagonal-tl-br="none" style:text-align-source="value-type" style:repeat-content="false" fo:wrap-option="wrap" fo:border-left="none" style:direction="ltr" fo:border-right="1.76pt solid #000000" style:rotation-angle="0" style:rotation-align="none" style:shrink-to-fit="false" fo:border-top="1.76pt solid #000000"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8" style:family="table-cell" style:parent-style-name="Default">
      <style:table-cell-properties style:diagonal-bl-tr="none" style:diagonal-tl-br="none" style:text-align-source="value-type" style:repeat-content="false" fo:wrap-option="wrap" fo:border="1.7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9"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0"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2" style:family="table-cell" style:parent-style-name="Default">
      <style:table-cell-properties fo:border-bottom="1.76pt solid #000000" fo:background-color="#e6e6e6"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3" style:family="table-cell" style:parent-style-name="Default">
      <style:table-cell-properties fo:border-bottom="1.76pt solid #000000" fo:background-color="#e6e6e6"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4" style:family="table-cell" style:parent-style-name="Default">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5" style:family="table-cell" style:parent-style-name="Default">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6"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8" style:family="table-cell" style:parent-style-name="Default">
      <style:table-cell-properties fo:border-bottom="1.76pt solid #000000" fo:background-color="#e6e6e6" style:diagonal-bl-tr="none" style:diagonal-tl-br="none" style:text-align-source="fix" style:repeat-content="false" fo:wrap-option="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9" style:family="table-cell" style:parent-style-name="Default">
      <style:table-cell-properties fo:border-bottom="1.76pt solid #000000" fo:background-color="#e6e6e6"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0"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1"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3"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4"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5"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6"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7"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order-bottom="1.76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0" style:family="table-cell" style:parent-style-name="Default">
      <style:table-cell-properties fo:background-color="#ff0000"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1"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start" css3t:text-justify="auto" fo:margin-left="0pt" style:writing-mode="page"/>
      <style:text-properties fo:color="#ff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2"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loext:vertical-justify="auto"/>
      <style:paragraph-properties fo:text-align="start" css3t:text-justify="auto" fo:margin-left="0pt" style:writing-mode="page"/>
      <style:text-properties fo:color="#008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3" style:family="table-cell" style:parent-style-name="Default">
      <style:table-cell-properties fo:border-bottom="1.76pt solid #000000" fo:background-color="#e6e6e6"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4"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5"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6" style:family="table-cell" style:parent-style-name="Default">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7" style:family="table-cell" style:parent-style-name="Default">
      <style:table-cell-properties fo:border-bottom="1.76pt solid #000000" fo:background-color="#e6e6e6"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8" style:family="table-cell" style:parent-style-name="Default">
      <style:table-cell-properties fo:border-bottom="1.76pt solid #000000" fo:background-color="#e6e6e6"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9" style:family="table-cell" style:parent-style-name="Default">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1"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2"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table-cell-properties fo:border-bottom="1.76pt solid #000000" fo:background-color="#e6e6e6"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95" style:family="table-cell" style:parent-style-name="Default">
      <style:table-cell-properties fo:border-bottom="1.76pt solid #000000" style:diagonal-bl-tr="none" style:diagonal-tl-br="none" style:text-align-source="value-type" style:repeat-content="false" fo:wrap-option="no-wrap" fo:border-left="1.76pt solid #000000" style:direction="ltr" fo:border-right="none" style:rotation-angle="0" style:rotation-align="none" style:shrink-to-fit="false" fo:border-top="1.76pt solid #000000"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6" style:family="table-cell" style:parent-style-name="Default">
      <style:table-cell-properties fo:border-bottom="1.76pt solid #000000"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7" style:family="table-cell" style:parent-style-name="Default">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8" style:family="table-cell" style:parent-style-name="Default">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ff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9" style:family="table-cell" style:parent-style-name="Default">
      <style:table-cell-properties fo:border-bottom="1.76pt solid #000000" fo:background-color="#e6e6e6" style:diagonal-bl-tr="none" style:diagonal-tl-br="none" style:text-align-source="value-type" style:repeat-content="false" fo:wrap-option="wrap" fo:border-left="none" style:direction="ltr" fo:border-right="none" style:rotation-angle="0" style:rotation-align="none" style:shrink-to-fit="false" fo:border-top="1.76pt solid #000000"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00" style:family="table-cell" style:parent-style-name="Default">
      <style:table-cell-properties fo:border-bottom="1.76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1" style:family="table-cell" style:parent-style-name="Default">
      <style:table-cell-properties fo:border-bottom="1.76pt solid #000000" style:diagonal-bl-tr="none" style:diagonal-tl-br="none" style:text-align-source="value-type" style:repeat-content="false" fo:wrap-option="wrap" fo:border-left="1.76pt solid #000000" style:direction="ltr" fo:border-right="none" style:rotation-angle="0" style:rotation-align="none" style:shrink-to-fit="false" fo:border-top="1.76pt solid #000000"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table-cell-properties fo:background-color="#ffff00"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4"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Times New Roman&quot;" fo:font-size="12pt" fo:font-style="normal" fo:text-shadow="none" style:text-underline-style="none" fo:font-weight="normal" style:font-size-asian="12pt" style:font-style-asian="normal" style:font-weight-asian="normal" style:font-name-complex="&quot;Times New Roman&quot;" style:font-size-complex="12pt" style:font-style-complex="normal" style:font-weight-complex="normal"/>
    </style:style>
    <style:style style:name="ce105"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Times New Roman&quot;" fo:font-size="12pt" fo:font-style="normal" fo:text-shadow="none" style:text-underline-style="none" fo:font-weight="normal" style:font-size-asian="12pt" style:font-style-asian="normal" style:font-weight-asian="normal" style:font-name-complex="&quot;Times New Roman&quot;" style:font-size-complex="12pt" style:font-style-complex="normal" style:font-weight-complex="normal"/>
    </style:style>
    <style:style style:name="ce106" style:family="table-cell" style:parent-style-name="Default">
      <style:table-cell-properties fo:border-bottom="1.76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9"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 style:family="table-cell" style:parent-style-name="Default" style:data-style-name="N100">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 style:family="table-cell" style:parent-style-name="Default" style:data-style-name="N100">
      <style:table-cell-properties fo:border-bottom="none" fo:background-color="#e6e6e6"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3" style:family="table-cell" style:parent-style-name="Default" style:data-style-name="N100">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4" style:family="table-cell" style:parent-style-name="Default" style:data-style-name="N100">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5" style:family="table-cell" style:parent-style-name="Default" style:data-style-name="N100">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Times New Roman&quot;" fo:font-size="12pt" fo:font-style="normal" fo:text-shadow="none" style:text-underline-style="none" fo:font-weight="normal" style:font-size-asian="12pt" style:font-style-asian="normal" style:font-weight-asian="normal" style:font-name-complex="&quot;Times New Roman&quot;" style:font-size-complex="12pt" style:font-style-complex="normal" style:font-weight-complex="normal"/>
    </style:style>
    <style:style style:name="ce116" style:family="table-cell" style:parent-style-name="Default" style:data-style-name="N100">
      <style:table-cell-properties fo:background-color="#ffffff"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7" style:family="table-cell" style:parent-style-name="Default" style:data-style-name="N100">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8" style:family="table-cell" style:parent-style-name="Default" style:data-style-name="N100">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9" style:family="table-cell" style:parent-style-name="Default" style:data-style-name="N100">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0" style:family="table-cell" style:parent-style-name="Default" style:data-style-name="N100">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1" style:family="table-cell" style:parent-style-name="Default" style:data-style-name="N100">
      <style:table-cell-properties style:diagonal-bl-tr="none" style:diagonal-tl-br="none" fo:border="0.74pt solid #000000" style:rotation-align="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2" style:family="table-cell" style:parent-style-name="Default">
      <style:table-cell-properties fo:background-color="#548135"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3" style:family="table-cell" style:parent-style-name="Default">
      <style:table-cell-properties fo:background-color="#548135"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4" style:family="table-cell" style:parent-style-name="Default">
      <style:table-cell-properties fo:background-color="#38761d"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5" style:family="table-cell" style:parent-style-name="Default" style:data-style-name="N100">
      <style:table-cell-properties fo:background-color="#548135"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6" style:family="table-cell" style:parent-style-name="Default" style:data-style-name="N100">
      <style:table-cell-properties fo:background-color="#38761d"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7" style:family="table-cell" style:parent-style-name="Default" style:data-style-name="N100">
      <style:table-cell-properties fo:background-color="#008000"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8" style:family="table-cell" style:parent-style-name="Default">
      <style:table-cell-properties fo:background-color="#ffffff"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9" style:family="table-cell" style:parent-style-name="Default">
      <style:table-cell-properties fo:background-color="#548135"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0" style:family="table-cell" style:parent-style-name="Default">
      <style:table-cell-properties fo:background-color="#ff0000"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1" style:family="table-cell" style:parent-style-name="Default" style:data-style-name="N100">
      <style:table-cell-properties fo:background-color="#548135"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74pt" svg:stroke-color="#000000" draw:stroke-linejoin="round" draw:fill="solid" draw:fill-color="#ffffff" draw:textarea-vertical-align="top" draw:auto-grow-height="false" fo:min-height="391.66pt" fo:min-width="489.91pt" fo:padding-top="3.54pt" fo:padding-bottom="3.54pt" fo:padding-left="7.09pt" fo:padding-right="7.09pt" fo:wrap-option="wrap"/>
    </style:style>
    <style:style style:name="gr2"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88.1pt" fo:min-width="82.2pt" fo:padding-top="2.83pt" fo:padding-bottom="2.83pt" fo:padding-left="2.83pt" fo:padding-right="2.83pt" draw:shadow="hidden" draw:shadow-offset-x="2.83pt" draw:shadow-offset-y="2.83pt" draw:caption-escape-direction="auto"/>
    </style:style>
    <style:style style:name="P1" style:family="paragraph">
      <loext:graphic-properties draw:fill="solid" draw:fill-color="#ffffff"/>
      <style:paragraph-properties fo:text-align="start"/>
      <style:text-properties fo:font-size="18pt"/>
    </style:style>
    <style:style style:name="P2" style:family="paragraph">
      <style:paragraph-properties style:text-autospace="none" style:line-break="normal" style:writing-mode="page"/>
      <style:text-properties fo:color="#000000" style:text-outline="false" style:text-line-through-style="none" style:text-line-through-type="none" style:text-position="0% 100%" style:font-name="Calibri" fo:font-size="11pt" fo:language="en" fo:country="US" fo:font-style="normal" fo:text-shadow="none" style:text-underline-style="none" fo:font-weight="normal" style:text-underline-mode="continuous" style:text-overline-mode="continuous" style:text-line-through-mode="continuous" style:font-name-asian="Noto Sans CJK SC Regular" style:font-size-asian="11pt" style:language-asian="zh" style:country-asian="CN" style:font-style-asian="normal" style:font-weight-asian="normal" style:font-name-complex="FreeSans"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style:font-name="Calibri" fo:font-size="11pt" fo:language="en" fo:country="US" fo:font-style="normal" fo:text-shadow="none" style:text-underline-style="none" fo:font-weight="normal" style:text-underline-mode="continuous" style:text-overline-mode="continuous" style:text-line-through-mode="continuous" style:font-name-asian="Noto Sans CJK SC Regular" style:font-size-asian="11pt" style:language-asian="zh" style:country-asian="CN" style:font-style-asian="normal" style:font-weight-asian="normal" style:font-name-complex="FreeSans"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font-size-asian="12pt" style:font-name-complex="Times New Roman" style:text-position="0% 100%" style:font-name="Times New Roman" fo:font-weight="normal" style:font-weight-asian="normal" style:font-size-complex="12pt" style:font-weight-complex="normal" style:text-line-through-type="none" style:font-style-asian="italic" fo:font-style="italic" style:text-underline-style="none" style:text-underline-color="font-color" fo:text-shadow="none" fo:font-size="12pt" style:font-style-complex="italic" fo:color="#000000"/>
    </style:style>
    <style:style style:name="T2" style:family="text">
      <style:text-properties style:text-outline="false" style:font-size-asian="12pt" style:font-name-complex="Times New Roman" style:text-position="0% 100%" style:font-name="Times New Roman" fo:font-weight="normal" style:font-weight-asian="normal" style:font-size-complex="12pt" style:font-weight-complex="normal" style:text-line-through-type="none" style:text-underline-style="none" style:text-underline-color="font-color" fo:text-shadow="none" fo:font-size="12pt" fo:color="#000000" style:font-style-complex="normal" style:font-style-asian="normal" fo:font-style="normal"/>
    </style:style>
    <style:style style:name="T3" style:family="text">
      <style:text-properties style:text-outline="false" style:font-size-asian="12pt" style:font-name-complex="Times New Roman" style:text-position="0% 100%" style:font-name="Times New Roman" fo:font-weight="normal" style:font-weight-asian="normal" style:font-size-complex="12pt" style:font-weight-complex="normal" style:text-line-through-type="none" style:text-underline-style="none" style:text-underline-color="font-color" fo:text-shadow="none" fo:font-size="12pt" fo:color="#000000" fo:font-style="italic" style:font-style-asian="italic" style:font-style-complex="italic"/>
    </style:style>
    <style:style style:name="T4" style:family="text">
      <style:text-properties style:text-outline="false" style:font-size-asian="12pt" style:font-name-complex="Times New Roman" style:text-position="0% 100%" style:font-name="Times New Roman" fo:font-weight="normal" style:font-weight-asian="normal" style:font-size-complex="12pt" style:font-weight-complex="normal" style:text-line-through-type="none" style:text-underline-style="none" style:text-underline-color="font-color" fo:text-shadow="none" fo:font-size="12pt" fo:color="#000000" style:font-style-asian="normal" style:font-style-complex="normal" fo:font-style="normal"/>
    </style:style>
    <style:style style:name="T5" style:family="text">
      <style:text-properties style:text-outline="false" style:font-size-asian="12pt" style:font-name-complex="Times New Roman" style:text-position="0% 100%" style:font-name="Times New Roman" fo:font-weight="normal" style:font-weight-asian="normal" style:font-size-complex="12pt" style:font-weight-complex="normal" style:text-line-through-type="none" style:text-underline-style="none" style:text-underline-color="font-color" fo:text-shadow="none" fo:font-size="12pt" fo:color="#000000" style:font-style-complex="italic" style:font-style-asian="italic" fo:font-style="italic"/>
    </style:style>
    <style:style style:name="T6" style:family="text">
      <style:text-properties style:text-outline="false" style:font-size-asian="12pt" style:font-name-complex="Times New Roman" style:text-position="0% 100%" style:font-name="Times New Roman" fo:font-weight="normal" style:font-weight-asian="normal" style:font-size-complex="12pt" style:font-weight-complex="normal" style:text-line-through-type="none" style:text-underline-style="none" style:text-underline-color="font-color" fo:text-shadow="none" fo:font-size="12pt" fo:color="#000000" fo:font-style="normal" style:font-style-asian="normal" style:font-style-complex="normal"/>
    </style:style>
    <style:style style:name="T7" style:family="text">
      <style:text-properties style:text-outline="false" style:font-size-asian="12pt" style:font-name-complex="Times New Roman" style:text-position="0% 100%" style:font-name="Times New Roman" fo:font-weight="normal" style:font-weight-asian="normal" style:font-size-complex="12pt" style:font-weight-complex="normal" style:text-line-through-type="none" style:text-underline-style="none" style:text-underline-color="font-color" fo:text-shadow="none" fo:font-size="12pt" fo:color="#000000" fo:font-style="italic" style:font-style-complex="italic" style:font-style-asian="italic"/>
    </style:style>
    <style:style style:name="T8" style:family="text">
      <style:text-properties fo:color="#000000" style:font-name="Times New Roman" fo:font-size="12pt" fo:font-weight="normal" style:text-underline-style="none" style:text-underline-color="font-color" style:text-line-through-type="none" fo:font-style="normal" style:text-outline="false" fo:text-shadow="none" style:text-position="0% 100%" style:font-name-complex="Times New Roman" style:font-size-asian="12pt" style:font-size-complex="12pt" style:font-weight-asian="normal" style:font-weight-complex="normal" style:font-style-asian="normal" style:font-style-complex="normal"/>
    </style:style>
    <style:style style:name="T9" style:family="text">
      <style:text-properties fo:color="#000000" style:font-name="Times New Roman" fo:font-size="12pt" fo:font-weight="bold" style:text-underline-style="none" style:text-underline-color="font-color" style:text-line-through-type="none" fo:font-style="italic" style:text-outline="false" fo:text-shadow="none" style:text-position="0% 100%" style:font-name-complex="Times New Roman" style:font-size-asian="12pt" style:font-size-complex="12pt" style:font-weight-asian="bold" style:font-weight-complex="bold" style:font-style-asian="italic" style:font-style-complex="italic"/>
    </style:style>
    <style:style style:name="T10" style:family="text">
      <style:text-properties fo:color="#000000" style:font-name="Times New Roman" fo:font-size="12pt" fo:font-weight="normal" style:text-underline-style="none" style:text-underline-color="font-color" style:text-line-through-type="none" fo:font-style="italic" style:text-outline="false" fo:text-shadow="none" style:text-position="0% 100%" style:font-name-complex="Times New Roman" style:font-size-asian="12pt" style:font-size-complex="12pt" style:font-weight-asian="normal" style:font-weight-complex="normal" style:font-style-asian="italic" style:font-style-complex="italic"/>
    </style:style>
    <style:style style:name="T11" style:family="text">
      <style:text-properties style:font-name="Times New Roman" fo:text-shadow="none" style:font-style-asian="italic" style:font-weight-complex="normal" style:font-weight-asian="normal" style:font-size-complex="12pt" style:font-size-asian="12pt" style:font-name-complex="Times New Roman" style:text-position="0% 100%" fo:color="#000000" style:text-outline="false" fo:font-style="italic" style:text-line-through-type="none" style:text-underline-style="none" style:text-underline-color="font-color" fo:font-weight="normal" fo:font-size="12pt" style:font-style-complex="italic"/>
    </style:style>
    <style:style style:name="T12" style:family="text">
      <style:text-properties style:font-name="Times New Roman" fo:text-shadow="none" style:font-weight-complex="normal" style:font-weight-asian="normal" style:font-size-complex="12pt" style:font-size-asian="12pt" style:font-name-complex="Times New Roman" style:text-position="0% 100%" fo:color="#000000" style:text-outline="false" style:text-line-through-type="none" style:text-underline-style="none" style:text-underline-color="font-color" fo:font-weight="normal" fo:font-size="12pt" style:font-style-complex="normal" style:font-style-asian="normal" fo:font-style="normal"/>
    </style:style>
    <style:style style:name="T13" style:family="text">
      <style:text-properties style:font-name="Times New Roman" fo:text-shadow="none" style:font-weight-complex="normal" style:font-weight-asian="normal" style:font-size-complex="12pt" style:font-size-asian="12pt" style:font-name-complex="Times New Roman" style:text-position="0% 100%" fo:color="#000000" style:text-outline="false" style:text-line-through-type="none" style:text-underline-style="none" style:text-underline-color="font-color" fo:font-weight="normal" fo:font-size="12pt" fo:font-style="italic" style:font-style-complex="italic" style:font-style-asian="italic"/>
    </style:style>
    <style:style style:name="T14" style:family="text">
      <style:text-properties style:font-name="Times New Roman" fo:text-shadow="none" style:font-weight-complex="normal" style:font-weight-asian="normal" style:font-size-complex="12pt" style:font-size-asian="12pt" style:font-name-complex="Times New Roman" style:text-position="0% 100%" fo:color="#000000" style:text-outline="false" style:text-line-through-type="none" style:text-underline-style="none" style:text-underline-color="font-color" fo:font-weight="normal" fo:font-size="12pt" fo:font-style="normal" style:font-style-asian="normal" style:font-style-complex="normal"/>
    </style:style>
    <style:style style:name="T15" style:family="text">
      <style:text-properties style:font-name="Times New Roman" fo:text-shadow="none" style:font-weight-complex="normal" style:font-weight-asian="normal" style:font-size-complex="12pt" style:font-size-asian="12pt" style:font-name-complex="Times New Roman" style:text-position="0% 100%" fo:color="#000000" style:text-outline="false" style:text-line-through-type="none" style:text-underline-style="none" style:text-underline-color="font-color" fo:font-weight="normal" fo:font-size="12pt" fo:font-style="italic" style:font-style-asian="italic" style:font-style-complex="italic"/>
    </style:style>
    <style:style style:name="T16" style:family="text">
      <style:text-properties style:font-style-complex="italic" style:font-name="Times New Roman" style:font-style-asian="italic" style:font-weight-complex="normal" style:font-weight-asian="normal" style:font-size-complex="12pt" style:font-size-asian="12pt" style:font-name-complex="Times New Roman" style:text-position="0% 100%" fo:color="#000000" style:text-outline="false" fo:font-style="italic" style:text-line-through-type="none" style:text-underline-style="none" style:text-underline-color="font-color" fo:font-weight="normal" fo:font-size="12pt" fo:text-shadow="none"/>
    </style:style>
    <style:style style:name="T17" style:family="text">
      <style:text-properties style:font-name="Times New Roman" style:font-weight-complex="normal" style:font-weight-asian="normal" style:font-size-complex="12pt" style:font-size-asian="12pt" style:font-name-complex="Times New Roman" style:text-position="0% 100%" fo:color="#000000" style:text-outline="false" style:text-line-through-type="none" style:text-underline-style="none" style:text-underline-color="font-color" fo:font-weight="normal" fo:font-size="12pt" fo:text-shadow="none" fo:font-style="normal" style:font-style-asian="normal" style:font-style-complex="normal"/>
    </style:style>
    <style:style style:name="T18" style:family="text">
      <style:text-properties style:font-name="Times New Roman" fo:font-size="12pt" fo:text-shadow="none" style:font-style-asian="italic" style:font-weight-complex="normal" style:font-weight-asian="normal" style:font-size-complex="12pt" style:font-size-asian="12pt" style:font-name-complex="Times New Roman" style:text-position="0% 100%" style:font-style-complex="italic" fo:color="#000000" style:text-outline="false" fo:font-style="italic" style:text-line-through-type="none" style:text-underline-style="none" style:text-underline-color="font-color" fo:font-weight="normal"/>
    </style:style>
    <style:style style:name="T19" style:family="text">
      <style:text-properties style:font-name="Times New Roman" fo:font-size="12pt" fo:text-shadow="none" style:font-weight-complex="normal" style:font-weight-asian="normal" style:font-size-complex="12pt" style:font-size-asian="12pt" style:font-name-complex="Times New Roman" style:text-position="0% 100%" fo:color="#000000" style:text-outline="false" style:text-line-through-type="none" style:text-underline-style="none" style:text-underline-color="font-color" fo:font-weight="normal" style:font-style-complex="normal" fo:font-style="normal" style:font-style-asian="normal"/>
    </style:style>
    <style:style style:name="T20" style:family="text">
      <style:text-properties style:font-name="Times New Roman" fo:font-size="12pt" fo:text-shadow="none" style:font-weight-complex="normal" style:font-weight-asian="normal" style:font-size-complex="12pt" style:font-size-asian="12pt" style:font-name-complex="Times New Roman" style:text-position="0% 100%" fo:color="#000000" style:text-outline="false" style:text-line-through-type="none" style:text-underline-style="none" style:text-underline-color="font-color" fo:font-weight="normal" fo:font-style="italic" style:font-style-asian="italic" style:font-style-complex="italic"/>
    </style:style>
    <style:style style:name="T21" style:family="text">
      <style:text-properties style:font-name="Times New Roman" fo:font-size="12pt" fo:text-shadow="none" style:font-weight-complex="normal" style:font-weight-asian="normal" style:font-size-complex="12pt" style:font-size-asian="12pt" style:font-name-complex="Times New Roman" style:text-position="0% 100%" fo:color="#000000" style:text-outline="false" style:text-line-through-type="none" style:text-underline-style="none" style:text-underline-color="font-color" fo:font-weight="normal" fo:font-style="normal" style:font-style-asian="normal" style:font-style-complex="normal"/>
    </style:style>
    <style:style style:name="T22" style:family="text">
      <style:text-properties style:text-line-through-type="none" style:font-weight-asian="normal" style:font-size-complex="12pt" style:font-size-asian="12pt" style:font-name-complex="Times New Roman" style:text-position="0% 100%" style:font-name="Times New Roman" fo:font-weight="normal" style:text-underline-style="none" style:text-underline-color="font-color" style:font-weight-complex="normal" style:font-style-asian="italic" fo:text-shadow="none" fo:font-size="12pt" style:font-style-complex="italic" fo:color="#000000" style:text-outline="false" fo:font-style="italic"/>
    </style:style>
    <style:style style:name="T23" style:family="text">
      <style:text-properties style:text-line-through-type="none" style:font-weight-asian="normal" style:font-size-complex="12pt" style:font-size-asian="12pt" style:font-name-complex="Times New Roman" style:text-position="0% 100%" style:font-name="Times New Roman" fo:font-weight="normal" style:text-underline-style="none" style:text-underline-color="font-color" style:font-weight-complex="normal" fo:text-shadow="none" fo:font-size="12pt" fo:color="#000000" style:text-outline="false" style:font-style-asian="normal" fo:font-style="normal" style:font-style-complex="normal"/>
    </style:style>
    <style:style style:name="T24" style:family="text">
      <style:text-properties style:text-line-through-type="none" style:font-weight-asian="normal" style:font-size-complex="12pt" style:font-size-asian="12pt" style:font-name-complex="Times New Roman" style:text-position="0% 100%" style:font-name="Times New Roman" fo:font-weight="normal" style:text-underline-style="none" style:text-underline-color="font-color" style:font-weight-complex="normal" fo:text-shadow="none" fo:font-size="12pt" fo:color="#000000" style:text-outline="false" fo:font-style="italic" style:font-style-asian="italic" style:font-style-complex="italic"/>
    </style:style>
    <style:style style:name="T25" style:family="text">
      <style:text-properties style:text-line-through-type="none" style:font-weight-asian="normal" style:font-size-complex="12pt" style:font-size-asian="12pt" style:font-name-complex="Times New Roman" style:text-position="0% 100%" style:font-name="Times New Roman" fo:font-weight="normal" style:text-underline-style="none" style:text-underline-color="font-color" style:font-weight-complex="normal" fo:text-shadow="none" fo:font-size="12pt" fo:color="#000000" style:text-outline="false" fo:font-style="normal" style:font-style-asian="normal" style:font-style-complex="normal"/>
    </style:style>
    <style:style style:name="T26" style:family="text">
      <style:text-properties style:text-line-through-type="none" style:font-weight-asian="normal" style:font-size-complex="12pt" style:font-size-asian="12pt" style:font-name-complex="Times New Roman" style:text-position="0% 100%" style:font-name="Times New Roman" fo:font-weight="normal" style:text-underline-style="none" style:text-underline-color="font-color" style:font-weight-complex="normal" fo:text-shadow="none" fo:font-size="12pt" fo:color="#000000" style:text-outline="false" style:font-style-complex="italic" style:font-style-asian="italic" fo:font-style="italic"/>
    </style:style>
    <style:style style:name="T27" style:family="text">
      <style:text-properties fo:text-shadow="none" style:font-style-complex="italic" fo:font-size="12pt" fo:font-weight="normal" style:text-underline-style="none" style:text-underline-color="font-color" style:text-line-through-type="none" fo:font-style="italic" style:text-outline="false" fo:color="#000000" style:text-position="0% 100%" style:font-name-complex="Times New Roman" style:font-size-asian="12pt" style:font-size-complex="12pt" style:font-weight-asian="normal" style:font-weight-complex="normal" style:font-style-asian="italic" style:font-name="Times New Roman"/>
    </style:style>
    <style:style style:name="T28" style:family="text">
      <style:text-properties fo:text-shadow="none" fo:font-size="12pt" fo:font-weight="normal" style:text-underline-style="none" style:text-underline-color="font-color" style:text-line-through-type="none" style:text-outline="false" fo:color="#000000" style:text-position="0% 100%" style:font-name-complex="Times New Roman" style:font-size-asian="12pt" style:font-size-complex="12pt" style:font-weight-asian="normal" style:font-weight-complex="normal" style:font-name="Times New Roman" fo:font-style="normal" style:font-style-asian="normal" style:font-style-complex="normal"/>
    </style:style>
    <style:style style:name="T29" style:family="text">
      <style:text-properties fo:text-shadow="none" fo:font-size="12pt" fo:font-weight="normal" style:text-underline-style="none" style:text-underline-color="font-color" style:text-line-through-type="none" style:text-outline="false" fo:color="#000000" style:text-position="0% 100%" style:font-name-complex="Times New Roman" style:font-size-asian="12pt" style:font-size-complex="12pt" style:font-weight-asian="normal" style:font-weight-complex="normal" style:font-name="Times New Roman" fo:font-style="italic" style:font-style-asian="italic" style:font-style-complex="italic"/>
    </style:style>
    <style:style style:name="T30" style:family="text">
      <style:text-properties fo:text-shadow="none" style:font-style-complex="italic" fo:font-size="12pt" fo:font-weight="bold" style:text-underline-style="none" style:text-underline-color="font-color" style:text-line-through-type="none" fo:font-style="italic" style:text-outline="false" fo:color="#000000" style:text-position="0% 100%" style:font-name-complex="Times New Roman" style:font-size-asian="12pt" style:font-size-complex="12pt" style:font-weight-asian="bold" style:font-weight-complex="bold" style:font-style-asian="italic" style:font-name="Times New Roman"/>
    </style:style>
    <style:style style:name="T31" style:family="text">
      <style:text-properties fo:text-shadow="none" fo:font-size="12pt" fo:font-weight="bold" style:text-underline-style="none" style:text-underline-color="font-color" style:text-line-through-type="none" style:text-outline="false" fo:color="#000000" style:text-position="0% 100%" style:font-name-complex="Times New Roman" style:font-size-asian="12pt" style:font-size-complex="12pt" style:font-weight-asian="bold" style:font-weight-complex="bold" style:font-name="Times New Roman" fo:font-style="normal" style:font-style-asian="normal" style:font-style-complex="normal"/>
    </style:style>
    <style:style style:name="T32" style:family="text">
      <style:text-properties fo:text-shadow="none" fo:font-size="12pt" fo:font-weight="bold" style:text-underline-style="none" style:text-underline-color="font-color" style:text-line-through-type="none" style:text-outline="false" fo:color="#000000" style:text-position="0% 100%" style:font-name-complex="Times New Roman" style:font-size-asian="12pt" style:font-size-complex="12pt" style:font-weight-asian="bold" style:font-weight-complex="bold" style:font-name="Times New Roman" fo:font-style="italic" style:font-style-asian="italic" style:font-style-complex="italic"/>
    </style:style>
    <style:style style:name="T33" style:family="text">
      <style:text-properties style:font-style-complex="italic" style:font-name="Times New Roman" fo:font-size="12pt" fo:font-weight="normal" style:text-underline-style="none" style:text-underline-color="font-color" style:text-line-through-type="none" fo:font-style="italic" style:text-outline="false" fo:color="#000000" style:text-position="0% 100%" style:font-name-complex="Times New Roman" style:font-size-asian="12pt" style:font-size-complex="12pt" style:font-weight-asian="normal" style:font-weight-complex="normal" style:font-style-asian="italic" fo:text-shadow="none"/>
    </style:style>
    <style:style style:name="T34" style:family="text">
      <style:text-properties style:font-name="Times New Roman" fo:font-size="12pt" fo:font-weight="normal" style:text-underline-style="none" style:text-underline-color="font-color" style:text-line-through-type="none" style:text-outline="false" fo:color="#000000" style:text-position="0% 100%" style:font-name-complex="Times New Roman" style:font-size-asian="12pt" style:font-size-complex="12pt" style:font-weight-asian="normal" style:font-weight-complex="normal" fo:text-shadow="none" fo:font-style="normal" style:font-style-asian="normal" style:font-style-complex="normal"/>
    </style:style>
    <style:style style:name="T35" style:family="text">
      <style:text-properties style:font-name="Times New Roman" fo:font-size="12pt" fo:font-weight="normal" style:text-underline-style="none" style:text-underline-color="font-color" style:text-line-through-type="none" style:text-outline="false" style:text-position="0% 100%" style:font-name-complex="Times New Roman" style:font-size-asian="12pt" style:font-size-complex="12pt" style:font-weight-asian="normal" style:font-weight-complex="normal" fo:text-shadow="none" fo:font-style="normal" style:font-style-asian="normal" style:font-style-complex="normal" fo:color="#ff0000"/>
    </style:style>
    <style:style style:name="T36" style:family="text">
      <style:text-properties style:font-name="Times New Roman" fo:font-size="12pt" fo:font-weight="normal" style:text-underline-style="none" style:text-underline-color="font-color" style:text-line-through-type="none" style:text-outline="false" style:text-position="0% 100%" style:font-name-complex="Times New Roman" style:font-size-asian="12pt" style:font-size-complex="12pt" style:font-weight-asian="normal" style:font-weight-complex="normal" fo:text-shadow="none" fo:font-style="normal" style:font-style-asian="normal" style:font-style-complex="normal" fo:color="#000000"/>
    </style:style>
    <style:style style:name="T37" style:family="text">
      <style:text-properties style:font-name="Times New Roman" fo:font-size="12pt" fo:font-weight="normal" style:text-underline-style="none" style:text-underline-color="font-color" style:text-line-through-type="none" style:text-outline="false" style:text-position="0% 100%" style:font-name-complex="Times New Roman" style:font-size-asian="12pt" style:font-size-complex="12pt" style:font-weight-asian="normal" style:font-weight-complex="normal" fo:text-shadow="none" fo:color="#000000" fo:font-style="italic" style:font-style-asian="italic" style:font-style-complex="italic"/>
    </style:style>
    <style:style style:name="T38" style:family="text">
      <style:text-properties fo:font-style="italic" style:font-weight-asian="normal" style:font-size-complex="12pt" style:font-size-asian="12pt" style:font-name-complex="Times New Roman" style:text-position="0% 100%" style:font-name="Times New Roman" fo:font-weight="normal" style:text-underline-style="none" style:text-underline-color="font-color" style:text-line-through-type="none" style:font-weight-complex="normal" style:font-style-asian="italic" fo:text-shadow="none" fo:font-size="12pt" style:font-style-complex="italic" fo:color="#000000" style:text-outline="false"/>
    </style:style>
    <style:style style:name="T39" style:family="text">
      <style:text-properties style:font-weight-asian="normal" style:font-size-complex="12pt" style:font-size-asian="12pt" style:font-name-complex="Times New Roman" style:text-position="0% 100%" style:font-name="Times New Roman" fo:font-weight="normal" style:text-underline-style="none" style:text-underline-color="font-color" style:text-line-through-type="none" style:font-weight-complex="normal" fo:text-shadow="none" fo:font-size="12pt" fo:color="#000000" style:text-outline="false" style:font-style-complex="normal" style:font-style-asian="normal" fo:font-style="normal"/>
    </style:style>
    <style:style style:name="T40" style:family="text">
      <style:text-properties style:font-weight-asian="normal" style:font-size-complex="12pt" style:font-size-asian="12pt" style:font-name-complex="Times New Roman" style:text-position="0% 100%" style:font-name="Times New Roman" fo:font-weight="normal" style:text-underline-style="none" style:text-underline-color="font-color" style:text-line-through-type="none" style:font-weight-complex="normal" fo:text-shadow="none" fo:font-size="12pt" fo:color="#000000" style:text-outline="false" fo:font-style="italic" style:font-style-complex="italic" style:font-style-asian="italic"/>
    </style:style>
    <style:style style:name="T41" style:family="text">
      <style:text-properties style:font-weight-asian="normal" style:font-size-complex="12pt" style:font-size-asian="12pt" style:font-name-complex="Times New Roman" style:text-position="0% 100%" style:font-name="Times New Roman" fo:font-weight="normal" style:text-underline-style="none" style:text-underline-color="font-color" style:text-line-through-type="none" style:font-weight-complex="normal" fo:text-shadow="none" fo:font-size="12pt" fo:color="#000000" style:text-outline="false" fo:font-style="normal" style:font-style-asian="normal" style:font-style-complex="normal"/>
    </style:style>
    <style:style style:name="T42" style:family="text">
      <style:text-properties style:font-weight-asian="normal" style:font-size-complex="12pt" style:font-size-asian="12pt" style:font-name-complex="Times New Roman" style:text-position="0% 100%" style:font-name="Times New Roman" fo:font-weight="normal" style:text-underline-style="none" style:text-underline-color="font-color" style:text-line-through-type="none" style:font-weight-complex="normal" fo:text-shadow="none" fo:font-size="12pt" fo:color="#000000" style:text-outline="false" style:font-style-complex="italic" style:font-style-asian="italic" fo:font-style="italic"/>
    </style:style>
    <style:style style:name="T43" style:family="text">
      <style:text-properties style:font-weight-asian="normal" style:font-size-complex="12pt" style:font-size-asian="12pt" style:font-name-complex="Times New Roman" style:text-position="0% 100%" style:font-name="Times New Roman" fo:font-weight="normal" style:text-underline-style="none" style:text-underline-color="font-color" style:text-line-through-type="none" style:font-weight-complex="normal" fo:text-shadow="none" fo:font-size="12pt" fo:color="#000000" style:text-outline="false" fo:font-style="italic" style:font-style-asian="italic" style:font-style-complex="italic"/>
    </style:style>
    <style:style style:name="T44" style:family="text">
      <style:text-properties style:font-name="Times New Roman" fo:text-shadow="none" style:font-weight-complex="normal" style:font-weight-asian="normal" style:font-size-complex="12pt" style:font-size-asian="12pt" style:font-name-complex="Times New Roman" style:text-position="0% 100%" style:text-outline="false" style:text-line-through-type="none" style:text-underline-style="none" style:text-underline-color="font-color" fo:font-weight="normal" fo:font-size="12pt" fo:font-style="normal" style:font-style-asian="normal" style:font-style-complex="normal" fo:color="#ff0000"/>
    </style:style>
    <style:style style:name="T45" style:family="text">
      <style:text-properties style:font-name="Times New Roman" fo:text-shadow="none" style:font-weight-complex="normal" style:font-weight-asian="normal" style:font-size-complex="12pt" style:font-size-asian="12pt" style:font-name-complex="Times New Roman" style:text-position="0% 100%" style:text-outline="false" style:text-line-through-type="none" style:text-underline-style="none" style:text-underline-color="font-color" fo:font-weight="normal" fo:font-size="12pt" fo:font-style="normal" style:font-style-asian="normal" style:font-style-complex="normal" fo:color="#000000"/>
    </style:style>
    <style:style style:name="T46" style:family="text">
      <style:text-properties style:text-outline="false" style:font-size-asian="12pt" style:font-name-complex="Times New Roman" style:text-position="0% 100%" style:font-name="Times New Roman" fo:font-weight="normal" fo:font-style="italic" style:font-style-asian="italic" style:font-weight-complex="normal" style:text-line-through-type="none" style:text-underline-style="none" style:text-underline-color="font-color" style:font-size-complex="12pt" style:font-weight-asian="normal" fo:text-shadow="none" fo:font-size="12pt" style:font-style-complex="italic" fo:color="#000000"/>
    </style:style>
    <style:style style:name="T47" style:family="text">
      <style:text-properties style:text-outline="false" style:font-size-asian="12pt" style:font-name-complex="Times New Roman" style:text-position="0% 100%" style:font-name="Times New Roman" fo:font-weight="normal" style:font-weight-complex="normal" style:text-line-through-type="none" style:text-underline-style="none" style:text-underline-color="font-color" style:font-size-complex="12pt" style:font-weight-asian="normal" fo:text-shadow="none" fo:font-size="12pt" fo:color="#000000" style:font-style-complex="normal" style:font-style-asian="normal" fo:font-style="normal"/>
    </style:style>
    <style:style style:name="T48" style:family="text">
      <style:text-properties style:text-outline="false" style:font-size-asian="12pt" style:font-name-complex="Times New Roman" style:text-position="0% 100%" style:font-name="Times New Roman" fo:font-weight="normal" style:font-weight-complex="normal" style:text-line-through-type="none" style:text-underline-style="none" style:text-underline-color="font-color" style:font-size-complex="12pt" style:font-weight-asian="normal" fo:text-shadow="none" fo:font-size="12pt" fo:color="#000000" style:font-style-asian="italic" style:font-style-complex="italic" fo:font-style="italic"/>
    </style:style>
    <style:style style:name="T49" style:family="text">
      <style:text-properties style:text-outline="false" style:font-size-asian="12pt" style:font-name-complex="Times New Roman" style:text-position="0% 100%" style:font-name="Times New Roman" fo:font-weight="normal" style:font-weight-complex="normal" style:text-line-through-type="none" style:text-underline-style="none" style:text-underline-color="font-color" style:font-size-complex="12pt" style:font-weight-asian="normal" fo:text-shadow="none" fo:font-size="12pt" fo:color="#000000" fo:font-style="normal" style:font-style-asian="normal" style:font-style-complex="normal"/>
    </style:style>
    <style:style style:name="T50" style:family="text">
      <style:text-properties style:text-outline="false" style:font-size-asian="12pt" style:font-name-complex="Times New Roman" style:text-position="0% 100%" style:font-name="Times New Roman" fo:font-weight="normal" style:font-weight-complex="normal" style:text-line-through-type="none" style:text-underline-style="none" style:text-underline-color="font-color" style:font-size-complex="12pt" style:font-weight-asian="normal" fo:text-shadow="none" fo:font-size="12pt" fo:color="#000000" style:font-style-complex="italic" style:font-style-asian="italic" fo:font-style="italic"/>
    </style:style>
    <style:style style:name="T51" style:family="text">
      <style:text-properties style:text-outline="false" style:font-size-asian="12pt" style:font-name-complex="Times New Roman" style:text-position="0% 100%" style:font-name="Times New Roman" fo:font-weight="normal" style:font-weight-complex="normal" style:text-line-through-type="none" style:text-underline-style="none" style:text-underline-color="font-color" style:font-size-complex="12pt" style:font-weight-asian="normal" fo:text-shadow="none" fo:font-size="12pt" fo:color="#000000" fo:font-style="italic" style:font-style-asian="italic" style:font-style-complex="italic"/>
    </style:style>
    <style:style style:name="T52" style:family="text">
      <style:text-properties style:text-position="0% 100%" style:font-style-complex="normal" style:font-style-asian="normal" style:font-weight-complex="normal" style:font-weight-asian="normal" style:font-size-complex="12pt" style:font-size-asian="12pt" style:font-name-complex="Times New Roman" fo:color="#000000" fo:text-shadow="none" style:text-outline="false" fo:font-style="normal" style:text-line-through-type="none" style:text-underline-style="none" style:text-underline-color="font-color" fo:font-weight="normal" fo:font-size="12pt" style:font-name="Times New Roman"/>
    </style:style>
    <style:style style:name="T53" style:family="text">
      <style:text-properties style:font-name="Times New Roman" style:font-style-complex="normal" style:font-style-asian="normal" style:font-weight-complex="bold" style:font-weight-asian="bold" style:font-size-complex="12pt" style:font-size-asian="12pt" style:font-name-complex="Times New Roman" fo:color="#000000" style:text-position="0% 100%" style:text-outline="false" fo:font-style="normal" style:text-line-through-type="none" style:text-underline-style="none" style:text-underline-color="font-color" fo:font-weight="bold" fo:font-size="12pt" fo:text-shadow="none"/>
    </style:style>
    <style:style style:name="T54" style:family="text">
      <style:text-properties style:font-name="Times New Roman" style:font-style-complex="normal" style:font-style-asian="normal" style:font-size-complex="12pt" style:font-size-asian="12pt" style:font-name-complex="Times New Roman" fo:color="#000000" style:text-position="0% 100%" style:text-outline="false" fo:font-style="normal" style:text-line-through-type="none" style:text-underline-style="none" style:text-underline-color="font-color" fo:font-size="12pt" fo:text-shadow="none" fo:font-weight="normal" style:font-weight-asian="normal" style:font-weight-complex="normal"/>
    </style:style>
    <style:style style:name="T55" style:family="text">
      <style:text-properties fo:color="#008000" style:font-name="Times New Roman" fo:font-size="12pt" fo:font-weight="normal" style:text-underline-style="none" style:text-underline-color="font-color" style:text-line-through-type="none" fo:font-style="normal" style:text-outline="false" fo:text-shadow="none" style:text-position="0% 100%" style:font-name-complex="Times New Roman" style:font-size-asian="12pt" style:font-size-complex="12pt" style:font-weight-asian="normal" style:font-weight-complex="normal" style:font-style-asian="normal" style:font-style-complex="normal"/>
    </style:style>
    <style:style style:name="T56" style:family="text">
      <style:text-properties style:font-name="Times New Roman" fo:font-size="12pt" fo:text-shadow="none" style:font-style-asian="normal" style:font-weight-complex="normal" style:font-weight-asian="normal" style:font-size-complex="12pt" style:font-size-asian="12pt" style:font-name-complex="Times New Roman" style:text-position="0% 100%" style:font-style-complex="normal" fo:color="#000000" style:text-outline="false" fo:font-style="normal" style:text-line-through-type="none" style:text-underline-style="none" style:text-underline-color="font-color" fo:font-weight="normal"/>
    </style:style>
    <style:style style:name="T57" style:family="text">
      <style:text-properties style:font-name="Times New Roman" fo:font-size="12pt" fo:text-shadow="none" style:font-weight-complex="normal" style:font-weight-asian="normal" style:font-size-complex="12pt" style:font-size-asian="12pt" style:font-name-complex="Times New Roman" style:text-position="0% 100%" fo:color="#000000" style:text-outline="false" style:text-line-through-type="none" style:text-underline-style="none" style:text-underline-color="font-color" fo:font-weight="normal" style:font-style-complex="italic" fo:font-style="italic" style:font-style-asian="italic"/>
    </style:style>
    <style:style style:name="T58" style:family="text">
      <style:text-properties fo:text-shadow="none" style:font-style-complex="normal" fo:font-size="12pt" fo:font-weight="normal" style:text-underline-style="none" style:text-underline-color="font-color" style:text-line-through-type="none" fo:font-style="normal" style:text-outline="false" fo:color="#000000" style:text-position="0% 100%" style:font-name-complex="Times New Roman" style:font-size-asian="12pt" style:font-size-complex="12pt" style:font-weight-asian="normal" style:font-weight-complex="normal" style:font-style-asian="normal" style:font-name="Times New Roman"/>
    </style:style>
    <style:style style:name="T59" style:family="text">
      <style:text-properties fo:text-shadow="none" style:font-name="Times New Roman" fo:font-size="12pt" fo:font-weight="normal" style:text-underline-style="none" style:text-underline-color="font-color" style:text-line-through-type="none" fo:font-style="normal" style:text-outline="false" style:text-position="0% 100%" fo:color="#000000" style:font-name-complex="Times New Roman" style:font-size-asian="12pt" style:font-size-complex="12pt" style:font-weight-asian="normal" style:font-weight-complex="normal" style:font-style-asian="normal" style:font-style-complex="normal"/>
    </style:style>
    <style:style style:name="T60" style:family="text">
      <style:text-properties style:font-style-complex="normal" style:font-name="Times New Roman" style:font-style-asian="normal" style:font-weight-complex="normal" style:font-weight-asian="normal" style:font-size-complex="12pt" style:font-size-asian="12pt" style:font-name-complex="Times New Roman" style:text-position="0% 100%" fo:color="#000000" style:text-outline="false" fo:font-style="normal" style:text-line-through-type="none" style:text-underline-style="none" style:text-underline-color="font-color" fo:font-weight="normal" fo:font-size="12pt" fo:text-shadow="none"/>
    </style:style>
    <style:style style:name="T61" style:family="text">
      <style:text-properties style:font-name="Times New Roman" style:font-weight-complex="normal" style:font-weight-asian="normal" style:font-size-complex="12pt" style:font-size-asian="12pt" style:font-name-complex="Times New Roman" style:text-position="0% 100%" fo:color="#000000" style:text-outline="false" style:text-line-through-type="none" style:text-underline-style="none" style:text-underline-color="font-color" fo:font-weight="normal" fo:font-size="12pt" fo:text-shadow="none" fo:font-style="italic" style:font-style-asian="italic" style:font-style-complex="italic"/>
    </style:style>
    <style:style style:name="T62" style:family="text">
      <style:text-properties style:text-outline="false" style:text-underline-style="none" style:text-underline-color="font-color" style:font-size-asian="12pt" style:font-name-complex="Times New Roman" style:text-position="0% 100%" style:font-name="Times New Roman" fo:font-weight="normal" fo:font-style="italic" style:font-style-asian="italic" style:text-line-through-type="none" style:font-weight-complex="normal" style:font-size-complex="12pt" style:font-weight-asian="normal" fo:text-shadow="none" fo:font-size="12pt" style:font-style-complex="italic" fo:color="#000000"/>
    </style:style>
    <style:style style:name="T63" style:family="text">
      <style:text-properties style:text-outline="false" style:text-underline-style="none" style:text-underline-color="font-color" style:font-size-asian="12pt" style:font-name-complex="Times New Roman" style:text-position="0% 100%" style:font-name="Times New Roman" fo:font-weight="normal" style:text-line-through-type="none" style:font-weight-complex="normal" style:font-size-complex="12pt" style:font-weight-asian="normal" fo:text-shadow="none" fo:font-size="12pt" fo:color="#000000" style:font-style-complex="normal" style:font-style-asian="normal" fo:font-style="normal"/>
    </style:style>
    <style:style style:name="T64" style:family="text">
      <style:text-properties style:text-outline="false" style:text-underline-style="none" style:text-underline-color="font-color" style:font-size-asian="12pt" style:font-name-complex="Times New Roman" style:text-position="0% 100%" style:font-name="Times New Roman" fo:font-weight="normal" style:text-line-through-type="none" style:font-weight-complex="normal" style:font-size-complex="12pt" style:font-weight-asian="normal" fo:text-shadow="none" fo:font-size="12pt" fo:color="#000000" fo:font-style="italic" style:font-style-asian="italic" style:font-style-complex="italic"/>
    </style:style>
    <style:style style:name="T65" style:family="text">
      <style:text-properties style:text-outline="false" style:text-underline-style="none" style:text-underline-color="font-color" style:font-size-asian="12pt" style:font-name-complex="Times New Roman" style:text-position="0% 100%" style:font-name="Times New Roman" fo:font-weight="normal" style:text-line-through-type="none" style:font-weight-complex="normal" style:font-size-complex="12pt" style:font-weight-asian="normal" fo:text-shadow="none" fo:font-size="12pt" fo:color="#000000" fo:font-style="normal" style:font-style-complex="normal" style:font-style-asian="normal"/>
    </style:style>
    <style:style style:name="T66" style:family="text">
      <style:text-properties style:text-outline="false" style:text-underline-style="none" style:text-underline-color="font-color" style:font-size-asian="12pt" style:font-name-complex="Times New Roman" style:text-position="0% 100%" style:font-name="Times New Roman" fo:font-weight="normal" style:text-line-through-type="none" style:font-weight-complex="normal" style:font-size-complex="12pt" style:font-weight-asian="normal" fo:text-shadow="none" fo:font-size="12pt" fo:color="#000000" style:font-style-complex="italic" style:font-style-asian="italic" fo:font-style="italic"/>
    </style:style>
    <style:style style:name="T67" style:family="text">
      <style:text-properties style:text-outline="false" style:text-underline-style="none" style:text-underline-color="font-color" style:font-size-asian="12pt" style:font-name-complex="Times New Roman" style:text-position="0% 100%" style:font-name="Times New Roman" fo:font-weight="normal" style:text-line-through-type="none" style:font-weight-complex="normal" style:font-size-complex="12pt" style:font-weight-asian="normal" fo:text-shadow="none" fo:font-size="12pt" fo:color="#000000" fo:font-style="normal" style:font-style-asian="normal" style:font-style-complex="normal"/>
    </style:style>
    <style:style style:name="T68" style:family="text">
      <style:text-properties style:text-outline="false" style:text-underline-style="none" style:text-underline-color="font-color" style:font-size-asian="12pt" style:font-name-complex="Times New Roman" style:text-position="0% 100%" style:font-name="Times New Roman" fo:font-weight="normal" style:text-line-through-type="none" style:font-weight-complex="normal" style:font-size-complex="12pt" style:font-weight-asian="normal" fo:text-shadow="none" fo:font-size="12pt" fo:color="#000000" fo:font-style="italic" style:font-style-complex="italic" style:font-style-asian="italic"/>
    </style:style>
    <style:style style:name="T69" style:family="text">
      <style:text-properties style:font-name="Times New Roman" fo:color="#000000" style:font-style-asian="normal" style:font-weight-complex="normal" style:font-weight-asian="normal" style:font-size-complex="7pt" style:font-size-asian="7pt" style:font-name-complex="Times New Roman" fo:text-shadow="none" style:text-position="0% 100%" style:text-outline="false" fo:font-style="normal" style:text-line-through-type="none" style:text-underline-style="none" style:text-underline-color="font-color" fo:font-weight="normal" fo:font-size="7pt" style:font-style-complex="normal"/>
    </style:style>
    <style:style style:name="T70" style:family="text">
      <style:text-properties style:font-name="Times New Roman" fo:color="#000000" style:font-style-asian="normal" style:font-weight-complex="normal" style:font-weight-asian="normal" style:font-name-complex="Times New Roman" fo:text-shadow="none" style:text-position="0% 100%" style:text-outline="false" fo:font-style="normal" style:text-line-through-type="none" style:text-underline-style="none" style:text-underline-color="font-color" fo:font-weight="normal" style:font-style-complex="normal" fo:font-size="12pt" style:font-size-asian="12pt" style:font-size-complex="12pt"/>
    </style:style>
    <style:style style:name="T71" style:family="text">
      <style:text-properties style:text-position="0% 100%" style:font-style-complex="normal" style:font-style-asian="normal" style:font-weight-complex="normal" style:font-weight-asian="normal" style:font-size-complex="12pt" style:font-size-asian="12pt" style:font-name-complex="Times New Roman" fo:color="#000000" fo:text-shadow="none" style:text-outline="false" fo:font-style="normal" style:text-line-through-type="none" style:text-underline-style="solid" style:text-underline-width="auto" style:text-underline-color="font-color" fo:font-weight="normal" fo:font-size="12pt" style:font-name="Times New Roman"/>
    </style:style>
    <style:style style:name="T72" style:family="text">
      <style:text-properties style:text-position="0% 100%" style:font-style-complex="normal" style:font-style-asian="normal" style:font-weight-complex="normal" style:font-weight-asian="normal" style:font-size-complex="12pt" style:font-size-asian="12pt" style:font-name-complex="Times New Roman" fo:color="#000000" fo:text-shadow="none" style:text-outline="false" fo:font-style="normal" style:text-line-through-type="none" fo:font-weight="normal" fo:font-size="12pt" style:font-name="Times New Roman" style:text-underline-style="none" style:text-underline-color="font-color"/>
    </style:style>
    <style:style style:name="T73" style:family="text">
      <style:text-properties fo:color="#ff0000" style:font-name="Times New Roman" fo:font-size="12pt" fo:font-weight="normal" style:text-underline-style="none" style:text-underline-color="font-color" style:text-line-through-type="none" fo:font-style="normal" style:text-outline="false" fo:text-shadow="none" style:text-position="0% 100%" style:font-name-complex="Times New Roman" style:font-size-asian="12pt" style:font-size-complex="12pt" style:font-weight-asian="normal" style:font-weight-complex="normal" style:font-style-asian="normal" style:font-style-complex="normal"/>
    </style:style>
    <style:style style:name="T74" style:family="text">
      <style:text-properties fo:color="#ff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rk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4" table:number-columns-repeated="16" table:default-cell-style-name="Default"/>
        <table:table-column table:style-name="co9" table:number-columns-repeated="998" table:default-cell-style-name="Default"/>
        <table:table-row table:style-name="ro1">
          <table:table-cell table:style-name="ce1" office:value-type="string" calcext:value-type="string">
            <text:p>Krav nr.</text:p>
            <draw:custom-shape table:end-cell-address="Ark1.E5" table:end-x="96.46pt" table:end-y="10.97pt" draw:z-index="0" draw:name="Tekstboks 2" draw:style-name="gr1" draw:text-style-name="P1" drawooo:display="printer" svg:width="504.06pt" svg:height="398.72pt" svg:x="0pt" svg:y="0pt">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 office:value-type="string" calcext:value-type="string">
            <text:p>Overordnede krav til arkivstrukturen</text:p>
          </table:table-cell>
          <table:table-cell table:style-name="ce1" office:value-type="string" calcext:value-type="string">
            <text:p>Type</text:p>
          </table:table-cell>
          <table:table-cell table:style-name="ce1" office:value-type="string" calcext:value-type="string">
            <text:p>Merknad</text:p>
          </table:table-cell>
          <table:table-cell table:style-name="ce1" office:value-type="string" calcext:value-type="string">
            <text:p>Forklaring</text:p>
          </table:table-cell>
          <table:table-cell table:style-name="ce1" office:value-type="string" calcext:value-type="string">
            <text:p>Konsekvens</text:p>
          </table:table-cell>
          <table:table-cell table:style-name="ce1" office:value-type="string" calcext:value-type="string">
            <text:p>Konf.nivå</text:p>
          </table:table-cell>
          <table:table-cell table:style-name="ce112" office:value-type="string" calcext:value-type="string">
            <text:p>Ref.krav</text:p>
          </table:table-cell>
          <table:table-cell table:style-name="ce1" office:value-type="string" calcext:value-type="string">
            <text:p>Status</text:p>
          </table:table-cell>
          <table:table-cell table:style-name="ce1" office:value-type="string" calcext:value-type="string">
            <text:p>Ansv.</text:p>
          </table:table-cell>
          <table:table-cell table:number-columns-repeated="1014"/>
        </table:table-row>
        <table:table-row table:style-name="ro2">
          <table:table-cell table:style-name="ce2" office:value-type="string" calcext:value-type="string">
            <text:p>5.1.1 </text:p>
          </table:table-cell>
          <table:table-cell table:style-name="ce2" office:value-type="string" calcext:value-type="string">
            <text:p>For at et system skal kunne godkjennes etter Noark 5-standarden, må den konseptuelle modellen av arkivstrukturen og de funksjonelle muligheter den gir, kunne implementeres i det aktuelle systemets (fysiske) datastrukturer.</text:p>
          </table:table-cell>
          <table:table-cell table:style-name="ce59" office:value-type="string" calcext:value-type="string">
            <text:p>O</text:p>
          </table:table-cell>
          <table:table-cell table:style-name="ce4" table:number-columns-repeated="4"/>
          <table:table-cell table:style-name="ce113"/>
          <table:table-cell table:style-name="ce122" office:value-type="string" calcext:value-type="string">
            <text:p><text:s/></text:p>
          </table:table-cell>
          <table:table-cell table:style-name="ce4" office:value-type="string" calcext:value-type="string">
            <text:p>TEJ</text:p>
          </table:table-cell>
          <table:table-cell table:number-columns-repeated="1014"/>
        </table:table-row>
        <table:table-row table:style-name="ro3">
          <table:table-cell table:style-name="ce3" office:value-type="string" calcext:value-type="string">
            <text:p>5.1.2 </text:p>
          </table:table-cell>
          <table:table-cell table:style-name="ce25" office:value-type="string" calcext:value-type="string">
            <text:p>Arkivdokumenter som tilhører et sakarkiv skal inngå i en arkivstruktur som skal inneholde følgende arkivenheter: <text:span text:style-name="T1">Arkiv</text:span><text:span text:style-name="T2">, </text:span><text:span text:style-name="T3">Arkivdel</text:span><text:span text:style-name="T4">, </text:span><text:span text:style-name="T5">Klassifikasjonssystem</text:span><text:span text:style-name="T6">, </text:span><text:span text:style-name="T7">Klasse</text:span><text:span text:style-name="T6">, </text:span><text:span text:style-name="T3">Mappe 1), Registrering2), Dokumentbeskrivelse</text:span><text:span text:style-name="T6"> og </text:span><text:span text:style-name="T3">Dokumentobjekt</text:span><text:span text:style-name="T6">.</text:span></text:p>
            <text:p><text:span text:style-name="T8">1) Mappe er en fellesbenevning for arkivenhetene som også inkluderer spesialiseringene Saksmappe og Møtemappe.</text:span></text:p>
            <text:p><text:span text:style-name="T8">2) Registrering er en fellesbenevning for arkivenhetene Registrering inkl. spesialiseringene Basisregistrering, Journalpost og Møteregistrering.</text:span></text:p>
            <text:p><text:span text:style-name="T8"/></text:p>
          </table:table-cell>
          <table:table-cell table:style-name="ce60" office:value-type="string" calcext:value-type="string">
            <text:p>B</text:p>
          </table:table-cell>
          <table:table-cell table:style-name="ce4" office:value-type="string" calcext:value-type="string">
            <text:p>Obligatorisk for sakarkiver.</text:p>
          </table:table-cell>
          <table:table-cell table:style-name="ce102" office:value-type="string" calcext:value-type="string">
            <text:p>Obligatorisk så lenge vi har veileder for saksystemer, må lage valg for systemtype ved utbygging og kravet er da obligatorisk dersom man velger "sak/arkivsystem"</text:p>
          </table:table-cell>
          <table:table-cell table:style-name="ce4" table:number-columns-repeated="2"/>
          <table:table-cell table:style-name="ce113" office:value-type="string" calcext:value-type="string">
            <text:p>Systemtype</text:p>
          </table:table-cell>
          <table:table-cell table:style-name="ce122"/>
          <table:table-cell table:style-name="ce4"/>
          <table:table-cell table:number-columns-repeated="1014"/>
        </table:table-row>
        <table:table-row table:style-name="ro4">
          <table:table-cell table:style-name="ce4" office:value-type="string" calcext:value-type="string">
            <text:p>5.1.3 </text:p>
          </table:table-cell>
          <table:table-cell table:style-name="ce25" office:value-type="string" calcext:value-type="string">
            <text:p>Arkivdokumenter som ikke tilhører et sakarkiv (eks. fagsystem) kan inngå i en ”forenklet” arkivstruktur som minimum skal kunne inneholde følgende arkivenheter: Arkiv, Arkivdel, Registrering1) og Dokumentobjekt. 1) Registrering er en fellesbenevning for arkivenhetene Registrering inkl. spesialiseringene Basisregistrering, Journalpost og Møteregistrering.</text:p>
          </table:table-cell>
          <table:table-cell table:style-name="ce61" office:value-type="string" calcext:value-type="string">
            <text:p>O</text:p>
          </table:table-cell>
          <table:table-cell table:style-name="ce4" office:value-type="string" calcext:value-type="string">
            <text:p>Erstattes av krav 5.1.2 for sakarkiver. Dette er en minimumsløsning. Fagsystemer kan bestå av de samme arkiv­enheter som sakarkiv.</text:p>
          </table:table-cell>
          <table:table-cell table:style-name="ce4" table:number-columns-repeated="3"/>
          <table:table-cell table:style-name="ce113"/>
          <table:table-cell table:style-name="ce4" table:number-columns-repeated="2"/>
          <table:table-cell table:number-columns-repeated="1014"/>
        </table:table-row>
        <table:table-row table:style-name="ro5">
          <table:table-cell table:style-name="ce4" office:value-type="string" calcext:value-type="string">
            <text:p>5.1.4 </text:p>
          </table:table-cell>
          <table:table-cell table:style-name="ce25" office:value-type="string" calcext:value-type="string">
            <text:p>Noark 5 skal ha tjenester/funksjoner for å lagre, gjenfinne, endre og slette data og utvalg1) av data i henhold til metadatabeskrivelsene i alle arkivenheter (se krav 5.1.2) og tilhørende klasser som er dokumentert i de konseptuelle modellene og metadatatabellene i Noark 5. Merk: Funksjonelle enkeltkrav i de forskjellige kapitlene kan overstyre dette kravet. 1)Med utvalg av data menes utvalg innenfor en fra/til angivelse av obligatoriske metadata for aktuell arkivenhet.</text:p>
          </table:table-cell>
          <table:table-cell table:style-name="ce61" office:value-type="string" calcext:value-type="string">
            <text:p>O</text:p>
          </table:table-cell>
          <table:table-cell table:style-name="ce4" office:value-type="string" calcext:value-type="string">
            <text:p>Dette er et overordnet krav som omfatter mye funksjonalitet i Noark 5 kjerne.</text:p>
          </table:table-cell>
          <table:table-cell table:style-name="ce4" table:number-columns-repeated="3"/>
          <table:table-cell table:style-name="ce113"/>
          <table:table-cell table:style-name="ce4" table:number-columns-repeated="2"/>
          <table:table-cell table:number-columns-repeated="1014"/>
        </table:table-row>
        <table:table-row table:style-name="ro6">
          <table:table-cell table:style-name="ce2" office:value-type="string" calcext:value-type="string">
            <text:p>5.1.5 </text:p>
          </table:table-cell>
          <table:table-cell table:style-name="ce2" office:value-type="string" calcext:value-type="string">
            <text:p>En arkivenhet (se krav 5.1.2 og 5.1.3) skal kunne identifiseres entydig innenfor det arkivskapende organet.   I et arkivuttrekk skal denne identifikasjonen hete systemID, og være entydig på tvers av alle uttrekk som organet produserer, dermed også på tvers av alle systemer organet benytter. <text:s/>Også arkivenheter som dupliseres i et arkivuttrekk, skal identifiseres entydig, slik at identiske arkivenheter har ulik systemID.</text:p>
          </table:table-cell>
          <table:table-cell table:style-name="ce61"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7">
          <table:table-cell table:style-name="ce5" office:value-type="string" calcext:value-type="string">
            <text:p>Krav nr.</text:p>
          </table:table-cell>
          <table:table-cell table:style-name="ce5" office:value-type="string" calcext:value-type="string">
            <text:p>Strukturelle krav til <text:span text:style-name="T9">Arkiv</text:span></text:p>
          </table:table-cell>
          <table:table-cell table:style-name="ce62" office:value-type="string" calcext:value-type="string">
            <text:p>Type</text:p>
          </table:table-cell>
          <table:table-cell table:style-name="ce8" office:value-type="string" calcext:value-type="string">
            <text:p>Merknad</text:p>
          </table:table-cell>
          <table:table-cell table:style-name="ce4" table:number-columns-repeated="3"/>
          <table:table-cell table:style-name="ce113"/>
          <table:table-cell table:style-name="ce4" table:number-columns-repeated="2"/>
          <table:table-cell table:number-columns-repeated="1014"/>
        </table:table-row>
        <table:table-row table:style-name="ro8">
          <table:table-cell table:style-name="ce2" office:value-type="string" calcext:value-type="string">
            <text:p>5.2.1 </text:p>
          </table:table-cell>
          <table:table-cell table:style-name="ce2" office:value-type="string" calcext:value-type="string">
            <text:p>En Noark 5-løsning skal kunne bestå av ett eller flere selvstendige <text:span text:style-name="T10">Arkiv.</text:span></text:p>
          </table:table-cell>
          <table:table-cell table:style-name="ce59"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4">
          <table:table-cell table:style-name="ce2" office:value-type="string" calcext:value-type="string">
            <text:p>5.2.2 </text:p>
          </table:table-cell>
          <table:table-cell table:style-name="ce2" office:value-type="string" calcext:value-type="string">
            <text:p>Det skal være mulig å opprette ingen, ett eller flere <text:span text:style-name="T11">Arkiv</text:span><text:span text:style-name="T12"> for en </text:span><text:span text:style-name="T13">Arkivskaper</text:span><text:span text:style-name="T14"> (virksomhet) og det skal være mulig å angi at flere arkivskapere sammen skaper ett </text:span><text:span text:style-name="T15">Arkiv</text:span><text:span text:style-name="T14">.</text:span></text:p>
          </table:table-cell>
          <table:table-cell table:style-name="ce59"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8">
          <table:table-cell table:style-name="ce2" office:value-type="string" calcext:value-type="string">
            <text:p>5.2.3 </text:p>
          </table:table-cell>
          <table:table-cell table:style-name="ce2" office:value-type="string" calcext:value-type="string">
            <text:p>Et <text:span text:style-name="T11">Arkiv</text:span><text:span text:style-name="T12"> skal bestå av en eller flere arkivdeler og en </text:span><text:span text:style-name="T15">Arkivdel</text:span><text:span text:style-name="T14"> skal inngå i (kun) ett </text:span><text:span text:style-name="T15">Arkiv.</text:span></text:p>
          </table:table-cell>
          <table:table-cell table:style-name="ce59"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7">
          <table:table-cell table:style-name="ce5" office:value-type="string" calcext:value-type="string">
            <text:p>Krav nr.</text:p>
          </table:table-cell>
          <table:table-cell table:style-name="ce5" office:value-type="string" calcext:value-type="string">
            <text:p>Funksjonelle krav til <text:span text:style-name="T9">Arkiv</text:span></text:p>
          </table:table-cell>
          <table:table-cell table:style-name="ce62" office:value-type="string" calcext:value-type="string">
            <text:p>Type</text:p>
          </table:table-cell>
          <table:table-cell table:style-name="ce8" office:value-type="string" calcext:value-type="string">
            <text:p>Merknad</text:p>
          </table:table-cell>
          <table:table-cell table:style-name="ce4" table:number-columns-repeated="3"/>
          <table:table-cell table:style-name="ce113"/>
          <table:table-cell table:style-name="ce4" table:number-columns-repeated="2"/>
          <table:table-cell table:number-columns-repeated="1014"/>
        </table:table-row>
        <table:table-row table:style-name="ro9">
          <table:table-cell table:style-name="ce2" office:value-type="string" calcext:value-type="string">
            <text:p>5.2.4 </text:p>
          </table:table-cell>
          <table:table-cell table:style-name="ce2" office:value-type="string" calcext:value-type="string">
            <text:p>Dersom <text:span text:style-name="T11">Arkiv</text:span><text:span text:style-name="T14"> er registrert som ”Avsluttet”, skal det ikke være mulig å legge til flere underliggende </text:span><text:span text:style-name="T15">Arkivdeler</text:span><text:span text:style-name="T14">.</text:span></text:p>
          </table:table-cell>
          <table:table-cell table:style-name="ce59" office:value-type="string" calcext:value-type="string">
            <text:p>B</text:p>
          </table:table-cell>
          <table:table-cell table:style-name="ce4" office:value-type="string" calcext:value-type="string">
            <text:p>Obligatorisk dersom arkivstatus brukes.</text:p>
          </table:table-cell>
          <table:table-cell table:style-name="ce102" office:value-type="string" calcext:value-type="string">
            <text:p>I praksis obligatorisk</text:p>
          </table:table-cell>
          <table:table-cell table:style-name="ce4" table:number-columns-repeated="2"/>
          <table:table-cell table:style-name="ce113" office:value-type="string" calcext:value-type="string">
            <text:p>systemtype</text:p>
          </table:table-cell>
          <table:table-cell table:style-name="ce122"/>
          <table:table-cell table:style-name="ce4"/>
          <table:table-cell table:number-columns-repeated="1014"/>
        </table:table-row>
        <table:table-row table:style-name="ro8">
          <table:table-cell table:style-name="ce2" office:value-type="string" calcext:value-type="string">
            <text:p>5.2.5 </text:p>
          </table:table-cell>
          <table:table-cell table:style-name="ce2" office:value-type="string" calcext:value-type="string">
            <text:p>Når en tjeneste/funksjon sletter et helt <text:span text:style-name="T16">Arkiv</text:span><text:span text:style-name="T17"> med alle underliggende nivå, skal dette logges.</text:span></text:p>
          </table:table-cell>
          <table:table-cell table:style-name="ce59"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8">
          <table:table-cell table:style-name="ce2" office:value-type="string" calcext:value-type="string">
            <text:p>5.2.6 </text:p>
          </table:table-cell>
          <table:table-cell table:style-name="ce2" office:value-type="string" calcext:value-type="string">
            <text:p>Det skal ikke være mulig å endre dato for opprettelse av <text:span text:style-name="T16">Arkiv</text:span><text:span text:style-name="T17">.</text:span></text:p>
          </table:table-cell>
          <table:table-cell table:style-name="ce59"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8">
          <table:table-cell table:style-name="ce2" office:value-type="string" calcext:value-type="string">
            <text:p>5.2.7 </text:p>
          </table:table-cell>
          <table:table-cell table:style-name="ce2" office:value-type="string" calcext:value-type="string">
            <text:p>Det skal ikke være mulig å slette dato for opprettelse av <text:span text:style-name="T16">Arkiv</text:span><text:span text:style-name="T17">.</text:span></text:p>
          </table:table-cell>
          <table:table-cell table:style-name="ce59"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8">
          <table:table-cell table:style-name="ce2" office:value-type="string" calcext:value-type="string">
            <text:p>5.2.8 </text:p>
          </table:table-cell>
          <table:table-cell table:style-name="ce2" office:value-type="string" calcext:value-type="string">
            <text:p>Det skal ikke være mulig å slette dato for avslutning av <text:span text:style-name="T16">Arkiv</text:span><text:span text:style-name="T17">.</text:span></text:p>
          </table:table-cell>
          <table:table-cell table:style-name="ce59"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8">
          <table:table-cell table:style-name="ce4" office:value-type="string" calcext:value-type="string" table:number-columns-spanned="1" table:number-rows-spanned="3">
            <text:p>5.2.9 </text:p>
          </table:table-cell>
          <table:table-cell table:style-name="ce25" office:value-type="string" calcext:value-type="string">
            <text:p>Det skal være mulig å definere statusverdier for <text:span text:style-name="T16">Arkiv</text:span><text:span text:style-name="T17">. Følgende verdier er anbefalt:</text:span></text:p>
          </table:table-cell>
          <table:table-cell table:style-name="ce61" office:value-type="string" calcext:value-type="string" table:number-columns-spanned="1" table:number-rows-spanned="3">
            <text:p>B</text:p>
          </table:table-cell>
          <table:table-cell table:style-name="ce4" office:value-type="string" calcext:value-type="string" table:number-columns-spanned="1" table:number-rows-spanned="3">
            <text:p>Obligatorisk for sakarkiv.</text:p>
          </table:table-cell>
          <table:table-cell table:style-name="ce4" office:value-type="string" calcext:value-type="string">
            <text:p>se 5.1.2</text:p>
          </table:table-cell>
          <table:table-cell table:style-name="ce4" table:number-columns-repeated="2"/>
          <table:table-cell table:style-name="ce113" office:value-type="string" calcext:value-type="string">
            <text:p>systemtype</text:p>
          </table:table-cell>
          <table:table-cell table:style-name="ce122"/>
          <table:table-cell table:style-name="ce4"/>
          <table:table-cell table:number-columns-repeated="1014"/>
        </table:table-row>
        <table:table-row table:style-name="ro7">
          <table:covered-table-cell table:style-name="ce6"/>
          <table:table-cell table:style-name="ce25" office:value-type="string" calcext:value-type="string">
            <text:p>Opprettet</text:p>
          </table:table-cell>
          <table:covered-table-cell table:style-name="ce20"/>
          <table:covered-table-cell table:style-name="ce6"/>
          <table:table-cell table:style-name="ce4" office:value-type="string" calcext:value-type="string">
            <text:p>se 5.1.2</text:p>
          </table:table-cell>
          <table:table-cell table:style-name="ce4" table:number-columns-repeated="2"/>
          <table:table-cell table:style-name="ce113" office:value-type="string" calcext:value-type="string">
            <text:p>systemtype</text:p>
          </table:table-cell>
          <table:table-cell table:style-name="ce122"/>
          <table:table-cell table:style-name="ce4"/>
          <table:table-cell table:number-columns-repeated="1014"/>
        </table:table-row>
        <table:table-row table:style-name="ro7">
          <table:covered-table-cell table:style-name="ce7"/>
          <table:table-cell table:style-name="ce2" office:value-type="string" calcext:value-type="string">
            <text:p>Avsluttet</text:p>
          </table:table-cell>
          <table:covered-table-cell table:style-name="ce21"/>
          <table:covered-table-cell table:style-name="ce7"/>
          <table:table-cell table:style-name="ce4" office:value-type="string" calcext:value-type="string">
            <text:p>se 5.1.2</text:p>
          </table:table-cell>
          <table:table-cell table:style-name="ce4" table:number-columns-repeated="2"/>
          <table:table-cell table:style-name="ce113" office:value-type="string" calcext:value-type="string">
            <text:p>systemtype</text:p>
          </table:table-cell>
          <table:table-cell table:style-name="ce122"/>
          <table:table-cell table:style-name="ce4"/>
          <table:table-cell table:number-columns-repeated="1014"/>
        </table:table-row>
        <table:table-row table:style-name="ro7">
          <table:table-cell table:style-name="ce5" office:value-type="string" calcext:value-type="string">
            <text:p>Krav nr.</text:p>
          </table:table-cell>
          <table:table-cell table:style-name="ce5" office:value-type="string" calcext:value-type="string">
            <text:p>Strukturelle krav til <text:span text:style-name="T9">Underarkiv</text:span></text:p>
          </table:table-cell>
          <table:table-cell table:style-name="ce62" office:value-type="string" calcext:value-type="string">
            <text:p>Type</text:p>
          </table:table-cell>
          <table:table-cell table:style-name="ce8" office:value-type="string" calcext:value-type="string">
            <text:p>Merknad</text:p>
          </table:table-cell>
          <table:table-cell table:style-name="ce4" table:number-columns-repeated="3"/>
          <table:table-cell table:style-name="ce113"/>
          <table:table-cell table:style-name="ce4" table:number-columns-repeated="2"/>
          <table:table-cell table:number-columns-repeated="1014"/>
        </table:table-row>
        <table:table-row table:style-name="ro10">
          <table:table-cell table:style-name="ce4" office:value-type="string" calcext:value-type="string" table:number-columns-spanned="1" table:number-rows-spanned="2">
            <text:p>5.2.10 </text:p>
          </table:table-cell>
          <table:table-cell table:style-name="ce25" office:value-type="string" calcext:value-type="string" table:number-columns-spanned="1" table:number-rows-spanned="2">
            <text:p>Et Arkiv bør kunne inndeles i et hierarki (skissert i modellen ved bruk av egenrelasjon) av Underarkiver. Merknad: Det bør være mulig med ett eller flere nivåer under Arkiv, f.eks. for å representere fysiske delarkiver. Dette kan være aktuelt for virksomheter som har arkiver fysisk plassert på flere forskjellige steder.</text:p>
          </table:table-cell>
          <table:table-cell table:style-name="ce61" office:value-type="string" calcext:value-type="string" table:number-columns-spanned="1" table:number-rows-spanned="2">
            <text:p>V</text:p>
          </table:table-cell>
          <table:table-cell table:style-name="ce4" table:number-columns-spanned="1" table:number-rows-spanned="2"/>
          <table:table-cell table:style-name="ce4" office:value-type="string" calcext:value-type="string" table:number-columns-spanned="1" table:number-rows-spanned="2">
            <text:p>Dette kravet bør stilles dersom kommunen fører eller kan komme til å føre arkiv for interkommunale selskaper, kommunale foretak, kommunale aksjeselskap eller lignende.<text:span text:style-name="T74">Tillater at man oppretter underarkiver, i mindre grad nødvendig ved helelektronisk arkiv</text:span></text:p>
          </table:table-cell>
          <table:table-cell table:style-name="ce4" office:value-type="string" calcext:value-type="string" table:number-columns-spanned="1" table:number-rows-spanned="2">
            <text:p>Utelates kravet vil det ikke kunne opprettes underarkiv</text:p>
          </table:table-cell>
          <table:table-cell table:style-name="ce4" table:number-columns-spanned="1" table:number-rows-spanned="2"/>
          <table:table-cell table:style-name="ce113" office:value-type="string" calcext:value-type="string" table:number-columns-spanned="1" table:number-rows-spanned="2">
            <text:p>5.2.12</text:p>
          </table:table-cell>
          <table:table-cell table:style-name="ce122" table:number-columns-spanned="1" table:number-rows-spanned="2"/>
          <table:table-cell table:style-name="ce4" table:number-columns-spanned="1" table:number-rows-spanned="2"/>
          <table:table-cell table:number-columns-repeated="1014"/>
        </table:table-row>
        <table:table-row table:style-name="ro2">
          <table:covered-table-cell table:style-name="ce7"/>
          <table:covered-table-cell table:style-name="ce2"/>
          <table:covered-table-cell table:style-name="ce21"/>
          <table:covered-table-cell table:style-name="ce7"/>
          <table:covered-table-cell table:number-columns-repeated="3" table:style-name="ce4"/>
          <table:covered-table-cell table:style-name="ce113"/>
          <table:covered-table-cell table:style-name="ce122"/>
          <table:covered-table-cell table:style-name="ce4"/>
          <table:table-cell table:number-columns-repeated="1014"/>
        </table:table-row>
        <table:table-row table:style-name="ro7">
          <table:table-cell table:style-name="ce5" office:value-type="string" calcext:value-type="string">
            <text:p>Krav nr.</text:p>
          </table:table-cell>
          <table:table-cell table:style-name="ce5" office:value-type="string" calcext:value-type="string">
            <text:p>Funksjonelle krav til <text:span text:style-name="T9">Underarkiv</text:span></text:p>
          </table:table-cell>
          <table:table-cell table:style-name="ce62" office:value-type="string" calcext:value-type="string">
            <text:p>Type</text:p>
          </table:table-cell>
          <table:table-cell table:style-name="ce8" office:value-type="string" calcext:value-type="string">
            <text:p>Merknad</text:p>
          </table:table-cell>
          <table:table-cell table:style-name="ce4" table:number-columns-repeated="3"/>
          <table:table-cell table:style-name="ce113"/>
          <table:table-cell table:style-name="ce4" table:number-columns-repeated="2"/>
          <table:table-cell table:number-columns-repeated="1014"/>
        </table:table-row>
        <table:table-row table:style-name="ro8">
          <table:table-cell table:style-name="ce2" office:value-type="string" calcext:value-type="string">
            <text:p>5.2.11 </text:p>
          </table:table-cell>
          <table:table-cell table:style-name="ce2" office:value-type="string" calcext:value-type="string">
            <text:p>Systemet bør ha en tjeneste/funksjon for å angi et <text:span text:style-name="T11">Arkiv</text:span><text:span text:style-name="T12"> som </text:span><text:span text:style-name="T13">Underarkiv</text:span><text:span text:style-name="T14"> til et </text:span><text:span text:style-name="T15">Arkiv</text:span><text:span text:style-name="T14">.</text:span></text:p>
          </table:table-cell>
          <table:table-cell table:style-name="ce59" office:value-type="string" calcext:value-type="string">
            <text:p>V</text:p>
          </table:table-cell>
          <table:table-cell table:style-name="ce4"/>
          <table:table-cell table:style-name="ce4" office:value-type="string" calcext:value-type="string">
            <text:p>Dette kravet bør velges dersom 5.2.10 velges</text:p>
          </table:table-cell>
          <table:table-cell table:style-name="ce4" table:number-columns-repeated="2"/>
          <table:table-cell table:style-name="ce113" office:value-type="string" calcext:value-type="string">
            <text:p>5.2.12</text:p>
          </table:table-cell>
          <table:table-cell table:style-name="ce122"/>
          <table:table-cell table:style-name="ce4"/>
          <table:table-cell table:number-columns-repeated="1014"/>
        </table:table-row>
        <table:table-row table:style-name="ro8">
          <table:table-cell table:style-name="ce2" office:value-type="string" calcext:value-type="string">
            <text:p>5.2.12 </text:p>
          </table:table-cell>
          <table:table-cell table:style-name="ce2" office:value-type="string" calcext:value-type="string">
            <text:p>Et <text:span text:style-name="T16">Underarkiv</text:span><text:span text:style-name="T17"> skal kun opprettes og endres gjennom Administrasjonssystemet for Noark 5.</text:span></text:p>
          </table:table-cell>
          <table:table-cell table:style-name="ce59" office:value-type="string" calcext:value-type="string">
            <text:p>B</text:p>
          </table:table-cell>
          <table:table-cell table:style-name="ce4" office:value-type="string" calcext:value-type="string">
            <text:p>Obligatorisk dersom underarkiv brukes.</text:p>
          </table:table-cell>
          <table:table-cell table:style-name="ce4" table:number-columns-repeated="3"/>
          <table:table-cell table:style-name="ce113"/>
          <table:table-cell table:style-name="ce123"/>
          <table:table-cell table:style-name="ce4"/>
          <table:table-cell table:number-columns-repeated="1014"/>
        </table:table-row>
        <table:table-row table:style-name="ro7">
          <table:table-cell table:style-name="ce5" office:value-type="string" calcext:value-type="string">
            <text:p>Krav nr.</text:p>
          </table:table-cell>
          <table:table-cell table:style-name="ce5" office:value-type="string" calcext:value-type="string">
            <text:p>Strukturelle krav til <text:span text:style-name="T9">Arkivdel</text:span></text:p>
          </table:table-cell>
          <table:table-cell table:style-name="ce62" office:value-type="string" calcext:value-type="string">
            <text:p>Type</text:p>
          </table:table-cell>
          <table:table-cell table:style-name="ce8" office:value-type="string" calcext:value-type="string">
            <text:p>Merknad</text:p>
          </table:table-cell>
          <table:table-cell table:style-name="ce4" table:number-columns-repeated="3"/>
          <table:table-cell table:style-name="ce113"/>
          <table:table-cell table:style-name="ce4" table:number-columns-repeated="2"/>
          <table:table-cell table:number-columns-repeated="1014"/>
        </table:table-row>
        <table:table-row table:style-name="ro4">
          <table:table-cell table:style-name="ce2" office:value-type="string" calcext:value-type="string">
            <text:p>5.2.13 </text:p>
          </table:table-cell>
          <table:table-cell table:style-name="ce2" office:value-type="string" calcext:value-type="string">
            <text:p>En <text:span text:style-name="T18">Arkivdel</text:span><text:span text:style-name="T19"> kan ha registrert ingen eller ett preferert </text:span><text:span text:style-name="T20">Klassifikasjonssystem </text:span><text:span text:style-name="T21">og et </text:span><text:span text:style-name="T20">Klassifikasjonssystem </text:span><text:span text:style-name="T21">kan inngå i ingen, en eller flere </text:span><text:span text:style-name="T20">Arkivdel(er).</text:span></text:p>
          </table:table-cell>
          <table:table-cell table:style-name="ce59" office:value-type="string" calcext:value-type="string">
            <text:p>B</text:p>
          </table:table-cell>
          <table:table-cell table:style-name="ce4" office:value-type="string" calcext:value-type="string">
            <text:p>Obligatorisk for sakarkiv.</text:p>
          </table:table-cell>
          <table:table-cell table:style-name="ce4" table:number-columns-repeated="3"/>
          <table:table-cell table:style-name="ce113" office:value-type="string" calcext:value-type="string">
            <text:p>systemtype</text:p>
          </table:table-cell>
          <table:table-cell table:style-name="ce122"/>
          <table:table-cell table:style-name="ce4"/>
          <table:table-cell table:number-columns-repeated="1014"/>
        </table:table-row>
        <table:table-row table:style-name="ro9">
          <table:table-cell table:style-name="ce2" office:value-type="string" calcext:value-type="string">
            <text:p>5.2.14 </text:p>
          </table:table-cell>
          <table:table-cell table:style-name="ce2" office:value-type="string" calcext:value-type="string">
            <text:p>En <text:span text:style-name="T22">Arkivdel </text:span><text:span text:style-name="T23">kan ha registrert ingen eller en </text:span><text:span text:style-name="T24">Skjerming </text:span><text:span text:style-name="T25">og en </text:span><text:span text:style-name="T26">Skjerming</text:span><text:span text:style-name="T25"> kan inngå i ingen, en eller flere </text:span><text:span text:style-name="T24">Arkivdeler</text:span><text:span text:style-name="T25">.</text:span></text:p>
          </table:table-cell>
          <table:table-cell table:style-name="ce59" office:value-type="string" calcext:value-type="string">
            <text:p>O</text:p>
          </table:table-cell>
          <table:table-cell table:style-name="ce4" office:value-type="string" calcext:value-type="string">
            <text:p>Se merknad nedenfor.</text:p>
          </table:table-cell>
          <table:table-cell table:style-name="ce4" table:number-columns-repeated="3"/>
          <table:table-cell table:style-name="ce113"/>
          <table:table-cell table:style-name="ce4" table:number-columns-repeated="2"/>
          <table:table-cell table:number-columns-repeated="1014"/>
        </table:table-row>
        <table:table-row table:style-name="ro4">
          <table:table-cell table:style-name="ce2" office:value-type="string" calcext:value-type="string">
            <text:p>5.2.15 </text:p>
          </table:table-cell>
          <table:table-cell table:style-name="ce2" office:value-type="string" calcext:value-type="string">
            <text:p>En <text:span text:style-name="T22">Arkivdel </text:span><text:span text:style-name="T23">kan ha registrert ingen eller en </text:span><text:span text:style-name="T24">Bevaring og kassasjon </text:span><text:span text:style-name="T25">og en </text:span><text:span text:style-name="T26">Bevaring og kassasjon </text:span><text:span text:style-name="T25">kan inngå i ingen, en eller flere </text:span><text:span text:style-name="T24">Arkivdeler</text:span><text:span text:style-name="T25">.</text:span></text:p>
          </table:table-cell>
          <table:table-cell table:style-name="ce59" office:value-type="string" calcext:value-type="string">
            <text:p>O</text:p>
          </table:table-cell>
          <table:table-cell table:style-name="ce4" office:value-type="string" calcext:value-type="string">
            <text:p>Se merknad nedenfor.</text:p>
          </table:table-cell>
          <table:table-cell table:style-name="ce4" table:number-columns-repeated="3"/>
          <table:table-cell table:style-name="ce113"/>
          <table:table-cell table:style-name="ce4" table:number-columns-repeated="2"/>
          <table:table-cell table:number-columns-repeated="1014"/>
        </table:table-row>
        <table:table-row table:style-name="ro8">
          <table:table-cell table:style-name="ce2" office:value-type="string" calcext:value-type="string">
            <text:p>5.2.16 </text:p>
          </table:table-cell>
          <table:table-cell table:style-name="ce2" office:value-type="string" calcext:value-type="string">
            <text:p>En <text:span text:style-name="T27">Arkivdel</text:span><text:span text:style-name="T28"> kan ha tilknyttet (inneholde) ingen, en eller flere </text:span><text:span text:style-name="T29">Mapper.</text:span></text:p>
          </table:table-cell>
          <table:table-cell table:style-name="ce59"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7">
          <table:table-cell table:style-name="ce5" office:value-type="string" calcext:value-type="string">
            <text:p>Krav nr.</text:p>
          </table:table-cell>
          <table:table-cell table:style-name="ce5" office:value-type="string" calcext:value-type="string">
            <text:p>Funksjonelle krav til <text:span text:style-name="T9">Arkivdel</text:span></text:p>
          </table:table-cell>
          <table:table-cell table:style-name="ce62" office:value-type="string" calcext:value-type="string">
            <text:p>Type</text:p>
          </table:table-cell>
          <table:table-cell table:style-name="ce8" office:value-type="string" calcext:value-type="string">
            <text:p>Merknad</text:p>
          </table:table-cell>
          <table:table-cell table:style-name="ce4" table:number-columns-repeated="3"/>
          <table:table-cell table:style-name="ce113"/>
          <table:table-cell table:style-name="ce4" table:number-columns-repeated="2"/>
          <table:table-cell table:number-columns-repeated="1014"/>
        </table:table-row>
        <table:table-row table:style-name="ro8">
          <table:table-cell table:style-name="ce2" office:value-type="string" calcext:value-type="string">
            <text:p>5.2.17 </text:p>
          </table:table-cell>
          <table:table-cell table:style-name="ce2" office:value-type="string" calcext:value-type="string">
            <text:p>Når en tjeneste/funksjon sletter en <text:span text:style-name="T16">Arkivdel,</text:span><text:span text:style-name="T17"> skal dette logges.</text:span></text:p>
          </table:table-cell>
          <table:table-cell table:style-name="ce59"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9">
          <table:table-cell table:style-name="ce4" office:value-type="string" calcext:value-type="string" table:number-columns-spanned="1" table:number-rows-spanned="2">
            <text:p>5.2.18 </text:p>
          </table:table-cell>
          <table:table-cell table:style-name="ce25" office:value-type="string" calcext:value-type="string">
            <text:p>Det skal finnes en tjeneste/funksjon for å ajourholde primært Klassifikasjonssystem for en <text:span text:style-name="T16">Arkivdel</text:span><text:span text:style-name="T17">.</text:span></text:p>
          </table:table-cell>
          <table:table-cell table:style-name="ce61" office:value-type="string" calcext:value-type="string" table:number-columns-spanned="1" table:number-rows-spanned="2">
            <text:p>B</text:p>
          </table:table-cell>
          <table:table-cell table:style-name="ce4" office:value-type="string" calcext:value-type="string" table:number-columns-spanned="1" table:number-rows-spanned="2">
            <text:p>Obligatorisk for sakarkiv</text:p>
          </table:table-cell>
          <table:table-cell table:style-name="ce4" table:number-columns-repeated="3"/>
          <table:table-cell table:style-name="ce113" office:value-type="string" calcext:value-type="string">
            <text:p>systemtype</text:p>
          </table:table-cell>
          <table:table-cell table:style-name="ce122"/>
          <table:table-cell table:style-name="ce4"/>
          <table:table-cell table:number-columns-repeated="1014"/>
        </table:table-row>
        <table:table-row table:style-name="ro7">
          <table:covered-table-cell table:style-name="ce7"/>
          <table:table-cell table:style-name="ce2" office:value-type="string" calcext:value-type="string">
            <text:p>(referanseKlassifikasjonssystem)</text:p>
          </table:table-cell>
          <table:covered-table-cell table:style-name="ce21"/>
          <table:covered-table-cell table:style-name="ce7"/>
          <table:table-cell table:style-name="ce4" table:number-columns-repeated="3"/>
          <table:table-cell table:style-name="ce113" office:value-type="string" calcext:value-type="string">
            <text:p>systemtype</text:p>
          </table:table-cell>
          <table:table-cell table:style-name="ce122"/>
          <table:table-cell table:style-name="ce4"/>
          <table:table-cell table:number-columns-repeated="1014"/>
        </table:table-row>
        <table:table-row table:style-name="ro4">
          <table:table-cell table:style-name="ce2" office:value-type="string" calcext:value-type="string">
            <text:p>5.2.19 </text:p>
          </table:table-cell>
          <table:table-cell table:style-name="ce2" office:value-type="string" calcext:value-type="string">
            <text:p>Dersom <text:span text:style-name="T18">Arkivdel</text:span><text:span text:style-name="T19"> er registrert som avsluttet (avsluttetDato er satt) skal det </text:span><text:span text:style-name="T20">ikke </text:span><text:span text:style-name="T21">være mulig å legge til flere tilhørende </text:span><text:span text:style-name="T20">Mapper</text:span><text:span text:style-name="T21"> eller </text:span><text:span text:style-name="T20">Registreringer</text:span></text:p>
          </table:table-cell>
          <table:table-cell table:style-name="ce59"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11">
          <table:table-cell table:style-name="ce4" office:value-type="string" calcext:value-type="string">
            <text:p>5.2.20 </text:p>
          </table:table-cell>
          <table:table-cell table:style-name="ce25" office:value-type="string" calcext:value-type="string">
            <text:p>En arkivdel skal inneholde informasjon om hvilken status arkivperioden har. Autoriserte brukere skal kunne endre statusverdier. Obligatoriske verdier er: 1.      Aktiv periode 2.      Overlappingsperiode 3.      Avsluttet periode Andre verdier kan brukes ved behov.</text:p>
          </table:table-cell>
          <table:table-cell table:style-name="ce61" office:value-type="string" calcext:value-type="string">
            <text:p>B</text:p>
          </table:table-cell>
          <table:table-cell table:style-name="ce4" office:value-type="string" calcext:value-type="string">
            <text:p>Obligatorisk for sakarkiver, og for alle løsninger hvor det foretas periodisering.</text:p>
          </table:table-cell>
          <table:table-cell table:style-name="ce4" table:number-columns-repeated="3"/>
          <table:table-cell table:style-name="ce113" office:value-type="string" calcext:value-type="string">
            <text:p>systemtype</text:p>
          </table:table-cell>
          <table:table-cell table:style-name="ce122"/>
          <table:table-cell table:style-name="ce4"/>
          <table:table-cell table:number-columns-repeated="1014"/>
        </table:table-row>
        <table:table-row table:style-name="ro4">
          <table:table-cell table:style-name="ce2" office:value-type="string" calcext:value-type="string">
            <text:p>5.2.21 </text:p>
          </table:table-cell>
          <table:table-cell table:style-name="ce2" office:value-type="string" calcext:value-type="string">
            <text:p>En arkivdel skal inneholde dato for når arkivperioden starter.</text:p>
          </table:table-cell>
          <table:table-cell table:style-name="ce59" office:value-type="string" calcext:value-type="string">
            <text:p>B</text:p>
          </table:table-cell>
          <table:table-cell table:style-name="ce4" office:value-type="string" calcext:value-type="string">
            <text:p>Obligatorisk for sakarkiver, og for alle løsninger hvor det foretas periodisering.</text:p>
          </table:table-cell>
          <table:table-cell table:style-name="ce4" table:number-columns-repeated="3"/>
          <table:table-cell table:style-name="ce113" office:value-type="string" calcext:value-type="string">
            <text:p>systemtype</text:p>
          </table:table-cell>
          <table:table-cell table:style-name="ce122"/>
          <table:table-cell table:style-name="ce4"/>
          <table:table-cell table:number-columns-repeated="1014"/>
        </table:table-row>
        <table:table-row table:style-name="ro12">
          <table:table-cell table:style-name="ce2" office:value-type="string" calcext:value-type="string">
            <text:p>5.2.22 </text:p>
          </table:table-cell>
          <table:table-cell table:style-name="ce2" office:value-type="string" calcext:value-type="string">
            <text:p>En avsluttet arkivdel skal inneholde dato for når perioden ble avsluttet.</text:p>
          </table:table-cell>
          <table:table-cell table:style-name="ce59" office:value-type="string" calcext:value-type="string">
            <text:p>B</text:p>
          </table:table-cell>
          <table:table-cell table:style-name="ce4" office:value-type="string" calcext:value-type="string">
            <text:p>Obligatorisk for sakarkiver, og for alle løsninger hvor det foretas periodisering. Må tildeles en verdi når perioden avsluttes.</text:p>
          </table:table-cell>
          <table:table-cell table:style-name="ce4" table:number-columns-repeated="3"/>
          <table:table-cell table:style-name="ce113" office:value-type="string" calcext:value-type="string">
            <text:p>systemtype</text:p>
          </table:table-cell>
          <table:table-cell table:style-name="ce122"/>
          <table:table-cell table:style-name="ce4"/>
          <table:table-cell table:number-columns-repeated="1014"/>
        </table:table-row>
        <table:table-row table:style-name="ro9">
          <table:table-cell table:style-name="ce2" office:value-type="string" calcext:value-type="string">
            <text:p>5.2.23 </text:p>
          </table:table-cell>
          <table:table-cell table:style-name="ce2" office:value-type="string" calcext:value-type="string">
            <text:p>En arkivdel skal inneholde informasjon om de tilhørende dokumentene er fysiske eller elektroniske.</text:p>
          </table:table-cell>
          <table:table-cell table:style-name="ce59" office:value-type="string" calcext:value-type="string">
            <text:p>B</text:p>
          </table:table-cell>
          <table:table-cell table:style-name="ce4" office:value-type="string" calcext:value-type="string">
            <text:p>Obligatorisk for blandet fysisk og elektronisk arkiv.</text:p>
          </table:table-cell>
          <table:table-cell table:style-name="ce4" table:number-columns-repeated="3"/>
          <table:table-cell table:style-name="ce113" office:value-type="string" calcext:value-type="string">
            <text:p>Systemtype</text:p>
          </table:table-cell>
          <table:table-cell table:style-name="ce124"/>
          <table:table-cell table:style-name="ce4"/>
          <table:table-cell table:number-columns-repeated="1014"/>
        </table:table-row>
        <table:table-row table:style-name="ro8">
          <table:table-cell table:style-name="ce5" office:value-type="string" calcext:value-type="string">
            <text:p>Krav nr.</text:p>
          </table:table-cell>
          <table:table-cell table:style-name="ce5" office:value-type="string" calcext:value-type="string">
            <text:p>Strukturelle krav til <text:span text:style-name="T30">Klassifikasjonssystem</text:span><text:span text:style-name="T31"> og </text:span><text:span text:style-name="T32">Klasse</text:span></text:p>
          </table:table-cell>
          <table:table-cell table:style-name="ce62" office:value-type="string" calcext:value-type="string">
            <text:p>Type</text:p>
          </table:table-cell>
          <table:table-cell table:style-name="ce8" office:value-type="string" calcext:value-type="string">
            <text:p>Merknad</text:p>
          </table:table-cell>
          <table:table-cell table:style-name="ce4" table:number-columns-repeated="3"/>
          <table:table-cell table:style-name="ce113"/>
          <table:table-cell table:style-name="ce4" table:number-columns-repeated="2"/>
          <table:table-cell table:number-columns-repeated="1014"/>
        </table:table-row>
        <table:table-row table:style-name="ro9">
          <table:table-cell table:style-name="ce2" office:value-type="string" calcext:value-type="string">
            <text:p>5.3.1 </text:p>
          </table:table-cell>
          <table:table-cell table:style-name="ce2" office:value-type="string" calcext:value-type="string">
            <text:p>Et <text:span text:style-name="T22">Klassifikasjonssystem</text:span><text:span text:style-name="T23"> skal kunne inneholde ingen, en eller flere </text:span><text:span text:style-name="T24">Klasser </text:span><text:span text:style-name="T25">og en </text:span><text:span text:style-name="T26">Klasse</text:span><text:span text:style-name="T25"> kan tilhøre kun ett </text:span><text:span text:style-name="T24">Klassifikasjonssystem</text:span><text:span text:style-name="T25">.</text:span></text:p>
          </table:table-cell>
          <table:table-cell table:style-name="ce59" office:value-type="string" calcext:value-type="string">
            <text:p>B</text:p>
          </table:table-cell>
          <table:table-cell table:style-name="ce4" office:value-type="string" calcext:value-type="string">
            <text:p>Obligatorisk for sakarkiv</text:p>
          </table:table-cell>
          <table:table-cell table:style-name="ce4" table:number-columns-repeated="3"/>
          <table:table-cell table:style-name="ce113" office:value-type="string" calcext:value-type="string">
            <text:p>systemtype</text:p>
          </table:table-cell>
          <table:table-cell table:style-name="ce122"/>
          <table:table-cell table:style-name="ce4"/>
          <table:table-cell table:number-columns-repeated="1014"/>
        </table:table-row>
        <table:table-row table:style-name="ro8">
          <table:table-cell table:style-name="ce2" office:value-type="string" calcext:value-type="string">
            <text:p>5.3.2 </text:p>
          </table:table-cell>
          <table:table-cell table:style-name="ce2" office:value-type="string" calcext:value-type="string">
            <text:p>Et <text:span text:style-name="T33">Klassifikasjonssystem</text:span><text:span text:style-name="T34"> kan inngå som primært system</text:span><text:span text:style-name="T35"> </text:span><text:span text:style-name="T36">i ingen, en eller flere </text:span><text:span text:style-name="T37">Arkivdeler</text:span></text:p>
          </table:table-cell>
          <table:table-cell table:style-name="ce59" office:value-type="string" calcext:value-type="string">
            <text:p>B</text:p>
          </table:table-cell>
          <table:table-cell table:style-name="ce4" office:value-type="string" calcext:value-type="string">
            <text:p>Obligatorisk for sakarkiv</text:p>
          </table:table-cell>
          <table:table-cell table:style-name="ce4" table:number-columns-repeated="3"/>
          <table:table-cell table:style-name="ce113" office:value-type="string" calcext:value-type="string">
            <text:p>systemtype</text:p>
          </table:table-cell>
          <table:table-cell table:style-name="ce122"/>
          <table:table-cell table:style-name="ce4"/>
          <table:table-cell table:number-columns-repeated="1014"/>
        </table:table-row>
        <table:table-row table:style-name="ro7">
          <table:table-cell table:style-name="ce4" office:value-type="string" calcext:value-type="string" table:number-columns-spanned="1" table:number-rows-spanned="2">
            <text:p>5.3.3 </text:p>
          </table:table-cell>
          <table:table-cell table:style-name="ce25" office:value-type="string" calcext:value-type="string">
            <text:p>En <text:span text:style-name="T27">Klasse </text:span><text:span text:style-name="T28">kan inngå i et hierarki av </text:span><text:span text:style-name="T29">Klasser</text:span></text:p>
          </table:table-cell>
          <table:table-cell table:style-name="ce61" office:value-type="string" calcext:value-type="string" table:number-columns-spanned="1" table:number-rows-spanned="2">
            <text:p>B</text:p>
          </table:table-cell>
          <table:table-cell table:style-name="ce4" office:value-type="string" calcext:value-type="string" table:number-columns-spanned="1" table:number-rows-spanned="2">
            <text:p>Obligatorisk for sakarkiv</text:p>
          </table:table-cell>
          <table:table-cell table:style-name="ce4" table:number-columns-repeated="3"/>
          <table:table-cell table:style-name="ce113" office:value-type="string" calcext:value-type="string">
            <text:p>systemtype</text:p>
          </table:table-cell>
          <table:table-cell table:style-name="ce122"/>
          <table:table-cell table:style-name="ce4"/>
          <table:table-cell table:number-columns-repeated="1014"/>
        </table:table-row>
        <table:table-row table:style-name="ro7">
          <table:covered-table-cell table:style-name="ce7"/>
          <table:table-cell table:style-name="ce2" office:value-type="string" calcext:value-type="string">
            <text:p>(skissert i modellen via egenrelasjon).</text:p>
          </table:table-cell>
          <table:covered-table-cell table:style-name="ce21"/>
          <table:covered-table-cell table:style-name="ce7"/>
          <table:table-cell table:style-name="ce4" table:number-columns-repeated="3"/>
          <table:table-cell table:style-name="ce113" office:value-type="string" calcext:value-type="string">
            <text:p>systemtype</text:p>
          </table:table-cell>
          <table:table-cell table:style-name="ce122"/>
          <table:table-cell table:style-name="ce4"/>
          <table:table-cell table:number-columns-repeated="1014"/>
        </table:table-row>
        <table:table-row table:style-name="ro9">
          <table:table-cell table:style-name="ce2" office:value-type="string" calcext:value-type="string">
            <text:p>5.3.4 </text:p>
          </table:table-cell>
          <table:table-cell table:style-name="ce2" office:value-type="string" calcext:value-type="string">
            <text:p>En <text:span text:style-name="T18">Klasse </text:span><text:span text:style-name="T19">kan ha registrert ingen eller en </text:span><text:span text:style-name="T20">Skjerming </text:span><text:span text:style-name="T21">og en </text:span><text:span text:style-name="T20">Skjerming </text:span><text:span text:style-name="T21">kan inngå i ingen, en eller flere </text:span><text:span text:style-name="T20">Klasser</text:span></text:p>
          </table:table-cell>
          <table:table-cell table:style-name="ce59" office:value-type="string" calcext:value-type="string">
            <text:p>B</text:p>
          </table:table-cell>
          <table:table-cell table:style-name="ce4" office:value-type="string" calcext:value-type="string">
            <text:p>Obligatorisk for sakarkiv. Se merknad 1. nedenfor.</text:p>
          </table:table-cell>
          <table:table-cell table:style-name="ce4" table:number-columns-repeated="3"/>
          <table:table-cell table:style-name="ce113" office:value-type="string" calcext:value-type="string">
            <text:p>systemtype</text:p>
          </table:table-cell>
          <table:table-cell table:style-name="ce122"/>
          <table:table-cell table:style-name="ce4"/>
          <table:table-cell table:number-columns-repeated="1014"/>
        </table:table-row>
        <table:table-row table:style-name="ro4">
          <table:table-cell table:style-name="ce2" office:value-type="string" calcext:value-type="string">
            <text:p>5.3.5 </text:p>
          </table:table-cell>
          <table:table-cell table:style-name="ce2" office:value-type="string" calcext:value-type="string">
            <text:p>En <text:span text:style-name="T18">Klasse </text:span><text:span text:style-name="T19">kan ha registrert ingen eller en </text:span><text:span text:style-name="T20">Bevaring og kassasjon </text:span><text:span text:style-name="T21">og en </text:span><text:span text:style-name="T20">Bevaring og kassasjon </text:span><text:span text:style-name="T21">kan inngå i ingen, en eller flere </text:span><text:span text:style-name="T20">Klasser</text:span></text:p>
          </table:table-cell>
          <table:table-cell table:style-name="ce59" office:value-type="string" calcext:value-type="string">
            <text:p>B</text:p>
          </table:table-cell>
          <table:table-cell table:style-name="ce4" office:value-type="string" calcext:value-type="string">
            <text:p>Obligatorisk for sakarkiv. Se merknad 1 nedenfor.</text:p>
          </table:table-cell>
          <table:table-cell table:style-name="ce4" table:number-columns-repeated="3"/>
          <table:table-cell table:style-name="ce113" office:value-type="string" calcext:value-type="string">
            <text:p>systemtype</text:p>
          </table:table-cell>
          <table:table-cell table:style-name="ce122"/>
          <table:table-cell table:style-name="ce4"/>
          <table:table-cell table:number-columns-repeated="1014"/>
        </table:table-row>
        <table:table-row table:style-name="ro4">
          <table:table-cell table:style-name="ce2" office:value-type="string" calcext:value-type="string">
            <text:p>5.3.6 </text:p>
          </table:table-cell>
          <table:table-cell table:style-name="ce2" office:value-type="string" calcext:value-type="string">
            <text:p>En <text:span text:style-name="T38">Klasse </text:span><text:span text:style-name="T39">kan ha registrert ingen, ett eller flere </text:span><text:span text:style-name="T40">Nøkkelord</text:span><text:span text:style-name="T41"> og et </text:span><text:span text:style-name="T42">Nøkkelord bør</text:span><text:span text:style-name="T39"> kunne</text:span><text:span text:style-name="T43"> </text:span><text:span text:style-name="T41">inngå i ingen, ett eller flere </text:span><text:span text:style-name="T43">Klasser</text:span></text:p>
          </table:table-cell>
          <table:table-cell table:style-name="ce59" office:value-type="string" calcext:value-type="string">
            <text:p>V</text:p>
          </table:table-cell>
          <table:table-cell table:style-name="ce4" office:value-type="string" calcext:value-type="string">
            <text:p>Dette valgfrie kravet kan erstattes med følgende egendefinerte krav: Det skal være mulig å registrere nøkkelord på klasse, mappe og basisregistrering. Gjelder også kravene 5.7.1 til 5.7.3.</text:p>
          </table:table-cell>
          <table:table-cell table:style-name="ce4" office:value-type="string" calcext:value-type="string">
            <text:p>Nøkkelord er et foklarende ord til klassen.</text:p>
          </table:table-cell>
          <table:table-cell table:style-name="ce4" office:value-type="string" calcext:value-type="string">
            <text:p>Gjør det lettere å søke etter rett klasse ved at en kan søke på nøkkleord og ikke bare klassenavn</text:p>
          </table:table-cell>
          <table:table-cell table:style-name="ce4"/>
          <table:table-cell table:style-name="ce113"/>
          <table:table-cell table:style-name="ce122"/>
          <table:table-cell table:style-name="ce4"/>
          <table:table-cell table:number-columns-repeated="1014"/>
        </table:table-row>
        <table:table-row table:style-name="ro9">
          <table:table-cell table:style-name="ce2" office:value-type="string" calcext:value-type="string">
            <text:p>5.3.7 </text:p>
          </table:table-cell>
          <table:table-cell table:style-name="ce2" office:value-type="string" calcext:value-type="string">
            <text:p>En <text:span text:style-name="T22">Klasse </text:span><text:span text:style-name="T23">kan bestå av ingen, en eller flere </text:span><text:span text:style-name="T24">Mapper</text:span><text:span text:style-name="T25"> og en </text:span><text:span text:style-name="T26">Mappe </text:span><text:span text:style-name="T25">kan tilhøre kun en </text:span><text:span text:style-name="T24">Klasse</text:span><text:span text:style-name="T25">.</text:span></text:p>
          </table:table-cell>
          <table:table-cell table:style-name="ce59" office:value-type="string" calcext:value-type="string">
            <text:p>B</text:p>
          </table:table-cell>
          <table:table-cell table:style-name="ce4" office:value-type="string" calcext:value-type="string">
            <text:p>Obligatorisk for sakarkiv. Se merknad 2 nedenfor.</text:p>
          </table:table-cell>
          <table:table-cell table:style-name="ce4" table:number-columns-repeated="3"/>
          <table:table-cell table:style-name="ce113" office:value-type="string" calcext:value-type="string">
            <text:p>systemtype</text:p>
          </table:table-cell>
          <table:table-cell table:style-name="ce122"/>
          <table:table-cell table:style-name="ce4"/>
          <table:table-cell table:number-columns-repeated="1014"/>
        </table:table-row>
        <table:table-row table:style-name="ro7">
          <table:table-cell table:style-name="ce5" office:value-type="string" calcext:value-type="string">
            <text:p>Krav nr.</text:p>
          </table:table-cell>
          <table:table-cell table:style-name="ce5" office:value-type="string" calcext:value-type="string">
            <text:p>Funksjonelle krav til <text:span text:style-name="T9">Klassifikasjonssystem</text:span></text:p>
          </table:table-cell>
          <table:table-cell table:style-name="ce62" office:value-type="string" calcext:value-type="string">
            <text:p>Type</text:p>
          </table:table-cell>
          <table:table-cell table:style-name="ce8" office:value-type="string" calcext:value-type="string">
            <text:p>Merknad</text:p>
          </table:table-cell>
          <table:table-cell table:style-name="ce4" table:number-columns-repeated="3"/>
          <table:table-cell table:style-name="ce113"/>
          <table:table-cell table:style-name="ce4" table:number-columns-repeated="2"/>
          <table:table-cell table:number-columns-repeated="1014"/>
        </table:table-row>
        <table:table-row table:style-name="ro13">
          <table:table-cell table:style-name="ce4" office:value-type="string" calcext:value-type="string" table:number-columns-spanned="1" table:number-rows-spanned="4">
            <text:p>5.3.8 </text:p>
          </table:table-cell>
          <table:table-cell table:style-name="ce4" office:value-type="string" calcext:value-type="string" table:number-columns-spanned="1" table:number-rows-spanned="4">
            <text:p>Et <text:span text:style-name="T11">klassifikasjonssystem</text:span><text:span text:style-name="T14"> bør kunne beskrives med</text:span><text:span text:style-name="T44"> </text:span><text:span text:style-name="T45">forskjellige klassifikasjonstyper. Eksempel på verdier: "Funksjonsbasert, "Emnebasert, hierarkisk arkivnøkkel", "Emnebasert, ett nivå", "K-koder", "Mangefasettert, ikke hierarki",hierarkisk" "Objektbasert", "Fødselsnummer", "Gårds- og bruksnummer"</text:span></text:p>
          </table:table-cell>
          <table:table-cell table:style-name="ce61" office:value-type="string" calcext:value-type="string" table:number-columns-spanned="1" table:number-rows-spanned="4">
            <text:p>V</text:p>
          </table:table-cell>
          <table:table-cell table:style-name="ce4" office:value-type="string" calcext:value-type="string" table:number-columns-spanned="1" table:number-rows-spanned="4">
            <text:p>Aktuelt der det finnes mer enn ett klassifikasjons­system.</text:p>
          </table:table-cell>
          <table:table-cell table:style-name="ce4" table:number-columns-repeated="3"/>
          <table:table-cell table:style-name="ce113"/>
          <table:table-cell table:style-name="ce122"/>
          <table:table-cell table:style-name="ce4"/>
          <table:table-cell table:number-columns-repeated="1014"/>
        </table:table-row>
        <table:table-row table:style-name="ro13">
          <table:covered-table-cell table:number-columns-repeated="2" table:style-name="ce6"/>
          <table:covered-table-cell table:style-name="ce20"/>
          <table:covered-table-cell table:style-name="ce6"/>
          <table:table-cell table:style-name="ce4" table:number-columns-repeated="3"/>
          <table:table-cell table:style-name="ce113"/>
          <table:table-cell table:style-name="ce122"/>
          <table:table-cell table:style-name="ce4"/>
          <table:table-cell table:number-columns-repeated="1014"/>
        </table:table-row>
        <table:table-row table:style-name="ro13">
          <table:covered-table-cell table:number-columns-repeated="2" table:style-name="ce6"/>
          <table:covered-table-cell table:style-name="ce20"/>
          <table:covered-table-cell table:style-name="ce6"/>
          <table:table-cell table:style-name="ce4" table:number-columns-repeated="3"/>
          <table:table-cell table:style-name="ce113"/>
          <table:table-cell table:style-name="ce122"/>
          <table:table-cell table:style-name="ce4"/>
          <table:table-cell table:number-columns-repeated="1014"/>
        </table:table-row>
        <table:table-row table:style-name="ro14">
          <table:covered-table-cell table:number-columns-repeated="2" table:style-name="ce7"/>
          <table:covered-table-cell table:style-name="ce21"/>
          <table:covered-table-cell table:style-name="ce7"/>
          <table:table-cell table:style-name="ce4" office:value-type="string" calcext:value-type="string">
            <text:p>Kravet innebærer at det finnes et felt for å beskrive ulike typer klassifikasjonssystemer</text:p>
          </table:table-cell>
          <table:table-cell table:style-name="ce4" office:value-type="string" calcext:value-type="string">
            <text:p>Dette kravet er viktig for å lette og kvalitetssikre bruken av systemet</text:p>
          </table:table-cell>
          <table:table-cell table:style-name="ce4"/>
          <table:table-cell table:style-name="ce113"/>
          <table:table-cell table:style-name="ce122"/>
          <table:table-cell table:style-name="ce4"/>
          <table:table-cell table:number-columns-repeated="1014"/>
        </table:table-row>
        <table:table-row table:style-name="ro13">
          <table:table-cell table:style-name="ce4" office:value-type="string" calcext:value-type="string" table:number-columns-spanned="1" table:number-rows-spanned="2">
            <text:p>5.3.9 </text:p>
          </table:table-cell>
          <table:table-cell table:style-name="ce4" office:value-type="string" calcext:value-type="string" table:number-columns-spanned="1" table:number-rows-spanned="2">
            <text:p>Det skal være mulig å etablere hierarkiske klassifikasjonssystem. Følgende er standard: Felles arkivnøkkel for statsforvaltningen</text:p>
          </table:table-cell>
          <table:table-cell table:style-name="ce61" office:value-type="string" calcext:value-type="string" table:number-columns-spanned="1" table:number-rows-spanned="2">
            <text:p>B</text:p>
          </table:table-cell>
          <table:table-cell table:style-name="ce4" office:value-type="string" calcext:value-type="string" table:number-columns-spanned="1" table:number-rows-spanned="2">
            <text:p>Obligatorisk for sakarkiv</text:p>
          </table:table-cell>
          <table:table-cell table:style-name="ce4" table:number-columns-repeated="3"/>
          <table:table-cell table:style-name="ce113"/>
          <table:table-cell table:style-name="ce4" table:number-columns-repeated="2"/>
          <table:table-cell table:number-columns-repeated="1014"/>
        </table:table-row>
        <table:table-row table:style-name="ro15">
          <table:covered-table-cell table:number-columns-repeated="2" table:style-name="ce7"/>
          <table:covered-table-cell table:style-name="ce21"/>
          <table:covered-table-cell table:style-name="ce7"/>
          <table:table-cell table:style-name="ce80" office:value-type="string" calcext:value-type="string">
            <text:p>5.3.9 - Utgår (gjelder stat)</text:p>
          </table:table-cell>
          <table:table-cell table:style-name="ce4" table:number-columns-repeated="2"/>
          <table:table-cell table:style-name="ce113"/>
          <table:table-cell table:style-name="ce4" table:number-columns-repeated="2"/>
          <table:table-cell table:number-columns-repeated="1014"/>
        </table:table-row>
        <table:table-row table:style-name="ro13">
          <table:table-cell table:style-name="ce4" office:value-type="string" calcext:value-type="string" table:number-columns-spanned="1" table:number-rows-spanned="2">
            <text:p>5.3.10 </text:p>
          </table:table-cell>
          <table:table-cell table:style-name="ce4" office:value-type="string" calcext:value-type="string" table:number-columns-spanned="1" table:number-rows-spanned="2">
            <text:p>Det skal være mulig å etablere fasetterte, hierarkiske klassifikasjonssystem. Følgende er standard: K-kodenøkkelen</text:p>
          </table:table-cell>
          <table:table-cell table:style-name="ce61" office:value-type="string" calcext:value-type="string" table:number-columns-spanned="1" table:number-rows-spanned="2">
            <text:p>B</text:p>
          </table:table-cell>
          <table:table-cell table:style-name="ce4" office:value-type="string" calcext:value-type="string" table:number-columns-spanned="1" table:number-rows-spanned="2">
            <text:p>Obligatorisk for sakarkiver i kommunesektoren.</text:p>
          </table:table-cell>
          <table:table-cell table:style-name="ce4" table:number-columns-repeated="3"/>
          <table:table-cell table:style-name="ce113" office:value-type="string" calcext:value-type="string">
            <text:p>systemtype</text:p>
          </table:table-cell>
          <table:table-cell table:style-name="ce122"/>
          <table:table-cell table:style-name="ce4"/>
          <table:table-cell table:number-columns-repeated="1014"/>
        </table:table-row>
        <table:table-row table:style-name="ro16">
          <table:covered-table-cell table:number-columns-repeated="2" table:style-name="ce7"/>
          <table:covered-table-cell table:style-name="ce21"/>
          <table:covered-table-cell table:style-name="ce7"/>
          <table:table-cell table:style-name="ce4" table:number-columns-repeated="3"/>
          <table:table-cell table:style-name="ce113" office:value-type="string" calcext:value-type="string">
            <text:p>systemtype</text:p>
          </table:table-cell>
          <table:table-cell table:style-name="ce122"/>
          <table:table-cell table:style-name="ce4"/>
          <table:table-cell table:number-columns-repeated="1014"/>
        </table:table-row>
        <table:table-row table:style-name="ro13">
          <table:table-cell table:style-name="ce4" office:value-type="string" calcext:value-type="string" table:number-columns-spanned="1" table:number-rows-spanned="3">
            <text:p>5.3.11 </text:p>
          </table:table-cell>
          <table:table-cell table:style-name="ce4" office:value-type="string" calcext:value-type="string" table:number-columns-spanned="1" table:number-rows-spanned="3">
            <text:p>Det skal være mulig å etablere endimensjonale klassifikasjonssystem. Følgende er standard: Juridisk person (privatperson eller næring) Gårds- og bruksnummer</text:p>
          </table:table-cell>
          <table:table-cell table:style-name="ce61" office:value-type="string" calcext:value-type="string" table:number-columns-spanned="1" table:number-rows-spanned="3">
            <text:p>B</text:p>
          </table:table-cell>
          <table:table-cell table:style-name="ce4" office:value-type="string" calcext:value-type="string" table:number-columns-spanned="1" table:number-rows-spanned="3">
            <text:p>Obligatorisk for sakarkiv</text:p>
          </table:table-cell>
          <table:table-cell table:style-name="ce4" table:number-columns-repeated="3"/>
          <table:table-cell table:style-name="ce113" office:value-type="string" calcext:value-type="string">
            <text:p>systemtype</text:p>
          </table:table-cell>
          <table:table-cell table:style-name="ce122"/>
          <table:table-cell table:style-name="ce4"/>
          <table:table-cell table:number-columns-repeated="1014"/>
        </table:table-row>
        <table:table-row table:style-name="ro13">
          <table:covered-table-cell table:number-columns-repeated="2" table:style-name="ce6"/>
          <table:covered-table-cell table:style-name="ce20"/>
          <table:covered-table-cell table:style-name="ce6"/>
          <table:table-cell table:style-name="ce4" table:number-columns-repeated="3"/>
          <table:table-cell table:style-name="ce113" office:value-type="string" calcext:value-type="string">
            <text:p>systemtype</text:p>
          </table:table-cell>
          <table:table-cell table:style-name="ce122"/>
          <table:table-cell table:style-name="ce4"/>
          <table:table-cell table:number-columns-repeated="1014"/>
        </table:table-row>
        <table:table-row table:style-name="ro17">
          <table:covered-table-cell table:number-columns-repeated="2" table:style-name="ce7"/>
          <table:covered-table-cell table:style-name="ce21"/>
          <table:covered-table-cell table:style-name="ce7"/>
          <table:table-cell table:style-name="ce4" table:number-columns-repeated="3"/>
          <table:table-cell table:style-name="ce113" office:value-type="string" calcext:value-type="string">
            <text:p>systemtype</text:p>
          </table:table-cell>
          <table:table-cell table:style-name="ce122"/>
          <table:table-cell table:style-name="ce4"/>
          <table:table-cell table:number-columns-repeated="1014"/>
        </table:table-row>
        <table:table-row table:style-name="ro7">
          <table:table-cell table:style-name="ce5" office:value-type="string" calcext:value-type="string">
            <text:p>Krav nr.</text:p>
          </table:table-cell>
          <table:table-cell table:style-name="ce5" office:value-type="string" calcext:value-type="string">
            <text:p>Funksjonelle krav til <text:span text:style-name="T9">Klasse</text:span></text:p>
          </table:table-cell>
          <table:table-cell table:style-name="ce62" office:value-type="string" calcext:value-type="string">
            <text:p>Type</text:p>
          </table:table-cell>
          <table:table-cell table:style-name="ce8" office:value-type="string" calcext:value-type="string">
            <text:p>Merknad</text:p>
          </table:table-cell>
          <table:table-cell table:style-name="ce4" table:number-columns-repeated="3"/>
          <table:table-cell table:style-name="ce113"/>
          <table:table-cell table:style-name="ce4" table:number-columns-repeated="2"/>
          <table:table-cell table:number-columns-repeated="1014"/>
        </table:table-row>
        <table:table-row table:style-name="ro8">
          <table:table-cell table:style-name="ce2" office:value-type="string" calcext:value-type="string">
            <text:p>5.3.12 </text:p>
          </table:table-cell>
          <table:table-cell table:style-name="ce2" office:value-type="string" calcext:value-type="string">
            <text:p>Det skal finnes en tjeneste/funksjon for å ajourholde et hierarki av <text:span text:style-name="T16">Klasser</text:span><text:span text:style-name="T17">.</text:span></text:p>
          </table:table-cell>
          <table:table-cell table:style-name="ce59" office:value-type="string" calcext:value-type="string">
            <text:p>B</text:p>
          </table:table-cell>
          <table:table-cell table:style-name="ce4" office:value-type="string" calcext:value-type="string">
            <text:p>Obligatorisk for sakarkiv</text:p>
          </table:table-cell>
          <table:table-cell table:style-name="ce4" table:number-columns-repeated="3"/>
          <table:table-cell table:style-name="ce113" office:value-type="string" calcext:value-type="string">
            <text:p>systemtype</text:p>
          </table:table-cell>
          <table:table-cell table:style-name="ce122"/>
          <table:table-cell table:style-name="ce4"/>
          <table:table-cell table:number-columns-repeated="1014"/>
        </table:table-row>
        <table:table-row table:style-name="ro4">
          <table:table-cell table:style-name="ce2" office:value-type="string" calcext:value-type="string">
            <text:p>5.3.13 </text:p>
          </table:table-cell>
          <table:table-cell table:style-name="ce2" office:value-type="string" calcext:value-type="string">
            <text:p>Det skal finnes en tjeneste/funksjon for å angi om en verdi av <text:span text:style-name="T16">Klasse </text:span><text:span text:style-name="T17">skal/skal ikke benyttes ved klassifikasjon av saker.</text:span></text:p>
          </table:table-cell>
          <table:table-cell table:style-name="ce59" office:value-type="string" calcext:value-type="string">
            <text:p>B</text:p>
          </table:table-cell>
          <table:table-cell table:style-name="ce4" office:value-type="string" calcext:value-type="string">
            <text:p><text:s/>For sakarkiver skal det være mulig å stenge (avslutte) klasser slik at de ikke lenger kan benyttes.</text:p>
          </table:table-cell>
          <table:table-cell table:style-name="ce4" table:number-columns-repeated="3"/>
          <table:table-cell table:style-name="ce113" office:value-type="string" calcext:value-type="string">
            <text:p>systemtype</text:p>
          </table:table-cell>
          <table:table-cell table:style-name="ce122"/>
          <table:table-cell table:style-name="ce4"/>
          <table:table-cell table:number-columns-repeated="1014"/>
        </table:table-row>
        <table:table-row table:style-name="ro4">
          <table:table-cell table:style-name="ce2" office:value-type="string" calcext:value-type="string">
            <text:p>5.3.14 </text:p>
          </table:table-cell>
          <table:table-cell table:style-name="ce2" office:value-type="string" calcext:value-type="string">
            <text:p>For at en <text:span text:style-name="T11">Klasse </text:span><text:span text:style-name="T14">skal kunne tilordnes en </text:span><text:span text:style-name="T15">Mappe</text:span><text:span text:style-name="T14">, må den ligge på nederste nivå i klassehierarkiet.</text:span></text:p>
          </table:table-cell>
          <table:table-cell table:style-name="ce59" office:value-type="string" calcext:value-type="string">
            <text:p>B</text:p>
          </table:table-cell>
          <table:table-cell table:style-name="ce4" office:value-type="string" calcext:value-type="string">
            <text:p>Obligatorisk for sakarkiv.<text:span text:style-name="T8"> En klasse kan altså ikke inneholde både andre klasser og mapper.</text:span></text:p>
          </table:table-cell>
          <table:table-cell table:style-name="ce4" table:number-columns-repeated="3"/>
          <table:table-cell table:style-name="ce113" office:value-type="string" calcext:value-type="string">
            <text:p>systemtype</text:p>
          </table:table-cell>
          <table:table-cell table:style-name="ce122"/>
          <table:table-cell table:style-name="ce4"/>
          <table:table-cell table:number-columns-repeated="1014"/>
        </table:table-row>
        <table:table-row table:style-name="ro18">
          <table:table-cell table:style-name="ce2" office:value-type="string" calcext:value-type="string">
            <text:p>5.3.15 </text:p>
          </table:table-cell>
          <table:table-cell table:style-name="ce2" office:value-type="string" calcext:value-type="string">
            <text:p>Dersom verdien i <text:span text:style-name="T11">Klasse </text:span><text:span text:style-name="T12">er registrert som avsluttet (avsluttetDato), skal det ikke være mulig å tilordne nye </text:span><text:span text:style-name="T15">Mapper</text:span><text:span text:style-name="T14"> til </text:span><text:span text:style-name="T15">Klassen.</text:span></text:p>
          </table:table-cell>
          <table:table-cell table:style-name="ce59" office:value-type="string" calcext:value-type="string">
            <text:p>B</text:p>
          </table:table-cell>
          <table:table-cell table:style-name="ce4" office:value-type="string" calcext:value-type="string">
            <text:p>Obligatorisk dersom det er mulig å avslutte klasser.</text:p>
          </table:table-cell>
          <table:table-cell table:style-name="ce4" table:number-columns-repeated="3"/>
          <table:table-cell table:style-name="ce113" office:value-type="string" calcext:value-type="string">
            <text:p>systemtype</text:p>
          </table:table-cell>
          <table:table-cell table:style-name="ce122"/>
          <table:table-cell table:style-name="ce4"/>
          <table:table-cell table:number-columns-repeated="1014"/>
        </table:table-row>
        <table:table-row table:style-name="ro13">
          <table:table-cell table:style-name="ce4" office:value-type="string" calcext:value-type="string" table:number-columns-spanned="1" table:number-rows-spanned="2">
            <text:p>5.3.16 </text:p>
          </table:table-cell>
          <table:table-cell table:style-name="ce4" office:value-type="string" calcext:value-type="string" table:number-columns-spanned="1" table:number-rows-spanned="2">
            <text:p>Det skal logges når en klasse ble opprettet, og hvem som opprettet den. Bare autorisert personale kan opprette klasser. Andre brukere kan gis tillatelse til å opprette klasser.</text:p>
          </table:table-cell>
          <table:table-cell table:style-name="ce61" office:value-type="string" calcext:value-type="string" table:number-columns-spanned="1" table:number-rows-spanned="2">
            <text:p>B</text:p>
          </table:table-cell>
          <table:table-cell table:style-name="ce4" office:value-type="string" calcext:value-type="string" table:number-columns-spanned="1" table:number-rows-spanned="2">
            <text:p>Obligatorisk for sakarkiv.<text:span text:style-name="T8"> Ofte vil alle klasser legges inn før systemet tas i bruk. Men det kan gis tillatelse til at klasser opprettes fortløpende, noe som særlig er aktuelt ved objektbasert klassifikasjon.</text:span></text:p>
          </table:table-cell>
          <table:table-cell table:style-name="ce4" table:number-columns-repeated="3"/>
          <table:table-cell table:style-name="ce113" office:value-type="string" calcext:value-type="string">
            <text:p>systemtype</text:p>
          </table:table-cell>
          <table:table-cell table:style-name="ce122"/>
          <table:table-cell table:style-name="ce4"/>
          <table:table-cell table:number-columns-repeated="1014"/>
        </table:table-row>
        <table:table-row table:style-name="ro19">
          <table:covered-table-cell table:number-columns-repeated="2" table:style-name="ce7"/>
          <table:covered-table-cell table:style-name="ce21"/>
          <table:covered-table-cell table:style-name="ce7"/>
          <table:table-cell table:style-name="ce4" table:number-columns-repeated="3"/>
          <table:table-cell table:style-name="ce113" office:value-type="string" calcext:value-type="string">
            <text:p>systemtype</text:p>
          </table:table-cell>
          <table:table-cell table:style-name="ce122"/>
          <table:table-cell table:style-name="ce4"/>
          <table:table-cell table:number-columns-repeated="1014"/>
        </table:table-row>
        <table:table-row table:style-name="ro9">
          <table:table-cell table:style-name="ce2" office:value-type="string" calcext:value-type="string">
            <text:p>5.3.17 </text:p>
          </table:table-cell>
          <table:table-cell table:style-name="ce2" office:value-type="string" calcext:value-type="string">
            <text:p>Det skal logges når en klasse ble avsluttet, og hvem som avsluttet den. Bare autorisert personale kan avslutte klasser.</text:p>
          </table:table-cell>
          <table:table-cell table:style-name="ce59" office:value-type="string" calcext:value-type="string">
            <text:p>B</text:p>
          </table:table-cell>
          <table:table-cell table:style-name="ce4" office:value-type="string" calcext:value-type="string">
            <text:p>Obligatorisk dersom det er mulig å avslutte klasser.</text:p>
          </table:table-cell>
          <table:table-cell table:style-name="ce4" table:number-columns-repeated="3"/>
          <table:table-cell table:style-name="ce113" office:value-type="string" calcext:value-type="string">
            <text:p>systemtype</text:p>
          </table:table-cell>
          <table:table-cell table:style-name="ce122"/>
          <table:table-cell table:style-name="ce4"/>
          <table:table-cell table:number-columns-repeated="1014"/>
        </table:table-row>
        <table:table-row table:style-name="ro7">
          <table:table-cell table:style-name="ce5" office:value-type="string" calcext:value-type="string">
            <text:p>Krav nr.</text:p>
          </table:table-cell>
          <table:table-cell table:style-name="ce5" office:value-type="string" calcext:value-type="string">
            <text:p>Strukturelle krav til <text:span text:style-name="T9">Mappe</text:span></text:p>
          </table:table-cell>
          <table:table-cell table:style-name="ce62" office:value-type="string" calcext:value-type="string">
            <text:p>Type</text:p>
          </table:table-cell>
          <table:table-cell table:style-name="ce8" office:value-type="string" calcext:value-type="string">
            <text:p>Merknad</text:p>
          </table:table-cell>
          <table:table-cell table:style-name="ce4" table:number-columns-repeated="3"/>
          <table:table-cell table:style-name="ce113"/>
          <table:table-cell table:style-name="ce4" table:number-columns-repeated="2"/>
          <table:table-cell table:number-columns-repeated="1014"/>
        </table:table-row>
        <table:table-row table:style-name="ro13">
          <table:table-cell table:style-name="ce4" office:value-type="string" calcext:value-type="string" table:number-columns-spanned="1" table:number-rows-spanned="2">
            <text:p>5.4.1 </text:p>
          </table:table-cell>
          <table:table-cell table:style-name="ce4" office:value-type="string" calcext:value-type="string" table:number-columns-spanned="1" table:number-rows-spanned="2">
            <text:p>En <text:span text:style-name="T16">mappe</text:span><text:span text:style-name="T17"> skal kunne være av forskjellig type. Dette er i den konseptuelle modellen løst gjennom spesialisering.</text:span></text:p>
          </table:table-cell>
          <table:table-cell table:style-name="ce61" office:value-type="string" calcext:value-type="string" table:number-columns-spanned="1" table:number-rows-spanned="2">
            <text:p>O</text:p>
          </table:table-cell>
          <table:table-cell table:style-name="ce4" table:number-columns-spanned="1" table:number-rows-spanned="2"/>
          <table:table-cell table:style-name="ce4" table:number-columns-repeated="3"/>
          <table:table-cell table:style-name="ce113"/>
          <table:table-cell table:style-name="ce4" table:number-columns-repeated="2"/>
          <table:table-cell table:number-columns-repeated="1014"/>
        </table:table-row>
        <table:table-row table:style-name="ro13">
          <table:covered-table-cell table:number-columns-repeated="2" table:style-name="ce7"/>
          <table:covered-table-cell table:style-name="ce21"/>
          <table:covered-table-cell table:style-name="ce7"/>
          <table:table-cell table:style-name="ce4" table:number-columns-repeated="3"/>
          <table:table-cell table:style-name="ce113"/>
          <table:table-cell table:style-name="ce4" table:number-columns-repeated="2"/>
          <table:table-cell table:number-columns-repeated="1014"/>
        </table:table-row>
        <table:table-row table:style-name="ro9">
          <table:table-cell table:style-name="ce2" office:value-type="string" calcext:value-type="string">
            <text:p>5.4.2 </text:p>
          </table:table-cell>
          <table:table-cell table:style-name="ce2" office:value-type="string" calcext:value-type="string">
            <text:p>En <text:span text:style-name="T22">Mappe</text:span><text:span text:style-name="T23"> skal tilhøre en </text:span><text:span text:style-name="T24">Arkivdel</text:span><text:span text:style-name="T25"> og en </text:span><text:span text:style-name="T26">Arkivdel</text:span><text:span text:style-name="T25"> kan innehold ingen, en eller flere </text:span><text:span text:style-name="T24">Mapper</text:span><text:span text:style-name="T25">.</text:span></text:p>
          </table:table-cell>
          <table:table-cell table:style-name="ce59"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8">
          <table:table-cell table:style-name="ce2" office:value-type="string" calcext:value-type="string">
            <text:p>5.4.3 </text:p>
          </table:table-cell>
          <table:table-cell table:style-name="ce2" office:value-type="string" calcext:value-type="string">
            <text:p>En <text:span text:style-name="T22">Mappe</text:span><text:span text:style-name="T23"> skal tilhøre en </text:span><text:span text:style-name="T24">Klasse</text:span><text:span text:style-name="T25"> og en </text:span><text:span text:style-name="T26">Klasse</text:span><text:span text:style-name="T25"> kan klassifisere ingen, en eller flere </text:span><text:span text:style-name="T24">Mapper</text:span><text:span text:style-name="T25">.</text:span></text:p>
          </table:table-cell>
          <table:table-cell table:style-name="ce59" office:value-type="string" calcext:value-type="string">
            <text:p>B</text:p>
          </table:table-cell>
          <table:table-cell table:style-name="ce4" office:value-type="string" calcext:value-type="string">
            <text:p>Obligatorisk for sakarkiv-</text:p>
          </table:table-cell>
          <table:table-cell table:style-name="ce4" table:number-columns-repeated="3"/>
          <table:table-cell table:style-name="ce113" office:value-type="string" calcext:value-type="string">
            <text:p>systemtype</text:p>
          </table:table-cell>
          <table:table-cell table:style-name="ce122"/>
          <table:table-cell table:style-name="ce4"/>
          <table:table-cell table:number-columns-repeated="1014"/>
        </table:table-row>
        <table:table-row table:style-name="ro13">
          <table:table-cell table:style-name="ce4" office:value-type="string" calcext:value-type="string" table:number-columns-spanned="1" table:number-rows-spanned="2">
            <text:p>5.4.4 </text:p>
          </table:table-cell>
          <table:table-cell table:style-name="ce4" table:number-columns-spanned="1" table:number-rows-spanned="2"/>
          <table:table-cell table:style-name="ce61" table:number-columns-spanned="1" table:number-rows-spanned="2"/>
          <table:table-cell table:style-name="ce80" office:value-type="string" calcext:value-type="string" table:number-columns-spanned="1" table:number-rows-spanned="2">
            <text:p>Utgår</text:p>
          </table:table-cell>
          <table:table-cell table:style-name="ce4" table:number-columns-repeated="3"/>
          <table:table-cell table:style-name="ce113"/>
          <table:table-cell table:style-name="ce4" table:number-columns-repeated="2"/>
          <table:table-cell table:number-columns-repeated="1014"/>
        </table:table-row>
        <table:table-row table:style-name="ro13">
          <table:covered-table-cell table:number-columns-repeated="2" table:style-name="ce7"/>
          <table:covered-table-cell table:style-name="ce21"/>
          <table:covered-table-cell table:style-name="ce7"/>
          <table:table-cell table:style-name="ce4" table:number-columns-repeated="3"/>
          <table:table-cell table:style-name="ce113"/>
          <table:table-cell table:style-name="ce4" table:number-columns-repeated="2"/>
          <table:table-cell table:number-columns-repeated="1014"/>
        </table:table-row>
        <table:table-row table:style-name="ro12">
          <table:table-cell table:style-name="ce2" office:value-type="string" calcext:value-type="string">
            <text:p>5.4.5 </text:p>
          </table:table-cell>
          <table:table-cell table:style-name="ce2" office:value-type="string" calcext:value-type="string">
            <text:p>En <text:span text:style-name="T11">Mappe</text:span><text:span text:style-name="T14"> bør kunne inngå i andre </text:span><text:span text:style-name="T15">Mapper</text:span><text:span text:style-name="T14"> i et hierarki. Disse er kalt undermapper, og er i modellen skissert med en egenrelasjon.</text:span></text:p>
          </table:table-cell>
          <table:table-cell table:style-name="ce59" office:value-type="string" calcext:value-type="string">
            <text:p>V</text:p>
          </table:table-cell>
          <table:table-cell table:style-name="ce4"/>
          <table:table-cell table:style-name="ce103" office:value-type="string" calcext:value-type="string">
            <text:p>Dokumenter i en sak kan lagres i mapper inne i saksmappa. Det kan være flere nivåer på dette med mapper i mapper.</text:p>
          </table:table-cell>
          <table:table-cell table:style-name="ce103" office:value-type="string" calcext:value-type="string">
            <text:p>Lar deg gruppere dokumenter i en sak etter innhold. Velges dette bort vil alle dokumenter i en sak lagres kronologisk i saksmappa.</text:p>
          </table:table-cell>
          <table:table-cell table:style-name="ce4"/>
          <table:table-cell table:style-name="ce113"/>
          <table:table-cell table:style-name="ce125"/>
          <table:table-cell table:style-name="ce4"/>
          <table:table-cell table:number-columns-repeated="1014"/>
        </table:table-row>
        <table:table-row table:style-name="ro9">
          <table:table-cell table:style-name="ce2" office:value-type="string" calcext:value-type="string">
            <text:p>5.4.6 </text:p>
          </table:table-cell>
          <table:table-cell table:style-name="ce2" office:value-type="string" calcext:value-type="string">
            <text:p>En <text:span text:style-name="T18">Mappe</text:span><text:span text:style-name="T19"> skal kunne bestå av ingen, en eller flere </text:span><text:span text:style-name="T20">Registreringer</text:span><text:span text:style-name="T21"> og en </text:span><text:span text:style-name="T20">Registrering </text:span><text:span text:style-name="T21">kan inngå i (kun) en </text:span><text:span text:style-name="T20">Mappe. </text:span></text:p>
          </table:table-cell>
          <table:table-cell table:style-name="ce59" office:value-type="string" calcext:value-type="string">
            <text:p>O</text:p>
          </table:table-cell>
          <table:table-cell table:style-name="ce81"/>
          <table:table-cell table:style-name="ce4" table:number-columns-repeated="3"/>
          <table:table-cell table:style-name="ce113"/>
          <table:table-cell table:style-name="ce4" table:number-columns-repeated="2"/>
          <table:table-cell table:number-columns-repeated="1014"/>
        </table:table-row>
        <table:table-row table:style-name="ro9">
          <table:table-cell table:style-name="ce2" office:value-type="string" calcext:value-type="string">
            <text:p>5.4.7 </text:p>
          </table:table-cell>
          <table:table-cell table:style-name="ce2" office:value-type="string" calcext:value-type="string">
            <text:p>Dersom en <text:span text:style-name="T11">Mappe</text:span><text:span text:style-name="T12"> er registrert som avsluttet (avsluttetDato) skal det ikke være mulig å legge flere </text:span><text:span text:style-name="T15">Registreringer</text:span><text:span text:style-name="T14"> til </text:span><text:span text:style-name="T15">Mappen.</text:span></text:p>
          </table:table-cell>
          <table:table-cell table:style-name="ce59"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8">
          <table:table-cell table:style-name="ce4" office:value-type="string" calcext:value-type="string" table:number-columns-spanned="1" table:number-rows-spanned="2">
            <text:p>5.4.8 </text:p>
          </table:table-cell>
          <table:table-cell table:style-name="ce25" office:value-type="string" calcext:value-type="string">
            <text:p>En <text:span text:style-name="T27">Mappe</text:span><text:span text:style-name="T28"> skal kunne utvides til en </text:span><text:span text:style-name="T29">Saksmappe.</text:span></text:p>
          </table:table-cell>
          <table:table-cell table:style-name="ce61" office:value-type="string" calcext:value-type="string" table:number-columns-spanned="1" table:number-rows-spanned="2">
            <text:p>B</text:p>
          </table:table-cell>
          <table:table-cell table:style-name="ce4" office:value-type="string" calcext:value-type="string" table:number-columns-spanned="1" table:number-rows-spanned="2">
            <text:p>Obligatorisk for sakarkiv.</text:p>
          </table:table-cell>
          <table:table-cell table:style-name="ce4" table:number-columns-repeated="3"/>
          <table:table-cell table:style-name="ce113" office:value-type="string" calcext:value-type="string">
            <text:p>systemtype</text:p>
          </table:table-cell>
          <table:table-cell table:style-name="ce122"/>
          <table:table-cell table:style-name="ce4"/>
          <table:table-cell table:number-columns-repeated="1014"/>
        </table:table-row>
        <table:table-row table:style-name="ro4">
          <table:covered-table-cell table:style-name="ce7"/>
          <table:table-cell table:style-name="ce2" office:value-type="string" calcext:value-type="string">
            <text:p>For et sakarkiv skal det kunne benyttes en spesialisert mappetype: <text:span text:style-name="T11">Saksmappe.</text:span><text:span text:style-name="T12"> En s</text:span><text:span text:style-name="T13">pesialisert klasse</text:span><text:span text:style-name="T14"> kan betegnes som en </text:span><text:span text:style-name="T15">utvidelse </text:span><text:span text:style-name="T14">av hovedklassen.</text:span></text:p>
          </table:table-cell>
          <table:covered-table-cell table:style-name="ce21"/>
          <table:covered-table-cell table:style-name="ce7"/>
          <table:table-cell table:style-name="ce4" table:number-columns-repeated="3"/>
          <table:table-cell table:style-name="ce113" office:value-type="string" calcext:value-type="string">
            <text:p>systemtype</text:p>
          </table:table-cell>
          <table:table-cell table:style-name="ce122"/>
          <table:table-cell table:style-name="ce4"/>
          <table:table-cell table:number-columns-repeated="1014"/>
        </table:table-row>
        <table:table-row table:style-name="ro2">
          <table:table-cell table:style-name="ce2" office:value-type="string" calcext:value-type="string">
            <text:p>5.4.9 </text:p>
          </table:table-cell>
          <table:table-cell table:style-name="ce2" office:value-type="string" calcext:value-type="string">
            <text:p>En <text:span text:style-name="T16">Saksmappe</text:span><text:span text:style-name="T17"> skal kunne identifiseres entydig innenfor arkivet. Det anbefales at denne identifikasjonen er en kombinasjon av saksår og et forløpende sekvensnummer for saksmappene innenfor året.</text:span></text:p>
          </table:table-cell>
          <table:table-cell table:style-name="ce59" office:value-type="string" calcext:value-type="string">
            <text:p>B</text:p>
          </table:table-cell>
          <table:table-cell table:style-name="ce4" office:value-type="string" calcext:value-type="string">
            <text:p>Andre måter å identifisere saksmapper kan godtas.</text:p>
          </table:table-cell>
          <table:table-cell table:style-name="ce4" office:value-type="string" calcext:value-type="string">
            <text:p>Kravet er obligatorisk for sakarkiv, og det bør kreves at den anbefalte identifikasjonen følges for sak-/arkivsystem.</text:p>
          </table:table-cell>
          <table:table-cell table:style-name="ce4" table:number-columns-repeated="2"/>
          <table:table-cell table:style-name="ce113"/>
          <table:table-cell table:style-name="ce122"/>
          <table:table-cell table:style-name="ce4"/>
          <table:table-cell table:number-columns-repeated="1014"/>
        </table:table-row>
        <table:table-row table:style-name="ro4">
          <table:table-cell table:style-name="ce2" office:value-type="string" calcext:value-type="string">
            <text:p>5.4.10 </text:p>
          </table:table-cell>
          <table:table-cell table:style-name="ce2" office:value-type="string" calcext:value-type="string">
            <text:p>En <text:span text:style-name="T46">Saksmappe </text:span><text:span text:style-name="T47">skal kunne ha registrert ingen, en eller flere </text:span><text:span text:style-name="T48">Sekundærklassering</text:span><text:span text:style-name="T49"> og en </text:span><text:span text:style-name="T50">Sekundærklassering </text:span><text:span text:style-name="T49">tilhører kun en </text:span><text:span text:style-name="T51">Saksmappe </text:span><text:span text:style-name="T49">og kun en </text:span><text:span text:style-name="T51">Klasse</text:span><text:span text:style-name="T49">.</text:span></text:p>
          </table:table-cell>
          <table:table-cell table:style-name="ce59" office:value-type="string" calcext:value-type="string">
            <text:p>B</text:p>
          </table:table-cell>
          <table:table-cell table:style-name="ce4" office:value-type="string" calcext:value-type="string">
            <text:p>Obligatorisk for saksmapper.</text:p>
          </table:table-cell>
          <table:table-cell table:style-name="ce4" table:number-columns-repeated="3"/>
          <table:table-cell table:style-name="ce113" office:value-type="string" calcext:value-type="string">
            <text:p>systemtype</text:p>
          </table:table-cell>
          <table:table-cell table:style-name="ce122"/>
          <table:table-cell table:style-name="ce4"/>
          <table:table-cell table:number-columns-repeated="1014"/>
        </table:table-row>
        <table:table-row table:style-name="ro2">
          <table:table-cell table:style-name="ce2" office:value-type="string" calcext:value-type="string">
            <text:p>5.4.11 </text:p>
          </table:table-cell>
          <table:table-cell table:style-name="ce2" office:value-type="string" calcext:value-type="string">
            <text:p>En <text:span text:style-name="T18">Saksmappe</text:span><text:span text:style-name="T19"> bør kunne ha registrert ingen eller en </text:span><text:span text:style-name="T20">Journalenhet </text:span><text:span text:style-name="T21">og en </text:span><text:span text:style-name="T20">Journalenhet </text:span><text:span text:style-name="T21">kan inngå i ingen, en eller flere </text:span><text:span text:style-name="T20">Saksmapper.</text:span></text:p>
          </table:table-cell>
          <table:table-cell table:style-name="ce59" office:value-type="string" calcext:value-type="string">
            <text:p>V</text:p>
          </table:table-cell>
          <table:table-cell table:style-name="ce4" office:value-type="string" calcext:value-type="string">
            <text:p>Journalenhet er ikke lenger obligatorisk for sakarkiver.</text:p>
          </table:table-cell>
          <table:table-cell table:style-name="ce103" office:value-type="string" calcext:value-type="string">
            <text:p>Journalenhet er de som journalfører saker. Har du flere enheter som journalfører selv velger du dette kravet.</text:p>
          </table:table-cell>
          <table:table-cell table:style-name="ce103" office:value-type="string" calcext:value-type="string">
            <text:p>Lar deg spesifisere hvilken enhet som journalfører. Velges kravet bort vil du ikke kunne velge journalførende enhet.</text:p>
          </table:table-cell>
          <table:table-cell table:style-name="ce4"/>
          <table:table-cell table:style-name="ce113"/>
          <table:table-cell table:style-name="ce125"/>
          <table:table-cell table:style-name="ce4"/>
          <table:table-cell table:number-columns-repeated="1014"/>
        </table:table-row>
        <table:table-row table:style-name="ro4">
          <table:table-cell table:style-name="ce2" office:value-type="string" calcext:value-type="string">
            <text:p>5.4.12 </text:p>
          </table:table-cell>
          <table:table-cell table:style-name="ce2" office:value-type="string" calcext:value-type="string">
            <text:p>En <text:span text:style-name="T18">Saksmappe</text:span><text:span text:style-name="T19"> skal kunne ha registrert ingen eller en </text:span><text:span text:style-name="T20">Administrativ enhet </text:span><text:span text:style-name="T21">og en </text:span><text:span text:style-name="T20">Administrativ enhet </text:span><text:span text:style-name="T21">kan inngå i ingen, en eller flere </text:span><text:span text:style-name="T20">Saksmapper.</text:span></text:p>
          </table:table-cell>
          <table:table-cell table:style-name="ce59" office:value-type="string" calcext:value-type="string">
            <text:p>B</text:p>
          </table:table-cell>
          <table:table-cell table:style-name="ce4" office:value-type="string" calcext:value-type="string">
            <text:p>Obligatorisk for sakarkiv.</text:p>
          </table:table-cell>
          <table:table-cell table:style-name="ce4" table:number-columns-repeated="3"/>
          <table:table-cell table:style-name="ce113" office:value-type="string" calcext:value-type="string">
            <text:p>systemtype</text:p>
          </table:table-cell>
          <table:table-cell table:style-name="ce122"/>
          <table:table-cell table:style-name="ce4"/>
          <table:table-cell table:number-columns-repeated="1014"/>
        </table:table-row>
        <table:table-row table:style-name="ro4">
          <table:table-cell table:style-name="ce2" office:value-type="string" calcext:value-type="string">
            <text:p>5.4.13 </text:p>
          </table:table-cell>
          <table:table-cell table:style-name="ce2" office:value-type="string" calcext:value-type="string">
            <text:p>En <text:span text:style-name="T22">Saksmappe</text:span><text:span text:style-name="T23"> skal kunne inneha ingen, en eller flere Saksparter</text:span><text:span text:style-name="T24"> </text:span><text:span text:style-name="T25">og en </text:span><text:span text:style-name="T26">Sakspart</text:span><text:span text:style-name="T25"> skal alltid tilhøre en </text:span><text:span text:style-name="T24">Saksmappe</text:span><text:span text:style-name="T25">.</text:span></text:p>
          </table:table-cell>
          <table:table-cell table:style-name="ce59" office:value-type="string" calcext:value-type="string">
            <text:p>B</text:p>
          </table:table-cell>
          <table:table-cell table:style-name="ce4" office:value-type="string" calcext:value-type="string">
            <text:p>Obligatorisk for løsninger hvor det inngår saksparter Se også merknad nedenfor.</text:p>
          </table:table-cell>
          <table:table-cell table:style-name="ce4" table:number-columns-repeated="3"/>
          <table:table-cell table:style-name="ce113"/>
          <table:table-cell table:style-name="ce122"/>
          <table:table-cell table:style-name="ce4"/>
          <table:table-cell table:number-columns-repeated="1014"/>
        </table:table-row>
        <table:table-row table:style-name="ro7">
          <table:table-cell table:style-name="ce5" office:value-type="string" calcext:value-type="string">
            <text:p>Krav nr.</text:p>
          </table:table-cell>
          <table:table-cell table:style-name="ce5" office:value-type="string" calcext:value-type="string">
            <text:p>Funksjonelle krav til <text:span text:style-name="T9">Mappe</text:span></text:p>
          </table:table-cell>
          <table:table-cell table:style-name="ce62" office:value-type="string" calcext:value-type="string">
            <text:p>Type</text:p>
          </table:table-cell>
          <table:table-cell table:style-name="ce8" office:value-type="string" calcext:value-type="string">
            <text:p>Merknad</text:p>
          </table:table-cell>
          <table:table-cell table:style-name="ce4" table:number-columns-repeated="3"/>
          <table:table-cell table:style-name="ce113"/>
          <table:table-cell table:style-name="ce4" table:number-columns-repeated="2"/>
          <table:table-cell table:number-columns-repeated="1014"/>
        </table:table-row>
        <table:table-row table:style-name="ro4">
          <table:table-cell table:style-name="ce2" office:value-type="string" calcext:value-type="string">
            <text:p>5.4.14 </text:p>
          </table:table-cell>
          <table:table-cell table:style-name="ce2" office:value-type="string" calcext:value-type="string">
            <text:p>Dersom det er angitt et primært klassifikasjonssystem for <text:span text:style-name="T11">Arkivdel</text:span><text:span text:style-name="T14">, skal alle </text:span><text:span text:style-name="T15">Mapper</text:span><text:span text:style-name="T14"> i arkivdelen ha verdier fra dette klassifikasjonssystemet som primær klasse.</text:span></text:p>
          </table:table-cell>
          <table:table-cell table:style-name="ce59" office:value-type="string" calcext:value-type="string">
            <text:p>B</text:p>
          </table:table-cell>
          <table:table-cell table:style-name="ce4" office:value-type="string" calcext:value-type="string">
            <text:p>Obligatorisk dersom primært klassifika­sjonssystem er angitt for arkivedel.</text:p>
          </table:table-cell>
          <table:table-cell table:style-name="ce4" office:value-type="string" calcext:value-type="string">
            <text:p>Kravet bør settes obligatorisk for sak-/arkivsystem</text:p>
          </table:table-cell>
          <table:table-cell table:style-name="ce4" table:number-columns-repeated="2"/>
          <table:table-cell table:style-name="ce113" office:value-type="string" calcext:value-type="string">
            <text:p>systemtype</text:p>
          </table:table-cell>
          <table:table-cell table:style-name="ce122"/>
          <table:table-cell table:style-name="ce4"/>
          <table:table-cell table:number-columns-repeated="1014"/>
        </table:table-row>
        <table:table-row table:style-name="ro9">
          <table:table-cell table:style-name="ce2" office:value-type="string" calcext:value-type="string">
            <text:p>5.4.15 </text:p>
          </table:table-cell>
          <table:table-cell table:style-name="ce2" office:value-type="string" calcext:value-type="string">
            <text:p>Det skal finnes en tjeneste/funksjon for å ajourholde sekundærklassifikasjoner mot en <text:span text:style-name="T16">Saksmappe </text:span><text:span text:style-name="T17">(referanseSekundærKlassifikasjon)</text:span></text:p>
          </table:table-cell>
          <table:table-cell table:style-name="ce59" office:value-type="string" calcext:value-type="string">
            <text:p>B</text:p>
          </table:table-cell>
          <table:table-cell table:style-name="ce4" office:value-type="string" calcext:value-type="string">
            <text:p>Obligatorisk for sakarkiv.</text:p>
          </table:table-cell>
          <table:table-cell table:style-name="ce4" table:number-columns-repeated="3"/>
          <table:table-cell table:style-name="ce113" office:value-type="string" calcext:value-type="string">
            <text:p>systemtype</text:p>
          </table:table-cell>
          <table:table-cell table:style-name="ce122"/>
          <table:table-cell table:style-name="ce4"/>
          <table:table-cell table:number-columns-repeated="1014"/>
        </table:table-row>
        <table:table-row table:style-name="ro9">
          <table:table-cell table:style-name="ce2" office:value-type="string" calcext:value-type="string">
            <text:p>5.4.16 </text:p>
          </table:table-cell>
          <table:table-cell table:style-name="ce2" office:value-type="string" calcext:value-type="string">
            <text:p>Det bør finnes en tjeneste/funksjon for å ajourholde <text:span text:style-name="T11">Journalenhet </text:span><text:span text:style-name="T14">på en </text:span><text:span text:style-name="T15">Saksmappe</text:span><text:span text:style-name="T14">.</text:span></text:p>
          </table:table-cell>
          <table:table-cell table:style-name="ce59" office:value-type="string" calcext:value-type="string">
            <text:p>V</text:p>
          </table:table-cell>
          <table:table-cell table:style-name="ce4"/>
          <table:table-cell table:style-name="ce4" office:value-type="string" calcext:value-type="string">
            <text:p>Kravet bør stilles som obligatorisk, dersom kommunen opererer med flere ulike journalenheter</text:p>
          </table:table-cell>
          <table:table-cell table:style-name="ce4" office:value-type="string" calcext:value-type="string">
            <text:p>Gjør det mulig å endre journalførende enhet på enkelte saksmapper</text:p>
          </table:table-cell>
          <table:table-cell table:style-name="ce4"/>
          <table:table-cell table:style-name="ce113"/>
          <table:table-cell table:style-name="ce122"/>
          <table:table-cell table:style-name="ce4"/>
          <table:table-cell table:number-columns-repeated="1014"/>
        </table:table-row>
        <table:table-row table:style-name="ro9">
          <table:table-cell table:style-name="ce2" office:value-type="string" calcext:value-type="string">
            <text:p>5.4.17 </text:p>
          </table:table-cell>
          <table:table-cell table:style-name="ce2" office:value-type="string" calcext:value-type="string">
            <text:p>Det skal finnes en tjeneste/funksjon for å ajourholde <text:span text:style-name="T11">Administrativ enhet </text:span><text:span text:style-name="T14">på en </text:span><text:span text:style-name="T15">Saksmappe</text:span><text:span text:style-name="T14">.</text:span></text:p>
          </table:table-cell>
          <table:table-cell table:style-name="ce59" office:value-type="string" calcext:value-type="string">
            <text:p>B</text:p>
          </table:table-cell>
          <table:table-cell table:style-name="ce4" office:value-type="string" calcext:value-type="string">
            <text:p>Obligatorisk for sakarkiv.</text:p>
          </table:table-cell>
          <table:table-cell table:style-name="ce4" table:number-columns-repeated="3"/>
          <table:table-cell table:style-name="ce113" office:value-type="string" calcext:value-type="string">
            <text:p>systemtype</text:p>
          </table:table-cell>
          <table:table-cell table:style-name="ce122"/>
          <table:table-cell table:style-name="ce4"/>
          <table:table-cell table:number-columns-repeated="1014"/>
        </table:table-row>
        <table:table-row table:style-name="ro9">
          <table:table-cell table:style-name="ce2" office:value-type="string" calcext:value-type="string">
            <text:p>5.4.18 </text:p>
          </table:table-cell>
          <table:table-cell table:style-name="ce2" office:value-type="string" calcext:value-type="string">
            <text:p>Det skal finnes en tjeneste/funksjon for å ajourholde <text:span text:style-name="T11">Sakspart </text:span><text:span text:style-name="T14">i tilknytning til en </text:span><text:span text:style-name="T15">Saksmappe</text:span><text:span text:style-name="T14">.</text:span></text:p>
          </table:table-cell>
          <table:table-cell table:style-name="ce59" office:value-type="string" calcext:value-type="string">
            <text:p>B</text:p>
          </table:table-cell>
          <table:table-cell table:style-name="ce4" office:value-type="string" calcext:value-type="string">
            <text:p>Obligatorisk for løsninger hvor det inngår saksparter.</text:p>
          </table:table-cell>
          <table:table-cell table:style-name="ce4" table:number-columns-repeated="3"/>
          <table:table-cell table:style-name="ce113" office:value-type="string" calcext:value-type="string">
            <text:p>systemtype</text:p>
          </table:table-cell>
          <table:table-cell table:style-name="ce122"/>
          <table:table-cell table:style-name="ce4"/>
          <table:table-cell table:number-columns-repeated="1014"/>
        </table:table-row>
        <table:table-row table:style-name="ro9">
          <table:table-cell table:style-name="ce2" office:value-type="string" calcext:value-type="string">
            <text:p>5.4.19 </text:p>
          </table:table-cell>
          <table:table-cell table:style-name="ce2" office:value-type="string" calcext:value-type="string">
            <text:p>Det bør finnes en tjeneste/funksjon for å legge opp og ajourholde undermapper for en <text:span text:style-name="T16">Mappe</text:span><text:span text:style-name="T17"> (mappehierarki).</text:span></text:p>
          </table:table-cell>
          <table:table-cell table:style-name="ce59" office:value-type="string" calcext:value-type="string">
            <text:p>V</text:p>
          </table:table-cell>
          <table:table-cell table:style-name="ce4"/>
          <table:table-cell table:style-name="ce4" office:value-type="string" calcext:value-type="string">
            <text:p>Kravet bør stilles som obligatorisk dersom man har valgt krav nr. 5.4.5 (mappe i mappe)</text:p>
          </table:table-cell>
          <table:table-cell table:style-name="ce4" table:number-columns-repeated="2"/>
          <table:table-cell table:style-name="ce113"/>
          <table:table-cell table:style-name="ce122"/>
          <table:table-cell table:style-name="ce4"/>
          <table:table-cell table:number-columns-repeated="1014"/>
        </table:table-row>
        <table:table-row table:style-name="ro7">
          <table:table-cell table:style-name="ce5" office:value-type="string" calcext:value-type="string">
            <text:p>Krav nr.</text:p>
          </table:table-cell>
          <table:table-cell table:style-name="ce5" office:value-type="string" calcext:value-type="string">
            <text:p>Strukturelle krav til <text:span text:style-name="T9">Registrering</text:span></text:p>
          </table:table-cell>
          <table:table-cell table:style-name="ce62" office:value-type="string" calcext:value-type="string">
            <text:p>Type</text:p>
          </table:table-cell>
          <table:table-cell table:style-name="ce8" office:value-type="string" calcext:value-type="string">
            <text:p>Merknad</text:p>
          </table:table-cell>
          <table:table-cell table:style-name="ce4" table:number-columns-repeated="3"/>
          <table:table-cell table:style-name="ce113"/>
          <table:table-cell table:style-name="ce4" table:number-columns-repeated="2"/>
          <table:table-cell table:number-columns-repeated="1014"/>
        </table:table-row>
        <table:table-row table:style-name="ro13">
          <table:table-cell table:style-name="ce4" office:value-type="string" calcext:value-type="string" table:number-columns-spanned="1" table:number-rows-spanned="2">
            <text:p>5.5.1 </text:p>
          </table:table-cell>
          <table:table-cell table:style-name="ce4" office:value-type="string" calcext:value-type="string" table:number-columns-spanned="1" table:number-rows-spanned="2">
            <text:p>En <text:span text:style-name="T16">Registrering</text:span><text:span text:style-name="T17"> skal kunne inndeles i forskjellige typer. Merknad: Dette er i den konseptuelle modellen løst gjennom spesialisering, altså utvidelser for hver type.</text:span></text:p>
          </table:table-cell>
          <table:table-cell table:style-name="ce61" office:value-type="string" calcext:value-type="string" table:number-columns-spanned="1" table:number-rows-spanned="2">
            <text:p>O</text:p>
          </table:table-cell>
          <table:table-cell table:style-name="ce4" table:number-columns-spanned="1" table:number-rows-spanned="2"/>
          <table:table-cell table:style-name="ce4" table:number-columns-repeated="3"/>
          <table:table-cell table:style-name="ce113"/>
          <table:table-cell table:style-name="ce4" table:number-columns-repeated="2"/>
          <table:table-cell table:number-columns-repeated="1014"/>
        </table:table-row>
        <table:table-row table:style-name="ro20">
          <table:covered-table-cell table:number-columns-repeated="2" table:style-name="ce7"/>
          <table:covered-table-cell table:style-name="ce21"/>
          <table:covered-table-cell table:style-name="ce7"/>
          <table:table-cell table:style-name="ce4" table:number-columns-repeated="3"/>
          <table:table-cell table:style-name="ce113"/>
          <table:table-cell table:style-name="ce4" table:number-columns-repeated="2"/>
          <table:table-cell table:number-columns-repeated="1014"/>
        </table:table-row>
        <table:table-row table:style-name="ro4">
          <table:table-cell table:style-name="ce2" office:value-type="string" calcext:value-type="string">
            <text:p>5.5.2 </text:p>
          </table:table-cell>
          <table:table-cell table:style-name="ce2" office:value-type="string" calcext:value-type="string">
            <text:p>Hvis Mappenivået er benyttet, skal en <text:span text:style-name="T22">Registrering</text:span><text:span text:style-name="T23"> tilhøre (kun) en </text:span><text:span text:style-name="T24">Mappe</text:span><text:span text:style-name="T25"> og en </text:span><text:span text:style-name="T26">Mappe </text:span><text:span text:style-name="T25">kan innehold ingen, en eller flere </text:span><text:span text:style-name="T24">Registreringer</text:span><text:span text:style-name="T25">.</text:span></text:p>
          </table:table-cell>
          <table:table-cell table:style-name="ce59"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13">
          <table:table-cell table:style-name="ce4" office:value-type="string" calcext:value-type="string" table:number-columns-spanned="1" table:number-rows-spanned="2">
            <text:p>5.5.3 </text:p>
          </table:table-cell>
          <table:table-cell table:style-name="ce4" office:value-type="string" calcext:value-type="string" table:number-columns-spanned="1" table:number-rows-spanned="2">
            <text:p>Hvis Mappenivået ikke er benyttet, skal <text:span text:style-name="T22">Registrering</text:span><text:span text:style-name="T23"> tilhøre (kun) én </text:span><text:span text:style-name="T24">Arkivdel</text:span><text:span text:style-name="T25"> og en </text:span><text:span text:style-name="T26">Arkivdel </text:span><text:span text:style-name="T25">kan inneholde ingen, én eller flere </text:span><text:span text:style-name="T24">Registreringer</text:span><text:span text:style-name="T25">. Merknad: Dette er skissert i modellen ved hjelp av ENTEN / ELLER beskrakning.</text:span></text:p>
          </table:table-cell>
          <table:table-cell table:style-name="ce61" office:value-type="string" calcext:value-type="string" table:number-columns-spanned="1" table:number-rows-spanned="2">
            <text:p>B</text:p>
          </table:table-cell>
          <table:table-cell table:style-name="ce4" office:value-type="string" calcext:value-type="string" table:number-columns-spanned="1" table:number-rows-spanned="2">
            <text:p>Bare aktuelt ved bestemte fagsystemer.</text:p>
          </table:table-cell>
          <table:table-cell table:style-name="ce4" table:number-columns-repeated="3"/>
          <table:table-cell table:style-name="ce113"/>
          <table:table-cell table:style-name="ce4" table:number-columns-repeated="2"/>
          <table:table-cell table:number-columns-repeated="1014"/>
        </table:table-row>
        <table:table-row table:style-name="ro21">
          <table:covered-table-cell table:number-columns-repeated="2" table:style-name="ce7"/>
          <table:covered-table-cell table:style-name="ce21"/>
          <table:covered-table-cell table:style-name="ce7"/>
          <table:table-cell table:style-name="ce4" table:number-columns-repeated="3"/>
          <table:table-cell table:style-name="ce113"/>
          <table:table-cell table:style-name="ce122"/>
          <table:table-cell table:style-name="ce4"/>
          <table:table-cell table:number-columns-repeated="1014"/>
        </table:table-row>
        <table:table-row table:style-name="ro13">
          <table:table-cell table:style-name="ce4" office:value-type="string" calcext:value-type="string" table:number-columns-spanned="1" table:number-rows-spanned="2">
            <text:p>5.5.4 </text:p>
          </table:table-cell>
          <table:table-cell table:style-name="ce4" office:value-type="string" calcext:value-type="string" table:number-columns-spanned="1" table:number-rows-spanned="2">
            <text:p>Hvis Mappenivået ikke er benyttet, skal <text:span text:style-name="T22">Registrering </text:span><text:span text:style-name="T23">tilhøre kun en </text:span><text:span text:style-name="T24">Klasse </text:span><text:span text:style-name="T25">og en </text:span><text:span text:style-name="T26">Klasse</text:span><text:span text:style-name="T25"> kan inngå i ingen, en eller flere </text:span><text:span text:style-name="T24">Registreringer</text:span><text:span text:style-name="T25">. Merknad: Dette er skissert i modellen ved hjelp av ENTEN / ELLER beskrakning.</text:span></text:p>
          </table:table-cell>
          <table:table-cell table:style-name="ce61" office:value-type="string" calcext:value-type="string" table:number-columns-spanned="1" table:number-rows-spanned="2">
            <text:p>B</text:p>
          </table:table-cell>
          <table:table-cell table:style-name="ce4" office:value-type="string" calcext:value-type="string" table:number-columns-spanned="1" table:number-rows-spanned="2">
            <text:p>Bare aktuelt ved bestemte fagsystemer.</text:p>
          </table:table-cell>
          <table:table-cell table:style-name="ce4" table:number-columns-repeated="3"/>
          <table:table-cell table:style-name="ce113"/>
          <table:table-cell table:style-name="ce122"/>
          <table:table-cell table:style-name="ce4"/>
          <table:table-cell table:number-columns-repeated="1014"/>
        </table:table-row>
        <table:table-row table:style-name="ro22">
          <table:covered-table-cell table:number-columns-repeated="2" table:style-name="ce7"/>
          <table:covered-table-cell table:style-name="ce21"/>
          <table:covered-table-cell table:style-name="ce7"/>
          <table:table-cell table:style-name="ce4" table:number-columns-repeated="3"/>
          <table:table-cell table:style-name="ce113"/>
          <table:table-cell table:style-name="ce122"/>
          <table:table-cell table:style-name="ce4"/>
          <table:table-cell table:number-columns-repeated="1014"/>
        </table:table-row>
        <table:table-row table:style-name="ro4">
          <table:table-cell table:style-name="ce2" office:value-type="string" calcext:value-type="string">
            <text:p>5.5.5 </text:p>
          </table:table-cell>
          <table:table-cell table:style-name="ce2" office:value-type="string" calcext:value-type="string">
            <text:p>En <text:span text:style-name="T18">Registrering</text:span><text:span text:style-name="T19"> skal kunne inneholde ingen, en eller flere </text:span><text:span text:style-name="T20">Dokumentbeskrivelser</text:span><text:span text:style-name="T21"> og en </text:span><text:span text:style-name="T20">Dokumentbeskrivelse </text:span><text:span text:style-name="T21">skal inngå i en eller flere </text:span><text:span text:style-name="T20">Registreringer.</text:span></text:p>
          </table:table-cell>
          <table:table-cell table:style-name="ce59" office:value-type="string" calcext:value-type="string">
            <text:p>O</text:p>
          </table:table-cell>
          <table:table-cell table:style-name="ce4" office:value-type="string" calcext:value-type="string">
            <text:p>Se merknad.</text:p>
          </table:table-cell>
          <table:table-cell table:style-name="ce4" table:number-columns-repeated="3"/>
          <table:table-cell table:style-name="ce113"/>
          <table:table-cell table:style-name="ce4" table:number-columns-repeated="2"/>
          <table:table-cell table:number-columns-repeated="1014"/>
        </table:table-row>
        <table:table-row table:style-name="ro4">
          <table:table-cell table:style-name="ce2" office:value-type="string" calcext:value-type="string">
            <text:p>5.5.6 </text:p>
          </table:table-cell>
          <table:table-cell table:style-name="ce2" office:value-type="string" calcext:value-type="string">
            <text:p>En <text:span text:style-name="T27">Registrering </text:span><text:span text:style-name="T28">skal kunne utvides til en </text:span><text:span text:style-name="T29">Basisregistrering.</text:span></text:p>
          </table:table-cell>
          <table:table-cell table:style-name="ce59" office:value-type="string" calcext:value-type="string">
            <text:p>O</text:p>
          </table:table-cell>
          <table:table-cell table:style-name="ce4" office:value-type="string" calcext:value-type="string">
            <text:p>Alle fagsystemer må som et minimum inneholde metadata for Registrering + Basisregistrering.</text:p>
          </table:table-cell>
          <table:table-cell table:style-name="ce4" table:number-columns-repeated="3"/>
          <table:table-cell table:style-name="ce113"/>
          <table:table-cell table:style-name="ce4" table:number-columns-repeated="2"/>
          <table:table-cell table:number-columns-repeated="1014"/>
        </table:table-row>
        <table:table-row table:style-name="ro16">
          <table:table-cell table:style-name="ce2" office:value-type="string" calcext:value-type="string">
            <text:p>5.5.7 </text:p>
          </table:table-cell>
          <table:table-cell table:style-name="ce2" office:value-type="string" calcext:value-type="string">
            <text:p>En <text:span text:style-name="T27">Basisregistrering </text:span><text:span text:style-name="T28">skal kunne utvides til en </text:span><text:span text:style-name="T29">Journalpost.</text:span></text:p>
          </table:table-cell>
          <table:table-cell table:style-name="ce59" office:value-type="string" calcext:value-type="string">
            <text:p>B</text:p>
          </table:table-cell>
          <table:table-cell table:style-name="ce4" office:value-type="string" calcext:value-type="string">
            <text:p>Obligatorisk for sakarkiver.</text:p>
          </table:table-cell>
          <table:table-cell table:style-name="ce4" table:number-columns-repeated="3"/>
          <table:table-cell table:style-name="ce113" office:value-type="string" calcext:value-type="string">
            <text:p>systemtype</text:p>
          </table:table-cell>
          <table:table-cell table:style-name="ce122"/>
          <table:table-cell table:style-name="ce4"/>
          <table:table-cell table:number-columns-repeated="1014"/>
        </table:table-row>
        <table:table-row table:style-name="ro8">
          <table:table-cell table:style-name="ce2" office:value-type="string" calcext:value-type="string">
            <text:p>5.5.8 </text:p>
          </table:table-cell>
          <table:table-cell table:style-name="ce2" office:value-type="string" calcext:value-type="string">
            <text:p>En <text:span text:style-name="T16">journalpost</text:span><text:span text:style-name="T17"> skal kunne defineres til å være av forskjellig type, se M082journalposttype.</text:span></text:p>
          </table:table-cell>
          <table:table-cell table:style-name="ce59" office:value-type="string" calcext:value-type="string">
            <text:p>B</text:p>
          </table:table-cell>
          <table:table-cell table:style-name="ce4" office:value-type="string" calcext:value-type="string">
            <text:p>Obligatorisk for sakarkiver.</text:p>
          </table:table-cell>
          <table:table-cell table:style-name="ce4" table:number-columns-repeated="3"/>
          <table:table-cell table:style-name="ce113" office:value-type="string" calcext:value-type="string">
            <text:p>systemtype</text:p>
          </table:table-cell>
          <table:table-cell table:style-name="ce122"/>
          <table:table-cell table:style-name="ce4"/>
          <table:table-cell table:number-columns-repeated="1014"/>
        </table:table-row>
        <table:table-row table:style-name="ro23">
          <table:table-cell table:style-name="ce2" office:value-type="string" calcext:value-type="string">
            <text:p>5.5.9 </text:p>
          </table:table-cell>
          <table:table-cell table:style-name="ce2"/>
          <table:table-cell table:style-name="ce59"/>
          <table:table-cell table:style-name="ce4" office:value-type="string" calcext:value-type="string">
            <text:p>Utgår</text:p>
          </table:table-cell>
          <table:table-cell table:style-name="ce4" table:number-columns-repeated="3"/>
          <table:table-cell table:style-name="ce113"/>
          <table:table-cell table:style-name="ce4" table:number-columns-repeated="2"/>
          <table:table-cell table:number-columns-repeated="1014"/>
        </table:table-row>
        <table:table-row table:style-name="ro13">
          <table:table-cell table:style-name="ce4" office:value-type="string" calcext:value-type="string" table:number-columns-spanned="1" table:number-rows-spanned="2">
            <text:p>5.5.10 </text:p>
          </table:table-cell>
          <table:table-cell table:style-name="ce4" office:value-type="string" calcext:value-type="string" table:number-columns-spanned="1" table:number-rows-spanned="2">
            <text:p>En <text:span text:style-name="T38">Journalpost </text:span><text:span text:style-name="T39">skal ha registrert en</text:span><text:span text:style-name="T40"> Saksansvar (dvs. administrativ enhet, Saksbehandler </text:span><text:span text:style-name="T41">og eventuelt</text:span><text:span text:style-name="T42"> journalenhet) og en Saksansvar </text:span><text:span text:style-name="T39">skal kunne</text:span><text:span text:style-name="T43"> </text:span><text:span text:style-name="T41">inngå i ingen, en eller flere </text:span><text:span text:style-name="T43">Journalposter.</text:span></text:p>
          </table:table-cell>
          <table:table-cell table:style-name="ce61" office:value-type="string" calcext:value-type="string" table:number-columns-spanned="1" table:number-rows-spanned="2">
            <text:p>B</text:p>
          </table:table-cell>
          <table:table-cell table:style-name="ce4" office:value-type="string" calcext:value-type="string" table:number-columns-spanned="1" table:number-rows-spanned="2">
            <text:p>Obligatorisk for sakarkiver.</text:p>
          </table:table-cell>
          <table:table-cell table:style-name="ce4" table:number-columns-repeated="3"/>
          <table:table-cell table:style-name="ce113" office:value-type="string" calcext:value-type="string">
            <text:p>systemtype</text:p>
          </table:table-cell>
          <table:table-cell table:style-name="ce122"/>
          <table:table-cell table:style-name="ce4"/>
          <table:table-cell table:number-columns-repeated="1014"/>
        </table:table-row>
        <table:table-row table:style-name="ro24">
          <table:covered-table-cell table:number-columns-repeated="2" table:style-name="ce7"/>
          <table:covered-table-cell table:style-name="ce21"/>
          <table:covered-table-cell table:style-name="ce7"/>
          <table:table-cell table:style-name="ce4" table:number-columns-repeated="3"/>
          <table:table-cell table:style-name="ce113" office:value-type="string" calcext:value-type="string">
            <text:p>systemtype</text:p>
          </table:table-cell>
          <table:table-cell table:style-name="ce122"/>
          <table:table-cell table:style-name="ce4"/>
          <table:table-cell table:number-columns-repeated="1014"/>
        </table:table-row>
        <table:table-row table:style-name="ro4">
          <table:table-cell table:style-name="ce2" office:value-type="string" calcext:value-type="string">
            <text:p>5.5.11 </text:p>
          </table:table-cell>
          <table:table-cell table:style-name="ce2" office:value-type="string" calcext:value-type="string">
            <text:p>En <text:span text:style-name="T18">Journalpost </text:span><text:span text:style-name="T19">skal ha registrert en</text:span><text:span text:style-name="T20"> Korrespondansepart </text:span><text:span text:style-name="T21">og en </text:span><text:span text:style-name="T20">Korrespondansepart </text:span><text:span text:style-name="T21">skal inngå i (kun) en </text:span><text:span text:style-name="T20">Journalpost.</text:span></text:p>
          </table:table-cell>
          <table:table-cell table:style-name="ce59" office:value-type="string" calcext:value-type="string">
            <text:p>B</text:p>
          </table:table-cell>
          <table:table-cell table:style-name="ce4" office:value-type="string" calcext:value-type="string">
            <text:p>Obligatorisk for sakarkiver.</text:p>
          </table:table-cell>
          <table:table-cell table:style-name="ce4" table:number-columns-repeated="3"/>
          <table:table-cell table:style-name="ce113" office:value-type="string" calcext:value-type="string">
            <text:p>systemtype</text:p>
          </table:table-cell>
          <table:table-cell table:style-name="ce122"/>
          <table:table-cell table:style-name="ce4"/>
          <table:table-cell table:number-columns-repeated="1014"/>
        </table:table-row>
        <table:table-row table:style-name="ro7">
          <table:table-cell table:style-name="ce5" office:value-type="string" calcext:value-type="string">
            <text:p>Krav nr.</text:p>
          </table:table-cell>
          <table:table-cell table:style-name="ce5" office:value-type="string" calcext:value-type="string">
            <text:p>Funksjonelle krav til <text:span text:style-name="T9">Registrering</text:span></text:p>
          </table:table-cell>
          <table:table-cell table:style-name="ce62" office:value-type="string" calcext:value-type="string">
            <text:p>Type</text:p>
          </table:table-cell>
          <table:table-cell table:style-name="ce8" office:value-type="string" calcext:value-type="string">
            <text:p>Merknad</text:p>
          </table:table-cell>
          <table:table-cell table:style-name="ce4" table:number-columns-repeated="3"/>
          <table:table-cell table:style-name="ce113"/>
          <table:table-cell table:style-name="ce4" table:number-columns-repeated="2"/>
          <table:table-cell table:number-columns-repeated="1014"/>
        </table:table-row>
        <table:table-row table:style-name="ro9">
          <table:table-cell table:style-name="ce2" office:value-type="string" calcext:value-type="string">
            <text:p>5.5.12 </text:p>
          </table:table-cell>
          <table:table-cell table:style-name="ce2" office:value-type="string" calcext:value-type="string">
            <text:p>Det bør finnes en tjeneste/funksjon for å ajourholde <text:span text:style-name="T11">Journalenhet</text:span><text:span text:style-name="T14"> på en </text:span><text:span text:style-name="T15">Registrering </text:span><text:span text:style-name="T14">(Journalpost).</text:span></text:p>
          </table:table-cell>
          <table:table-cell table:style-name="ce59" office:value-type="string" calcext:value-type="string">
            <text:p>V</text:p>
          </table:table-cell>
          <table:table-cell table:style-name="ce4"/>
          <table:table-cell table:style-name="ce4" office:value-type="string" calcext:value-type="string">
            <text:p>Journalenhet skal i utgangspunktet registreres på saksnivå. Det er vanskelig å se i hvilke tilfeller dette kravet blir relevant. Det anbefales å la kravet utgå.</text:p>
          </table:table-cell>
          <table:table-cell table:style-name="ce4" office:value-type="string" calcext:value-type="string">
            <text:p>Kravet er uklart, og det fremstår som en logisk brist i Noark-standarden</text:p>
          </table:table-cell>
          <table:table-cell table:style-name="ce4"/>
          <table:table-cell table:style-name="ce113"/>
          <table:table-cell table:style-name="ce122"/>
          <table:table-cell table:style-name="ce4"/>
          <table:table-cell table:number-columns-repeated="1014"/>
        </table:table-row>
        <table:table-row table:style-name="ro4">
          <table:table-cell table:style-name="ce2" office:value-type="string" calcext:value-type="string">
            <text:p>5.5.13 </text:p>
          </table:table-cell>
          <table:table-cell table:style-name="ce2" office:value-type="string" calcext:value-type="string">
            <text:p>Det skal finnes en tjeneste/funksjon for å ajourholde <text:span text:style-name="T11">Administrativ enhet</text:span><text:span text:style-name="T12"> og </text:span><text:span text:style-name="T13">Saksbehandler</text:span><text:span text:style-name="T14"> på en </text:span><text:span text:style-name="T15">Registrering</text:span><text:span text:style-name="T14"> (Journalpost).</text:span></text:p>
          </table:table-cell>
          <table:table-cell table:style-name="ce59" office:value-type="string" calcext:value-type="string">
            <text:p>B</text:p>
          </table:table-cell>
          <table:table-cell table:style-name="ce4" office:value-type="string" calcext:value-type="string">
            <text:p>Obligatorisk for sakarkiv</text:p>
          </table:table-cell>
          <table:table-cell table:style-name="ce4" table:number-columns-repeated="3"/>
          <table:table-cell table:style-name="ce113" office:value-type="string" calcext:value-type="string">
            <text:p>systemtype</text:p>
          </table:table-cell>
          <table:table-cell table:style-name="ce122"/>
          <table:table-cell table:style-name="ce4"/>
          <table:table-cell table:number-columns-repeated="1014"/>
        </table:table-row>
        <table:table-row table:style-name="ro9">
          <table:table-cell table:style-name="ce2" office:value-type="string" calcext:value-type="string">
            <text:p>5.5.14 </text:p>
          </table:table-cell>
          <table:table-cell table:style-name="ce2" office:value-type="string" calcext:value-type="string">
            <text:p>Det skal finnes en tjeneste/funksjon for å ajourholde <text:span text:style-name="T11">Korrespondansepart</text:span><text:span text:style-name="T14"> på en </text:span><text:span text:style-name="T15">Journalpost</text:span><text:span text:style-name="T14">.</text:span></text:p>
          </table:table-cell>
          <table:table-cell table:style-name="ce59"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8">
          <table:table-cell table:style-name="ce8" office:value-type="string" calcext:value-type="string">
            <text:p>Krav nr.</text:p>
          </table:table-cell>
          <table:table-cell table:style-name="ce26" office:value-type="string" calcext:value-type="string">
            <text:p>Strukturelle krav til <text:span text:style-name="T9">Dokumentbeskrivelse og Dokumentobjekt</text:span></text:p>
          </table:table-cell>
          <table:table-cell table:style-name="ce63" office:value-type="string" calcext:value-type="string">
            <text:p>Type</text:p>
          </table:table-cell>
          <table:table-cell table:style-name="ce8" office:value-type="string" calcext:value-type="string">
            <text:p>Merknad</text:p>
          </table:table-cell>
          <table:table-cell table:style-name="ce4" table:number-columns-repeated="3"/>
          <table:table-cell table:style-name="ce113"/>
          <table:table-cell table:style-name="ce4" table:number-columns-repeated="2"/>
          <table:table-cell table:number-columns-repeated="1014"/>
        </table:table-row>
        <table:table-row table:style-name="ro13">
          <table:table-cell table:style-name="ce4" office:value-type="string" calcext:value-type="string" table:number-columns-spanned="1" table:number-rows-spanned="2">
            <text:p>5.6.1 </text:p>
          </table:table-cell>
          <table:table-cell table:style-name="ce4" office:value-type="string" calcext:value-type="string" table:number-columns-spanned="1" table:number-rows-spanned="2">
            <text:p>En <text:span text:style-name="T22">Registrering </text:span><text:span text:style-name="T23">skal kunne bestå av ingen, ett eller flere </text:span><text:span text:style-name="T24">Dokumentbeskrivelser </text:span><text:span text:style-name="T25">og en </text:span><text:span text:style-name="T26">Dokumentbeskrivelse</text:span><text:span text:style-name="T25"> skal inngå i ett eller flere </text:span><text:span text:style-name="T24">Registreringer</text:span><text:span text:style-name="T25">. Disse registreringene kan være tilknyttet mapper som tilhører forskjellige arkivdeler og arkiver.</text:span></text:p>
          </table:table-cell>
          <table:table-cell table:style-name="ce61" office:value-type="string" calcext:value-type="string" table:number-columns-spanned="1" table:number-rows-spanned="2">
            <text:p>O</text:p>
          </table:table-cell>
          <table:table-cell table:style-name="ce4" table:number-columns-spanned="1" table:number-rows-spanned="2"/>
          <table:table-cell table:style-name="ce4" table:number-columns-repeated="3"/>
          <table:table-cell table:style-name="ce113"/>
          <table:table-cell table:style-name="ce4" table:number-columns-repeated="2"/>
          <table:table-cell table:number-columns-repeated="1014"/>
        </table:table-row>
        <table:table-row table:style-name="ro13">
          <table:covered-table-cell table:number-columns-repeated="2" table:style-name="ce7"/>
          <table:covered-table-cell table:style-name="ce21"/>
          <table:covered-table-cell table:style-name="ce7"/>
          <table:table-cell table:style-name="ce4" table:number-columns-repeated="3"/>
          <table:table-cell table:style-name="ce113"/>
          <table:table-cell table:style-name="ce4" table:number-columns-repeated="2"/>
          <table:table-cell table:number-columns-repeated="1014"/>
        </table:table-row>
        <table:table-row table:style-name="ro8">
          <table:table-cell table:style-name="ce9" office:value-type="string" calcext:value-type="string">
            <text:p>5.6.2 </text:p>
          </table:table-cell>
          <table:table-cell table:style-name="ce27" office:value-type="string" calcext:value-type="string">
            <text:p>Dokumentbeskrivelse<text:span text:style-name="T8"> skal kunne inndeles i forskjellige typer.</text:span></text:p>
          </table:table-cell>
          <table:table-cell table:style-name="ce64"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9">
          <table:table-cell table:style-name="ce9" office:value-type="string" calcext:value-type="string">
            <text:p>5.6.3 </text:p>
          </table:table-cell>
          <table:table-cell table:style-name="ce28" office:value-type="string" calcext:value-type="string">
            <text:p>En <text:span text:style-name="T22">Dokumentbeskrivelse </text:span><text:span text:style-name="T23">skal ha ett eller flere </text:span><text:span text:style-name="T24">Dokumentobjekt </text:span><text:span text:style-name="T25">og et </text:span><text:span text:style-name="T26">Dokumentobjekt </text:span><text:span text:style-name="T25">kan inngå i ingen eller en </text:span><text:span text:style-name="T24">Dokumentbeskrivelse</text:span><text:span text:style-name="T25">.</text:span></text:p>
          </table:table-cell>
          <table:table-cell table:style-name="ce64"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13">
          <table:table-cell table:style-name="ce4" office:value-type="string" calcext:value-type="string" table:number-columns-spanned="1" table:number-rows-spanned="2">
            <text:p>5.6.4 </text:p>
          </table:table-cell>
          <table:table-cell table:style-name="ce4" table:number-columns-spanned="1" table:number-rows-spanned="2"/>
          <table:table-cell table:style-name="ce61" table:number-columns-spanned="1" table:number-rows-spanned="2"/>
          <table:table-cell table:style-name="ce4" office:value-type="string" calcext:value-type="string" table:number-columns-spanned="1" table:number-rows-spanned="2">
            <text:p>Utgår</text:p>
          </table:table-cell>
          <table:table-cell table:style-name="ce4" table:number-columns-repeated="3"/>
          <table:table-cell table:style-name="ce113"/>
          <table:table-cell table:style-name="ce4" table:number-columns-repeated="2"/>
          <table:table-cell table:number-columns-repeated="1014"/>
        </table:table-row>
        <table:table-row table:style-name="ro13">
          <table:covered-table-cell table:number-columns-repeated="2" table:style-name="ce7"/>
          <table:covered-table-cell table:style-name="ce21"/>
          <table:covered-table-cell table:style-name="ce7"/>
          <table:table-cell table:style-name="ce4" table:number-columns-repeated="3"/>
          <table:table-cell table:style-name="ce113"/>
          <table:table-cell table:style-name="ce4" table:number-columns-repeated="2"/>
          <table:table-cell table:number-columns-repeated="1014"/>
        </table:table-row>
        <table:table-row table:style-name="ro4">
          <table:table-cell table:style-name="ce9" office:value-type="string" calcext:value-type="string">
            <text:p>5.6.5 </text:p>
          </table:table-cell>
          <table:table-cell table:style-name="ce28" office:value-type="string" calcext:value-type="string">
            <text:p>En <text:span text:style-name="T16">dokumentbeskrivelse</text:span><text:span text:style-name="T17"> for et fysisk dokument (f.eks. papir) skal kunne ha referanse til oppbevaringssted for dokumentet.</text:span></text:p>
          </table:table-cell>
          <table:table-cell table:style-name="ce64" office:value-type="string" calcext:value-type="string">
            <text:p>V</text:p>
          </table:table-cell>
          <table:table-cell table:style-name="ce4"/>
          <table:table-cell table:style-name="ce4" office:value-type="string" calcext:value-type="string">
            <text:p>Enkelte dokumenter må bevares i fysisk form til tross for at man har helelektronisk arkiv</text:p>
          </table:table-cell>
          <table:table-cell table:style-name="ce4" office:value-type="string" calcext:value-type="string">
            <text:p>Man vil kunne beskrive hvor et dokument fysisk er lagret</text:p>
          </table:table-cell>
          <table:table-cell table:style-name="ce4"/>
          <table:table-cell table:style-name="ce113"/>
          <table:table-cell table:style-name="ce122">
            <office:annotation draw:style-name="gr2" draw:text-style-name="P3" svg:width="386.42pt" svg:height="93.77pt" svg:x="780.52pt" svg:y="5281.8pt" draw:caption-point-x="-5.53pt" draw:caption-point-y="-67.18pt">
              <dc:date>2017-08-22T00:00:00</dc:date>
              <text:p text:style-name="P2">Dette utgår ikke. En kommune må fortsatt ha mulighet til å oppbevare enkelte dokumenter på papir (i tillegg til å scanne dem) hvis det er juridiske krav mv. til dette.</text:p>
              <text:p text:style-name="P2"><text:tab/>-Sveinung Meyer Svendsen</text:p>
            </office:annotation>
          </table:table-cell>
          <table:table-cell table:style-name="ce4"/>
          <table:table-cell table:style-name="ce102"/>
          <table:table-cell table:number-columns-repeated="1013"/>
        </table:table-row>
        <table:table-row table:style-name="ro9">
          <table:table-cell table:style-name="ce9" office:value-type="string" calcext:value-type="string">
            <text:p>5.6.6 </text:p>
          </table:table-cell>
          <table:table-cell table:style-name="ce28" office:value-type="string" calcext:value-type="string">
            <text:p>Et <text:span text:style-name="T11">Dokumentobjekt </text:span><text:span text:style-name="T12">som er tilknyttet samme </text:span><text:span text:style-name="T13">dokumentbeskrivelse</text:span><text:span text:style-name="T14"> skal kunne referere til forskjellige </text:span><text:span text:style-name="T15">versjoner</text:span><text:span text:style-name="T14"> av dokumentet</text:span></text:p>
          </table:table-cell>
          <table:table-cell table:style-name="ce64"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9">
          <table:table-cell table:style-name="ce9" office:value-type="string" calcext:value-type="string">
            <text:p>5.6.7 </text:p>
          </table:table-cell>
          <table:table-cell table:style-name="ce28" office:value-type="string" calcext:value-type="string">
            <text:p>Et <text:span text:style-name="T11">Dokumentobjekt</text:span><text:span text:style-name="T12"> som er tilknyttet samme </text:span><text:span text:style-name="T13">dokumentbeskrivelse</text:span><text:span text:style-name="T14"> skal kunne referere til forskjellige </text:span><text:span text:style-name="T15">varianter</text:span><text:span text:style-name="T14"> av et dokument.</text:span></text:p>
          </table:table-cell>
          <table:table-cell table:style-name="ce64"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9">
          <table:table-cell table:style-name="ce9" office:value-type="string" calcext:value-type="string">
            <text:p>5.6.8 </text:p>
          </table:table-cell>
          <table:table-cell table:style-name="ce28" office:value-type="string" calcext:value-type="string">
            <text:p>Et<text:span text:style-name="T11"> Dokumentobjekt</text:span><text:span text:style-name="T12"> som er tilknyttet samme </text:span><text:span text:style-name="T13">dokumentbeskrivelse</text:span><text:span text:style-name="T14"> skal kunne referere til samme dokument lagret i forskjellig </text:span><text:span text:style-name="T15">format</text:span><text:span text:style-name="T14">.</text:span></text:p>
          </table:table-cell>
          <table:table-cell table:style-name="ce64"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8">
          <table:table-cell table:style-name="ce8" office:value-type="string" calcext:value-type="string">
            <text:p>Krav nr.</text:p>
          </table:table-cell>
          <table:table-cell table:style-name="ce26" office:value-type="string" calcext:value-type="string">
            <text:p>Funksjonelle krav til <text:span text:style-name="T30">Dokumentbeskrivelse</text:span><text:span text:style-name="T31"> og </text:span><text:span text:style-name="T32">Dokumentobjekt</text:span></text:p>
          </table:table-cell>
          <table:table-cell table:style-name="ce63" office:value-type="string" calcext:value-type="string">
            <text:p>Type</text:p>
          </table:table-cell>
          <table:table-cell table:style-name="ce8" office:value-type="string" calcext:value-type="string">
            <text:p>Merknad</text:p>
          </table:table-cell>
          <table:table-cell table:style-name="ce4" table:number-columns-repeated="3"/>
          <table:table-cell table:style-name="ce113"/>
          <table:table-cell table:style-name="ce4" table:number-columns-repeated="2"/>
          <table:table-cell table:number-columns-repeated="1014"/>
        </table:table-row>
        <table:table-row table:style-name="ro9">
          <table:table-cell table:style-name="ce9" office:value-type="string" calcext:value-type="string">
            <text:p>5.6.9 </text:p>
          </table:table-cell>
          <table:table-cell table:style-name="ce28" office:value-type="string" calcext:value-type="string">
            <text:p>Det skal finnes funksjoner som ved opprettelse av nytt dokument skal knytte dette til en <text:span text:style-name="T16">Dokumentbeskrivelse</text:span><text:span text:style-name="T17">.</text:span></text:p>
          </table:table-cell>
          <table:table-cell table:style-name="ce64"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9">
          <table:table-cell table:style-name="ce9" office:value-type="string" calcext:value-type="string">
            <text:p>5.6.10 </text:p>
          </table:table-cell>
          <table:table-cell table:style-name="ce28" office:value-type="string" calcext:value-type="string">
            <text:p>Det skal være mulig å opprette en <text:span text:style-name="T16">Dokumentbeskrivelse</text:span><text:span text:style-name="T17"> uten elektronisk dokument.</text:span></text:p>
          </table:table-cell>
          <table:table-cell table:style-name="ce64"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9">
          <table:table-cell table:style-name="ce9" office:value-type="string" calcext:value-type="string">
            <text:p>5.6.11 </text:p>
          </table:table-cell>
          <table:table-cell table:style-name="ce28" office:value-type="string" calcext:value-type="string">
            <text:p>Det skal finnes en funksjon/tjeneste for å arkivere en eller flere versjoner/varianter/formater av et dokument.</text:p>
          </table:table-cell>
          <table:table-cell table:style-name="ce64"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9">
          <table:table-cell table:style-name="ce9" office:value-type="string" calcext:value-type="string">
            <text:p>5.6.12 </text:p>
          </table:table-cell>
          <table:table-cell table:style-name="ce28" office:value-type="string" calcext:value-type="string">
            <text:p>Det skal ikke være mulig å slette et arkivert dokument. Eldre versjoner av dokumentet skal likevel kunne slettes.</text:p>
          </table:table-cell>
          <table:table-cell table:style-name="ce64"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4">
          <table:table-cell table:style-name="ce9" office:value-type="string" calcext:value-type="string">
            <text:p>5.6.13 </text:p>
          </table:table-cell>
          <table:table-cell table:style-name="ce28" office:value-type="string" calcext:value-type="string">
            <text:p>Ved tilknytning av et dokument til en <text:span text:style-name="T16">Registrering, </text:span><text:span text:style-name="T17">skal det kunne angis om det er et hoveddokument eller et vedlegg (tilknyttetRegistreringSom).</text:span></text:p>
          </table:table-cell>
          <table:table-cell table:style-name="ce64"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7">
          <table:table-cell table:style-name="ce8" office:value-type="string" calcext:value-type="string">
            <text:p>Krav nr.</text:p>
          </table:table-cell>
          <table:table-cell table:style-name="ce26" office:value-type="string" calcext:value-type="string">
            <text:p>Strukturelle krav til <text:span text:style-name="T9">Nøkkelord</text:span></text:p>
          </table:table-cell>
          <table:table-cell table:style-name="ce63" office:value-type="string" calcext:value-type="string">
            <text:p>Type</text:p>
          </table:table-cell>
          <table:table-cell table:style-name="ce8" office:value-type="string" calcext:value-type="string">
            <text:p>Merknad</text:p>
          </table:table-cell>
          <table:table-cell table:style-name="ce4" table:number-columns-repeated="3"/>
          <table:table-cell table:style-name="ce113"/>
          <table:table-cell table:style-name="ce4" table:number-columns-repeated="2"/>
          <table:table-cell table:number-columns-repeated="1014"/>
        </table:table-row>
        <table:table-row table:style-name="ro9">
          <table:table-cell table:style-name="ce9" office:value-type="string" calcext:value-type="string">
            <text:p>5.7.1 </text:p>
          </table:table-cell>
          <table:table-cell table:style-name="ce28" office:value-type="string" calcext:value-type="string">
            <text:p>En <text:span text:style-name="T38">Klasse </text:span><text:span text:style-name="T39">skal kunne ha registrert ingen, ett eller flere </text:span><text:span text:style-name="T40">Nøkkelord</text:span><text:span text:style-name="T41"> og et </text:span><text:span text:style-name="T42">Nøkkelord </text:span><text:span text:style-name="T39">skal kunne</text:span><text:span text:style-name="T43"> </text:span><text:span text:style-name="T41">inngå i ingen, ett eller flere </text:span><text:span text:style-name="T43">Klasser.</text:span></text:p>
          </table:table-cell>
          <table:table-cell table:style-name="ce64" office:value-type="string" calcext:value-type="string">
            <text:p>V</text:p>
          </table:table-cell>
          <table:table-cell table:style-name="ce4"/>
          <table:table-cell table:style-name="ce3" office:value-type="string" calcext:value-type="string">
            <text:p>Se pkt. 5.3.6</text:p>
          </table:table-cell>
          <table:table-cell table:style-name="ce4" table:number-columns-repeated="2"/>
          <table:table-cell table:style-name="ce113" office:value-type="string" calcext:value-type="string">
            <text:p>5.3.6</text:p>
          </table:table-cell>
          <table:table-cell table:style-name="ce126"/>
          <table:table-cell table:style-name="ce4"/>
          <table:table-cell table:number-columns-repeated="1014"/>
        </table:table-row>
        <table:table-row table:style-name="ro9">
          <table:table-cell table:style-name="ce9" office:value-type="string" calcext:value-type="string">
            <text:p>5.7.2 </text:p>
          </table:table-cell>
          <table:table-cell table:style-name="ce28" office:value-type="string" calcext:value-type="string">
            <text:p>En <text:span text:style-name="T38">Mappe </text:span><text:span text:style-name="T39">skal kunne ha registrert ingen, ett eller flere </text:span><text:span text:style-name="T40">Nøkkelord</text:span><text:span text:style-name="T41"> og et </text:span><text:span text:style-name="T42">Nøkkelord </text:span><text:span text:style-name="T39">skal kunne</text:span><text:span text:style-name="T43"> </text:span><text:span text:style-name="T41">inngå i ingen, ett eller flere </text:span><text:span text:style-name="T43">Mapper.</text:span></text:p>
          </table:table-cell>
          <table:table-cell table:style-name="ce64" office:value-type="string" calcext:value-type="string">
            <text:p>V</text:p>
          </table:table-cell>
          <table:table-cell table:style-name="ce10"/>
          <table:table-cell table:style-name="ce104" office:value-type="string" calcext:value-type="string">
            <text:p>Se pkt. 5.3.6</text:p>
          </table:table-cell>
          <table:table-cell table:style-name="ce30"/>
          <table:table-cell table:style-name="ce4"/>
          <table:table-cell table:style-name="ce113" office:value-type="string" calcext:value-type="string">
            <text:p>5.3.6</text:p>
          </table:table-cell>
          <table:table-cell table:style-name="ce126"/>
          <table:table-cell table:style-name="ce4"/>
          <table:table-cell table:number-columns-repeated="1014"/>
        </table:table-row>
        <table:table-row table:style-name="ro4">
          <table:table-cell table:style-name="ce9" office:value-type="string" calcext:value-type="string">
            <text:p>5.7.3 </text:p>
          </table:table-cell>
          <table:table-cell table:style-name="ce28" office:value-type="string" calcext:value-type="string">
            <text:p>En <text:span text:style-name="T38">Basisregistrering</text:span><text:span text:style-name="T39"> skal kunne ha registrert ingen, ett eller flere </text:span><text:span text:style-name="T40">Nøkkelord</text:span><text:span text:style-name="T41"> og et </text:span><text:span text:style-name="T42">Nøkkelord </text:span><text:span text:style-name="T39">skal kunne</text:span><text:span text:style-name="T43"> </text:span><text:span text:style-name="T41">inngå i ingen, ett eller flere </text:span><text:span text:style-name="T43">Basisregistreringer.</text:span></text:p>
          </table:table-cell>
          <table:table-cell table:style-name="ce64" office:value-type="string" calcext:value-type="string">
            <text:p>V</text:p>
          </table:table-cell>
          <table:table-cell table:style-name="ce4"/>
          <table:table-cell table:style-name="ce105" office:value-type="string" calcext:value-type="string">
            <text:p>Se pkt. 5.3.6</text:p>
          </table:table-cell>
          <table:table-cell table:style-name="ce4" table:number-columns-repeated="2"/>
          <table:table-cell table:style-name="ce113" office:value-type="string" calcext:value-type="string">
            <text:p>5.3.6</text:p>
          </table:table-cell>
          <table:table-cell table:style-name="ce127"/>
          <table:table-cell table:style-name="ce4"/>
          <table:table-cell table:number-columns-repeated="1014"/>
        </table:table-row>
        <table:table-row table:style-name="ro7">
          <table:table-cell table:style-name="ce8" office:value-type="string" calcext:value-type="string">
            <text:p>Krav nr.</text:p>
          </table:table-cell>
          <table:table-cell table:style-name="ce26" office:value-type="string" calcext:value-type="string">
            <text:p>Funksjonelle krav til <text:span text:style-name="T9">Nøkkelord</text:span></text:p>
          </table:table-cell>
          <table:table-cell table:style-name="ce63" office:value-type="string" calcext:value-type="string">
            <text:p>Type</text:p>
          </table:table-cell>
          <table:table-cell table:style-name="ce8" office:value-type="string" calcext:value-type="string">
            <text:p>Merknad</text:p>
          </table:table-cell>
          <table:table-cell table:style-name="ce4" table:number-columns-repeated="3"/>
          <table:table-cell table:style-name="ce113"/>
          <table:table-cell table:style-name="ce4" table:number-columns-repeated="2"/>
          <table:table-cell table:number-columns-repeated="1014"/>
        </table:table-row>
        <table:table-row table:style-name="ro9">
          <table:table-cell table:style-name="ce9" office:value-type="string" calcext:value-type="string">
            <text:p>5.7.4 </text:p>
          </table:table-cell>
          <table:table-cell table:style-name="ce28" office:value-type="string" calcext:value-type="string">
            <text:p>Det bør finnes en tjeneste/funksjon for å knytte ett eller flere nøkkelord til klasser, mapper og registreringer (unntatt Registrering).</text:p>
          </table:table-cell>
          <table:table-cell table:style-name="ce64" office:value-type="string" calcext:value-type="string">
            <text:p>V</text:p>
          </table:table-cell>
          <table:table-cell table:style-name="ce4" table:number-columns-repeated="4"/>
          <table:table-cell table:style-name="ce113" office:value-type="string" calcext:value-type="string">
            <text:p>5.3.6</text:p>
          </table:table-cell>
          <table:table-cell table:style-name="ce127"/>
          <table:table-cell table:style-name="ce4"/>
          <table:table-cell table:number-columns-repeated="1014"/>
        </table:table-row>
        <table:table-row table:style-name="ro7">
          <table:table-cell table:style-name="ce8" office:value-type="string" calcext:value-type="string">
            <text:p>Krav nr.</text:p>
          </table:table-cell>
          <table:table-cell table:style-name="ce26" office:value-type="string" calcext:value-type="string">
            <text:p>Strukturelle krav til <text:span text:style-name="T9">Kryssreferanse</text:span></text:p>
          </table:table-cell>
          <table:table-cell table:style-name="ce63" office:value-type="string" calcext:value-type="string">
            <text:p>Type</text:p>
          </table:table-cell>
          <table:table-cell table:style-name="ce8" office:value-type="string" calcext:value-type="string">
            <text:p>Merknad</text:p>
          </table:table-cell>
          <table:table-cell table:style-name="ce4" table:number-columns-repeated="3"/>
          <table:table-cell table:style-name="ce113"/>
          <table:table-cell table:style-name="ce4" table:number-columns-repeated="2"/>
          <table:table-cell table:number-columns-repeated="1014"/>
        </table:table-row>
        <table:table-row table:style-name="ro8">
          <table:table-cell table:style-name="ce9" office:value-type="string" calcext:value-type="string">
            <text:p>5.7.5 </text:p>
          </table:table-cell>
          <table:table-cell table:style-name="ce28" office:value-type="string" calcext:value-type="string">
            <text:p>Fra en <text:span text:style-name="T27">Klasse </text:span><text:span text:style-name="T28">bør det kunne refereres til en eller flere andre </text:span><text:span text:style-name="T29">Klasser. </text:span></text:p>
          </table:table-cell>
          <table:table-cell table:style-name="ce64" office:value-type="string" calcext:value-type="string">
            <text:p>V</text:p>
          </table:table-cell>
          <table:table-cell table:style-name="ce4"/>
          <table:table-cell table:style-name="ce4" office:value-type="string" calcext:value-type="string">
            <text:p>Dette kan benyttes for eksempel ved referanse mellom saker som angår en person med d-nummer som siden har fått tildelt fødselsnummer</text:p>
          </table:table-cell>
          <table:table-cell table:style-name="ce4" office:value-type="string" calcext:value-type="string">
            <text:p>Dette bør stilles som et obligatorisk krav.</text:p>
          </table:table-cell>
          <table:table-cell table:style-name="ce4"/>
          <table:table-cell table:style-name="ce113"/>
          <table:table-cell table:style-name="ce122"/>
          <table:table-cell table:style-name="ce4"/>
          <table:table-cell table:number-columns-repeated="1014"/>
        </table:table-row>
        <table:table-row table:style-name="ro7">
          <table:table-cell table:style-name="ce9" office:value-type="string" calcext:value-type="string">
            <text:p>5.7.6 </text:p>
          </table:table-cell>
          <table:table-cell table:style-name="ce28"/>
          <table:table-cell table:style-name="ce64"/>
          <table:table-cell table:style-name="ce4" office:value-type="string" calcext:value-type="string">
            <text:p>Utgår</text:p>
          </table:table-cell>
          <table:table-cell table:style-name="ce4" table:number-columns-repeated="3"/>
          <table:table-cell table:style-name="ce113"/>
          <table:table-cell table:style-name="ce4" table:number-columns-repeated="2"/>
          <table:table-cell table:number-columns-repeated="1014"/>
        </table:table-row>
        <table:table-row table:style-name="ro9">
          <table:table-cell table:style-name="ce9" office:value-type="string" calcext:value-type="string">
            <text:p>5.7.7 </text:p>
          </table:table-cell>
          <table:table-cell table:style-name="ce28" office:value-type="string" calcext:value-type="string">
            <text:p>Fra en <text:span text:style-name="T27">Mappe </text:span><text:span text:style-name="T28">skal det kunne refereres til en eller flere andre </text:span><text:span text:style-name="T29">Mapper. </text:span></text:p>
          </table:table-cell>
          <table:table-cell table:style-name="ce64" office:value-type="string" calcext:value-type="string">
            <text:p>B</text:p>
          </table:table-cell>
          <table:table-cell table:style-name="ce4" office:value-type="string" calcext:value-type="string">
            <text:p>Obligatorisk for sakarkiv, aktuelt for mange fagsystemer.</text:p>
          </table:table-cell>
          <table:table-cell table:style-name="ce4" table:number-columns-repeated="3"/>
          <table:table-cell table:style-name="ce113" office:value-type="string" calcext:value-type="string">
            <text:p>systemtype</text:p>
          </table:table-cell>
          <table:table-cell table:style-name="ce122"/>
          <table:table-cell table:style-name="ce4"/>
          <table:table-cell table:number-columns-repeated="1014"/>
        </table:table-row>
        <table:table-row table:style-name="ro7">
          <table:table-cell table:style-name="ce9" office:value-type="string" calcext:value-type="string">
            <text:p>5.7.8 </text:p>
          </table:table-cell>
          <table:table-cell table:style-name="ce28"/>
          <table:table-cell table:style-name="ce64"/>
          <table:table-cell table:style-name="ce4" office:value-type="string" calcext:value-type="string">
            <text:p>Utgår</text:p>
          </table:table-cell>
          <table:table-cell table:style-name="ce4" table:number-columns-repeated="3"/>
          <table:table-cell table:style-name="ce113"/>
          <table:table-cell table:style-name="ce4" table:number-columns-repeated="2"/>
          <table:table-cell table:number-columns-repeated="1014"/>
        </table:table-row>
        <table:table-row table:style-name="ro9">
          <table:table-cell table:style-name="ce9" office:value-type="string" calcext:value-type="string">
            <text:p>5.7.9 </text:p>
          </table:table-cell>
          <table:table-cell table:style-name="ce28" office:value-type="string" calcext:value-type="string">
            <text:p>Fra en <text:span text:style-name="T11">Mappe </text:span><text:span text:style-name="T14">skal det kunne refereres til en eller flere </text:span><text:span text:style-name="T15">Basisregistreringer</text:span><text:span text:style-name="T14">.</text:span></text:p>
          </table:table-cell>
          <table:table-cell table:style-name="ce64" office:value-type="string" calcext:value-type="string">
            <text:p>B</text:p>
          </table:table-cell>
          <table:table-cell table:style-name="ce4" office:value-type="string" calcext:value-type="string">
            <text:p>Obligatorisk for sakarkiv, aktuelt for mange fagsystemer.</text:p>
          </table:table-cell>
          <table:table-cell table:style-name="ce4" table:number-columns-repeated="3"/>
          <table:table-cell table:style-name="ce113" office:value-type="string" calcext:value-type="string">
            <text:p>systemtype</text:p>
          </table:table-cell>
          <table:table-cell table:style-name="ce122"/>
          <table:table-cell table:style-name="ce4"/>
          <table:table-cell table:number-columns-repeated="1014"/>
        </table:table-row>
        <table:table-row table:style-name="ro7">
          <table:table-cell table:style-name="ce9" office:value-type="string" calcext:value-type="string">
            <text:p>5.7.10 </text:p>
          </table:table-cell>
          <table:table-cell table:style-name="ce28"/>
          <table:table-cell table:style-name="ce64"/>
          <table:table-cell table:style-name="ce4" office:value-type="string" calcext:value-type="string">
            <text:p>Utgår</text:p>
          </table:table-cell>
          <table:table-cell table:style-name="ce4" table:number-columns-repeated="3"/>
          <table:table-cell table:style-name="ce113"/>
          <table:table-cell table:style-name="ce4" table:number-columns-repeated="2"/>
          <table:table-cell table:number-columns-repeated="1014"/>
        </table:table-row>
        <table:table-row table:style-name="ro9">
          <table:table-cell table:style-name="ce9" office:value-type="string" calcext:value-type="string">
            <text:p>5.7.11 </text:p>
          </table:table-cell>
          <table:table-cell table:style-name="ce28" office:value-type="string" calcext:value-type="string">
            <text:p>Fra en <text:span text:style-name="T27">Basisregistrering </text:span><text:span text:style-name="T28">skal det kunne refereres til en eller flere andre </text:span><text:span text:style-name="T29">Basisregistreringer. </text:span></text:p>
          </table:table-cell>
          <table:table-cell table:style-name="ce64" office:value-type="string" calcext:value-type="string">
            <text:p>B</text:p>
          </table:table-cell>
          <table:table-cell table:style-name="ce4" office:value-type="string" calcext:value-type="string">
            <text:p>Obligatorisk for sakarkiv, aktuelt for mange fagsystemer.</text:p>
          </table:table-cell>
          <table:table-cell table:style-name="ce4" table:number-columns-repeated="3"/>
          <table:table-cell table:style-name="ce113" office:value-type="string" calcext:value-type="string">
            <text:p>systemtype</text:p>
          </table:table-cell>
          <table:table-cell table:style-name="ce122"/>
          <table:table-cell table:style-name="ce4"/>
          <table:table-cell table:number-columns-repeated="1014"/>
        </table:table-row>
        <table:table-row table:style-name="ro7">
          <table:table-cell table:style-name="ce9" office:value-type="string" calcext:value-type="string">
            <text:p>5.7.12 </text:p>
          </table:table-cell>
          <table:table-cell table:style-name="ce28"/>
          <table:table-cell table:style-name="ce64"/>
          <table:table-cell table:style-name="ce4" office:value-type="string" calcext:value-type="string">
            <text:p>Utgår</text:p>
          </table:table-cell>
          <table:table-cell table:style-name="ce4" table:number-columns-repeated="3"/>
          <table:table-cell table:style-name="ce113"/>
          <table:table-cell table:style-name="ce4" table:number-columns-repeated="2"/>
          <table:table-cell table:number-columns-repeated="1014"/>
        </table:table-row>
        <table:table-row table:style-name="ro7">
          <table:table-cell table:style-name="ce8" office:value-type="string" calcext:value-type="string">
            <text:p>Krav nr.</text:p>
          </table:table-cell>
          <table:table-cell table:style-name="ce26" office:value-type="string" calcext:value-type="string">
            <text:p>Funksjonelle krav til <text:span text:style-name="T9">Kryssreferanse</text:span></text:p>
          </table:table-cell>
          <table:table-cell table:style-name="ce63" office:value-type="string" calcext:value-type="string">
            <text:p>Type</text:p>
          </table:table-cell>
          <table:table-cell table:style-name="ce8" office:value-type="string" calcext:value-type="string">
            <text:p>Merknad</text:p>
          </table:table-cell>
          <table:table-cell table:style-name="ce4" table:number-columns-repeated="3"/>
          <table:table-cell table:style-name="ce113"/>
          <table:table-cell table:style-name="ce4" table:number-columns-repeated="2"/>
          <table:table-cell table:number-columns-repeated="1014"/>
        </table:table-row>
        <table:table-row table:style-name="ro9">
          <table:table-cell table:style-name="ce4" office:value-type="string" calcext:value-type="string" table:number-columns-spanned="1" table:number-rows-spanned="4">
            <text:p>5.7.13 </text:p>
          </table:table-cell>
          <table:table-cell table:style-name="ce29" office:value-type="string" calcext:value-type="string">
            <text:p>Det skal finnes en tjeneste/funksjon som kan <text:span text:style-name="T16">lagre, gjenfinne, endre og slette </text:span><text:span text:style-name="T17">en Kryssreferanse mellom:</text:span></text:p>
          </table:table-cell>
          <table:table-cell table:style-name="ce61" office:value-type="string" calcext:value-type="string" table:number-columns-spanned="1" table:number-rows-spanned="4">
            <text:p>B</text:p>
          </table:table-cell>
          <table:table-cell table:style-name="ce4" office:value-type="string" calcext:value-type="string" table:number-columns-spanned="1" table:number-rows-spanned="4">
            <text:p>Obligatorisk for sakarkiv, aktuelt for mange fagsystem</text:p>
          </table:table-cell>
          <table:table-cell table:style-name="ce4" table:number-columns-repeated="3"/>
          <table:table-cell table:style-name="ce113" office:value-type="string" calcext:value-type="string">
            <text:p>systemtype</text:p>
          </table:table-cell>
          <table:table-cell table:style-name="ce122"/>
          <table:table-cell table:style-name="ce4"/>
          <table:table-cell table:number-columns-repeated="1014"/>
        </table:table-row>
        <table:table-row table:style-name="ro7">
          <table:covered-table-cell table:style-name="ce6"/>
          <table:table-cell table:style-name="ce29" office:value-type="string" calcext:value-type="string">
            <text:p>·         Mapper</text:p>
          </table:table-cell>
          <table:covered-table-cell table:style-name="ce20"/>
          <table:covered-table-cell table:style-name="ce6"/>
          <table:table-cell table:style-name="ce4" table:number-columns-repeated="3"/>
          <table:table-cell table:style-name="ce113" office:value-type="string" calcext:value-type="string">
            <text:p>systemtype</text:p>
          </table:table-cell>
          <table:table-cell table:style-name="ce122"/>
          <table:table-cell table:style-name="ce4"/>
          <table:table-cell table:number-columns-repeated="1014"/>
        </table:table-row>
        <table:table-row table:style-name="ro7">
          <table:covered-table-cell table:style-name="ce6"/>
          <table:table-cell table:style-name="ce29" office:value-type="string" calcext:value-type="string">
            <text:p>·         Basisregistreringer</text:p>
          </table:table-cell>
          <table:covered-table-cell table:style-name="ce20"/>
          <table:covered-table-cell table:style-name="ce6"/>
          <table:table-cell table:style-name="ce4" table:number-columns-repeated="3"/>
          <table:table-cell table:style-name="ce113" office:value-type="string" calcext:value-type="string">
            <text:p>systemtype</text:p>
          </table:table-cell>
          <table:table-cell table:style-name="ce122"/>
          <table:table-cell table:style-name="ce4"/>
          <table:table-cell table:number-columns-repeated="1014"/>
        </table:table-row>
        <table:table-row table:style-name="ro7">
          <table:covered-table-cell table:style-name="ce7"/>
          <table:table-cell table:style-name="ce28" office:value-type="string" calcext:value-type="string">
            <text:p>eller til referanser mellom disse.</text:p>
          </table:table-cell>
          <table:covered-table-cell table:style-name="ce21"/>
          <table:covered-table-cell table:style-name="ce7"/>
          <table:table-cell table:style-name="ce4" table:number-columns-repeated="3"/>
          <table:table-cell table:style-name="ce113" office:value-type="string" calcext:value-type="string">
            <text:p>systemtype</text:p>
          </table:table-cell>
          <table:table-cell table:style-name="ce122"/>
          <table:table-cell table:style-name="ce4"/>
          <table:table-cell table:number-columns-repeated="1014"/>
        </table:table-row>
        <table:table-row table:style-name="ro9">
          <table:table-cell table:style-name="ce4" office:value-type="string" calcext:value-type="string" table:number-columns-spanned="1" table:number-rows-spanned="2">
            <text:p>5.7.14 </text:p>
          </table:table-cell>
          <table:table-cell table:style-name="ce29" office:value-type="string" calcext:value-type="string">
            <text:p>Det bør finnes en tjeneste/funksjon som kan <text:span text:style-name="T16">lagre, gjenfinne, endre og slette </text:span><text:span text:style-name="T17">en Kryssreferanse mellom:</text:span></text:p>
          </table:table-cell>
          <table:table-cell table:style-name="ce61" office:value-type="string" calcext:value-type="string" table:number-columns-spanned="1" table:number-rows-spanned="2">
            <text:p>V</text:p>
          </table:table-cell>
          <table:table-cell table:style-name="ce4" table:number-columns-spanned="1" table:number-rows-spanned="2"/>
          <table:table-cell table:style-name="ce4" office:value-type="string" calcext:value-type="string">
            <text:p>Se pkt. 5.7.5</text:p>
          </table:table-cell>
          <table:table-cell table:style-name="ce4" table:number-columns-repeated="2"/>
          <table:table-cell table:style-name="ce113" office:value-type="string" calcext:value-type="string">
            <text:p>5.7.5</text:p>
          </table:table-cell>
          <table:table-cell table:style-name="ce122"/>
          <table:table-cell table:style-name="ce4"/>
          <table:table-cell table:number-columns-repeated="1014"/>
        </table:table-row>
        <table:table-row table:style-name="ro25">
          <table:covered-table-cell table:style-name="ce7"/>
          <table:table-cell table:style-name="ce28" office:value-type="string" calcext:value-type="string">
            <text:p>·         Klasser </text:p>
          </table:table-cell>
          <table:covered-table-cell table:style-name="ce21"/>
          <table:covered-table-cell table:style-name="ce7"/>
          <table:table-cell table:style-name="ce4" table:number-columns-repeated="3"/>
          <table:table-cell table:style-name="ce113"/>
          <table:table-cell table:style-name="ce122"/>
          <table:table-cell table:style-name="ce4"/>
          <table:table-cell table:number-columns-repeated="1014"/>
        </table:table-row>
        <table:table-row table:style-name="ro7">
          <table:table-cell table:style-name="ce8" office:value-type="string" calcext:value-type="string">
            <text:p>Krav nr.</text:p>
          </table:table-cell>
          <table:table-cell table:style-name="ce26" office:value-type="string" calcext:value-type="string">
            <text:p>Strukturelle krav til <text:span text:style-name="T9">Merknad</text:span></text:p>
          </table:table-cell>
          <table:table-cell table:style-name="ce63" office:value-type="string" calcext:value-type="string">
            <text:p>Type</text:p>
          </table:table-cell>
          <table:table-cell table:style-name="ce8" office:value-type="string" calcext:value-type="string">
            <text:p>Merknad</text:p>
          </table:table-cell>
          <table:table-cell table:style-name="ce4" table:number-columns-repeated="3"/>
          <table:table-cell table:style-name="ce113"/>
          <table:table-cell table:style-name="ce4" table:number-columns-repeated="2"/>
          <table:table-cell table:number-columns-repeated="1014"/>
        </table:table-row>
        <table:table-row table:style-name="ro8">
          <table:table-cell table:style-name="ce4" office:value-type="string" calcext:value-type="string" table:number-columns-spanned="1" table:number-rows-spanned="2">
            <text:p>5.7.15 </text:p>
          </table:table-cell>
          <table:table-cell table:style-name="ce29" office:value-type="string" calcext:value-type="string">
            <text:p>En <text:span text:style-name="T11">Merknad </text:span><text:span text:style-name="T12">skal inngå i (tilhøre) enten </text:span><text:span text:style-name="T13">Mappe, Basisregistrering</text:span><text:span text:style-name="T14"> eller </text:span><text:span text:style-name="T15">Dokumentbeskrivelse</text:span><text:span text:style-name="T14">.</text:span></text:p>
          </table:table-cell>
          <table:table-cell table:style-name="ce61" office:value-type="string" calcext:value-type="string" table:number-columns-spanned="1" table:number-rows-spanned="2">
            <text:p>B</text:p>
          </table:table-cell>
          <table:table-cell table:style-name="ce4" office:value-type="string" calcext:value-type="string" table:number-columns-spanned="1" table:number-rows-spanned="2">
            <text:p>Obligatorisk for sakarkiv, aktuelt for mange fagsystemer.</text:p>
          </table:table-cell>
          <table:table-cell table:style-name="ce4" table:number-columns-repeated="3"/>
          <table:table-cell table:style-name="ce113" office:value-type="string" calcext:value-type="string">
            <text:p>systemtype</text:p>
          </table:table-cell>
          <table:table-cell table:style-name="ce122"/>
          <table:table-cell table:style-name="ce4"/>
          <table:table-cell table:number-columns-repeated="1014"/>
        </table:table-row>
        <table:table-row table:style-name="ro9">
          <table:covered-table-cell table:style-name="ce7"/>
          <table:table-cell table:style-name="ce27" office:value-type="string" calcext:value-type="string">
            <text:p>Merknad: Dette er modellert med ”enten/eller-beskrankning i den konseptuelle modellen.</text:p>
          </table:table-cell>
          <table:covered-table-cell table:style-name="ce21"/>
          <table:covered-table-cell table:style-name="ce7"/>
          <table:table-cell table:style-name="ce4" table:number-columns-repeated="3"/>
          <table:table-cell table:style-name="ce113" office:value-type="string" calcext:value-type="string">
            <text:p>systemtype</text:p>
          </table:table-cell>
          <table:table-cell table:style-name="ce122"/>
          <table:table-cell table:style-name="ce4"/>
          <table:table-cell table:number-columns-repeated="1014"/>
        </table:table-row>
        <table:table-row table:style-name="ro9">
          <table:table-cell table:style-name="ce9" office:value-type="string" calcext:value-type="string">
            <text:p>5.7.16 </text:p>
          </table:table-cell>
          <table:table-cell table:style-name="ce28" office:value-type="string" calcext:value-type="string">
            <text:p>En <text:span text:style-name="T27">Mappe</text:span><text:span text:style-name="T28"> skal kunne ha tilknyttet ingen, en eller flere </text:span><text:span text:style-name="T29">Merknader.</text:span></text:p>
          </table:table-cell>
          <table:table-cell table:style-name="ce64" office:value-type="string" calcext:value-type="string">
            <text:p>B</text:p>
          </table:table-cell>
          <table:table-cell table:style-name="ce4" office:value-type="string" calcext:value-type="string">
            <text:p>Obligatorisk for sakarkiv, aktuelt for mange fagsystemer.</text:p>
          </table:table-cell>
          <table:table-cell table:style-name="ce4" table:number-columns-repeated="3"/>
          <table:table-cell table:style-name="ce113" office:value-type="string" calcext:value-type="string">
            <text:p>systemtype</text:p>
          </table:table-cell>
          <table:table-cell table:style-name="ce122"/>
          <table:table-cell table:style-name="ce4"/>
          <table:table-cell table:number-columns-repeated="1014"/>
        </table:table-row>
        <table:table-row table:style-name="ro9">
          <table:table-cell table:style-name="ce9" office:value-type="string" calcext:value-type="string">
            <text:p>5.7.17 </text:p>
          </table:table-cell>
          <table:table-cell table:style-name="ce28" office:value-type="string" calcext:value-type="string">
            <text:p>En <text:span text:style-name="T11">Basisregistrering</text:span><text:span text:style-name="T14"> skal kunne ha tilknyttet ingen, en eller flere </text:span><text:span text:style-name="T15">Merknader</text:span><text:span text:style-name="T14">.</text:span></text:p>
          </table:table-cell>
          <table:table-cell table:style-name="ce64" office:value-type="string" calcext:value-type="string">
            <text:p>B</text:p>
          </table:table-cell>
          <table:table-cell table:style-name="ce4" office:value-type="string" calcext:value-type="string">
            <text:p>Obligatorisk for sakarkiv, aktuelt for mange fagsystemer.</text:p>
          </table:table-cell>
          <table:table-cell table:style-name="ce4" table:number-columns-repeated="3"/>
          <table:table-cell table:style-name="ce113" office:value-type="string" calcext:value-type="string">
            <text:p>systemtype</text:p>
          </table:table-cell>
          <table:table-cell table:style-name="ce122"/>
          <table:table-cell table:style-name="ce4"/>
          <table:table-cell table:number-columns-repeated="1014"/>
        </table:table-row>
        <table:table-row table:style-name="ro7">
          <table:table-cell table:style-name="ce8" office:value-type="string" calcext:value-type="string">
            <text:p>Krav nr.</text:p>
          </table:table-cell>
          <table:table-cell table:style-name="ce26" office:value-type="string" calcext:value-type="string">
            <text:p>Funksjonelle krav til <text:span text:style-name="T9">Merknad</text:span></text:p>
          </table:table-cell>
          <table:table-cell table:style-name="ce63" office:value-type="string" calcext:value-type="string">
            <text:p>Type</text:p>
          </table:table-cell>
          <table:table-cell table:style-name="ce8" office:value-type="string" calcext:value-type="string">
            <text:p>Merknad</text:p>
          </table:table-cell>
          <table:table-cell table:style-name="ce4" table:number-columns-repeated="3"/>
          <table:table-cell table:style-name="ce113"/>
          <table:table-cell table:style-name="ce4" table:number-columns-repeated="2"/>
          <table:table-cell table:number-columns-repeated="1014"/>
        </table:table-row>
        <table:table-row table:style-name="ro9">
          <table:table-cell table:style-name="ce9" office:value-type="string" calcext:value-type="string">
            <text:p>5.7.18 </text:p>
          </table:table-cell>
          <table:table-cell table:style-name="ce28" office:value-type="string" calcext:value-type="string">
            <text:p>Det skal finnes en tjeneste/funksjon som kan registrere en <text:span text:style-name="T11">Merknad </text:span><text:span text:style-name="T12">til </text:span><text:span text:style-name="T13">Mappe</text:span><text:span text:style-name="T14"> eller </text:span><text:span text:style-name="T15">Basisregistrering</text:span><text:span text:style-name="T14">.</text:span></text:p>
          </table:table-cell>
          <table:table-cell table:style-name="ce64" office:value-type="string" calcext:value-type="string">
            <text:p>B</text:p>
          </table:table-cell>
          <table:table-cell table:style-name="ce4" office:value-type="string" calcext:value-type="string">
            <text:p>Obligatorisk for sakarkiv, aktuelt for mange fagsystemer.</text:p>
          </table:table-cell>
          <table:table-cell table:style-name="ce4" table:number-columns-repeated="3"/>
          <table:table-cell table:style-name="ce113" office:value-type="string" calcext:value-type="string">
            <text:p>systemtype</text:p>
          </table:table-cell>
          <table:table-cell table:style-name="ce122"/>
          <table:table-cell table:style-name="ce4"/>
          <table:table-cell table:number-columns-repeated="1014"/>
        </table:table-row>
        <table:table-row table:style-name="ro4">
          <table:table-cell table:style-name="ce9" office:value-type="string" calcext:value-type="string">
            <text:p>5.7.19 </text:p>
          </table:table-cell>
          <table:table-cell table:style-name="ce28" office:value-type="string" calcext:value-type="string">
            <text:p>Dersom mer enn én merknad er knyttet til en <text:span text:style-name="T11">Mappe</text:span><text:span text:style-name="T14"> eller en </text:span><text:span text:style-name="T15">Basisregistrering</text:span><text:span text:style-name="T14">, må metadataene grupperes sammen ved eksport og utveksling. </text:span></text:p>
          </table:table-cell>
          <table:table-cell table:style-name="ce64" office:value-type="string" calcext:value-type="string">
            <text:p>B</text:p>
          </table:table-cell>
          <table:table-cell table:style-name="ce4" office:value-type="string" calcext:value-type="string">
            <text:p>Obligatorisk for sakarkiv, aktuelt for mange fagsystemer.</text:p>
          </table:table-cell>
          <table:table-cell table:style-name="ce4" table:number-columns-repeated="3"/>
          <table:table-cell table:style-name="ce113" office:value-type="string" calcext:value-type="string">
            <text:p>systemtype</text:p>
          </table:table-cell>
          <table:table-cell table:style-name="ce122"/>
          <table:table-cell table:style-name="ce4"/>
          <table:table-cell table:number-columns-repeated="1014"/>
        </table:table-row>
        <table:table-row table:style-name="ro8">
          <table:table-cell table:style-name="ce9" office:value-type="string" calcext:value-type="string">
            <text:p>5.7.20 </text:p>
          </table:table-cell>
          <table:table-cell table:style-name="ce28" office:value-type="string" calcext:value-type="string">
            <text:p>Det bør være mulig å fritt definere typer merknader.</text:p>
          </table:table-cell>
          <table:table-cell table:style-name="ce64" office:value-type="string" calcext:value-type="string">
            <text:p>V</text:p>
          </table:table-cell>
          <table:table-cell table:style-name="ce4"/>
          <table:table-cell table:style-name="ce4" office:value-type="string" calcext:value-type="string">
            <text:p>Ulike typer merknader kan blant annet legges opp for å lette automatiske søk.</text:p>
          </table:table-cell>
          <table:table-cell table:style-name="ce4" table:number-columns-repeated="2"/>
          <table:table-cell table:style-name="ce113"/>
          <table:table-cell table:style-name="ce122"/>
          <table:table-cell table:style-name="ce4"/>
          <table:table-cell table:number-columns-repeated="1014"/>
        </table:table-row>
        <table:table-row table:style-name="ro7">
          <table:table-cell table:style-name="ce8" office:value-type="string" calcext:value-type="string">
            <text:p>Krav nr.</text:p>
          </table:table-cell>
          <table:table-cell table:style-name="ce26" office:value-type="string" calcext:value-type="string">
            <text:p>Funksjonelle krav til dokument­fangst</text:p>
          </table:table-cell>
          <table:table-cell table:style-name="ce63" office:value-type="string" calcext:value-type="string">
            <text:p>Type</text:p>
          </table:table-cell>
          <table:table-cell table:style-name="ce8" office:value-type="string" calcext:value-type="string">
            <text:p>Merknad</text:p>
          </table:table-cell>
          <table:table-cell table:style-name="ce4" table:number-columns-repeated="3"/>
          <table:table-cell table:style-name="ce113"/>
          <table:table-cell table:style-name="ce4" table:number-columns-repeated="2"/>
          <table:table-cell table:number-columns-repeated="1014"/>
        </table:table-row>
        <table:table-row table:style-name="ro4">
          <table:table-cell table:style-name="ce9" office:value-type="string" calcext:value-type="string">
            <text:p>5.8.1 </text:p>
          </table:table-cell>
          <table:table-cell table:style-name="ce28" office:value-type="string" calcext:value-type="string">
            <text:p>Det skal finnes funksjonalitet for fangst av elektroniske dokumenter uavhengig av filformat, metoder for teknisk koding, kilder eller andre tekniske karakteristika.</text:p>
          </table:table-cell>
          <table:table-cell table:style-name="ce64"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8">
          <table:table-cell table:style-name="ce9" office:value-type="string" calcext:value-type="string">
            <text:p>5.8.2 </text:p>
          </table:table-cell>
          <table:table-cell table:style-name="ce28" office:value-type="string" calcext:value-type="string">
            <text:p>Datafangsten skal skje på en slik måte at dokumentets innholdsintegritet blir opprettholdt.</text:p>
          </table:table-cell>
          <table:table-cell table:style-name="ce64"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9">
          <table:table-cell table:style-name="ce9" office:value-type="string" calcext:value-type="string">
            <text:p>5.8.3 </text:p>
          </table:table-cell>
          <table:table-cell table:style-name="ce28" office:value-type="string" calcext:value-type="string">
            <text:p>Datafangsten bør skje på en slik måte at dokumentets utseende (layout integritet) blir opprettholdt</text:p>
          </table:table-cell>
          <table:table-cell table:style-name="ce64" office:value-type="string" calcext:value-type="string">
            <text:p>V</text:p>
          </table:table-cell>
          <table:table-cell table:style-name="ce4" table:number-columns-repeated="2"/>
          <table:table-cell table:style-name="ce4" office:value-type="string" calcext:value-type="string">
            <text:p>Dette kravet bør stilles som obligatorisk for de vanligst forekommende formater.</text:p>
          </table:table-cell>
          <table:table-cell table:style-name="ce4"/>
          <table:table-cell table:style-name="ce113"/>
          <table:table-cell table:style-name="ce122"/>
          <table:table-cell table:style-name="ce4"/>
          <table:table-cell table:number-columns-repeated="1014"/>
        </table:table-row>
        <table:table-row table:style-name="ro8">
          <table:table-cell table:style-name="ce9" office:value-type="string" calcext:value-type="string">
            <text:p>5.8.4 </text:p>
          </table:table-cell>
          <table:table-cell table:style-name="ce28" office:value-type="string" calcext:value-type="string">
            <text:p>Det bør finnes funksjonalitet for helautomatisk dokument­fangst</text:p>
          </table:table-cell>
          <table:table-cell table:style-name="ce64" office:value-type="string" calcext:value-type="string">
            <text:p>V</text:p>
          </table:table-cell>
          <table:table-cell table:style-name="ce4"/>
          <table:table-cell table:style-name="ce4" office:value-type="string" calcext:value-type="string">
            <text:p>Kravet gjelder fangst av dokumenter fra digitale søknader og lignende.</text:p>
          </table:table-cell>
          <table:table-cell table:style-name="ce4" office:value-type="string" calcext:value-type="string">
            <text:p>Dette kravet bør stilles som obligatorisk for de vanligst forekommende tekniske løsninger knyttet til integrasjoner</text:p>
          </table:table-cell>
          <table:table-cell table:style-name="ce4"/>
          <table:table-cell table:style-name="ce113" office:value-type="string" calcext:value-type="string">
            <text:p>5.8.5</text:p>
            <text:p>5.8.6</text:p>
          </table:table-cell>
          <table:table-cell table:style-name="ce122"/>
          <table:table-cell table:style-name="ce4"/>
          <table:table-cell table:number-columns-repeated="1014"/>
        </table:table-row>
        <table:table-row table:style-name="ro9">
          <table:table-cell table:style-name="ce9" office:value-type="string" calcext:value-type="string">
            <text:p>5.8.5 </text:p>
          </table:table-cell>
          <table:table-cell table:style-name="ce28" office:value-type="string" calcext:value-type="string">
            <text:p>Ved helautomatisk dokument­fangst skal det være mulig å tilknytte alle obligatoriske metadata til dokumentet</text:p>
          </table:table-cell>
          <table:table-cell table:style-name="ce64" office:value-type="string" calcext:value-type="string">
            <text:p>B</text:p>
          </table:table-cell>
          <table:table-cell table:style-name="ce4" office:value-type="string" calcext:value-type="string">
            <text:p>Obligatorisk ved helautomatisk dokumentfangst</text:p>
          </table:table-cell>
          <table:table-cell table:style-name="ce4" table:number-columns-repeated="3"/>
          <table:table-cell table:style-name="ce113"/>
          <table:table-cell table:style-name="ce122"/>
          <table:table-cell table:style-name="ce4"/>
          <table:table-cell table:number-columns-repeated="1014"/>
        </table:table-row>
        <table:table-row table:style-name="ro9">
          <table:table-cell table:style-name="ce9" office:value-type="string" calcext:value-type="string">
            <text:p>5.8.6 </text:p>
          </table:table-cell>
          <table:table-cell table:style-name="ce28" office:value-type="string" calcext:value-type="string">
            <text:p>Ved helautomatisk dokument­fangst skal det være mulig å knytte dokumenter til et klassifikasjonssystem</text:p>
          </table:table-cell>
          <table:table-cell table:style-name="ce64" office:value-type="string" calcext:value-type="string">
            <text:p>B</text:p>
          </table:table-cell>
          <table:table-cell table:style-name="ce4" office:value-type="string" calcext:value-type="string">
            <text:p>Obligatorisk ved helautomatisk dokumentfangst</text:p>
          </table:table-cell>
          <table:table-cell table:style-name="ce4" table:number-columns-repeated="3"/>
          <table:table-cell table:style-name="ce113"/>
          <table:table-cell table:style-name="ce122"/>
          <table:table-cell table:style-name="ce4"/>
          <table:table-cell table:number-columns-repeated="1014"/>
        </table:table-row>
        <table:table-row table:style-name="ro9">
          <table:table-cell table:style-name="ce9" office:value-type="string" calcext:value-type="string">
            <text:p>5.8.7 </text:p>
          </table:table-cell>
          <table:table-cell table:style-name="ce28" office:value-type="string" calcext:value-type="string">
            <text:p>Ved helautomatisk dokument­fangst bør det være mulig å knytte dokumenter til en eller flere mapper eller klasser i arkivstrukturen</text:p>
          </table:table-cell>
          <table:table-cell table:style-name="ce64" office:value-type="string" calcext:value-type="string">
            <text:p>V</text:p>
          </table:table-cell>
          <table:table-cell table:style-name="ce4" table:number-columns-repeated="2"/>
          <table:table-cell table:style-name="ce4" office:value-type="string" calcext:value-type="string">
            <text:p>Dersom 5.8.4 kreves, bør også 5.8.7 stilles som et obligatorisk krav</text:p>
          </table:table-cell>
          <table:table-cell table:style-name="ce4"/>
          <table:table-cell table:style-name="ce113" office:value-type="string" calcext:value-type="string">
            <text:p>5.8.5</text:p>
            <text:p>5.8.6</text:p>
          </table:table-cell>
          <table:table-cell table:style-name="ce122"/>
          <table:table-cell table:style-name="ce4"/>
          <table:table-cell table:number-columns-repeated="1014"/>
        </table:table-row>
        <table:table-row table:style-name="ro9">
          <table:table-cell table:style-name="ce9" office:value-type="string" calcext:value-type="string">
            <text:p>5.8.8 </text:p>
          </table:table-cell>
          <table:table-cell table:style-name="ce28" office:value-type="string" calcext:value-type="string">
            <text:p>Det skal ikke være noen begrensninger i antall dokumenter som kan bli knyttet til en klasse eller en mappe.</text:p>
          </table:table-cell>
          <table:table-cell table:style-name="ce64"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8">
          <table:table-cell table:style-name="ce9" office:value-type="string" calcext:value-type="string">
            <text:p>5.8.9 </text:p>
          </table:table-cell>
          <table:table-cell table:style-name="ce28" office:value-type="string" calcext:value-type="string">
            <text:p>Det skal ikke være begrensninger i antall dokumenter som kan bli arkivert i løsningen.</text:p>
          </table:table-cell>
          <table:table-cell table:style-name="ce64"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8">
          <table:table-cell table:style-name="ce9" office:value-type="string" calcext:value-type="string">
            <text:p>5.8.10 </text:p>
          </table:table-cell>
          <table:table-cell table:style-name="ce28" office:value-type="string" calcext:value-type="string">
            <text:p>Det skal finnes funksjoner for å sikre at alle komponenter i et sammensatt dokument fanges.</text:p>
          </table:table-cell>
          <table:table-cell table:style-name="ce64"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2">
          <table:table-cell table:style-name="ce9" office:value-type="string" calcext:value-type="string">
            <text:p>5.8.11 </text:p>
          </table:table-cell>
          <table:table-cell table:style-name="ce28" office:value-type="string" calcext:value-type="string">
            <text:p>Det skal finnes funksjoner for å sikre at et sammensatt elektronisk dokument håndteres som en enhet, hvor relasjonen mellom komponentene og dokumentets indre struktur opprettholdes.</text:p>
          </table:table-cell>
          <table:table-cell table:style-name="ce64" office:value-type="string" calcext:value-type="string">
            <text:p>B</text:p>
          </table:table-cell>
          <table:table-cell table:style-name="ce4" office:value-type="string" calcext:value-type="string">
            <text:p>Obligatorisk hvis løsningen håndterer sammensatte dokumenter</text:p>
          </table:table-cell>
          <table:table-cell table:style-name="ce4" office:value-type="string" calcext:value-type="string">
            <text:p>Sammensatte dokumenter: se Noark 5 versjon 4, s. 71</text:p>
          </table:table-cell>
          <table:table-cell table:style-name="ce4" table:number-columns-repeated="2"/>
          <table:table-cell table:style-name="ce114" office:value-type="string" calcext:value-type="string">
            <text:p>Noark 5 versjon 4, s. 71</text:p>
          </table:table-cell>
          <table:table-cell table:style-name="ce122"/>
          <table:table-cell table:style-name="ce4"/>
          <table:table-cell table:number-columns-repeated="1014"/>
        </table:table-row>
        <table:table-row table:style-name="ro7">
          <table:table-cell table:style-name="ce8" office:value-type="string" calcext:value-type="string">
            <text:p>Krav nr.</text:p>
          </table:table-cell>
          <table:table-cell table:style-name="ce26" office:value-type="string" calcext:value-type="string">
            <text:p>Funksjonelle krav til gjenfinning</text:p>
          </table:table-cell>
          <table:table-cell table:style-name="ce63" office:value-type="string" calcext:value-type="string">
            <text:p>Type</text:p>
          </table:table-cell>
          <table:table-cell table:style-name="ce8" office:value-type="string" calcext:value-type="string">
            <text:p>Merknad</text:p>
          </table:table-cell>
          <table:table-cell table:style-name="ce4" table:number-columns-repeated="3"/>
          <table:table-cell table:style-name="ce113"/>
          <table:table-cell table:style-name="ce4" table:number-columns-repeated="2"/>
          <table:table-cell table:number-columns-repeated="1014"/>
        </table:table-row>
        <table:table-row table:style-name="ro8">
          <table:table-cell table:style-name="ce9" office:value-type="string" calcext:value-type="string">
            <text:p>5.9.1 </text:p>
          </table:table-cell>
          <table:table-cell table:style-name="ce28" office:value-type="string" calcext:value-type="string">
            <text:p>Det skal finnes tjenester/funksjoner for å gjenfinne/søke fram metadata.</text:p>
          </table:table-cell>
          <table:table-cell table:style-name="ce64"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8">
          <table:table-cell table:style-name="ce9" office:value-type="string" calcext:value-type="string">
            <text:p>5.9.2 </text:p>
          </table:table-cell>
          <table:table-cell table:style-name="ce28" office:value-type="string" calcext:value-type="string">
            <text:p>Ved søking skal det være mulig å lage logiske sammenstillinger av metadata.</text:p>
          </table:table-cell>
          <table:table-cell table:style-name="ce64"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9">
          <table:table-cell table:style-name="ce9" office:value-type="string" calcext:value-type="string">
            <text:p>5.9.3 </text:p>
          </table:table-cell>
          <table:table-cell table:style-name="ce28" office:value-type="string" calcext:value-type="string">
            <text:p>Ved søk i metadata skal det være mulig å benytte venstre- og høyretrunkering samt markering av ett eller flere tegn i søkekriteriene.</text:p>
          </table:table-cell>
          <table:table-cell table:style-name="ce64"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8">
          <table:table-cell table:style-name="ce9" office:value-type="string" calcext:value-type="string">
            <text:p>5.9.4 </text:p>
          </table:table-cell>
          <table:table-cell table:style-name="ce28" office:value-type="string" calcext:value-type="string">
            <text:p>I metadataelementer som representerer datoer, skal det være mulig å søke på datointervaller.</text:p>
          </table:table-cell>
          <table:table-cell table:style-name="ce64"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9">
          <table:table-cell table:style-name="ce9" office:value-type="string" calcext:value-type="string">
            <text:p>5.9.5 </text:p>
          </table:table-cell>
          <table:table-cell table:style-name="ce28" office:value-type="string" calcext:value-type="string">
            <text:p>I metadataelementer som representerer datoer, skal det være mulig å søke på perioder som ligger før eller etter en gitt dato.</text:p>
          </table:table-cell>
          <table:table-cell table:style-name="ce64"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8">
          <table:table-cell table:style-name="ce9" office:value-type="string" calcext:value-type="string">
            <text:p>5.9.6 </text:p>
          </table:table-cell>
          <table:table-cell table:style-name="ce28" office:value-type="string" calcext:value-type="string">
            <text:p>Det skal være mulig å utføre fritekstsøk i metadata.</text:p>
          </table:table-cell>
          <table:table-cell table:style-name="ce64"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9">
          <table:table-cell table:style-name="ce9" office:value-type="string" calcext:value-type="string">
            <text:p>5.9.7 </text:p>
          </table:table-cell>
          <table:table-cell table:style-name="ce28" office:value-type="string" calcext:value-type="string">
            <text:p>Ved fritekstsøk i metadata, skal det være mulig å søke kombinert på flere søkeord ved hjelp av boolske operatorer.</text:p>
          </table:table-cell>
          <table:table-cell table:style-name="ce64"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8">
          <table:table-cell table:style-name="ce9" office:value-type="string" calcext:value-type="string">
            <text:p>5.9.8 </text:p>
          </table:table-cell>
          <table:table-cell table:style-name="ce28" office:value-type="string" calcext:value-type="string">
            <text:p>Det skal finnes tjenester/funksjoner for å gjenfinne/søke fram dokumenter.</text:p>
          </table:table-cell>
          <table:table-cell table:style-name="ce64"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8">
          <table:table-cell table:style-name="ce9" office:value-type="string" calcext:value-type="string">
            <text:p>5.9.9 </text:p>
          </table:table-cell>
          <table:table-cell table:style-name="ce28" office:value-type="string" calcext:value-type="string">
            <text:p>Det skal være mulig å gjenfinne dokumenter ut fra dokumentmetadata.</text:p>
          </table:table-cell>
          <table:table-cell table:style-name="ce64"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8">
          <table:table-cell table:style-name="ce9" office:value-type="string" calcext:value-type="string">
            <text:p>5.9.10 </text:p>
          </table:table-cell>
          <table:table-cell table:style-name="ce28" office:value-type="string" calcext:value-type="string">
            <text:p>Det skal være mulig å utføre fritekstsøk i et dokument hvis formatet legger til rette for det.</text:p>
          </table:table-cell>
          <table:table-cell table:style-name="ce64"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7">
          <table:table-cell table:style-name="ce9" office:value-type="string" calcext:value-type="string">
            <text:p>5.9.11 </text:p>
          </table:table-cell>
          <table:table-cell table:style-name="ce28" office:value-type="string" calcext:value-type="string">
            <text:p>Søkeresultat skal avspeile aktuell tilgang.</text:p>
          </table:table-cell>
          <table:table-cell table:style-name="ce64"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7">
          <table:table-cell table:style-name="ce9" office:value-type="string" calcext:value-type="string">
            <text:p>5.9.12 </text:p>
          </table:table-cell>
          <table:table-cell table:style-name="ce28" office:value-type="string" calcext:value-type="string">
            <text:p>Søkeresultat skal være nødvendig skjermet.</text:p>
          </table:table-cell>
          <table:table-cell table:style-name="ce64"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9">
          <table:table-cell table:style-name="ce9" office:value-type="string" calcext:value-type="string">
            <text:p>5.9.13 </text:p>
          </table:table-cell>
          <table:table-cell table:style-name="ce28" office:value-type="string" calcext:value-type="string">
            <text:p>Det skal være mulighet for at store og små bokstaver kan behandles som ekvivalente ved søk.</text:p>
          </table:table-cell>
          <table:table-cell table:style-name="ce64"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8">
          <table:table-cell table:style-name="ce9" office:value-type="string" calcext:value-type="string">
            <text:p>5.9.14 </text:p>
          </table:table-cell>
          <table:table-cell table:style-name="ce28" office:value-type="string" calcext:value-type="string">
            <text:p>Det bør finnes en tjeneste/funksjon for å avbryte søk som er satt i gang.</text:p>
          </table:table-cell>
          <table:table-cell table:style-name="ce64" office:value-type="string" calcext:value-type="string">
            <text:p>V</text:p>
          </table:table-cell>
          <table:table-cell table:style-name="ce4"/>
          <table:table-cell table:style-name="ce4" office:value-type="string" calcext:value-type="string">
            <text:p>Det bør vurderes å stille et egendefinert krav knyttet til søkehastighet. For eksempel: Et søk skal ikke ta lenger tid enn 1 sekund</text:p>
          </table:table-cell>
          <table:table-cell table:style-name="ce4" office:value-type="string" calcext:value-type="string">
            <text:p>Kravet bør stilles som sterkt øskelig</text:p>
          </table:table-cell>
          <table:table-cell table:style-name="ce4"/>
          <table:table-cell table:style-name="ce110" office:value-type="string" calcext:value-type="string">
            <text:p>arkivstruktur</text:p>
          </table:table-cell>
          <table:table-cell table:style-name="ce122"/>
          <table:table-cell table:style-name="ce4"/>
          <table:table-cell table:number-columns-repeated="1014"/>
        </table:table-row>
        <table:table-row table:style-name="ro9">
          <table:table-cell table:style-name="ce9" office:value-type="string" calcext:value-type="string">
            <text:p>5.9.15 </text:p>
          </table:table-cell>
          <table:table-cell table:style-name="ce28" office:value-type="string" calcext:value-type="string">
            <text:p>Søkefunksjonene bør være innrettet slik at en ved søk på et ord i bokmålsform også får treff for de tilsvarende nynorskformene og omvendt.</text:p>
          </table:table-cell>
          <table:table-cell table:style-name="ce64" office:value-type="string" calcext:value-type="string">
            <text:p>V</text:p>
          </table:table-cell>
          <table:table-cell table:style-name="ce4" table:number-columns-repeated="2"/>
          <table:table-cell table:style-name="ce4" office:value-type="string" calcext:value-type="string">
            <text:p>Vær oppmerksom på at det begrensede antallet leverandører indikerer at dette ikke bør settes som et obligatorisk valg.</text:p>
          </table:table-cell>
          <table:table-cell table:style-name="ce4"/>
          <table:table-cell table:style-name="ce110" office:value-type="string" calcext:value-type="string">
            <text:p>arkivstruktur</text:p>
          </table:table-cell>
          <table:table-cell table:style-name="ce122"/>
          <table:table-cell table:style-name="ce4"/>
          <table:table-cell table:number-columns-repeated="1014"/>
        </table:table-row>
        <table:table-row table:style-name="ro7">
          <table:table-cell table:style-name="ce8" office:value-type="string" calcext:value-type="string">
            <text:p>Krav nr.</text:p>
          </table:table-cell>
          <table:table-cell table:style-name="ce26" office:value-type="string" calcext:value-type="string">
            <text:p>Strukturelle krav til bevaring og kassasjon</text:p>
          </table:table-cell>
          <table:table-cell table:style-name="ce63" office:value-type="string" calcext:value-type="string">
            <text:p>Type</text:p>
          </table:table-cell>
          <table:table-cell table:style-name="ce8" office:value-type="string" calcext:value-type="string">
            <text:p>Merknad</text:p>
          </table:table-cell>
          <table:table-cell table:style-name="ce4" table:number-columns-repeated="3"/>
          <table:table-cell table:style-name="ce113"/>
          <table:table-cell table:style-name="ce4" table:number-columns-repeated="2"/>
          <table:table-cell table:number-columns-repeated="1014"/>
        </table:table-row>
        <table:table-row table:style-name="ro4">
          <table:table-cell table:style-name="ce9" office:value-type="string" calcext:value-type="string">
            <text:p>5.10.1 </text:p>
          </table:table-cell>
          <table:table-cell table:style-name="ce28" office:value-type="string" calcext:value-type="string">
            <text:p>En <text:span text:style-name="T18">Arkivdel </text:span><text:span text:style-name="T19">skal kunne ha registrert ingen eller ett </text:span><text:span text:style-name="T20">Kassasjonsvedtak </text:span><text:span text:style-name="T21">og et </text:span><text:span text:style-name="T20">Kassasjonsvedtak </text:span><text:span text:style-name="T21">kan inngå i ingen, en eller flere </text:span><text:span text:style-name="T20">Arkivdeler.</text:span></text:p>
          </table:table-cell>
          <table:table-cell table:style-name="ce64" office:value-type="string" calcext:value-type="string">
            <text:p>O</text:p>
          </table:table-cell>
          <table:table-cell table:style-name="ce4" table:number-columns-repeated="4"/>
          <table:table-cell table:style-name="ce113"/>
          <table:table-cell table:style-name="ce128"/>
          <table:table-cell table:style-name="ce4"/>
          <table:table-cell table:number-columns-repeated="1014"/>
        </table:table-row>
        <table:table-row table:style-name="ro9">
          <table:table-cell table:style-name="ce9" office:value-type="string" calcext:value-type="string">
            <text:p>5.10.2 </text:p>
          </table:table-cell>
          <table:table-cell table:style-name="ce28" office:value-type="string" calcext:value-type="string">
            <text:p>En <text:span text:style-name="T18">Klasse </text:span><text:span text:style-name="T19">skal kunne ha registrert ingen eller ett </text:span><text:span text:style-name="T20">Kassasjonsvedtak </text:span><text:span text:style-name="T21">og et </text:span><text:span text:style-name="T20">Kassasjonsvedtak </text:span><text:span text:style-name="T21">kan inngå i ingen, en eller flere </text:span><text:span text:style-name="T20">Klasser.</text:span></text:p>
          </table:table-cell>
          <table:table-cell table:style-name="ce64" office:value-type="string" calcext:value-type="string">
            <text:p>B</text:p>
          </table:table-cell>
          <table:table-cell table:style-name="ce4" office:value-type="string" calcext:value-type="string">
            <text:p>Obligatorisk for kassasjon ut over arkivdel.</text:p>
          </table:table-cell>
          <table:table-cell table:style-name="ce4" office:value-type="string" calcext:value-type="string">
            <text:p>Ønsker du å kassere på klassenivå? Dette betyr at du velger å kassere alle saker innenfor en eller flere k-koder</text:p>
          </table:table-cell>
          <table:table-cell table:style-name="ce102" office:value-type="string" calcext:value-type="string">
            <text:p>Disse er betinget av nivå på valg i 5.10.1</text:p>
          </table:table-cell>
          <table:table-cell table:style-name="ce4"/>
          <table:table-cell table:style-name="ce113" office:value-type="string" calcext:value-type="string">
            <text:p>55.10.1</text:p>
          </table:table-cell>
          <table:table-cell table:style-name="ce122"/>
          <table:table-cell table:style-name="ce4"/>
          <table:table-cell table:style-name="ce132"/>
          <table:table-cell table:number-columns-repeated="1013"/>
        </table:table-row>
        <table:table-row table:style-name="ro9">
          <table:table-cell table:style-name="ce9" office:value-type="string" calcext:value-type="string">
            <text:p>5.10.3 </text:p>
          </table:table-cell>
          <table:table-cell table:style-name="ce28" office:value-type="string" calcext:value-type="string">
            <text:p>En <text:span text:style-name="T18">Mappe </text:span><text:span text:style-name="T19">skal kunne ha registrert ingen eller ett </text:span><text:span text:style-name="T20">Kassasjonsvedtak </text:span><text:span text:style-name="T21">og et </text:span><text:span text:style-name="T20">Kassasjonsvedtak </text:span><text:span text:style-name="T21">kan inngå i ingen, en eller flere </text:span><text:span text:style-name="T20">Mapper.</text:span></text:p>
          </table:table-cell>
          <table:table-cell table:style-name="ce64" office:value-type="string" calcext:value-type="string">
            <text:p>B</text:p>
          </table:table-cell>
          <table:table-cell table:style-name="ce4" office:value-type="string" calcext:value-type="string">
            <text:p>Obligatorisk for kassasjon ut over klasse.</text:p>
          </table:table-cell>
          <table:table-cell table:style-name="ce4" office:value-type="string" calcext:value-type="string">
            <text:p>Se over - Mappe</text:p>
          </table:table-cell>
          <table:table-cell table:style-name="ce4" table:number-columns-repeated="2"/>
          <table:table-cell table:style-name="ce113"/>
          <table:table-cell table:style-name="ce122"/>
          <table:table-cell table:style-name="ce4"/>
          <table:table-cell table:number-columns-repeated="1014"/>
        </table:table-row>
        <table:table-row table:style-name="ro4">
          <table:table-cell table:style-name="ce9" office:value-type="string" calcext:value-type="string">
            <text:p>5.10.4 </text:p>
          </table:table-cell>
          <table:table-cell table:style-name="ce28" office:value-type="string" calcext:value-type="string">
            <text:p>En <text:span text:style-name="T18">Registrering </text:span><text:span text:style-name="T19">skal kunne ha registrert ingen eller ett </text:span><text:span text:style-name="T20">Kassasjonsvedtak </text:span><text:span text:style-name="T21">og et </text:span><text:span text:style-name="T20">Kassasjonsvedtak </text:span><text:span text:style-name="T21">kan inngå i ingen, en eller flere </text:span><text:span text:style-name="T20">Forenklede registreringer.</text:span></text:p>
          </table:table-cell>
          <table:table-cell table:style-name="ce64" office:value-type="string" calcext:value-type="string">
            <text:p>B</text:p>
          </table:table-cell>
          <table:table-cell table:style-name="ce4" office:value-type="string" calcext:value-type="string">
            <text:p>Obligatorisk for kassasjon ut over mappe.</text:p>
          </table:table-cell>
          <table:table-cell table:style-name="ce4" office:value-type="string" calcext:value-type="string">
            <text:p>Se over - Registrering</text:p>
          </table:table-cell>
          <table:table-cell table:style-name="ce4" table:number-columns-repeated="2"/>
          <table:table-cell table:style-name="ce113"/>
          <table:table-cell table:style-name="ce122"/>
          <table:table-cell table:style-name="ce4"/>
          <table:table-cell table:number-columns-repeated="1014"/>
        </table:table-row>
        <table:table-row table:style-name="ro4">
          <table:table-cell table:style-name="ce9" office:value-type="string" calcext:value-type="string">
            <text:p>5.10.5 </text:p>
          </table:table-cell>
          <table:table-cell table:style-name="ce28" office:value-type="string" calcext:value-type="string">
            <text:p>En <text:span text:style-name="T18">Dokumentbeskrivelse </text:span><text:span text:style-name="T19">skal kunne ha registrert ingen eller ett </text:span><text:span text:style-name="T20">Kassasjonsvedtak </text:span><text:span text:style-name="T21">og et </text:span><text:span text:style-name="T20">Kassasjonsvedtak </text:span><text:span text:style-name="T21">kan inngå i ingen, en eller flere </text:span><text:span text:style-name="T20">Dokumentbeskrivelser.</text:span></text:p>
          </table:table-cell>
          <table:table-cell table:style-name="ce64" office:value-type="string" calcext:value-type="string">
            <text:p>B</text:p>
          </table:table-cell>
          <table:table-cell table:style-name="ce4" office:value-type="string" calcext:value-type="string">
            <text:p>Obligatorisk for kassasjonsvedtak ut over Registrering.</text:p>
          </table:table-cell>
          <table:table-cell table:style-name="ce4" office:value-type="string" calcext:value-type="string">
            <text:p>Se over - Beskrivelse</text:p>
          </table:table-cell>
          <table:table-cell table:style-name="ce4" table:number-columns-repeated="2"/>
          <table:table-cell table:style-name="ce113"/>
          <table:table-cell table:style-name="ce122"/>
          <table:table-cell table:style-name="ce4"/>
          <table:table-cell table:number-columns-repeated="1014"/>
        </table:table-row>
        <table:table-row table:style-name="ro7">
          <table:table-cell table:style-name="ce8" office:value-type="string" calcext:value-type="string">
            <text:p>Krav nr.</text:p>
          </table:table-cell>
          <table:table-cell table:style-name="ce26" office:value-type="string" calcext:value-type="string">
            <text:p>Funksjonelle krav til bevaring og kassasjon</text:p>
          </table:table-cell>
          <table:table-cell table:style-name="ce63" office:value-type="string" calcext:value-type="string">
            <text:p>Type</text:p>
          </table:table-cell>
          <table:table-cell table:style-name="ce8" office:value-type="string" calcext:value-type="string">
            <text:p>Merknad</text:p>
          </table:table-cell>
          <table:table-cell table:style-name="ce4" table:number-columns-repeated="3"/>
          <table:table-cell table:style-name="ce113"/>
          <table:table-cell table:style-name="ce4" table:number-columns-repeated="2"/>
          <table:table-cell table:number-columns-repeated="1014"/>
        </table:table-row>
        <table:table-row table:style-name="ro4">
          <table:table-cell table:style-name="ce9" office:value-type="string" calcext:value-type="string">
            <text:p>5.10.6 </text:p>
          </table:table-cell>
          <table:table-cell table:style-name="ce28" office:value-type="string" calcext:value-type="string">
            <text:p>Det skal finnes en tjeneste/funksjon for å ajourholde kassasjonsvedtak, kassasjonshjemmel og bevaringstid for en <text:span text:style-name="T16">Klasse</text:span><text:span text:style-name="T17">.</text:span></text:p>
          </table:table-cell>
          <table:table-cell table:style-name="ce64" office:value-type="string" calcext:value-type="string">
            <text:p>B</text:p>
          </table:table-cell>
          <table:table-cell table:style-name="ce4" office:value-type="string" calcext:value-type="string">
            <text:p>Obligatorisk hvis kravene 5.10.2 – 5.10.5 oppfylles </text:p>
          </table:table-cell>
          <table:table-cell table:style-name="ce4" table:number-columns-repeated="3"/>
          <table:table-cell table:style-name="ce115" office:value-type="string" calcext:value-type="string">
            <text:p>5.10.2 – 5.10.5</text:p>
          </table:table-cell>
          <table:table-cell table:style-name="ce122"/>
          <table:table-cell table:style-name="ce4"/>
          <table:table-cell table:number-columns-repeated="1014"/>
        </table:table-row>
        <table:table-row table:style-name="ro9">
          <table:table-cell table:style-name="ce9" office:value-type="string" calcext:value-type="string">
            <text:p>5.10.7 </text:p>
          </table:table-cell>
          <table:table-cell table:style-name="ce28" office:value-type="string" calcext:value-type="string">
            <text:p>Metadata om bevaring og kassasjon på en <text:span text:style-name="T11">Klasse</text:span><text:span text:style-name="T14"> skal kunne arves til </text:span><text:span text:style-name="T15">Mappe, Registrering og Dokumentbeskrivelse</text:span><text:span text:style-name="T14">.</text:span></text:p>
          </table:table-cell>
          <table:table-cell table:style-name="ce64" office:value-type="string" calcext:value-type="string">
            <text:p>B</text:p>
          </table:table-cell>
          <table:table-cell table:style-name="ce4" office:value-type="string" calcext:value-type="string">
            <text:p>Obligatorisk hvis kravene 5.10.2 – 5.10.5 oppfylles</text:p>
          </table:table-cell>
          <table:table-cell table:style-name="ce4" table:number-columns-repeated="3"/>
          <table:table-cell table:style-name="ce115" office:value-type="string" calcext:value-type="string">
            <text:p>5.10.2 – 5.10.5</text:p>
          </table:table-cell>
          <table:table-cell table:style-name="ce122"/>
          <table:table-cell table:style-name="ce4"/>
          <table:table-cell table:number-columns-repeated="1014"/>
        </table:table-row>
        <table:table-row table:style-name="ro4">
          <table:table-cell table:style-name="ce9" office:value-type="string" calcext:value-type="string">
            <text:p>5.10.8 </text:p>
          </table:table-cell>
          <table:table-cell table:style-name="ce28" office:value-type="string" calcext:value-type="string">
            <text:p>Det skal finnes en tjeneste/funksjon for å ajourholde kassasjonsvedtak, kassasjonshjemmel og bevaringstid for en <text:span text:style-name="T16">Arkivdel</text:span><text:span text:style-name="T17">.</text:span></text:p>
          </table:table-cell>
          <table:table-cell table:style-name="ce64" office:value-type="string" calcext:value-type="string">
            <text:p>B</text:p>
          </table:table-cell>
          <table:table-cell table:style-name="ce4" office:value-type="string" calcext:value-type="string">
            <text:p>Obligatorisk hvis kravene 5.10.2 – 5.10.5 oppfylles</text:p>
          </table:table-cell>
          <table:table-cell table:style-name="ce4" table:number-columns-repeated="3"/>
          <table:table-cell table:style-name="ce115" office:value-type="string" calcext:value-type="string">
            <text:p>5.10.2 – 5.10.5</text:p>
          </table:table-cell>
          <table:table-cell table:style-name="ce122"/>
          <table:table-cell table:style-name="ce4"/>
          <table:table-cell table:number-columns-repeated="1014"/>
        </table:table-row>
        <table:table-row table:style-name="ro9">
          <table:table-cell table:style-name="ce9" office:value-type="string" calcext:value-type="string">
            <text:p>5.10.9 </text:p>
          </table:table-cell>
          <table:table-cell table:style-name="ce28" office:value-type="string" calcext:value-type="string">
            <text:p>Metadata om bevaring og kassasjon på en <text:span text:style-name="T11">Arkivdel</text:span><text:span text:style-name="T12"> skal kunne arves til </text:span><text:span text:style-name="T13">Mappe, Registrering og</text:span><text:span text:style-name="T14"> </text:span><text:span text:style-name="T15">Dokumentbeskrivelse</text:span><text:span text:style-name="T14">.</text:span></text:p>
          </table:table-cell>
          <table:table-cell table:style-name="ce64" office:value-type="string" calcext:value-type="string">
            <text:p>B</text:p>
          </table:table-cell>
          <table:table-cell table:style-name="ce4" office:value-type="string" calcext:value-type="string">
            <text:p>Obligatorisk hvis kravene 5.10.2 – 5.10.5 oppfylles</text:p>
          </table:table-cell>
          <table:table-cell table:style-name="ce4" table:number-columns-repeated="3"/>
          <table:table-cell table:style-name="ce115" office:value-type="string" calcext:value-type="string">
            <text:p>5.10.2 – 5.10.5</text:p>
          </table:table-cell>
          <table:table-cell table:style-name="ce122"/>
          <table:table-cell table:style-name="ce4"/>
          <table:table-cell table:number-columns-repeated="1014"/>
        </table:table-row>
        <table:table-row table:style-name="ro9">
          <table:table-cell table:style-name="ce9" office:value-type="string" calcext:value-type="string">
            <text:p>5.10.10 </text:p>
          </table:table-cell>
          <table:table-cell table:style-name="ce28" office:value-type="string" calcext:value-type="string">
            <text:p>Dersom arv av metadata om bevaring og kassasjon skal skje fra arkivdel, skal dette overstyre arv av metadata fra klassene.</text:p>
          </table:table-cell>
          <table:table-cell table:style-name="ce64" office:value-type="string" calcext:value-type="string">
            <text:p>B</text:p>
          </table:table-cell>
          <table:table-cell table:style-name="ce4" office:value-type="string" calcext:value-type="string">
            <text:p>Obligatorisk for funksjon for arv av kassasjonskode</text:p>
          </table:table-cell>
          <table:table-cell table:style-name="ce4" table:number-columns-repeated="3"/>
          <table:table-cell table:style-name="ce113"/>
          <table:table-cell table:style-name="ce122"/>
          <table:table-cell table:style-name="ce4"/>
          <table:table-cell table:number-columns-repeated="1014"/>
        </table:table-row>
        <table:table-row table:style-name="ro9">
          <table:table-cell table:style-name="ce4" office:value-type="string" calcext:value-type="string" table:number-columns-spanned="1" table:number-rows-spanned="6">
            <text:p>5.10.11 </text:p>
          </table:table-cell>
          <table:table-cell table:style-name="ce29" office:value-type="string" calcext:value-type="string">
            <text:p>Det skal finnes en tjeneste / funksjon for å registrere et kassasjonsvedtak for en <text:span text:style-name="T11">Mappe</text:span><text:span text:style-name="T12">, </text:span><text:span text:style-name="T13">Registrering</text:span><text:span text:style-name="T14"> eller </text:span><text:span text:style-name="T15">Dokumentbeskrivelse</text:span><text:span text:style-name="T14">.</text:span></text:p>
          </table:table-cell>
          <table:table-cell table:style-name="ce61" office:value-type="string" calcext:value-type="string" table:number-columns-spanned="1" table:number-rows-spanned="6">
            <text:p>B</text:p>
          </table:table-cell>
          <table:table-cell table:style-name="ce4" office:value-type="string" calcext:value-type="string" table:number-columns-spanned="1" table:number-rows-spanned="6">
            <text:p>Obligatorisk for påføring av kassasjonsvedtak utover arkivdel og klasse. </text:p>
          </table:table-cell>
          <table:table-cell table:style-name="ce4" table:number-columns-repeated="3"/>
          <table:table-cell table:style-name="ce113"/>
          <table:table-cell table:style-name="ce122"/>
          <table:table-cell table:style-name="ce4"/>
          <table:table-cell table:number-columns-repeated="1014"/>
        </table:table-row>
        <table:table-row table:style-name="ro8">
          <table:covered-table-cell table:style-name="ce6"/>
          <table:table-cell table:style-name="ce29" office:value-type="string" calcext:value-type="string">
            <text:p>Kassasjonsvedtaket skal bestå av følgende obligatoriske verdier:</text:p>
          </table:table-cell>
          <table:covered-table-cell table:style-name="ce20"/>
          <table:covered-table-cell table:style-name="ce6"/>
          <table:table-cell table:style-name="ce4" table:number-columns-repeated="3"/>
          <table:table-cell table:style-name="ce113"/>
          <table:table-cell table:style-name="ce122"/>
          <table:table-cell table:style-name="ce4"/>
          <table:table-cell table:number-columns-repeated="1014"/>
        </table:table-row>
        <table:table-row table:style-name="ro7">
          <table:covered-table-cell table:style-name="ce6"/>
          <table:table-cell table:style-name="ce29" office:value-type="string" calcext:value-type="string">
            <text:p>1.      Bevares</text:p>
          </table:table-cell>
          <table:covered-table-cell table:style-name="ce20"/>
          <table:covered-table-cell table:style-name="ce6"/>
          <table:table-cell table:style-name="ce4" table:number-columns-repeated="3"/>
          <table:table-cell table:style-name="ce113"/>
          <table:table-cell table:style-name="ce122"/>
          <table:table-cell table:style-name="ce4"/>
          <table:table-cell table:number-columns-repeated="1014"/>
        </table:table-row>
        <table:table-row table:style-name="ro7">
          <table:covered-table-cell table:style-name="ce6"/>
          <table:table-cell table:style-name="ce29" office:value-type="string" calcext:value-type="string">
            <text:p>2.      Kasseres</text:p>
          </table:table-cell>
          <table:covered-table-cell table:style-name="ce20"/>
          <table:covered-table-cell table:style-name="ce6"/>
          <table:table-cell table:style-name="ce4" table:number-columns-repeated="3"/>
          <table:table-cell table:style-name="ce113"/>
          <table:table-cell table:style-name="ce122"/>
          <table:table-cell table:style-name="ce4"/>
          <table:table-cell table:number-columns-repeated="1014"/>
        </table:table-row>
        <table:table-row table:style-name="ro7">
          <table:covered-table-cell table:style-name="ce6"/>
          <table:table-cell table:style-name="ce29" office:value-type="string" calcext:value-type="string">
            <text:p>3.      Vurderes senere</text:p>
          </table:table-cell>
          <table:covered-table-cell table:style-name="ce20"/>
          <table:covered-table-cell table:style-name="ce6"/>
          <table:table-cell table:style-name="ce4" table:number-columns-repeated="3"/>
          <table:table-cell table:style-name="ce113"/>
          <table:table-cell table:style-name="ce122"/>
          <table:table-cell table:style-name="ce4"/>
          <table:table-cell table:number-columns-repeated="1014"/>
        </table:table-row>
        <table:table-row table:style-name="ro7">
          <table:covered-table-cell table:style-name="ce7"/>
          <table:table-cell table:style-name="ce28" office:value-type="string" calcext:value-type="string">
            <text:p>Andre verdier kan legges til.</text:p>
          </table:table-cell>
          <table:covered-table-cell table:style-name="ce21"/>
          <table:covered-table-cell table:style-name="ce7"/>
          <table:table-cell table:style-name="ce4" table:number-columns-repeated="3"/>
          <table:table-cell table:style-name="ce113"/>
          <table:table-cell table:style-name="ce122"/>
          <table:table-cell table:style-name="ce4"/>
          <table:table-cell table:number-columns-repeated="1014"/>
        </table:table-row>
        <table:table-row table:style-name="ro4">
          <table:table-cell table:style-name="ce9" office:value-type="string" calcext:value-type="string">
            <text:p>5.10.12 </text:p>
          </table:table-cell>
          <table:table-cell table:style-name="ce28" office:value-type="string" calcext:value-type="string">
            <text:p>Det skal være mulig manuelt å registrere kassasjonsvedtak, kassasjonshjemmel og bevaringstid for en <text:span text:style-name="T11">Mappe</text:span><text:span text:style-name="T12">, </text:span><text:span text:style-name="T13">Registrering</text:span><text:span text:style-name="T14"> eller </text:span><text:span text:style-name="T15">Dokumentbeskrivelse</text:span><text:span text:style-name="T14">.</text:span></text:p>
          </table:table-cell>
          <table:table-cell table:style-name="ce64" office:value-type="string" calcext:value-type="string">
            <text:p>B</text:p>
          </table:table-cell>
          <table:table-cell table:style-name="ce4" office:value-type="string" calcext:value-type="string">
            <text:p>Obligatorisk hvis 5.10.11 oppfylles</text:p>
          </table:table-cell>
          <table:table-cell table:style-name="ce4" table:number-columns-repeated="3"/>
          <table:table-cell table:style-name="ce113" office:value-type="string" calcext:value-type="string">
            <text:p>5.10.11</text:p>
          </table:table-cell>
          <table:table-cell table:style-name="ce122"/>
          <table:table-cell table:style-name="ce4"/>
          <table:table-cell table:number-columns-repeated="1014"/>
        </table:table-row>
        <table:table-row table:style-name="ro4">
          <table:table-cell table:style-name="ce9" office:value-type="string" calcext:value-type="string">
            <text:p>5.10.13 </text:p>
          </table:table-cell>
          <table:table-cell table:style-name="ce28" office:value-type="string" calcext:value-type="string">
            <text:p>Bevaringsdatoen for en <text:span text:style-name="T11">Mappe</text:span><text:span text:style-name="T12">, </text:span><text:span text:style-name="T13">Registrering</text:span><text:span text:style-name="T14"> eller </text:span><text:span text:style-name="T15">Dokumentbeskrivelse</text:span><text:span text:style-name="T14"> skal kunne beregnes automatisk på grunnlag av bevaringstid og datoen mappen ble avsluttet.</text:span></text:p>
          </table:table-cell>
          <table:table-cell table:style-name="ce64" office:value-type="string" calcext:value-type="string">
            <text:p>B</text:p>
          </table:table-cell>
          <table:table-cell table:style-name="ce4" office:value-type="string" calcext:value-type="string">
            <text:p>Obligatorisk hvis 5.10.11 oppfylles</text:p>
          </table:table-cell>
          <table:table-cell table:style-name="ce4" table:number-columns-repeated="3"/>
          <table:table-cell table:style-name="ce113" office:value-type="string" calcext:value-type="string">
            <text:p>5.10.11</text:p>
          </table:table-cell>
          <table:table-cell table:style-name="ce122"/>
          <table:table-cell table:style-name="ce4"/>
          <table:table-cell table:number-columns-repeated="1014"/>
        </table:table-row>
        <table:table-row table:style-name="ro8">
          <table:table-cell table:style-name="ce9" office:value-type="string" calcext:value-type="string">
            <text:p>5.10.14 </text:p>
          </table:table-cell>
          <table:table-cell table:style-name="ce28" office:value-type="string" calcext:value-type="string">
            <text:p>Andre regler for beregning av bevaringsdato bør kunne være mulig.</text:p>
          </table:table-cell>
          <table:table-cell table:style-name="ce64" office:value-type="string" calcext:value-type="string">
            <text:p>V</text:p>
          </table:table-cell>
          <table:table-cell table:style-name="ce4"/>
          <table:table-cell table:style-name="ce4" office:value-type="string" calcext:value-type="string">
            <text:p>Det er manglende etablert praksis på dette området</text:p>
          </table:table-cell>
          <table:table-cell table:style-name="ce4" office:value-type="string" calcext:value-type="string">
            <text:p>Kravet kan eventuelt stilles som ønskelig</text:p>
          </table:table-cell>
          <table:table-cell table:style-name="ce4"/>
          <table:table-cell table:style-name="ce113"/>
          <table:table-cell table:style-name="ce122"/>
          <table:table-cell table:style-name="ce4"/>
          <table:table-cell table:number-columns-repeated="1014"/>
        </table:table-row>
        <table:table-row table:style-name="ro4">
          <table:table-cell table:style-name="ce9" office:value-type="string" calcext:value-type="string">
            <text:p>5.10.15 </text:p>
          </table:table-cell>
          <table:table-cell table:style-name="ce28" office:value-type="string" calcext:value-type="string">
            <text:p>Bevaringsdato for en <text:span text:style-name="T11">Mappe, Registrering</text:span><text:span text:style-name="T14"> eller</text:span><text:span text:style-name="T15"> Dokumentbeskrivelse</text:span><text:span text:style-name="T14"> skal også kunne registreres manuelt. Bevaringstid er da ikke obligatorisk.</text:span></text:p>
          </table:table-cell>
          <table:table-cell table:style-name="ce64" office:value-type="string" calcext:value-type="string">
            <text:p>B</text:p>
          </table:table-cell>
          <table:table-cell table:style-name="ce4" office:value-type="string" calcext:value-type="string">
            <text:p>Obligatorisk hvis 5.10.11 oppfylles</text:p>
          </table:table-cell>
          <table:table-cell table:style-name="ce4" table:number-columns-repeated="3"/>
          <table:table-cell table:style-name="ce113" office:value-type="string" calcext:value-type="string">
            <text:p>5.10.11</text:p>
          </table:table-cell>
          <table:table-cell table:style-name="ce122"/>
          <table:table-cell table:style-name="ce4"/>
          <table:table-cell table:number-columns-repeated="1014"/>
        </table:table-row>
        <table:table-row table:style-name="ro4">
          <table:table-cell table:style-name="ce9" office:value-type="string" calcext:value-type="string">
            <text:p>5.10.16 </text:p>
          </table:table-cell>
          <table:table-cell table:style-name="ce28" office:value-type="string" calcext:value-type="string">
            <text:p>Det skal være mulig å slå av funksjonen for arv fra klasser og arkivdeler, slik at metadata om bevaring og kassasjon ikke arves til underliggende mapper.</text:p>
          </table:table-cell>
          <table:table-cell table:style-name="ce64" office:value-type="string" calcext:value-type="string">
            <text:p>B</text:p>
          </table:table-cell>
          <table:table-cell table:style-name="ce4" office:value-type="string" calcext:value-type="string">
            <text:p>Obligatorisk for funksjon for arv av kassasjonskode </text:p>
          </table:table-cell>
          <table:table-cell table:style-name="ce4" table:number-columns-repeated="3"/>
          <table:table-cell table:style-name="ce113"/>
          <table:table-cell table:style-name="ce122"/>
          <table:table-cell table:style-name="ce4"/>
          <table:table-cell table:number-columns-repeated="1014"/>
        </table:table-row>
        <table:table-row table:style-name="ro9">
          <table:table-cell table:style-name="ce9" office:value-type="string" calcext:value-type="string">
            <text:p>5.10.17 </text:p>
          </table:table-cell>
          <table:table-cell table:style-name="ce28" office:value-type="string" calcext:value-type="string">
            <text:p>Det skal være mulig å angi at arv av metadata om bevaring og kassasjon også skal gå ned til registrering og dokumentbeskrivelse.</text:p>
          </table:table-cell>
          <table:table-cell table:style-name="ce64" office:value-type="string" calcext:value-type="string">
            <text:p>B</text:p>
          </table:table-cell>
          <table:table-cell table:style-name="ce4" office:value-type="string" calcext:value-type="string">
            <text:p>Obligatorisk for funksjon for arv av kassasjonskode</text:p>
          </table:table-cell>
          <table:table-cell table:style-name="ce4" table:number-columns-repeated="3"/>
          <table:table-cell table:style-name="ce113"/>
          <table:table-cell table:style-name="ce122"/>
          <table:table-cell table:style-name="ce4"/>
          <table:table-cell table:number-columns-repeated="1014"/>
        </table:table-row>
        <table:table-row table:style-name="ro9">
          <table:table-cell table:style-name="ce9" office:value-type="string" calcext:value-type="string">
            <text:p>5.10.18 </text:p>
          </table:table-cell>
          <table:table-cell table:style-name="ce28" office:value-type="string" calcext:value-type="string">
            <text:p>Metadata om bevaring og kassasjon som arves fra et arkivobjekt til alle underliggende arkivobjekter, skal kunne overskrives.</text:p>
          </table:table-cell>
          <table:table-cell table:style-name="ce64" office:value-type="string" calcext:value-type="string">
            <text:p>B</text:p>
          </table:table-cell>
          <table:table-cell table:style-name="ce4" office:value-type="string" calcext:value-type="string">
            <text:p>Obligatorisk for funksjon for arv av kassasjonskode</text:p>
          </table:table-cell>
          <table:table-cell table:style-name="ce4" table:number-columns-repeated="3"/>
          <table:table-cell table:style-name="ce113"/>
          <table:table-cell table:style-name="ce122"/>
          <table:table-cell table:style-name="ce4"/>
          <table:table-cell table:number-columns-repeated="1014"/>
        </table:table-row>
        <table:table-row table:style-name="ro7">
          <table:table-cell table:style-name="ce9" office:value-type="string" calcext:value-type="string">
            <text:p>5.10.19 </text:p>
          </table:table-cell>
          <table:table-cell table:style-name="ce28"/>
          <table:table-cell table:style-name="ce64"/>
          <table:table-cell table:style-name="ce4" office:value-type="string" calcext:value-type="string">
            <text:p>Utgår</text:p>
          </table:table-cell>
          <table:table-cell table:style-name="ce4" table:number-columns-repeated="3"/>
          <table:table-cell table:style-name="ce113"/>
          <table:table-cell table:style-name="ce122"/>
          <table:table-cell table:style-name="ce4"/>
          <table:table-cell table:number-columns-repeated="1014"/>
        </table:table-row>
        <table:table-row table:style-name="ro4">
          <table:table-cell table:style-name="ce9" office:value-type="string" calcext:value-type="string">
            <text:p>5.10.20 </text:p>
          </table:table-cell>
          <table:table-cell table:style-name="ce28" office:value-type="string" calcext:value-type="string">
            <text:p>Det bør finnes en tjeneste/funksjon som automatisk knytter en bestemt type registreringer eller dokumentbeskrivelser til et bevarings- og kassasjonsvedtak.</text:p>
          </table:table-cell>
          <table:table-cell table:style-name="ce64" office:value-type="string" calcext:value-type="string">
            <text:p>V</text:p>
          </table:table-cell>
          <table:table-cell table:style-name="ce4"/>
          <table:table-cell table:style-name="ce4" office:value-type="string" calcext:value-type="string">
            <text:p>Dersom kommunen produserer eller behandler dokumenter som alltid skal kasseres etter en gitt tid, vil det være lurt å krysse "ja" for dette valget.Eksempel advarsel, søknad og CV ++</text:p>
          </table:table-cell>
          <table:table-cell table:style-name="ce4" table:number-columns-repeated="2"/>
          <table:table-cell table:style-name="ce113"/>
          <table:table-cell table:style-name="ce122"/>
          <table:table-cell table:style-name="ce4"/>
          <table:table-cell table:number-columns-repeated="1014"/>
        </table:table-row>
        <table:table-row table:style-name="ro9">
          <table:table-cell table:style-name="ce9" office:value-type="string" calcext:value-type="string">
            <text:p>5.10.21 </text:p>
          </table:table-cell>
          <table:table-cell table:style-name="ce28" office:value-type="string" calcext:value-type="string">
            <text:p>Metadata om bevaring og kassasjon skal da arves til alle opprettede registreringer eller dokumentbeskrivelser av samme type.</text:p>
          </table:table-cell>
          <table:table-cell table:style-name="ce64" office:value-type="string" calcext:value-type="string">
            <text:p>B</text:p>
          </table:table-cell>
          <table:table-cell table:style-name="ce4" office:value-type="string" calcext:value-type="string">
            <text:p>Obligatoriske hvis 5.10.20 oppfylles</text:p>
          </table:table-cell>
          <table:table-cell table:style-name="ce4" table:number-columns-repeated="3"/>
          <table:table-cell table:style-name="ce113" office:value-type="string" calcext:value-type="string">
            <text:p>5.10.20</text:p>
          </table:table-cell>
          <table:table-cell table:style-name="ce122"/>
          <table:table-cell table:style-name="ce4"/>
          <table:table-cell table:number-columns-repeated="1014"/>
        </table:table-row>
        <table:table-row table:style-name="ro4">
          <table:table-cell table:style-name="ce4" office:value-type="string" calcext:value-type="string">
            <text:p>5.10.22 </text:p>
          </table:table-cell>
          <table:table-cell table:style-name="ce30" office:value-type="string" calcext:value-type="string">
            <text:p>Det skal være mulig å få presentert en oversikt over dokumenter som skal kasseres etter et bestemt tidspunkt. En slik oversikt skal kunne begrenses til et mindre utvalg dokumenter.</text:p>
          </table:table-cell>
          <table:table-cell table:style-name="ce65"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2">
          <table:table-cell table:style-name="ce9" office:value-type="string" calcext:value-type="string">
            <text:p>5.10.23 </text:p>
          </table:table-cell>
          <table:table-cell table:style-name="ce28" office:value-type="string" calcext:value-type="string">
            <text:p>Det skal være mulig å få presentert en oversikt over dokumenter som skal vurderes på nytt for bevaring eller kassasjon etter et bestemt tidspunkt. En slik oversikt skal kunne begrenses til et mindre utvalg dokumenter.</text:p>
          </table:table-cell>
          <table:table-cell table:style-name="ce64"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9">
          <table:table-cell table:style-name="ce9" office:value-type="string" calcext:value-type="string">
            <text:p>5.10.24 </text:p>
          </table:table-cell>
          <table:table-cell table:style-name="ce28" office:value-type="string" calcext:value-type="string">
            <text:p>Oversikten skal inneholde de viktigste metadata for dokumentene, inkludert metadata for bevaring og kassasjon.</text:p>
          </table:table-cell>
          <table:table-cell table:style-name="ce64"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9">
          <table:table-cell table:style-name="ce9" office:value-type="string" calcext:value-type="string">
            <text:p>5.10.25 </text:p>
          </table:table-cell>
          <table:table-cell table:style-name="ce28" office:value-type="string" calcext:value-type="string">
            <text:p>Det bør være mulig å åpne et dokument for presentasjon av innhold direkte fra denne oversikten.</text:p>
          </table:table-cell>
          <table:table-cell table:style-name="ce64" office:value-type="string" calcext:value-type="string">
            <text:p>V</text:p>
          </table:table-cell>
          <table:table-cell table:style-name="ce4" table:number-columns-repeated="2"/>
          <table:table-cell table:style-name="ce4" office:value-type="string" calcext:value-type="string">
            <text:p>Anbefales fordi dette vil være tidsbesparende</text:p>
          </table:table-cell>
          <table:table-cell table:style-name="ce4"/>
          <table:table-cell table:style-name="ce113"/>
          <table:table-cell table:style-name="ce122"/>
          <table:table-cell table:style-name="ce4"/>
          <table:table-cell table:number-columns-repeated="1014"/>
        </table:table-row>
        <table:table-row table:style-name="ro9">
          <table:table-cell table:style-name="ce9" office:value-type="string" calcext:value-type="string">
            <text:p>5.10.26 </text:p>
          </table:table-cell>
          <table:table-cell table:style-name="ce28" office:value-type="string" calcext:value-type="string">
            <text:p>Autoriserte brukere bør kunne endre metadata for bevaring og kassasjon for de enkelte dokumenter direkte fra oversikten.</text:p>
          </table:table-cell>
          <table:table-cell table:style-name="ce64" office:value-type="string" calcext:value-type="string">
            <text:p>V</text:p>
          </table:table-cell>
          <table:table-cell table:style-name="ce4" table:number-columns-repeated="2"/>
          <table:table-cell table:style-name="ce4" office:value-type="string" calcext:value-type="string">
            <text:p>Anbefales fordi dette vil være tidsbesparende</text:p>
          </table:table-cell>
          <table:table-cell table:style-name="ce4"/>
          <table:table-cell table:style-name="ce113"/>
          <table:table-cell table:style-name="ce122"/>
          <table:table-cell table:style-name="ce4"/>
          <table:table-cell table:number-columns-repeated="1014"/>
        </table:table-row>
        <table:table-row table:style-name="ro2">
          <table:table-cell table:style-name="ce4" office:value-type="string" calcext:value-type="string">
            <text:p>5.10.27 </text:p>
          </table:table-cell>
          <table:table-cell table:style-name="ce30" office:value-type="string" calcext:value-type="string">
            <text:p>Det skal finnes en funksjon for å kassere alle dokumenter som har verdien "Kasseres" som kassasjonsvedtak, og hvor bevaringsdatoen er eldre enn dagens dato. En slik funksjon skal kunne begrenses til et mindre utvalg dokumenter.</text:p>
          </table:table-cell>
          <table:table-cell table:style-name="ce65" office:value-type="string" calcext:value-type="string">
            <text:p>B</text:p>
          </table:table-cell>
          <table:table-cell table:style-name="ce4" office:value-type="string" calcext:value-type="string">
            <text:p>Obligatorisk i løsninger hvor kassasjon skal skje og ved behov for skille mellom kassable og ikke kassable dokumenter.</text:p>
          </table:table-cell>
          <table:table-cell table:style-name="ce4" table:number-columns-repeated="3"/>
          <table:table-cell table:style-name="ce116"/>
          <table:table-cell table:style-name="ce122"/>
          <table:table-cell table:style-name="ce4"/>
          <table:table-cell table:number-columns-repeated="1014"/>
        </table:table-row>
        <table:table-row table:style-name="ro9">
          <table:table-cell table:style-name="ce9" office:value-type="string" calcext:value-type="string">
            <text:p>5.10.28 </text:p>
          </table:table-cell>
          <table:table-cell table:style-name="ce28" office:value-type="string" calcext:value-type="string">
            <text:p>Det skal ikke være mulig å sette kassasjonsvedtak "Kasseres" på en mappe som er registrert som presedenssak.</text:p>
          </table:table-cell>
          <table:table-cell table:style-name="ce64"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4">
          <table:table-cell table:style-name="ce9" office:value-type="string" calcext:value-type="string">
            <text:p>5.10.29 </text:p>
          </table:table-cell>
          <table:table-cell table:style-name="ce28" office:value-type="string" calcext:value-type="string">
            <text:p>Kassasjonen skal kunne utføres automatisk for hele utvalget dokumenter, men det skal også være mulig å be om spørsmål om kassasjon skal utføres for hvert enkelt dokument.</text:p>
          </table:table-cell>
          <table:table-cell table:style-name="ce64" office:value-type="string" calcext:value-type="string">
            <text:p>B</text:p>
          </table:table-cell>
          <table:table-cell table:style-name="ce4" office:value-type="string" calcext:value-type="string">
            <text:p>Obligatorisk når 5.10.27 oppfylles</text:p>
          </table:table-cell>
          <table:table-cell table:style-name="ce4" table:number-columns-repeated="3"/>
          <table:table-cell table:style-name="ce116" office:value-type="string" calcext:value-type="string">
            <text:p>5.10.27</text:p>
          </table:table-cell>
          <table:table-cell table:style-name="ce122"/>
          <table:table-cell table:style-name="ce4"/>
          <table:table-cell table:number-columns-repeated="1014"/>
        </table:table-row>
        <table:table-row table:style-name="ro8">
          <table:table-cell table:style-name="ce9" office:value-type="string" calcext:value-type="string">
            <text:p>5.10.30 </text:p>
          </table:table-cell>
          <table:table-cell table:style-name="ce28" office:value-type="string" calcext:value-type="string">
            <text:p>Bare autoriserte brukere kan starte en funksjon for kassasjon av dokumenter.</text:p>
          </table:table-cell>
          <table:table-cell table:style-name="ce64"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8">
          <table:table-cell table:style-name="ce9" office:value-type="string" calcext:value-type="string">
            <text:p>5.10.31 </text:p>
          </table:table-cell>
          <table:table-cell table:style-name="ce28" office:value-type="string" calcext:value-type="string">
            <text:p>Alle versjoner, varianter og formater av dokumentet skal omfattes av kassasjonen.</text:p>
          </table:table-cell>
          <table:table-cell table:style-name="ce64"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2">
          <table:table-cell table:style-name="ce9" office:value-type="string" calcext:value-type="string">
            <text:p>5.10.32 </text:p>
          </table:table-cell>
          <table:table-cell table:style-name="ce28" office:value-type="string" calcext:value-type="string">
            <text:p>Kassasjon skal innebære at all metadata om dokumentobjektet slettes. Selve dokumentet skal slettes fra filsystemet dersom dokumentet (dokumentbeskrivelsen) ikke er knyttet til andre registreringer.</text:p>
          </table:table-cell>
          <table:table-cell table:style-name="ce64"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2">
          <table:table-cell table:style-name="ce9" office:value-type="string" calcext:value-type="string">
            <text:p>5.10.33 </text:p>
          </table:table-cell>
          <table:table-cell table:style-name="ce28" office:value-type="string" calcext:value-type="string">
            <text:p>Funksjonen for kassasjon bør være i to trinn, slik at det i første omgang er mulig å gjenopprette de kasserte dokumentene. Endelig sletting av dokumentobjekt og dokument skal kunne skje på et senere tidspunkt.</text:p>
          </table:table-cell>
          <table:table-cell table:style-name="ce64" office:value-type="string" calcext:value-type="string">
            <text:p>V</text:p>
          </table:table-cell>
          <table:table-cell table:style-name="ce4" table:number-columns-repeated="2"/>
          <table:table-cell table:style-name="ce4" office:value-type="string" calcext:value-type="string">
            <text:p>Anbefales fordi kassasjon er uopprettelig</text:p>
          </table:table-cell>
          <table:table-cell table:style-name="ce4"/>
          <table:table-cell table:style-name="ce113"/>
          <table:table-cell table:style-name="ce122"/>
          <table:table-cell table:style-name="ce4"/>
          <table:table-cell table:number-columns-repeated="1014"/>
        </table:table-row>
        <table:table-row table:style-name="ro9">
          <table:table-cell table:style-name="ce9" office:value-type="string" calcext:value-type="string">
            <text:p>5.10.34 </text:p>
          </table:table-cell>
          <table:table-cell table:style-name="ce28" office:value-type="string" calcext:value-type="string">
            <text:p>Metadata om dokumentet ned til dokumentbeskrivelse, skal i utgangspunktet ikke slettes selv om dokumentet kasseres.</text:p>
          </table:table-cell>
          <table:table-cell table:style-name="ce64"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9">
          <table:table-cell table:style-name="ce9" office:value-type="string" calcext:value-type="string">
            <text:p>5.10.35 </text:p>
          </table:table-cell>
          <table:table-cell table:style-name="ce28" office:value-type="string" calcext:value-type="string">
            <text:p>For hvert dokument som blir kassert, skal det på dokumentbeskrivelsesnivå logges dato for kassasjon og hvem som utførte kassasjonen.</text:p>
          </table:table-cell>
          <table:table-cell table:style-name="ce64"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7">
          <table:table-cell table:style-name="ce9" office:value-type="string" calcext:value-type="string">
            <text:p>5.10.36 </text:p>
          </table:table-cell>
          <table:table-cell table:style-name="ce28"/>
          <table:table-cell table:style-name="ce64"/>
          <table:table-cell table:style-name="ce4" office:value-type="string" calcext:value-type="string">
            <text:p>Utgår</text:p>
          </table:table-cell>
          <table:table-cell table:style-name="ce4" table:number-columns-repeated="3"/>
          <table:table-cell table:style-name="ce113"/>
          <table:table-cell table:style-name="ce4" table:number-columns-repeated="2"/>
          <table:table-cell table:number-columns-repeated="1014"/>
        </table:table-row>
        <table:table-row table:style-name="ro7">
          <table:table-cell table:style-name="ce8" office:value-type="string" calcext:value-type="string">
            <text:p>Krav nr.</text:p>
          </table:table-cell>
          <table:table-cell table:style-name="ce26" office:value-type="string" calcext:value-type="string">
            <text:p>Strukturelle krav til periodisering</text:p>
          </table:table-cell>
          <table:table-cell table:style-name="ce63" office:value-type="string" calcext:value-type="string">
            <text:p>Type</text:p>
          </table:table-cell>
          <table:table-cell table:style-name="ce8" office:value-type="string" calcext:value-type="string">
            <text:p>Merknad</text:p>
          </table:table-cell>
          <table:table-cell table:style-name="ce4" table:number-columns-repeated="3"/>
          <table:table-cell table:style-name="ce113"/>
          <table:table-cell table:style-name="ce4" table:number-columns-repeated="2"/>
          <table:table-cell table:number-columns-repeated="1014"/>
        </table:table-row>
        <table:table-row table:style-name="ro9">
          <table:table-cell table:style-name="ce2" office:value-type="string" calcext:value-type="string">
            <text:p>5.11.1 </text:p>
          </table:table-cell>
          <table:table-cell table:style-name="ce2" office:value-type="string" calcext:value-type="string">
            <text:p>En arkivdel skal kunne inneholde en tekstlig beskrivelse av hvilke prinsipper den skal periodiseres etter.</text:p>
          </table:table-cell>
          <table:table-cell table:style-name="ce59"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8">
          <table:table-cell table:style-name="ce2" office:value-type="string" calcext:value-type="string">
            <text:p>5.11.2 </text:p>
          </table:table-cell>
          <table:table-cell table:style-name="ce2" office:value-type="string" calcext:value-type="string">
            <text:p>En arkivdel skal inneholde referanser til eventuelle forløpere og arvtakere.</text:p>
          </table:table-cell>
          <table:table-cell table:style-name="ce59"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7">
          <table:table-cell table:style-name="ce8" office:value-type="string" calcext:value-type="string">
            <text:p>Krav nr.</text:p>
          </table:table-cell>
          <table:table-cell table:style-name="ce26" office:value-type="string" calcext:value-type="string">
            <text:p>Funksjonelle krav til periodisering</text:p>
          </table:table-cell>
          <table:table-cell table:style-name="ce63" office:value-type="string" calcext:value-type="string">
            <text:p>Type</text:p>
          </table:table-cell>
          <table:table-cell table:style-name="ce8" office:value-type="string" calcext:value-type="string">
            <text:p>Merknad</text:p>
          </table:table-cell>
          <table:table-cell table:style-name="ce4" table:number-columns-repeated="3"/>
          <table:table-cell table:style-name="ce113"/>
          <table:table-cell table:style-name="ce4" table:number-columns-repeated="2"/>
          <table:table-cell table:number-columns-repeated="1014"/>
        </table:table-row>
        <table:table-row table:style-name="ro9">
          <table:table-cell table:style-name="ce9" office:value-type="string" calcext:value-type="string">
            <text:p>5.11.3 </text:p>
          </table:table-cell>
          <table:table-cell table:style-name="ce28" office:value-type="string" calcext:value-type="string">
            <text:p>Det skal være mulig å knytte nyopprettede mapper til en arkivdel som inneholder en aktiv arkivperiode.</text:p>
          </table:table-cell>
          <table:table-cell table:style-name="ce64"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2">
          <table:table-cell table:style-name="ce9" office:value-type="string" calcext:value-type="string">
            <text:p>5.11.4 </text:p>
          </table:table-cell>
          <table:table-cell table:style-name="ce28" office:value-type="string" calcext:value-type="string">
            <text:p>En arkivdel som inneholder en overlappingsperiode, skal være sperret for tilføyelse av nyopprettede mapper. Men eksisterende mapper i en overlappingsperiode skal være åpne for nye registreringer.</text:p>
          </table:table-cell>
          <table:table-cell table:style-name="ce64"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4">
          <table:table-cell table:style-name="ce9" office:value-type="string" calcext:value-type="string">
            <text:p>5.11.5 </text:p>
          </table:table-cell>
          <table:table-cell table:style-name="ce28" office:value-type="string" calcext:value-type="string">
            <text:p>Dersom en ny registrering føyes til en mappe som tilhører en arkivdel i overlappingsperiode, skal mappen automatisk overføres til arkivdelens arvtaker.</text:p>
          </table:table-cell>
          <table:table-cell table:style-name="ce64"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2">
          <table:table-cell table:style-name="ce9" office:value-type="string" calcext:value-type="string">
            <text:p>5.11.6 </text:p>
          </table:table-cell>
          <table:table-cell table:style-name="ce28" office:value-type="string" calcext:value-type="string">
            <text:p>En arkivdel som inneholder en avsluttet arkivperiode, skal være sperret for tilføyelse av nye mapper. Alle mapper skal være lukket, slik at heller ingen registreringer og dokumenter kan føyes til.</text:p>
          </table:table-cell>
          <table:table-cell table:style-name="ce64"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9">
          <table:table-cell table:style-name="ce9" office:value-type="string" calcext:value-type="string">
            <text:p>5.11.7 </text:p>
          </table:table-cell>
          <table:table-cell table:style-name="ce28" office:value-type="string" calcext:value-type="string">
            <text:p>Det skal være umulig å avslutte en arkivdel i overlappingsperiode dersom den fremdeles inneholder åpne mapper.</text:p>
          </table:table-cell>
          <table:table-cell table:style-name="ce64"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9">
          <table:table-cell table:style-name="ce9" office:value-type="string" calcext:value-type="string">
            <text:p>5.11.8 </text:p>
          </table:table-cell>
          <table:table-cell table:style-name="ce28" office:value-type="string" calcext:value-type="string">
            <text:p>Det skal være mulig å få en oversikt over mapper som fremdeles er åpne i en overlappingsperiode.</text:p>
          </table:table-cell>
          <table:table-cell table:style-name="ce64"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9">
          <table:table-cell table:style-name="ce9" office:value-type="string" calcext:value-type="string">
            <text:p>5.11.9 </text:p>
          </table:table-cell>
          <table:table-cell table:style-name="ce28" office:value-type="string" calcext:value-type="string">
            <text:p>Det skal være mulig å overføre åpne mapper fra en arkivdel i en overlappingsperiode til arkivdelens arvtaker.</text:p>
          </table:table-cell>
          <table:table-cell table:style-name="ce64"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8">
          <table:table-cell table:style-name="ce9" office:value-type="string" calcext:value-type="string">
            <text:p>5.11.10 </text:p>
          </table:table-cell>
          <table:table-cell table:style-name="ce28" office:value-type="string" calcext:value-type="string">
            <text:p>Det bør være mulig å overføre i en samlet, automatisert prosess.</text:p>
          </table:table-cell>
          <table:table-cell table:style-name="ce64" office:value-type="string" calcext:value-type="string">
            <text:p>V</text:p>
          </table:table-cell>
          <table:table-cell table:style-name="ce4"/>
          <table:table-cell table:style-name="ce4" office:value-type="string" calcext:value-type="string">
            <text:p>hvorfor er dette en V-krav?</text:p>
          </table:table-cell>
          <table:table-cell table:style-name="ce4" table:number-columns-repeated="2"/>
          <table:table-cell table:style-name="ce113"/>
          <table:table-cell table:style-name="ce80"/>
          <table:table-cell table:style-name="ce4"/>
          <table:table-cell table:number-columns-repeated="1014"/>
        </table:table-row>
        <table:table-row table:style-name="ro8">
          <table:table-cell table:style-name="ce9" office:value-type="string" calcext:value-type="string">
            <text:p>5.11.11 </text:p>
          </table:table-cell>
          <table:table-cell table:style-name="ce28" office:value-type="string" calcext:value-type="string">
            <text:p>Det skal være mulig å flytte avsluttede mapper til en arkivdel som inneholder en avsluttet periode.</text:p>
          </table:table-cell>
          <table:table-cell table:style-name="ce64" office:value-type="string" calcext:value-type="string">
            <text:p>B</text:p>
          </table:table-cell>
          <table:table-cell table:style-name="ce4" office:value-type="string" calcext:value-type="string">
            <text:p>Obligatorisk for funksjon for periodisering</text:p>
          </table:table-cell>
          <table:table-cell table:style-name="ce4" table:number-columns-repeated="3"/>
          <table:table-cell table:style-name="ce4" office:value-type="string" calcext:value-type="string">
            <text:p>arkivstruktur</text:p>
          </table:table-cell>
          <table:table-cell table:style-name="ce122"/>
          <table:table-cell table:style-name="ce4"/>
          <table:table-cell table:number-columns-repeated="1014"/>
        </table:table-row>
        <table:table-row table:style-name="ro9">
          <table:table-cell table:style-name="ce9" office:value-type="string" calcext:value-type="string">
            <text:p>5.11.12 </text:p>
          </table:table-cell>
          <table:table-cell table:style-name="ce28" office:value-type="string" calcext:value-type="string">
            <text:p>Det skal være mulig å flytte en gruppe av avsluttede mapper til en arkivdel som inneholder en avsluttet periode i en automatisert prosess.</text:p>
          </table:table-cell>
          <table:table-cell table:style-name="ce64" office:value-type="string" calcext:value-type="string">
            <text:p>B</text:p>
          </table:table-cell>
          <table:table-cell table:style-name="ce4" office:value-type="string" calcext:value-type="string">
            <text:p>Obligatorisk for generelle sakarkiver</text:p>
          </table:table-cell>
          <table:table-cell table:style-name="ce4" table:number-columns-repeated="3"/>
          <table:table-cell table:style-name="ce4" office:value-type="string" calcext:value-type="string">
            <text:p>sakarkiv</text:p>
          </table:table-cell>
          <table:table-cell table:style-name="ce122"/>
          <table:table-cell table:style-name="ce4"/>
          <table:table-cell table:number-columns-repeated="1014"/>
        </table:table-row>
        <table:table-row table:style-name="ro9">
          <table:table-cell table:style-name="ce9" office:value-type="string" calcext:value-type="string">
            <text:p>5.11.13 </text:p>
          </table:table-cell>
          <table:table-cell table:style-name="ce28" office:value-type="string" calcext:value-type="string">
            <text:p>Dersom dokumentene i en arkivdel er ikke-elektroniske (fysiske), skal det også være mulig å registrere oppbevaringssted.</text:p>
          </table:table-cell>
          <table:table-cell table:style-name="ce64" office:value-type="string" calcext:value-type="string">
            <text:p>O</text:p>
          </table:table-cell>
          <table:table-cell table:style-name="ce4" table:number-columns-repeated="4"/>
          <table:table-cell table:style-name="ce113"/>
          <table:table-cell table:style-name="ce4" table:number-columns-repeated="2"/>
          <table:table-cell table:number-columns-repeated="1014"/>
        </table:table-row>
        <table:table-row table:style-name="ro7">
          <table:table-cell table:style-name="ce5" office:value-type="string" calcext:value-type="string">
            <text:p>Krav nr.</text:p>
          </table:table-cell>
          <table:table-cell table:style-name="ce5" office:value-type="string" calcext:value-type="string">
            <text:p>Overordnede krav til arkivuttrekk</text:p>
          </table:table-cell>
          <table:table-cell table:style-name="ce62" office:value-type="string" calcext:value-type="string">
            <text:p>Type</text:p>
          </table:table-cell>
          <table:table-cell table:style-name="ce8" office:value-type="string" calcext:value-type="string">
            <text:p>Merknad</text:p>
          </table:table-cell>
          <table:table-cell table:style-name="ce4" table:number-columns-repeated="3"/>
          <table:table-cell table:style-name="ce113"/>
          <table:table-cell table:style-name="ce4" table:number-columns-repeated="2"/>
          <table:table-cell table:number-columns-repeated="1014"/>
        </table:table-row>
        <table:table-row table:style-name="ro4">
          <table:table-cell table:style-name="ce2" office:value-type="string" calcext:value-type="string">
            <text:p>5.12.1            </text:p>
          </table:table-cell>
          <table:table-cell table:style-name="ce2" office:value-type="string" calcext:value-type="string">
            <text:p>Det skal være mulig å produsere arkivuttrekk bestående av arkivdokumenter, journalrapporter, metadata, endringslogg og XML-skjemaer. </text:p>
          </table:table-cell>
          <table:table-cell table:style-name="ce59" office:value-type="string" calcext:value-type="string">
            <text:p>B</text:p>
          </table:table-cell>
          <table:table-cell table:style-name="ce4" office:value-type="string" calcext:value-type="string">
            <text:p>Obligatorisk der det kan være aktuelt med avlevering til arkivdepot</text:p>
          </table:table-cell>
          <table:table-cell table:style-name="ce4" office:value-type="string" calcext:value-type="string">
            <text:p>Dette gjelder jo all sak/arkiv system. Kanskje noen vil bruke noark for data som ikke er bevaringsverdi!!!</text:p>
          </table:table-cell>
          <table:table-cell table:style-name="ce4" table:number-columns-repeated="2"/>
          <table:table-cell table:style-name="ce4" office:value-type="string" calcext:value-type="string">
            <text:p>arkivstruktur</text:p>
          </table:table-cell>
          <table:table-cell table:style-name="ce80"/>
          <table:table-cell table:style-name="ce4"/>
          <table:table-cell table:number-columns-repeated="1014"/>
        </table:table-row>
        <table:table-row table:style-name="ro9">
          <table:table-cell table:style-name="ce2" office:value-type="string" calcext:value-type="string">
            <text:p>5.12.2            </text:p>
          </table:table-cell>
          <table:table-cell table:style-name="ce2" office:value-type="string" calcext:value-type="string">
            <text:p>Arkivuttrekket skal utgjøre en avleveringspakke (Submission Information Packages), slik dette er definert i ISO 14571 OAIS.</text:p>
          </table:table-cell>
          <table:table-cell table:style-name="ce59" office:value-type="string" calcext:value-type="string">
            <text:p>B</text:p>
          </table:table-cell>
          <table:table-cell table:style-name="ce4" office:value-type="string" calcext:value-type="string">
            <text:p>Obligatorisk der det kan være aktuelt med avlevering til arkivdepot</text:p>
          </table:table-cell>
          <table:table-cell table:style-name="ce4" office:value-type="string" calcext:value-type="string">
            <text:p>Dette er en tullete krav som gir ingen mening! RA tvinger folk I ISO 14571, men de selv forklarer hvordan uttrekket ser ut. Et AIP o IAIS modellen er et teoretisk ting, et n5 uttrekk er en implementasjon av en SIP</text:p>
          </table:table-cell>
          <table:table-cell table:style-name="ce4" table:number-columns-repeated="2"/>
          <table:table-cell table:style-name="ce4" office:value-type="string" calcext:value-type="string">
            <text:p>arkivstruktur</text:p>
          </table:table-cell>
          <table:table-cell table:style-name="ce80"/>
          <table:table-cell table:style-name="ce4"/>
          <table:table-cell table:number-columns-repeated="1014"/>
        </table:table-row>
        <table:table-row table:style-name="ro9">
          <table:table-cell table:style-name="ce2" office:value-type="string" calcext:value-type="string">
            <text:p>5.12.3            </text:p>
          </table:table-cell>
          <table:table-cell table:style-name="ce2" office:value-type="string" calcext:value-type="string">
            <text:p>Formatet på metadata, endringslogg og journalrapporter i arkivuttrekket skal være XML (XML 1.0).</text:p>
          </table:table-cell>
          <table:table-cell table:style-name="ce59" office:value-type="string" calcext:value-type="string">
            <text:p>B</text:p>
          </table:table-cell>
          <table:table-cell table:style-name="ce4" office:value-type="string" calcext:value-type="string">
            <text:p>Obligatorisk der det kan være aktuelt med avlevering til arkivdepot</text:p>
          </table:table-cell>
          <table:table-cell table:style-name="ce4" table:number-columns-repeated="3"/>
          <table:table-cell table:style-name="ce4" office:value-type="string" calcext:value-type="string">
            <text:p>arkivstruktur</text:p>
          </table:table-cell>
          <table:table-cell table:style-name="ce122"/>
          <table:table-cell table:style-name="ce4"/>
          <table:table-cell table:number-columns-repeated="1014"/>
        </table:table-row>
        <table:table-row table:style-name="ro9">
          <table:table-cell table:style-name="ce2" office:value-type="string" calcext:value-type="string">
            <text:p>5.12.4            </text:p>
          </table:table-cell>
          <table:table-cell table:style-name="ce2" office:value-type="string" calcext:value-type="string">
            <text:p>Tegnsettet til alle XML-filer skal være UTF-8.</text:p>
          </table:table-cell>
          <table:table-cell table:style-name="ce59" office:value-type="string" calcext:value-type="string">
            <text:p>B</text:p>
          </table:table-cell>
          <table:table-cell table:style-name="ce4" office:value-type="string" calcext:value-type="string">
            <text:p>Obligatorisk der det kan være aktuelt med avlevering til arkivdepot</text:p>
          </table:table-cell>
          <table:table-cell table:style-name="ce4" office:value-type="string" calcext:value-type="string">
            <text:p>Problematisk hvis database inneholder ISO-8859-1/ ISO-8859-4 (samiske tegn). Nåværedede tjenestegrensesnitt inneholder muligheten for UTF-16/32. Noen DBMS har egne tegnsett tror jeg!</text:p>
          </table:table-cell>
          <table:table-cell table:style-name="ce4" table:number-columns-repeated="2"/>
          <table:table-cell table:style-name="ce4" office:value-type="string" calcext:value-type="string">
            <text:p>arkivstruktur</text:p>
          </table:table-cell>
          <table:table-cell table:style-name="ce80"/>
          <table:table-cell table:style-name="ce4"/>
          <table:table-cell table:number-columns-repeated="1014"/>
        </table:table-row>
        <table:table-row table:style-name="ro4">
          <table:table-cell table:style-name="ce2" office:value-type="string" calcext:value-type="string">
            <text:p>5.12.5            </text:p>
          </table:table-cell>
          <table:table-cell table:style-name="ce2" office:value-type="string" calcext:value-type="string">
            <text:p>Metadataelementer som ikke har verdi, skal utelates fra arkivuttrekket. I uttrekket skal det med andre ord ikke forekomme tomme elementer med kun start- og slutt-tagg.</text:p>
          </table:table-cell>
          <table:table-cell table:style-name="ce59" office:value-type="string" calcext:value-type="string">
            <text:p>B</text:p>
          </table:table-cell>
          <table:table-cell table:style-name="ce4" office:value-type="string" calcext:value-type="string">
            <text:p>Obligatorisk der det kan være aktuelt med avlevering til arkivdepot</text:p>
          </table:table-cell>
          <table:table-cell table:style-name="ce4" table:number-columns-repeated="3"/>
          <table:table-cell table:style-name="ce4" office:value-type="string" calcext:value-type="string">
            <text:p>arkivstruktur</text:p>
          </table:table-cell>
          <table:table-cell table:style-name="ce122"/>
          <table:table-cell table:style-name="ce4"/>
          <table:table-cell table:number-columns-repeated="1014"/>
        </table:table-row>
        <table:table-row table:style-name="ro9">
          <table:table-cell table:style-name="ce2" office:value-type="string" calcext:value-type="string">
            <text:p>5.12.6            </text:p>
          </table:table-cell>
          <table:table-cell table:style-name="ce2" office:value-type="string" calcext:value-type="string">
            <text:p>Alfanumeriske verdier i arkivuttrekket skal representeres vha. XML Schema 1.0<text:span text:style-name="T52"> -datatypen string.</text:span></text:p>
          </table:table-cell>
          <table:table-cell table:style-name="ce59" office:value-type="string" calcext:value-type="string">
            <text:p>B</text:p>
          </table:table-cell>
          <table:table-cell table:style-name="ce4" office:value-type="string" calcext:value-type="string">
            <text:p>Obligatorisk der det kan være aktuelt med avlevering til arkivdepot</text:p>
          </table:table-cell>
          <table:table-cell table:style-name="ce4" table:number-columns-repeated="3"/>
          <table:table-cell table:style-name="ce4" office:value-type="string" calcext:value-type="string">
            <text:p>arkivstruktur</text:p>
          </table:table-cell>
          <table:table-cell table:style-name="ce122"/>
          <table:table-cell table:style-name="ce4"/>
          <table:table-cell table:number-columns-repeated="1014"/>
        </table:table-row>
        <table:table-row table:style-name="ro9">
          <table:table-cell table:style-name="ce2" office:value-type="string" calcext:value-type="string">
            <text:p>5.12.7            </text:p>
          </table:table-cell>
          <table:table-cell table:style-name="ce2" office:value-type="string" calcext:value-type="string">
            <text:p>Datoer uten klokkeslett i arkivuttrekket skal representeres vha. XM<text:span text:style-name="T52">L Schema 1.0 -datatypen date.</text:span></text:p>
          </table:table-cell>
          <table:table-cell table:style-name="ce59" office:value-type="string" calcext:value-type="string">
            <text:p>B</text:p>
          </table:table-cell>
          <table:table-cell table:style-name="ce4" office:value-type="string" calcext:value-type="string">
            <text:p>Obligatorisk der det kan være aktuelt med avlevering til arkivdepot</text:p>
          </table:table-cell>
          <table:table-cell table:style-name="ce4" table:number-columns-repeated="3"/>
          <table:table-cell table:style-name="ce4" office:value-type="string" calcext:value-type="string">
            <text:p>arkivstruktur</text:p>
          </table:table-cell>
          <table:table-cell table:style-name="ce122"/>
          <table:table-cell table:style-name="ce4"/>
          <table:table-cell table:number-columns-repeated="1014"/>
        </table:table-row>
        <table:table-row table:style-name="ro9">
          <table:table-cell table:style-name="ce2" office:value-type="string" calcext:value-type="string">
            <text:p>5.12.8            </text:p>
          </table:table-cell>
          <table:table-cell table:style-name="ce2" office:value-type="string" calcext:value-type="string">
            <text:p>Datoer med klokkeslett i arkivuttrekket skal representeres vha. XM<text:span text:style-name="T52">L Schema 1.0 -datatypen dateTime.</text:span></text:p>
          </table:table-cell>
          <table:table-cell table:style-name="ce59" office:value-type="string" calcext:value-type="string">
            <text:p>B</text:p>
          </table:table-cell>
          <table:table-cell table:style-name="ce4" office:value-type="string" calcext:value-type="string">
            <text:p>Obligatorisk der det kan være aktuelt med avlevering til arkivdepot</text:p>
          </table:table-cell>
          <table:table-cell table:style-name="ce4" table:number-columns-repeated="3"/>
          <table:table-cell table:style-name="ce4" office:value-type="string" calcext:value-type="string">
            <text:p>arkivstruktur</text:p>
          </table:table-cell>
          <table:table-cell table:style-name="ce122"/>
          <table:table-cell table:style-name="ce4"/>
          <table:table-cell table:number-columns-repeated="1014"/>
        </table:table-row>
        <table:table-row table:style-name="ro9">
          <table:table-cell table:style-name="ce2" office:value-type="string" calcext:value-type="string">
            <text:p>5.12.9            </text:p>
          </table:table-cell>
          <table:table-cell table:style-name="ce2" office:value-type="string" calcext:value-type="string">
            <text:p>Heltall i arkivuttrekket skal representeres vha. XML Schema 1.0-datatypen integer. </text:p>
          </table:table-cell>
          <table:table-cell table:style-name="ce59" office:value-type="string" calcext:value-type="string">
            <text:p>B</text:p>
          </table:table-cell>
          <table:table-cell table:style-name="ce4" office:value-type="string" calcext:value-type="string">
            <text:p>Obligatorisk der det kan være aktuelt med avlevering til arkivdepot</text:p>
          </table:table-cell>
          <table:table-cell table:style-name="ce4" table:number-columns-repeated="3"/>
          <table:table-cell table:style-name="ce4" office:value-type="string" calcext:value-type="string">
            <text:p>arkivstruktur</text:p>
          </table:table-cell>
          <table:table-cell table:style-name="ce122"/>
          <table:table-cell table:style-name="ce4"/>
          <table:table-cell table:number-columns-repeated="1014"/>
        </table:table-row>
        <table:table-row table:style-name="ro12">
          <table:table-cell table:style-name="ce2" office:value-type="string" calcext:value-type="string">
            <text:p>5.12.10        </text:p>
          </table:table-cell>
          <table:table-cell table:style-name="ce2" office:value-type="string" calcext:value-type="string">
            <text:p>Format på arkivdokumenter i arkivuttrekket skal være et av arkivformatene definert i § 8-17 i<text:span text:style-name="T10"> Forskrift til arkivloven av 1. desember 1999 nr. 1566 om utfyllende tekniske og arkivfaglige bestemmelser om behandling av offentlige arkiver, kapittel VIII.</text:span></text:p>
          </table:table-cell>
          <table:table-cell table:style-name="ce59" office:value-type="string" calcext:value-type="string">
            <text:p>B</text:p>
          </table:table-cell>
          <table:table-cell table:style-name="ce4" office:value-type="string" calcext:value-type="string">
            <text:p>Obligatorisk der det kan være aktuelt med avlevering til arkivdepot</text:p>
          </table:table-cell>
          <table:table-cell table:style-name="ce4" office:value-type="string" calcext:value-type="string">
            <text:p>Et veldig vanskelig punkt. Skal systemet ikke tillate filformater det ikke finnes godkjente rkivformat på</text:p>
          </table:table-cell>
          <table:table-cell table:style-name="ce4" table:number-columns-repeated="2"/>
          <table:table-cell table:style-name="ce4" office:value-type="string" calcext:value-type="string">
            <text:p>arkivstruktur</text:p>
          </table:table-cell>
          <table:table-cell table:style-name="ce80"/>
          <table:table-cell table:style-name="ce4"/>
          <table:table-cell table:number-columns-repeated="1014"/>
        </table:table-row>
        <table:table-row table:style-name="ro12">
          <table:table-cell table:style-name="ce2" office:value-type="string" calcext:value-type="string">
            <text:p>5.12.11        </text:p>
          </table:table-cell>
          <table:table-cell table:style-name="ce2" office:value-type="string" calcext:value-type="string">
            <text:p>Organiseringen av filene i arkivuttrekket skal følge <text:span text:style-name="T16">Forskrift til arkivloven av 1. desember 1999 nr. 1566 om utfyllende tekniske og arkivfaglige bestemmelser om behandling av offentlige arkiver, kapittel VIII, </text:span><text:span text:style-name="T17">så langt disse er relevante.</text:span></text:p>
          </table:table-cell>
          <table:table-cell table:style-name="ce59" office:value-type="string" calcext:value-type="string">
            <text:p>B</text:p>
          </table:table-cell>
          <table:table-cell table:style-name="ce4" office:value-type="string" calcext:value-type="string">
            <text:p>Obligatorisk der det kan være aktuelt med avlevering til arkivdepot</text:p>
          </table:table-cell>
          <table:table-cell table:style-name="ce4" office:value-type="string" calcext:value-type="string">
            <text:p>må lese denne</text:p>
          </table:table-cell>
          <table:table-cell table:style-name="ce4" table:number-columns-repeated="2"/>
          <table:table-cell table:style-name="ce4" office:value-type="string" calcext:value-type="string">
            <text:p>arkivstruktur</text:p>
          </table:table-cell>
          <table:table-cell table:style-name="ce80"/>
          <table:table-cell table:style-name="ce4"/>
          <table:table-cell table:number-columns-repeated="1014"/>
        </table:table-row>
        <table:table-row table:style-name="ro7">
          <table:table-cell table:style-name="ce5" office:value-type="string" calcext:value-type="string">
            <text:p>Krav nr.</text:p>
          </table:table-cell>
          <table:table-cell table:style-name="ce5" office:value-type="string" calcext:value-type="string">
            <text:p>Krav til innholdet i en avleveringspakke</text:p>
          </table:table-cell>
          <table:table-cell table:style-name="ce62" office:value-type="string" calcext:value-type="string">
            <text:p>Type</text:p>
          </table:table-cell>
          <table:table-cell table:style-name="ce8" office:value-type="string" calcext:value-type="string">
            <text:p>Merknad</text:p>
          </table:table-cell>
          <table:table-cell table:style-name="ce4" table:number-columns-repeated="3"/>
          <table:table-cell table:style-name="ce113"/>
          <table:table-cell table:style-name="ce4" table:number-columns-repeated="2"/>
          <table:table-cell table:number-columns-repeated="1014"/>
        </table:table-row>
        <table:table-row table:style-name="ro9">
          <table:table-cell table:style-name="ce2" office:value-type="string" calcext:value-type="string">
            <text:p>5.12.12            </text:p>
          </table:table-cell>
          <table:table-cell table:style-name="ce2" office:value-type="string" calcext:value-type="string">
            <text:p>Et arkivuttrekk skal omfatte en avsluttet arkivperiode, og bestå av innholdet i en eller flere avsluttede arkivdeler.</text:p>
          </table:table-cell>
          <table:table-cell table:style-name="ce59" office:value-type="string" calcext:value-type="string">
            <text:p>B</text:p>
          </table:table-cell>
          <table:table-cell table:style-name="ce4" office:value-type="string" calcext:value-type="string">
            <text:p>Obligatorisk der det kan være aktuelt med avlevering til arkivdepot</text:p>
          </table:table-cell>
          <table:table-cell table:style-name="ce58" office:value-type="string" calcext:value-type="string">
            <text:p>Alle mapper må være avskrevet og innkommende brev må avskrevet</text:p>
          </table:table-cell>
          <table:table-cell table:style-name="ce4" table:number-columns-repeated="2"/>
          <table:table-cell table:style-name="ce4" office:value-type="string" calcext:value-type="string">
            <text:p>arkivstruktur</text:p>
          </table:table-cell>
          <table:table-cell table:style-name="ce80"/>
          <table:table-cell table:style-name="ce4"/>
          <table:table-cell table:number-columns-repeated="1014"/>
        </table:table-row>
        <table:table-row table:style-name="ro2">
          <table:table-cell table:style-name="ce2" office:value-type="string" calcext:value-type="string">
            <text:p>5.12.13            </text:p>
          </table:table-cell>
          <table:table-cell table:style-name="ce2" office:value-type="string" calcext:value-type="string">
            <text:p>Hele klassifikasjonsstrukturen, dvs. alle klasser i et klassifikasjonssystem, skal inngå i hver enkelt avleveringspakke. Sekundære klassifikasjonssystemer kan også være med, men klassene her skal ikke inneholde mapper.</text:p>
          </table:table-cell>
          <table:table-cell table:style-name="ce59" office:value-type="string" calcext:value-type="string">
            <text:p>B</text:p>
          </table:table-cell>
          <table:table-cell table:style-name="ce4" office:value-type="string" calcext:value-type="string">
            <text:p>Obligatorisk der det kan være aktuelt med avlevering til arkivdepot</text:p>
          </table:table-cell>
          <table:table-cell table:style-name="ce106" office:value-type="string" calcext:value-type="string">
            <text:p>bøt være uproblematisk, men man må være obs på emnebaser klassifikasjon der feks mennesker er identifisert. Jeg tenker ved oppgradering eller import av eldre base om det kan finnes klasser av person identifikator der det ikke er identifsert at informasjon skal være skjermet</text:p>
          </table:table-cell>
          <table:table-cell table:style-name="ce4" table:number-columns-repeated="2"/>
          <table:table-cell table:style-name="ce4" office:value-type="string" calcext:value-type="string">
            <text:p>arkivstruktur</text:p>
          </table:table-cell>
          <table:table-cell table:style-name="ce80"/>
          <table:table-cell table:style-name="ce4"/>
          <table:table-cell table:number-columns-repeated="1014"/>
        </table:table-row>
        <table:table-row table:style-name="ro4">
          <table:table-cell table:style-name="ce2" office:value-type="string" calcext:value-type="string">
            <text:p>5.12.14            </text:p>
          </table:table-cell>
          <table:table-cell table:style-name="ce2" office:value-type="string" calcext:value-type="string">
            <text:p>Det bør være mulig å produsere et arkivuttrekk på grunnlag av en startdato og en sluttdato, uavhengig av tilhørighet til arkivdel og om mappene er avsluttet eller ikke.</text:p>
          </table:table-cell>
          <table:table-cell table:style-name="ce59" office:value-type="string" calcext:value-type="string">
            <text:p>V</text:p>
          </table:table-cell>
          <table:table-cell table:style-name="ce4" office:value-type="string" calcext:value-type="string">
            <text:p>Kravet gjelder særlig ved migrering.</text:p>
          </table:table-cell>
          <table:table-cell table:style-name="ce106" office:value-type="string" calcext:value-type="string">
            <text:p>kan du få referanse problemer dersom en mappe er koblet til en arkivdel med referanseArkivdel som ikke er med I uttrekket??</text:p>
          </table:table-cell>
          <table:table-cell table:style-name="ce4" table:number-columns-repeated="2"/>
          <table:table-cell table:style-name="ce4" office:value-type="string" calcext:value-type="string">
            <text:p>arkivstruktur</text:p>
          </table:table-cell>
          <table:table-cell table:style-name="ce80"/>
          <table:table-cell table:style-name="ce4"/>
          <table:table-cell table:number-columns-repeated="1014"/>
        </table:table-row>
        <table:table-row table:style-name="ro26">
          <table:table-cell table:style-name="ce10" office:value-type="string" calcext:value-type="string">
            <text:p>5.12.15            </text:p>
          </table:table-cell>
          <table:table-cell table:style-name="ce10" office:value-type="string" calcext:value-type="string">
            <text:p>Filene i en avleveringspakke skal ligge under en felles overordnet filkatalog kalt avleveringspakke.</text:p>
            <text:p>Avleveringspakken skal inneholde følgende filer:</text:p>
            <text:p> arkivuttrekk.xml (dokumentasjon av innholdet i arkivuttrekket)</text:p>
            <text:p> arkivstruktur.xml (metadata om dokumentene)</text:p>
            <text:p> endringslogg.xml (logging av endrede metadata)</text:p>
            <text:p>Dersom avleveringspakken inneholder arkivuttrekk med journalføringspliktig informasjon, skal den i tillegg inneholde følgende filer:</text:p>
            <text:p> loependeJournal.xml</text:p>
            <text:p> offentligJournal.xml</text:p>
            <text:p>XML-skjemaene til alle XML-filer i avleveringspakken skal også være inkludert, se kapittel 5.12.3. For virk-somhetsspesifikke metadata skal det medfølge egne XML-skjemaer.</text:p>
            <text:p>Dokumentene skal ligge i en underkatalog kalt dokumenter. Denne katalogen kan struktureres i nye underkataloger etter fritt valg. Dokumentfilene endelse skal angi arkivformat: pdf, tif, txt osv.</text:p>
          </table:table-cell>
          <table:table-cell table:style-name="ce61" office:value-type="string" calcext:value-type="string">
            <text:p>B</text:p>
          </table:table-cell>
          <table:table-cell table:style-name="ce4" office:value-type="string" calcext:value-type="string">
            <text:p>Obligatorisk der det kan være aktuelt med avlevering til arkivdepot</text:p>
          </table:table-cell>
          <table:table-cell table:style-name="ce4" table:number-columns-repeated="3"/>
          <table:table-cell table:style-name="ce4" office:value-type="string" calcext:value-type="string">
            <text:p>arkivstruktur</text:p>
          </table:table-cell>
          <table:table-cell table:style-name="ce122"/>
          <table:table-cell table:style-name="ce4"/>
          <table:table-cell table:number-columns-repeated="1014"/>
        </table:table-row>
        <table:table-row table:style-name="ro7">
          <table:table-cell table:style-name="ce5" office:value-type="string" calcext:value-type="string">
            <text:p>Krav nr.</text:p>
          </table:table-cell>
          <table:table-cell table:style-name="ce5" office:value-type="string" calcext:value-type="string">
            <text:p>Krav til XML-skjemaene</text:p>
          </table:table-cell>
          <table:table-cell table:style-name="ce62" office:value-type="string" calcext:value-type="string">
            <text:p>Type</text:p>
          </table:table-cell>
          <table:table-cell table:style-name="ce5"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2" office:value-type="string" calcext:value-type="string">
            <text:p>5.12.16            </text:p>
          </table:table-cell>
          <table:table-cell table:style-name="ce2" office:value-type="string" calcext:value-type="string">
            <text:p>Alle XML-filer som inngår i en <text:span text:style-name="T52">avleveringspakke, skal være definert vha. medfølgende XML-skjema.  </text:span></text:p>
          </table:table-cell>
          <table:table-cell table:style-name="ce59" office:value-type="string" calcext:value-type="string">
            <text:p>B</text:p>
          </table:table-cell>
          <table:table-cell table:style-name="ce10" office:value-type="string" calcext:value-type="string">
            <text:p>Obligatorisk der det kan være aktuelt med avlevering til arkivdepot</text:p>
          </table:table-cell>
          <table:table-cell table:style-name="ce107"/>
          <table:table-cell table:style-name="ce110" table:number-columns-repeated="2"/>
          <table:table-cell table:style-name="ce4" office:value-type="string" calcext:value-type="string">
            <text:p>arkivstruktur</text:p>
          </table:table-cell>
          <table:table-cell table:style-name="ce122"/>
          <table:table-cell table:style-name="ce110"/>
          <table:table-cell table:number-columns-repeated="1014"/>
        </table:table-row>
        <table:table-row table:style-name="ro8">
          <table:table-cell table:style-name="ce2" office:value-type="string" calcext:value-type="string">
            <text:p>5.12.17            </text:p>
          </table:table-cell>
          <table:table-cell table:style-name="ce2" office:value-type="string" calcext:value-type="string">
            <text:p>XML-skjemaene skal følge<text:span text:style-name="T8"> XML skjema-standarden XML Schema 1.0</text:span></text:p>
          </table:table-cell>
          <table:table-cell table:style-name="ce59" office:value-type="string" calcext:value-type="string">
            <text:p>O</text:p>
          </table:table-cell>
          <table:table-cell table:style-name="ce10"/>
          <table:table-cell table:style-name="ce107"/>
          <table:table-cell table:style-name="ce110" table:number-columns-repeated="2"/>
          <table:table-cell table:style-name="ce4" office:value-type="string" calcext:value-type="string">
            <text:p>arkivstruktur</text:p>
          </table:table-cell>
          <table:table-cell table:style-name="ce110" table:number-columns-repeated="2"/>
          <table:table-cell table:number-columns-repeated="1014"/>
        </table:table-row>
        <table:table-row table:style-name="ro12">
          <table:table-cell table:style-name="ce2" office:value-type="string" calcext:value-type="string">
            <text:p>5.12.18            </text:p>
          </table:table-cell>
          <table:table-cell table:style-name="ce2" office:value-type="string" calcext:value-type="string">
            <text:p>For arkivuttrekk.xml, arkivstruktur.xml, endringslogg.xml, loependeJournal.xml og offentligJournal.xml skal kun de tilhørende skjemaene som er tilgjengelige fra Arkivverket, benyttes i avleveringspakken. Varianter av skjemaene skal ikke benyttes.</text:p>
          </table:table-cell>
          <table:table-cell table:style-name="ce59" office:value-type="string" calcext:value-type="string">
            <text:p>O</text:p>
          </table:table-cell>
          <table:table-cell table:style-name="ce10"/>
          <table:table-cell table:style-name="ce107"/>
          <table:table-cell table:style-name="ce110" table:number-columns-repeated="2"/>
          <table:table-cell table:style-name="ce4" office:value-type="string" calcext:value-type="string">
            <text:p>arkivstruktur</text:p>
          </table:table-cell>
          <table:table-cell table:style-name="ce110" table:number-columns-repeated="2"/>
          <table:table-cell table:number-columns-repeated="1014"/>
        </table:table-row>
        <table:table-row table:style-name="ro9">
          <table:table-cell table:style-name="ce2" office:value-type="string" calcext:value-type="string">
            <text:p>5.12.19            </text:p>
          </table:table-cell>
          <table:table-cell table:style-name="ce2" office:value-type="string" calcext:value-type="string">
            <text:p>Navngivingen i skjemaene slik det er vist i tabellen over XML-filer og tilhørende skjemaer, er obligatorisk.</text:p>
          </table:table-cell>
          <table:table-cell table:style-name="ce59" office:value-type="string" calcext:value-type="string">
            <text:p>O</text:p>
          </table:table-cell>
          <table:table-cell table:style-name="ce10"/>
          <table:table-cell table:style-name="ce107"/>
          <table:table-cell table:style-name="ce110" table:number-columns-repeated="2"/>
          <table:table-cell table:style-name="ce4" office:value-type="string" calcext:value-type="string">
            <text:p>arkivstruktur</text:p>
          </table:table-cell>
          <table:table-cell table:style-name="ce110" table:number-columns-repeated="2"/>
          <table:table-cell table:number-columns-repeated="1014"/>
        </table:table-row>
        <table:table-row table:style-name="ro7">
          <table:table-cell table:style-name="ce5" office:value-type="string" calcext:value-type="string">
            <text:p>Krav nr.</text:p>
          </table:table-cell>
          <table:table-cell table:style-name="ce5" office:value-type="string" calcext:value-type="string">
            <text:p>Krav til opplysninger om avleveringen</text:p>
          </table:table-cell>
          <table:table-cell table:style-name="ce62" office:value-type="string" calcext:value-type="string">
            <text:p>Type</text:p>
          </table:table-cell>
          <table:table-cell table:style-name="ce5"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2" office:value-type="string" calcext:value-type="string">
            <text:p>5.12.20            </text:p>
          </table:table-cell>
          <table:table-cell table:style-name="ce2" office:value-type="string" calcext:value-type="string">
            <text:p>Filene arkivuttrekk.xml og addml.xsd skal være med som en del av arkivuttrekket.</text:p>
          </table:table-cell>
          <table:table-cell table:style-name="ce59" office:value-type="string" calcext:value-type="string">
            <text:p>B</text:p>
          </table:table-cell>
          <table:table-cell table:style-name="ce10" office:value-type="string" calcext:value-type="string">
            <text:p>Obligatorisk ved produksjon av arkivuttrekk</text:p>
          </table:table-cell>
          <table:table-cell table:style-name="ce107"/>
          <table:table-cell table:style-name="ce110" table:number-columns-repeated="2"/>
          <table:table-cell table:style-name="ce4" office:value-type="string" calcext:value-type="string">
            <text:p>arkivstruktur</text:p>
          </table:table-cell>
          <table:table-cell table:style-name="ce122"/>
          <table:table-cell table:style-name="ce110"/>
          <table:table-cell table:number-columns-repeated="1014"/>
        </table:table-row>
        <table:table-row table:style-name="ro4">
          <table:table-cell table:style-name="ce2" office:value-type="string" calcext:value-type="string">
            <text:p>5.12.21            </text:p>
          </table:table-cell>
          <table:table-cell table:style-name="ce2" office:value-type="string" calcext:value-type="string">
            <text:p>I arkivuttrekk fra Noark 5-løsninger skal struktur og innhold i arkivuttrekk.xml være i henhold til Riksarkivarens Noark 5-mal for arkivuttrekk.xml.</text:p>
          </table:table-cell>
          <table:table-cell table:style-name="ce59" office:value-type="string" calcext:value-type="string">
            <text:p>B</text:p>
          </table:table-cell>
          <table:table-cell table:style-name="ce10" office:value-type="string" calcext:value-type="string">
            <text:p>Obligatorisk ved produksjon av arkivuttrekk</text:p>
          </table:table-cell>
          <table:table-cell table:style-name="ce107"/>
          <table:table-cell table:style-name="ce110" table:number-columns-repeated="2"/>
          <table:table-cell table:style-name="ce4" office:value-type="string" calcext:value-type="string">
            <text:p>arkivstruktur</text:p>
          </table:table-cell>
          <table:table-cell table:style-name="ce122"/>
          <table:table-cell table:style-name="ce110"/>
          <table:table-cell table:number-columns-repeated="1014"/>
        </table:table-row>
        <table:table-row table:style-name="ro8">
          <table:table-cell table:style-name="ce3" office:value-type="string" calcext:value-type="string" table:number-columns-spanned="1" table:number-rows-spanned="14">
            <text:p>5.12.22            </text:p>
          </table:table-cell>
          <table:table-cell table:style-name="ce25" office:value-type="string" calcext:value-type="string">
            <text:p>Følgende typer informasjon skal med i arkivuttrekk.xml:</text:p>
          </table:table-cell>
          <table:table-cell table:style-name="ce66" office:value-type="string" calcext:value-type="string" table:number-columns-spanned="1" table:number-rows-spanned="14">
            <text:p>B</text:p>
          </table:table-cell>
          <table:table-cell table:style-name="ce10" office:value-type="string" calcext:value-type="string" table:number-columns-spanned="1" table:number-rows-spanned="14">
            <text:p>Obligatorisk ved produksjon av arkivuttrekk</text:p>
          </table:table-cell>
          <table:table-cell table:style-name="ce107"/>
          <table:table-cell table:style-name="ce110" table:number-columns-repeated="2"/>
          <table:table-cell table:style-name="ce4" office:value-type="string" calcext:value-type="string">
            <text:p>arkivstruktur</text:p>
          </table:table-cell>
          <table:table-cell table:style-name="ce122"/>
          <table:table-cell table:style-name="ce110"/>
          <table:table-cell table:number-columns-repeated="1014"/>
        </table:table-row>
        <table:table-row table:style-name="ro7">
          <table:covered-table-cell table:style-name="ce6"/>
          <table:table-cell table:style-name="ce25" office:value-type="string" calcext:value-type="string">
            <text:p>Arkivskapernavn</text:p>
          </table:table-cell>
          <table:covered-table-cell table:number-columns-repeated="2" table:style-name="ce20"/>
          <table:table-cell table:style-name="ce107"/>
          <table:table-cell table:style-name="ce110" table:number-columns-repeated="2"/>
          <table:table-cell table:style-name="ce4" office:value-type="string" calcext:value-type="string">
            <text:p>arkivstruktur</text:p>
          </table:table-cell>
          <table:table-cell table:style-name="ce122"/>
          <table:table-cell table:style-name="ce110"/>
          <table:table-cell table:number-columns-repeated="1014"/>
        </table:table-row>
        <table:table-row table:style-name="ro7">
          <table:covered-table-cell table:style-name="ce6"/>
          <table:table-cell table:style-name="ce25" office:value-type="string" calcext:value-type="string">
            <text:p>Navn på systemet/løsningen</text:p>
          </table:table-cell>
          <table:covered-table-cell table:number-columns-repeated="2" table:style-name="ce20"/>
          <table:table-cell table:style-name="ce107"/>
          <table:table-cell table:style-name="ce110" table:number-columns-repeated="2"/>
          <table:table-cell table:style-name="ce4" office:value-type="string" calcext:value-type="string">
            <text:p>arkivstruktur</text:p>
          </table:table-cell>
          <table:table-cell table:style-name="ce122"/>
          <table:table-cell table:style-name="ce110"/>
          <table:table-cell table:number-columns-repeated="1014"/>
        </table:table-row>
        <table:table-row table:style-name="ro7">
          <table:covered-table-cell table:style-name="ce6"/>
          <table:table-cell table:style-name="ce25" office:value-type="string" calcext:value-type="string">
            <text:p>Navn på arkivet</text:p>
          </table:table-cell>
          <table:covered-table-cell table:number-columns-repeated="2" table:style-name="ce20"/>
          <table:table-cell table:style-name="ce107"/>
          <table:table-cell table:style-name="ce110" table:number-columns-repeated="2"/>
          <table:table-cell table:style-name="ce4" office:value-type="string" calcext:value-type="string">
            <text:p>arkivstruktur</text:p>
          </table:table-cell>
          <table:table-cell table:style-name="ce122"/>
          <table:table-cell table:style-name="ce110"/>
          <table:table-cell table:number-columns-repeated="1014"/>
        </table:table-row>
        <table:table-row table:style-name="ro7">
          <table:covered-table-cell table:style-name="ce6"/>
          <table:table-cell table:style-name="ce25" office:value-type="string" calcext:value-type="string">
            <text:p>Start- og sluttdato for arkivuttrekket</text:p>
          </table:table-cell>
          <table:covered-table-cell table:number-columns-repeated="2" table:style-name="ce20"/>
          <table:table-cell table:style-name="ce107"/>
          <table:table-cell table:style-name="ce110" table:number-columns-repeated="2"/>
          <table:table-cell table:style-name="ce4" office:value-type="string" calcext:value-type="string">
            <text:p>arkivstruktur</text:p>
          </table:table-cell>
          <table:table-cell table:style-name="ce122"/>
          <table:table-cell table:style-name="ce110"/>
          <table:table-cell table:number-columns-repeated="1014"/>
        </table:table-row>
        <table:table-row table:style-name="ro8">
          <table:covered-table-cell table:style-name="ce6"/>
          <table:table-cell table:style-name="ce25" office:value-type="string" calcext:value-type="string">
            <text:p>Hvilken type periodisering som er utført i forrige periode og denne periode</text:p>
          </table:table-cell>
          <table:covered-table-cell table:number-columns-repeated="2" table:style-name="ce20"/>
          <table:table-cell table:style-name="ce107"/>
          <table:table-cell table:style-name="ce110" table:number-columns-repeated="2"/>
          <table:table-cell table:style-name="ce4" office:value-type="string" calcext:value-type="string">
            <text:p>arkivstruktur</text:p>
          </table:table-cell>
          <table:table-cell table:style-name="ce122"/>
          <table:table-cell table:style-name="ce110"/>
          <table:table-cell table:number-columns-repeated="1014"/>
        </table:table-row>
        <table:table-row table:style-name="ro8">
          <table:covered-table-cell table:style-name="ce6"/>
          <table:table-cell table:style-name="ce25" office:value-type="string" calcext:value-type="string">
            <text:p>Opplysning om det finnes skjermet informasjon i uttrekket</text:p>
          </table:table-cell>
          <table:covered-table-cell table:number-columns-repeated="2" table:style-name="ce20"/>
          <table:table-cell table:style-name="ce107"/>
          <table:table-cell table:style-name="ce110" table:number-columns-repeated="2"/>
          <table:table-cell table:style-name="ce4" office:value-type="string" calcext:value-type="string">
            <text:p>arkivstruktur</text:p>
          </table:table-cell>
          <table:table-cell table:style-name="ce122"/>
          <table:table-cell table:style-name="ce110"/>
          <table:table-cell table:number-columns-repeated="1014"/>
        </table:table-row>
        <table:table-row table:style-name="ro8">
          <table:covered-table-cell table:style-name="ce6"/>
          <table:table-cell table:style-name="ce25" office:value-type="string" calcext:value-type="string">
            <text:p>Opplysning om uttrekket omfatter dokumenter som er kassert</text:p>
          </table:table-cell>
          <table:covered-table-cell table:number-columns-repeated="2" table:style-name="ce20"/>
          <table:table-cell table:style-name="ce107"/>
          <table:table-cell table:style-name="ce110" table:number-columns-repeated="2"/>
          <table:table-cell table:style-name="ce4" office:value-type="string" calcext:value-type="string">
            <text:p>arkivstruktur</text:p>
          </table:table-cell>
          <table:table-cell table:style-name="ce122"/>
          <table:table-cell table:style-name="ce110"/>
          <table:table-cell table:number-columns-repeated="1014"/>
        </table:table-row>
        <table:table-row table:style-name="ro8">
          <table:covered-table-cell table:style-name="ce6"/>
          <table:table-cell table:style-name="ce25" office:value-type="string" calcext:value-type="string">
            <text:p>Opplysning om uttrekket inneholder dokumenter som skal kasseres på et senere tidspunkt</text:p>
          </table:table-cell>
          <table:covered-table-cell table:number-columns-repeated="2" table:style-name="ce20"/>
          <table:table-cell table:style-name="ce107"/>
          <table:table-cell table:style-name="ce110" table:number-columns-repeated="2"/>
          <table:table-cell table:style-name="ce4" office:value-type="string" calcext:value-type="string">
            <text:p>arkivstruktur</text:p>
          </table:table-cell>
          <table:table-cell table:style-name="ce122"/>
          <table:table-cell table:style-name="ce110"/>
          <table:table-cell table:number-columns-repeated="1014"/>
        </table:table-row>
        <table:table-row table:style-name="ro8">
          <table:covered-table-cell table:style-name="ce6"/>
          <table:table-cell table:style-name="ce25" office:value-type="string" calcext:value-type="string">
            <text:p>Opplysning om det finnes virksomhetsspesifikke metadata i arkivstruktur.xml</text:p>
          </table:table-cell>
          <table:covered-table-cell table:number-columns-repeated="2" table:style-name="ce20"/>
          <table:table-cell table:style-name="ce107"/>
          <table:table-cell table:style-name="ce110" table:number-columns-repeated="2"/>
          <table:table-cell table:style-name="ce4" office:value-type="string" calcext:value-type="string">
            <text:p>arkivstruktur</text:p>
          </table:table-cell>
          <table:table-cell table:style-name="ce122"/>
          <table:table-cell table:style-name="ce110"/>
          <table:table-cell table:number-columns-repeated="1014"/>
        </table:table-row>
        <table:table-row table:style-name="ro7">
          <table:covered-table-cell table:style-name="ce6"/>
          <table:table-cell table:style-name="ce25" office:value-type="string" calcext:value-type="string">
            <text:p>Antall mapper i arkivstruktur.xml</text:p>
          </table:table-cell>
          <table:covered-table-cell table:number-columns-repeated="2" table:style-name="ce20"/>
          <table:table-cell table:style-name="ce107"/>
          <table:table-cell table:style-name="ce110" table:number-columns-repeated="2"/>
          <table:table-cell table:style-name="ce4" office:value-type="string" calcext:value-type="string">
            <text:p>arkivstruktur</text:p>
          </table:table-cell>
          <table:table-cell table:style-name="ce122"/>
          <table:table-cell table:style-name="ce110"/>
          <table:table-cell table:number-columns-repeated="1014"/>
        </table:table-row>
        <table:table-row table:style-name="ro8">
          <table:covered-table-cell table:style-name="ce6"/>
          <table:table-cell table:style-name="ce25" office:value-type="string" calcext:value-type="string">
            <text:p>Antall registreringer i arkivstruktur.xml, loependeJournal.xml og offentligJournal.xml</text:p>
          </table:table-cell>
          <table:covered-table-cell table:number-columns-repeated="2" table:style-name="ce20"/>
          <table:table-cell table:style-name="ce107"/>
          <table:table-cell table:style-name="ce110" table:number-columns-repeated="2"/>
          <table:table-cell table:style-name="ce4" office:value-type="string" calcext:value-type="string">
            <text:p>arkivstruktur</text:p>
          </table:table-cell>
          <table:table-cell table:style-name="ce122"/>
          <table:table-cell table:style-name="ce110"/>
          <table:table-cell table:number-columns-repeated="1014"/>
        </table:table-row>
        <table:table-row table:style-name="ro7">
          <table:covered-table-cell table:style-name="ce6"/>
          <table:table-cell table:style-name="ce25" office:value-type="string" calcext:value-type="string">
            <text:p>Antall dokumentfiler i uttrekket</text:p>
          </table:table-cell>
          <table:covered-table-cell table:number-columns-repeated="2" table:style-name="ce20"/>
          <table:table-cell table:style-name="ce107"/>
          <table:table-cell table:style-name="ce110" table:number-columns-repeated="2"/>
          <table:table-cell table:style-name="ce4" office:value-type="string" calcext:value-type="string">
            <text:p>arkivstruktur</text:p>
          </table:table-cell>
          <table:table-cell table:style-name="ce122"/>
          <table:table-cell table:style-name="ce110"/>
          <table:table-cell table:number-columns-repeated="1014"/>
        </table:table-row>
        <table:table-row table:style-name="ro9">
          <table:covered-table-cell table:style-name="ce6"/>
          <table:table-cell table:style-name="ce25" office:value-type="string" calcext:value-type="string">
            <text:p>Sjekksummer for alle XML-filer og XML-skjemaer i arkivuttrekket unntatt arkivuttrekk.xml og addml.xsd</text:p>
          </table:table-cell>
          <table:covered-table-cell table:style-name="ce20"/>
          <table:covered-table-cell table:style-name="ce21"/>
          <table:table-cell table:style-name="ce107"/>
          <table:table-cell table:style-name="ce110" table:number-columns-repeated="2"/>
          <table:table-cell table:style-name="ce4" office:value-type="string" calcext:value-type="string">
            <text:p>arkivstruktur</text:p>
          </table:table-cell>
          <table:table-cell table:style-name="ce122"/>
          <table:table-cell table:style-name="ce110"/>
          <table:table-cell table:number-columns-repeated="1014"/>
        </table:table-row>
        <table:table-row table:style-name="ro27">
          <table:table-cell table:style-name="ce11" office:value-type="string" calcext:value-type="string">
            <text:p>5.12.23            </text:p>
          </table:table-cell>
          <table:table-cell table:style-name="ce11" office:value-type="string" calcext:value-type="string">
            <text:p>For uttrekk hvor arkivstruktur.xml inneholder virksomhetsspesifikke metadata, skal informasjon om de XML-skjemaene som definerer disse være med i arkivuttrekk.xml. Denne informasjonen skal være i strukturen under dataobjektet arkivstruktur på samme måte som de øvrige skjemaene til arkivstruktur.</text:p>
          </table:table-cell>
          <table:table-cell table:style-name="ce67" office:value-type="string" calcext:value-type="string">
            <text:p>B</text:p>
          </table:table-cell>
          <table:table-cell table:style-name="ce10" office:value-type="string" calcext:value-type="string">
            <text:p>Obligatorisk ved produksjon av arkivuttrekk</text:p>
          </table:table-cell>
          <table:table-cell table:style-name="ce107"/>
          <table:table-cell table:style-name="ce110" table:number-columns-repeated="2"/>
          <table:table-cell table:style-name="ce4" office:value-type="string" calcext:value-type="string">
            <text:p>arkivstruktur</text:p>
          </table:table-cell>
          <table:table-cell table:style-name="ce122"/>
          <table:table-cell table:style-name="ce110"/>
          <table:table-cell table:number-columns-repeated="1014"/>
        </table:table-row>
        <table:table-row table:style-name="ro7">
          <table:table-cell table:style-name="ce12" office:value-type="string" calcext:value-type="string">
            <text:p>Krav nr.</text:p>
          </table:table-cell>
          <table:table-cell table:style-name="ce12" office:value-type="string" calcext:value-type="string">
            <text:p>Krav til metadata i arkivuttrekket</text:p>
          </table:table-cell>
          <table:table-cell table:style-name="ce68" office:value-type="string" calcext:value-type="string">
            <text:p>Type</text:p>
          </table:table-cell>
          <table:table-cell table:style-name="ce5"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table-cell table:style-name="ce2" office:value-type="string" calcext:value-type="string">
            <text:p>5.12.24            </text:p>
          </table:table-cell>
          <table:table-cell table:style-name="ce2" office:value-type="string" calcext:value-type="string">
            <text:p>En avleveringspakke skal inneholde en fil med metadata for arkivdokumentene som inngår i pakken. <text:s/>Alle metadataelementene skal være nøstet inn i en sammenhengende, hierarkisk struktur.</text:p>
          </table:table-cell>
          <table:table-cell table:style-name="ce59" office:value-type="string" calcext:value-type="string">
            <text:p>B</text:p>
          </table:table-cell>
          <table:table-cell table:style-name="ce10" office:value-type="string" calcext:value-type="string">
            <text:p>Obligatorisk der det kan være aktuelt med avlevering til arkivdepot</text:p>
          </table:table-cell>
          <table:table-cell table:style-name="ce107" office:value-type="string" calcext:value-type="string">
            <text:p>forstår ikke kravet. En fil? Er ikke dette bare arkivstruktur.xml??</text:p>
          </table:table-cell>
          <table:table-cell table:style-name="ce110" table:number-columns-repeated="2"/>
          <table:table-cell table:style-name="ce4" office:value-type="string" calcext:value-type="string">
            <text:p>arkivstruktur</text:p>
          </table:table-cell>
          <table:table-cell table:style-name="ce80"/>
          <table:table-cell table:style-name="ce110"/>
          <table:table-cell table:number-columns-repeated="1014"/>
        </table:table-row>
        <table:table-row table:style-name="ro4">
          <table:table-cell table:style-name="ce2" office:value-type="string" calcext:value-type="string">
            <text:p>5.12.25            </text:p>
          </table:table-cell>
          <table:table-cell table:style-name="ce2" office:value-type="string" calcext:value-type="string">
            <text:p>Alle metadataelementer som er merket med "A" i kolonnen "Avl." i vedlegget "Metadata gruppert på objekter" skal være med i arkivuttrekket, såfremt de er tilordnet verdier.</text:p>
          </table:table-cell>
          <table:table-cell table:style-name="ce59" office:value-type="string" calcext:value-type="string">
            <text:p>B</text:p>
          </table:table-cell>
          <table:table-cell table:style-name="ce10" office:value-type="string" calcext:value-type="string">
            <text:p>Obligatorisk der det kan være aktuelt med avlevering til arkivdepot</text:p>
          </table:table-cell>
          <table:table-cell table:style-name="ce108" office:value-type="string" calcext:value-type="string">
            <text:p>burde være uproblematisk, men hva med elementer som er oblig som ikke har en verdi?</text:p>
          </table:table-cell>
          <table:table-cell table:style-name="ce110" table:number-columns-repeated="2"/>
          <table:table-cell table:style-name="ce4" office:value-type="string" calcext:value-type="string">
            <text:p>arkivstruktur</text:p>
          </table:table-cell>
          <table:table-cell table:style-name="ce80"/>
          <table:table-cell table:style-name="ce110"/>
          <table:table-cell table:number-columns-repeated="1014"/>
        </table:table-row>
        <table:table-row table:style-name="ro12">
          <table:table-cell table:style-name="ce2" office:value-type="string" calcext:value-type="string">
            <text:p>5.12.26            </text:p>
          </table:table-cell>
          <table:table-cell table:style-name="ce2" office:value-type="string" calcext:value-type="string">
            <text:p>Alle forekomster av arkivenheter i arkivstrukturen, unntatt dokumentobjekt, skal være identifisert med en entydig identifikasjon. Denne identifikasjonen skal være entydig for alle arkivuttrekk som produseres av en arkivskaper, jf. krav 5.1.5.</text:p>
          </table:table-cell>
          <table:table-cell table:style-name="ce59" office:value-type="string" calcext:value-type="string">
            <text:p>B</text:p>
          </table:table-cell>
          <table:table-cell table:style-name="ce10" office:value-type="string" calcext:value-type="string">
            <text:p>Obligatorisk der det kan være aktuelt med avlevering til arkivdepot</text:p>
          </table:table-cell>
          <table:table-cell table:style-name="ce107"/>
          <table:table-cell table:style-name="ce110" table:number-columns-repeated="2"/>
          <table:table-cell table:style-name="ce4" office:value-type="string" calcext:value-type="string">
            <text:p>arkivstruktur</text:p>
          </table:table-cell>
          <table:table-cell table:style-name="ce122"/>
          <table:table-cell table:style-name="ce110"/>
          <table:table-cell table:number-columns-repeated="1014"/>
        </table:table-row>
        <table:table-row table:style-name="ro12">
          <table:table-cell table:style-name="ce2" office:value-type="string" calcext:value-type="string">
            <text:p>5.12.27            </text:p>
          </table:table-cell>
          <table:table-cell table:style-name="ce2" office:value-type="string" calcext:value-type="string">
            <text:p>Metadata for arkivdokumenter som er kassert før arkivuttrekket produseres, skal være med i uttrekket. Disse metadataene skal omfatte alle arkivenheter ned til dokumentbeskrivelse, og her skal det også ligge logginformasjon om kassasjonen.</text:p>
          </table:table-cell>
          <table:table-cell table:style-name="ce59" office:value-type="string" calcext:value-type="string">
            <text:p>B</text:p>
          </table:table-cell>
          <table:table-cell table:style-name="ce10" office:value-type="string" calcext:value-type="string">
            <text:p>Obligatorisk for sakarkiver.</text:p>
          </table:table-cell>
          <table:table-cell table:style-name="ce107"/>
          <table:table-cell table:style-name="ce110" table:number-columns-repeated="2"/>
          <table:table-cell table:style-name="ce4" office:value-type="string" calcext:value-type="string">
            <text:p>saksarkiv</text:p>
          </table:table-cell>
          <table:table-cell table:style-name="ce122"/>
          <table:table-cell table:style-name="ce110"/>
          <table:table-cell table:number-columns-repeated="1014"/>
        </table:table-row>
        <table:table-row table:style-name="ro7">
          <table:table-cell table:style-name="ce5" office:value-type="string" calcext:value-type="string">
            <text:p>Krav nr.</text:p>
          </table:table-cell>
          <table:table-cell table:style-name="ce5" office:value-type="string" calcext:value-type="string">
            <text:p>Krav til <text:span text:style-name="T9">Endringslogg</text:span></text:p>
          </table:table-cell>
          <table:table-cell table:style-name="ce62" office:value-type="string" calcext:value-type="string">
            <text:p>Type</text:p>
          </table:table-cell>
          <table:table-cell table:style-name="ce5"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7">
          <table:table-cell table:style-name="ce2" office:value-type="string" calcext:value-type="string">
            <text:p>5.12.28            </text:p>
          </table:table-cell>
          <table:table-cell table:style-name="ce2" office:value-type="string" calcext:value-type="string">
            <text:p>En avleveringspakke skal inneholde en endringslogg for metadata som har fått en ny verdi. <text:s/>Hvilke metadata dette gjelder, og når logging av disse endringene skal utføres, går fram av vedlegg 3 "Oversikt over metadata hvor det skal logges at det gjøres endringer i innholdet.</text:p>
          </table:table-cell>
          <table:table-cell table:style-name="ce59" office:value-type="string" calcext:value-type="string">
            <text:p>B</text:p>
          </table:table-cell>
          <table:table-cell table:style-name="ce10" office:value-type="string" calcext:value-type="string">
            <text:p>Obligatorisk der det kan være aktuelt med avlevering til arkivdepot</text:p>
          </table:table-cell>
          <table:table-cell table:style-name="ce107"/>
          <table:table-cell table:style-name="ce110" table:number-columns-repeated="2"/>
          <table:table-cell table:style-name="ce117"/>
          <table:table-cell table:style-name="ce122"/>
          <table:table-cell table:style-name="ce110"/>
          <table:table-cell table:number-columns-repeated="1014"/>
        </table:table-row>
        <table:table-row table:style-name="ro7">
          <table:table-cell table:style-name="ce5" office:value-type="string" calcext:value-type="string">
            <text:p>Krav nr.</text:p>
          </table:table-cell>
          <table:table-cell table:style-name="ce5" office:value-type="string" calcext:value-type="string">
            <text:p>Krav til journalrapportene</text:p>
          </table:table-cell>
          <table:table-cell table:style-name="ce62" office:value-type="string" calcext:value-type="string">
            <text:p>Type</text:p>
          </table:table-cell>
          <table:table-cell table:style-name="ce5"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table-cell table:style-name="ce2" office:value-type="string" calcext:value-type="string">
            <text:p>5.12.29            </text:p>
          </table:table-cell>
          <table:table-cell table:style-name="ce2" office:value-type="string" calcext:value-type="string">
            <text:p>En avleveringspakke skal inneholde både en løpende journal og en offentlig journal. Journalene skal omfatte samme tidsrom som arkivperioden. </text:p>
          </table:table-cell>
          <table:table-cell table:style-name="ce59" office:value-type="string" calcext:value-type="string">
            <text:p>B</text:p>
          </table:table-cell>
          <table:table-cell table:style-name="ce10" office:value-type="string" calcext:value-type="string">
            <text:p>Obligatorisk for arkiver med korrespondanse-dokumenter som det kan være aktuelt å avlevere til arkivdepot</text:p>
          </table:table-cell>
          <table:table-cell table:style-name="ce107"/>
          <table:table-cell table:style-name="ce110" table:number-columns-repeated="2"/>
          <table:table-cell table:style-name="ce4" office:value-type="string" calcext:value-type="string">
            <text:p>arkivstruktur</text:p>
          </table:table-cell>
          <table:table-cell table:style-name="ce122"/>
          <table:table-cell table:style-name="ce110"/>
          <table:table-cell table:number-columns-repeated="1014"/>
        </table:table-row>
        <table:table-row table:style-name="ro12">
          <table:table-cell table:style-name="ce2" office:value-type="string" calcext:value-type="string">
            <text:p>5.12.30            </text:p>
          </table:table-cell>
          <table:table-cell table:style-name="ce2" office:value-type="string" calcext:value-type="string">
            <text:p>Journalrapportene skal inneholde alle registreringer av typen journalpost som er journalført i løpet av arkivperioden. Journalpostene skal være sortert kronologisk etter løpenummer (journalår og sekvensnummer). </text:p>
          </table:table-cell>
          <table:table-cell table:style-name="ce59" office:value-type="string" calcext:value-type="string">
            <text:p>B</text:p>
          </table:table-cell>
          <table:table-cell table:style-name="ce10" office:value-type="string" calcext:value-type="string">
            <text:p>Obligatorisk for arkiver med korrespondanse­dokumenter som det kan være aktuelt å avlevere til arkivdepot</text:p>
          </table:table-cell>
          <table:table-cell table:style-name="ce107"/>
          <table:table-cell table:style-name="ce110" table:number-columns-repeated="2"/>
          <table:table-cell table:style-name="ce4" office:value-type="string" calcext:value-type="string">
            <text:p>arkivstruktur</text:p>
          </table:table-cell>
          <table:table-cell table:style-name="ce122"/>
          <table:table-cell table:style-name="ce110"/>
          <table:table-cell table:number-columns-repeated="1014"/>
        </table:table-row>
        <table:table-row table:style-name="ro7">
          <table:table-cell table:style-name="ce5" office:value-type="string" calcext:value-type="string">
            <text:p>Krav nr.</text:p>
          </table:table-cell>
          <table:table-cell table:style-name="ce5" office:value-type="string" calcext:value-type="string">
            <text:p>Krav til virksomhetsspesifikke metadata</text:p>
          </table:table-cell>
          <table:table-cell table:style-name="ce62" office:value-type="string" calcext:value-type="string">
            <text:p>Type</text:p>
          </table:table-cell>
          <table:table-cell table:style-name="ce5"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table-cell table:style-name="ce2" office:value-type="string" calcext:value-type="string">
            <text:p>5.12.31            </text:p>
          </table:table-cell>
          <table:table-cell table:style-name="ce2" office:value-type="string" calcext:value-type="string">
            <text:p>Hvis virksomhetsspesifikke metadata skal inngå som en del av arkivuttrekket, skal de knyttes til mappe, basisregistrering eller sakspart i arkivstruktur.xml gjennom elementet <text:span text:style-name="T16">virksomhetsspesifikkeMetadata</text:span><text:span text:style-name="T17">.</text:span></text:p>
          </table:table-cell>
          <table:table-cell table:style-name="ce59" office:value-type="string" calcext:value-type="string">
            <text:p>B</text:p>
          </table:table-cell>
          <table:table-cell table:style-name="ce10" office:value-type="string" calcext:value-type="string">
            <text:p>Obligatorisk ved bruk av virksomhetsspesifikke metadata.</text:p>
          </table:table-cell>
          <table:table-cell table:style-name="ce108" office:value-type="string" calcext:value-type="string">
            <text:p>litt usikker om vi bør diskutere dette en gang til</text:p>
          </table:table-cell>
          <table:table-cell table:style-name="ce110" table:number-columns-repeated="2"/>
          <table:table-cell table:style-name="ce4" office:value-type="string" calcext:value-type="string">
            <text:p>arkivstruktur</text:p>
          </table:table-cell>
          <table:table-cell table:style-name="ce80"/>
          <table:table-cell table:style-name="ce110"/>
          <table:table-cell table:number-columns-repeated="1014"/>
        </table:table-row>
        <table:table-row table:style-name="ro9">
          <table:table-cell table:style-name="ce2" office:value-type="string" calcext:value-type="string">
            <text:p>5.12.32            </text:p>
          </table:table-cell>
          <table:table-cell table:style-name="ce2" office:value-type="string" calcext:value-type="string">
            <text:p>Alle virksomhetsspesifikke metadataelementer skal være definert i ett eller flere medfølgende XML-skjemaer.</text:p>
          </table:table-cell>
          <table:table-cell table:style-name="ce59" office:value-type="string" calcext:value-type="string">
            <text:p>B</text:p>
          </table:table-cell>
          <table:table-cell table:style-name="ce10" office:value-type="string" calcext:value-type="string">
            <text:p>Obligatorisk ved bruk av virksomhetsspesifikke metadata</text:p>
          </table:table-cell>
          <table:table-cell table:style-name="ce107"/>
          <table:table-cell table:style-name="ce110" table:number-columns-repeated="2"/>
          <table:table-cell table:style-name="ce4" office:value-type="string" calcext:value-type="string">
            <text:p>arkivstruktur</text:p>
          </table:table-cell>
          <table:table-cell table:style-name="ce80"/>
          <table:table-cell table:style-name="ce110"/>
          <table:table-cell table:number-columns-repeated="1014"/>
        </table:table-row>
        <table:table-row table:style-name="ro4">
          <table:table-cell table:style-name="ce2" office:value-type="string" calcext:value-type="string">
            <text:p>5.12.33            </text:p>
          </table:table-cell>
          <table:table-cell table:style-name="ce2" office:value-type="string" calcext:value-type="string">
            <text:p>Når virksomhetsspesifikke metadata inngår som en del av arkivuttrekket, skal det finnes referanse til aktuelle skjemaer i arkivstruktur.xml.</text:p>
          </table:table-cell>
          <table:table-cell table:style-name="ce59" office:value-type="string" calcext:value-type="string">
            <text:p>B</text:p>
          </table:table-cell>
          <table:table-cell table:style-name="ce10" office:value-type="string" calcext:value-type="string">
            <text:p>Obligatorisk ved bruk av virksomhetsspesifikke metadata</text:p>
          </table:table-cell>
          <table:table-cell table:style-name="ce107"/>
          <table:table-cell table:style-name="ce110" table:number-columns-repeated="2"/>
          <table:table-cell table:style-name="ce4" office:value-type="string" calcext:value-type="string">
            <text:p>arkivstruktur</text:p>
          </table:table-cell>
          <table:table-cell table:style-name="ce80"/>
          <table:table-cell table:style-name="ce110"/>
          <table:table-cell table:number-columns-repeated="1014"/>
        </table:table-row>
        <table:table-row table:style-name="ro9">
          <table:table-cell table:style-name="ce2" office:value-type="string" calcext:value-type="string">
            <text:p>5.12.34            </text:p>
          </table:table-cell>
          <table:table-cell table:style-name="ce2" office:value-type="string" calcext:value-type="string">
            <text:p>Virksomhetsspesifikke metadataelementer skal være tilordnet et <text:span text:style-name="T16">namespace</text:span><text:span text:style-name="T17"> gjennom tilhørende XML-skjema.</text:span></text:p>
          </table:table-cell>
          <table:table-cell table:style-name="ce59" office:value-type="string" calcext:value-type="string">
            <text:p>B</text:p>
          </table:table-cell>
          <table:table-cell table:style-name="ce10" office:value-type="string" calcext:value-type="string">
            <text:p>Obligatorisk ved bruk av virksomhetsspesifikke metadata</text:p>
          </table:table-cell>
          <table:table-cell table:style-name="ce107"/>
          <table:table-cell table:style-name="ce110" table:number-columns-repeated="2"/>
          <table:table-cell table:style-name="ce4" office:value-type="string" calcext:value-type="string">
            <text:p>arkivstruktur</text:p>
          </table:table-cell>
          <table:table-cell table:style-name="ce80"/>
          <table:table-cell table:style-name="ce110"/>
          <table:table-cell table:number-columns-repeated="1014"/>
        </table:table-row>
        <table:table-row table:style-name="ro28">
          <table:table-cell table:style-name="ce2" office:value-type="string" calcext:value-type="string">
            <text:p>5.12.35            </text:p>
          </table:table-cell>
          <table:table-cell table:style-name="ce2" office:value-type="string" calcext:value-type="string">
            <text:p>Innholdet og betydningen av hvert virksomhetsspesifikt metadataelement skal dokumenteres mer inngående i aktuelt XML skjema dersom det ikke er innlysende hva elementet inneholder. Denne dokumentasjonen skal være i form av XML Schema elementene <text:span text:style-name="T11">annotation</text:span><text:span text:style-name="T14"> og </text:span><text:span text:style-name="T15">documentation</text:span><text:span text:style-name="T14"> knyttet til definisjonen av det enkelte metadataelementet i aktuelt skjema.</text:span></text:p>
          </table:table-cell>
          <table:table-cell table:style-name="ce59" office:value-type="string" calcext:value-type="string">
            <text:p>B</text:p>
          </table:table-cell>
          <table:table-cell table:style-name="ce10" office:value-type="string" calcext:value-type="string">
            <text:p>Obligatorisk ved bruk av virksomhetsspesifikke metadata</text:p>
          </table:table-cell>
          <table:table-cell table:style-name="ce107"/>
          <table:table-cell table:style-name="ce110" table:number-columns-repeated="2"/>
          <table:table-cell table:style-name="ce4" office:value-type="string" calcext:value-type="string">
            <text:p>arkivstruktur</text:p>
          </table:table-cell>
          <table:table-cell table:style-name="ce80"/>
          <table:table-cell table:style-name="ce110"/>
          <table:table-cell table:number-columns-repeated="1014"/>
        </table:table-row>
        <table:table-row table:style-name="ro7">
          <table:table-cell table:style-name="ce5" office:value-type="string" calcext:value-type="string">
            <text:p>Krav nr.</text:p>
          </table:table-cell>
          <table:table-cell table:style-name="ce5" office:value-type="string" calcext:value-type="string">
            <text:p>Krav til arkivdokumentene</text:p>
          </table:table-cell>
          <table:table-cell table:style-name="ce62" office:value-type="string" calcext:value-type="string">
            <text:p>Type</text:p>
          </table:table-cell>
          <table:table-cell table:style-name="ce5"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table-cell table:style-name="ce2" office:value-type="string" calcext:value-type="string">
            <text:p>5.12.36            </text:p>
          </table:table-cell>
          <table:table-cell table:style-name="ce2" office:value-type="string" calcext:value-type="string">
            <text:p>En avleveringspakke skal inneholde arkivdokumenter i arkivformat. Hvert dokument skal eksporteres som én dokumentfil</text:p>
          </table:table-cell>
          <table:table-cell table:style-name="ce59" office:value-type="string" calcext:value-type="string">
            <text:p>B</text:p>
          </table:table-cell>
          <table:table-cell table:style-name="ce10" office:value-type="string" calcext:value-type="string">
            <text:p>Obligatorisk der det kan være aktuelt med avlevering av elektroniske arkivdokumenter til arkivdepot</text:p>
          </table:table-cell>
          <table:table-cell table:style-name="ce107" office:value-type="string" calcext:value-type="string">
            <text:p>betyr at dokumenter som må kompileres til en enhet må kunne kompileres. Feks tenk en epost som er html med tekst og bilder. Alt skal konverteres til feks pdf</text:p>
          </table:table-cell>
          <table:table-cell table:style-name="ce110" table:number-columns-repeated="2"/>
          <table:table-cell table:style-name="ce4" office:value-type="string" calcext:value-type="string">
            <text:p>arkivstruktur</text:p>
          </table:table-cell>
          <table:table-cell table:style-name="ce80"/>
          <table:table-cell table:style-name="ce110"/>
          <table:table-cell table:number-columns-repeated="1014"/>
        </table:table-row>
        <table:table-row table:style-name="ro2">
          <table:table-cell table:style-name="ce2" office:value-type="string" calcext:value-type="string">
            <text:p>5.12.37            </text:p>
          </table:table-cell>
          <table:table-cell table:style-name="ce2" office:value-type="string" calcext:value-type="string">
            <text:p>Hver arkivert versjon av et dokument skal eksporteres som en egen dokumentfil.</text:p>
          </table:table-cell>
          <table:table-cell table:style-name="ce59" office:value-type="string" calcext:value-type="string">
            <text:p>B</text:p>
          </table:table-cell>
          <table:table-cell table:style-name="ce10" office:value-type="string" calcext:value-type="string">
            <text:p>Obligatorisk der det kan være aktuelt med avlevering av elektroniske arkivdokumenter til arkivdepot</text:p>
          </table:table-cell>
          <table:table-cell table:style-name="ce107"/>
          <table:table-cell table:style-name="ce110" table:number-columns-repeated="2"/>
          <table:table-cell table:style-name="ce4" office:value-type="string" calcext:value-type="string">
            <text:p>arkivstruktur</text:p>
          </table:table-cell>
          <table:table-cell table:style-name="ce122"/>
          <table:table-cell table:style-name="ce110"/>
          <table:table-cell table:number-columns-repeated="1014"/>
        </table:table-row>
        <table:table-row table:style-name="ro2">
          <table:table-cell table:style-name="ce2" office:value-type="string" calcext:value-type="string">
            <text:p>5.12.38            </text:p>
          </table:table-cell>
          <table:table-cell table:style-name="ce2" office:value-type="string" calcext:value-type="string">
            <text:p>Hver arkivert variant av et dokument skal eksporteres som en egen dokumentfil.</text:p>
          </table:table-cell>
          <table:table-cell table:style-name="ce59" office:value-type="string" calcext:value-type="string">
            <text:p>B</text:p>
          </table:table-cell>
          <table:table-cell table:style-name="ce10" office:value-type="string" calcext:value-type="string">
            <text:p>Obligatorisk der det kan være aktuelt med avlevering av elektroniske arkivdokumenter til arkivdepot</text:p>
          </table:table-cell>
          <table:table-cell table:style-name="ce107"/>
          <table:table-cell table:style-name="ce110" table:number-columns-repeated="2"/>
          <table:table-cell table:style-name="ce4" office:value-type="string" calcext:value-type="string">
            <text:p>arkivstruktur</text:p>
          </table:table-cell>
          <table:table-cell table:style-name="ce122"/>
          <table:table-cell table:style-name="ce110"/>
          <table:table-cell table:number-columns-repeated="1014"/>
        </table:table-row>
        <table:table-row table:style-name="ro4">
          <table:table-cell table:style-name="ce2" office:value-type="string" calcext:value-type="string">
            <text:p>5.12.39            </text:p>
          </table:table-cell>
          <table:table-cell table:style-name="ce2" office:value-type="string" calcext:value-type="string">
            <text:p>I et sakarkiv skal også dokumenter som er knyttet til registreringer av typen <text:span text:style-name="T11">Registrering</text:span><text:span text:style-name="T14"> (dvs. dokumenter som er arkivert uten journalføring) inngå i arkivuttrekket.</text:span></text:p>
          </table:table-cell>
          <table:table-cell table:style-name="ce59" office:value-type="string" calcext:value-type="string">
            <text:p>B</text:p>
          </table:table-cell>
          <table:table-cell table:style-name="ce10" office:value-type="string" calcext:value-type="string">
            <text:p>Obligatorisk for sakarkiver hvor dokumenter er arkivert uten journalføring.</text:p>
          </table:table-cell>
          <table:table-cell table:style-name="ce107"/>
          <table:table-cell table:style-name="ce110" table:number-columns-repeated="2"/>
          <table:table-cell table:style-name="ce4" office:value-type="string" calcext:value-type="string">
            <text:p>saksarkiv</text:p>
          </table:table-cell>
          <table:table-cell table:style-name="ce122"/>
          <table:table-cell table:style-name="ce110"/>
          <table:table-cell table:number-columns-repeated="1014"/>
        </table:table-row>
        <table:table-row table:style-name="ro28">
          <table:table-cell table:style-name="ce2" office:value-type="string" calcext:value-type="string">
            <text:p>5.12.40            </text:p>
          </table:table-cell>
          <table:table-cell table:style-name="ce2" office:value-type="string" calcext:value-type="string">
            <text:p>Hvert dokumentobjekt i <text:span text:style-name="T53">arkivstruktur.xml</text:span><text:span text:style-name="T54"> skal ha en referanse til en dokumentfil i avleveringspakken. Det skal ikke forekomme referanser til dokumenter som ikke finnes i pakken, og det må ikke være dokumenter i pakken som det ikke blir referert til. Referansen fra arkivstrukturen skal være relativ til dokumentfilene, dvs. inneholde hele "stien" til dokumentet</text:span></text:p>
          </table:table-cell>
          <table:table-cell table:style-name="ce59" office:value-type="string" calcext:value-type="string">
            <text:p>B</text:p>
          </table:table-cell>
          <table:table-cell table:style-name="ce10" office:value-type="string" calcext:value-type="string">
            <text:p>Obligatorisk der det kan være aktuelt med avlevering av elektroniske arkivdokumenter til arkivdepot</text:p>
          </table:table-cell>
          <table:table-cell table:style-name="ce107"/>
          <table:table-cell table:style-name="ce110" table:number-columns-repeated="2"/>
          <table:table-cell table:style-name="ce117" office:value-type="string" calcext:value-type="string">
            <text:p>arkivstruktur</text:p>
          </table:table-cell>
          <table:table-cell table:style-name="ce122"/>
          <table:table-cell table:style-name="ce110"/>
          <table:table-cell table:number-columns-repeated="1014"/>
        </table:table-row>
        <table:table-row table:style-name="ro12">
          <table:table-cell table:style-name="ce2" office:value-type="string" calcext:value-type="string">
            <text:p>5.12.41            </text:p>
          </table:table-cell>
          <table:table-cell table:style-name="ce2" office:value-type="string" calcext:value-type="string">
            <text:p>Hvert dokumentobjekt i <text:span text:style-name="T53">arkivstruktur.xml</text:span><text:span text:style-name="T54"> skal inneholde informasjon om dokumentets format og størrelse. Det skal også inneholde sjekksummen for hvert enkelt dokument, samt algoritmen som ble brukt for å generere sjekksummen. </text:span></text:p>
          </table:table-cell>
          <table:table-cell table:style-name="ce59" office:value-type="string" calcext:value-type="string">
            <text:p>B</text:p>
          </table:table-cell>
          <table:table-cell table:style-name="ce10" office:value-type="string" calcext:value-type="string">
            <text:p>Obligatorisk der det kan være aktuelt med avlevering av elektroniske arkivdokumenter til arkivdepot</text:p>
          </table:table-cell>
          <table:table-cell table:style-name="ce107" office:value-type="string" calcext:value-type="string">
            <text:p>mangelmelding at feltet er definert som streng ikke tall og hva det innebærer</text:p>
          </table:table-cell>
          <table:table-cell table:style-name="ce110" table:number-columns-repeated="2"/>
          <table:table-cell table:style-name="ce118" office:value-type="string" calcext:value-type="string">
            <text:p>arkivstruktur</text:p>
          </table:table-cell>
          <table:table-cell table:style-name="ce80"/>
          <table:table-cell table:style-name="ce110"/>
          <table:table-cell table:number-columns-repeated="1014"/>
        </table:table-row>
        <table:table-row table:style-name="ro27">
          <table:table-cell table:style-name="ce9" office:value-type="string" calcext:value-type="string">
            <text:p>5.12.42            </text:p>
          </table:table-cell>
          <table:table-cell table:style-name="ce28" office:value-type="string" calcext:value-type="string">
            <text:p>Dersom dokumentet er blitt konvertert fra et format til et annet (f.eks. fra produksjonsformat til arkivformat) skal det tilhørende dokumentobjektet i <text:span text:style-name="T53">arkivstruktur.xml</text:span><text:span text:style-name="T54"> inneholde informasjon om konverteringen. Er dokumentet blitt konvertert flere ganger, skal alle konverteringene dokumenteres.</text:span></text:p>
          </table:table-cell>
          <table:table-cell table:style-name="ce64" office:value-type="string" calcext:value-type="string">
            <text:p>O</text:p>
          </table:table-cell>
          <table:table-cell table:style-name="ce10"/>
          <table:table-cell table:style-name="ce107"/>
          <table:table-cell table:style-name="ce110" table:number-columns-repeated="2"/>
          <table:table-cell table:style-name="ce118" office:value-type="string" calcext:value-type="string">
            <text:p>arkivstruktur</text:p>
          </table:table-cell>
          <table:table-cell table:style-name="ce122"/>
          <table:table-cell table:style-name="ce110"/>
          <table:table-cell table:number-columns-repeated="1014"/>
        </table:table-row>
        <table:table-row table:style-name="ro7">
          <table:table-cell table:style-name="ce8" office:value-type="string" calcext:value-type="string">
            <text:p>Krav nr.</text:p>
          </table:table-cell>
          <table:table-cell table:style-name="ce26" office:value-type="string" calcext:value-type="string">
            <text:p>Krav til administrasjon av kjernen</text:p>
          </table:table-cell>
          <table:table-cell table:style-name="ce63" office:value-type="string" calcext:value-type="string">
            <text:p>Type</text:p>
          </table:table-cell>
          <table:table-cell table:style-name="ce5"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9" office:value-type="string" calcext:value-type="string">
            <text:p>5.13.1 </text:p>
          </table:table-cell>
          <table:table-cell table:style-name="ce28" office:value-type="string" calcext:value-type="string">
            <text:p>Det skal finnes en tjeneste/funksjon for å administrere kjernen</text:p>
          </table:table-cell>
          <table:table-cell table:style-name="ce64" office:value-type="string" calcext:value-type="string">
            <text:p>O</text:p>
          </table:table-cell>
          <table:table-cell table:style-name="ce1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9" office:value-type="string" calcext:value-type="string">
            <text:p>5.13.2 </text:p>
          </table:table-cell>
          <table:table-cell table:style-name="ce28" office:value-type="string" calcext:value-type="string">
            <text:p>Det må kunne defineres minimum én bruker som er arkivadministrator, som kan logge seg eksplisitt på Noark 5 kjernen for å endre konfigurasjon og globale parametere</text:p>
          </table:table-cell>
          <table:table-cell table:style-name="ce64" office:value-type="string" calcext:value-type="string">
            <text:p>O</text:p>
          </table:table-cell>
          <table:table-cell table:style-name="ce8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9">
          <table:table-cell table:style-name="ce4" office:value-type="string" calcext:value-type="string" table:number-columns-spanned="1" table:number-rows-spanned="2">
            <text:p>5.13.3 </text:p>
          </table:table-cell>
          <table:table-cell table:style-name="ce29" office:value-type="string" calcext:value-type="string">
            <text:p>Det skal finnes en tjeneste/funksjon for administrator for å opprette, redigere og slette arkivenheter (arkiv, arkivdel, klassifikasjonssystem, klasse, mappe, registrering, dokumentbeskrivelse og dokumentobjekt) og tilknyttede metadata som går utover de generelle begrensningene i kapittel 6.1. </text:p>
          </table:table-cell>
          <table:table-cell table:style-name="ce61" office:value-type="string" calcext:value-type="string" table:number-columns-spanned="1" table:number-rows-spanned="2">
            <text:p>O</text:p>
          </table:table-cell>
          <table:table-cell table:style-name="ce10" table:number-columns-spanned="1" table:number-rows-spanned="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covered-table-cell table:style-name="ce7"/>
          <table:table-cell table:style-name="ce28" office:value-type="string" calcext:value-type="string">
            <text:p>Slike registreringer skal logges.</text:p>
          </table:table-cell>
          <table:covered-table-cell table:number-columns-repeated="2"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9" office:value-type="string" calcext:value-type="string">
            <text:p>5.13.4 </text:p>
          </table:table-cell>
          <table:table-cell table:style-name="ce28" office:value-type="string" calcext:value-type="string">
            <text:p>Et Arkiv og arkivets metadata skal kun opprettes gjennom Administratorfunksjonen for Noark 5 kjerne.</text:p>
          </table:table-cell>
          <table:table-cell table:style-name="ce64" office:value-type="string" calcext:value-type="string">
            <text:p>O</text:p>
          </table:table-cell>
          <table:table-cell table:style-name="ce1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9" office:value-type="string" calcext:value-type="string">
            <text:p>5.13.5 </text:p>
          </table:table-cell>
          <table:table-cell table:style-name="ce28" office:value-type="string" calcext:value-type="string">
            <text:p>Et <text:span text:style-name="T16">Underarkiv</text:span><text:span text:style-name="T17"> skal kun defineres og endres gjennom Administratorfunksjonen for Noark 5 kjerne.</text:span></text:p>
          </table:table-cell>
          <table:table-cell table:style-name="ce64" office:value-type="string" calcext:value-type="string">
            <text:p>B</text:p>
          </table:table-cell>
          <table:table-cell table:style-name="ce10" office:value-type="string" calcext:value-type="string">
            <text:p>Obligatorisk dersom underarkiv brukes</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9" office:value-type="string" calcext:value-type="string">
            <text:p>5.13.6 </text:p>
          </table:table-cell>
          <table:table-cell table:style-name="ce28" office:value-type="string" calcext:value-type="string">
            <text:p>En <text:span text:style-name="T16">Arkivdel</text:span><text:span text:style-name="T17"> og arkivdelens metadata skal kun opprettes og endres gjennom Administratorfunksjonen for Noark 5 kjerne.</text:span></text:p>
          </table:table-cell>
          <table:table-cell table:style-name="ce64" office:value-type="string" calcext:value-type="string">
            <text:p>O</text:p>
          </table:table-cell>
          <table:table-cell table:style-name="ce1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9" office:value-type="string" calcext:value-type="string">
            <text:p>5.13.7 </text:p>
          </table:table-cell>
          <table:table-cell table:style-name="ce28" office:value-type="string" calcext:value-type="string">
            <text:p>Et <text:span text:style-name="T16">Klassifikasjonssystem</text:span><text:span text:style-name="T17"> og klassifikasjonssystemets metadata skal kun opprettes og endres gjennom Administratorfunksjonen for Noark 5 kjerne.</text:span></text:p>
          </table:table-cell>
          <table:table-cell table:style-name="ce64" office:value-type="string" calcext:value-type="string">
            <text:p>O</text:p>
          </table:table-cell>
          <table:table-cell table:style-name="ce8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9" office:value-type="string" calcext:value-type="string">
            <text:p>5.13.8 </text:p>
          </table:table-cell>
          <table:table-cell table:style-name="ce28" office:value-type="string" calcext:value-type="string">
            <text:p>Det skal finnes en tjeneste/funksjon som gjør det mulig for arkivadministrator å gå utover de rollebaserte tilgangsbegrensninger som er definert i løsningen.<text:span text:style-name="T55"> </text:span></text:p>
          </table:table-cell>
          <table:table-cell table:style-name="ce64" office:value-type="string" calcext:value-type="string">
            <text:p>O</text:p>
          </table:table-cell>
          <table:table-cell table:style-name="ce8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9" office:value-type="string" calcext:value-type="string">
            <text:p>5.13.9 </text:p>
          </table:table-cell>
          <table:table-cell table:style-name="ce28" office:value-type="string" calcext:value-type="string">
            <text:p>Det bør være mulig å parameterstyre at status ”Dokumentet er ferdigstilt” skal settes automatisk på <text:span text:style-name="T11">Dokumentbeskrivelse</text:span><text:span text:style-name="T12"> ved andre statuser på </text:span><text:span text:style-name="T15">Mappe</text:span><text:span text:style-name="T14"> eller </text:span><text:span text:style-name="T15">Registrering</text:span></text:p>
          </table:table-cell>
          <table:table-cell table:style-name="ce64" office:value-type="string" calcext:value-type="string">
            <text:p>V</text:p>
          </table:table-cell>
          <table:table-cell table:style-name="ce1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9" office:value-type="string" calcext:value-type="string">
            <text:p>5.13.10 </text:p>
          </table:table-cell>
          <table:table-cell table:style-name="ce28" office:value-type="string" calcext:value-type="string">
            <text:p>Kun autoriserte enheter, roller eller personer skal ha rett til å arkivere en ny versjon av et dokument på en <text:span text:style-name="T16">Registrering</text:span><text:span text:style-name="T17"> med status ekspedert, journalført eller avsluttet.</text:span></text:p>
          </table:table-cell>
          <table:table-cell table:style-name="ce64" office:value-type="string" calcext:value-type="string">
            <text:p>O</text:p>
          </table:table-cell>
          <table:table-cell table:style-name="ce1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9" office:value-type="string" calcext:value-type="string">
            <text:p>5.13.11 </text:p>
          </table:table-cell>
          <table:table-cell table:style-name="ce28" office:value-type="string" calcext:value-type="string">
            <text:p>Kun autoriserte roller, enheter og personer skal kunne slette inaktive versjoner, varianter og formater av et dokument</text:p>
          </table:table-cell>
          <table:table-cell table:style-name="ce64" office:value-type="string" calcext:value-type="string">
            <text:p>O</text:p>
          </table:table-cell>
          <table:table-cell table:style-name="ce1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8" office:value-type="string" calcext:value-type="string">
            <text:p>Krav nr.</text:p>
          </table:table-cell>
          <table:table-cell table:style-name="ce26" office:value-type="string" calcext:value-type="string">
            <text:p>Krav til konvertering til arkivformat</text:p>
          </table:table-cell>
          <table:table-cell table:style-name="ce63" office:value-type="string" calcext:value-type="string">
            <text:p>Type</text:p>
          </table:table-cell>
          <table:table-cell table:style-name="ce5"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9" office:value-type="string" calcext:value-type="string">
            <text:p>5.13.12 </text:p>
          </table:table-cell>
          <table:table-cell table:style-name="ce28" office:value-type="string" calcext:value-type="string">
            <text:p>Det skal finnes en tjeneste/funksjon som gjør det mulig for arkivadministrator å angi hvilke dokumentformater som er definert som arkivformater.</text:p>
          </table:table-cell>
          <table:table-cell table:style-name="ce64" office:value-type="string" calcext:value-type="string">
            <text:p>O</text:p>
          </table:table-cell>
          <table:table-cell table:style-name="ce1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9" office:value-type="string" calcext:value-type="string">
            <text:p>5.13.13 </text:p>
          </table:table-cell>
          <table:table-cell table:style-name="ce28" office:value-type="string" calcext:value-type="string">
            <text:p>Det skal finnes en tjeneste/funksjon som gjør at arkivadministrator kan sette opp regler for når (hvilke statuser) arkivdokumenter skal konverteres til arkivformat. </text:p>
          </table:table-cell>
          <table:table-cell table:style-name="ce64" office:value-type="string" calcext:value-type="string">
            <text:p>O</text:p>
          </table:table-cell>
          <table:table-cell table:style-name="ce1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9" office:value-type="string" calcext:value-type="string">
            <text:p>5.13.14 </text:p>
          </table:table-cell>
          <table:table-cell table:style-name="ce28" office:value-type="string" calcext:value-type="string">
            <text:p>Det skal være konfigurerbart om dokumenter skal konverteres til arkivformat når status på dokumentbeskrivelse settes til ”Dokumentet er ferdigstilt”.</text:p>
          </table:table-cell>
          <table:table-cell table:style-name="ce64" office:value-type="string" calcext:value-type="string">
            <text:p>O</text:p>
          </table:table-cell>
          <table:table-cell table:style-name="ce1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9" office:value-type="string" calcext:value-type="string">
            <text:p>5.13.15 </text:p>
          </table:table-cell>
          <table:table-cell table:style-name="ce28" office:value-type="string" calcext:value-type="string">
            <text:p>Det skal være konfigurerbart om alle eller spesielt merkede versjoner skal konverteres til arkivformat.</text:p>
          </table:table-cell>
          <table:table-cell table:style-name="ce64" office:value-type="string" calcext:value-type="string">
            <text:p>O</text:p>
          </table:table-cell>
          <table:table-cell table:style-name="ce1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7">
          <table:table-cell table:style-name="ce9" office:value-type="string" calcext:value-type="string">
            <text:p>5.13.16 </text:p>
          </table:table-cell>
          <table:table-cell table:style-name="ce28" office:value-type="string" calcext:value-type="string">
            <text:p>Det skal finnes en tjeneste/funksjon og rapportering for filformattesting av dokumentene som er lagret i kjernen. Rapporten skal gi oversikt over hvilke mapper, registreringer og/eller dokumentbeskrivelser som ikke inneholder dokumenter lagret i godkjent arkivformat.</text:p>
          </table:table-cell>
          <table:table-cell table:style-name="ce64" office:value-type="string" calcext:value-type="string">
            <text:p>O</text:p>
          </table:table-cell>
          <table:table-cell table:style-name="ce1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8" office:value-type="string" calcext:value-type="string">
            <text:p>Krav nr.</text:p>
          </table:table-cell>
          <table:table-cell table:style-name="ce26" office:value-type="string" calcext:value-type="string">
            <text:p>Krav til sletting av dokumenter</text:p>
          </table:table-cell>
          <table:table-cell table:style-name="ce63" office:value-type="string" calcext:value-type="string">
            <text:p>Type</text:p>
          </table:table-cell>
          <table:table-cell table:style-name="ce5"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2" office:value-type="string" calcext:value-type="string">
            <text:p>5.13.17 </text:p>
          </table:table-cell>
          <table:table-cell table:style-name="ce2" office:value-type="string" calcext:value-type="string">
            <text:p>Autoriserte brukere skal kunne slette en arkivert inaktiv dokumentversjon. Den siste, endelige versjonen skal ikke kunne slettes.</text:p>
          </table:table-cell>
          <table:table-cell table:style-name="ce59" office:value-type="string" calcext:value-type="string">
            <text:p>O</text:p>
          </table:table-cell>
          <table:table-cell table:style-name="ce1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2" office:value-type="string" calcext:value-type="string">
            <text:p>5.13.18 </text:p>
          </table:table-cell>
          <table:table-cell table:style-name="ce2" office:value-type="string" calcext:value-type="string">
            <text:p>Det skal være mulig å søke fram dokumenter som er arkivert i flere versjoner.</text:p>
          </table:table-cell>
          <table:table-cell table:style-name="ce59" office:value-type="string" calcext:value-type="string">
            <text:p>O</text:p>
          </table:table-cell>
          <table:table-cell table:style-name="ce1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2" office:value-type="string" calcext:value-type="string">
            <text:p>5.13.19 </text:p>
          </table:table-cell>
          <table:table-cell table:style-name="ce2" office:value-type="string" calcext:value-type="string">
            <text:p>Det bør være mulig å utføre sletting av mange inaktive dokumentversjoner samtidig, f.eks. alle inaktive dokumentversjoner som funnet etter et søk.</text:p>
          </table:table-cell>
          <table:table-cell table:style-name="ce59" office:value-type="string" calcext:value-type="string">
            <text:p>V</text:p>
          </table:table-cell>
          <table:table-cell table:style-name="ce1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2" office:value-type="string" calcext:value-type="string">
            <text:p>5.13.20 </text:p>
          </table:table-cell>
          <table:table-cell table:style-name="ce2" office:value-type="string" calcext:value-type="string">
            <text:p>Sletting av arkiverte inaktive dokumentversjoner skal logges.</text:p>
          </table:table-cell>
          <table:table-cell table:style-name="ce59" office:value-type="string" calcext:value-type="string">
            <text:p>O</text:p>
          </table:table-cell>
          <table:table-cell table:style-name="ce1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4" office:value-type="string" calcext:value-type="string">
            <text:p>5.13.21 </text:p>
          </table:table-cell>
          <table:table-cell table:style-name="ce30" office:value-type="string" calcext:value-type="string">
            <text:p>Autoriserte brukere skal kunne slette en arkivert dokumentvariant. Det siste endelige dokumentet i arkivformat skal ikke kunne slettes</text:p>
          </table:table-cell>
          <table:table-cell table:style-name="ce65" office:value-type="string" calcext:value-type="string">
            <text:p>O</text:p>
          </table:table-cell>
          <table:table-cell table:style-name="ce1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9" office:value-type="string" calcext:value-type="string">
            <text:p>5.13.22 </text:p>
          </table:table-cell>
          <table:table-cell table:style-name="ce28" office:value-type="string" calcext:value-type="string">
            <text:p>Det skal være mulig å søke fram arkiverte dokumentvarianter.</text:p>
          </table:table-cell>
          <table:table-cell table:style-name="ce64" office:value-type="string" calcext:value-type="string">
            <text:p>O</text:p>
          </table:table-cell>
          <table:table-cell table:style-name="ce1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9" office:value-type="string" calcext:value-type="string">
            <text:p>5.13.23 </text:p>
          </table:table-cell>
          <table:table-cell table:style-name="ce28" office:value-type="string" calcext:value-type="string">
            <text:p>Det bør være mulig å slette mange dokumentvarianter samtidig, f.eks. alle dokumentvarianter som er funnet etter et søk.</text:p>
          </table:table-cell>
          <table:table-cell table:style-name="ce64" office:value-type="string" calcext:value-type="string">
            <text:p>V</text:p>
          </table:table-cell>
          <table:table-cell table:style-name="ce1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9" office:value-type="string" calcext:value-type="string">
            <text:p>5.13.24 </text:p>
          </table:table-cell>
          <table:table-cell table:style-name="ce28" office:value-type="string" calcext:value-type="string">
            <text:p>Sletting av arkiverte dokumentvarianter skal logges.</text:p>
          </table:table-cell>
          <table:table-cell table:style-name="ce64" office:value-type="string" calcext:value-type="string">
            <text:p>O</text:p>
          </table:table-cell>
          <table:table-cell table:style-name="ce1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table-cell table:style-name="ce2" office:value-type="string" calcext:value-type="string">
            <text:p>5.13.25 </text:p>
          </table:table-cell>
          <table:table-cell table:style-name="ce2" office:value-type="string" calcext:value-type="string">
            <text:p>Autoriserte brukere skal kunne slette et arkivert dokument i produksjonsformat dersom dokumentet er blitt konvertert til arkivformat. Dokumentet i arkivformat skal ikke kunne slettes.</text:p>
          </table:table-cell>
          <table:table-cell table:style-name="ce59" office:value-type="string" calcext:value-type="string">
            <text:p>O</text:p>
          </table:table-cell>
          <table:table-cell table:style-name="ce1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2" office:value-type="string" calcext:value-type="string">
            <text:p>5.13.26 </text:p>
          </table:table-cell>
          <table:table-cell table:style-name="ce2" office:value-type="string" calcext:value-type="string">
            <text:p>Det skal være mulig å søke fram dokumenter arkivert i produksjonsformat.</text:p>
          </table:table-cell>
          <table:table-cell table:style-name="ce59" office:value-type="string" calcext:value-type="string">
            <text:p>O</text:p>
          </table:table-cell>
          <table:table-cell table:style-name="ce1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2" office:value-type="string" calcext:value-type="string">
            <text:p>5.13.27 </text:p>
          </table:table-cell>
          <table:table-cell table:style-name="ce2" office:value-type="string" calcext:value-type="string">
            <text:p>Det bør være mulig å slette mange produksjonsformater samtidig, f.eks. alle produksjonsformater som er funnet etter et søk.</text:p>
          </table:table-cell>
          <table:table-cell table:style-name="ce59" office:value-type="string" calcext:value-type="string">
            <text:p>V</text:p>
          </table:table-cell>
          <table:table-cell table:style-name="ce1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2" office:value-type="string" calcext:value-type="string">
            <text:p>5.13.28 </text:p>
          </table:table-cell>
          <table:table-cell table:style-name="ce2" office:value-type="string" calcext:value-type="string">
            <text:p>Sletting av arkiverte produksjonsformater skal logges.</text:p>
          </table:table-cell>
          <table:table-cell table:style-name="ce59" office:value-type="string" calcext:value-type="string">
            <text:p>O</text:p>
          </table:table-cell>
          <table:table-cell table:style-name="ce1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26" office:value-type="string" calcext:value-type="string">
            <text:p>Krav til frysing av metadata for <text:span text:style-name="T9">Mappe</text:span></text:p>
          </table:table-cell>
          <table:table-cell table:style-name="ce69" office:value-type="string" calcext:value-type="string">
            <text:p>Type</text:p>
          </table:table-cell>
          <table:table-cell table:style-name="ce83"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6.1.1 </text:p>
          </table:table-cell>
          <table:table-cell table:style-name="ce28" office:value-type="string" calcext:value-type="string">
            <text:p>Det skal finnes en tjeneste/funksjon for å avslutte en <text:span text:style-name="T11">Mappe</text:span><text:span text:style-name="T14"> (dvs. at </text:span><text:span text:style-name="T15">avsluttetDato </text:span><text:span text:style-name="T14">settes).</text:span></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table-cell table:style-name="ce15" office:value-type="string" calcext:value-type="string" table:number-columns-spanned="1" table:number-rows-spanned="4">
            <text:p>6.1.2 </text:p>
          </table:table-cell>
          <table:table-cell table:style-name="ce29" office:value-type="string" calcext:value-type="string">
            <text:p>For en <text:span text:style-name="T16">Mappe</text:span><text:span text:style-name="T17"> som er avsluttet skal det ikke være mulig å endre følgende metadata:</text:span></text:p>
          </table:table-cell>
          <table:table-cell table:style-name="ce71" office:value-type="string" calcext:value-type="string" table:number-columns-spanned="1" table:number-rows-spanned="4">
            <text:p>O</text:p>
          </table:table-cell>
          <table:table-cell table:style-name="ce85" table:number-columns-spanned="1" table:number-rows-spanned="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titt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dokumentmedium</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covered-table-cell table:style-name="ce7"/>
          <table:table-cell table:style-name="ce28"/>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6.1.3 </text:p>
          </table:table-cell>
          <table:table-cell table:style-name="ce28" office:value-type="string" calcext:value-type="string">
            <text:p>Det skal finnes en tjeneste/funksjon for å sette Status på en <text:span text:style-name="T10">Saksmappe.</text:span></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table-cell table:style-name="ce15" office:value-type="string" calcext:value-type="string" table:number-columns-spanned="1" table:number-rows-spanned="4">
            <text:p>6.1.4 </text:p>
          </table:table-cell>
          <table:table-cell table:style-name="ce29" office:value-type="string" calcext:value-type="string">
            <text:p>Følgende statusverdier er obligatorisk for <text:span text:style-name="T16">Saksmappe</text:span><text:span text:style-name="T17">:</text:span></text:p>
          </table:table-cell>
          <table:table-cell table:style-name="ce71" office:value-type="string" calcext:value-type="string" table:number-columns-spanned="1" table:number-rows-spanned="4">
            <text:p>B</text:p>
          </table:table-cell>
          <table:table-cell table:style-name="ce85" office:value-type="string" calcext:value-type="string" table:number-columns-spanned="1" table:number-rows-spanned="4">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Under behandlin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Avslutt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covered-table-cell table:style-name="ce7"/>
          <table:table-cell table:style-name="ce28" office:value-type="string" calcext:value-type="string">
            <text:p>·         Utgår</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table-cell table:style-name="ce15" office:value-type="string" calcext:value-type="string" table:number-columns-spanned="1" table:number-rows-spanned="4">
            <text:p>6.1.5 </text:p>
          </table:table-cell>
          <table:table-cell table:style-name="ce29" office:value-type="string" calcext:value-type="string">
            <text:p>Følgende statusverdier er anbefalt for <text:span text:style-name="T16">Saksmappe</text:span><text:span text:style-name="T17">:</text:span></text:p>
          </table:table-cell>
          <table:table-cell table:style-name="ce71" office:value-type="string" calcext:value-type="string" table:number-columns-spanned="1" table:number-rows-spanned="4">
            <text:p>V</text:p>
          </table:table-cell>
          <table:table-cell table:style-name="ce85" table:number-columns-spanned="1" table:number-rows-spanned="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Opprettet av saksbehandl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Avsluttet av saksbehandl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covered-table-cell table:style-name="ce7"/>
          <table:table-cell table:style-name="ce28" office:value-type="string" calcext:value-type="string">
            <text:p>·         Unntatt prosesstyring</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6.1.6 </text:p>
          </table:table-cell>
          <table:table-cell table:style-name="ce28" office:value-type="string" calcext:value-type="string">
            <text:p>Når status på <text:span text:style-name="T16">Saksmappe</text:span><text:span text:style-name="T17"> settes til Avsluttet, skal avsluttetDato settes automatisk.</text:span></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6.1.7 </text:p>
          </table:table-cell>
          <table:table-cell table:style-name="ce28" office:value-type="string" calcext:value-type="string">
            <text:p>Det skal ikke være mulig å avslutte en <text:span text:style-name="T11">Saksmappe</text:span><text:span text:style-name="T14"> uten at det er angitt en primær klassifikasjon (</text:span><text:span text:style-name="T15">Klasse</text:span><text:span text:style-name="T14">).</text:span></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6.1.8 </text:p>
          </table:table-cell>
          <table:table-cell table:style-name="ce28" office:value-type="string" calcext:value-type="string">
            <text:p>Det skal ikke være mulig å avslutte en <text:span text:style-name="T11">Saksmappe</text:span><text:span text:style-name="T14"> som inneholder </text:span><text:span text:style-name="T15">Journalposter</text:span><text:span text:style-name="T14"> som ikke er arkivert</text:span></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4" office:value-type="string" calcext:value-type="string">
            <text:p>6.1.9 </text:p>
          </table:table-cell>
          <table:table-cell table:style-name="ce28"/>
          <table:table-cell table:style-name="ce70"/>
          <table:table-cell table:style-name="ce84" office:value-type="string" calcext:value-type="string">
            <text:p>Ut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4" office:value-type="string" calcext:value-type="string">
            <text:p>6.1.10 </text:p>
          </table:table-cell>
          <table:table-cell table:style-name="ce28"/>
          <table:table-cell table:style-name="ce70"/>
          <table:table-cell table:style-name="ce84" office:value-type="string" calcext:value-type="string">
            <text:p>Ut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6.1.11 </text:p>
          </table:table-cell>
          <table:table-cell table:style-name="ce28" office:value-type="string" calcext:value-type="string">
            <text:p>Det skal ikke være mulig å avslutte en <text:span text:style-name="T16">Saksmappe</text:span><text:span text:style-name="T17"> uten at alle dokumenter på registreringene i mappen er lagret i arkivformat</text:span></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6.1.12 </text:p>
          </table:table-cell>
          <table:table-cell table:style-name="ce28" office:value-type="string" calcext:value-type="string">
            <text:p>Det skal ikke være mulig å avslutte en <text:span text:style-name="T11">Saksmappe</text:span><text:span text:style-name="T14"> uten at alle restanser på </text:span><text:span text:style-name="T15">Registreringer</text:span><text:span text:style-name="T14"> er avskrevet</text:span></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table-cell table:style-name="ce15" office:value-type="string" calcext:value-type="string" table:number-columns-spanned="1" table:number-rows-spanned="4">
            <text:p>6.1.13 </text:p>
          </table:table-cell>
          <table:table-cell table:style-name="ce29" office:value-type="string" calcext:value-type="string">
            <text:p>Når statusen til en <text:span text:style-name="T16">Saksmappe</text:span><text:span text:style-name="T17"> settes til avsluttet, skal det på mappenivå ikke være mulig å endre metadataene:</text:span></text:p>
          </table:table-cell>
          <table:table-cell table:style-name="ce71" office:value-type="string" calcext:value-type="string" table:number-columns-spanned="1" table:number-rows-spanned="4">
            <text:p>B</text:p>
          </table:table-cell>
          <table:table-cell table:style-name="ce85" office:value-type="string" calcext:value-type="string" table:number-columns-spanned="1" table:number-rows-spanned="4">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saks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administrativEnh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covered-table-cell table:style-name="ce7"/>
          <table:table-cell table:style-name="ce28" office:value-type="string" calcext:value-type="string">
            <text:p>·      saksansvarlig</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6.1.14 </text:p>
          </table:table-cell>
          <table:table-cell table:style-name="ce28" office:value-type="string" calcext:value-type="string">
            <text:p>Når statusen til en <text:span text:style-name="T11">Saksmappe</text:span><text:span text:style-name="T14"> settes til avsluttet, bør det på </text:span><text:span text:style-name="T15">Saksmappe</text:span><text:span text:style-name="T14"> fortsatt være mulig å endre de øvrige metadataene. Endringer skal logges.</text:span></text:p>
          </table:table-cell>
          <table:table-cell table:style-name="ce70" office:value-type="string" calcext:value-type="string">
            <text:p>V</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table-cell table:style-name="ce14" office:value-type="string" calcext:value-type="string">
            <text:p>6.1.15 </text:p>
          </table:table-cell>
          <table:table-cell table:style-name="ce28" office:value-type="string" calcext:value-type="string">
            <text:p>En avsluttet <text:span text:style-name="T16">Saksmappe</text:span><text:span text:style-name="T17"> bør kunne åpnes igjen av autoriserte roller og personer. Det skal være mulig å parameterstyre hvem som er autorisert for å åpne en mappe. Åpning av mappe skal logges.</text:span></text:p>
          </table:table-cell>
          <table:table-cell table:style-name="ce70" office:value-type="string" calcext:value-type="string">
            <text:p>V</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6.1.16 </text:p>
          </table:table-cell>
          <table:table-cell table:style-name="ce28"/>
          <table:table-cell table:style-name="ce70"/>
          <table:table-cell table:style-name="ce86" office:value-type="string" calcext:value-type="string">
            <text:p>Utgår</text:p>
            <text:p>Dekkes av krav 6.1.43</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6.1.17 </text:p>
          </table:table-cell>
          <table:table-cell table:style-name="ce28" office:value-type="string" calcext:value-type="string">
            <text:p>Det skal ikke være mulig å slette en <text:span text:style-name="T16">Mappe</text:span><text:span text:style-name="T17"> som er avsluttet. </text:span></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6.1.18 </text:p>
          </table:table-cell>
          <table:table-cell table:style-name="ce28" office:value-type="string" calcext:value-type="string">
            <text:p>Det skal ikke være mulig å slette en <text:span text:style-name="T11">Saksmappe</text:span><text:span text:style-name="T14"> som inneholder eller har inneholdt </text:span><text:span text:style-name="T15">Journalposter</text:span><text:span text:style-name="T14"> med status ekspedert, journalført eller arkivert</text:span></text:p>
          </table:table-cell>
          <table:table-cell table:style-name="ce70" office:value-type="string" calcext:value-type="string">
            <text:p>B</text:p>
          </table:table-cell>
          <table:table-cell table:style-name="ce84" office:value-type="string" calcext:value-type="string">
            <text:p>Obligatorisk for sakarkiv </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3" office:value-type="string" calcext:value-type="string">
            <text:p>Krav nr.</text:p>
          </table:table-cell>
          <table:table-cell table:style-name="ce26" office:value-type="string" calcext:value-type="string">
            <text:p>Krav til frysing av metadata for <text:span text:style-name="T9">Registrering</text:span></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6.1.19 </text:p>
          </table:table-cell>
          <table:table-cell table:style-name="ce28" office:value-type="string" calcext:value-type="string">
            <text:p>Det skal finnes en tjeneste/funksjon for å arkivere en <text:span text:style-name="T11">Registrering</text:span><text:span text:style-name="T14"> (dvs. at </text:span><text:span text:style-name="T15">arkivertDato</text:span><text:span text:style-name="T14"> settes)</text:span></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table-cell table:style-name="ce15" office:value-type="string" calcext:value-type="string" table:number-columns-spanned="1" table:number-rows-spanned="4">
            <text:p>6.1.20 </text:p>
          </table:table-cell>
          <table:table-cell table:style-name="ce29" office:value-type="string" calcext:value-type="string">
            <text:p>For en <text:span text:style-name="T16">Registrering</text:span><text:span text:style-name="T17"> som er arkivert skal det ikke være mulig å endre følgende metadata:</text:span></text:p>
          </table:table-cell>
          <table:table-cell table:style-name="ce71" office:value-type="string" calcext:value-type="string" table:number-columns-spanned="1" table:number-rows-spanned="4">
            <text:p>O</text:p>
          </table:table-cell>
          <table:table-cell table:style-name="ce85" table:number-columns-spanned="1" table:number-rows-spanned="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referanseArkivd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referanseDokumentbeskrivels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covered-table-cell table:style-name="ce7"/>
          <table:table-cell table:style-name="ce28" office:value-type="string" calcext:value-type="string">
            <text:p>·         referanseDokumentobjekt</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table-cell table:style-name="ce15" office:value-type="string" calcext:value-type="string" table:number-columns-spanned="1" table:number-rows-spanned="3">
            <text:p>6.1.21 </text:p>
          </table:table-cell>
          <table:table-cell table:style-name="ce29" office:value-type="string" calcext:value-type="string">
            <text:p>For en <text:span text:style-name="T16">Basisregistrering</text:span><text:span text:style-name="T17"> som er arkivert skal det ikke være mulig å endre følgende metadata:</text:span></text:p>
          </table:table-cell>
          <table:table-cell table:style-name="ce71" office:value-type="string" calcext:value-type="string" table:number-columns-spanned="1" table:number-rows-spanned="3">
            <text:p>O</text:p>
          </table:table-cell>
          <table:table-cell table:style-name="ce85" table:number-columns-spanned="1" table:number-rows-spanned="3"/>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titt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covered-table-cell table:style-name="ce7"/>
          <table:table-cell table:style-name="ce28" office:value-type="string" calcext:value-type="string">
            <text:p>·         dokumentmedium</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6.1.22 </text:p>
          </table:table-cell>
          <table:table-cell table:style-name="ce28" office:value-type="string" calcext:value-type="string">
            <text:p>Når en <text:span text:style-name="T11">Basisregistrering</text:span><text:span text:style-name="T14"> er arkivert skal det på </text:span><text:span text:style-name="T15">Basisregistrering</text:span><text:span text:style-name="T14"> fortsatt være mulig å endre de øvrige metadataene. Endringer skal logges.</text:span></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6.1.23 </text:p>
          </table:table-cell>
          <table:table-cell table:style-name="ce28" office:value-type="string" calcext:value-type="string">
            <text:p>Det skal finnes en tjeneste/funksjon for å sette Status på en <text:span text:style-name="T16">Registrering</text:span><text:span text:style-name="T17"> (Journalpost).</text:span></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table-cell table:style-name="ce15" office:value-type="string" calcext:value-type="string" table:number-columns-spanned="1" table:number-rows-spanned="5">
            <text:p>6.1.24 </text:p>
          </table:table-cell>
          <table:table-cell table:style-name="ce29" office:value-type="string" calcext:value-type="string">
            <text:p>Følgende statusverdier er obligatorisk for <text:span text:style-name="T16">Journalpost</text:span><text:span text:style-name="T17">:</text:span></text:p>
          </table:table-cell>
          <table:table-cell table:style-name="ce71" office:value-type="string" calcext:value-type="string" table:number-columns-spanned="1" table:number-rows-spanned="5">
            <text:p>B</text:p>
          </table:table-cell>
          <table:table-cell table:style-name="ce85" office:value-type="string" calcext:value-type="string" table:number-columns-spanned="1" table:number-rows-spanned="5">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Ekspeder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         Journalført (Dokument er registrert, og registreringen kvalitetssikr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covered-table-cell table:style-name="ce6"/>
          <table:table-cell table:style-name="ce29" office:value-type="string" calcext:value-type="string">
            <text:p>·         Arkivert (Behandlingen avsluttet, papirdokument lagt i saksmappa/elektronisk dokument avslutt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covered-table-cell table:style-name="ce7"/>
          <table:table-cell table:style-name="ce28" office:value-type="string" calcext:value-type="string">
            <text:p>·         Utgår (Dokumentet er feilregistrert og utgår)</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table-cell table:style-name="ce15" office:value-type="string" calcext:value-type="string" table:number-columns-spanned="1" table:number-rows-spanned="6">
            <text:p>6.1.25 </text:p>
          </table:table-cell>
          <table:table-cell table:style-name="ce29" office:value-type="string" calcext:value-type="string">
            <text:p>Følgende statusverdier for <text:span text:style-name="T16">Journalpost</text:span><text:span text:style-name="T17"> er anbefalt:</text:span></text:p>
          </table:table-cell>
          <table:table-cell table:style-name="ce71" office:value-type="string" calcext:value-type="string" table:number-columns-spanned="1" table:number-rows-spanned="6">
            <text:p>V</text:p>
          </table:table-cell>
          <table:table-cell table:style-name="ce85" table:number-columns-spanned="1" table:number-rows-spanned="6"/>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         Midlertidig registrering av innkommet dokumen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         Saksbehandler har registrert innkommet dokumen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         Reservert dokument, dvs. egenprodusert dokument er under arbeid</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Ferdigstilt fra saksbehandl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covered-table-cell table:style-name="ce7"/>
          <table:table-cell table:style-name="ce28" office:value-type="string" calcext:value-type="string">
            <text:p>·         Godkjent av leder</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6.1.26 </text:p>
          </table:table-cell>
          <table:table-cell table:style-name="ce28" office:value-type="string" calcext:value-type="string">
            <text:p>Når status på <text:span text:style-name="T16">Journalpost</text:span><text:span text:style-name="T17"> settes til Arkivert, skal arkivertDato settes automatisk.</text:span></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6.1.27 </text:p>
          </table:table-cell>
          <table:table-cell table:style-name="ce28" office:value-type="string" calcext:value-type="string">
            <text:p>Det skal ikke være mulig å slette en <text:span text:style-name="T16">Registrering</text:span><text:span text:style-name="T17"> med status Arkivert, Journalført eller Ekspedert.</text:span></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6.1.28 </text:p>
          </table:table-cell>
          <table:table-cell table:style-name="ce28" office:value-type="string" calcext:value-type="string">
            <text:p>Det bør ikke være mulig å slette en <text:span text:style-name="T16">Registrering</text:span><text:span text:style-name="T17"> med status ”Ferdigstilt fra saksbehandler” eller ”Godkjent av leder”.</text:span></text:p>
          </table:table-cell>
          <table:table-cell table:style-name="ce70" office:value-type="string" calcext:value-type="string">
            <text:p>V</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6.1.29 </text:p>
          </table:table-cell>
          <table:table-cell table:style-name="ce28" office:value-type="string" calcext:value-type="string">
            <text:p>Det skal være mulig å angi <text:span text:style-name="T16">Journalpost</text:span><text:span text:style-name="T17"> med ulike verdier av journalposttype.</text:span></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15" office:value-type="string" calcext:value-type="string" table:number-columns-spanned="1" table:number-rows-spanned="7">
            <text:p>6.1.30 </text:p>
          </table:table-cell>
          <table:table-cell table:style-name="ce29" office:value-type="string" calcext:value-type="string">
            <text:p>Obligatoriske journalposttyper skal være:</text:p>
          </table:table-cell>
          <table:table-cell table:style-name="ce71" office:value-type="string" calcext:value-type="string" table:number-columns-spanned="1" table:number-rows-spanned="7">
            <text:p>B</text:p>
          </table:table-cell>
          <table:table-cell table:style-name="ce85" office:value-type="string" calcext:value-type="string" table:number-columns-spanned="1" table:number-rows-spanned="7">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inngående dokumen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utgående dokumen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organinternt notat for oppfølgin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organinternt notat uten oppfølgin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saksframleg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covered-table-cell table:style-name="ce7"/>
          <table:table-cell table:style-name="ce28" office:value-type="string" calcext:value-type="string">
            <text:p>·         Brukerne skal kunne opprette andre typer etter behov</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table-cell table:style-name="ce15" office:value-type="string" calcext:value-type="string" table:number-columns-spanned="1" table:number-rows-spanned="3">
            <text:p>6.1.31 </text:p>
          </table:table-cell>
          <table:table-cell table:style-name="ce29" office:value-type="string" calcext:value-type="string">
            <text:p>For <text:span text:style-name="T16">Journalpost</text:span><text:span text:style-name="T17"> av inngående dokumenter med status journalført skal det ikke tillates å endre følgende metadata:</text:span></text:p>
          </table:table-cell>
          <table:table-cell table:style-name="ce71" office:value-type="string" calcext:value-type="string" table:number-columns-spanned="1" table:number-rows-spanned="3">
            <text:p>B</text:p>
          </table:table-cell>
          <table:table-cell table:style-name="ce85" office:value-type="string" calcext:value-type="string" table:number-columns-spanned="1" table:number-rows-spanned="3">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løpenumm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covered-table-cell table:style-name="ce7"/>
          <table:table-cell table:style-name="ce28" office:value-type="string" calcext:value-type="string">
            <text:p>·         mottattdato</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table-cell table:style-name="ce15" office:value-type="string" calcext:value-type="string" table:number-columns-spanned="1" table:number-rows-spanned="6">
            <text:p>6.1.32 </text:p>
          </table:table-cell>
          <table:table-cell table:style-name="ce29" office:value-type="string" calcext:value-type="string">
            <text:p>For <text:span text:style-name="T11">Journalpost</text:span><text:span text:style-name="T14"> av inngående dokumenter med status arkivert skal det på </text:span><text:span text:style-name="T15">Journalpost</text:span><text:span text:style-name="T14"> ikke være mulig å endre følgende metadata:</text:span></text:p>
          </table:table-cell>
          <table:table-cell table:style-name="ce71" office:value-type="string" calcext:value-type="string" table:number-columns-spanned="1" table:number-rows-spanned="6">
            <text:p>B</text:p>
          </table:table-cell>
          <table:table-cell table:style-name="ce85" office:value-type="string" calcext:value-type="string" table:number-columns-spanned="1" table:number-rows-spanned="6">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journalposttyp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journal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dokumentets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korrespondansepar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covered-table-cell table:style-name="ce7"/>
          <table:table-cell table:style-name="ce28" office:value-type="string" calcext:value-type="string">
            <text:p>Alle andre metadata skal det være mulig å endre for autorisert personale. Det skal være mulig å parametersette roller, enheter, grupper og personer som skal være autorisert. Endringer skal logges.</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table-cell table:style-name="ce15" office:value-type="string" calcext:value-type="string" table:number-columns-spanned="1" table:number-rows-spanned="10">
            <text:p>6.1.33 </text:p>
          </table:table-cell>
          <table:table-cell table:style-name="ce29" office:value-type="string" calcext:value-type="string">
            <text:p>For <text:span text:style-name="T11">Journalpost</text:span><text:span text:style-name="T14"> av egenproduserte dokumenter (utgående dokument, organinternt dokument for oppfølging, organinternt dokument uten oppfølging) med status ”Ekspedert”, ”Journalført” eller ”Arkivert”, skal det på </text:span><text:span text:style-name="T15">Journalpost</text:span><text:span text:style-name="T14"> ikke være mulig å endre følgende metadata:</text:span></text:p>
          </table:table-cell>
          <table:table-cell table:style-name="ce71" office:value-type="string" calcext:value-type="string" table:number-columns-spanned="1" table:number-rows-spanned="10">
            <text:p>B</text:p>
          </table:table-cell>
          <table:table-cell table:style-name="ce85" office:value-type="string" calcext:value-type="string" table:number-columns-spanned="1" table:number-rows-spanned="10">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løpenumm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journalposttyp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dokumentets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sendt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saksbehandl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administrativEnh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titt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korrespondansepar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covered-table-cell table:style-name="ce7"/>
          <table:table-cell table:style-name="ce28" office:value-type="string" calcext:value-type="string">
            <text:p>Alle andre metadata skal det være mulig å endre for autorisert personale. Det skal være mulig å parametersette roller, enheter, grupper og personer som skal være autorisert. Endringer skal logges.</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15" office:value-type="string" calcext:value-type="string" table:number-columns-spanned="1" table:number-rows-spanned="3">
            <text:p>6.1.34 </text:p>
          </table:table-cell>
          <table:table-cell table:style-name="ce29"/>
          <table:table-cell table:style-name="ce71" table:number-columns-spanned="1" table:number-rows-spanned="3"/>
          <table:table-cell table:style-name="ce85" office:value-type="string" calcext:value-type="string" table:number-columns-spanned="1" table:number-rows-spanned="3">
            <text:p>Ut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covered-table-cell table:style-name="ce7"/>
          <table:table-cell table:style-name="ce28"/>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6.1.35 </text:p>
          </table:table-cell>
          <table:table-cell table:style-name="ce28" office:value-type="string" calcext:value-type="string">
            <text:p>For <text:span text:style-name="T16">Registreringer</text:span><text:span text:style-name="T17"> av inngående dokumenter med status ”midlertidig registrert” eller ”registrert av saksbehandler” bør alle metadata på registrering kunne endres.</text:span></text:p>
          </table:table-cell>
          <table:table-cell table:style-name="ce70" office:value-type="string" calcext:value-type="string">
            <text:p>V</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table-cell table:style-name="ce14" office:value-type="string" calcext:value-type="string">
            <text:p>6.1.36 </text:p>
          </table:table-cell>
          <table:table-cell table:style-name="ce28" office:value-type="string" calcext:value-type="string">
            <text:p>For <text:span text:style-name="T16">Registrering</text:span><text:span text:style-name="T17"> av egenproduserte dokumenter (journalposttype ”utgående dokument”, ”Organinternt dokument for oppfølging”, ”Organinternt dokument uten oppfølging” etc.) med status ”Registrert av saksbehandler” og ”Ferdigstilt fra saksbehandler” bør det for autorisert personale være mulig å endre alle metadata. Det bør være mulig å parametersette roller, enheter, grupper og personer som skal være autorisert. Endringer skal logges.</text:span></text:p>
          </table:table-cell>
          <table:table-cell table:style-name="ce70" office:value-type="string" calcext:value-type="string">
            <text:p>V</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6.1.37 </text:p>
          </table:table-cell>
          <table:table-cell table:style-name="ce28" office:value-type="string" calcext:value-type="string">
            <text:p>Dersom en <text:span text:style-name="T11">Registrering</text:span><text:span text:style-name="T14"> er markert som avsluttet, skal det ikke være mulig å legge til flere </text:span><text:span text:style-name="T15">Dokumentbeskrivelser</text:span><text:span text:style-name="T14">.</text:span></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6.1.38 </text:p>
          </table:table-cell>
          <table:table-cell table:style-name="ce28" office:value-type="string" calcext:value-type="string">
            <text:p>Det skal være mulig å arkivere en ny variant av et dokument på en <text:span text:style-name="T16">Registrering</text:span><text:span text:style-name="T17"> med status ”Ekspedert”, ”Journalført” eller ”Arkivert”, uten å måtte reversere statusen.</text:span></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4" office:value-type="string" calcext:value-type="string">
            <text:p>6.1.39 </text:p>
          </table:table-cell>
          <table:table-cell table:style-name="ce28"/>
          <table:table-cell table:style-name="ce70"/>
          <table:table-cell table:style-name="ce84" office:value-type="string" calcext:value-type="string">
            <text:p>Ut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3" office:value-type="string" calcext:value-type="string">
            <text:p>Krav nr.</text:p>
          </table:table-cell>
          <table:table-cell table:style-name="ce26" office:value-type="string" calcext:value-type="string">
            <text:p>Krav til frysing av dokument og metadata for <text:span text:style-name="T9">Dokumentbeskrivelse</text:span></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6.1.40 </text:p>
          </table:table-cell>
          <table:table-cell table:style-name="ce28" office:value-type="string" calcext:value-type="string">
            <text:p>Metadata for <text:span text:style-name="T11">Dokumentbeskrivelse</text:span><text:span text:style-name="T14"> for hoveddokument bør kunne fylles ut automatisk på basis av metadata fra </text:span><text:span text:style-name="T15">Registrering</text:span><text:span text:style-name="T14"> ved oppretting.</text:span></text:p>
          </table:table-cell>
          <table:table-cell table:style-name="ce70" office:value-type="string" calcext:value-type="string">
            <text:p>V</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6.1.41 </text:p>
          </table:table-cell>
          <table:table-cell table:style-name="ce28" office:value-type="string" calcext:value-type="string">
            <text:p>Det skal være mulig å registrere at et dokument er i papirform og hvor det er lokalisert</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table-cell table:style-name="ce15" office:value-type="string" calcext:value-type="string" table:number-columns-spanned="1" table:number-rows-spanned="3">
            <text:p>6.1.42 </text:p>
          </table:table-cell>
          <table:table-cell table:style-name="ce29" office:value-type="string" calcext:value-type="string">
            <text:p>Følgende statuser for dokumentbeskrivelse er obligatoriske:</text:p>
          </table:table-cell>
          <table:table-cell table:style-name="ce71" office:value-type="string" calcext:value-type="string" table:number-columns-spanned="1" table:number-rows-spanned="3">
            <text:p>O</text:p>
          </table:table-cell>
          <table:table-cell table:style-name="ce85" table:number-columns-spanned="1" table:number-rows-spanned="3"/>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Dokumentet er under redigerin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covered-table-cell table:style-name="ce7"/>
          <table:table-cell table:style-name="ce28" office:value-type="string" calcext:value-type="string">
            <text:p>·         ”Dokumentet er ferdigstilt”</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6.1.43 </text:p>
          </table:table-cell>
          <table:table-cell table:style-name="ce28" office:value-type="string" calcext:value-type="string">
            <text:p>Det skal ikke være mulig å sette journalstatus ”Ekspedert”, ”Journalført” eller ”Arkivert” dersom ikke dokumentstatus er satt til ”Dokumentet er ferdigstillt”.</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6.1.44 </text:p>
          </table:table-cell>
          <table:table-cell table:style-name="ce28" office:value-type="string" calcext:value-type="string">
            <text:p>Det skal ikke være mulig å endre innholdet i et dokument når status på <text:span text:style-name="T16">Dokumentbeskrivelse</text:span><text:span text:style-name="T17"> er satt til ”Dokumentet er ferdigstilt”.</text:span></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6.1.45 </text:p>
          </table:table-cell>
          <table:table-cell table:style-name="ce28" office:value-type="string" calcext:value-type="string">
            <text:p>Det bør <text:s/>ikke være mulig å endre (reversere) status ”Dokumentet er ferdigstilt”.</text:p>
          </table:table-cell>
          <table:table-cell table:style-name="ce70" office:value-type="string" calcext:value-type="string">
            <text:p>V</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6.1.46 </text:p>
          </table:table-cell>
          <table:table-cell table:style-name="ce28" office:value-type="string" calcext:value-type="string">
            <text:p>For <text:span text:style-name="T16">Dokumentbeskrivelse</text:span><text:span text:style-name="T17"> med status ”Dokumentet er ferdigstilt” skal det være tillatt å endre tittelen på hoveddokument og vedlegg.</text:span></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6.1.47 </text:p>
          </table:table-cell>
          <table:table-cell table:style-name="ce28"/>
          <table:table-cell table:style-name="ce70"/>
          <table:table-cell table:style-name="ce86" office:value-type="string" calcext:value-type="string">
            <text:p>Utgår</text:p>
            <text:p>Flyttet til krav nr 5.6.13</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26" office:value-type="string" calcext:value-type="string">
            <text:p>Krav til utlån</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6.2.1 </text:p>
          </table:table-cell>
          <table:table-cell table:style-name="ce28" office:value-type="string" calcext:value-type="string">
            <text:p>Det skal finnes en tjeneste/funksjon for å ajourholde <text:span text:style-name="T27">utlån</text:span><text:span text:style-name="T28"> av en </text:span><text:span text:style-name="T29">Saksmappe.</text:span></text:p>
          </table:table-cell>
          <table:table-cell table:style-name="ce70" office:value-type="string" calcext:value-type="string">
            <text:p>B</text:p>
          </table:table-cell>
          <table:table-cell table:style-name="ce84" office:value-type="string" calcext:value-type="string">
            <text:p>Obligatorisk for fysiske 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4" office:value-type="string" calcext:value-type="string">
            <text:p>6.2.2 </text:p>
          </table:table-cell>
          <table:table-cell table:style-name="ce28"/>
          <table:table-cell table:style-name="ce70"/>
          <table:table-cell table:style-name="ce84" office:value-type="string" calcext:value-type="string">
            <text:p>Ut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26" office:value-type="string" calcext:value-type="string">
            <text:p>Krav til saksfordeling</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6.2.3 </text:p>
          </table:table-cell>
          <table:table-cell table:style-name="ce28" office:value-type="string" calcext:value-type="string">
            <text:p>Det skal finnes funksjoner for å få informasjon om ufordelte <text:span text:style-name="T11">Registreringer</text:span><text:span text:style-name="T14"> (dvs. </text:span><text:span text:style-name="T15">saksbehandler</text:span><text:span text:style-name="T14"> mangler på journalposten).</text:span></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6.2.4 </text:p>
          </table:table-cell>
          <table:table-cell table:style-name="ce28" office:value-type="string" calcext:value-type="string">
            <text:p>Det skal finnes en tjeneste/funksjon for å fordele ufordelte <text:span text:style-name="T16">Registreringer.</text:span><text:span text:style-name="T17"> </text:span></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3" office:value-type="string" calcext:value-type="string">
            <text:p>Krav nr.</text:p>
          </table:table-cell>
          <table:table-cell table:style-name="ce26" office:value-type="string" calcext:value-type="string">
            <text:p>Krav til oppsplitting og sammenslåing av mapper, flytting av registreringer</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table-cell table:style-name="ce14" office:value-type="string" calcext:value-type="string">
            <text:p>6.2.5 </text:p>
          </table:table-cell>
          <table:table-cell table:style-name="ce28" office:value-type="string" calcext:value-type="string">
            <text:p>Det skal finnes en tjeneste/funksjon for å flytte en <text:span text:style-name="T46">Registrering</text:span><text:span text:style-name="T47"> fra en </text:span><text:span text:style-name="T48">Mappe</text:span><text:span text:style-name="T49"> til en annen </text:span><text:span text:style-name="T50">Mappe</text:span><text:span text:style-name="T49">. Flytting innebærer at metadataelementet </text:span><text:span text:style-name="T51">referanseForelder</text:span><text:span text:style-name="T49"> på </text:span><text:span text:style-name="T51">Registreringen</text:span><text:span text:style-name="T49"> endres. Endringen skal logges.</text:span></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9">
          <table:table-cell table:style-name="ce14" office:value-type="string" calcext:value-type="string">
            <text:p>6.2.6 </text:p>
          </table:table-cell>
          <table:table-cell table:style-name="ce28" office:value-type="string" calcext:value-type="string">
            <text:p>Hvis <text:span text:style-name="T1">registreringsID</text:span><text:span text:style-name="T2"> på </text:span><text:span text:style-name="T3">Basisregistrering</text:span><text:span text:style-name="T4"> i et sakarkiv benytter det anbefalte formatet åå/nnnnnn-nnnn (dvs. kombinasjonen av saksnummer (</text:span><text:span text:style-name="T5">mappeID</text:span><text:span text:style-name="T6">) og dokumentnummer i saken), bør </text:span><text:span text:style-name="T7">registreringsID</text:span><text:span text:style-name="T6"> endres automatisk. </text:span><text:span text:style-name="T3">Registreringen</text:span><text:span text:style-name="T6"> bør automatisk tildeles første ledige dokumentnummer i </text:span><text:span text:style-name="T3">Mappen</text:span><text:span text:style-name="T6"> den flyttes til. </text:span></text:p>
          </table:table-cell>
          <table:table-cell table:style-name="ce70" office:value-type="string" calcext:value-type="string">
            <text:p>V</text:p>
          </table:table-cell>
          <table:table-cell table:style-name="ce84"/>
          <table:table-cell table:style-name="ce107" office:value-type="string" calcext:value-type="string">
            <text:p>Dette er en funksjon som bør være automatisert, og bør være et naturlig valg i kommunens kravspesifikasjon</text:p>
          </table:table-cell>
          <table:table-cell table:style-name="ce110" table:number-columns-repeated="2"/>
          <table:table-cell table:style-name="ce111"/>
          <table:table-cell table:style-name="ce129"/>
          <table:table-cell table:style-name="ce110"/>
          <table:table-cell table:number-columns-repeated="1014"/>
        </table:table-row>
        <table:table-row table:style-name="ro9">
          <table:table-cell table:style-name="ce14" office:value-type="string" calcext:value-type="string">
            <text:p>6.2.7 </text:p>
          </table:table-cell>
          <table:table-cell table:style-name="ce27" office:value-type="string" calcext:value-type="string">
            <text:p>Registreringer<text:span text:style-name="T56"> som ikke flyttes i </text:span><text:span text:style-name="T57">Mappe</text:span><text:span text:style-name="T21"> det flyttes </text:span><text:span text:style-name="T20">Registreringer</text:span><text:span text:style-name="T21"> fra, bør ikke få endret </text:span><text:span text:style-name="T20">registreringsID</text:span><text:span text:style-name="T21">. </text:span></text:p>
          </table:table-cell>
          <table:table-cell table:style-name="ce70" office:value-type="string" calcext:value-type="string">
            <text:p>V</text:p>
          </table:table-cell>
          <table:table-cell table:style-name="ce84"/>
          <table:table-cell table:style-name="ce107" office:value-type="string" calcext:value-type="string">
            <text:p>Dette bør være et obligatorisk valg </text:p>
          </table:table-cell>
          <table:table-cell table:style-name="ce110" table:number-columns-repeated="2"/>
          <table:table-cell table:style-name="ce111"/>
          <table:table-cell table:style-name="ce129"/>
          <table:table-cell table:style-name="ce110"/>
          <table:table-cell table:number-columns-repeated="1014"/>
        </table:table-row>
        <table:table-row table:style-name="ro9">
          <table:table-cell table:style-name="ce14" office:value-type="string" calcext:value-type="string">
            <text:p>6.2.8 </text:p>
          </table:table-cell>
          <table:table-cell table:style-name="ce28" office:value-type="string" calcext:value-type="string">
            <text:p>Det bør være mulig å flytte flere <text:span text:style-name="T11">Registreringer</text:span><text:span text:style-name="T14"> som er tilknyttet samme </text:span><text:span text:style-name="T15">Mappe</text:span><text:span text:style-name="T14"> i en samlet operasjon. </text:span></text:p>
          </table:table-cell>
          <table:table-cell table:style-name="ce70" office:value-type="string" calcext:value-type="string">
            <text:p>V</text:p>
          </table:table-cell>
          <table:table-cell table:style-name="ce84"/>
          <table:table-cell table:style-name="ce109" office:value-type="string" calcext:value-type="string">
            <text:p>Dette valget kan være arbeidsbesparende. Prioritet må vurderes av kommunen</text:p>
          </table:table-cell>
          <table:table-cell table:style-name="ce110" table:number-columns-repeated="2"/>
          <table:table-cell table:style-name="ce111"/>
          <table:table-cell table:style-name="ce129"/>
          <table:table-cell table:style-name="ce110"/>
          <table:table-cell table:number-columns-repeated="1014"/>
        </table:table-row>
        <table:table-row table:style-name="ro12">
          <table:table-cell table:style-name="ce14" office:value-type="string" calcext:value-type="string">
            <text:p>6.2.9 </text:p>
          </table:table-cell>
          <table:table-cell table:style-name="ce28" office:value-type="string" calcext:value-type="string">
            <text:p>Det skal ikke være mulig å flytte en <text:span text:style-name="T11">Registrering</text:span><text:span text:style-name="T14"> hvis denne avskriver eller avskrives av andre </text:span><text:span text:style-name="T15">Registreringer</text:span><text:span text:style-name="T14"> som ikke flyttes. Hvis dette forsøkes skal brukeren få melding om hvilke koblinger som sperrer mot flytting</text:span></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6.2.10 </text:p>
          </table:table-cell>
          <table:table-cell table:style-name="ce28" office:value-type="string" calcext:value-type="string">
            <text:p>Flytting av arkivert <text:span text:style-name="T16">Registrering</text:span><text:span text:style-name="T17"> skal kun utføres av rollen Administrator.</text:span></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6.2.11 </text:p>
          </table:table-cell>
          <table:table-cell table:style-name="ce28" office:value-type="string" calcext:value-type="string">
            <text:p>Det bør være mulig å parameterstyre at andre, spesielt autoriserte brukere også skal kunne ha tillatelse til å utføre flytting av <text:span text:style-name="T16">Registreringer</text:span><text:span text:style-name="T17">.</text:span></text:p>
          </table:table-cell>
          <table:table-cell table:style-name="ce70" office:value-type="string" calcext:value-type="string">
            <text:p>V</text:p>
          </table:table-cell>
          <table:table-cell table:style-name="ce84"/>
          <table:table-cell table:style-name="ce107" office:value-type="string" calcext:value-type="string">
            <text:p>Kravet anbefales ettersom dette kan lette arkivtjenestens arbeidsbyrde, og føre til at saksbehandler raskere kan jobbe videre</text:p>
          </table:table-cell>
          <table:table-cell table:style-name="ce110" table:number-columns-repeated="2"/>
          <table:table-cell table:style-name="ce111"/>
          <table:table-cell table:style-name="ce129"/>
          <table:table-cell table:style-name="ce110"/>
          <table:table-cell table:number-columns-repeated="1014"/>
        </table:table-row>
        <table:table-row table:style-name="ro4">
          <table:table-cell table:style-name="ce14" office:value-type="string" calcext:value-type="string">
            <text:p>6.2.12 </text:p>
          </table:table-cell>
          <table:table-cell table:style-name="ce28" office:value-type="string" calcext:value-type="string">
            <text:p>Det bør være mulig å parameterstyre at alle brukere kan flytte <text:span text:style-name="T16">Registreringer</text:span><text:span text:style-name="T17"> de selv er saksbehandler for, hvis status er ”midlertidig registrert” eller ”registrert av saksbehandler”.</text:span></text:p>
          </table:table-cell>
          <table:table-cell table:style-name="ce70" office:value-type="string" calcext:value-type="string">
            <text:p>V</text:p>
          </table:table-cell>
          <table:table-cell table:style-name="ce84"/>
          <table:table-cell table:style-name="ce109" office:value-type="string" calcext:value-type="string">
            <text:p>kommentar som over</text:p>
          </table:table-cell>
          <table:table-cell table:style-name="ce110" table:number-columns-repeated="2"/>
          <table:table-cell table:style-name="ce111"/>
          <table:table-cell table:style-name="ce129"/>
          <table:table-cell table:style-name="ce110"/>
          <table:table-cell table:number-columns-repeated="1014"/>
        </table:table-row>
        <table:table-row table:style-name="ro9">
          <table:table-cell table:style-name="ce14" office:value-type="string" calcext:value-type="string">
            <text:p>6.2.13 </text:p>
          </table:table-cell>
          <table:table-cell table:style-name="ce28" office:value-type="string" calcext:value-type="string">
            <text:p>Ved flytting og renummerering skal bruker få påminnelser om å endre nødvendige referanser på fysiske dokumenter i arkivet</text:p>
          </table:table-cell>
          <table:table-cell table:style-name="ce70" office:value-type="string" calcext:value-type="string">
            <text:p>B</text:p>
          </table:table-cell>
          <table:table-cell table:style-name="ce84" office:value-type="string" calcext:value-type="string">
            <text:p>Obligatorisk for fysiske arkiv </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26" office:value-type="string" calcext:value-type="string">
            <text:p>Krav til <text:span text:style-name="T9">Avskrivning</text:span></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6.2.14 </text:p>
          </table:table-cell>
          <table:table-cell table:style-name="ce28" office:value-type="string" calcext:value-type="string">
            <text:p>Det skal finnes funksjoner for å få informasjon om restanser.</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6.2.15 </text:p>
          </table:table-cell>
          <table:table-cell table:style-name="ce28" office:value-type="string" calcext:value-type="string">
            <text:p>Det skal finnes en tjeneste/funksjon for å avskrive en Registrering (Journalpost).</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6.2.16 </text:p>
          </table:table-cell>
          <table:table-cell table:style-name="ce28" office:value-type="string" calcext:value-type="string">
            <text:p>Det skal være mulig å avskrive en inngående journalpost med èn eller flere utgående journalposter</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6.2.17 </text:p>
          </table:table-cell>
          <table:table-cell table:style-name="ce28" office:value-type="string" calcext:value-type="string">
            <text:p>Det skal være mulig å la en utgående journalpost avskrive flere inngående journalposter</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table-cell table:style-name="ce14" office:value-type="string" calcext:value-type="string">
            <text:p>6.2.18 </text:p>
          </table:table-cell>
          <table:table-cell table:style-name="ce28" office:value-type="string" calcext:value-type="string">
            <text:p>Når statusen til en mappe settes til avsluttet, skal alle uavskrevne Journalposter av typen ”inngående dokument” eller ”organinternt dokument for oppfølging” som er knyttet til mappen, avskrives med sak avsluttet</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2">
          <table:table-cell table:style-name="ce14" office:value-type="string" calcext:value-type="string">
            <text:p>6.2.19 </text:p>
          </table:table-cell>
          <table:table-cell table:style-name="ce28" office:value-type="string" calcext:value-type="string">
            <text:p>Det skal finnes funksjonalitet for at avskriving av organinterne dokument som skal følges opp, skal kunne utføres for hver enkelt mottaker for seg. Dette innebærer at et mottatt, organinternt dokument kan være avskrevet for noen mottakere, men ikke for andre.</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6.2.20 </text:p>
          </table:table-cell>
          <table:table-cell table:style-name="ce28" office:value-type="string" calcext:value-type="string">
            <text:p>Det skal være referanse mellom et innkommet dokument som avskrives av et utgående dokument.</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6.2.21 </text:p>
          </table:table-cell>
          <table:table-cell table:style-name="ce28" office:value-type="string" calcext:value-type="string">
            <text:p>Det skal være referanse mellom et notat som avskrives av et annet notat.</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6.2.22 </text:p>
          </table:table-cell>
          <table:table-cell table:style-name="ce28" office:value-type="string" calcext:value-type="string">
            <text:p>Avskrivning bør <text:s/>ikke registreres på kopimottakere.</text:p>
          </table:table-cell>
          <table:table-cell table:style-name="ce70" office:value-type="string" calcext:value-type="string">
            <text:p>V</text:p>
          </table:table-cell>
          <table:table-cell table:style-name="ce84"/>
          <table:table-cell table:style-name="ce107" office:value-type="string" calcext:value-type="string">
            <text:p>Dette kravet bør stilles.</text:p>
          </table:table-cell>
          <table:table-cell table:style-name="ce110" table:number-columns-repeated="2"/>
          <table:table-cell table:style-name="ce111"/>
          <table:table-cell table:style-name="ce129"/>
          <table:table-cell table:style-name="ce110"/>
          <table:table-cell table:number-columns-repeated="1014"/>
        </table:table-row>
        <table:table-row table:style-name="ro7">
          <table:table-cell table:style-name="ce13" office:value-type="string" calcext:value-type="string">
            <text:p>Krav nr.</text:p>
          </table:table-cell>
          <table:table-cell table:style-name="ce26" office:value-type="string" calcext:value-type="string">
            <text:p>Krav til <text:span text:style-name="T9">Sakspart</text:span></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6.2.23 </text:p>
          </table:table-cell>
          <table:table-cell table:style-name="ce28" office:value-type="string" calcext:value-type="string">
            <text:p>En Saksmappe skal kunne inneholde et fritt antall <text:span text:style-name="T10">Sakspart</text:span></text:p>
          </table:table-cell>
          <table:table-cell table:style-name="ce70" office:value-type="string" calcext:value-type="string">
            <text:p>B</text:p>
          </table:table-cell>
          <table:table-cell table:style-name="ce86" office:value-type="string" calcext:value-type="string">
            <text:p>Obligatorisk for løsninger hvor det inngår parter</text:p>
          </table:table-cell>
          <table:table-cell table:style-name="ce107" office:value-type="string" calcext:value-type="string">
            <text:p>6.2.23 - 6.2.25 legges inn i en liste over B-krav som skal oppfylles</text:p>
          </table:table-cell>
          <table:table-cell table:style-name="ce110" table:number-columns-repeated="2"/>
          <table:table-cell table:style-name="ce111"/>
          <table:table-cell table:style-name="ce129"/>
          <table:table-cell table:style-name="ce110"/>
          <table:table-cell table:number-columns-repeated="1014"/>
        </table:table-row>
        <table:table-row table:style-name="ro8">
          <table:table-cell table:style-name="ce14" office:value-type="string" calcext:value-type="string">
            <text:p>6.2.24 </text:p>
          </table:table-cell>
          <table:table-cell table:style-name="ce28" office:value-type="string" calcext:value-type="string">
            <text:p>Det skal finnes en tjeneste/funksjon for å ajourholde <text:span text:style-name="T27">Sakspart</text:span><text:span text:style-name="T28"> for en </text:span><text:span text:style-name="T29">Saksmappe</text:span></text:p>
          </table:table-cell>
          <table:table-cell table:style-name="ce70" office:value-type="string" calcext:value-type="string">
            <text:p>B</text:p>
          </table:table-cell>
          <table:table-cell table:style-name="ce86" office:value-type="string" calcext:value-type="string">
            <text:p>Obligatorisk for løsninger hvor det inngår parte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6.2.25 </text:p>
          </table:table-cell>
          <table:table-cell table:style-name="ce27" office:value-type="string" calcext:value-type="string">
            <text:p>Sakspart<text:span text:style-name="T8"> skal kunne skjermes helt eller delvis</text:span></text:p>
          </table:table-cell>
          <table:table-cell table:style-name="ce70" office:value-type="string" calcext:value-type="string">
            <text:p>B</text:p>
          </table:table-cell>
          <table:table-cell table:style-name="ce86" office:value-type="string" calcext:value-type="string">
            <text:p>Obligatorisk for løsninger hvor det inngår parte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26" office:value-type="string" calcext:value-type="string">
            <text:p>Krav til <text:span text:style-name="T9">Presedens</text:span></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6.2.26 </text:p>
          </table:table-cell>
          <table:table-cell table:style-name="ce28" office:value-type="string" calcext:value-type="string">
            <text:p>Det bør være mulig å opprette en presedens knyttet til en sak eller en journalpost</text:p>
          </table:table-cell>
          <table:table-cell table:style-name="ce70" office:value-type="string" calcext:value-type="string">
            <text:p>V</text:p>
          </table:table-cell>
          <table:table-cell table:style-name="ce84"/>
          <table:table-cell table:style-name="ce107" office:value-type="string" calcext:value-type="string">
            <text:p>Kravet bør stilles dersom kommunen benytter presedensregistreringer</text:p>
          </table:table-cell>
          <table:table-cell table:style-name="ce110" table:number-columns-repeated="2"/>
          <table:table-cell table:style-name="ce111"/>
          <table:table-cell table:style-name="ce129"/>
          <table:table-cell table:style-name="ce110"/>
          <table:table-cell table:number-columns-repeated="1014"/>
        </table:table-row>
        <table:table-row table:style-name="ro9">
          <table:table-cell table:style-name="ce14" office:value-type="string" calcext:value-type="string">
            <text:p>6.2.27 </text:p>
          </table:table-cell>
          <table:table-cell table:style-name="ce28" office:value-type="string" calcext:value-type="string">
            <text:p>Det bør være mulig å opprette et register over hvilke verdier man skal kunne velge presedensHjemmel fra.</text:p>
          </table:table-cell>
          <table:table-cell table:style-name="ce70" office:value-type="string" calcext:value-type="string">
            <text:p>V</text:p>
          </table:table-cell>
          <table:table-cell table:style-name="ce84"/>
          <table:table-cell table:style-name="ce109" office:value-type="string" calcext:value-type="string">
            <text:p>Kravet bør stilles dersom kommunen benytter presedensregistreringer</text:p>
          </table:table-cell>
          <table:table-cell table:style-name="ce110" table:number-columns-repeated="2"/>
          <table:table-cell table:style-name="ce111"/>
          <table:table-cell table:style-name="ce129"/>
          <table:table-cell table:style-name="ce110"/>
          <table:table-cell table:number-columns-repeated="1014"/>
        </table:table-row>
        <table:table-row table:style-name="ro4">
          <table:table-cell table:style-name="ce14" office:value-type="string" calcext:value-type="string">
            <text:p>6.2.28 </text:p>
          </table:table-cell>
          <table:table-cell table:style-name="ce28" office:value-type="string" calcext:value-type="string">
            <text:p>Det skal være mulig å registrere tidligere presedenser, dvs. avgjørelser som ble tatt før man tok i bruk IKT-baserte løsninger for journalføring og arkivering. </text:p>
          </table:table-cell>
          <table:table-cell table:style-name="ce70" office:value-type="string" calcext:value-type="string">
            <text:p>B</text:p>
          </table:table-cell>
          <table:table-cell table:style-name="ce86" office:value-type="string" calcext:value-type="string">
            <text:p>Obligatorisk for løsninger hvor presedenser inn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6.2.29 </text:p>
          </table:table-cell>
          <table:table-cell table:style-name="ce28" office:value-type="string" calcext:value-type="string">
            <text:p>Det skal være mulig å identifisere den eller de journalpostene i en saksmappe som inneholder presedensavgjørelsen.</text:p>
          </table:table-cell>
          <table:table-cell table:style-name="ce70" office:value-type="string" calcext:value-type="string">
            <text:p>B</text:p>
          </table:table-cell>
          <table:table-cell table:style-name="ce86" office:value-type="string" calcext:value-type="string">
            <text:p>Obligatorisk for løsninger hvor presedenser inn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6.2.30 </text:p>
          </table:table-cell>
          <table:table-cell table:style-name="ce28" office:value-type="string" calcext:value-type="string">
            <text:p>Registrering, endring og tilgang til presedenser skal styres av tilgangsrettigheter.</text:p>
          </table:table-cell>
          <table:table-cell table:style-name="ce70" office:value-type="string" calcext:value-type="string">
            <text:p>B</text:p>
          </table:table-cell>
          <table:table-cell table:style-name="ce86" office:value-type="string" calcext:value-type="string">
            <text:p>Obligatorisk for løsninger hvor presedenser inn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table-cell table:style-name="ce15" office:value-type="string" calcext:value-type="string" table:number-columns-spanned="1" table:number-rows-spanned="3">
            <text:p>6.2.31 </text:p>
          </table:table-cell>
          <table:table-cell table:style-name="ce29" office:value-type="string" calcext:value-type="string">
            <text:p>Følgende statuser for<text:span text:style-name="T16"> Presedens</text:span><text:span text:style-name="T17"> er obligatoriske:</text:span></text:p>
          </table:table-cell>
          <table:table-cell table:style-name="ce71" office:value-type="string" calcext:value-type="string" table:number-columns-spanned="1" table:number-rows-spanned="3">
            <text:p>B</text:p>
          </table:table-cell>
          <table:table-cell table:style-name="ce10" office:value-type="string" calcext:value-type="string" table:number-columns-spanned="1" table:number-rows-spanned="3">
            <text:p>Obligatorisk for løsninger hvor presedenser inn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Gjeldend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covered-table-cell table:style-name="ce7"/>
          <table:table-cell table:style-name="ce31" office:value-type="string" calcext:value-type="string">
            <text:p>”Foreldet”</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6.2.32 </text:p>
          </table:table-cell>
          <table:table-cell table:style-name="ce28" office:value-type="string" calcext:value-type="string">
            <text:p>Foreldede presedenser skal ikke kunne slettes.</text:p>
          </table:table-cell>
          <table:table-cell table:style-name="ce70" office:value-type="string" calcext:value-type="string">
            <text:p>B</text:p>
          </table:table-cell>
          <table:table-cell table:style-name="ce86" office:value-type="string" calcext:value-type="string">
            <text:p>Obligatorisk for løsninger hvor presedenser inn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6.2.33 </text:p>
          </table:table-cell>
          <table:table-cell table:style-name="ce28" office:value-type="string" calcext:value-type="string">
            <text:p>Det skal ikke være mulig å slette en presedens selv om klassen som presedensen tilhører skal kasseres</text:p>
          </table:table-cell>
          <table:table-cell table:style-name="ce70" office:value-type="string" calcext:value-type="string">
            <text:p>B</text:p>
          </table:table-cell>
          <table:table-cell table:style-name="ce86" office:value-type="string" calcext:value-type="string">
            <text:p>Obligatorisk for løsninger hvor presedenser inn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6.2.34 </text:p>
          </table:table-cell>
          <table:table-cell table:style-name="ce28" office:value-type="string" calcext:value-type="string">
            <text:p>Det skal være mulig å etablere en samlet presedensoversikt i tilknytning til arkivstrukturen.</text:p>
          </table:table-cell>
          <table:table-cell table:style-name="ce70" office:value-type="string" calcext:value-type="string">
            <text:p>B</text:p>
          </table:table-cell>
          <table:table-cell table:style-name="ce86" office:value-type="string" calcext:value-type="string">
            <text:p>Obligatorisk for løsninger hvor presedenser inn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6.2.35 </text:p>
          </table:table-cell>
          <table:table-cell table:style-name="ce28" office:value-type="string" calcext:value-type="string">
            <text:p>Det skal finnes en tjeneste/funksjon som gir mulighet for å få en fullstendig oversikt over alle presedenser</text:p>
          </table:table-cell>
          <table:table-cell table:style-name="ce70" office:value-type="string" calcext:value-type="string">
            <text:p>B</text:p>
          </table:table-cell>
          <table:table-cell table:style-name="ce86" office:value-type="string" calcext:value-type="string">
            <text:p>Obligatorisk for løsninger hvor presedenser inn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4">
          <table:table-cell table:style-name="ce15" office:value-type="string" calcext:value-type="string" table:number-columns-spanned="1" table:number-rows-spanned="2">
            <text:p>6.2.36 </text:p>
          </table:table-cell>
          <table:table-cell table:style-name="ce4" office:value-type="string" calcext:value-type="string" table:number-columns-spanned="1" table:number-rows-spanned="2">
            <text:p>Presedensvedtaket skal kunne presenteres i et offentlig dokument eller i en offentlig variant. </text:p>
          </table:table-cell>
          <table:table-cell table:style-name="ce71" office:value-type="string" calcext:value-type="string" table:number-columns-spanned="1" table:number-rows-spanned="2">
            <text:p>B</text:p>
          </table:table-cell>
          <table:table-cell table:style-name="ce10" office:value-type="string" calcext:value-type="string" table:number-columns-spanned="1" table:number-rows-spanned="2">
            <text:p>Obligatorisk for løsninger hvor presedenser inn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3">
          <table:covered-table-cell table:number-columns-repeated="3"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26" office:value-type="string" calcext:value-type="string">
            <text:p>Krav til arkivering uten journalføring</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6.2.37 </text:p>
          </table:table-cell>
          <table:table-cell table:style-name="ce28" office:value-type="string" calcext:value-type="string">
            <text:p>Når et dokument er under utarbeidelse, bør dokumentet kunne gis en foreløpig tilknytning til løsningen uten at det knyttes til en <text:span text:style-name="T16">Saksmappe</text:span><text:span text:style-name="T17"> og formelt sett arkiveres.</text:span></text:p>
          </table:table-cell>
          <table:table-cell table:style-name="ce70" office:value-type="string" calcext:value-type="string">
            <text:p>V</text:p>
          </table:table-cell>
          <table:table-cell table:style-name="ce84"/>
          <table:table-cell table:style-name="ce107" office:value-type="string" calcext:value-type="string">
            <text:p>Dersom denne funksjonaliteten implementeres, vil faren for dokumentasjonstap øke. Det anbefales å ikke stille dette kravet. Videre anbefales det å ikke implementere funksjonaliteten dersom systemet som velges likevel har funksjonaliteten tilgjengelig.</text:p>
          </table:table-cell>
          <table:table-cell table:style-name="ce110" table:number-columns-repeated="2"/>
          <table:table-cell table:style-name="ce111"/>
          <table:table-cell table:style-name="ce129"/>
          <table:table-cell table:style-name="ce110"/>
          <table:table-cell table:number-columns-repeated="1014"/>
        </table:table-row>
        <table:table-row table:style-name="ro2">
          <table:table-cell table:style-name="ce14" office:value-type="string" calcext:value-type="string">
            <text:p>6.2.38 </text:p>
          </table:table-cell>
          <table:table-cell table:style-name="ce28" office:value-type="string" calcext:value-type="string">
            <text:p>Ved ferdigstilling og elektronisk arkivering av et dokument som er tilknyttet systemet etter prinsippene i krav 6.2.37, eller som er produsert utenfor systemet, skal brukeren kunne velge om dokumentet skal journalføres eller kun arkiveres.</text:p>
          </table:table-cell>
          <table:table-cell table:style-name="ce70" office:value-type="string" calcext:value-type="string">
            <text:p>B</text:p>
          </table:table-cell>
          <table:table-cell table:style-name="ce86" office:value-type="string" calcext:value-type="string">
            <text:p>Obligatorisk hvis <text:span text:style-name="T16">Registrering</text:span><text:span text:style-name="T17"> benyttes</text:spa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6.2.39 </text:p>
          </table:table-cell>
          <table:table-cell table:style-name="ce28" office:value-type="string" calcext:value-type="string">
            <text:p>Dokumenter som skal arkiveres uten journalføring skal tilknyttes registreringstypen <text:span text:style-name="T16">Registrering</text:span><text:span text:style-name="T17">.</text:span></text:p>
          </table:table-cell>
          <table:table-cell table:style-name="ce70" office:value-type="string" calcext:value-type="string">
            <text:p>B</text:p>
          </table:table-cell>
          <table:table-cell table:style-name="ce86" office:value-type="string" calcext:value-type="string">
            <text:p>Obligatorisk hvis <text:span text:style-name="T16">Registrering</text:span><text:span text:style-name="T17"> benyttes</text:spa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table-cell table:style-name="ce14" office:value-type="string" calcext:value-type="string">
            <text:p>6.2.40 </text:p>
          </table:table-cell>
          <table:table-cell table:style-name="ce28" office:value-type="string" calcext:value-type="string">
            <text:p>For dokumenter som arkiveres uten journalføring skal det ikke være mulig å knytte til andre metadata til <text:span text:style-name="T11">Registrering</text:span><text:span text:style-name="T14"> enn de som fremgår av tabellen ”Metadata for </text:span><text:span text:style-name="T15">Registrering</text:span><text:span text:style-name="T14">”.</text:span></text:p>
          </table:table-cell>
          <table:table-cell table:style-name="ce70" office:value-type="string" calcext:value-type="string">
            <text:p>B</text:p>
          </table:table-cell>
          <table:table-cell table:style-name="ce86" office:value-type="string" calcext:value-type="string">
            <text:p>Obligatorisk hvis Registrering benyttes</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6.2.41 </text:p>
          </table:table-cell>
          <table:table-cell table:style-name="ce28" office:value-type="string" calcext:value-type="string">
            <text:p>En <text:span text:style-name="T11">Registrering</text:span><text:span text:style-name="T14"> skal kunne påføres </text:span><text:span text:style-name="T15">Skjerming</text:span><text:span text:style-name="T14">.</text:span></text:p>
          </table:table-cell>
          <table:table-cell table:style-name="ce70" office:value-type="string" calcext:value-type="string">
            <text:p>B</text:p>
          </table:table-cell>
          <table:table-cell table:style-name="ce86" office:value-type="string" calcext:value-type="string">
            <text:p>Obligatorisk hvis Registrering benyttes</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6.2.42 </text:p>
          </table:table-cell>
          <table:table-cell table:style-name="ce28" office:value-type="string" calcext:value-type="string">
            <text:p>Det bør være mulig å knytte en dokumentflyt til en <text:span text:style-name="T16">Registrering</text:span><text:span text:style-name="T17">, jf. kapittel 7.6.</text:span></text:p>
          </table:table-cell>
          <table:table-cell table:style-name="ce70" office:value-type="string" calcext:value-type="string">
            <text:p>V</text:p>
          </table:table-cell>
          <table:table-cell table:style-name="ce84"/>
          <table:table-cell table:style-name="ce107" office:value-type="string" calcext:value-type="string">
            <text:p>Kravet vil kunne bidra til å øke kvaliteten i kommunens dokumentforvaltning, og anbefales stilt.</text:p>
          </table:table-cell>
          <table:table-cell table:style-name="ce110" table:number-columns-repeated="2"/>
          <table:table-cell table:style-name="ce111"/>
          <table:table-cell table:style-name="ce129"/>
          <table:table-cell table:style-name="ce110"/>
          <table:table-cell table:number-columns-repeated="1014"/>
        </table:table-row>
        <table:table-row table:style-name="ro4">
          <table:table-cell table:style-name="ce14" office:value-type="string" calcext:value-type="string">
            <text:p>6.2.43 </text:p>
          </table:table-cell>
          <table:table-cell table:style-name="ce27" office:value-type="string" calcext:value-type="string">
            <text:p>Registrering<text:span text:style-name="T8"> inngår ikke i journalen og skal ikke være med i journalrapporter (herunder offentlig journal) eller andre dokumentlister på tvers av saker.</text:span></text:p>
          </table:table-cell>
          <table:table-cell table:style-name="ce70" office:value-type="string" calcext:value-type="string">
            <text:p>B</text:p>
          </table:table-cell>
          <table:table-cell table:style-name="ce86" office:value-type="string" calcext:value-type="string">
            <text:p>Obligatorisk hvis Registrering benyttes</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6.2.44 </text:p>
          </table:table-cell>
          <table:table-cell table:style-name="ce27" office:value-type="string" calcext:value-type="string">
            <text:p>Registrering<text:span text:style-name="T58"> skal kunne vises på dokumentlister i en </text:span><text:span text:style-name="T29">Saksmappe</text:span><text:span text:style-name="T28">, og skal da plassers på riktig sted i dokumentkronologien. </text:span></text:p>
          </table:table-cell>
          <table:table-cell table:style-name="ce70" office:value-type="string" calcext:value-type="string">
            <text:p>B</text:p>
          </table:table-cell>
          <table:table-cell table:style-name="ce86" office:value-type="string" calcext:value-type="string">
            <text:p>Obligatorisk hvis Registrering benyttes</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6.2.45 </text:p>
          </table:table-cell>
          <table:table-cell table:style-name="ce28" office:value-type="string" calcext:value-type="string">
            <text:p>Det skal finnes en funksjon for å angi at en Registrering er ferdigstilt, det vil si at M604 arkivertDato tildeles verdi. </text:p>
          </table:table-cell>
          <table:table-cell table:style-name="ce70" office:value-type="string" calcext:value-type="string">
            <text:p>B</text:p>
          </table:table-cell>
          <table:table-cell table:style-name="ce86" office:value-type="string" calcext:value-type="string">
            <text:p>Obligatorisk hvis Registrering benyttes</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3" office:value-type="string" calcext:value-type="string">
            <text:p>Krav nr.</text:p>
          </table:table-cell>
          <table:table-cell table:style-name="ce26" office:value-type="string" calcext:value-type="string">
            <text:p>Krav til metadata for dokumenter mottatt eller sendt med elektronisk signatur</text:p>
          </table:table-cell>
          <table:table-cell table:style-name="ce69" office:value-type="string" calcext:value-type="string">
            <text:p>Type</text:p>
          </table:table-cell>
          <table:table-cell table:style-name="ce88"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5">
          <table:table-cell table:style-name="ce15" office:value-type="string" calcext:value-type="string" table:number-columns-spanned="1" table:number-rows-spanned="10">
            <text:p>6.3.1 </text:p>
          </table:table-cell>
          <table:table-cell table:style-name="ce29" office:value-type="string" calcext:value-type="string">
            <text:p>Elektronisk dokument som mottas i kryptert form, skal dekrypteres ved mottak. Følgende metadata skal lagres med <text:span text:style-name="T11">Registrering</text:span><text:span text:style-name="T14"> eller </text:span><text:span text:style-name="T15">Dokumentbeskrivelse</text:span><text:span text:style-name="T14">:</text:span></text:p>
          </table:table-cell>
          <table:table-cell table:style-name="ce71" office:value-type="string" calcext:value-type="string" table:number-columns-spanned="1" table:number-rows-spanned="10">
            <text:p>B</text:p>
          </table:table-cell>
          <table:table-cell table:style-name="ce10" office:value-type="string" calcext:value-type="string" table:number-columns-spanned="1" table:number-rows-spanned="10">
            <text:p>Obligatorisk for arkiver som mottar krypterte dokumente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covered-table-cell table:style-name="ce6"/>
          <table:table-cell table:style-name="ce32" office:value-type="string" calcext:value-type="string">
            <text:p>·      Sikkerhetsnivå. Angis med tekst eller koder, som minst omfatter disse variantene[1]:</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covered-table-cell table:style-name="ce6"/>
          <table:table-cell table:style-name="ce29" office:value-type="string" calcext:value-type="string">
            <text:p>1.      Symmetrisk kryptert, bruk av felles passord eller nøkkel som er delt mellom avsender og mottak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5">
          <table:covered-table-cell table:style-name="ce6"/>
          <table:table-cell table:style-name="ce29" office:value-type="string" calcext:value-type="string">
            <text:p>2.      Sendt med PKI/virksomhetssertifikat, tredjepart som godtgjør hvilken virksomhet som er avsend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5">
          <table:covered-table-cell table:style-name="ce6"/>
          <table:table-cell table:style-name="ce29" office:value-type="string" calcext:value-type="string">
            <text:p>3.      Sendt med PKI/”person standard” sertifikat, tredjepart som godtgjør hvilken person som er avsend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covered-table-cell table:style-name="ce6"/>
          <table:table-cell table:style-name="ce29" office:value-type="string" calcext:value-type="string">
            <text:p>4.      Sendt med PKI/”person høy” sertifikat, sterk autentisering av avsend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5">
          <table:covered-table-cell table:style-name="ce6"/>
          <table:table-cell table:style-name="ce29" office:value-type="string" calcext:value-type="string">
            <text:p>·      Elektronisk signatur, verifikasjon av uavviselighet/ikke-benektbarhet (at innholdet ikke er endret/manipulert). Angis med tekst eller koder som dekker disse varianten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1.      Signatur ikke påført, ingenting å verifiser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2.      Signatur er påført, men verifisering ikke gjennomfør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covered-table-cell table:style-name="ce7"/>
          <table:table-cell table:style-name="ce28" office:value-type="string" calcext:value-type="string">
            <text:p>3.      Signatur er påført og verifisert</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table-cell table:style-name="ce15" office:value-type="string" calcext:value-type="string" table:number-columns-spanned="1" table:number-rows-spanned="7">
            <text:p>6.3.2 </text:p>
          </table:table-cell>
          <table:table-cell table:style-name="ce29" office:value-type="string" calcext:value-type="string">
            <text:p>Når et elektronisk dokument sendes ut fra organet i kryptert form, skal følgende metadata lagres med registreringen:</text:p>
          </table:table-cell>
          <table:table-cell table:style-name="ce71" office:value-type="string" calcext:value-type="string" table:number-columns-spanned="1" table:number-rows-spanned="7">
            <text:p>B</text:p>
          </table:table-cell>
          <table:table-cell table:style-name="ce10" office:value-type="string" calcext:value-type="string" table:number-columns-spanned="1" table:number-rows-spanned="7">
            <text:p>Obligatorisk for arkiv som sender krypterte dokumente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      Sikkerhetsnivå. Angis med tekst eller koder, som minst omfatter disse varianten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1.      Symmetrisk krypter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2.      Sendt med PKI/virksomhetssertifika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3.      Sendt med PKI/”person standard” sertifika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4.      Sendt med PKI/”person høy” sertifika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8" office:value-type="string" calcext:value-type="string">
            <text:p>·      Indikasjon på om utgående forsendelse er påført elektronisk signatur, for å kunne hevde uavviselighet /ikke-benektbarhet</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6">
          <table:table-cell table:style-name="ce15" office:value-type="string" calcext:value-type="string" table:number-columns-spanned="1" table:number-rows-spanned="5">
            <text:p>6.3.3 </text:p>
          </table:table-cell>
          <table:table-cell table:style-name="ce29" office:value-type="string" calcext:value-type="string">
            <text:p>På følgende nivåer i arkivstrukturen bør arkivadministrator kunne angi hvilket sikkerhetsnivå som skal kreves, og hvorvidt elektronisk signatur skal kreves, for inngående dokumenter:</text:p>
          </table:table-cell>
          <table:table-cell table:style-name="ce71" office:value-type="string" calcext:value-type="string" table:number-columns-spanned="1" table:number-rows-spanned="5">
            <text:p>V</text:p>
          </table:table-cell>
          <table:table-cell table:style-name="ce10" table:number-columns-spanned="1" table:number-rows-spanned="5"/>
          <table:table-cell table:style-name="ce107"/>
          <table:table-cell table:style-name="ce110" table:number-columns-repeated="2"/>
          <table:table-cell table:style-name="ce111"/>
          <table:table-cell table:style-name="ce130"/>
          <table:table-cell table:style-name="ce110"/>
          <table:table-cell table:number-columns-repeated="1014"/>
        </table:table-row>
        <table:table-row table:style-name="ro31">
          <table:covered-table-cell table:style-name="ce6"/>
          <table:table-cell table:style-name="ce29" office:value-type="string" calcext:value-type="string">
            <text:p>·      Arkiv</text:p>
          </table:table-cell>
          <table:covered-table-cell table:style-name="ce6"/>
          <table:covered-table-cell table:style-name="ce20"/>
          <table:table-cell table:style-name="ce107"/>
          <table:table-cell table:style-name="ce110" table:number-columns-repeated="2"/>
          <table:table-cell table:style-name="ce111"/>
          <table:table-cell table:style-name="ce130"/>
          <table:table-cell table:style-name="ce110"/>
          <table:table-cell table:number-columns-repeated="1014"/>
        </table:table-row>
        <table:table-row table:style-name="ro31">
          <table:covered-table-cell table:style-name="ce6"/>
          <table:table-cell table:style-name="ce29" office:value-type="string" calcext:value-type="string">
            <text:p>·      Arkivdel</text:p>
          </table:table-cell>
          <table:covered-table-cell table:style-name="ce6"/>
          <table:covered-table-cell table:style-name="ce20"/>
          <table:table-cell table:style-name="ce107"/>
          <table:table-cell table:style-name="ce110" table:number-columns-repeated="2"/>
          <table:table-cell table:style-name="ce111"/>
          <table:table-cell table:style-name="ce130"/>
          <table:table-cell table:style-name="ce110"/>
          <table:table-cell table:number-columns-repeated="1014"/>
        </table:table-row>
        <table:table-row table:style-name="ro31">
          <table:covered-table-cell table:style-name="ce6"/>
          <table:table-cell table:style-name="ce29" office:value-type="string" calcext:value-type="string">
            <text:p>·      Klassifikasjonssystem</text:p>
          </table:table-cell>
          <table:covered-table-cell table:style-name="ce6"/>
          <table:covered-table-cell table:style-name="ce20"/>
          <table:table-cell table:style-name="ce107"/>
          <table:table-cell table:style-name="ce110" table:number-columns-repeated="2"/>
          <table:table-cell table:style-name="ce111"/>
          <table:table-cell table:style-name="ce130"/>
          <table:table-cell table:style-name="ce110"/>
          <table:table-cell table:number-columns-repeated="1014"/>
        </table:table-row>
        <table:table-row table:style-name="ro7">
          <table:covered-table-cell table:style-name="ce7"/>
          <table:table-cell table:style-name="ce28" office:value-type="string" calcext:value-type="string">
            <text:p>·      Mappe</text:p>
          </table:table-cell>
          <table:covered-table-cell table:style-name="ce7"/>
          <table:covered-table-cell table:style-name="ce21"/>
          <table:table-cell table:style-name="ce107"/>
          <table:table-cell table:style-name="ce110" table:number-columns-repeated="2"/>
          <table:table-cell table:style-name="ce111"/>
          <table:table-cell table:style-name="ce130"/>
          <table:table-cell table:style-name="ce110"/>
          <table:table-cell table:number-columns-repeated="1014"/>
        </table:table-row>
        <table:table-row table:style-name="ro36">
          <table:table-cell table:style-name="ce15" office:value-type="string" calcext:value-type="string" table:number-columns-spanned="1" table:number-rows-spanned="5">
            <text:p>6.3.4 </text:p>
          </table:table-cell>
          <table:table-cell table:style-name="ce29" office:value-type="string" calcext:value-type="string">
            <text:p>På følgende nivåer i arkivstrukturen bør arkivadministrator kunne angi hvilket sikkerhetsnivå som skal brukes, og om elektronisk signatur skal brukes, ved elektronisk utsending av dokumenter:</text:p>
          </table:table-cell>
          <table:table-cell table:style-name="ce71" office:value-type="string" calcext:value-type="string" table:number-columns-spanned="1" table:number-rows-spanned="5">
            <text:p>V</text:p>
          </table:table-cell>
          <table:table-cell table:style-name="ce10" table:number-columns-spanned="1" table:number-rows-spanned="5"/>
          <table:table-cell table:style-name="ce107"/>
          <table:table-cell table:style-name="ce110" table:number-columns-repeated="2"/>
          <table:table-cell table:style-name="ce111"/>
          <table:table-cell table:style-name="ce130"/>
          <table:table-cell table:style-name="ce110"/>
          <table:table-cell table:number-columns-repeated="1014"/>
        </table:table-row>
        <table:table-row table:style-name="ro31">
          <table:covered-table-cell table:style-name="ce6"/>
          <table:table-cell table:style-name="ce29" office:value-type="string" calcext:value-type="string">
            <text:p>·      Arkiv</text:p>
          </table:table-cell>
          <table:covered-table-cell table:style-name="ce6"/>
          <table:covered-table-cell table:style-name="ce20"/>
          <table:table-cell table:style-name="ce107"/>
          <table:table-cell table:style-name="ce110" table:number-columns-repeated="2"/>
          <table:table-cell table:style-name="ce111"/>
          <table:table-cell table:style-name="ce130"/>
          <table:table-cell table:style-name="ce110"/>
          <table:table-cell table:number-columns-repeated="1014"/>
        </table:table-row>
        <table:table-row table:style-name="ro31">
          <table:covered-table-cell table:style-name="ce6"/>
          <table:table-cell table:style-name="ce29" office:value-type="string" calcext:value-type="string">
            <text:p>·      Arkivdel</text:p>
          </table:table-cell>
          <table:covered-table-cell table:style-name="ce6"/>
          <table:covered-table-cell table:style-name="ce20"/>
          <table:table-cell table:style-name="ce107"/>
          <table:table-cell table:style-name="ce110" table:number-columns-repeated="2"/>
          <table:table-cell table:style-name="ce111"/>
          <table:table-cell table:style-name="ce130"/>
          <table:table-cell table:style-name="ce110"/>
          <table:table-cell table:number-columns-repeated="1014"/>
        </table:table-row>
        <table:table-row table:style-name="ro31">
          <table:covered-table-cell table:style-name="ce6"/>
          <table:table-cell table:style-name="ce29" office:value-type="string" calcext:value-type="string">
            <text:p>·      Klassifikasjonssystem</text:p>
          </table:table-cell>
          <table:covered-table-cell table:style-name="ce6"/>
          <table:covered-table-cell table:style-name="ce20"/>
          <table:table-cell table:style-name="ce107"/>
          <table:table-cell table:style-name="ce110" table:number-columns-repeated="2"/>
          <table:table-cell table:style-name="ce111"/>
          <table:table-cell table:style-name="ce130"/>
          <table:table-cell table:style-name="ce110"/>
          <table:table-cell table:number-columns-repeated="1014"/>
        </table:table-row>
        <table:table-row table:style-name="ro7">
          <table:covered-table-cell table:style-name="ce7"/>
          <table:table-cell table:style-name="ce28" office:value-type="string" calcext:value-type="string">
            <text:p>·      Mappe</text:p>
          </table:table-cell>
          <table:covered-table-cell table:style-name="ce7"/>
          <table:covered-table-cell table:style-name="ce21"/>
          <table:table-cell table:style-name="ce107"/>
          <table:table-cell table:style-name="ce110" table:number-columns-repeated="2"/>
          <table:table-cell table:style-name="ce111"/>
          <table:table-cell table:style-name="ce130"/>
          <table:table-cell table:style-name="ce110"/>
          <table:table-cell table:number-columns-repeated="1014"/>
        </table:table-row>
        <table:table-row table:style-name="ro9">
          <table:table-cell table:style-name="ce14" office:value-type="string" calcext:value-type="string">
            <text:p>6.3.5 </text:p>
          </table:table-cell>
          <table:table-cell table:style-name="ce28" office:value-type="string" calcext:value-type="string">
            <text:p>Noark 5-løsningen skal kunne konfigureres slik at alle dokumenter som sendes eller mottas kryptert blir lagret i ikke‑kryptert form i arkivet.</text:p>
          </table:table-cell>
          <table:table-cell table:style-name="ce70" office:value-type="string" calcext:value-type="string">
            <text:p>B</text:p>
          </table:table-cell>
          <table:table-cell table:style-name="ce86" office:value-type="string" calcext:value-type="string">
            <text:p>Obligatorisk for arkiver som mottar eller sender krypterte dokumenter</text:p>
          </table:table-cell>
          <table:table-cell table:style-name="ce107"/>
          <table:table-cell table:style-name="ce110" table:number-columns-repeated="2"/>
          <table:table-cell table:style-name="ce111"/>
          <table:table-cell table:style-name="ce129"/>
          <table:table-cell table:style-name="ce110"/>
          <table:table-cell table:number-columns-repeated="1014"/>
        </table:table-row>
        <table:table-row table:style-name="ro9">
          <table:table-cell table:style-name="ce14" office:value-type="string" calcext:value-type="string">
            <text:p>6.3.6 </text:p>
          </table:table-cell>
          <table:table-cell table:style-name="ce28" office:value-type="string" calcext:value-type="string">
            <text:p>Noark 5-løsningen bør kunne konfigureres slik at dokumenter som sendes eller mottas kryptert også blir lagret kryptert i arkivet</text:p>
          </table:table-cell>
          <table:table-cell table:style-name="ce70" office:value-type="string" calcext:value-type="string">
            <text:p>V</text:p>
          </table:table-cell>
          <table:table-cell table:style-name="ce86"/>
          <table:table-cell table:style-name="ce107"/>
          <table:table-cell table:style-name="ce110" table:number-columns-repeated="2"/>
          <table:table-cell table:style-name="ce119" office:value-type="string" calcext:value-type="string">
            <text:p>6.3.2.</text:p>
            <text:p>6.3.5</text:p>
            <text:p>6.3.7</text:p>
          </table:table-cell>
          <table:table-cell table:style-name="ce130"/>
          <table:table-cell table:style-name="ce110"/>
          <table:table-cell table:number-columns-repeated="1014"/>
        </table:table-row>
        <table:table-row table:style-name="ro4">
          <table:table-cell table:style-name="ce14" office:value-type="string" calcext:value-type="string">
            <text:p>6.3.7 </text:p>
          </table:table-cell>
          <table:table-cell table:style-name="ce28" office:value-type="string" calcext:value-type="string">
            <text:p>Dersom løsningen tillater at dokumenter lagres i kryptert form, må det lagres tilstrekkelige metadata til at en autorisert bruker kan dekryptere dokumentet ved behov</text:p>
          </table:table-cell>
          <table:table-cell table:style-name="ce70" office:value-type="string" calcext:value-type="string">
            <text:p>B</text:p>
          </table:table-cell>
          <table:table-cell table:style-name="ce86" office:value-type="string" calcext:value-type="string">
            <text:p>Obligatorisk for løsninger som tillater lagring av krypterte dokumenter</text:p>
          </table:table-cell>
          <table:table-cell table:style-name="ce107"/>
          <table:table-cell table:style-name="ce110" table:number-columns-repeated="2"/>
          <table:table-cell table:style-name="ce111"/>
          <table:table-cell table:style-name="ce129"/>
          <table:table-cell table:style-name="ce110"/>
          <table:table-cell table:number-columns-repeated="1014"/>
        </table:table-row>
        <table:table-row table:style-name="ro7">
          <table:table-cell table:style-name="ce16" office:value-type="string" calcext:value-type="string">
            <text:p>[1] Variantene 2, 3 og 4 i denne og senere henvisninger til ”sikkerhetsnivå” er basert på kravspesifikasjon for PKI i offentlig sektor.</text:p>
          </table:table-cell>
          <table:table-cell table:style-name="ce33"/>
          <table:table-cell table:style-name="ce72"/>
          <table:table-cell table:style-name="ce33"/>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26" office:value-type="string" calcext:value-type="string">
            <text:p>Krav til masseimport utløst fra et forsystem</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4" office:value-type="string" calcext:value-type="string">
            <text:p>6.3.8 </text:p>
          </table:table-cell>
          <table:table-cell table:style-name="ce28"/>
          <table:table-cell table:style-name="ce70"/>
          <table:table-cell table:style-name="ce84" office:value-type="string" calcext:value-type="string">
            <text:p>Ut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3" office:value-type="string" calcext:value-type="string">
            <text:p>Krav nr.</text:p>
          </table:table-cell>
          <table:table-cell table:style-name="ce26" office:value-type="string" calcext:value-type="string">
            <text:p>Krav til masseimport utløst fra Noark 5-kjerne</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table-cell table:style-name="ce14" office:value-type="string" calcext:value-type="string">
            <text:p>6.3.9 </text:p>
          </table:table-cell>
          <table:table-cell table:style-name="ce28" office:value-type="string" calcext:value-type="string">
            <text:p>Noark 5-løsningen bør inneholde masseimportfunksjonalitet som henter dokumenter fra en angitt plassering og knytte disse til klasser, mapper, registreringer eller dokumentbeskrivelser.</text:p>
          </table:table-cell>
          <table:table-cell table:style-name="ce70" office:value-type="string" calcext:value-type="string">
            <text:p>V</text:p>
          </table:table-cell>
          <table:table-cell table:style-name="ce84"/>
          <table:table-cell table:style-name="ce107"/>
          <table:table-cell table:style-name="ce110" table:number-columns-repeated="2"/>
          <table:table-cell table:style-name="ce120" office:value-type="string" calcext:value-type="string">
            <text:p>6.3.16</text:p>
            <text:p>6.3.17</text:p>
          </table:table-cell>
          <table:table-cell table:style-name="ce130"/>
          <table:table-cell table:style-name="ce110"/>
          <table:table-cell table:number-columns-repeated="1014"/>
        </table:table-row>
        <table:table-row table:style-name="ro12">
          <table:table-cell table:style-name="ce14" office:value-type="string" calcext:value-type="string">
            <text:p>6.3.10 </text:p>
          </table:table-cell>
          <table:table-cell table:style-name="ce28" office:value-type="string" calcext:value-type="string">
            <text:p>Ved masseimport bør det være mulig å velge om alle importerte dokumenter skal knyttes til én og samme arkivenhet på samme nivå i arkivstrukturen eller om hvert enkelt dokument skal knyttes til forskjellige arkivenheter i arkivstrukturen.</text:p>
          </table:table-cell>
          <table:table-cell table:style-name="ce70" office:value-type="string" calcext:value-type="string">
            <text:p>V</text:p>
          </table:table-cell>
          <table:table-cell table:style-name="ce84"/>
          <table:table-cell table:style-name="ce107"/>
          <table:table-cell table:style-name="ce110" table:number-columns-repeated="2"/>
          <table:table-cell table:style-name="ce120" office:value-type="string" calcext:value-type="string">
            <text:p>6.3.16</text:p>
            <text:p>6.3.17</text:p>
          </table:table-cell>
          <table:table-cell table:style-name="ce130"/>
          <table:table-cell table:style-name="ce110"/>
          <table:table-cell table:number-columns-repeated="1014"/>
        </table:table-row>
        <table:table-row table:style-name="ro4">
          <table:table-cell table:style-name="ce14" office:value-type="string" calcext:value-type="string">
            <text:p>6.3.11 </text:p>
          </table:table-cell>
          <table:table-cell table:style-name="ce28" office:value-type="string" calcext:value-type="string">
            <text:p>Ved masseimport bør det være mulig å knytte importerte dokumenter til en allerede eksisterende klase, mappe, registrering eller dokumentbeskrivelse.</text:p>
          </table:table-cell>
          <table:table-cell table:style-name="ce70" office:value-type="string" calcext:value-type="string">
            <text:p>V</text:p>
          </table:table-cell>
          <table:table-cell table:style-name="ce84"/>
          <table:table-cell table:style-name="ce107"/>
          <table:table-cell table:style-name="ce110" table:number-columns-repeated="2"/>
          <table:table-cell table:style-name="ce120" office:value-type="string" calcext:value-type="string">
            <text:p>6.3.16</text:p>
            <text:p>6.3.17</text:p>
          </table:table-cell>
          <table:table-cell table:style-name="ce130"/>
          <table:table-cell table:style-name="ce110"/>
          <table:table-cell table:number-columns-repeated="1014"/>
        </table:table-row>
        <table:table-row table:style-name="ro9">
          <table:table-cell table:style-name="ce14" office:value-type="string" calcext:value-type="string">
            <text:p>6.3.12 </text:p>
          </table:table-cell>
          <table:table-cell table:style-name="ce28" office:value-type="string" calcext:value-type="string">
            <text:p>Ved masseimport bør det være mulig å definere og utfylle metadatasettet for dokumentene som skal importeres, kun én gang.</text:p>
          </table:table-cell>
          <table:table-cell table:style-name="ce70" office:value-type="string" calcext:value-type="string">
            <text:p>V</text:p>
          </table:table-cell>
          <table:table-cell table:style-name="ce84"/>
          <table:table-cell table:style-name="ce107"/>
          <table:table-cell table:style-name="ce110" table:number-columns-repeated="2"/>
          <table:table-cell table:style-name="ce120" office:value-type="string" calcext:value-type="string">
            <text:p>6.3.16</text:p>
            <text:p>6.3.17</text:p>
          </table:table-cell>
          <table:table-cell table:style-name="ce130"/>
          <table:table-cell table:style-name="ce110"/>
          <table:table-cell table:number-columns-repeated="1014"/>
        </table:table-row>
        <table:table-row table:style-name="ro9">
          <table:table-cell table:style-name="ce14" office:value-type="string" calcext:value-type="string">
            <text:p>6.3.13 </text:p>
          </table:table-cell>
          <table:table-cell table:style-name="ce28" office:value-type="string" calcext:value-type="string">
            <text:p>Noark 5-kjernen bør ha automatikk for å fange dokumenter som er generert og overført fra andre system.</text:p>
          </table:table-cell>
          <table:table-cell table:style-name="ce70" office:value-type="string" calcext:value-type="string">
            <text:p>V</text:p>
          </table:table-cell>
          <table:table-cell table:style-name="ce84"/>
          <table:table-cell table:style-name="ce107"/>
          <table:table-cell table:style-name="ce110" table:number-columns-repeated="2"/>
          <table:table-cell table:style-name="ce120" office:value-type="string" calcext:value-type="string">
            <text:p>6.3.16</text:p>
            <text:p>6.3.17</text:p>
          </table:table-cell>
          <table:table-cell table:style-name="ce130"/>
          <table:table-cell table:style-name="ce110"/>
          <table:table-cell table:number-columns-repeated="1014"/>
        </table:table-row>
        <table:table-row table:style-name="ro30">
          <table:table-cell table:style-name="ce15" office:value-type="string" calcext:value-type="string" table:number-columns-spanned="1" table:number-rows-spanned="2">
            <text:p>6.3.14 </text:p>
          </table:table-cell>
          <table:table-cell table:style-name="ce29" office:value-type="string" calcext:value-type="string">
            <text:p>Noark 5-kjernen bør ha mulighet til å håndtere input kø ved masseimport.</text:p>
          </table:table-cell>
          <table:table-cell table:style-name="ce71" office:value-type="string" calcext:value-type="string" table:number-columns-spanned="1" table:number-rows-spanned="2">
            <text:p>V</text:p>
          </table:table-cell>
          <table:table-cell table:style-name="ce85" table:number-columns-spanned="1" table:number-rows-spanned="2"/>
          <table:table-cell table:style-name="ce107"/>
          <table:table-cell table:style-name="ce110" table:number-columns-repeated="2"/>
          <table:table-cell table:style-name="ce120" office:value-type="string" calcext:value-type="string">
            <text:p>6.3.16</text:p>
            <text:p>6.3.17</text:p>
          </table:table-cell>
          <table:table-cell table:style-name="ce130"/>
          <table:table-cell table:style-name="ce110"/>
          <table:table-cell table:number-columns-repeated="1014"/>
        </table:table-row>
        <table:table-row table:style-name="ro4">
          <table:covered-table-cell table:style-name="ce7"/>
          <table:table-cell table:style-name="ce27" office:value-type="string" calcext:value-type="string">
            <text:p>Merknad: For håndtering av input køen kan det for eksempel være ønskelig å se køene, pause en eller flere køer, starte en eller alle køene på nytt, slette en kø. </text:p>
          </table:table-cell>
          <table:covered-table-cell table:style-name="ce7"/>
          <table:covered-table-cell table:style-name="ce21"/>
          <table:table-cell table:style-name="ce107"/>
          <table:table-cell table:style-name="ce110" table:number-columns-repeated="2"/>
          <table:table-cell table:style-name="ce120" office:value-type="string" calcext:value-type="string">
            <text:p>6.3.16</text:p>
            <text:p>6.3.17</text:p>
          </table:table-cell>
          <table:table-cell table:style-name="ce130"/>
          <table:table-cell table:style-name="ce110"/>
          <table:table-cell table:number-columns-repeated="1014"/>
        </table:table-row>
        <table:table-row table:style-name="ro4">
          <table:table-cell table:style-name="ce14" office:value-type="string" calcext:value-type="string">
            <text:p>6.3.15 </text:p>
          </table:table-cell>
          <table:table-cell table:style-name="ce28" office:value-type="string" calcext:value-type="string">
            <text:p>Noark 5-kjernen bør kunne fange metadata knyttet til alle dokumentene som overføres, automatisk. Det bør være mulig å overstyre dette ved manglede eller feil metadata.</text:p>
          </table:table-cell>
          <table:table-cell table:style-name="ce70" office:value-type="string" calcext:value-type="string">
            <text:p>V</text:p>
          </table:table-cell>
          <table:table-cell table:style-name="ce84"/>
          <table:table-cell table:style-name="ce107"/>
          <table:table-cell table:style-name="ce110" table:number-columns-repeated="2"/>
          <table:table-cell table:style-name="ce120" office:value-type="string" calcext:value-type="string">
            <text:p>6.3.16</text:p>
            <text:p>6.3.17</text:p>
          </table:table-cell>
          <table:table-cell table:style-name="ce130"/>
          <table:table-cell table:style-name="ce110"/>
          <table:table-cell table:number-columns-repeated="1014"/>
        </table:table-row>
        <table:table-row table:style-name="ro4">
          <table:table-cell table:style-name="ce14" office:value-type="string" calcext:value-type="string">
            <text:p>6.3.16 </text:p>
          </table:table-cell>
          <table:table-cell table:style-name="ce28" office:value-type="string" calcext:value-type="string">
            <text:p>Ved automatisert masseimport, skal det være funksjonalitet for å validere metadata med tilhørende dokumenter automatisk, for å sikre opprettholdt dataintegritet.</text:p>
          </table:table-cell>
          <table:table-cell table:style-name="ce70" office:value-type="string" calcext:value-type="string">
            <text:p>B</text:p>
          </table:table-cell>
          <table:table-cell table:style-name="ce86" office:value-type="string" calcext:value-type="string">
            <text:p>Obligatorisk for funksjon for automatisert masseimport</text:p>
          </table:table-cell>
          <table:table-cell table:style-name="ce107"/>
          <table:table-cell table:style-name="ce110" table:number-columns-repeated="2"/>
          <table:table-cell table:style-name="ce111"/>
          <table:table-cell table:style-name="ce129"/>
          <table:table-cell table:style-name="ce110"/>
          <table:table-cell table:number-columns-repeated="1014"/>
        </table:table-row>
        <table:table-row table:style-name="ro4">
          <table:table-cell table:style-name="ce14" office:value-type="string" calcext:value-type="string">
            <text:p>6.3.17 </text:p>
          </table:table-cell>
          <table:table-cell table:style-name="ce28" office:value-type="string" calcext:value-type="string">
            <text:p>Ved masseimport skal det være mulig å importere logginformasjon om de importerte dokumentene, og logginformasjonen skal inngå i importen som eget (egne) dokument.</text:p>
          </table:table-cell>
          <table:table-cell table:style-name="ce70" office:value-type="string" calcext:value-type="string">
            <text:p>B</text:p>
          </table:table-cell>
          <table:table-cell table:style-name="ce86" office:value-type="string" calcext:value-type="string">
            <text:p>Obligatorisk for funksjon for automatisert masseimport</text:p>
          </table:table-cell>
          <table:table-cell table:style-name="ce107"/>
          <table:table-cell table:style-name="ce110" table:number-columns-repeated="2"/>
          <table:table-cell table:style-name="ce111"/>
          <table:table-cell table:style-name="ce129"/>
          <table:table-cell table:style-name="ce110"/>
          <table:table-cell table:number-columns-repeated="1014"/>
        </table:table-row>
        <table:table-row table:style-name="ro7">
          <table:table-cell table:style-name="ce14" office:value-type="string" calcext:value-type="string">
            <text:p>6.3.168</text:p>
          </table:table-cell>
          <table:table-cell table:style-name="ce28"/>
          <table:table-cell table:style-name="ce70"/>
          <table:table-cell table:style-name="ce84" office:value-type="string" calcext:value-type="string">
            <text:p>Ut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4" office:value-type="string" calcext:value-type="string">
            <text:p>6.3.19 </text:p>
          </table:table-cell>
          <table:table-cell table:style-name="ce28"/>
          <table:table-cell table:style-name="ce70"/>
          <table:table-cell table:style-name="ce84" office:value-type="string" calcext:value-type="string">
            <text:p>Ut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3" office:value-type="string" calcext:value-type="string">
            <text:p>Krav nr.</text:p>
          </table:table-cell>
          <table:table-cell table:style-name="ce26" office:value-type="string" calcext:value-type="string">
            <text:p>Krav til elektroniske skjema for utfylling over Internett</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table-cell table:style-name="ce14" office:value-type="string" calcext:value-type="string">
            <text:p>6.3.20 </text:p>
          </table:table-cell>
          <table:table-cell table:style-name="ce28" office:value-type="string" calcext:value-type="string">
            <text:p>Det bør finnes funksjonalitet for å hente inn både relevante svardata og transaksjonsopplysninger fra elektroniske skjemaer, og legge disse inn som mappe, registrering, dokumentbeskrivelse og dokument i en automatisert prosess.</text:p>
          </table:table-cell>
          <table:table-cell table:style-name="ce70" office:value-type="string" calcext:value-type="string">
            <text:p>V</text:p>
          </table:table-cell>
          <table:table-cell table:style-name="ce84"/>
          <table:table-cell table:style-name="ce107"/>
          <table:table-cell table:style-name="ce110" table:number-columns-repeated="2"/>
          <table:table-cell table:style-name="ce119" office:value-type="string" calcext:value-type="string">
            <text:p>6.3.21</text:p>
            <text:p>6.3.22</text:p>
            <text:p>6.3.23</text:p>
            <text:p>6.3.24</text:p>
          </table:table-cell>
          <table:table-cell table:style-name="ce130"/>
          <table:table-cell table:style-name="ce110"/>
          <table:table-cell table:number-columns-repeated="1014"/>
        </table:table-row>
        <table:table-row table:style-name="ro9">
          <table:table-cell table:style-name="ce14" office:value-type="string" calcext:value-type="string">
            <text:p>6.3.21 </text:p>
          </table:table-cell>
          <table:table-cell table:style-name="ce28" office:value-type="string" calcext:value-type="string">
            <text:p>Det skal være mulig å legge inn faste opplysninger for den enkelte skjematypen i tillegg til svardata og transaksjonsopplysninger</text:p>
          </table:table-cell>
          <table:table-cell table:style-name="ce70" office:value-type="string" calcext:value-type="string">
            <text:p>B</text:p>
          </table:table-cell>
          <table:table-cell table:style-name="ce86" office:value-type="string" calcext:value-type="string">
            <text:p>Obligatorisk når 6.3.20 oppfylles</text:p>
          </table:table-cell>
          <table:table-cell table:style-name="ce107"/>
          <table:table-cell table:style-name="ce110" table:number-columns-repeated="2"/>
          <table:table-cell table:style-name="ce117" office:value-type="string" calcext:value-type="string">
            <text:p>6.3.20</text:p>
          </table:table-cell>
          <table:table-cell table:style-name="ce131"/>
          <table:table-cell table:style-name="ce110"/>
          <table:table-cell table:number-columns-repeated="1014"/>
        </table:table-row>
        <table:table-row table:style-name="ro4">
          <table:table-cell table:style-name="ce14" office:value-type="string" calcext:value-type="string">
            <text:p>6.3.22 </text:p>
          </table:table-cell>
          <table:table-cell table:style-name="ce28" office:value-type="string" calcext:value-type="string">
            <text:p>Det totale resultatdatasettet fra et elektronisk skjema skal lagres sammen med relevante transaksjonsopplysninger og faste opplysninger for skjematypen i et godkjent arkivformat.</text:p>
          </table:table-cell>
          <table:table-cell table:style-name="ce70" office:value-type="string" calcext:value-type="string">
            <text:p>B</text:p>
          </table:table-cell>
          <table:table-cell table:style-name="ce86" office:value-type="string" calcext:value-type="string">
            <text:p>Obligatorisk når 6.3.20 oppfylles</text:p>
          </table:table-cell>
          <table:table-cell table:style-name="ce107"/>
          <table:table-cell table:style-name="ce110" table:number-columns-repeated="2"/>
          <table:table-cell table:style-name="ce117" office:value-type="string" calcext:value-type="string">
            <text:p>6.3.20</text:p>
          </table:table-cell>
          <table:table-cell table:style-name="ce131"/>
          <table:table-cell table:style-name="ce110"/>
          <table:table-cell table:number-columns-repeated="1014"/>
        </table:table-row>
        <table:table-row table:style-name="ro4">
          <table:table-cell table:style-name="ce14" office:value-type="string" calcext:value-type="string">
            <text:p>6.3.23 </text:p>
          </table:table-cell>
          <table:table-cell table:style-name="ce28" office:value-type="string" calcext:value-type="string">
            <text:p>Det skal være mulig å velge hvilke enkeltstående svardatafelter, transaksjonsopplysninger og faste opplysninger for et elektronisk skjema som skal integreres i Noark 5-kjerne.</text:p>
          </table:table-cell>
          <table:table-cell table:style-name="ce70" office:value-type="string" calcext:value-type="string">
            <text:p>B</text:p>
          </table:table-cell>
          <table:table-cell table:style-name="ce86" office:value-type="string" calcext:value-type="string">
            <text:p>Obligatorisk når 6.3.20 oppfylles</text:p>
          </table:table-cell>
          <table:table-cell table:style-name="ce107"/>
          <table:table-cell table:style-name="ce110" table:number-columns-repeated="2"/>
          <table:table-cell table:style-name="ce117" office:value-type="string" calcext:value-type="string">
            <text:p>6.3.20</text:p>
          </table:table-cell>
          <table:table-cell table:style-name="ce131"/>
          <table:table-cell table:style-name="ce110"/>
          <table:table-cell table:number-columns-repeated="1014"/>
        </table:table-row>
        <table:table-row table:style-name="ro9">
          <table:table-cell table:style-name="ce14" office:value-type="string" calcext:value-type="string">
            <text:p>6.3.24 </text:p>
          </table:table-cell>
          <table:table-cell table:style-name="ce28" office:value-type="string" calcext:value-type="string">
            <text:p>Mottatte skjemadata skal arkiveres i form av en fullstendig kopi av svardata og utfyllingsmiljø i et godkjent arkivformat.</text:p>
          </table:table-cell>
          <table:table-cell table:style-name="ce70" office:value-type="string" calcext:value-type="string">
            <text:p>B</text:p>
          </table:table-cell>
          <table:table-cell table:style-name="ce86" office:value-type="string" calcext:value-type="string">
            <text:p>Obligatorisk når 6.3.20 oppfylles</text:p>
          </table:table-cell>
          <table:table-cell table:style-name="ce107"/>
          <table:table-cell table:style-name="ce110" table:number-columns-repeated="2"/>
          <table:table-cell table:style-name="ce117" office:value-type="string" calcext:value-type="string">
            <text:p>6.3.20</text:p>
          </table:table-cell>
          <table:table-cell table:style-name="ce131"/>
          <table:table-cell table:style-name="ce110"/>
          <table:table-cell table:number-columns-repeated="1014"/>
        </table:table-row>
        <table:table-row table:style-name="ro12">
          <table:table-cell table:style-name="ce14" office:value-type="string" calcext:value-type="string">
            <text:p>6.3.25 </text:p>
          </table:table-cell>
          <table:table-cell table:style-name="ce28" office:value-type="string" calcext:value-type="string">
            <text:p>For dynamiske skjemaer bør informasjon om aktuell versjon av skjema og presentasjonsprogramvare lagres sammen med eller som del av resultatdatasettet, innfelt i den skjemaversjonen som ble brukt ved utfylling av skjemaet.</text:p>
          </table:table-cell>
          <table:table-cell table:style-name="ce70" office:value-type="string" calcext:value-type="string">
            <text:p>V</text:p>
          </table:table-cell>
          <table:table-cell table:style-name="ce84"/>
          <table:table-cell table:style-name="ce107"/>
          <table:table-cell table:style-name="ce110" table:number-columns-repeated="2"/>
          <table:table-cell table:style-name="ce111"/>
          <table:table-cell table:style-name="ce130"/>
          <table:table-cell table:style-name="ce110"/>
          <table:table-cell table:number-columns-repeated="1014"/>
        </table:table-row>
        <table:table-row table:style-name="ro7">
          <table:table-cell table:style-name="ce13" office:value-type="string" calcext:value-type="string">
            <text:p>Krav nr:</text:p>
          </table:table-cell>
          <table:table-cell table:style-name="ce26" office:value-type="string" calcext:value-type="string">
            <text:p>Krav til elektronisk dokumentutveksling</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7">
          <table:table-cell table:style-name="ce14" office:value-type="string" calcext:value-type="string">
            <text:p>6.3.26 </text:p>
          </table:table-cell>
          <table:table-cell table:style-name="ce28" office:value-type="string" calcext:value-type="string">
            <text:p>Det bør finnes funksjoner for sikker, automatisert dokumentutveksling mellom Noark-løsninger, basert på XML-schema for dokumentutveksling.</text:p>
          </table:table-cell>
          <table:table-cell table:style-name="ce70" office:value-type="string" calcext:value-type="string">
            <text:p>V</text:p>
          </table:table-cell>
          <table:table-cell table:style-name="ce84"/>
          <table:table-cell table:style-name="ce107"/>
          <table:table-cell table:style-name="ce110" table:number-columns-repeated="2"/>
          <table:table-cell table:style-name="ce119" office:value-type="string" calcext:value-type="string">
            <text:p>6.3.27</text:p>
            <text:p>6.3.28</text:p>
            <text:p>6.3.29</text:p>
            <text:p>6.3.30</text:p>
            <text:p>6.3.31</text:p>
          </table:table-cell>
          <table:table-cell table:style-name="ce130"/>
          <table:table-cell table:style-name="ce110"/>
          <table:table-cell table:number-columns-repeated="1014"/>
        </table:table-row>
        <table:table-row table:style-name="ro8">
          <table:table-cell table:style-name="ce14" office:value-type="string" calcext:value-type="string">
            <text:p>6.3.27 </text:p>
          </table:table-cell>
          <table:table-cell table:style-name="ce28" office:value-type="string" calcext:value-type="string">
            <text:p>Det skal finnes funksjoner for å automatisk registrere mottatte saksdokument</text:p>
          </table:table-cell>
          <table:table-cell table:style-name="ce70" office:value-type="string" calcext:value-type="string">
            <text:p>B</text:p>
          </table:table-cell>
          <table:table-cell table:style-name="ce86" office:value-type="string" calcext:value-type="string">
            <text:p>Obligatorisk hvis 6.3.26 oppfylles</text:p>
          </table:table-cell>
          <table:table-cell table:style-name="ce107"/>
          <table:table-cell table:style-name="ce110"/>
          <table:table-cell table:style-name="ce111"/>
          <table:table-cell table:style-name="ce117" office:value-type="string" calcext:value-type="string">
            <text:p>6.3.26</text:p>
          </table:table-cell>
          <table:table-cell table:style-name="ce131"/>
          <table:table-cell table:style-name="ce110"/>
          <table:table-cell table:number-columns-repeated="1014"/>
        </table:table-row>
        <table:table-row table:style-name="ro4">
          <table:table-cell table:style-name="ce14" office:value-type="string" calcext:value-type="string">
            <text:p>6.3.28 </text:p>
          </table:table-cell>
          <table:table-cell table:style-name="ce28" office:value-type="string" calcext:value-type="string">
            <text:p>Metadata for utgående og innkomne dokumenter sendt ved elektronisk meldingsutveksling skal som et minimum inneholde obligatoriske metadata</text:p>
          </table:table-cell>
          <table:table-cell table:style-name="ce70" office:value-type="string" calcext:value-type="string">
            <text:p>B</text:p>
          </table:table-cell>
          <table:table-cell table:style-name="ce86" office:value-type="string" calcext:value-type="string">
            <text:p>Obligatorisk hvis 6.3.26 oppfylles</text:p>
          </table:table-cell>
          <table:table-cell table:style-name="ce107"/>
          <table:table-cell table:style-name="ce110"/>
          <table:table-cell table:style-name="ce111"/>
          <table:table-cell table:style-name="ce117" office:value-type="string" calcext:value-type="string">
            <text:p>6.3.26</text:p>
          </table:table-cell>
          <table:table-cell table:style-name="ce131"/>
          <table:table-cell table:style-name="ce110"/>
          <table:table-cell table:number-columns-repeated="1014"/>
        </table:table-row>
        <table:table-row table:style-name="ro2">
          <table:table-cell table:style-name="ce14" office:value-type="string" calcext:value-type="string">
            <text:p>6.3.29 </text:p>
          </table:table-cell>
          <table:table-cell table:style-name="ce28" office:value-type="string" calcext:value-type="string">
            <text:p>Ved elektronisk dokumentutveksling med sensitive opplysninger skal kryptering skje når meldingen blir sendt ut av det sikre nettet til virksomheten. Bare forhåndsdefinert mottaker skal kunne dekryptere.</text:p>
          </table:table-cell>
          <table:table-cell table:style-name="ce70" office:value-type="string" calcext:value-type="string">
            <text:p>B</text:p>
          </table:table-cell>
          <table:table-cell table:style-name="ce86" office:value-type="string" calcext:value-type="string">
            <text:p>Obligatorisk hvis 6.3.26 oppfylles</text:p>
          </table:table-cell>
          <table:table-cell table:style-name="ce107"/>
          <table:table-cell table:style-name="ce110"/>
          <table:table-cell table:style-name="ce111"/>
          <table:table-cell table:style-name="ce117" office:value-type="string" calcext:value-type="string">
            <text:p>6.3.26</text:p>
          </table:table-cell>
          <table:table-cell table:style-name="ce131"/>
          <table:table-cell table:style-name="ce110"/>
          <table:table-cell table:number-columns-repeated="1014"/>
        </table:table-row>
        <table:table-row table:style-name="ro8">
          <table:table-cell table:style-name="ce14" office:value-type="string" calcext:value-type="string">
            <text:p>6.3.30 </text:p>
          </table:table-cell>
          <table:table-cell table:style-name="ce28" office:value-type="string" calcext:value-type="string">
            <text:p>Ved elektronisk dokumentutveksling skal sendingen være sikret mot uautorisert endring.</text:p>
          </table:table-cell>
          <table:table-cell table:style-name="ce70" office:value-type="string" calcext:value-type="string">
            <text:p>B</text:p>
          </table:table-cell>
          <table:table-cell table:style-name="ce86" office:value-type="string" calcext:value-type="string">
            <text:p>Obligatorisk hvis 6.3.26 oppfylles</text:p>
          </table:table-cell>
          <table:table-cell table:style-name="ce107"/>
          <table:table-cell table:style-name="ce110"/>
          <table:table-cell table:style-name="ce111"/>
          <table:table-cell table:style-name="ce117" office:value-type="string" calcext:value-type="string">
            <text:p>6.3.26</text:p>
          </table:table-cell>
          <table:table-cell table:style-name="ce131"/>
          <table:table-cell table:style-name="ce110"/>
          <table:table-cell table:number-columns-repeated="1014"/>
        </table:table-row>
        <table:table-row table:style-name="ro8">
          <table:table-cell table:style-name="ce14" office:value-type="string" calcext:value-type="string">
            <text:p>6.3.31 </text:p>
          </table:table-cell>
          <table:table-cell table:style-name="ce28" office:value-type="string" calcext:value-type="string">
            <text:p>Ved elektronisk dokumentutveksling skal relevante logger kunne lagres i Noark-løsningen.</text:p>
          </table:table-cell>
          <table:table-cell table:style-name="ce70" office:value-type="string" calcext:value-type="string">
            <text:p>B</text:p>
          </table:table-cell>
          <table:table-cell table:style-name="ce86" office:value-type="string" calcext:value-type="string">
            <text:p>Obligatorisk hvis 6.3.26 oppfylles</text:p>
          </table:table-cell>
          <table:table-cell table:style-name="ce107"/>
          <table:table-cell table:style-name="ce110"/>
          <table:table-cell table:style-name="ce111"/>
          <table:table-cell table:style-name="ce117" office:value-type="string" calcext:value-type="string">
            <text:p>6.3.26</text:p>
          </table:table-cell>
          <table:table-cell table:style-name="ce131"/>
          <table:table-cell table:style-name="ce110"/>
          <table:table-cell table:number-columns-repeated="1014"/>
        </table:table-row>
        <table:table-row table:style-name="ro7">
          <table:table-cell table:style-name="ce13" office:value-type="string" calcext:value-type="string">
            <text:p>Krav nr:</text:p>
          </table:table-cell>
          <table:table-cell table:style-name="ce26" office:value-type="string" calcext:value-type="string">
            <text:p>Krav til migrering mellom Noark-løsninger</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6.3.32 </text:p>
          </table:table-cell>
          <table:table-cell table:style-name="ce28" office:value-type="string" calcext:value-type="string">
            <text:p>Det skal være mulig å eksportere alle metadata som er definert i denne standarden med tilhørende dokumenter basert på avleveringsformatet.</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6.3.33 </text:p>
          </table:table-cell>
          <table:table-cell table:style-name="ce28" office:value-type="string" calcext:value-type="string">
            <text:p>Det bør være mulig å importere alle metadata som er definert i denne standarden med tilhørende dokumenter basert på avleveringsformatet.</text:p>
          </table:table-cell>
          <table:table-cell table:style-name="ce70" office:value-type="string" calcext:value-type="string">
            <text:p>V</text:p>
          </table:table-cell>
          <table:table-cell table:style-name="ce84"/>
          <table:table-cell table:style-name="ce107"/>
          <table:table-cell table:style-name="ce110" table:number-columns-repeated="2"/>
          <table:table-cell table:style-name="ce119" office:value-type="string" calcext:value-type="string">
            <text:p>6.3.36</text:p>
            <text:p>6.3.37</text:p>
          </table:table-cell>
          <table:table-cell table:style-name="ce130"/>
          <table:table-cell table:style-name="ce110"/>
          <table:table-cell table:number-columns-repeated="1014"/>
        </table:table-row>
        <table:table-row table:style-name="ro8">
          <table:table-cell table:style-name="ce14" office:value-type="string" calcext:value-type="string">
            <text:p>6.3.34 </text:p>
          </table:table-cell>
          <table:table-cell table:style-name="ce28" office:value-type="string" calcext:value-type="string">
            <text:p>Det bør være mulig å eksportere deler av arkivstrukturen, f.eks. en arkivdel eller en klasse.</text:p>
          </table:table-cell>
          <table:table-cell table:style-name="ce70" office:value-type="string" calcext:value-type="string">
            <text:p>V</text:p>
          </table:table-cell>
          <table:table-cell table:style-name="ce84"/>
          <table:table-cell table:style-name="ce107"/>
          <table:table-cell table:style-name="ce110" table:number-columns-repeated="2"/>
          <table:table-cell table:style-name="ce119" office:value-type="string" calcext:value-type="string">
            <text:p>6.3.36</text:p>
            <text:p>6.3.37</text:p>
          </table:table-cell>
          <table:table-cell table:style-name="ce130"/>
          <table:table-cell table:style-name="ce110"/>
          <table:table-cell table:number-columns-repeated="1014"/>
        </table:table-row>
        <table:table-row table:style-name="ro8">
          <table:table-cell table:style-name="ce14" office:value-type="string" calcext:value-type="string">
            <text:p>6.3.25 </text:p>
          </table:table-cell>
          <table:table-cell table:style-name="ce28" office:value-type="string" calcext:value-type="string">
            <text:p>Det bør være mulig å importere deler av arkivstrukturen, f.eks. en arkivdel eller en klasse.</text:p>
          </table:table-cell>
          <table:table-cell table:style-name="ce70" office:value-type="string" calcext:value-type="string">
            <text:p>V</text:p>
          </table:table-cell>
          <table:table-cell table:style-name="ce84"/>
          <table:table-cell table:style-name="ce107"/>
          <table:table-cell table:style-name="ce110" table:number-columns-repeated="2"/>
          <table:table-cell table:style-name="ce119" office:value-type="string" calcext:value-type="string">
            <text:p>6.3.36</text:p>
            <text:p>6.3.37</text:p>
          </table:table-cell>
          <table:table-cell table:style-name="ce130"/>
          <table:table-cell table:style-name="ce110"/>
          <table:table-cell table:number-columns-repeated="1014"/>
        </table:table-row>
        <table:table-row table:style-name="ro4">
          <table:table-cell table:style-name="ce14" office:value-type="string" calcext:value-type="string">
            <text:p>6.3.36 </text:p>
          </table:table-cell>
          <table:table-cell table:style-name="ce28" office:value-type="string" calcext:value-type="string">
            <text:p>Det skal produseres en logg over alle metadataelementer og dokumenter som ikke kan importeres og over andre feil som eventuelt oppstår under importen.</text:p>
          </table:table-cell>
          <table:table-cell table:style-name="ce70" office:value-type="string" calcext:value-type="string">
            <text:p>B</text:p>
          </table:table-cell>
          <table:table-cell table:style-name="ce84" office:value-type="string" calcext:value-type="string">
            <text:p>Obligatorisk ved import</text:p>
          </table:table-cell>
          <table:table-cell table:style-name="ce107"/>
          <table:table-cell table:style-name="ce110"/>
          <table:table-cell table:style-name="ce111" table:number-columns-repeated="2"/>
          <table:table-cell table:style-name="ce131"/>
          <table:table-cell table:style-name="ce110"/>
          <table:table-cell table:number-columns-repeated="1014"/>
        </table:table-row>
        <table:table-row table:style-name="ro12">
          <table:table-cell table:style-name="ce14" office:value-type="string" calcext:value-type="string">
            <text:p>6.3.37 </text:p>
          </table:table-cell>
          <table:table-cell table:style-name="ce28" office:value-type="string" calcext:value-type="string">
            <text:p>Når det foretas en import skal det genereres en loggfil med informasjon om hvordan importen har gått, f.eks. antall metadataelementer og dokumenter. Loggfilen skal også inneholde en liste over alle metadataelementer og dokumenter som det ikke har vært mulig å importere.</text:p>
          </table:table-cell>
          <table:table-cell table:style-name="ce70" office:value-type="string" calcext:value-type="string">
            <text:p>B</text:p>
          </table:table-cell>
          <table:table-cell table:style-name="ce84" office:value-type="string" calcext:value-type="string">
            <text:p>Obligatorisk ved import</text:p>
          </table:table-cell>
          <table:table-cell table:style-name="ce107"/>
          <table:table-cell table:style-name="ce110"/>
          <table:table-cell table:style-name="ce111" table:number-columns-repeated="2"/>
          <table:table-cell table:style-name="ce131"/>
          <table:table-cell table:style-name="ce110"/>
          <table:table-cell table:number-columns-repeated="1014"/>
        </table:table-row>
        <table:table-row table:style-name="ro7">
          <table:table-cell table:style-name="ce13" office:value-type="string" calcext:value-type="string">
            <text:p>Krav nr.</text:p>
          </table:table-cell>
          <table:table-cell table:style-name="ce26" office:value-type="string" calcext:value-type="string">
            <text:p>Strukturelle krav til møtebehandling</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6.4.1 </text:p>
          </table:table-cell>
          <table:table-cell table:style-name="ce28" office:value-type="string" calcext:value-type="string">
            <text:p>En <text:span text:style-name="T27">Mappe </text:span><text:span text:style-name="T28">skal kunne spesialiseres i en </text:span><text:span text:style-name="T29">Møtemappe.</text:span></text:p>
          </table:table-cell>
          <table:table-cell table:style-name="ce70" office:value-type="string" calcext:value-type="string">
            <text:p>B</text:p>
          </table:table-cell>
          <table:table-cell table:style-name="ce86" office:value-type="string" calcext:value-type="string">
            <text:p>Obligatorisk for arkiv med møte- og utvalgs­behandling.</text:p>
          </table:table-cell>
          <table:table-cell table:style-name="ce107" office:value-type="string" calcext:value-type="string">
            <text:p>Krav 6.4.1 til 6.4.13 settes i en liste over B-krav som skal oppfylles dersom systemet skal ha møte- og utvalgsbehandling</text:p>
          </table:table-cell>
          <table:table-cell table:style-name="ce110" table:number-columns-repeated="2"/>
          <table:table-cell table:style-name="ce111"/>
          <table:table-cell table:style-name="ce129"/>
          <table:table-cell table:style-name="ce110"/>
          <table:table-cell table:number-columns-repeated="1014"/>
        </table:table-row>
        <table:table-row table:style-name="ro9">
          <table:table-cell table:style-name="ce14" office:value-type="string" calcext:value-type="string">
            <text:p>6.4.2 </text:p>
          </table:table-cell>
          <table:table-cell table:style-name="ce28" office:value-type="string" calcext:value-type="string">
            <text:p>En <text:span text:style-name="T11">Møtemappe </text:span><text:span text:style-name="T12">skal utvide en </text:span><text:span text:style-name="T13">Mappe</text:span><text:span text:style-name="T14"> og en </text:span><text:span text:style-name="T15">Mappe </text:span><text:span text:style-name="T14">kan utvides av en Møtemappe.</text:span></text:p>
          </table:table-cell>
          <table:table-cell table:style-name="ce70" office:value-type="string" calcext:value-type="string">
            <text:p>B</text:p>
          </table:table-cell>
          <table:table-cell table:style-name="ce86" office:value-type="string" calcext:value-type="string">
            <text:p>Obligatorisk for arkiv med møte- og utvalgs­behandling.</text:p>
          </table:table-cell>
          <table:table-cell table:style-name="ce107"/>
          <table:table-cell table:style-name="ce110" table:number-columns-repeated="2"/>
          <table:table-cell table:style-name="ce111"/>
          <table:table-cell table:style-name="ce129"/>
          <table:table-cell table:style-name="ce110"/>
          <table:table-cell table:number-columns-repeated="1014"/>
        </table:table-row>
        <table:table-row table:style-name="ro9">
          <table:table-cell table:style-name="ce14" office:value-type="string" calcext:value-type="string">
            <text:p>6.4.3 </text:p>
          </table:table-cell>
          <table:table-cell table:style-name="ce28" office:value-type="string" calcext:value-type="string">
            <text:p>Det skal være mulig å definere relevante tilleggsmetadata for <text:span text:style-name="T16">Møtemappe</text:span><text:span text:style-name="T17"> i tillegg til de metadataene som er definert.</text:span></text:p>
          </table:table-cell>
          <table:table-cell table:style-name="ce70" office:value-type="string" calcext:value-type="string">
            <text:p>B</text:p>
          </table:table-cell>
          <table:table-cell table:style-name="ce86" office:value-type="string" calcext:value-type="string">
            <text:p>Obligatorisk for arkiv med møte- og utvalgs­behandling.</text:p>
          </table:table-cell>
          <table:table-cell table:style-name="ce107" office:value-type="string" calcext:value-type="string">
            <text:p>Hvis organet har behov for spesielle metadata tilknyttet møtemappe</text:p>
          </table:table-cell>
          <table:table-cell table:style-name="ce110" table:number-columns-repeated="2"/>
          <table:table-cell table:style-name="ce111"/>
          <table:table-cell table:style-name="ce129"/>
          <table:table-cell table:style-name="ce110"/>
          <table:table-cell table:number-columns-repeated="1014"/>
        </table:table-row>
        <table:table-row table:style-name="ro9">
          <table:table-cell table:style-name="ce14" office:value-type="string" calcext:value-type="string">
            <text:p>6.4.4 </text:p>
          </table:table-cell>
          <table:table-cell table:style-name="ce28" office:value-type="string" calcext:value-type="string">
            <text:p>En <text:span text:style-name="T27">Basisregistrering </text:span><text:span text:style-name="T28">skal kunne spesialiseres i en </text:span><text:span text:style-name="T29">Møteregistrering.</text:span></text:p>
          </table:table-cell>
          <table:table-cell table:style-name="ce70" office:value-type="string" calcext:value-type="string">
            <text:p>B</text:p>
          </table:table-cell>
          <table:table-cell table:style-name="ce86" office:value-type="string" calcext:value-type="string">
            <text:p>Obligatorisk for arkiv med møte- og utvalgs­behandling.</text:p>
          </table:table-cell>
          <table:table-cell table:style-name="ce107"/>
          <table:table-cell table:style-name="ce110" table:number-columns-repeated="2"/>
          <table:table-cell table:style-name="ce111"/>
          <table:table-cell table:style-name="ce129"/>
          <table:table-cell table:style-name="ce110"/>
          <table:table-cell table:number-columns-repeated="1014"/>
        </table:table-row>
        <table:table-row table:style-name="ro9">
          <table:table-cell table:style-name="ce14" office:value-type="string" calcext:value-type="string">
            <text:p>6.4.5 </text:p>
          </table:table-cell>
          <table:table-cell table:style-name="ce28" office:value-type="string" calcext:value-type="string">
            <text:p>En <text:span text:style-name="T11">Møteregistrering</text:span><text:span text:style-name="T14"> skal tilhøre (kun) en Basis registrering og en Basis registrering kan inneholde (kun) en </text:span><text:span text:style-name="T15">Møteregistrering</text:span><text:span text:style-name="T14">.</text:span></text:p>
          </table:table-cell>
          <table:table-cell table:style-name="ce70" office:value-type="string" calcext:value-type="string">
            <text:p>B</text:p>
          </table:table-cell>
          <table:table-cell table:style-name="ce86" office:value-type="string" calcext:value-type="string">
            <text:p>Obligatorisk for arkiv med møte- og utvalgs­behandling.</text:p>
          </table:table-cell>
          <table:table-cell table:style-name="ce107" office:value-type="string" calcext:value-type="string">
            <text:p>Basisregistreringen speiles i møtemappen og blir der en møteregistrering</text:p>
          </table:table-cell>
          <table:table-cell table:style-name="ce110" table:number-columns-repeated="2"/>
          <table:table-cell table:style-name="ce111"/>
          <table:table-cell table:style-name="ce129"/>
          <table:table-cell table:style-name="ce110"/>
          <table:table-cell table:number-columns-repeated="1014"/>
        </table:table-row>
        <table:table-row table:style-name="ro9">
          <table:table-cell table:style-name="ce14" office:value-type="string" calcext:value-type="string">
            <text:p>6.4.6 </text:p>
          </table:table-cell>
          <table:table-cell table:style-name="ce28" office:value-type="string" calcext:value-type="string">
            <text:p>Det skal være mulig å definere relevante tilleggsmetadata for <text:span text:style-name="T16">Møteregistrering </text:span><text:span text:style-name="T17">i tillegg til de metadataene som er definert.</text:span></text:p>
          </table:table-cell>
          <table:table-cell table:style-name="ce70" office:value-type="string" calcext:value-type="string">
            <text:p>B</text:p>
          </table:table-cell>
          <table:table-cell table:style-name="ce86" office:value-type="string" calcext:value-type="string">
            <text:p>Obligatorisk for arkiv med møte- og utvalgs­behandling.</text:p>
          </table:table-cell>
          <table:table-cell table:style-name="ce107" office:value-type="string" calcext:value-type="string">
            <text:p>Hvis organet har behov for spesielle metadata tilknyttet møteregistrering</text:p>
          </table:table-cell>
          <table:table-cell table:style-name="ce110" table:number-columns-repeated="2"/>
          <table:table-cell table:style-name="ce111"/>
          <table:table-cell table:style-name="ce129"/>
          <table:table-cell table:style-name="ce110"/>
          <table:table-cell table:number-columns-repeated="1014"/>
        </table:table-row>
        <table:table-row table:style-name="ro7">
          <table:table-cell table:style-name="ce13" office:value-type="string" calcext:value-type="string">
            <text:p>Krav nr.</text:p>
          </table:table-cell>
          <table:table-cell table:style-name="ce26" office:value-type="string" calcext:value-type="string">
            <text:p>Funksjonelle krav til møtebehandling</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6.4.7 </text:p>
          </table:table-cell>
          <table:table-cell table:style-name="ce28" office:value-type="string" calcext:value-type="string">
            <text:p>Det skal finnes tjenester/funksjoner for å journalføre, arkivere, periodisere og avlevere opplysninger og dokumenter som genereres i tilknytning til møtebehandling.</text:p>
          </table:table-cell>
          <table:table-cell table:style-name="ce73" office:value-type="string" calcext:value-type="string">
            <text:p>B</text:p>
          </table:table-cell>
          <table:table-cell table:style-name="ce86" office:value-type="string" calcext:value-type="string">
            <text:p>Obligatorisk for arkiv med møte- og utvalgs­behandling.</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table-cell table:style-name="ce15" office:value-type="string" calcext:value-type="string" table:number-columns-spanned="1" table:number-rows-spanned="13">
            <text:p>6.4.8 </text:p>
          </table:table-cell>
          <table:table-cell table:style-name="ce29" office:value-type="string" calcext:value-type="string">
            <text:p>Møteregistreringstyper som skal kunne journalføres vil blant annet være:</text:p>
          </table:table-cell>
          <table:table-cell table:style-name="ce71" office:value-type="string" calcext:value-type="string" table:number-columns-spanned="1" table:number-rows-spanned="13">
            <text:p>B</text:p>
          </table:table-cell>
          <table:table-cell table:style-name="ce85" office:value-type="string" calcext:value-type="string" table:number-columns-spanned="1" table:number-rows-spanned="13">
            <text:p>Obligatorisk for arkiv med møte- og utvalgs­behandling.</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Møteinnkallin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Vedlegg til møtesak</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Vedtak i møtesak</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Notat til politisk utval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Sakslist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Møtebok</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Møteprotokol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Møterefera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Saksprotokol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covered-table-cell table:style-name="ce6"/>
          <table:table-cell table:style-name="ce29" office:value-type="string" calcext:value-type="string">
            <text:p>·         Oversikt over deltakere, representanter og medlemmer i utvalg, råd og mø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Saksframleg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covered-table-cell table:style-name="ce7"/>
          <table:table-cell table:style-name="ce28" office:value-type="string" calcext:value-type="string">
            <text:p>Det er ikke nødvendig å journalføre alle informasjonselementene over hver for seg. Hvis det produseres sammenstillinger av informasjonselementer, er det tilstrekkelig at sammenstillingene journalføres.</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6.4.9 </text:p>
          </table:table-cell>
          <table:table-cell table:style-name="ce28" office:value-type="string" calcext:value-type="string">
            <text:p>Det skal finnes en tjeneste/funksjon for å opprette en egen <text:span text:style-name="T11">Møtemappe</text:span><text:span text:style-name="T14"> basert på </text:span><text:span text:style-name="T15">Mappe</text:span><text:span text:style-name="T14">.</text:span></text:p>
          </table:table-cell>
          <table:table-cell table:style-name="ce70" office:value-type="string" calcext:value-type="string">
            <text:p>B</text:p>
          </table:table-cell>
          <table:table-cell table:style-name="ce86" office:value-type="string" calcext:value-type="string">
            <text:p>Obligatorisk for arkiv med møte- og utvalgs­behandling.</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6.4.10 </text:p>
          </table:table-cell>
          <table:table-cell table:style-name="ce28" office:value-type="string" calcext:value-type="string">
            <text:p>Det skal finnes en tjeneste/funksjon for å opprette en egen Møteregistrering basert på basisregistrering.</text:p>
          </table:table-cell>
          <table:table-cell table:style-name="ce70" office:value-type="string" calcext:value-type="string">
            <text:p>B</text:p>
          </table:table-cell>
          <table:table-cell table:style-name="ce86" office:value-type="string" calcext:value-type="string">
            <text:p>Obligatorisk for arkiv med møte- og utvalgs­behandling.</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table-cell table:style-name="ce15" office:value-type="string" calcext:value-type="string" table:number-columns-spanned="1" table:number-rows-spanned="6">
            <text:p>6.4.11 </text:p>
          </table:table-cell>
          <table:table-cell table:style-name="ce29" office:value-type="string" calcext:value-type="string">
            <text:p>Det må være mulig å angi møtesakstyper. Følgende typer vil være aktuelle i møtebehandlingen i kommunal sektor:</text:p>
          </table:table-cell>
          <table:table-cell table:style-name="ce71" office:value-type="string" calcext:value-type="string" table:number-columns-spanned="1" table:number-rows-spanned="6">
            <text:p>B</text:p>
          </table:table-cell>
          <table:table-cell table:style-name="ce85" office:value-type="string" calcext:value-type="string" table:number-columns-spanned="1" table:number-rows-spanned="6">
            <text:p>Obligatorisk for arkiv med møte- og utvalgs­behandling.</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Politisk sak</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Delegert møtesak</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Referatsak</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Interpellasjo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covered-table-cell table:style-name="ce7"/>
          <table:table-cell table:style-name="ce28" office:value-type="string" calcext:value-type="string">
            <text:p>Uregistrert sak</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6.4.12 </text:p>
          </table:table-cell>
          <table:table-cell table:style-name="ce28" office:value-type="string" calcext:value-type="string">
            <text:p>Det skal finnes en tjeneste/funksjon for å definere egne møteregistreringstyper.</text:p>
          </table:table-cell>
          <table:table-cell table:style-name="ce70" office:value-type="string" calcext:value-type="string">
            <text:p>B</text:p>
          </table:table-cell>
          <table:table-cell table:style-name="ce86" office:value-type="string" calcext:value-type="string">
            <text:p>Obligatorisk for arkiv med møte- og utvalgs­behandling.</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6.4.13 </text:p>
          </table:table-cell>
          <table:table-cell table:style-name="ce28" office:value-type="string" calcext:value-type="string">
            <text:p>Prosess- og behandlingshendelser for Møtemappe og Møteregistrering skal loggføres.</text:p>
          </table:table-cell>
          <table:table-cell table:style-name="ce70" office:value-type="string" calcext:value-type="string">
            <text:p>B</text:p>
          </table:table-cell>
          <table:table-cell table:style-name="ce86" office:value-type="string" calcext:value-type="string">
            <text:p>Obligatorisk for arkiv med møte- og utvalgs­behandling.</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26" office:value-type="string" calcext:value-type="string">
            <text:p>Krav til rapporten <text:span text:style-name="T9">Arkivoversikt</text:span></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4" office:value-type="string" calcext:value-type="string">
            <text:p>6.5.1 </text:p>
          </table:table-cell>
          <table:table-cell table:style-name="ce28" office:value-type="string" calcext:value-type="string">
            <text:p>Rapporten <text:span text:style-name="T16">Arkivoversikt</text:span><text:span text:style-name="T17"> er obligatorisk</text:span></text:p>
          </table:table-cell>
          <table:table-cell table:style-name="ce70" office:value-type="string" calcext:value-type="string">
            <text:p>B</text:p>
          </table:table-cell>
          <table:table-cell table:style-name="ce84" office:value-type="string" calcext:value-type="string">
            <text:p>Obligatorisk for sakarkive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15" office:value-type="string" calcext:value-type="string" table:number-columns-spanned="1" table:number-rows-spanned="4">
            <text:p>6.5.2 </text:p>
          </table:table-cell>
          <table:table-cell table:style-name="ce34" office:value-type="string" calcext:value-type="string">
            <text:p>Selektering:</text:p>
          </table:table-cell>
          <table:table-cell table:style-name="ce71" office:value-type="string" calcext:value-type="string" table:number-columns-spanned="1" table:number-rows-spanned="4">
            <text:p>B</text:p>
          </table:table-cell>
          <table:table-cell table:style-name="ce85" office:value-type="string" calcext:value-type="string" table:number-columns-spanned="1" table:number-rows-spanned="4">
            <text:p>Obligatorisk for sakarkive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Rapporten skal valgfritt kunne selekteres etter metadataelementen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text:span text:style-name="T11">referanseForelder </text:span><text:span text:style-name="T14">i </text:span><text:span text:style-name="T15">Arkivdel, </text:span><text:span text:style-name="T14">eller</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covered-table-cell table:style-name="ce7"/>
          <table:table-cell table:style-name="ce28" office:value-type="string" calcext:value-type="string">
            <text:p>• <text:span text:style-name="T27">arkivperiodeStartDato og arkivperiodeSluttDato </text:span><text:span text:style-name="T28">i </text:span><text:span text:style-name="T29">Arkivdel</text:spa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15" office:value-type="string" calcext:value-type="string" table:number-columns-spanned="1" table:number-rows-spanned="4">
            <text:p>6.5.3 </text:p>
          </table:table-cell>
          <table:table-cell table:style-name="ce34" office:value-type="string" calcext:value-type="string">
            <text:p>Sortering:</text:p>
          </table:table-cell>
          <table:table-cell table:style-name="ce71" office:value-type="string" calcext:value-type="string" table:number-columns-spanned="1" table:number-rows-spanned="4">
            <text:p>B</text:p>
          </table:table-cell>
          <table:table-cell table:style-name="ce85" office:value-type="string" calcext:value-type="string" table:number-columns-spanned="1" table:number-rows-spanned="4">
            <text:p>Obligatorisk for sakarkive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Rapporten skal valgfritt kunne sorteres på metadataelementen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text:span text:style-name="T11">referanseForelder </text:span><text:span text:style-name="T14">i </text:span><text:span text:style-name="T15">Arkivdel</text:span><text:span text:style-name="T14">, eller</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covered-table-cell table:style-name="ce7"/>
          <table:table-cell table:style-name="ce28" office:value-type="string" calcext:value-type="string">
            <text:p>• <text:span text:style-name="T27">arkivperiodeStartDato og arkivperiodeSluttDato </text:span><text:span text:style-name="T28">i </text:span><text:span text:style-name="T29">Arkivdel</text:spa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15" office:value-type="string" calcext:value-type="string" table:number-columns-spanned="1" table:number-rows-spanned="28">
            <text:p>6.5.4 </text:p>
          </table:table-cell>
          <table:table-cell table:style-name="ce34" office:value-type="string" calcext:value-type="string">
            <text:p>Rapportens innhold:</text:p>
          </table:table-cell>
          <table:table-cell table:style-name="ce71" office:value-type="string" calcext:value-type="string" table:number-columns-spanned="1" table:number-rows-spanned="28">
            <text:p>B</text:p>
          </table:table-cell>
          <table:table-cell table:style-name="ce85" office:value-type="string" calcext:value-type="string" table:number-columns-spanned="1" table:number-rows-spanned="28">
            <text:p>Obligatorisk for sakarkive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Følgende metadataelementer skal være med i rapporten, så fremt de finnes i løsning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Fra <text:span text:style-name="T10">Arkiv:</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titt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arkivskapernav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arkivstatus</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opprettet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avsluttet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Fra Klassifikasjonssystem</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klassifikasjonstyp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5" office:value-type="string" calcext:value-type="string">
            <text:p>titt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Fra <text:span text:style-name="T10">Arkivdel:</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titt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referanseForeld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referanseKlassifikasjonssystem</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arkivdelstatus</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referanseArvtak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referanseForløp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fysiskeDokumen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referanseDokumentbeskrivels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opprettet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avsluttet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arkivperiodeStart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arkivperiodeSlutt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oppbevaringssted</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beskrivels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eksportert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covered-table-cell table:style-name="ce7"/>
          <table:table-cell table:style-name="ce27" office:value-type="string" calcext:value-type="string">
            <text:p>ansvarligEksport</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26" office:value-type="string" calcext:value-type="string">
            <text:p>Krav til rapporten <text:span text:style-name="T9">Offentlig journal</text:span></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6.5.5 </text:p>
          </table:table-cell>
          <table:table-cell table:style-name="ce28" office:value-type="string" calcext:value-type="string">
            <text:p>Rapporten <text:span text:style-name="T16">Offentlig journal</text:span><text:span text:style-name="T17"> er obligatorisk</text:span></text:p>
          </table:table-cell>
          <table:table-cell table:style-name="ce70" office:value-type="string" calcext:value-type="string">
            <text:p>B</text:p>
          </table:table-cell>
          <table:table-cell table:style-name="ce86" office:value-type="string" calcext:value-type="string">
            <text:p>Obligatorisk for arkiv underlagt Offentleglova</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6.5.6 </text:p>
          </table:table-cell>
          <table:table-cell table:style-name="ce28" office:value-type="string" calcext:value-type="string">
            <text:p>Rapporten skal inneholde alle journalposttyper. Registrering kommer ikke med.</text:p>
          </table:table-cell>
          <table:table-cell table:style-name="ce70" office:value-type="string" calcext:value-type="string">
            <text:p>B</text:p>
          </table:table-cell>
          <table:table-cell table:style-name="ce86" office:value-type="string" calcext:value-type="string">
            <text:p>Obligatorisk for arkiv underlagt Offentleglova</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table-cell table:style-name="ce14" office:value-type="string" calcext:value-type="string">
            <text:p>6.5.7 </text:p>
          </table:table-cell>
          <table:table-cell table:style-name="ce28" office:value-type="string" calcext:value-type="string">
            <text:p>Metadataelementet <text:span text:style-name="T11">skjermingMetadata</text:span><text:span text:style-name="T14"> inneholder informasjon om hvilke elementer som skal skjermes. Metadatafeltet </text:span><text:span text:style-name="T15">offentligTittel</text:span><text:span text:style-name="T14"> er en kopi av tittel, men alle ord som skal skjermes er her fjernet (for eksempel erstattet av *****)</text:span></text:p>
          </table:table-cell>
          <table:table-cell table:style-name="ce70" office:value-type="string" calcext:value-type="string">
            <text:p>B</text:p>
          </table:table-cell>
          <table:table-cell table:style-name="ce86" office:value-type="string" calcext:value-type="string">
            <text:p>Obligatorisk for arkiv underlagt Offentleglova</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15" office:value-type="string" calcext:value-type="string" table:number-columns-spanned="1" table:number-rows-spanned="5">
            <text:p>6.5.8 </text:p>
          </table:table-cell>
          <table:table-cell table:style-name="ce34" office:value-type="string" calcext:value-type="string">
            <text:p>Selektering:</text:p>
          </table:table-cell>
          <table:table-cell table:style-name="ce71" office:value-type="string" calcext:value-type="string" table:number-columns-spanned="1" table:number-rows-spanned="5">
            <text:p>B</text:p>
          </table:table-cell>
          <table:table-cell table:style-name="ce10" office:value-type="string" calcext:value-type="string" table:number-columns-spanned="1" table:number-rows-spanned="5">
            <text:p>Obligatorisk for arkiv underlagt Offentleglova</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covered-table-cell table:style-name="ce6"/>
          <table:table-cell table:style-name="ce29" office:value-type="string" calcext:value-type="string">
            <text:p>Rapporten skal kunne selekteres på følgende metadataelementer (fra <text:span text:style-name="T16">Journalpost </text:span><text:span text:style-name="T17">hvis ikke annet er angitt):</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text:span text:style-name="T16">journaldato </text:span><text:span text:style-name="T17">(intervall skal kunne angis)</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text:span text:style-name="T10">journalenhet</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covered-table-cell table:style-name="ce7"/>
          <table:table-cell table:style-name="ce28" office:value-type="string" calcext:value-type="string">
            <text:p>• <text:span text:style-name="T16">administrativEnhet </text:span><text:span text:style-name="T17">for saksbehandler</text:spa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6">
          <table:table-cell table:style-name="ce15" office:value-type="string" calcext:value-type="string" table:number-columns-spanned="1" table:number-rows-spanned="2">
            <text:p>6.5.9 </text:p>
          </table:table-cell>
          <table:table-cell table:style-name="ce29" office:value-type="string" calcext:value-type="string">
            <text:p>For virksomheter som har tatt i bruk funksjonalitet for midlertidig sperring, skal rapporten som et alternativ til selektering etter journaldato, kunne selekteres etter metadataelementet:</text:p>
          </table:table-cell>
          <table:table-cell table:style-name="ce71" office:value-type="string" calcext:value-type="string" table:number-columns-spanned="1" table:number-rows-spanned="2">
            <text:p>B</text:p>
          </table:table-cell>
          <table:table-cell table:style-name="ce10" office:value-type="string" calcext:value-type="string" table:number-columns-spanned="1" table:number-rows-spanned="2">
            <text:p>Obligatorisk for arkiv underlagt Offentleglova</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covered-table-cell table:style-name="ce7"/>
          <table:table-cell table:style-name="ce28" office:value-type="string" calcext:value-type="string">
            <text:p>• <text:span text:style-name="T11">offentlighetsvurdert </text:span><text:span text:style-name="T14">(jf. </text:span><text:span text:style-name="T15">Journalpost</text:span><text:span text:style-name="T14">). Intervall skal kunne angis.</text:spa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15" office:value-type="string" calcext:value-type="string" table:number-columns-spanned="1" table:number-rows-spanned="5">
            <text:p>6.5.10 </text:p>
          </table:table-cell>
          <table:table-cell table:style-name="ce34" office:value-type="string" calcext:value-type="string">
            <text:p>Sortering:</text:p>
          </table:table-cell>
          <table:table-cell table:style-name="ce71" office:value-type="string" calcext:value-type="string" table:number-columns-spanned="1" table:number-rows-spanned="5">
            <text:p>B</text:p>
          </table:table-cell>
          <table:table-cell table:style-name="ce10" office:value-type="string" calcext:value-type="string" table:number-columns-spanned="1" table:number-rows-spanned="5">
            <text:p>Obligatorisk for arkiv underlagt Offentleglova</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Rapporten skal valgfritt kunne sorteres på:</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text:span text:style-name="T16">løpenummer, </text:span><text:span text:style-name="T17">eller</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 <text:span text:style-name="T11">journalenhet,</text:span><text:span text:style-name="T12"> </text:span><text:span text:style-name="T13">journaldato </text:span><text:span text:style-name="T14">og </text:span><text:span text:style-name="T15">løpenummer</text:span><text:span text:style-name="T14">, eller</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covered-table-cell table:style-name="ce7"/>
          <table:table-cell table:style-name="ce28" office:value-type="string" calcext:value-type="string">
            <text:p>• <text:span text:style-name="T11">administrativEnhet </text:span><text:span text:style-name="T12">for saksbehandler, </text:span><text:span text:style-name="T13">journaldato </text:span><text:span text:style-name="T14">og </text:span><text:span text:style-name="T15">løpenummer</text:span><text:span text:style-name="T14">.</text:spa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15" office:value-type="string" calcext:value-type="string" table:number-columns-spanned="1" table:number-rows-spanned="21">
            <text:p>6.5.11 </text:p>
          </table:table-cell>
          <table:table-cell table:style-name="ce34" office:value-type="string" calcext:value-type="string">
            <text:p>Rapportens innhold:</text:p>
          </table:table-cell>
          <table:table-cell table:style-name="ce71" office:value-type="string" calcext:value-type="string" table:number-columns-spanned="1" table:number-rows-spanned="21">
            <text:p>B</text:p>
          </table:table-cell>
          <table:table-cell table:style-name="ce10" office:value-type="string" calcext:value-type="string" table:number-columns-spanned="1" table:number-rows-spanned="21">
            <text:p>Obligatorisk for arkiv underlagt Offentleglova</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Følgende metadataelementer skal være med i rapporten, så fremt de finnes i løsning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3">
          <table:covered-table-cell table:style-name="ce6"/>
          <table:table-cell table:style-name="ce36" office:value-type="string" calcext:value-type="string">
            <text:p>Saksmappeinformasjo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Fra <text:span text:style-name="T10">Saksmappe:</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mappeID</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offentligTitt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Fra <text:span text:style-name="T16">Klasse </text:span><text:span text:style-name="T17">(tilleggsklassering skal ikke være med):</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34" office:value-type="string" calcext:value-type="string">
            <text:p>klasseID <text:span text:style-name="T59">(skrives ikke ut hvis markert som avskjermet i løsningen)</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3">
          <table:covered-table-cell table:style-name="ce6"/>
          <table:table-cell table:style-name="ce36" office:value-type="string" calcext:value-type="string">
            <text:p>Journalpostinformasjo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Fra <text:span text:style-name="T16">Journalpost</text:span><text:span text:style-name="T17">:</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løpenumm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registreringsID</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journal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34" office:value-type="string" calcext:value-type="string">
            <text:p>dokumentetsDato <text:span text:style-name="T8">(tekst ”Udatert” hvis dato mangler)</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offentligTitt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korrespondanseparttyp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covered-table-cell table:style-name="ce6"/>
          <table:table-cell table:style-name="ce34" office:value-type="string" calcext:value-type="string">
            <text:p>korrespondansepartNavn <text:span text:style-name="T8">(Skrives ikke ut i offentlig journal hvis navnet skal unntas offentlighet)</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avskrivningsmåt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avskrivnings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referanseAvskrivesAvJournalpos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covered-table-cell table:style-name="ce7"/>
          <table:table-cell table:style-name="ce27" office:value-type="string" calcext:value-type="string">
            <text:p>referanseAvskriverJournalpost</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table-cell table:style-name="ce15" office:value-type="string" calcext:value-type="string" table:number-columns-spanned="1" table:number-rows-spanned="13">
            <text:p>6.5.12 </text:p>
          </table:table-cell>
          <table:table-cell table:style-name="ce29" office:value-type="string" calcext:value-type="string">
            <text:p>Rapporten bør i tillegg valgfritt kunne inneholde en eller flere av opplysningene nedenfor (så fremt de finnes i løsningen):</text:p>
          </table:table-cell>
          <table:table-cell table:style-name="ce71" office:value-type="string" calcext:value-type="string" table:number-columns-spanned="1" table:number-rows-spanned="13">
            <text:p>V</text:p>
          </table:table-cell>
          <table:table-cell table:style-name="ce85" table:number-columns-spanned="1" table:number-rows-spanned="13"/>
          <table:table-cell table:style-name="ce107" office:value-type="string" calcext:value-type="string">
            <text:p>Dette kravet bør stilles, og kommunen bør spesifisere hvilke metadataelementer man ønsker skal komme fram i offentlig journal</text:p>
          </table:table-cell>
          <table:table-cell table:style-name="ce110" table:number-columns-repeated="2"/>
          <table:table-cell table:style-name="ce111"/>
          <table:table-cell table:style-name="ce129"/>
          <table:table-cell table:style-name="ce110"/>
          <table:table-cell table:number-columns-repeated="1014"/>
        </table:table-row>
        <table:table-row table:style-name="ro13">
          <table:covered-table-cell table:style-name="ce6"/>
          <table:table-cell table:style-name="ce36" office:value-type="string" calcext:value-type="string">
            <text:p>Saksmappeinformasjo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Fra <text:span text:style-name="T10">Saksmappe:</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administrativEnh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saksansvarli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tilgangsrestriksjo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skjermingshjemm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3">
          <table:covered-table-cell table:style-name="ce6"/>
          <table:table-cell table:style-name="ce36" office:value-type="string" calcext:value-type="string">
            <text:p>Journalpostinformasjo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Fra <text:span text:style-name="T11">Journalpost </text:span><text:span text:style-name="T14">(sortert etter </text:span><text:span text:style-name="T15">registreringsID </text:span><text:span text:style-name="T14">hvis ikke annet er angitt):</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tilgangsrestriksjo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skjermingsHjemm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administrativEnhet<text:span text:style-name="T8">,</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covered-table-cell table:style-name="ce7"/>
          <table:table-cell table:style-name="ce27" office:value-type="string" calcext:value-type="string">
            <text:p>saksbehandler</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26" office:value-type="string" calcext:value-type="string">
            <text:p>Krav til rapporten <text:span text:style-name="T9">Løpende journal</text:span></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4" office:value-type="string" calcext:value-type="string">
            <text:p>6.5.13 </text:p>
          </table:table-cell>
          <table:table-cell table:style-name="ce28" office:value-type="string" calcext:value-type="string">
            <text:p>Rapporten <text:span text:style-name="T16">Løpende journal</text:span><text:span text:style-name="T17"> er obligatorisk</text:span></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15" office:value-type="string" calcext:value-type="string" table:number-columns-spanned="1" table:number-rows-spanned="7">
            <text:p>6.5.14 </text:p>
          </table:table-cell>
          <table:table-cell table:style-name="ce34" office:value-type="string" calcext:value-type="string">
            <text:p>Selektering:</text:p>
          </table:table-cell>
          <table:table-cell table:style-name="ce71" office:value-type="string" calcext:value-type="string" table:number-columns-spanned="1" table:number-rows-spanned="7">
            <text:p>B</text:p>
          </table:table-cell>
          <table:table-cell table:style-name="ce85" office:value-type="string" calcext:value-type="string" table:number-columns-spanned="1" table:number-rows-spanned="7">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covered-table-cell table:style-name="ce6"/>
          <table:table-cell table:style-name="ce29" office:value-type="string" calcext:value-type="string">
            <text:p>Rapporten skal valgfritt kunne selekteres på følgende metadataelementer (fra <text:span text:style-name="T16">journalpost </text:span><text:span text:style-name="T17">dersom ikke annet er angitt):</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text:span text:style-name="T16">journaldato </text:span><text:span text:style-name="T17">(intervall skal kunne angis), eller</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text:span text:style-name="T16">løpenummer </text:span><text:span text:style-name="T17">(intervall skal kunne angis)</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 journalpost<text:span text:style-name="T16">type </text:span><text:span text:style-name="T17">(En eller flere skal kunne velges)</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j<text:span text:style-name="T16">ournalenhet </text:span><text:span text:style-name="T17">til behandlingsansvarlig</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8" office:value-type="string" calcext:value-type="string">
            <text:p>• <text:span text:style-name="T16">administrativ enhet </text:span><text:span text:style-name="T17">til behandlingsansvarlig (Her skal det kunne angis om underliggende enheter skal inkluderes.)</text:spa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6.5.15 </text:p>
          </table:table-cell>
          <table:table-cell table:style-name="ce28" office:value-type="string" calcext:value-type="string">
            <text:p>For interne dokumenter skal det være mulig å avgrense rapporten til å omfatte bare mottatte dokumenter, slik at samme dokument ikke listes to ganger </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15" office:value-type="string" calcext:value-type="string" table:number-columns-spanned="1" table:number-rows-spanned="5">
            <text:p>6.5.16 </text:p>
          </table:table-cell>
          <table:table-cell table:style-name="ce34" office:value-type="string" calcext:value-type="string">
            <text:p>Sortering:</text:p>
          </table:table-cell>
          <table:table-cell table:style-name="ce71" office:value-type="string" calcext:value-type="string" table:number-columns-spanned="1" table:number-rows-spanned="5">
            <text:p>B</text:p>
          </table:table-cell>
          <table:table-cell table:style-name="ce85" office:value-type="string" calcext:value-type="string" table:number-columns-spanned="1" table:number-rows-spanned="5">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Rapporten skal valgfritt kunne sorteres på:</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text:span text:style-name="T16">løpenummer, </text:span><text:span text:style-name="T17">eller</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covered-table-cell table:style-name="ce6"/>
          <table:table-cell table:style-name="ce29" office:value-type="string" calcext:value-type="string">
            <text:p>• <text:span text:style-name="T11">journalenhet </text:span><text:span text:style-name="T12">til behandlingsansvarlig, deretter på </text:span><text:span text:style-name="T13">journaldat</text:span><text:span text:style-name="T14">o og </text:span><text:span text:style-name="T15">løpenummer </text:span><text:span text:style-name="T14">innenfor hver journaldato, eller</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8" office:value-type="string" calcext:value-type="string">
            <text:p>• <text:span text:style-name="T11">administrativ enhet </text:span><text:span text:style-name="T12">til behandlingsansvarlig, deretter på </text:span><text:span text:style-name="T13">journaldat</text:span><text:span text:style-name="T14">o og </text:span><text:span text:style-name="T15">løpenummer </text:span><text:span text:style-name="T14">innenfor hver journaldato.</text:spa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17" office:value-type="string" calcext:value-type="string" table:number-columns-spanned="1" table:number-rows-spanned="27">
            <text:p>6.5.17 </text:p>
          </table:table-cell>
          <table:table-cell table:style-name="ce34" office:value-type="string" calcext:value-type="string">
            <text:p>Rapportens innhold:</text:p>
          </table:table-cell>
          <table:table-cell table:style-name="ce60" office:value-type="string" calcext:value-type="string" table:number-columns-spanned="1" table:number-rows-spanned="27">
            <text:p>B</text:p>
          </table:table-cell>
          <table:table-cell table:style-name="ce89" office:value-type="string" calcext:value-type="string" table:number-columns-spanned="1" table:number-rows-spanned="27">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Følgende metadataelementer skal være med i rapporten, så fremt de finnes i løsning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3">
          <table:covered-table-cell table:style-name="ce6"/>
          <table:table-cell table:style-name="ce36" office:value-type="string" calcext:value-type="string">
            <text:p>Saksmappeinformasjo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Fra <text:span text:style-name="T10">Saksmappe:</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mappeID</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titt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administrativEnh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Saksansvarli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referanseArkivd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Fra <text:span text:style-name="T10">Klasse</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klasseID og titt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3">
          <table:covered-table-cell table:style-name="ce6"/>
          <table:table-cell table:style-name="ce36" office:value-type="string" calcext:value-type="string">
            <text:p>Journalpostinformasjo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Fra <text:span text:style-name="T16">Journalpost</text:span><text:span text:style-name="T17">:</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løpenumm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registreringsID</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journal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34" office:value-type="string" calcext:value-type="string">
            <text:p>dokumentetsDato <text:span text:style-name="T8">(tekst ”Udatert” hvis dato mangler)</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titt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tilgangsrestriksjo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skjermingshjemm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antallVedleg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offentlighetsvurdert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korrespondanseparttyp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korrespondansepartnav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administrativEnh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saksbehandl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journalenh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4" office:value-type="string" calcext:value-type="string">
            <text:p>6.5.18 </text:p>
          </table:table-cell>
          <table:table-cell table:style-name="ce28" office:value-type="string" calcext:value-type="string">
            <text:p>Utgår</text:p>
          </table:table-cell>
          <table:table-cell table:style-name="ce70"/>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26" office:value-type="string" calcext:value-type="string">
            <text:p>Krav til rapporten <text:span text:style-name="T9">Restanseliste</text:span></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4" office:value-type="string" calcext:value-type="string">
            <text:p>6.5.19 </text:p>
          </table:table-cell>
          <table:table-cell table:style-name="ce28" office:value-type="string" calcext:value-type="string">
            <text:p>Rapporten <text:span text:style-name="T16">Restanseliste</text:span><text:span text:style-name="T17"> er obligatorisk</text:span></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15" office:value-type="string" calcext:value-type="string" table:number-columns-spanned="1" table:number-rows-spanned="8">
            <text:p>6.5.20 </text:p>
          </table:table-cell>
          <table:table-cell table:style-name="ce34" office:value-type="string" calcext:value-type="string">
            <text:p>Selektering:</text:p>
          </table:table-cell>
          <table:table-cell table:style-name="ce71" office:value-type="string" calcext:value-type="string" table:number-columns-spanned="1" table:number-rows-spanned="8">
            <text:p>B</text:p>
          </table:table-cell>
          <table:table-cell table:style-name="ce85" office:value-type="string" calcext:value-type="string" table:number-columns-spanned="1" table:number-rows-spanned="8">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Rapporten skal kunne selekteres på følgende metadataelemen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 <text:span text:style-name="T11">journaldato </text:span><text:span text:style-name="T14">fra </text:span><text:span text:style-name="T15">Journalpost </text:span><text:span text:style-name="T14">(intervall skal kunne angis) og</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journalpost<text:span text:style-name="T27">type </text:span><text:span text:style-name="T28">fra </text:span><text:span text:style-name="T29">Journalpost</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 <text:span text:style-name="T60">• </text:span><text:span text:style-name="T61">journalenhet</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 <text:span text:style-name="T16">administrativEnhet </text:span><text:span text:style-name="T17">(Her skal det kunne angis om underliggende enheter skal inkluderes).</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5">
          <table:covered-table-cell table:style-name="ce6"/>
          <table:table-cell table:style-name="ce29" office:value-type="string" calcext:value-type="string">
            <text:p>• <text:span text:style-name="T22">avskrivingsmåte </text:span><text:span text:style-name="T23">(Her skal det kunne velges mellom </text:span><text:span text:style-name="T24">uavskrevne dokumente</text:span><text:span text:style-name="T25">r og </text:span><text:span text:style-name="T26">uavskrevne </text:span><text:span text:style-name="T25">og </text:span><text:span text:style-name="T24">foreløpig avskrevne dokumenter </text:span><text:span text:style-name="T25">(verdi ***).</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covered-table-cell table:style-name="ce7"/>
          <table:table-cell table:style-name="ce28" office:value-type="string" calcext:value-type="string">
            <text:p>• <text:span text:style-name="T16">kopimottaker</text:span><text:span text:style-name="T17">. Det skal kunne angis om kopimottakere skal inkluderes eller ikke.</text:spa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15" office:value-type="string" calcext:value-type="string" table:number-columns-spanned="1" table:number-rows-spanned="11">
            <text:p>6.5.21 </text:p>
          </table:table-cell>
          <table:table-cell table:style-name="ce34" office:value-type="string" calcext:value-type="string">
            <text:p>Sortering:</text:p>
          </table:table-cell>
          <table:table-cell table:style-name="ce71" office:value-type="string" calcext:value-type="string" table:number-columns-spanned="1" table:number-rows-spanned="11">
            <text:p>B</text:p>
          </table:table-cell>
          <table:table-cell table:style-name="ce85" office:value-type="string" calcext:value-type="string" table:number-columns-spanned="1" table:number-rows-spanned="11">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8">
          <table:covered-table-cell table:style-name="ce6"/>
          <table:table-cell table:style-name="ce29" office:value-type="string" calcext:value-type="string">
            <text:p>Sortering skal foretas med utgangspunkt i de mottakere som tilfredsstiller seleksjonskriteriet. Dersom flere mottakere tilknyttet samme journalpost tilfredsstiller seleksjonskriteriet, skal journalposten tas med på utskriften en gang for hver av disse mottakern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Rapporten skal valgfritt kunne sorteres på:</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 <text:span text:style-name="T11">journalenhet </text:span><text:span text:style-name="T14">og deretter på s</text:span><text:span text:style-name="T15">aksbehandler </text:span><text:span text:style-name="T14">samt</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34" office:value-type="string" calcext:value-type="string">
            <text:p>mappeID <text:span text:style-name="T56">fra </text:span><text:span text:style-name="T57">Saksmappe </text:span><text:span text:style-name="T21">og </text:span><text:span text:style-name="T20">registreringsID </text:span><text:span text:style-name="T21">fra </text:span><text:span text:style-name="T20">Journalpost, </text:span><text:span text:style-name="T21">eller</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text:span text:style-name="T16">administrativEnhet </text:span><text:span text:style-name="T17">og deretter på</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s<text:span text:style-name="T11">aksbehandler </text:span><text:span text:style-name="T12">samt </text:span><text:span text:style-name="T13">mappeID </text:span><text:span text:style-name="T14">fra </text:span><text:span text:style-name="T15">Saksmappe </text:span><text:span text:style-name="T14">og</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registreringsID <text:span text:style-name="T58">fra </text:span><text:span text:style-name="T29">Journalpost, </text:span><text:span text:style-name="T28">eller</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 <text:span text:style-name="T11">journalenhet </text:span><text:span text:style-name="T14">og deretter på s</text:span><text:span text:style-name="T15">aksansvarlig </text:span><text:span text:style-name="T14">og</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34" office:value-type="string" calcext:value-type="string">
            <text:p>mappeID <text:span text:style-name="T56">fra </text:span><text:span text:style-name="T57">Saksmappe </text:span><text:span text:style-name="T21">samt </text:span><text:span text:style-name="T20">registreringsID </text:span><text:span text:style-name="T21">fra </text:span><text:span text:style-name="T20">Journalpost, </text:span><text:span text:style-name="T21">eller</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8" office:value-type="string" calcext:value-type="string">
            <text:p>• <text:span text:style-name="T62">administrativEnhet </text:span><text:span text:style-name="T63">og deretter på s</text:span><text:span text:style-name="T64">aksansvarlig </text:span><text:span text:style-name="T65">og </text:span><text:span text:style-name="T66">mappeID </text:span><text:span text:style-name="T67">fra </text:span><text:span text:style-name="T68">Saksmappe </text:span><text:span text:style-name="T65">samt </text:span><text:span text:style-name="T64">registreringsID </text:span><text:span text:style-name="T67">fra </text:span><text:span text:style-name="T64">Journalpost.</text:spa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15" office:value-type="string" calcext:value-type="string" table:number-columns-spanned="1" table:number-rows-spanned="22">
            <text:p>6.5.22 </text:p>
          </table:table-cell>
          <table:table-cell table:style-name="ce34" office:value-type="string" calcext:value-type="string">
            <text:p>Rapportens innhold:</text:p>
          </table:table-cell>
          <table:table-cell table:style-name="ce71" office:value-type="string" calcext:value-type="string" table:number-columns-spanned="1" table:number-rows-spanned="22">
            <text:p>B</text:p>
          </table:table-cell>
          <table:table-cell table:style-name="ce85" office:value-type="string" calcext:value-type="string" table:number-columns-spanned="1" table:number-rows-spanned="22">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Følgende metadataelementer skal være med i rapporten, så fremt de finnes i løsning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3">
          <table:covered-table-cell table:style-name="ce6"/>
          <table:table-cell table:style-name="ce36" office:value-type="string" calcext:value-type="string">
            <text:p>Saksmappeinformasjo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Fra <text:span text:style-name="T10">Saksmappe:</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mappeID</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titt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administrativEnh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saksansvarli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journalenh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Fra <text:span text:style-name="T10">Klasse</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klasseID og titt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3">
          <table:covered-table-cell table:style-name="ce6"/>
          <table:table-cell table:style-name="ce36" office:value-type="string" calcext:value-type="string">
            <text:p>Journalpostinformasjo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Fra <text:span text:style-name="T16">Journalpost</text:span><text:span text:style-name="T17">:</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registreringsID</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journal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34" office:value-type="string" calcext:value-type="string">
            <text:p>dokumentetsDato <text:span text:style-name="T8">(tekst ”Udatert” hvis dato mangler)</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titt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forfalls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korrespondanseparttyp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korrespondansepartNav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administrativEnh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covered-table-cell table:style-name="ce7"/>
          <table:table-cell table:style-name="ce27" office:value-type="string" calcext:value-type="string">
            <text:p>Saksbehandler</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table-cell table:style-name="ce14" office:value-type="string" calcext:value-type="string">
            <text:p>6.5.23 </text:p>
          </table:table-cell>
          <table:table-cell table:style-name="ce28" office:value-type="string" calcext:value-type="string">
            <text:p>Sidenummereringen skal være pr administrativ enhet, dvs. starte på s. 1 ved skifte til ny administrativ enhet. Det skal avsettes plass til kommentarer fra saksbehandler etter hver journalpost.</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2">
          <table:table-cell table:style-name="ce14" office:value-type="string" calcext:value-type="string">
            <text:p>6.5.24 </text:p>
          </table:table-cell>
          <table:table-cell table:style-name="ce28" office:value-type="string" calcext:value-type="string">
            <text:p>Det bør være mulig å definere rapporten slik at bestemte saksområder ikke skal tas med på restanselisten. Dette kan f. eks. være saksmapper/journalposter med bestemte ordningsverdier eller som behandles av bestemte administrative enheter.</text:p>
          </table:table-cell>
          <table:table-cell table:style-name="ce70" office:value-type="string" calcext:value-type="string">
            <text:p>V</text:p>
          </table:table-cell>
          <table:table-cell table:style-name="ce84"/>
          <table:table-cell table:style-name="ce107" office:value-type="string" calcext:value-type="string">
            <text:p>Dette er et krav som kan ha verdi innenfor gitte saksområder, og kan være arbeidsbesparende. </text:p>
          </table:table-cell>
          <table:table-cell table:style-name="ce110" table:number-columns-repeated="2"/>
          <table:table-cell table:style-name="ce111"/>
          <table:table-cell table:style-name="ce129"/>
          <table:table-cell table:style-name="ce110"/>
          <table:table-cell table:number-columns-repeated="1014"/>
        </table:table-row>
        <table:table-row table:style-name="ro7">
          <table:table-cell table:style-name="ce13" office:value-type="string" calcext:value-type="string">
            <text:p>Krav nr.</text:p>
          </table:table-cell>
          <table:table-cell table:style-name="ce26" office:value-type="string" calcext:value-type="string">
            <text:p>Krav til rapporten <text:span text:style-name="T9">Forfallsliste</text:span></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17" office:value-type="string" calcext:value-type="string" table:number-columns-spanned="1" table:number-rows-spanned="8">
            <text:p>6.5.25 </text:p>
          </table:table-cell>
          <table:table-cell table:style-name="ce34" office:value-type="string" calcext:value-type="string">
            <text:p>Selektering:</text:p>
          </table:table-cell>
          <table:table-cell table:style-name="ce60" office:value-type="string" calcext:value-type="string" table:number-columns-spanned="1" table:number-rows-spanned="8">
            <text:p>B</text:p>
          </table:table-cell>
          <table:table-cell table:style-name="ce89" office:value-type="string" calcext:value-type="string" table:number-columns-spanned="1" table:number-rows-spanned="8">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Rapporten skal kunne selekteres på følgende metadataelemen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 <text:span text:style-name="T11">journaldato </text:span><text:span text:style-name="T14">fra </text:span><text:span text:style-name="T15">Journalpost </text:span><text:span text:style-name="T14">(intervall skal kunne angis) og</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text:span text:style-name="T16">journalposttype </text:span><text:span text:style-name="T17">fra Journalpost</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text:span text:style-name="T10">journalenhet</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 <text:span text:style-name="T16">administrativEnhet </text:span><text:span text:style-name="T17">(Her skal det kunne angis om underliggende enheter skal inkluderes).</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 <text:span text:style-name="T16">kopimottaker: </text:span><text:span text:style-name="T17">Det skal kunne angis om kopimottakere skal inkluderes eller ikke.</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covered-table-cell table:style-name="ce6"/>
          <table:table-cell table:style-name="ce9" office:value-type="string" calcext:value-type="string">
            <text:p>• <text:span text:style-name="T11">forfallsdato </text:span><text:span text:style-name="T14">i </text:span><text:span text:style-name="T15">Journalpost </text:span><text:span text:style-name="T14">(intervall skal kunne angis),</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17" office:value-type="string" calcext:value-type="string" table:number-columns-spanned="1" table:number-rows-spanned="6">
            <text:p>6.5.26 </text:p>
          </table:table-cell>
          <table:table-cell table:style-name="ce34" office:value-type="string" calcext:value-type="string">
            <text:p>Sortering:</text:p>
          </table:table-cell>
          <table:table-cell table:style-name="ce60" office:value-type="string" calcext:value-type="string" table:number-columns-spanned="1" table:number-rows-spanned="6">
            <text:p>B</text:p>
          </table:table-cell>
          <table:table-cell table:style-name="ce89" office:value-type="string" calcext:value-type="string" table:number-columns-spanned="1" table:number-rows-spanned="6">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Sortering skal foretas med utgangspunkt i de mottakere som tilfredsstiller seleksjonskriteriet. Dersom flere mottakere tilknyttet samme journalpost tilfredsstiller seleksjonskriteriet, skal journalposten tas med på utskriften en gang for hver av disse mottakerne. Rapporten skal valgfritt kunne sorteres på:</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covered-table-cell table:style-name="ce6"/>
          <table:table-cell table:style-name="ce29" office:value-type="string" calcext:value-type="string">
            <text:p>• <text:span text:style-name="T1">journalenhet </text:span><text:span text:style-name="T2">og deretter på s</text:span><text:span text:style-name="T3">aksbehandler </text:span><text:span text:style-name="T4">samt </text:span><text:span text:style-name="T5">mappeID </text:span><text:span text:style-name="T6">fra </text:span><text:span text:style-name="T7">Saksmappe </text:span><text:span text:style-name="T6">og </text:span><text:span text:style-name="T3">registreringsID </text:span><text:span text:style-name="T6">fra </text:span><text:span text:style-name="T3">Journalpost, </text:span><text:span text:style-name="T6">eller</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covered-table-cell table:style-name="ce6"/>
          <table:table-cell table:style-name="ce29" office:value-type="string" calcext:value-type="string">
            <text:p>• <text:span text:style-name="T1">administrativEnhet </text:span><text:span text:style-name="T2">og deretter på s</text:span><text:span text:style-name="T3">aksbehandler </text:span><text:span text:style-name="T4">samt </text:span><text:span text:style-name="T5">mappeID </text:span><text:span text:style-name="T6">fra </text:span><text:span text:style-name="T7">Saksmappe </text:span><text:span text:style-name="T6">og </text:span><text:span text:style-name="T3">registreringsID </text:span><text:span text:style-name="T6">fra </text:span><text:span text:style-name="T3">Journalpost, </text:span><text:span text:style-name="T6">eller</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covered-table-cell table:style-name="ce6"/>
          <table:table-cell table:style-name="ce29" office:value-type="string" calcext:value-type="string">
            <text:p>• <text:span text:style-name="T1">journalenhet </text:span><text:span text:style-name="T2">og deretter på s</text:span><text:span text:style-name="T3">aksansvarlig </text:span><text:span text:style-name="T4">og </text:span><text:span text:style-name="T5">mappeID </text:span><text:span text:style-name="T6">fra </text:span><text:span text:style-name="T7">Saksmappe </text:span><text:span text:style-name="T6">samt </text:span><text:span text:style-name="T3">registreringsID </text:span><text:span text:style-name="T6">fra </text:span><text:span text:style-name="T3">Journalpost, </text:span><text:span text:style-name="T6">eller</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6"/>
          <table:table-cell table:style-name="ce9" office:value-type="string" calcext:value-type="string">
            <text:p>• <text:span text:style-name="T62">administrativEnhet </text:span><text:span text:style-name="T63">og deretter på s</text:span><text:span text:style-name="T64">aksansvarlig </text:span><text:span text:style-name="T65">og </text:span><text:span text:style-name="T66">mappeID </text:span><text:span text:style-name="T67">fra </text:span><text:span text:style-name="T68">Saksmappe </text:span><text:span text:style-name="T65">samt </text:span><text:span text:style-name="T64">registreringsID </text:span><text:span text:style-name="T67">fra </text:span><text:span text:style-name="T64">Journalpost.</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15" office:value-type="string" calcext:value-type="string" table:number-columns-spanned="1" table:number-rows-spanned="22">
            <text:p>6.5.27 </text:p>
          </table:table-cell>
          <table:table-cell table:style-name="ce34" office:value-type="string" calcext:value-type="string">
            <text:p>Rapportens innhold:</text:p>
          </table:table-cell>
          <table:table-cell table:style-name="ce71" office:value-type="string" calcext:value-type="string" table:number-columns-spanned="1" table:number-rows-spanned="22">
            <text:p>B</text:p>
          </table:table-cell>
          <table:table-cell table:style-name="ce85" office:value-type="string" calcext:value-type="string" table:number-columns-spanned="1" table:number-rows-spanned="22">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Rapporten skal inneholde følgende opplysninger, så fremt de finnes i løsning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3">
          <table:covered-table-cell table:style-name="ce6"/>
          <table:table-cell table:style-name="ce36" office:value-type="string" calcext:value-type="string">
            <text:p>Saksmappeinformasjo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Fra <text:span text:style-name="T10">Saksmappe:</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mappeID</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titt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administrativEnh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saksansvarli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journalenh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Fra <text:span text:style-name="T10">Klasse</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klasseID og titt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3">
          <table:covered-table-cell table:style-name="ce6"/>
          <table:table-cell table:style-name="ce36" office:value-type="string" calcext:value-type="string">
            <text:p>Journalpostinformasjo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Fra <text:span text:style-name="T16">Journalpost</text:span><text:span text:style-name="T17">:</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registreringsID</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journal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34" office:value-type="string" calcext:value-type="string">
            <text:p>dokumentetsDato <text:span text:style-name="T8">(tekst ”Udatert” hvis dato mangler)</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titt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forfalls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korrespondanseparttyp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korrespondansepartNav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administrativEnh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covered-table-cell table:style-name="ce7"/>
          <table:table-cell table:style-name="ce27" office:value-type="string" calcext:value-type="string">
            <text:p>saksbehandler</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26" office:value-type="string" calcext:value-type="string">
            <text:p>Krav til rapporten <text:span text:style-name="T9">Avgraderingsliste</text:span></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15" office:value-type="string" calcext:value-type="string" table:number-columns-spanned="1" table:number-rows-spanned="7">
            <text:p>6.5.28 </text:p>
          </table:table-cell>
          <table:table-cell table:style-name="ce34" office:value-type="string" calcext:value-type="string">
            <text:p>Selektering:</text:p>
          </table:table-cell>
          <table:table-cell table:style-name="ce71" office:value-type="string" calcext:value-type="string" table:number-columns-spanned="1" table:number-rows-spanned="7">
            <text:p>B</text:p>
          </table:table-cell>
          <table:table-cell table:style-name="ce10" office:value-type="string" calcext:value-type="string" table:number-columns-spanned="1" table:number-rows-spanned="7">
            <text:p>Obligatorisk for løsninger der det er aktuelt med avgradering</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Rapporten skal kunne selekteres på følgende metadataelementer fra</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Journalpost<text:span text:style-name="T8">:</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 <text:span text:style-name="T16">nedgraderingsdato </text:span><text:span text:style-name="T17">(intervall skal kunne angis)</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 <text:span text:style-name="T16">graderingshjemmel </text:span><text:span text:style-name="T17">(en eller flere skal kunne angis).</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34" office:value-type="string" calcext:value-type="string">
            <text:p><text:s/>arkivperiodeStartDato og arkivperiodeSluttDato fra Arkivd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covered-table-cell table:style-name="ce7"/>
          <table:table-cell table:style-name="ce28" office:value-type="string" calcext:value-type="string">
            <text:p>• <text:span text:style-name="T16">referanseArkivdel</text:span><text:span text:style-name="T17"> fra Saksmappe</text:spa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15" office:value-type="string" calcext:value-type="string" table:number-columns-spanned="1" table:number-rows-spanned="5">
            <text:p>6.5.29 </text:p>
          </table:table-cell>
          <table:table-cell table:style-name="ce34" office:value-type="string" calcext:value-type="string">
            <text:p>Sortering:</text:p>
          </table:table-cell>
          <table:table-cell table:style-name="ce71" office:value-type="string" calcext:value-type="string" table:number-columns-spanned="1" table:number-rows-spanned="5">
            <text:p>B</text:p>
          </table:table-cell>
          <table:table-cell table:style-name="ce10" office:value-type="string" calcext:value-type="string" table:number-columns-spanned="1" table:number-rows-spanned="5">
            <text:p>Obligatorisk for løsninger der det er aktuelt med avgradering</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Rapporten skal valgfritt kunne sorteres på:</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covered-table-cell table:style-name="ce6"/>
          <table:table-cell table:style-name="ce29" office:value-type="string" calcext:value-type="string">
            <text:p>• <text:span text:style-name="T22">administrativEnhet </text:span><text:span text:style-name="T23">fra </text:span><text:span text:style-name="T24">Saksmappe</text:span><text:span text:style-name="T25">, deretter på </text:span><text:span text:style-name="T26">saksansvarlig og </text:span><text:span text:style-name="T25">innenfor der igjen </text:span><text:span text:style-name="T24">mappeID</text:span><text:span text:style-name="T25">, eller:</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 administrativE<text:span text:style-name="T11">nhet</text:span><text:span text:style-name="T12">, deretter </text:span><text:span text:style-name="T13">saksbehandler </text:span><text:span text:style-name="T14">og innenfor der igjen </text:span><text:span text:style-name="T15">mappeID</text:span><text:span text:style-name="T14">, eller:</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covered-table-cell table:style-name="ce7"/>
          <table:table-cell table:style-name="ce28" office:value-type="string" calcext:value-type="string">
            <text:p>• <text:span text:style-name="T11">nedgraderingsdato </text:span><text:span text:style-name="T12">fra </text:span><text:span text:style-name="T13">Journalpost </text:span><text:span text:style-name="T14">og innenfor der igjen </text:span><text:span text:style-name="T15">mappeID</text:span><text:span text:style-name="T14">.</text:spa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15" office:value-type="string" calcext:value-type="string" table:number-columns-spanned="1" table:number-rows-spanned="26">
            <text:p>6.5.30 </text:p>
          </table:table-cell>
          <table:table-cell table:style-name="ce34" office:value-type="string" calcext:value-type="string">
            <text:p>Rapportens innhold:</text:p>
          </table:table-cell>
          <table:table-cell table:style-name="ce71" office:value-type="string" calcext:value-type="string" table:number-columns-spanned="1" table:number-rows-spanned="26">
            <text:p>B</text:p>
          </table:table-cell>
          <table:table-cell table:style-name="ce10" office:value-type="string" calcext:value-type="string" table:number-columns-spanned="1" table:number-rows-spanned="26">
            <text:p>Obligatorisk for løsninger der det er aktuelt med avgradering</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Rapporten skal ha med følgende opplysninger, så fremt de finnes i løsning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3">
          <table:covered-table-cell table:style-name="ce6"/>
          <table:table-cell table:style-name="ce36" office:value-type="string" calcext:value-type="string">
            <text:p>Saksmappeinformasjo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Fra <text:span text:style-name="T10">Saksmappe:</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mappeID</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titt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administrativEnh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saksansvarli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Fra <text:span text:style-name="T10">Klasse</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klasseID og titt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3">
          <table:covered-table-cell table:style-name="ce6"/>
          <table:table-cell table:style-name="ce36" office:value-type="string" calcext:value-type="string">
            <text:p>Journalpostinformasjo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Fra <text:span text:style-name="T16">Journalpost</text:span><text:span text:style-name="T17">:</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registreringsID</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journal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34" office:value-type="string" calcext:value-type="string">
            <text:p>dokumentetsDato <text:span text:style-name="T8">(Tekst ”Udatert” hvis dato mangler)</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titt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tilgangsrestriksjo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skjermingsHjemm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journalposttyp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nedgraderings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graderingshjemm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korrespondanseparttyp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korrespondansepartNav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administrativEnh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saksbehandl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covered-table-cell table:style-name="ce7"/>
          <table:table-cell table:style-name="ce27" office:value-type="string" calcext:value-type="string">
            <text:p>journalenhet</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26" office:value-type="string" calcext:value-type="string">
            <text:p>Krav til rapporten <text:span text:style-name="T9">Kassasjonsliste</text:span></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15" office:value-type="string" calcext:value-type="string" table:number-columns-spanned="1" table:number-rows-spanned="8">
            <text:p>6.5.31 </text:p>
          </table:table-cell>
          <table:table-cell table:style-name="ce34" office:value-type="string" calcext:value-type="string">
            <text:p>Selektering:</text:p>
          </table:table-cell>
          <table:table-cell table:style-name="ce71" office:value-type="string" calcext:value-type="string" table:number-columns-spanned="1" table:number-rows-spanned="8">
            <text:p>B</text:p>
          </table:table-cell>
          <table:table-cell table:style-name="ce10" office:value-type="string" calcext:value-type="string" table:number-columns-spanned="1" table:number-rows-spanned="8">
            <text:p>Obligatorisk for løsninger som skal legge til rette for kassasjo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Rapporten skal kunne selekteres på følgende metadataelementer i <text:span text:style-name="T16">Saksmappe</text:span><text:span text:style-name="T17">:</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text:span text:style-name="T16">kassasjonsdato </text:span><text:span text:style-name="T17">(intervall skal kunne angis)</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text:span text:style-name="T10">kassasjonsvedtak</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 <text:span text:style-name="T16">administrativEnhet </text:span><text:span text:style-name="T17">(Her skal det kunne angis om underliggende enheter skal inkluderes)</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text:span text:style-name="T16">journalenhet</text:span><text:span text:style-name="T17">.</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text:span text:style-name="T10">referanseArkivdel</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covered-table-cell table:style-name="ce7"/>
          <table:table-cell table:style-name="ce28" office:value-type="string" calcext:value-type="string">
            <text:p>• arkivperiodeStartDato og arkivperiodeSluttDato fra Arkivdel</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table-cell table:style-name="ce15" office:value-type="string" calcext:value-type="string" table:number-columns-spanned="1" table:number-rows-spanned="5">
            <text:p>6.5.32 </text:p>
          </table:table-cell>
          <table:table-cell table:style-name="ce29" office:value-type="string" calcext:value-type="string">
            <text:p>Rapporten skal kunne sorteres på metadataelementene:</text:p>
          </table:table-cell>
          <table:table-cell table:style-name="ce71" office:value-type="string" calcext:value-type="string" table:number-columns-spanned="1" table:number-rows-spanned="5">
            <text:p>B</text:p>
          </table:table-cell>
          <table:table-cell table:style-name="ce10" office:value-type="string" calcext:value-type="string" table:number-columns-spanned="1" table:number-rows-spanned="5">
            <text:p>Obligatorisk for løsninger som skal legge til rette for kassasjo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 <text:span text:style-name="T10">arkivperiodeStartDato og arkivperiodeSluttDato fra Arkivdel</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text:span text:style-name="T10">referanseArkivdel Saksmappe</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text:span text:style-name="T27">klasseID </text:span><text:span text:style-name="T28">fra </text:span><text:span text:style-name="T29">Klasse</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covered-table-cell table:style-name="ce7"/>
          <table:table-cell table:style-name="ce28" office:value-type="string" calcext:value-type="string">
            <text:p>• <text:span text:style-name="T16">mappeID </text:span><text:span text:style-name="T17">fra Saksmappe.</text:spa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table-cell table:style-name="ce15" office:value-type="string" calcext:value-type="string" table:number-columns-spanned="1" table:number-rows-spanned="16">
            <text:p>6.5.33 </text:p>
          </table:table-cell>
          <table:table-cell table:style-name="ce29" office:value-type="string" calcext:value-type="string">
            <text:p>Rapporten skal inneholde følgende opplysninger, så fremt de finnes i løsningen:</text:p>
          </table:table-cell>
          <table:table-cell table:style-name="ce71" office:value-type="string" calcext:value-type="string" table:number-columns-spanned="1" table:number-rows-spanned="16">
            <text:p>B</text:p>
          </table:table-cell>
          <table:table-cell table:style-name="ce10" office:value-type="string" calcext:value-type="string" table:number-columns-spanned="1" table:number-rows-spanned="16">
            <text:p>Obligatorisk for løsninger som skal legge til rette for kassasjon<text:span text:style-name="T73"> </text:spa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3">
          <table:covered-table-cell table:style-name="ce6"/>
          <table:table-cell table:style-name="ce36" office:value-type="string" calcext:value-type="string">
            <text:p>Saksmappeinformasjo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Fra <text:span text:style-name="T10">Saksmappe:</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mappeID</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titt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opprettet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kassasjonsvedtak</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kassasjons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administrativEnh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referanseArkivd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Fra <text:span text:style-name="T10">Klasse</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klasseID og titt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Fra <text:span text:style-name="T10">Arkivdel:</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referanseForeld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arkivperiodeStart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covered-table-cell table:style-name="ce7"/>
          <table:table-cell table:style-name="ce27" office:value-type="string" calcext:value-type="string">
            <text:p>arkivperiodeSluttDato</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3" office:value-type="string" calcext:value-type="string">
            <text:p>Krav nr.</text:p>
          </table:table-cell>
          <table:table-cell table:style-name="ce26" office:value-type="string" calcext:value-type="string">
            <text:p>Krav til rapporten <text:span text:style-name="T9">Liste for bortsetting, avlevering og overføring</text:span></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15" office:value-type="string" calcext:value-type="string" table:number-columns-spanned="1" table:number-rows-spanned="9">
            <text:p>6.5.34 </text:p>
          </table:table-cell>
          <table:table-cell table:style-name="ce34" office:value-type="string" calcext:value-type="string">
            <text:p>Selektering:</text:p>
          </table:table-cell>
          <table:table-cell table:style-name="ce71" office:value-type="string" calcext:value-type="string" table:number-columns-spanned="1" table:number-rows-spanned="9">
            <text:p>B</text:p>
          </table:table-cell>
          <table:table-cell table:style-name="ce10" office:value-type="string" calcext:value-type="string" table:number-columns-spanned="1" table:number-rows-spanned="9">
            <text:p>Obligatorisk for løsninger som skal foreta bortsetting, avlevering og overføring</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Rapporten skal valgfritt kunne selekteres på følgende metadataelemen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covered-table-cell table:style-name="ce6"/>
          <table:table-cell table:style-name="ce29" office:value-type="string" calcext:value-type="string">
            <text:p>• <text:span text:style-name="T11">arkivperiodeStartDato og arkivperiodeSluttDato </text:span><text:span text:style-name="T12">fra </text:span><text:span text:style-name="T13">Arkivdel </text:span><text:span text:style-name="T14">(en eller flere)</text:span><text:span text:style-name="T15">, </text:span><text:span text:style-name="T14">eller</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 referanse<text:span text:style-name="T11">Arkivdel </text:span><text:span text:style-name="T14">fra </text:span><text:span text:style-name="T15">Saksmappe </text:span><text:span text:style-name="T14">(en eller flere).</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text:span text:style-name="T11">journalenhet </text:span><text:span text:style-name="T14">fra </text:span><text:span text:style-name="T15">Saksmappe </text:span><text:span text:style-name="T14">(en eller flere)</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covered-table-cell table:style-name="ce6"/>
          <table:table-cell table:style-name="ce29" office:value-type="string" calcext:value-type="string">
            <text:p>• <text:span text:style-name="T11">administrativEnhet </text:span><text:span text:style-name="T14">fra </text:span><text:span text:style-name="T15">Saksmappe </text:span><text:span text:style-name="T14">(Her skal det kunne angis om underliggende enheter skal inkluderes.)</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text:span text:style-name="T27">saksstatus </text:span><text:span text:style-name="T28">i </text:span><text:span text:style-name="T29">Saksmappe</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 <text:span text:style-name="T11">avskrivningsdato </text:span><text:span text:style-name="T14">fra </text:span><text:span text:style-name="T15">Journalpost </text:span><text:span text:style-name="T14">(Her skal også verdien ”tomt felt” kunne angis)</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covered-table-cell table:style-name="ce7"/>
          <table:table-cell table:style-name="ce28" office:value-type="string" calcext:value-type="string">
            <text:p>• kassasjonsvedtak</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15" office:value-type="string" calcext:value-type="string" table:number-columns-spanned="1" table:number-rows-spanned="5">
            <text:p>6.5.35 </text:p>
          </table:table-cell>
          <table:table-cell table:style-name="ce34" office:value-type="string" calcext:value-type="string">
            <text:p>Sortering:</text:p>
          </table:table-cell>
          <table:table-cell table:style-name="ce71" office:value-type="string" calcext:value-type="string" table:number-columns-spanned="1" table:number-rows-spanned="5">
            <text:p>B</text:p>
          </table:table-cell>
          <table:table-cell table:style-name="ce10" office:value-type="string" calcext:value-type="string" table:number-columns-spanned="1" table:number-rows-spanned="5">
            <text:p>Obligatorisk for løsninger som skal foreta bortsetting, avlevering og overføring</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Rapporten skal kunne sorteres på følgende metadataelemen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text:span text:style-name="T11">referanseArkivdel </text:span><text:span text:style-name="T14">fra </text:span><text:span text:style-name="T15">Saksmappe</text:span><text:span text:style-name="T14">.</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text:span text:style-name="T11">klasseID </text:span><text:span text:style-name="T14">fra </text:span><text:span text:style-name="T15">Klasse</text:span><text:span text:style-name="T14">.</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covered-table-cell table:style-name="ce7"/>
          <table:table-cell table:style-name="ce28" office:value-type="string" calcext:value-type="string">
            <text:p>• <text:span text:style-name="T18">mappeID </text:span><text:span text:style-name="T19">fra </text:span><text:span text:style-name="T20">Saksmappe </text:span><text:span text:style-name="T21">og deretter </text:span><text:span text:style-name="T20">registreringsID </text:span><text:span text:style-name="T21">fra </text:span><text:span text:style-name="T20">Journalpost.</text:spa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15" office:value-type="string" calcext:value-type="string" table:number-columns-spanned="1" table:number-rows-spanned="18">
            <text:p>6.5.36 </text:p>
          </table:table-cell>
          <table:table-cell table:style-name="ce34" office:value-type="string" calcext:value-type="string">
            <text:p>Rapportens innhold:</text:p>
          </table:table-cell>
          <table:table-cell table:style-name="ce71" office:value-type="string" calcext:value-type="string" table:number-columns-spanned="1" table:number-rows-spanned="18">
            <text:p>B</text:p>
          </table:table-cell>
          <table:table-cell table:style-name="ce10" office:value-type="string" calcext:value-type="string" table:number-columns-spanned="1" table:number-rows-spanned="18">
            <text:p>Obligatorisk for løsninger som skal foreta bortsetting, avlevering og overføring</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Rapporten skal inneholde følgende opplysninger, så fremt de finnes i</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løsningen<text:span text:style-name="T8">:</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3">
          <table:covered-table-cell table:style-name="ce6"/>
          <table:table-cell table:style-name="ce36" office:value-type="string" calcext:value-type="string">
            <text:p>Saksmappeinformasjo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Fra <text:span text:style-name="T10">Saksmappe:</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mappeID</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opprettet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titt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saksstatus</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kassasjonsvedtak</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kassasjons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referanseArkivd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Fra <text:span text:style-name="T10">Klasse</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klasseID og titt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Fra <text:span text:style-name="T10">Arkivdel:</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referanseArkiv</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34" office:value-type="string" calcext:value-type="string">
            <text:p>arkivperiodeStart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covered-table-cell table:style-name="ce7"/>
          <table:table-cell table:style-name="ce27" office:value-type="string" calcext:value-type="string">
            <text:p>arkivperiodeSluttDato</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6.5.37 </text:p>
          </table:table-cell>
          <table:table-cell table:style-name="ce28" office:value-type="string" calcext:value-type="string">
            <text:p>For hver ny klasseID skal klassifikasjonssystemets tekst (det avledete metadataelementet <text:span text:style-name="T16">tittel) </text:span><text:span text:style-name="T17">tas med på en egen linje som overskrift.</text:span></text:p>
          </table:table-cell>
          <table:table-cell table:style-name="ce70" office:value-type="string" calcext:value-type="string">
            <text:p>B</text:p>
          </table:table-cell>
          <table:table-cell table:style-name="ce86" office:value-type="string" calcext:value-type="string">
            <text:p>Obligatorisk for løsninger som skal foreta bortsetting, avlevering og overføring</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4" office:value-type="string" calcext:value-type="string">
            <text:p>6.5.38 </text:p>
          </table:table-cell>
          <table:table-cell table:style-name="ce28"/>
          <table:table-cell table:style-name="ce70"/>
          <table:table-cell table:style-name="ce86" office:value-type="string" calcext:value-type="string">
            <text:p>Ut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6.5.39 </text:p>
          </table:table-cell>
          <table:table-cell table:style-name="ce28" office:value-type="string" calcext:value-type="string">
            <text:p>Hvis rapporten inneholder dokumenter som er gradert, skal antall graderte dokumenter markeres ved saken.</text:p>
          </table:table-cell>
          <table:table-cell table:style-name="ce70" office:value-type="string" calcext:value-type="string">
            <text:p>B</text:p>
          </table:table-cell>
          <table:table-cell table:style-name="ce86" office:value-type="string" calcext:value-type="string">
            <text:p>Obligatorisk for løsninger som skal foreta bortsetting, avlevering og overføring</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3" office:value-type="string" calcext:value-type="string">
            <text:p>Krav nr.</text:p>
          </table:table-cell>
          <table:table-cell table:style-name="ce37" office:value-type="string" calcext:value-type="string">
            <text:p>Krav til tilgjengeliggjøring av offentlig journal på Internett</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8" office:value-type="string" calcext:value-type="string">
            <text:p>6.5.40</text:p>
          </table:table-cell>
          <table:table-cell table:style-name="ce38" office:value-type="string" calcext:value-type="string">
            <text:p>Det bør være mulig å eksportere uttrekk for tilgjengeliggjøring av offentlig journal. <text:s/></text:p>
          </table:table-cell>
          <table:table-cell table:style-name="ce70" office:value-type="string" calcext:value-type="string">
            <text:p>V</text:p>
          </table:table-cell>
          <table:table-cell table:style-name="ce86"/>
          <table:table-cell table:style-name="ce107" office:value-type="string" calcext:value-type="string">
            <text:p>Dette kravet bør kommunen stille, og kravet bør settes til "obligatorisk"</text:p>
          </table:table-cell>
          <table:table-cell table:style-name="ce110" table:number-columns-repeated="2"/>
          <table:table-cell table:style-name="ce111"/>
          <table:table-cell table:style-name="ce129"/>
          <table:table-cell table:style-name="ce110"/>
          <table:table-cell table:number-columns-repeated="1014"/>
        </table:table-row>
        <table:table-row table:style-name="ro7">
          <table:table-cell table:style-name="ce18" office:value-type="string" calcext:value-type="string">
            <text:p>6.5.41</text:p>
          </table:table-cell>
          <table:table-cell table:style-name="ce39"/>
          <table:table-cell table:style-name="ce74"/>
          <table:table-cell table:style-name="ce90" office:value-type="string" calcext:value-type="string">
            <text:p>Ut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2">
          <table:table-cell table:style-name="ce18" office:value-type="string" calcext:value-type="string">
            <text:p>6.5.42</text:p>
          </table:table-cell>
          <table:table-cell table:style-name="ce40" office:value-type="string" calcext:value-type="string">
            <text:p>Innholdet i offentlig journal tilgjengeliggjort på Internett skal samsvare med Arkivforskriften § 2-7 første ledd annet punktum. I tillegg skal det være med et kontakt­punkt som publikum kan henvende seg til hos organet. Se for øvrig offentlegforskrifta § 6</text:p>
          </table:table-cell>
          <table:table-cell table:style-name="ce67" office:value-type="string" calcext:value-type="string">
            <text:p>B</text:p>
          </table:table-cell>
          <table:table-cell table:style-name="ce91" office:value-type="string" calcext:value-type="string">
            <text:p>Obligatorisk hvis løsningen muliggjør tilgjengeliggjøring på Internett </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8" office:value-type="string" calcext:value-type="string">
            <text:p>6.5.43</text:p>
          </table:table-cell>
          <table:table-cell table:style-name="ce40" office:value-type="string" calcext:value-type="string">
            <text:p>Offentlig journal på Internett skal kun inneholde registreringer av typen journalpost.</text:p>
          </table:table-cell>
          <table:table-cell table:style-name="ce75" office:value-type="string" calcext:value-type="string">
            <text:p>B</text:p>
          </table:table-cell>
          <table:table-cell table:style-name="ce91" office:value-type="string" calcext:value-type="string">
            <text:p>Obligatorisk hvis løsningen muliggjør tilgjengeliggjøring på Internett</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8" office:value-type="string" calcext:value-type="string">
            <text:p>6.5.44</text:p>
          </table:table-cell>
          <table:table-cell table:style-name="ce39" office:value-type="string" calcext:value-type="string">
            <text:p>Offentlig journal på Internett skal ikke inneholde informasjon som er unntatt fra offentlighet. Denne informasjonen skal allerede være skjermet i løsningen. </text:p>
          </table:table-cell>
          <table:table-cell table:style-name="ce75" office:value-type="string" calcext:value-type="string">
            <text:p>B</text:p>
          </table:table-cell>
          <table:table-cell table:style-name="ce91" office:value-type="string" calcext:value-type="string">
            <text:p>Obligatorisk hvis løsningen muliggjør tilgjengeliggjøring på Internett</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table-cell table:style-name="ce19" office:value-type="string" calcext:value-type="string" table:number-columns-spanned="1" table:number-rows-spanned="5">
            <text:p>6.5.45</text:p>
          </table:table-cell>
          <table:table-cell table:style-name="ce41" office:value-type="string" calcext:value-type="string">
            <text:p>Følgende informasjon skal aldri gjøres tilgjengelig på Internett, selv om informasjonen ikke er unntatt offentlighet: </text:p>
          </table:table-cell>
          <table:table-cell table:style-name="ce76" office:value-type="string" calcext:value-type="string" table:number-columns-spanned="1" table:number-rows-spanned="5">
            <text:p>B</text:p>
          </table:table-cell>
          <table:table-cell table:style-name="ce67" office:value-type="string" calcext:value-type="string" table:number-columns-spanned="1" table:number-rows-spanned="5">
            <text:p>Obligatorisk hvis løsningen muliggjør tilgjengeliggjøring på Internett</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20"/>
          <table:table-cell table:style-name="ce42" office:value-type="string" calcext:value-type="string">
            <text:p>·<text:span text:style-name="T69">         </text:span><text:span text:style-name="T70">Opplysninger nevnt i personopplysningsloven § 2 nr. 8</text:span></text:p>
          </table:table-cell>
          <table:covered-table-cell table:style-name="ce77"/>
          <table:covered-table-cell table:style-name="ce9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20"/>
          <table:table-cell table:style-name="ce42" office:value-type="string" calcext:value-type="string">
            <text:p>·<text:span text:style-name="T69">         </text:span><text:span text:style-name="T70">Fødselsnummer, personnummer og nummer med tilsvarende funksjon</text:span></text:p>
          </table:table-cell>
          <table:covered-table-cell table:style-name="ce77"/>
          <table:covered-table-cell table:style-name="ce9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5">
          <table:covered-table-cell table:style-name="ce20"/>
          <table:table-cell table:style-name="ce42" office:value-type="string" calcext:value-type="string">
            <text:p>·<text:span text:style-name="T69">         </text:span><text:span text:style-name="T70">Opplysninger om lønn og godtgjøring til fysiske personer, bortsett fra opplysninger om lønn og godtgjøring til personer i ledende stillinger </text:span></text:p>
          </table:table-cell>
          <table:covered-table-cell table:style-name="ce77"/>
          <table:covered-table-cell table:style-name="ce9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covered-table-cell table:style-name="ce21"/>
          <table:table-cell table:style-name="ce41" office:value-type="string" calcext:value-type="string">
            <text:p>Materiale som tredjepart har immaterielle rettigheter til (bortsett fra søknader, argumentasjonsskriv, høringsuttalelser og lignende vanlig materiale sendt i forbindelse med en sak). </text:p>
          </table:table-cell>
          <table:covered-table-cell table:style-name="ce78"/>
          <table:covered-table-cell table:style-name="ce93"/>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8" office:value-type="string" calcext:value-type="string">
            <text:p>6.5.46</text:p>
          </table:table-cell>
          <table:table-cell table:style-name="ce40" office:value-type="string" calcext:value-type="string">
            <text:p>Personnavn som tilgjengeliggjøres direkte på en webside bør merkes for utelukking fra indeksering av indekseringstjenester.</text:p>
          </table:table-cell>
          <table:table-cell table:style-name="ce70" office:value-type="string" calcext:value-type="string">
            <text:p>V</text:p>
          </table:table-cell>
          <table:table-cell table:style-name="ce86"/>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8" office:value-type="string" calcext:value-type="string">
            <text:p>6.5.47</text:p>
          </table:table-cell>
          <table:table-cell table:style-name="ce38" office:value-type="string" calcext:value-type="string">
            <text:p>Personnavn som tilgjengeliggjøres bør ikke være søkbare etter ett år</text:p>
          </table:table-cell>
          <table:table-cell table:style-name="ce70" office:value-type="string" calcext:value-type="string">
            <text:p>V</text:p>
          </table:table-cell>
          <table:table-cell table:style-name="ce86"/>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8" office:value-type="string" calcext:value-type="string">
            <text:p>6.5.48</text:p>
          </table:table-cell>
          <table:table-cell table:style-name="ce40" office:value-type="string" calcext:value-type="string">
            <text:p>Personnavn bør merkes med XML-taggene &lt;personnavn&gt; &lt;/personnavn&gt; før de eksporteres.</text:p>
          </table:table-cell>
          <table:table-cell table:style-name="ce70" office:value-type="string" calcext:value-type="string">
            <text:p>V</text:p>
          </table:table-cell>
          <table:table-cell table:style-name="ce86"/>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8" office:value-type="string" calcext:value-type="string">
            <text:p>6.5.49</text:p>
          </table:table-cell>
          <table:table-cell table:style-name="ce41" office:value-type="string" calcext:value-type="string">
            <text:p>Det bør være mulig å tilgjengeliggjøre arkivdokumenter knyttet til de enkelte journalpostene i offentlig journal på Internett. <text:s/></text:p>
          </table:table-cell>
          <table:table-cell table:style-name="ce70" office:value-type="string" calcext:value-type="string">
            <text:p>V</text:p>
          </table:table-cell>
          <table:table-cell table:style-name="ce86"/>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2">
          <table:table-cell table:style-name="ce18" office:value-type="string" calcext:value-type="string">
            <text:p>6.5.50</text:p>
          </table:table-cell>
          <table:table-cell table:style-name="ce40" office:value-type="string" calcext:value-type="string">
            <text:p>Arkivdokumenter som inneholder informasjon nevnt i Offentlegforskrifta § 7, skal ikke tilgjengeliggjøres på Internett. <text:s/>(Dette betyr normalt at tilgjengeliggjøring av dokumenter ikke kan automatiseres, en må ta stilling til tilgjengeliggjøring i hvert enkelt tilfelle.)</text:p>
          </table:table-cell>
          <table:table-cell table:style-name="ce70" office:value-type="string" calcext:value-type="string">
            <text:p>B</text:p>
          </table:table-cell>
          <table:table-cell table:style-name="ce41" office:value-type="string" calcext:value-type="string">
            <text:p>Obligatorisk dersom løsningen muliggjør tilgjengeliggjøring av arkiv­dokumenter på Internett</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table-cell table:style-name="ce18" office:value-type="string" calcext:value-type="string">
            <text:p>6.5.51</text:p>
          </table:table-cell>
          <table:table-cell table:style-name="ce40" office:value-type="string" calcext:value-type="string">
            <text:p>Dersom arkivdokumenter tilgjengeliggjøres på Internett, skal det i Internettløsningen opplyses om hvilket kriterium som ligger til grunn for utvalget av dokumenter, jf. Offentlegforskrifta § 7 siste ledd. </text:p>
          </table:table-cell>
          <table:table-cell table:style-name="ce70" office:value-type="string" calcext:value-type="string">
            <text:p>B</text:p>
          </table:table-cell>
          <table:table-cell table:style-name="ce41" office:value-type="string" calcext:value-type="string">
            <text:p>Obligatorisk dersom løsningen muliggjør tilgjengeliggjøring av arkiv­dokumenter på Internett</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table-cell table:style-name="ce18" office:value-type="string" calcext:value-type="string">
            <text:p>6.5.52</text:p>
          </table:table-cell>
          <table:table-cell table:style-name="ce40" office:value-type="string" calcext:value-type="string">
            <text:p>Tilgjengeliggjøring av offentlig journal og eventuelle arkivdokumenter på Internett bør etableres med hindre mot automatisert indeksering fra eksterne aktører, f.eks. søkemotorer. </text:p>
          </table:table-cell>
          <table:table-cell table:style-name="ce70" office:value-type="string" calcext:value-type="string">
            <text:p>V</text:p>
          </table:table-cell>
          <table:table-cell table:style-name="ce86"/>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43" office:value-type="string" calcext:value-type="string">
            <text:p>Krav til sikkerhet i kjernen</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6.6.1 </text:p>
          </table:table-cell>
          <table:table-cell table:style-name="ce28" office:value-type="string" calcext:value-type="string">
            <text:p>Alle moduler eller systemer utenfor kjernen, som skal kommunisere med eller ha tilgang til objekter i Noark 5 kjerne, skal være identifisert og gjenkjennes av kjernen</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6.6.2 </text:p>
          </table:table-cell>
          <table:table-cell table:style-name="ce28" office:value-type="string" calcext:value-type="string">
            <text:p>En ekstern modul som ikke lenger skal ha tilgang til tjenester skal fortsatt være identifisert i kjernen, men med en status som indikerer at den er ”passiv”</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6.6.3 </text:p>
          </table:table-cell>
          <table:table-cell table:style-name="ce28" office:value-type="string" calcext:value-type="string">
            <text:p>Det skal finnes en oversikt over hvilket eller hvilke tidsrom hver ekstern modul har vært aktiv</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6.6.4 </text:p>
          </table:table-cell>
          <table:table-cell table:style-name="ce28" office:value-type="string" calcext:value-type="string">
            <text:p>Det må kunne defineres minimum én bruker som er arkivadministrator, som kan logge seg eksplisitt på Noark 5 kjernen for å endre konfigurasjon og globale parametere</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6.6.5 </text:p>
          </table:table-cell>
          <table:table-cell table:style-name="ce28" office:value-type="string" calcext:value-type="string">
            <text:p>Påloggingsidentifikator for en arkivadministrator som ikke lenger skal ha tilgang til kjernen skal kunne settes til status ”passiv”, som ikke gir muligheter for å logge på</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6.6.6 </text:p>
          </table:table-cell>
          <table:table-cell table:style-name="ce28" office:value-type="string" calcext:value-type="string">
            <text:p>Det skal finnes en oversikt over hvilket eller hvilke tidsrom påloggingsidentifikatoren har vært aktiv</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6.6.7 </text:p>
          </table:table-cell>
          <table:table-cell table:style-name="ce28" office:value-type="string" calcext:value-type="string">
            <text:p>Minstekrav til autentiseringsstyrke for pålogging som arkivadministrator er passord, der det kan angis krav til passordets styrke (kompleksitet, lengde, varighet etc.)</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6.6.8 </text:p>
          </table:table-cell>
          <table:table-cell table:style-name="ce28" office:value-type="string" calcext:value-type="string">
            <text:p>Det bør kunne brukes andre og sterkere autentiseringsmåter som alternativ til passord</text:p>
          </table:table-cell>
          <table:table-cell table:style-name="ce70" office:value-type="string" calcext:value-type="string">
            <text:p>V</text:p>
          </table:table-cell>
          <table:table-cell table:style-name="ce84"/>
          <table:table-cell table:style-name="ce107" office:value-type="string" calcext:value-type="string">
            <text:p>En sterkere autentiseringsmetode er to-faktorautentisering.</text:p>
          </table:table-cell>
          <table:table-cell table:style-name="ce110" table:number-columns-repeated="2"/>
          <table:table-cell table:style-name="ce111"/>
          <table:table-cell table:style-name="ce129"/>
          <table:table-cell table:style-name="ce110"/>
          <table:table-cell table:number-columns-repeated="1014"/>
        </table:table-row>
        <table:table-row table:style-name="ro7">
          <table:table-cell table:style-name="ce13" office:value-type="string" calcext:value-type="string">
            <text:p>Krav nr.</text:p>
          </table:table-cell>
          <table:table-cell table:style-name="ce26" office:value-type="string" calcext:value-type="string">
            <text:p>Krav til sikkerhetskonfigurasjon</text:p>
          </table:table-cell>
          <table:table-cell table:style-name="ce69" office:value-type="string" calcext:value-type="string">
            <text:p>Type</text:p>
          </table:table-cell>
          <table:table-cell table:style-name="ce88"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6.6.9 </text:p>
          </table:table-cell>
          <table:table-cell table:style-name="ce28" office:value-type="string" calcext:value-type="string">
            <text:p>For en arkivdel skal det kunne angis hvilken eller hvilke autentiseringsmåte(r) som kreves for de eksterne moduler som skal gis tilgang til å bruke tjenester i kjernen</text:p>
          </table:table-cell>
          <table:table-cell table:style-name="ce70" office:value-type="string" calcext:value-type="string">
            <text:p>O</text:p>
          </table:table-cell>
          <table:table-cell table:style-name="ce86"/>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6.6.10 </text:p>
          </table:table-cell>
          <table:table-cell table:style-name="ce28" office:value-type="string" calcext:value-type="string">
            <text:p>For en arkivdel bør det kunne angis om bare den enkelte eksterne modul skal identifiseres, eller om det også kreves at hver enkelt personlige bruker identifiseres i kjernen</text:p>
          </table:table-cell>
          <table:table-cell table:style-name="ce70" office:value-type="string" calcext:value-type="string">
            <text:p>V</text:p>
          </table:table-cell>
          <table:table-cell table:style-name="ce86"/>
          <table:table-cell table:style-name="ce107" office:value-type="string" calcext:value-type="string">
            <text:p>Ved valg av dette kravet øker muligheten til tilgangsstyring, slik at tilganger og logging av aktivitet gis den enkelte personlige bruker.</text:p>
          </table:table-cell>
          <table:table-cell table:style-name="ce110" table:number-columns-repeated="2"/>
          <table:table-cell table:style-name="ce111"/>
          <table:table-cell table:style-name="ce129"/>
          <table:table-cell table:style-name="ce110"/>
          <table:table-cell table:number-columns-repeated="1014"/>
        </table:table-row>
        <table:table-row table:style-name="ro29">
          <table:table-cell table:style-name="ce14" office:value-type="string" calcext:value-type="string">
            <text:p>6.6.11 </text:p>
          </table:table-cell>
          <table:table-cell table:style-name="ce28" office:value-type="string" calcext:value-type="string">
            <text:p>For en arkivdel skal det kunne angis om den modulen, eller alternativt den personlige brukeren, som er registrert som ansvarlig for en mappe eller en registrering skal ha lese- og redigeringstilgang til mappen eller registreringen <text:span text:style-name="T16">automatisk</text:span><text:span text:style-name="T17">, eller om det kreves eksplisitt rettighets­angivelse også for den som er mappe/registrerings­ansvarlig</text:span></text:p>
          </table:table-cell>
          <table:table-cell table:style-name="ce70" office:value-type="string" calcext:value-type="string">
            <text:p>O</text:p>
          </table:table-cell>
          <table:table-cell table:style-name="ce86"/>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6.6.12 </text:p>
          </table:table-cell>
          <table:table-cell table:style-name="ce28" office:value-type="string" calcext:value-type="string">
            <text:p>For en arkivdel skal det kunne angis om tilgangsrettigheter arves nedover i hierarkiet som standard, eller om det må angis eksplisitte tilgangsrettigheter på hvert nivå</text:p>
          </table:table-cell>
          <table:table-cell table:style-name="ce70" office:value-type="string" calcext:value-type="string">
            <text:p>O</text:p>
          </table:table-cell>
          <table:table-cell table:style-name="ce86"/>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5">
          <table:table-cell table:style-name="ce15" office:value-type="string" calcext:value-type="string" table:number-columns-spanned="1" table:number-rows-spanned="2">
            <text:p>6.6.13 </text:p>
          </table:table-cell>
          <table:table-cell table:style-name="ce29" office:value-type="string" calcext:value-type="string">
            <text:p>For en arkivdel bør det kunne angis om det skal tillates å angi at <text:span text:style-name="T16">alle</text:span><text:span text:style-name="T17"> autentiserte eksterne moduler – både nåværende og fremtidige – har lese- eller redigerings­tilgang til et objekt.</text:span></text:p>
          </table:table-cell>
          <table:table-cell table:style-name="ce71" office:value-type="string" calcext:value-type="string" table:number-columns-spanned="1" table:number-rows-spanned="2">
            <text:p>V</text:p>
          </table:table-cell>
          <table:table-cell table:style-name="ce10" table:number-columns-spanned="1" table:number-rows-spanned="2"/>
          <table:table-cell table:style-name="ce107" office:value-type="string" calcext:value-type="string">
            <text:p>Dersom dette kravet implementeres, vil behovet for systemadministrasjon reduseres. Det vil imidlertid øke behovet for manuell kontroll av hvilke eksterne moduler som har hvilke tilganger.</text:p>
          </table:table-cell>
          <table:table-cell table:style-name="ce107" office:value-type="string" calcext:value-type="string">
            <text:p>Dette valget gjør at du autentiserer selve fagsystemet (den eksterne modulen), og dermed automatisk alle som er brukere av fagsystemet</text:p>
          </table:table-cell>
          <table:table-cell table:style-name="ce110"/>
          <table:table-cell table:style-name="ce111"/>
          <table:table-cell table:style-name="ce129"/>
          <table:table-cell table:style-name="ce110"/>
          <table:table-cell table:number-columns-repeated="1014"/>
        </table:table-row>
        <table:table-row table:style-name="ro2">
          <table:covered-table-cell table:style-name="ce7"/>
          <table:table-cell table:style-name="ce28" office:value-type="string" calcext:value-type="string">
            <text:p>(Dersom denne anbefalingen ikke implementeres, skal det forstås slik at det <text:span text:style-name="T16">ikke</text:span><text:span text:style-name="T17"> tillates å angi at alle moduler har tilgang, men at bare konkret angitte moduler har tilgang til et objekt)</text:spa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26" office:value-type="string" calcext:value-type="string">
            <text:p>Krav til rettighetsangivelser</text:p>
          </table:table-cell>
          <table:table-cell table:style-name="ce69" office:value-type="string" calcext:value-type="string">
            <text:p>Type</text:p>
          </table:table-cell>
          <table:table-cell table:style-name="ce88"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6.6.14 </text:p>
          </table:table-cell>
          <table:table-cell table:style-name="ce28" office:value-type="string" calcext:value-type="string">
            <text:p>For hver arkivdel, klasse, mappe, registrering og dokumentbeskrivelse skal det kunne registreres hvilke eksterne moduler som har lesetilgang</text:p>
          </table:table-cell>
          <table:table-cell table:style-name="ce70" office:value-type="string" calcext:value-type="string">
            <text:p>O</text:p>
          </table:table-cell>
          <table:table-cell table:style-name="ce86"/>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6.6.15 </text:p>
          </table:table-cell>
          <table:table-cell table:style-name="ce28" office:value-type="string" calcext:value-type="string">
            <text:p>For hver arkivdel, klasse, mappe, registrering og dokumentbeskrivelse skal det kunne registreres hvilke eksterne moduler som har oppdateringstilgang</text:p>
          </table:table-cell>
          <table:table-cell table:style-name="ce70" office:value-type="string" calcext:value-type="string">
            <text:p>O</text:p>
          </table:table-cell>
          <table:table-cell table:style-name="ce86"/>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6.6.16 </text:p>
          </table:table-cell>
          <table:table-cell table:style-name="ce28" office:value-type="string" calcext:value-type="string">
            <text:p>For hver arkivdel, klasse, mappe, registrering og dokumentbeskrivelse bør det være anledning til å angi lesetilgang for <text:span text:style-name="T16">”alle”</text:span><text:span text:style-name="T17"> eksterne moduler (både nåværende og fremtidige) jf. krav 6.6.13</text:span></text:p>
          </table:table-cell>
          <table:table-cell table:style-name="ce70" office:value-type="string" calcext:value-type="string">
            <text:p>V</text:p>
          </table:table-cell>
          <table:table-cell table:style-name="ce86"/>
          <table:table-cell table:style-name="ce107" office:value-type="string" calcext:value-type="string">
            <text:p>Er dette noe vi anbefaler?</text:p>
          </table:table-cell>
          <table:table-cell table:style-name="ce110" table:number-columns-repeated="2"/>
          <table:table-cell table:style-name="ce111"/>
          <table:table-cell table:style-name="ce129"/>
          <table:table-cell table:style-name="ce110"/>
          <table:table-cell table:number-columns-repeated="1014"/>
        </table:table-row>
        <table:table-row table:style-name="ro2">
          <table:table-cell table:style-name="ce14" office:value-type="string" calcext:value-type="string">
            <text:p>6.6.17 </text:p>
          </table:table-cell>
          <table:table-cell table:style-name="ce28" office:value-type="string" calcext:value-type="string">
            <text:p>For hver arkivdel, klasse, mappe, registrering og dokumentbeskrivelse skal det være anledning til å angi oppdaterings­tilgang for <text:span text:style-name="T16">”alle”</text:span><text:span text:style-name="T17"> eksterne moduler (både nåværende og fremtidige) jf. krav 6.6.13</text:span></text:p>
          </table:table-cell>
          <table:table-cell table:style-name="ce70" office:value-type="string" calcext:value-type="string">
            <text:p>B</text:p>
          </table:table-cell>
          <table:table-cell table:style-name="ce86" office:value-type="string" calcext:value-type="string">
            <text:p>Obligatorisk hvis krav 6.6.13 oppfylles</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6.6.18 </text:p>
          </table:table-cell>
          <table:table-cell table:style-name="ce28" office:value-type="string" calcext:value-type="string">
            <text:p>For hver arkivdel, klasse, mappe, registrering og dokumentbeskrivelse bør det kunne registreres hvilke personlig identifiserte brukere som har lesetilgang</text:p>
          </table:table-cell>
          <table:table-cell table:style-name="ce70" office:value-type="string" calcext:value-type="string">
            <text:p>V</text:p>
          </table:table-cell>
          <table:table-cell table:style-name="ce86"/>
          <table:table-cell table:style-name="ce107" office:value-type="string" calcext:value-type="string">
            <text:p>Eksempelvis lærere som da får lesetilgang, men ikke redigeringstilgang, til elevmapper i sak/arkivsystemet</text:p>
          </table:table-cell>
          <table:table-cell table:style-name="ce110" table:number-columns-repeated="2"/>
          <table:table-cell table:style-name="ce111"/>
          <table:table-cell table:style-name="ce129"/>
          <table:table-cell table:style-name="ce110"/>
          <table:table-cell table:number-columns-repeated="1014"/>
        </table:table-row>
        <table:table-row table:style-name="ro4">
          <table:table-cell table:style-name="ce14" office:value-type="string" calcext:value-type="string">
            <text:p>6.6.19 </text:p>
          </table:table-cell>
          <table:table-cell table:style-name="ce28" office:value-type="string" calcext:value-type="string">
            <text:p>For hver arkivdel, klasse, mappe, registrering og dokumentbeskrivelse bør det kunne registreres hvilke personlig identifiserte brukere som har oppdateringstilgang</text:p>
          </table:table-cell>
          <table:table-cell table:style-name="ce70" office:value-type="string" calcext:value-type="string">
            <text:p>V</text:p>
          </table:table-cell>
          <table:table-cell table:style-name="ce86"/>
          <table:table-cell table:style-name="ce107" office:value-type="string" calcext:value-type="string">
            <text:p>Oppdatering=redigering?</text:p>
          </table:table-cell>
          <table:table-cell table:style-name="ce110" table:number-columns-repeated="2"/>
          <table:table-cell table:style-name="ce111"/>
          <table:table-cell table:style-name="ce129"/>
          <table:table-cell table:style-name="ce110"/>
          <table:table-cell table:number-columns-repeated="1014"/>
        </table:table-row>
        <table:table-row table:style-name="ro7">
          <table:table-cell table:style-name="ce13" office:value-type="string" calcext:value-type="string">
            <text:p>Krav nr.</text:p>
          </table:table-cell>
          <table:table-cell table:style-name="ce26" office:value-type="string" calcext:value-type="string">
            <text:p>Strukturelle krav til <text:span text:style-name="T9">Skjerming</text:span></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6.6.20 </text:p>
          </table:table-cell>
          <table:table-cell table:style-name="ce28" office:value-type="string" calcext:value-type="string">
            <text:p>En <text:span text:style-name="T38">Arkivdel </text:span><text:span text:style-name="T39">kan ha registrert ingen eller en </text:span><text:span text:style-name="T40">Skjermingsverdi</text:span><text:span text:style-name="T41"> og en </text:span><text:span text:style-name="T42">Skjermingsverdi</text:span><text:span text:style-name="T39"> skal kunne</text:span><text:span text:style-name="T43"> </text:span><text:span text:style-name="T41">inngå i ingen, en eller flere </text:span><text:span text:style-name="T43">Klasser.</text:span></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6.6.21 </text:p>
          </table:table-cell>
          <table:table-cell table:style-name="ce28" office:value-type="string" calcext:value-type="string">
            <text:p>En <text:span text:style-name="T38">Klasse </text:span><text:span text:style-name="T39">kan ha registrert ingen eller en </text:span><text:span text:style-name="T40">Skjermingsverdi</text:span><text:span text:style-name="T41"> og en </text:span><text:span text:style-name="T42">Skjermingsverdi</text:span><text:span text:style-name="T39"> skal kunne</text:span><text:span text:style-name="T43"> </text:span><text:span text:style-name="T41">inngå i ingen, en eller flere </text:span><text:span text:style-name="T43">Klasser.</text:span></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6.6.22 </text:p>
          </table:table-cell>
          <table:table-cell table:style-name="ce28" office:value-type="string" calcext:value-type="string">
            <text:p>En <text:span text:style-name="T18">Mappe </text:span><text:span text:style-name="T19">kan ha registrert ingen eller ett </text:span><text:span text:style-name="T20">Skjermingsnivå </text:span><text:span text:style-name="T21">og et </text:span><text:span text:style-name="T20">Skjermingsniv</text:span><text:span text:style-name="T21">å kan inngå i ingen, en eller flere </text:span><text:span text:style-name="T20">Mapper.</text:span></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6.6.23 </text:p>
          </table:table-cell>
          <table:table-cell table:style-name="ce28" office:value-type="string" calcext:value-type="string">
            <text:p>En <text:span text:style-name="T18">Registrering </text:span><text:span text:style-name="T19">kan ha registrert ingen eller ett </text:span><text:span text:style-name="T20">Skjermingsnivå </text:span><text:span text:style-name="T21">og et </text:span><text:span text:style-name="T20">Skjermingsniv</text:span><text:span text:style-name="T21">å kan inngå i ingen, en eller flere </text:span><text:span text:style-name="T20">Registreringer.</text:span></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6.6.24 </text:p>
          </table:table-cell>
          <table:table-cell table:style-name="ce28" office:value-type="string" calcext:value-type="string">
            <text:p>En <text:span text:style-name="T18">Dokumentbeskrivelse </text:span><text:span text:style-name="T19">kan ha registrert ingen eller ett </text:span><text:span text:style-name="T20">Skjermingsnivå </text:span><text:span text:style-name="T21">og et </text:span><text:span text:style-name="T20">Skjermingsniv</text:span><text:span text:style-name="T21">å kan inngå i ingen, en eller flere </text:span><text:span text:style-name="T20">Dokumentbeskrivelser.</text:span></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26" office:value-type="string" calcext:value-type="string">
            <text:p>Funksjonelle krav til <text:span text:style-name="T9">Skjerming</text:span></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2">
          <table:table-cell table:style-name="ce14" office:value-type="string" calcext:value-type="string">
            <text:p>6.6.25 </text:p>
          </table:table-cell>
          <table:table-cell table:style-name="ce28" office:value-type="string" calcext:value-type="string">
            <text:p>Det skal finnes en tjeneste/funksjon for å ajourholde opplysninger om skjermingskode (skjermingsgrad, skjermingshjemmel og skjermingsvarighet) for en verdi av <text:span text:style-name="T11">Arkivdel</text:span><text:span text:style-name="T12">, </text:span><text:span text:style-name="T13">klasse, Mappe, Registrering</text:span><text:span text:style-name="T14"> og </text:span><text:span text:style-name="T15">Dokumentbeskrivelse</text:span><text:span text:style-name="T14">.</text:span></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table-cell table:style-name="ce15" office:value-type="string" calcext:value-type="string" table:number-columns-spanned="1" table:number-rows-spanned="2">
            <text:p>6.6.26 </text:p>
          </table:table-cell>
          <table:table-cell table:style-name="ce29" office:value-type="string" calcext:value-type="string">
            <text:p>Skjerming bør kunne arves til mappe, journalpost, dokumentbeskrivelse og dokumentobjekt.</text:p>
          </table:table-cell>
          <table:table-cell table:style-name="ce71" office:value-type="string" calcext:value-type="string" table:number-columns-spanned="1" table:number-rows-spanned="2">
            <text:p>V</text:p>
          </table:table-cell>
          <table:table-cell table:style-name="ce85" table:number-columns-spanned="1" table:number-rows-spanned="2"/>
          <table:table-cell table:style-name="ce107"/>
          <table:table-cell table:style-name="ce107" office:value-type="string" calcext:value-type="string">
            <text:p>Anbefales - gir fleksibilitet </text:p>
          </table:table-cell>
          <table:table-cell table:style-name="ce110"/>
          <table:table-cell table:style-name="ce111"/>
          <table:table-cell table:style-name="ce129"/>
          <table:table-cell table:style-name="ce110"/>
          <table:table-cell table:number-columns-repeated="1014"/>
        </table:table-row>
        <table:table-row table:style-name="ro7">
          <table:covered-table-cell table:style-name="ce7"/>
          <table:table-cell table:style-name="ce28" office:value-type="string" calcext:value-type="string">
            <text:p>Arvede verdier skal kunne overstyres.</text:p>
          </table:table-cell>
          <table:covered-table-cell table:style-name="ce7"/>
          <table:covered-table-cell table:style-name="ce21"/>
          <table:table-cell table:style-name="ce107"/>
          <table:table-cell table:style-name="ce110" table:number-columns-repeated="2"/>
          <table:table-cell table:style-name="ce111"/>
          <table:table-cell table:style-name="ce129"/>
          <table:table-cell table:style-name="ce110"/>
          <table:table-cell table:number-columns-repeated="1014"/>
        </table:table-row>
        <table:table-row table:style-name="ro20">
          <table:table-cell table:style-name="ce15" office:value-type="string" calcext:value-type="string" table:number-columns-spanned="1" table:number-rows-spanned="2">
            <text:p>6.6.27 </text:p>
          </table:table-cell>
          <table:table-cell table:style-name="ce29" office:value-type="string" calcext:value-type="string">
            <text:p>Skjerming av <text:span text:style-name="T16">Klasse </text:span><text:span text:style-name="T17">bør kunne arves til mappe, journalpost, dokumentbeskrivelse og dokumentobjekt.</text:span></text:p>
          </table:table-cell>
          <table:table-cell table:style-name="ce71" office:value-type="string" calcext:value-type="string" table:number-columns-spanned="1" table:number-rows-spanned="2">
            <text:p>V</text:p>
          </table:table-cell>
          <table:table-cell table:style-name="ce85" table:number-columns-spanned="1" table:number-rows-spanned="2"/>
          <table:table-cell table:style-name="ce107"/>
          <table:table-cell table:style-name="ce107" office:value-type="string" calcext:value-type="string">
            <text:p>Anbefales - gir fleksibilitet </text:p>
          </table:table-cell>
          <table:table-cell table:style-name="ce110"/>
          <table:table-cell table:style-name="ce111"/>
          <table:table-cell table:style-name="ce129"/>
          <table:table-cell table:style-name="ce110"/>
          <table:table-cell table:number-columns-repeated="1014"/>
        </table:table-row>
        <table:table-row table:style-name="ro7">
          <table:covered-table-cell table:style-name="ce7"/>
          <table:table-cell table:style-name="ce28" office:value-type="string" calcext:value-type="string">
            <text:p>Arvede verdier skal kunne overstyres.</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6.6.28 </text:p>
          </table:table-cell>
          <table:table-cell table:style-name="ce28" office:value-type="string" calcext:value-type="string">
            <text:p>Det skal finnes en tjeneste/funksjon for å skjerme Mappebeskrivelse helt eller delvis.</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table-cell table:style-name="ce15" office:value-type="string" calcext:value-type="string" table:number-columns-spanned="1" table:number-rows-spanned="2">
            <text:p>6.6.29 </text:p>
          </table:table-cell>
          <table:table-cell table:style-name="ce29" office:value-type="string" calcext:value-type="string">
            <text:p>Skjerming av <text:span text:style-name="T11">Mappe</text:span><text:span text:style-name="T12"> skal kunne arves til </text:span><text:span text:style-name="T13">journalpost, dokumentbeskrivelse</text:span><text:span text:style-name="T14"> og</text:span><text:span text:style-name="T15"> dokumentobjekt</text:span><text:span text:style-name="T14">.</text:span></text:p>
          </table:table-cell>
          <table:table-cell table:style-name="ce71" office:value-type="string" calcext:value-type="string" table:number-columns-spanned="1" table:number-rows-spanned="2">
            <text:p>O</text:p>
          </table:table-cell>
          <table:table-cell table:style-name="ce85" table:number-columns-spanned="1" table:number-rows-spanned="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covered-table-cell table:style-name="ce7"/>
          <table:table-cell table:style-name="ce28" office:value-type="string" calcext:value-type="string">
            <text:p>Arvede verdier skal kunne overstyres.</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4" office:value-type="string" calcext:value-type="string">
            <text:p>6.6.30 </text:p>
          </table:table-cell>
          <table:table-cell table:style-name="ce28"/>
          <table:table-cell table:style-name="ce70" office:value-type="string" calcext:value-type="string">
            <text:p>O</text:p>
          </table:table-cell>
          <table:table-cell table:style-name="ce84" office:value-type="string" calcext:value-type="string">
            <text:p>Ut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6.6.31 </text:p>
          </table:table-cell>
          <table:table-cell table:style-name="ce28" office:value-type="string" calcext:value-type="string">
            <text:p>Det skal finnes en tjeneste/funksjon for å skjerme beskrivelse i en <text:span text:style-name="T16">Registrering</text:span><text:span text:style-name="T17"> helt eller delvis.</text:span></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3" office:value-type="string" calcext:value-type="string">
            <text:p>Krav nr.</text:p>
          </table:table-cell>
          <table:table-cell table:style-name="ce26" office:value-type="string" calcext:value-type="string">
            <text:p>Krav til tilgangskoder for unntak fra offentlig journal</text:p>
          </table:table-cell>
          <table:table-cell table:style-name="ce69" office:value-type="string" calcext:value-type="string">
            <text:p>Type</text:p>
          </table:table-cell>
          <table:table-cell table:style-name="ce88"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table-cell table:style-name="ce14" office:value-type="string" calcext:value-type="string">
            <text:p>6.6.32 </text:p>
          </table:table-cell>
          <table:table-cell table:style-name="ce28" office:value-type="string" calcext:value-type="string">
            <text:p>Det skal kunne registreres tilgangskode på mapper, registreringer og dokumentbeskrivelser. Den angir at registrerte opplysninger eller arkiverte dokumenter skal skjermes mot offentlighetens innsyn</text:p>
          </table:table-cell>
          <table:table-cell table:style-name="ce70" office:value-type="string" calcext:value-type="string">
            <text:p>B</text:p>
          </table:table-cell>
          <table:table-cell table:style-name="ce86" office:value-type="string" calcext:value-type="string">
            <text:p>Obligatorisk for løsninger hvor informasjon skal unntas fra offentlighet</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table-cell table:style-name="ce14" office:value-type="string" calcext:value-type="string">
            <text:p>6.6.33 </text:p>
          </table:table-cell>
          <table:table-cell table:style-name="ce28" office:value-type="string" calcext:value-type="string">
            <text:p>Alle tilgangskoder som skal brukes må være forhåndsdefinert i kjernen. Tilgangskodene er globale, det vil si at de samme kodene brukes for hele arkivet uavhengig av hvilke eksterne moduler som gjør bruk av arkivet</text:p>
          </table:table-cell>
          <table:table-cell table:style-name="ce70" office:value-type="string" calcext:value-type="string">
            <text:p>B</text:p>
          </table:table-cell>
          <table:table-cell table:style-name="ce86" office:value-type="string" calcext:value-type="string">
            <text:p>Obligatorisk for løsninger hvor informasjon skal unntas fra offentlighet</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6.6.34 </text:p>
          </table:table-cell>
          <table:table-cell table:style-name="ce28" office:value-type="string" calcext:value-type="string">
            <text:p>Kjernen skal inneholde full historikk over alle tilgangskoder som er eller har vært gyldige i arkivet</text:p>
          </table:table-cell>
          <table:table-cell table:style-name="ce70" office:value-type="string" calcext:value-type="string">
            <text:p>B</text:p>
          </table:table-cell>
          <table:table-cell table:style-name="ce86" office:value-type="string" calcext:value-type="string">
            <text:p>Obligatorisk for løsninger hvor informasjon skal unntas fra offentlighet</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7">
          <table:table-cell table:style-name="ce14" office:value-type="string" calcext:value-type="string">
            <text:p>6.6.35 </text:p>
          </table:table-cell>
          <table:table-cell table:style-name="ce28" office:value-type="string" calcext:value-type="string">
            <text:p>For hver tilgangskode skal det kunne registreres en indikasjon på hvorvidt et dokument som er merket med denne tilgangskoden kan unntas fra offentlighet i sin helhet, eller om det bare er anledning til å unnta bestemte opplysninger fra dokumentet i tråd med det som er angitt i offentleglovas hjemmelsbestemmelse</text:p>
          </table:table-cell>
          <table:table-cell table:style-name="ce70" office:value-type="string" calcext:value-type="string">
            <text:p>B</text:p>
          </table:table-cell>
          <table:table-cell table:style-name="ce86" office:value-type="string" calcext:value-type="string">
            <text:p>Obligatorisk for løsninger hvor informasjon skal unntas fra offentlighet</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6.6.36 </text:p>
          </table:table-cell>
          <table:table-cell table:style-name="ce28" office:value-type="string" calcext:value-type="string">
            <text:p>Det bør finnes en dedikert tilgangskode for ”midlertidig unntatt”, som kan brukes inntil skjermingsbehov er vurdert</text:p>
          </table:table-cell>
          <table:table-cell table:style-name="ce70" office:value-type="string" calcext:value-type="string">
            <text:p>V</text:p>
          </table:table-cell>
          <table:table-cell table:style-name="ce86"/>
          <table:table-cell table:style-name="ce107"/>
          <table:table-cell table:style-name="ce107" office:value-type="string" calcext:value-type="string">
            <text:p>Krever opplæring og oppfølging slik at ikke opplysninger blir permanent midlertidig unntatt</text:p>
          </table:table-cell>
          <table:table-cell table:style-name="ce110"/>
          <table:table-cell table:style-name="ce111"/>
          <table:table-cell table:style-name="ce129"/>
          <table:table-cell table:style-name="ce110"/>
          <table:table-cell table:number-columns-repeated="1014"/>
        </table:table-row>
        <table:table-row table:style-name="ro36">
          <table:table-cell table:style-name="ce15" office:value-type="string" calcext:value-type="string" table:number-columns-spanned="1" table:number-rows-spanned="4">
            <text:p>6.6.37 </text:p>
          </table:table-cell>
          <table:table-cell table:style-name="ce29" office:value-type="string" calcext:value-type="string">
            <text:p>I tilknytning til en tilgangskode, skal følgende mappeopplysninger i kjernen kunne markeres som ”skjermet” slik at eksterne moduler som leser fra arkivet får følgende begrensninger når tilgangskoden benyttes:</text:p>
          </table:table-cell>
          <table:table-cell table:style-name="ce71" office:value-type="string" calcext:value-type="string" table:number-columns-spanned="1" table:number-rows-spanned="4">
            <text:p>B</text:p>
          </table:table-cell>
          <table:table-cell table:style-name="ce10" office:value-type="string" calcext:value-type="string" table:number-columns-spanned="1" table:number-rows-spanned="4">
            <text:p>Obligatorisk for løsninger hvor informasjon skal unntas fra offentlighet</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6">
          <table:covered-table-cell table:style-name="ce6"/>
          <table:table-cell table:style-name="ce29" office:value-type="string" calcext:value-type="string">
            <text:p>·      Deler av mappetittelen: Løsningen skal enten tillate skjerming av alt unntatt første del av tittelen (for eksempel første linje), eller alternativt skjerming av enkeltord som bruker marker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covered-table-cell table:style-name="ce6"/>
          <table:table-cell table:style-name="ce29" office:value-type="string" calcext:value-type="string">
            <text:p>·      Klassifikasjon: Dette er primært beregnet på skjerming av objektkoder som er personnavn eller fødselsnumm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covered-table-cell table:style-name="ce7"/>
          <table:table-cell table:style-name="ce28" office:value-type="string" calcext:value-type="string">
            <text:p>·      Opplysninger som identifiserer parter i sake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6">
          <table:table-cell table:style-name="ce15" office:value-type="string" calcext:value-type="string" table:number-columns-spanned="1" table:number-rows-spanned="3">
            <text:p>6.6.38 </text:p>
          </table:table-cell>
          <table:table-cell table:style-name="ce29" office:value-type="string" calcext:value-type="string">
            <text:p>I tilknytning til en tilgangskode, skal følgende opplysninger knyttet til registreringer i kjernen kunne markeres som ”skjermet” slik at eksterne moduler som leser fra arkivet får følgende begrensninger når tilgangskoden benyttes:</text:p>
          </table:table-cell>
          <table:table-cell table:style-name="ce71" office:value-type="string" calcext:value-type="string" table:number-columns-spanned="1" table:number-rows-spanned="3">
            <text:p>O</text:p>
          </table:table-cell>
          <table:table-cell table:style-name="ce10" table:number-columns-spanned="1" table:number-rows-spanned="3"/>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6">
          <table:covered-table-cell table:style-name="ce6"/>
          <table:table-cell table:style-name="ce29" office:value-type="string" calcext:value-type="string">
            <text:p>·      Deler av innholdsbeskrivelsen: Løsningen skal enten tillate skjerming av alt unntatt første del av innholdsbeskrivelsen (for eksempel første linje), eller alternativt skjerming av enkeltord som bruker marker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covered-table-cell table:style-name="ce7"/>
          <table:table-cell table:style-name="ce28" office:value-type="string" calcext:value-type="string">
            <text:p>·      Opplysninger som identifiserer avsender og/eller mottaker</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6.6.39 </text:p>
          </table:table-cell>
          <table:table-cell table:style-name="ce28" office:value-type="string" calcext:value-type="string">
            <text:p>Dokumentbeskrivelser knyttet til en registrering skal kunne skjermes. Det skal fremgå at registreringen inneholder dokumentbeskrivelser som er skjermet i journalen</text:p>
          </table:table-cell>
          <table:table-cell table:style-name="ce70" office:value-type="string" calcext:value-type="string">
            <text:p>O</text:p>
          </table:table-cell>
          <table:table-cell table:style-name="ce86"/>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table-cell table:style-name="ce15" office:value-type="string" calcext:value-type="string" table:number-columns-spanned="1" table:number-rows-spanned="2">
            <text:p>6.6.40 </text:p>
          </table:table-cell>
          <table:table-cell table:style-name="ce29" office:value-type="string" calcext:value-type="string">
            <text:p>Følgende opplysninger om elektroniske dokumenter skal kunne skjermes ved hjelp av tilgangskode:</text:p>
          </table:table-cell>
          <table:table-cell table:style-name="ce71" office:value-type="string" calcext:value-type="string" table:number-columns-spanned="1" table:number-rows-spanned="2">
            <text:p>O</text:p>
          </table:table-cell>
          <table:table-cell table:style-name="ce10" table:number-columns-spanned="1" table:number-rows-spanned="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8" office:value-type="string" calcext:value-type="string">
            <text:p>·      alle opplysninger om et dokument, innbefattet ulike formater og versjoner av dokumentet</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2">
          <table:table-cell table:style-name="ce14" office:value-type="string" calcext:value-type="string">
            <text:p>6.6.41 </text:p>
          </table:table-cell>
          <table:table-cell table:style-name="ce28" office:value-type="string" calcext:value-type="string">
            <text:p>Dersom tilgangskoden er merket med indikasjon på at det bare er anledning til å unnta visse opplysninger i dokumentet fra innsyn, kan det opprettes en ”offentlig variant” av dokumentet der disse opplysningene ikke finnes, som derfor kan unntas fra skjerming</text:p>
          </table:table-cell>
          <table:table-cell table:style-name="ce70" office:value-type="string" calcext:value-type="string">
            <text:p>V</text:p>
          </table:table-cell>
          <table:table-cell table:style-name="ce86"/>
          <table:table-cell table:style-name="ce107"/>
          <table:table-cell table:style-name="ce107" office:value-type="string" calcext:value-type="string">
            <text:p>Anbefales - meroffentlighet</text:p>
          </table:table-cell>
          <table:table-cell table:style-name="ce110"/>
          <table:table-cell table:style-name="ce111"/>
          <table:table-cell table:style-name="ce129"/>
          <table:table-cell table:style-name="ce110"/>
          <table:table-cell table:number-columns-repeated="1014"/>
        </table:table-row>
        <table:table-row table:style-name="ro7">
          <table:table-cell table:style-name="ce13" office:value-type="string" calcext:value-type="string">
            <text:p>Krav nr.</text:p>
          </table:table-cell>
          <table:table-cell table:style-name="ce26" office:value-type="string" calcext:value-type="string">
            <text:p>Kjernens krav til administrativ oppbygging</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6.7.1 </text:p>
          </table:table-cell>
          <table:table-cell table:style-name="ce28" office:value-type="string" calcext:value-type="string">
            <text:p>Alle administrative enheter som skal ha tilgang til objekter i kjernen, skal være identifisert og gjenkjennes av kjernen.</text:p>
          </table:table-cell>
          <table:table-cell table:style-name="ce70" office:value-type="string" calcext:value-type="string">
            <text:p>B</text:p>
          </table:table-cell>
          <table:table-cell table:style-name="ce86" office:value-type="string" calcext:value-type="string">
            <text:p>Obligatorisk for løsninger hvor administrative enheter skal ha tilgang til objekter i kjernen</text:p>
          </table:table-cell>
          <table:table-cell table:style-name="ce107" office:value-type="string" calcext:value-type="string">
            <text:p>Settes opp i en liste over B-krav som skal være oppfylt. Gjelder kap 6.7 og 6.8</text:p>
          </table:table-cell>
          <table:table-cell table:style-name="ce110" table:number-columns-repeated="2"/>
          <table:table-cell table:style-name="ce111"/>
          <table:table-cell table:style-name="ce129"/>
          <table:table-cell table:style-name="ce110"/>
          <table:table-cell table:number-columns-repeated="1014"/>
        </table:table-row>
        <table:table-row table:style-name="ro4">
          <table:table-cell table:style-name="ce14" office:value-type="string" calcext:value-type="string">
            <text:p>6.7.2 </text:p>
          </table:table-cell>
          <table:table-cell table:style-name="ce28" office:value-type="string" calcext:value-type="string">
            <text:p>En administrativ enhet som ikke lenger skal ha tilgang til objekter i kjernen, skal fortsatt være identifisert i kjernen, men med en status som indikerer at den er ”passiv”.</text:p>
          </table:table-cell>
          <table:table-cell table:style-name="ce70" office:value-type="string" calcext:value-type="string">
            <text:p>B</text:p>
          </table:table-cell>
          <table:table-cell table:style-name="ce86" office:value-type="string" calcext:value-type="string">
            <text:p>Obligatorisk for løsninger hvor administrative enheter skal ha tilgang til objekter i kjerne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6.7.3 </text:p>
          </table:table-cell>
          <table:table-cell table:style-name="ce28" office:value-type="string" calcext:value-type="string">
            <text:p>Det skal finnes en oversikt over hvilket eller hvilke tidsrom hver administrative enhet har vært aktiv.</text:p>
          </table:table-cell>
          <table:table-cell table:style-name="ce70" office:value-type="string" calcext:value-type="string">
            <text:p>B</text:p>
          </table:table-cell>
          <table:table-cell table:style-name="ce86" office:value-type="string" calcext:value-type="string">
            <text:p>Obligatorisk for løsninger hvor administrative enheter skal ha tilgang til objekter i kjerne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26" office:value-type="string" calcext:value-type="string">
            <text:p>Kjernens krav til <text:span text:style-name="T9">Brukeradministrasjon</text:span></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6.8.1 </text:p>
          </table:table-cell>
          <table:table-cell table:style-name="ce28" office:value-type="string" calcext:value-type="string">
            <text:p>Alle brukere som skal ha tilgang til enheter i kjernen, skal være identifisert og gjenkjennes av kjernen.</text:p>
          </table:table-cell>
          <table:table-cell table:style-name="ce70" office:value-type="string" calcext:value-type="string">
            <text:p>B</text:p>
          </table:table-cell>
          <table:table-cell table:style-name="ce86" office:value-type="string" calcext:value-type="string">
            <text:p>Obligatorisk for løsninger hvor personlig identifiserte brukere skal være identifisert i kjerne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6.8.2 </text:p>
          </table:table-cell>
          <table:table-cell table:style-name="ce28" office:value-type="string" calcext:value-type="string">
            <text:p>Kjernen skal kunne gjenkjenne i hvilken administrativ sammenheng brukeren virker til enhver tid. </text:p>
          </table:table-cell>
          <table:table-cell table:style-name="ce70" office:value-type="string" calcext:value-type="string">
            <text:p>B</text:p>
          </table:table-cell>
          <table:table-cell table:style-name="ce86" office:value-type="string" calcext:value-type="string">
            <text:p>Obligatorisk for løsninger hvor personlig identifiserte brukere skal være identifisert i kjerne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6.8.3 </text:p>
          </table:table-cell>
          <table:table-cell table:style-name="ce28" office:value-type="string" calcext:value-type="string">
            <text:p>En bruker som ikke lenger skal ha tilgang til enheter i kjernen skal fortsatt være identifisert i kjernen, men med en status som indikerer at den er ”passiv”</text:p>
          </table:table-cell>
          <table:table-cell table:style-name="ce70" office:value-type="string" calcext:value-type="string">
            <text:p>B</text:p>
          </table:table-cell>
          <table:table-cell table:style-name="ce86" office:value-type="string" calcext:value-type="string">
            <text:p>Obligatorisk for løsninger hvor personlig identifiserte brukere skal være identifisert i kjerne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6.8.4 </text:p>
          </table:table-cell>
          <table:table-cell table:style-name="ce28" office:value-type="string" calcext:value-type="string">
            <text:p>Det skal finnes en oversikt over hvilket eller hvilke tidsrom hver bruker har vært aktiv.</text:p>
          </table:table-cell>
          <table:table-cell table:style-name="ce70" office:value-type="string" calcext:value-type="string">
            <text:p>B</text:p>
          </table:table-cell>
          <table:table-cell table:style-name="ce86" office:value-type="string" calcext:value-type="string">
            <text:p>Obligatorisk for løsninger hvor personlig identifiserte brukere skal være identifisert i kjerne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26" office:value-type="string" calcext:value-type="string">
            <text:p>Funksjonelle krav til bruksfunksjonalitet</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6.10.1 </text:p>
          </table:table-cell>
          <table:table-cell table:style-name="ce28" office:value-type="string" calcext:value-type="string">
            <text:p>Det skal legges til rette for at krav til <text:span text:style-name="T16">Universell Utforming</text:span><text:span text:style-name="T17"> gitt i lov- og regelverk, blir oppfylt.</text:span></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6.10.2 </text:p>
          </table:table-cell>
          <table:table-cell table:style-name="ce28" office:value-type="string" calcext:value-type="string">
            <text:p>Det bør være mulig å få meldinger og tekster i begge målformer.</text:p>
          </table:table-cell>
          <table:table-cell table:style-name="ce70" office:value-type="string" calcext:value-type="string">
            <text:p>V</text:p>
          </table:table-cell>
          <table:table-cell table:style-name="ce84"/>
          <table:table-cell table:style-name="ce107" office:value-type="string" calcext:value-type="string">
            <text:p>Dette må kommunen vurdere selv. Vær oppmerksom på at det begrensede antallet leverandører kan indikere at kravet ikke bør settes som obligatorisk i kommunens kravspesifikasjon.</text:p>
          </table:table-cell>
          <table:table-cell table:style-name="ce110" table:number-columns-repeated="2"/>
          <table:table-cell table:style-name="ce111"/>
          <table:table-cell table:style-name="ce129"/>
          <table:table-cell table:style-name="ce110"/>
          <table:table-cell table:number-columns-repeated="1014"/>
        </table:table-row>
        <table:table-row table:style-name="ro7">
          <table:table-cell table:style-name="ce13" office:value-type="string" calcext:value-type="string">
            <text:p>Krav nr.</text:p>
          </table:table-cell>
          <table:table-cell table:style-name="ce44" office:value-type="string" calcext:value-type="string">
            <text:p>Krav til <text:span text:style-name="T9">Dokumentflyt</text:span></text:p>
          </table:table-cell>
          <table:table-cell table:style-name="ce69"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22" office:value-type="string" calcext:value-type="string">
            <text:p>6.11.1 </text:p>
          </table:table-cell>
          <table:table-cell table:style-name="ce45" office:value-type="string" calcext:value-type="string">
            <text:p>Et dokument som er under produksjon, bør kunne sendes fram og tilbake i linjen det nødvendige antall ganger.</text:p>
          </table:table-cell>
          <table:table-cell table:style-name="ce70" office:value-type="string" calcext:value-type="string">
            <text:p>V</text:p>
          </table:table-cell>
          <table:table-cell table:style-name="ce95" office:value-type="string" calcext:value-type="string">
            <text:p>Tidligere krav 7.6.1</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22" office:value-type="string" calcext:value-type="string">
            <text:p>6.11.2 </text:p>
          </table:table-cell>
          <table:table-cell table:style-name="ce45" office:value-type="string" calcext:value-type="string">
            <text:p>Autoriserte roller og personer bør kunne se hvor dokumentet befinner seg til enhver tid.</text:p>
          </table:table-cell>
          <table:table-cell table:style-name="ce70" office:value-type="string" calcext:value-type="string">
            <text:p>V</text:p>
          </table:table-cell>
          <table:table-cell table:style-name="ce96" office:value-type="string" calcext:value-type="string">
            <text:p>Tidligere krav 7.6.2</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22" office:value-type="string" calcext:value-type="string">
            <text:p>6.11.3 </text:p>
          </table:table-cell>
          <table:table-cell table:style-name="ce45" office:value-type="string" calcext:value-type="string">
            <text:p>Dokumentet bør bli sperret for endringer når det (videre)sendes, ev. det opprettes en ny versjon ved hver (videre)forsendelse.</text:p>
          </table:table-cell>
          <table:table-cell table:style-name="ce70" office:value-type="string" calcext:value-type="string">
            <text:p>V</text:p>
          </table:table-cell>
          <table:table-cell table:style-name="ce96" office:value-type="string" calcext:value-type="string">
            <text:p>Tidligere krav 7.6.3</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22" office:value-type="string" calcext:value-type="string">
            <text:p>6.11.4</text:p>
          </table:table-cell>
          <table:table-cell table:style-name="ce45" office:value-type="string" calcext:value-type="string">
            <text:p>Det bør være mulig å registrere merknader til dokumentet.</text:p>
          </table:table-cell>
          <table:table-cell table:style-name="ce70" office:value-type="string" calcext:value-type="string">
            <text:p>V</text:p>
          </table:table-cell>
          <table:table-cell table:style-name="ce96" office:value-type="string" calcext:value-type="string">
            <text:p>Tidligere krav 7.6.5</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22" office:value-type="string" calcext:value-type="string">
            <text:p>6.11.5</text:p>
          </table:table-cell>
          <table:table-cell table:style-name="ce45" office:value-type="string" calcext:value-type="string">
            <text:p>Mottaker av et dokument på flyt, bør bli varslet om at han/hun har mottatt et dokument.</text:p>
          </table:table-cell>
          <table:table-cell table:style-name="ce70" office:value-type="string" calcext:value-type="string">
            <text:p>V</text:p>
          </table:table-cell>
          <table:table-cell table:style-name="ce96" office:value-type="string" calcext:value-type="string">
            <text:p>Tidligere krav 7.6.6</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22" office:value-type="string" calcext:value-type="string">
            <text:p>6.11.6</text:p>
          </table:table-cell>
          <table:table-cell table:style-name="ce45" office:value-type="string" calcext:value-type="string">
            <text:p>Det bør være mulig å gi en forpliktende «signatur» i alle ledd.</text:p>
          </table:table-cell>
          <table:table-cell table:style-name="ce70" office:value-type="string" calcext:value-type="string">
            <text:p>V</text:p>
          </table:table-cell>
          <table:table-cell table:style-name="ce96" office:value-type="string" calcext:value-type="string">
            <text:p>Tidligere krav 7.6.7</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22" office:value-type="string" calcext:value-type="string">
            <text:p>6.11.7</text:p>
          </table:table-cell>
          <table:table-cell table:style-name="ce45" office:value-type="string" calcext:value-type="string">
            <text:p>Det bør være mulig å sende et dokument som er under produksjon, til trinnvis godkjenning (sekvensielt)</text:p>
          </table:table-cell>
          <table:table-cell table:style-name="ce70" office:value-type="string" calcext:value-type="string">
            <text:p>V</text:p>
          </table:table-cell>
          <table:table-cell table:style-name="ce96" office:value-type="string" calcext:value-type="string">
            <text:p>Tidligere krav 7.6.9</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22" office:value-type="string" calcext:value-type="string">
            <text:p>6.11.8</text:p>
          </table:table-cell>
          <table:table-cell table:style-name="ce45" office:value-type="string" calcext:value-type="string">
            <text:p>Det bør være mulig å sende et dokument som er under produksjon, til høring til flere samtidig (parallelt)</text:p>
          </table:table-cell>
          <table:table-cell table:style-name="ce70" office:value-type="string" calcext:value-type="string">
            <text:p>V</text:p>
          </table:table-cell>
          <table:table-cell table:style-name="ce96" office:value-type="string" calcext:value-type="string">
            <text:p>Tidligere krav 7.6.10</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table-cell table:style-name="ce22" office:value-type="string" calcext:value-type="string">
            <text:p>6.11.9</text:p>
          </table:table-cell>
          <table:table-cell table:style-name="ce45" office:value-type="string" calcext:value-type="string">
            <text:p>For dokument som er under produksjon, og som sendes på sekvensiell eller parallell dokumentflyt, bør det kunne parameterstyres om det automatisk skal opprettes nye versjoner for alle mottakere i flyten.</text:p>
          </table:table-cell>
          <table:table-cell table:style-name="ce70" office:value-type="string" calcext:value-type="string">
            <text:p>V</text:p>
          </table:table-cell>
          <table:table-cell table:style-name="ce96" office:value-type="string" calcext:value-type="string">
            <text:p>Tidligere krav 7.6.11</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22" office:value-type="string" calcext:value-type="string">
            <text:p>6.11.10</text:p>
          </table:table-cell>
          <table:table-cell table:style-name="ce45" office:value-type="string" calcext:value-type="string">
            <text:p>Det bør kunne parameterstyres om versjonering skal forekomme bare for enkelte roller, enheter, grupper eller personer. Dette skal kunne gjøres fast eller på ad-hoc-basis.</text:p>
          </table:table-cell>
          <table:table-cell table:style-name="ce70" office:value-type="string" calcext:value-type="string">
            <text:p>V</text:p>
          </table:table-cell>
          <table:table-cell table:style-name="ce96" office:value-type="string" calcext:value-type="string">
            <text:p>Tidligere krav 7.6.12</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3" office:value-type="string" calcext:value-type="string">
            <text:p>Krav nr.</text:p>
          </table:table-cell>
          <table:table-cell table:style-name="ce44" office:value-type="string" calcext:value-type="string">
            <text:p>Krav til adresseregister i saksbehandlingsløsningen</text:p>
          </table:table-cell>
          <table:table-cell table:style-name="ce69"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2">
          <table:table-cell table:style-name="ce14" office:value-type="string" calcext:value-type="string">
            <text:p>7.1.1 </text:p>
          </table:table-cell>
          <table:table-cell table:style-name="ce45" office:value-type="string" calcext:value-type="string">
            <text:p>Det bør finnes funksjoner for å etablere et register med navn og adresser til korrespondansepartnere (adresseregister), og dette skal kunne benyttes til oppslag ved registrering av avsendere, mottakere og parter i en sak.</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3" office:value-type="string" calcext:value-type="string">
            <text:p>Krav nr.</text:p>
          </table:table-cell>
          <table:table-cell table:style-name="ce44" office:value-type="string" calcext:value-type="string">
            <text:p>Krav til saksoppfølging i saksbehandlingsløsningen</text:p>
          </table:table-cell>
          <table:table-cell table:style-name="ce69"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7.2.1 </text:p>
          </table:table-cell>
          <table:table-cell table:style-name="ce45" office:value-type="string" calcext:value-type="string">
            <text:p>Det bør finnes funksjoner for å hente fram eksterne og interne dokumenter fra journalposter som har behandlingsfrist i et angitt tidsrom.</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44" office:value-type="string" calcext:value-type="string">
            <text:p>Krav til dokumentproduksjon</text:p>
          </table:table-cell>
          <table:table-cell table:style-name="ce69"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7.3.1 </text:p>
          </table:table-cell>
          <table:table-cell table:style-name="ce45" office:value-type="string" calcext:value-type="string">
            <text:p>Det bør være mulig for flere personer å utarbeide og redigere et stort dokument samtidig</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7.3.2 </text:p>
          </table:table-cell>
          <table:table-cell table:style-name="ce45" office:value-type="string" calcext:value-type="string">
            <text:p>Det bør være mulig å opprette dokument og dokumentmaler som fritt bør kunne defineres og seksjoneres i forskjellige deler til ulike brukere/forfattere</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7.3.3 </text:p>
          </table:table-cell>
          <table:table-cell table:style-name="ce45" office:value-type="string" calcext:value-type="string">
            <text:p>Det bør være mulig å legge til metadata til et dokument i XML-format. Disse skjemaene bør dokumenteres.</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table-cell table:style-name="ce14" office:value-type="string" calcext:value-type="string">
            <text:p>7.3.4 </text:p>
          </table:table-cell>
          <table:table-cell table:style-name="ce45" office:value-type="string" calcext:value-type="string">
            <text:p>Den som oppretter et dokument, dokumenteieren, bør ha rettigheter til å dele opp dokumentet i seksjoner og tildele lese-, kommentar-, remiss- og skriverettigheter til de enkelte seksjonene.</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7.3.5 </text:p>
          </table:table-cell>
          <table:table-cell table:style-name="ce45" office:value-type="string" calcext:value-type="string">
            <text:p>Dokument og seksjoner bør kunne klassifiseres etter egne klassifiseringsskjema som angir skjermingsgrun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7.3.6 </text:p>
          </table:table-cell>
          <table:table-cell table:style-name="ce45" office:value-type="string" calcext:value-type="string">
            <text:p>Det bør kunne angis om markering bør vises for seksjon som bruker ikke har leserettighet til. Markering bør i så fall angi skjermingsgrun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7.3.7 </text:p>
          </table:table-cell>
          <table:table-cell table:style-name="ce45" office:value-type="string" calcext:value-type="string">
            <text:p>Dokumenteier bør kunne tildele annen bruker rollen som dokument- og seksjonseier. </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2">
          <table:table-cell table:style-name="ce14" office:value-type="string" calcext:value-type="string">
            <text:p>7.3.8 </text:p>
          </table:table-cell>
          <table:table-cell table:style-name="ce45" office:value-type="string" calcext:value-type="string">
            <text:p>For personer som har kommentarrettigheter til et dokument eller seksjon, men ikke skriverettigheter, bør det være mulig å knytte kommentarnotater til dokumentet. Det bør enkelt kunne identifiseres hvilken del av teksten som er kommentert og hvem som har gjort de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table-cell table:style-name="ce14" office:value-type="string" calcext:value-type="string">
            <text:p>7.3.9 </text:p>
          </table:table-cell>
          <table:table-cell table:style-name="ce45" office:value-type="string" calcext:value-type="string">
            <text:p>For hver seksjon bør dokumenteier kunne tildele lese-, kommentar-, remiss- og eventuelt skriverettigheter til en enhet/avdeling, en definert rolle eller en definert bruker, heretter som en fellesbenevnelse benevnt «bruke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7.3.10 </text:p>
          </table:table-cell>
          <table:table-cell table:style-name="ce45" office:value-type="string" calcext:value-type="string">
            <text:p>Ved tildeling av lese- og skriverettigheter til en avdeling, bør alle på avdelingen kunne lese, åpne og skrive/redigere dokumentet eller seksjonen(e) som er det gitt rettigheter til. </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7.3.11 </text:p>
          </table:table-cell>
          <table:table-cell table:style-name="ce45" office:value-type="string" calcext:value-type="string">
            <text:p>Ved tildeling av lese- og skriverettigheter til en rolle, bør alle som har rollen kunne lese, åpne og skrive/redigere dokumentet eller seksjonen(e) som er det gitt rettigheter til.</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7.3.12 </text:p>
          </table:table-cell>
          <table:table-cell table:style-name="ce45" office:value-type="string" calcext:value-type="string">
            <text:p>Når en bruker har åpnet en seksjon for skriving/redigering, bør den ikke kunne åpnes av andre, dvs. er den låst for lesing og skriving/redigering av andre.</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7.3.13 </text:p>
          </table:table-cell>
          <table:table-cell table:style-name="ce45" office:value-type="string" calcext:value-type="string">
            <text:p>Seksjoner som brukeren kun har leserettigheter til, bør vises med særskilt bakgrun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7.3.14 </text:p>
          </table:table-cell>
          <table:table-cell table:style-name="ce45" office:value-type="string" calcext:value-type="string">
            <text:p>For seksjoner som brukeren kun har leserettigheter til, bør brukeren ikke kunne kopiere den skrivebeskyttede teksten og lime den inn i annet dokumen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7.3.15 </text:p>
          </table:table-cell>
          <table:table-cell table:style-name="ce45" office:value-type="string" calcext:value-type="string">
            <text:p>Åpne seksjoner eller seksjoner en bruker er tildelt skriverettigheter til, bør vises på ordinær måte.</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7.3.16 </text:p>
          </table:table-cell>
          <table:table-cell table:style-name="ce45" office:value-type="string" calcext:value-type="string">
            <text:p>Seksjoner brukeren ikke har leserettigheter til, bør fjernes fysisk for bruker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table-cell table:style-name="ce14" office:value-type="string" calcext:value-type="string">
            <text:p>7.3.17 </text:p>
          </table:table-cell>
          <table:table-cell table:style-name="ce45" office:value-type="string" calcext:value-type="string">
            <text:p>Når bruker er ferdig med seksjonen og avslutter den, bør låsingen oppheves. Alle med leserettigheter bør kunne lese seksjonen og brukere med skrive-/redigeringsrettigheter bør kunne skrive/redigere i seksjon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7.3.18 </text:p>
          </table:table-cell>
          <table:table-cell table:style-name="ce45" office:value-type="string" calcext:value-type="string">
            <text:p>Det bør være mulig ut fra dokumentoversikten å se hvem som er tildelt, og jobber med et dokument og seksjo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7.3.19 </text:p>
          </table:table-cell>
          <table:table-cell table:style-name="ce45" office:value-type="string" calcext:value-type="string">
            <text:p>Et seksjonert dokument bør bare kunne leses av den som har rettigheter til å lese en eller flere seksjoner i dokumente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7.3.20 </text:p>
          </table:table-cell>
          <table:table-cell table:style-name="ce45" office:value-type="string" calcext:value-type="string">
            <text:p>Et seksjonert dokument bør bare kunne åpnes av bruker som dokumenteier har gitt rettigheter til.</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table-cell table:style-name="ce14" office:value-type="string" calcext:value-type="string">
            <text:p>7.3.21 </text:p>
          </table:table-cell>
          <table:table-cell table:style-name="ce45" office:value-type="string" calcext:value-type="string">
            <text:p>Den enkelte bruker bør bare kunne se de deler av dokumentet vedkommende er gitt rettigheter til. Dokumentet vises som et sammenhengende dokument med de seksjoner bruker har rettighet til.</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7.3.22 </text:p>
          </table:table-cell>
          <table:table-cell table:style-name="ce45" office:value-type="string" calcext:value-type="string">
            <text:p>Kun definert dokumenteier eller eier til seksjonene bør kunne endre brukerrettigheter til henholdsvis dokument eller seksjo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7.3.23 </text:p>
          </table:table-cell>
          <table:table-cell table:style-name="ce45" office:value-type="string" calcext:value-type="string">
            <text:p>Ikke definerte brukere bør fritt kunne søke i dokumentet, men bør kun få tilgang til å se de delene av dokumentet som er åpne.</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2">
          <table:table-cell table:style-name="ce14" office:value-type="string" calcext:value-type="string">
            <text:p>7.3.24 </text:p>
          </table:table-cell>
          <table:table-cell table:style-name="ce45" office:value-type="string" calcext:value-type="string">
            <text:p>Leserettighetene til et dokument som er under arbeid, bør kunne avgrenses til roller og personer som gjennom parametersetting har generelle rettigheter til dette, eller de roller og personer som dokumenteier gir eksplisitte rettighete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7.3.25 </text:p>
          </table:table-cell>
          <table:table-cell table:style-name="ce45" office:value-type="string" calcext:value-type="string">
            <text:p>Det bør være parameterstyrte muligheter til definere leserettighetene til alle dokumenter som er under arbeid.</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7.3.26 </text:p>
          </table:table-cell>
          <table:table-cell table:style-name="ce45" office:value-type="string" calcext:value-type="string">
            <text:p>Det bør være parameterstyrte muligheter til definere leserettighetene til ett eller flere bestemte dokument som er under arbeid, spesifikt for det enkelte dokumentet.</text:p>
          </table:table-cell>
          <table:table-cell table:style-name="ce70" office:value-type="string" calcext:value-type="string">
            <text:p>V</text:p>
          </table:table-cell>
          <table:table-cell table:style-name="ce98"/>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7.3.27 </text:p>
          </table:table-cell>
          <table:table-cell table:style-name="ce45" office:value-type="string" calcext:value-type="string">
            <text:p>Det bør være mulig for dokumenteier å overstyre parametersetting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2">
          <table:table-cell table:style-name="ce14" office:value-type="string" calcext:value-type="string">
            <text:p>7.3.28 </text:p>
          </table:table-cell>
          <table:table-cell table:style-name="ce45" office:value-type="string" calcext:value-type="string">
            <text:p>Når et egenprodusert dokument som er under arbeid sendes på arbeidsflyt eller dokumentflyt, bør alle mottakere av flyten automatisk autoriseres for lesetilgang til dokumentet uavhengig av rolle, administrativ enhet eller autorisasjo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7.3.29 </text:p>
          </table:table-cell>
          <table:table-cell table:style-name="ce45" office:value-type="string" calcext:value-type="string">
            <text:p>Det bør være tilgang til funksjoner for opprettelse og forhåndsregistrering av et dokument både fra tekstbehandler og fra Komplett Noark 5.</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2">
          <table:table-cell table:style-name="ce14" office:value-type="string" calcext:value-type="string">
            <text:p>7.3.30 </text:p>
          </table:table-cell>
          <table:table-cell table:style-name="ce45" office:value-type="string" calcext:value-type="string">
            <text:p>Hvis dokumenter forhåndsregistreres fra tekstbehandler bør det være unødvendig å skifte til Komplett Noark 5. Brukeren bør ved opprettelse og lukking av et dokument automatisk spørres om nødvendige opplysninger for å registrere dokumente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44" office:value-type="string" calcext:value-type="string">
            <text:p>Krav til <text:span text:style-name="T9">dokumentmaler</text:span></text:p>
          </table:table-cell>
          <table:table-cell table:style-name="ce69"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7.4.1 </text:p>
          </table:table-cell>
          <table:table-cell table:style-name="ce45" office:value-type="string" calcext:value-type="string">
            <text:p>Det bør finnes funksjoner for å etablere dokumentmaler for alle dokumenttyper som en virksomhet benytte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7.4.2 </text:p>
          </table:table-cell>
          <table:table-cell table:style-name="ce45" office:value-type="string" calcext:value-type="string">
            <text:p>Det bør finnes funksjoner for å utforme og bruke egendefinerte dokumentmale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7.4.3 </text:p>
          </table:table-cell>
          <table:table-cell table:style-name="ce45" office:value-type="string" calcext:value-type="string">
            <text:p>Det bør finnes funksjoner for å etablere nye dokumentmaler.</text:p>
          </table:table-cell>
          <table:table-cell table:style-name="ce70" office:value-type="string" calcext:value-type="string">
            <text:p>V</text:p>
          </table:table-cell>
          <table:table-cell table:style-name="ce98"/>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7.4.4 </text:p>
          </table:table-cell>
          <table:table-cell table:style-name="ce45" office:value-type="string" calcext:value-type="string">
            <text:p>Det bør finnes funksjoner for at virksomheten selv kan lage/utarbeide dokumentmaler uten ekstern bistand.</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7.4.5 </text:p>
          </table:table-cell>
          <table:table-cell table:style-name="ce45" office:value-type="string" calcext:value-type="string">
            <text:p>Det bør være mulig å legge inn to kategorier standardtekst i dokumentmalene, tekst som kan endres av saksbehandler og tekst som ikke kan endres av saksbehandle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7.4.6 </text:p>
          </table:table-cell>
          <table:table-cell table:style-name="ce45" office:value-type="string" calcext:value-type="string">
            <text:p>Informasjon fra felt i Komplett Noark 5 bør kunne overføres automatisk til korresponderende felt i dokumentmal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7.4.7 </text:p>
          </table:table-cell>
          <table:table-cell table:style-name="ce45" office:value-type="string" calcext:value-type="string">
            <text:p>Informasjon fra et felt i dokumentmalen bør kunne overføres automatisk til korresponderende felt i Komplett Noark 5.</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7.4.8 </text:p>
          </table:table-cell>
          <table:table-cell table:style-name="ce45" office:value-type="string" calcext:value-type="string">
            <text:p>Ved skjerming av dokumenter, bør henvisning til hjemmel kunne skrives inn eller velges fritt av saksbehandler og løsningen plasserer teksten på angitt sted i dokumentmal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44" office:value-type="string" calcext:value-type="string">
            <text:p>Krav til <text:span text:style-name="T9">saks- og dokumenthistorikk</text:span></text:p>
          </table:table-cell>
          <table:table-cell table:style-name="ce69"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7.5.1 </text:p>
          </table:table-cell>
          <table:table-cell table:style-name="ce45" office:value-type="string" calcext:value-type="string">
            <text:p>Det bør være mulig, på en enkel måte, å spore fakta for den enkelte sak, både uavsluttete og avsluttete.</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7.5.2 </text:p>
          </table:table-cell>
          <table:table-cell table:style-name="ce45" office:value-type="string" calcext:value-type="string">
            <text:p>Det bør være mulig å se hva som har vært gjort med saken, når det har skjedd og hvem som utførte handlingen (person eller løsning).</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7.5.3 </text:p>
          </table:table-cell>
          <table:table-cell table:style-name="ce45" office:value-type="string" calcext:value-type="string">
            <text:p>Det bør være mulig å se nye saksmapper eller dokumenter som ikke er fordelt, påbegynt eller åpne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7.5.4 </text:p>
          </table:table-cell>
          <table:table-cell table:style-name="ce45" office:value-type="string" calcext:value-type="string">
            <text:p>Det bør være mulig å se hva som er status for saksmappen eller dokumentet, dvs. om det har status ikke er fordelt, status ikke påbegynt eller status ikke åpne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7.5.5 </text:p>
          </table:table-cell>
          <table:table-cell table:style-name="ce45" office:value-type="string" calcext:value-type="string">
            <text:p>Det bør være mulig å se at saksmapper og dokumenter ligger hos saksbehandler og venter på handling fra ham/henne.</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7.5.6 </text:p>
          </table:table-cell>
          <table:table-cell table:style-name="ce45" office:value-type="string" calcext:value-type="string">
            <text:p>Det bør være mulig å se at saksmapper og dokumenter er sendt til godkjenning intern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7.5.7 </text:p>
          </table:table-cell>
          <table:table-cell table:style-name="ce45" office:value-type="string" calcext:value-type="string">
            <text:p>Det bør være mulig å se at saksmapper eller dokumenter er til behandling hos et eksternt organ, f. eks. hos klageorgan, annet behandlende organ eller i rettsapparate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7.5.8 </text:p>
          </table:table-cell>
          <table:table-cell table:style-name="ce45" office:value-type="string" calcext:value-type="string">
            <text:p>Det bør være mulig å la alle dokumenter som inngår i saksmappen samt referanser til andre dokumenter (fra Internett, sakarkivet med mer) som inngår i et saksforhold, følge saksmapp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44" office:value-type="string" calcext:value-type="string">
            <text:p>Krav til <text:span text:style-name="T9">Dokumentflyt</text:span></text:p>
          </table:table-cell>
          <table:table-cell table:style-name="ce69"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4" office:value-type="string" calcext:value-type="string">
            <text:p>7.6.1 </text:p>
          </table:table-cell>
          <table:table-cell table:style-name="ce45"/>
          <table:table-cell table:style-name="ce70"/>
          <table:table-cell table:style-name="ce97" office:value-type="string" calcext:value-type="string">
            <text:p>Ut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4" office:value-type="string" calcext:value-type="string">
            <text:p>7.6.2 </text:p>
          </table:table-cell>
          <table:table-cell table:style-name="ce45"/>
          <table:table-cell table:style-name="ce70"/>
          <table:table-cell table:style-name="ce97" office:value-type="string" calcext:value-type="string">
            <text:p>Ut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4" office:value-type="string" calcext:value-type="string">
            <text:p>7.6.3 </text:p>
          </table:table-cell>
          <table:table-cell table:style-name="ce45"/>
          <table:table-cell table:style-name="ce70"/>
          <table:table-cell table:style-name="ce97" office:value-type="string" calcext:value-type="string">
            <text:p>Ut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4" office:value-type="string" calcext:value-type="string">
            <text:p>7.6.4 </text:p>
          </table:table-cell>
          <table:table-cell table:style-name="ce45"/>
          <table:table-cell table:style-name="ce70"/>
          <table:table-cell table:style-name="ce97" office:value-type="string" calcext:value-type="string">
            <text:p>Ut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4" office:value-type="string" calcext:value-type="string">
            <text:p>7.6.5 </text:p>
          </table:table-cell>
          <table:table-cell table:style-name="ce45"/>
          <table:table-cell table:style-name="ce70"/>
          <table:table-cell table:style-name="ce97" office:value-type="string" calcext:value-type="string">
            <text:p>Ut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4" office:value-type="string" calcext:value-type="string">
            <text:p>7.6.6 </text:p>
          </table:table-cell>
          <table:table-cell table:style-name="ce45"/>
          <table:table-cell table:style-name="ce70"/>
          <table:table-cell table:style-name="ce97" office:value-type="string" calcext:value-type="string">
            <text:p>Ut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4" office:value-type="string" calcext:value-type="string">
            <text:p>7.6.7 </text:p>
          </table:table-cell>
          <table:table-cell table:style-name="ce45"/>
          <table:table-cell table:style-name="ce70"/>
          <table:table-cell table:style-name="ce97" office:value-type="string" calcext:value-type="string">
            <text:p>Ut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4" office:value-type="string" calcext:value-type="string">
            <text:p>7.6.8 </text:p>
          </table:table-cell>
          <table:table-cell table:style-name="ce45"/>
          <table:table-cell table:style-name="ce70"/>
          <table:table-cell table:style-name="ce97" office:value-type="string" calcext:value-type="string">
            <text:p>Ut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4" office:value-type="string" calcext:value-type="string">
            <text:p>7.6.9 </text:p>
          </table:table-cell>
          <table:table-cell table:style-name="ce45"/>
          <table:table-cell table:style-name="ce70"/>
          <table:table-cell table:style-name="ce97" office:value-type="string" calcext:value-type="string">
            <text:p>Ut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4" office:value-type="string" calcext:value-type="string">
            <text:p>7.6.10 </text:p>
          </table:table-cell>
          <table:table-cell table:style-name="ce45"/>
          <table:table-cell table:style-name="ce70"/>
          <table:table-cell table:style-name="ce97" office:value-type="string" calcext:value-type="string">
            <text:p>Ut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4" office:value-type="string" calcext:value-type="string">
            <text:p>7.6.11 </text:p>
          </table:table-cell>
          <table:table-cell table:style-name="ce45"/>
          <table:table-cell table:style-name="ce70"/>
          <table:table-cell table:style-name="ce97" office:value-type="string" calcext:value-type="string">
            <text:p>Ut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4" office:value-type="string" calcext:value-type="string">
            <text:p>7.6.12 </text:p>
          </table:table-cell>
          <table:table-cell table:style-name="ce45"/>
          <table:table-cell table:style-name="ce70"/>
          <table:table-cell table:style-name="ce97" office:value-type="string" calcext:value-type="string">
            <text:p>Ut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44" office:value-type="string" calcext:value-type="string">
            <text:p>Krav til <text:span text:style-name="T9">Arbeidsflyt</text:span></text:p>
          </table:table-cell>
          <table:table-cell table:style-name="ce69"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7.7.1 </text:p>
          </table:table-cell>
          <table:table-cell table:style-name="ce45" office:value-type="string" calcext:value-type="string">
            <text:p>Det bør være mulig å ekspedere (sende) en oppgave, en sak eller et dokument som er ferdig fra saksbehandler på arbeidsflyt intern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7.7.2 </text:p>
          </table:table-cell>
          <table:table-cell table:style-name="ce45" office:value-type="string" calcext:value-type="string">
            <text:p>Det bør være mulig å legge opp en arbeidsflyt (både forhåndsdefinert og ad-hoc) med forhåndsdefinerte aktiviteter og milepæle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7.7.3 </text:p>
          </table:table-cell>
          <table:table-cell table:style-name="ce45" office:value-type="string" calcext:value-type="string">
            <text:p>Det bør være mulig å forhåndsdefinere både sekvensiell arbeidsflyt og samtidig arbeidsfly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7.7.4 </text:p>
          </table:table-cell>
          <table:table-cell table:style-name="ce45" office:value-type="string" calcext:value-type="string">
            <text:p>Det bør være mulig å legge inn kontrollfunksjonalitet for de enkelte aktiviteter, f. eks. at arbeidsoppgaven eller saken ikke går videre i flyten før alle aktiviteter er utfør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table-cell table:style-name="ce14" office:value-type="string" calcext:value-type="string">
            <text:p>7.7.5 </text:p>
          </table:table-cell>
          <table:table-cell table:style-name="ce45" office:value-type="string" calcext:value-type="string">
            <text:p>Det bør være mulig å legge inn tidsbestemte aktiviteter, for eksempel hvis en sak ikke er åpnet på et angitt antall dager så skal den automatisk sendes videre i løsningen til en alias e.l.</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7.7.6 </text:p>
          </table:table-cell>
          <table:table-cell table:style-name="ce45" office:value-type="string" calcext:value-type="string">
            <text:p>Det bør være mulig å ekspedere (sende) en oppgave, en sak eller et dokument som er ferdig fra saksbehandler, på arbeidsflyt intern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2">
          <table:table-cell table:style-name="ce14" office:value-type="string" calcext:value-type="string">
            <text:p>7.7.7 </text:p>
          </table:table-cell>
          <table:table-cell table:style-name="ce45" office:value-type="string" calcext:value-type="string">
            <text:p>Det bør være mulig å ekspedere (sende) en oppgave, en sak eller et dokument som er ferdig fra saksbehandler, på trinnvis arbeidsflyt internt, dvs. at det automatisk sendes videre til neste trinn når det foregående er ferdig med oppgav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7.7.8 </text:p>
          </table:table-cell>
          <table:table-cell table:style-name="ce45" office:value-type="string" calcext:value-type="string">
            <text:p>Det bør være mulig for alle mottakere i den trinnvise, interne arbeidsflyten å knytte en merknad eller et dokument til den opprinnelige oppgaven, saken eller dokumente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7.7.9 </text:p>
          </table:table-cell>
          <table:table-cell table:style-name="ce45" office:value-type="string" calcext:value-type="string">
            <text:p>Når et dokument som er ferdig fra saksbehandler sendes på arbeidsflyt internt, bør dokumentet som er i arbeidsflyten ikke kunne endres eller slettes. </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7.7.10 </text:p>
          </table:table-cell>
          <table:table-cell table:style-name="ce45" office:value-type="string" calcext:value-type="string">
            <text:p>Det bør være mulig å overstyre den forhåndsdefinerte arbeidsflyten av autorisert personale.</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7.7.11 </text:p>
          </table:table-cell>
          <table:table-cell table:style-name="ce45" office:value-type="string" calcext:value-type="string">
            <text:p>Det bør være mulig å gi en forpliktende «signatur» i alle ledd.</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table-cell table:style-name="ce15" office:value-type="string" calcext:value-type="string" table:number-columns-spanned="1" table:number-rows-spanned="7">
            <text:p>7.7.12 </text:p>
          </table:table-cell>
          <table:table-cell table:style-name="ce46" office:value-type="string" calcext:value-type="string">
            <text:p>Sporingselementer fra en arbeidsflyt bør logges og bevares. Disse sporingselementene er:</text:p>
          </table:table-cell>
          <table:table-cell table:style-name="ce71" office:value-type="string" calcext:value-type="string" table:number-columns-spanned="1" table:number-rows-spanned="7">
            <text:p>V</text:p>
          </table:table-cell>
          <table:table-cell table:style-name="ce95" table:number-columns-spanned="1" table:number-rows-spanned="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46" office:value-type="string" calcext:value-type="string">
            <text:p>Hvem har mottatt oppgaven/saken/dokument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46" office:value-type="string" calcext:value-type="string">
            <text:p>Hvem har lest eller redigert oppgaven/saken/dokument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covered-table-cell table:style-name="ce6"/>
          <table:table-cell table:style-name="ce46" office:value-type="string" calcext:value-type="string">
            <text:p>Hvordan har den enkelte mottaker håndtert oppgaven/saken/dokumentet (f. eks. godkjent/ikke godkjen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46" office:value-type="string" calcext:value-type="string">
            <text:p>Hva har vedkommende gjort (f. eks. lest/redigert/videresend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46" office:value-type="string" calcext:value-type="string">
            <text:p>Ev. forpliktende ”signatu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covered-table-cell table:style-name="ce7"/>
          <table:table-cell table:style-name="ce45" office:value-type="string" calcext:value-type="string">
            <text:p>·         Kommentarer som er lagt inn i arbeidsflyten/oppgaven/saken/dokumentet</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7.7.13 </text:p>
          </table:table-cell>
          <table:table-cell table:style-name="ce45" office:value-type="string" calcext:value-type="string">
            <text:p>Det bør finnes en funksjon for å søke fram eksterne og interne dokumenter med behandlingsfrist i et angitt tidsrom.</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7.7.14 </text:p>
          </table:table-cell>
          <table:table-cell table:style-name="ce45" office:value-type="string" calcext:value-type="string">
            <text:p>Søket bør kunne begrenses med utgangspunkt i saksbehandlende enhet og saksbehandle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7.7.15 </text:p>
          </table:table-cell>
          <table:table-cell table:style-name="ce45" office:value-type="string" calcext:value-type="string">
            <text:p>Det bør finnes en funksjon for automatisert varsling av interne eller eksterne tidsfrister som er i ferd med å bli overskredet. </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3" office:value-type="string" calcext:value-type="string">
            <text:p>Krav nr.</text:p>
          </table:table-cell>
          <table:table-cell table:style-name="ce44" office:value-type="string" calcext:value-type="string">
            <text:p>Funksjonelle krav til overordnet e-postfunksjonalitet</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table-cell table:style-name="ce14" office:value-type="string" calcext:value-type="string">
            <text:p>8.1.1 </text:p>
          </table:table-cell>
          <table:table-cell table:style-name="ce45" office:value-type="string" calcext:value-type="string">
            <text:p>I en komplett Noark 5-løsning bør det være full integrasjon med organets e-postsystem, enten med en intern (innebygd) e-postløsning eller gjennom en sømløs integrert (ekstern) e-postløsning for organe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8.1.2 </text:p>
          </table:table-cell>
          <table:table-cell table:style-name="ce45" office:value-type="string" calcext:value-type="string">
            <text:p>I Noark 5-løsningen bør det være mulig å ekspedere e-post som saksdokumen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8.1.3 </text:p>
          </table:table-cell>
          <table:table-cell table:style-name="ce45" office:value-type="string" calcext:value-type="string">
            <text:p>I Noark 5-løsningen bør det være mulig å ekspedere saksdokumenter som e-post direkte fra aktuelle module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8.1.4 </text:p>
          </table:table-cell>
          <table:table-cell table:style-name="ce45" office:value-type="string" calcext:value-type="string">
            <text:p>Innkommende e-post (med og uten vedlegg) bør kunne registreres direkte fra organets valgte e-postløsning.</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8.1.5 </text:p>
          </table:table-cell>
          <table:table-cell table:style-name="ce45" office:value-type="string" calcext:value-type="string">
            <text:p>I Noark 5-løsningen bør det være mulig å sende saksdokumenter (som kopi) som vedlegg til e-post direkte fra aktuelle module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table-cell table:style-name="ce14" office:value-type="string" calcext:value-type="string">
            <text:p>8.1.6 </text:p>
          </table:table-cell>
          <table:table-cell table:style-name="ce45" office:value-type="string" calcext:value-type="string">
            <text:p>Det bør finnes en tjeneste / funksjon for at selve meldingsteksten i en egenprodusert e-post skal kunne sendes på dokumentflyt internt i organet før ekspedering, på samme måten som et vanlig tekstdokumen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3" office:value-type="string" calcext:value-type="string">
            <text:p>Krav nr.</text:p>
          </table:table-cell>
          <table:table-cell table:style-name="ce44" office:value-type="string" calcext:value-type="string">
            <text:p>Krav til dokument­fangst, e-posthode og e-postmelding</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8.1.7 </text:p>
          </table:table-cell>
          <table:table-cell table:style-name="ce45" office:value-type="string" calcext:value-type="string">
            <text:p>Det bør finnes en tjeneste / funksjon som gjør det mulig automatisk å journalføre og arkivere dokumenter mottatt via e-post.</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8.1.8 </text:p>
          </table:table-cell>
          <table:table-cell table:style-name="ce45" office:value-type="string" calcext:value-type="string">
            <text:p>Ved arkivering av e-post i Noark 5-løsningen, skal e-posten med eventuelle vedlegg automatisk arkiveres i et enhetlig, samlet format som gjengir både e-posthode og e-postmelding.</text:p>
          </table:table-cell>
          <table:table-cell table:style-name="ce70" office:value-type="string" calcext:value-type="string">
            <text:p>B</text:p>
          </table:table-cell>
          <table:table-cell table:style-name="ce100" office:value-type="string" calcext:value-type="string">
            <text:p>Obligatorisk for løsning med e-postintegrasjo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8.1.9 </text:p>
          </table:table-cell>
          <table:table-cell table:style-name="ce45" office:value-type="string" calcext:value-type="string">
            <text:p>E-posthodet og e-postmelding skal settes sammen og arkiveres som et samlet dokument, som det ikke skal være mulig å endre.</text:p>
          </table:table-cell>
          <table:table-cell table:style-name="ce70" office:value-type="string" calcext:value-type="string">
            <text:p>B</text:p>
          </table:table-cell>
          <table:table-cell table:style-name="ce100" office:value-type="string" calcext:value-type="string">
            <text:p>Obligatorisk for løsning med e-postintegrasjo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table-cell table:style-name="ce15" office:value-type="string" calcext:value-type="string" table:number-columns-spanned="1" table:number-rows-spanned="7">
            <text:p>8.1.10 </text:p>
          </table:table-cell>
          <table:table-cell table:style-name="ce46" office:value-type="string" calcext:value-type="string">
            <text:p>Følgende metadata fra e-posthodet skal som et minimum inngå i det samlede dokumentet:</text:p>
          </table:table-cell>
          <table:table-cell table:style-name="ce71" office:value-type="string" calcext:value-type="string" table:number-columns-spanned="1" table:number-rows-spanned="7">
            <text:p>B</text:p>
          </table:table-cell>
          <table:table-cell table:style-name="ce101" office:value-type="string" calcext:value-type="string" table:number-columns-spanned="1" table:number-rows-spanned="7">
            <text:p>Obligatorisk for løsning med e-postintegrasjo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Sendt: dato og klokkeslet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Mottatt: dato og klokkeslett (gjelder for innkomne e-pos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Mottaker(e): Alle mottaker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Kopimottakere: Alle kopimottaker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Avsend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covered-table-cell table:style-name="ce7"/>
          <table:table-cell table:style-name="ce28" office:value-type="string" calcext:value-type="string">
            <text:p>Emne: Innholdet i emnelinja</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6">
          <table:table-cell table:style-name="ce15" office:value-type="string" calcext:value-type="string" table:number-columns-spanned="1" table:number-rows-spanned="9">
            <text:p>8.1.11 </text:p>
          </table:table-cell>
          <table:table-cell table:style-name="ce46" office:value-type="string" calcext:value-type="string">
            <text:p>Det skal finnes funksjonalitet for automatisk journalføring og arkivering av utgående og innkommende e-post med eller uten vedlegg. Følgende metadata fra e-posthodet skal kunne journalføres automatisk i Noark 5-løsningen:</text:p>
          </table:table-cell>
          <table:table-cell table:style-name="ce71" office:value-type="string" calcext:value-type="string" table:number-columns-spanned="1" table:number-rows-spanned="9">
            <text:p>B</text:p>
          </table:table-cell>
          <table:table-cell table:style-name="ce101" office:value-type="string" calcext:value-type="string" table:number-columns-spanned="1" table:number-rows-spanned="9">
            <text:p>Obligatorisk for løsning med e-postintegrasjo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Sendt: dato og klokkeslet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Mottatt: dato og klokkeslett (gjelder for innkomne e-pos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Mottaker(e): Alle mottaker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Kopimottakere: Alle kopimottaker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Avsend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Emne: Innholdet i emnelinja</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Elektronisk signatur: Hvis det finnes</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covered-table-cell table:style-name="ce7"/>
          <table:table-cell table:style-name="ce28" office:value-type="string" calcext:value-type="string">
            <text:p>Sertifikat(er): Hvis det finnes</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5">
          <table:table-cell table:style-name="ce15" office:value-type="string" calcext:value-type="string" table:number-columns-spanned="1" table:number-rows-spanned="5">
            <text:p>8.1.12 </text:p>
          </table:table-cell>
          <table:table-cell table:style-name="ce46" office:value-type="string" calcext:value-type="string">
            <text:p>Det bør være mulig å parameterstyre Noark 5-løsningen ved ekspedering av e-post som saksdokument eller ekspedering av saksdokument per e-post slik at:</text:p>
          </table:table-cell>
          <table:table-cell table:style-name="ce71" office:value-type="string" calcext:value-type="string" table:number-columns-spanned="1" table:number-rows-spanned="5">
            <text:p>V</text:p>
          </table:table-cell>
          <table:table-cell table:style-name="ce101" table:number-columns-spanned="1" table:number-rows-spanned="5"/>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Noark 5-løsningen automatisk journalfører og arkiverer e-posten med eventuelle vedleg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covered-table-cell table:style-name="ce6"/>
          <table:table-cell table:style-name="ce29" office:value-type="string" calcext:value-type="string">
            <text:p>Noark 5-løsningen automatisk håndterer e-posten ved eventuelle vedlegg i tråd med forhåndsdefinerte regler i løsning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5">
          <table:covered-table-cell table:style-name="ce6"/>
          <table:table-cell table:style-name="ce29" office:value-type="string" calcext:value-type="string">
            <text:p>Noark 5-løsningen automatisk gir melding til bruker med spørsmål om e-posten med eventuelle vedlegg skal journalføres og arkiveres</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covered-table-cell table:style-name="ce7"/>
          <table:table-cell table:style-name="ce28" office:value-type="string" calcext:value-type="string">
            <text:p>Noark 5-løsningen baseres på manuelle rutiner</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table-cell table:style-name="ce15" office:value-type="string" calcext:value-type="string" table:number-columns-spanned="1" table:number-rows-spanned="5">
            <text:p>8.1.13 </text:p>
          </table:table-cell>
          <table:table-cell table:style-name="ce46" office:value-type="string" calcext:value-type="string">
            <text:p>Det bør være mulig å parameterstyre Noark 5-løsningen ved mottak av e-post med eventuelle vedlegg slik at:</text:p>
          </table:table-cell>
          <table:table-cell table:style-name="ce71" office:value-type="string" calcext:value-type="string" table:number-columns-spanned="1" table:number-rows-spanned="5">
            <text:p>V</text:p>
          </table:table-cell>
          <table:table-cell table:style-name="ce101" table:number-columns-spanned="1" table:number-rows-spanned="5"/>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Noark 5-løsningen automatisk journalfører og arkiverer (og eventuelt også fordeler) e-post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covered-table-cell table:style-name="ce6"/>
          <table:table-cell table:style-name="ce29" office:value-type="string" calcext:value-type="string">
            <text:p>Noark 5-løsningen automatisk håndterer e-posten ned eventuelle vedlegg i tråd med forhåndsdefinerte regler i løsning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5">
          <table:covered-table-cell table:style-name="ce6"/>
          <table:table-cell table:style-name="ce29" office:value-type="string" calcext:value-type="string">
            <text:p>Noark 5-løsningen automatisk gir melding til bruker med spørsmål om e-posten med eventuelle vedlegg skal journalføres og arkiveres</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covered-table-cell table:style-name="ce7"/>
          <table:table-cell table:style-name="ce28" office:value-type="string" calcext:value-type="string">
            <text:p>Noark 5-løsningen baseres på manuelle rutiner</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3" office:value-type="string" calcext:value-type="string">
            <text:p>Krav nr.</text:p>
          </table:table-cell>
          <table:table-cell table:style-name="ce44" office:value-type="string" calcext:value-type="string">
            <text:p>Krav til <text:span text:style-name="T9">ekspedering av e-post som saksdokument</text:span></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8.2.1 </text:p>
          </table:table-cell>
          <table:table-cell table:style-name="ce45" office:value-type="string" calcext:value-type="string">
            <text:p>Det bør finnes en tjeneste / funksjon for å ekspedere en e-post med eventuelle vedlegg som organets saksdokument, direkte fra Noark 5-løsning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8.2.2 </text:p>
          </table:table-cell>
          <table:table-cell table:style-name="ce45" office:value-type="string" calcext:value-type="string">
            <text:p>Ekspedering av e-post som saksdokument skal logges.</text:p>
          </table:table-cell>
          <table:table-cell table:style-name="ce70" office:value-type="string" calcext:value-type="string">
            <text:p>B</text:p>
          </table:table-cell>
          <table:table-cell table:style-name="ce100" office:value-type="string" calcext:value-type="string">
            <text:p>Obligatorisk for løsning med e-postintegrasjo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8.2.3 </text:p>
          </table:table-cell>
          <table:table-cell table:style-name="ce45" office:value-type="string" calcext:value-type="string">
            <text:p>Det bør finnes en tjeneste / funksjon for å ekspedere e-post som saksdokument ved bruk av utvekslingsforma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3" office:value-type="string" calcext:value-type="string">
            <text:p>Krav nr:</text:p>
          </table:table-cell>
          <table:table-cell table:style-name="ce44" office:value-type="string" calcext:value-type="string">
            <text:p>Krav til ekspedering av saksdokument per e-post</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8.3.1 </text:p>
          </table:table-cell>
          <table:table-cell table:style-name="ce45" office:value-type="string" calcext:value-type="string">
            <text:p>Det bør finnes en tjeneste/funksjon for å ekspedere saksdokumenter via e-post fra Noark 5-løsningen.</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8.3.2 </text:p>
          </table:table-cell>
          <table:table-cell table:style-name="ce45" office:value-type="string" calcext:value-type="string">
            <text:p>Ved ekspedering av saksdokumenter per e-post bør løsningen fylle ut e-postens emnefelt med innholdsbeskrivelsen fra <text:span text:style-name="T16">Registrering</text:span><text:span text:style-name="T17">.</text:span></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table-cell table:style-name="ce14" office:value-type="string" calcext:value-type="string">
            <text:p>8.3.3 </text:p>
          </table:table-cell>
          <table:table-cell table:style-name="ce45" office:value-type="string" calcext:value-type="string">
            <text:p>Ved ekspedering av saksdokumenter per e-post skal løsningen følge regelverket med hensyn til informasjon som er skjermet, gradert eller annen informasjon som skal eller kan unntas fra offentlighet.</text:p>
          </table:table-cell>
          <table:table-cell table:style-name="ce70" office:value-type="string" calcext:value-type="string">
            <text:p>B</text:p>
          </table:table-cell>
          <table:table-cell table:style-name="ce100" office:value-type="string" calcext:value-type="string">
            <text:p>Obligatorisk for løsning med e-postintegrasjo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table-cell table:style-name="ce15" office:value-type="string" calcext:value-type="string" table:number-columns-spanned="1" table:number-rows-spanned="2">
            <text:p>8.3.4 </text:p>
          </table:table-cell>
          <table:table-cell table:style-name="ce46" office:value-type="string" calcext:value-type="string">
            <text:p>Ekspedering av saksdokument per e-post skal logges.</text:p>
          </table:table-cell>
          <table:table-cell table:style-name="ce71" office:value-type="string" calcext:value-type="string" table:number-columns-spanned="1" table:number-rows-spanned="2">
            <text:p>B</text:p>
          </table:table-cell>
          <table:table-cell table:style-name="ce101" office:value-type="string" calcext:value-type="string" table:number-columns-spanned="1" table:number-rows-spanned="2">
            <text:p>Obligatorisk for løsning med e-postintegrasjo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covered-table-cell table:style-name="ce7"/>
          <table:table-cell table:style-name="ce47" office:value-type="string" calcext:value-type="string">
            <text:p>Merknad: Krav til logging er også gitt i eget kapittel</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3" office:value-type="string" calcext:value-type="string">
            <text:p>Krav nr:</text:p>
          </table:table-cell>
          <table:table-cell table:style-name="ce44" office:value-type="string" calcext:value-type="string">
            <text:p>Krav til angivelse av avsender for ekspedering</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8.3.5 </text:p>
          </table:table-cell>
          <table:table-cell table:style-name="ce45" office:value-type="string" calcext:value-type="string">
            <text:p>Ved ekspedering og annen forsendelse av saksdokumenter per e-post skal registreringen og de aktuelle dokumentene tilføres en informasjon som bekrefter ”Sendt med e-post”.</text:p>
          </table:table-cell>
          <table:table-cell table:style-name="ce70" office:value-type="string" calcext:value-type="string">
            <text:p>B</text:p>
          </table:table-cell>
          <table:table-cell table:style-name="ce100" office:value-type="string" calcext:value-type="string">
            <text:p>Obligatorisk for løsning med e-postintegrasjo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8.3.6 </text:p>
          </table:table-cell>
          <table:table-cell table:style-name="ce45" office:value-type="string" calcext:value-type="string">
            <text:p>Ved ekspedering av dokumenter per e-post bør løsningen sette organets sentrale e-postadresse som forslag til avsender.</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6">
          <table:table-cell table:style-name="ce15" office:value-type="string" calcext:value-type="string" table:number-columns-spanned="1" table:number-rows-spanned="2">
            <text:p>8.3.7 </text:p>
          </table:table-cell>
          <table:table-cell table:style-name="ce46" office:value-type="string" calcext:value-type="string">
            <text:p>Det bør være mulig å overstyre ”avsender e-postadresse”, som settes automatisk av Noark 5-løsningen, til en annen e-postadresse som autentisert saksbehandler har tilgang og rettigheter til.</text:p>
          </table:table-cell>
          <table:table-cell table:style-name="ce71" office:value-type="string" calcext:value-type="string" table:number-columns-spanned="1" table:number-rows-spanned="2">
            <text:p>V</text:p>
          </table:table-cell>
          <table:table-cell table:style-name="ce101" table:number-columns-spanned="1" table:number-rows-spanned="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47" office:value-type="string" calcext:value-type="string">
            <text:p>Merknad: Dette kan eksempelvis være saksbehandlende avdelings e-postadresse eller saksbehandlers e-postadresse</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8.3.8 </text:p>
          </table:table-cell>
          <table:table-cell table:style-name="ce45" office:value-type="string" calcext:value-type="string">
            <text:p>Overstyring av ”avsenders e-postadresse” bør kunne gjøres også på permanent basis.</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3" office:value-type="string" calcext:value-type="string">
            <text:p>Krav nr.</text:p>
          </table:table-cell>
          <table:table-cell table:style-name="ce44" office:value-type="string" calcext:value-type="string">
            <text:p>Krav til angivelse av mottaker(e) for ekspedering</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table-cell table:style-name="ce14" office:value-type="string" calcext:value-type="string">
            <text:p>8.3.9 </text:p>
          </table:table-cell>
          <table:table-cell table:style-name="ce45" office:value-type="string" calcext:value-type="string">
            <text:p>Ved ekspedering av saksdokumenter via e-post bør løsningen sette opp alle ”predefinerte mottakere” (mottakerliste) som er knyttet til aktuelle R<text:span text:style-name="T16">egistrering</text:span><text:span text:style-name="T17"> som forslag til e-post mottaker.</text:span></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8.3.10 </text:p>
          </table:table-cell>
          <table:table-cell table:style-name="ce45" office:value-type="string" calcext:value-type="string">
            <text:p>Muligheten for å endre e-postens mottakerliste bør være tilgjengelig som en funksjon under ekspedering av e-post.</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8.3.11 </text:p>
          </table:table-cell>
          <table:table-cell table:style-name="ce45" office:value-type="string" calcext:value-type="string">
            <text:p>Hvis e-postadressene ved en ekspedering endres i forhold til standard mottakerliste bør det lagres informasjon om dette.</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8.3.12 </text:p>
          </table:table-cell>
          <table:table-cell table:style-name="ce45" office:value-type="string" calcext:value-type="string">
            <text:p>Det bør være mulig å manuelt overstyre predefinert e-postadresse i mottakerfeltet ved ekspedering.</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3" office:value-type="string" calcext:value-type="string">
            <text:p>Krav nr.</text:p>
          </table:table-cell>
          <table:table-cell table:style-name="ce44" office:value-type="string" calcext:value-type="string">
            <text:p>Krav til saksdokumenter som skal utgå fra ekspedering</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8.3.13 </text:p>
          </table:table-cell>
          <table:table-cell table:style-name="ce45" office:value-type="string" calcext:value-type="string">
            <text:p>Ved ekspedering av dokumenter per e-post bør det finnes en tjeneste/funksjon for å angi hvilke dokumenter som skal <text:span text:style-name="T16">utgå</text:span><text:span text:style-name="T17"> fra ekspederingen.</text:span></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8.3.14 </text:p>
          </table:table-cell>
          <table:table-cell table:style-name="ce45" office:value-type="string" calcext:value-type="string">
            <text:p>Det bør finnes en tjeneste/funksjon for å registrere merknader til de saksdokumenter som ikke medfølger en ekspedering.</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8.3.15 </text:p>
          </table:table-cell>
          <table:table-cell table:style-name="ce45" office:value-type="string" calcext:value-type="string">
            <text:p>Ved ekspedering bør løsningen generere meldingstekst som gir kort informasjon om de saksdokumenter som eventuelt <text:span text:style-name="T16">ikke</text:span><text:span text:style-name="T17"> medfølger e-postforsendelsen.</text:span></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table-cell table:style-name="ce14" office:value-type="string" calcext:value-type="string">
            <text:p>8.3.16 </text:p>
          </table:table-cell>
          <table:table-cell table:style-name="ce45" office:value-type="string" calcext:value-type="string">
            <text:p>For de saksdokumenter som <text:span text:style-name="T11">ikke</text:span><text:span text:style-name="T14"> medfølger ekspedering bør systemgenerert meldingstekst samt eventuelle merknader registrert av saksbehandler </text:span><text:span text:style-name="T15">alltid</text:span><text:span text:style-name="T14"> medfølge e-postekspederingen.</text:span></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44" office:value-type="string" calcext:value-type="string">
            <text:p>Krav til ekspederingskontroll</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table-cell table:style-name="ce14" office:value-type="string" calcext:value-type="string">
            <text:p>8.3.17 </text:p>
          </table:table-cell>
          <table:table-cell table:style-name="ce45" office:value-type="string" calcext:value-type="string">
            <text:p>Noark 5-løsningen skal ikke tillate at dokumenter ekspederes per e-post i strid med de begrensninger som er gitt av tilgangs- og rettighetsdata og mottakers autorisasjon for samme.</text:p>
          </table:table-cell>
          <table:table-cell table:style-name="ce70" office:value-type="string" calcext:value-type="string">
            <text:p>B</text:p>
          </table:table-cell>
          <table:table-cell table:style-name="ce100" office:value-type="string" calcext:value-type="string">
            <text:p>Obligatorisk for løsning med e-postintegrasjo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8.3.18 </text:p>
          </table:table-cell>
          <table:table-cell table:style-name="ce45" office:value-type="string" calcext:value-type="string">
            <text:p>Ved ekspedering bør det utføres kontroll mot utvekslingsformate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table-cell table:style-name="ce14" office:value-type="string" calcext:value-type="string">
            <text:p>8.3.19 </text:p>
          </table:table-cell>
          <table:table-cell table:style-name="ce45" office:value-type="string" calcext:value-type="string">
            <text:p>Dersom dokumentformater og/eller bruk av elektronisk signatur ikke samsvarer med utvekslingsformatets opplysninger om mottaker, skal ekspederingen avbrytes og man skal få en feilmelding.</text:p>
          </table:table-cell>
          <table:table-cell table:style-name="ce70" office:value-type="string" calcext:value-type="string">
            <text:p>B</text:p>
          </table:table-cell>
          <table:table-cell table:style-name="ce100" office:value-type="string" calcext:value-type="string">
            <text:p>Obligatorisk for løsning med e-postintegrasjo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8.3.20 </text:p>
          </table:table-cell>
          <table:table-cell table:style-name="ce45" office:value-type="string" calcext:value-type="string">
            <text:p>Avbrutt ekspedering bør likevel kunne sendes når den godkjennes av saksbehandler med autorisasjon til å utføre den prosessen.</text:p>
          </table:table-cell>
          <table:table-cell table:style-name="ce70" office:value-type="string" calcext:value-type="string">
            <text:p>V</text:p>
          </table:table-cell>
          <table:table-cell table:style-name="ce100" office:value-type="string" calcext:value-type="string">
            <text:p>Obligatorisk for løsning med e-postintegrasjo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44" office:value-type="string" calcext:value-type="string">
            <text:p>Krav til formatering av saksdokumenter</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8.3.21 </text:p>
          </table:table-cell>
          <table:table-cell table:style-name="ce45" office:value-type="string" calcext:value-type="string">
            <text:p>Ved ekspedering og forsendelse av saksdokumenter per e-post skal det være mulig å parametersette at arkivformatet benyttes som standardformat.</text:p>
          </table:table-cell>
          <table:table-cell table:style-name="ce70" office:value-type="string" calcext:value-type="string">
            <text:p>B</text:p>
          </table:table-cell>
          <table:table-cell table:style-name="ce100" office:value-type="string" calcext:value-type="string">
            <text:p>Obligatorisk for løsning med e-postintegrasjo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8.3.22 </text:p>
          </table:table-cell>
          <table:table-cell table:style-name="ce45" office:value-type="string" calcext:value-type="string">
            <text:p>Det skal være mulig å velge om produksjonsformatet skal benyttes ved ekspedering og forsendelse av saksdokumenter per e-post.</text:p>
          </table:table-cell>
          <table:table-cell table:style-name="ce70" office:value-type="string" calcext:value-type="string">
            <text:p>B</text:p>
          </table:table-cell>
          <table:table-cell table:style-name="ce100" office:value-type="string" calcext:value-type="string">
            <text:p>Obligatorisk for løsning med e-postintegrasjo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3" office:value-type="string" calcext:value-type="string">
            <text:p>Krav nr:</text:p>
          </table:table-cell>
          <table:table-cell table:style-name="ce44" office:value-type="string" calcext:value-type="string">
            <text:p>Krav til registrering av dokumenter mottatt per e-post</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table-cell table:style-name="ce14" office:value-type="string" calcext:value-type="string">
            <text:p>8.4.1 </text:p>
          </table:table-cell>
          <table:table-cell table:style-name="ce45" office:value-type="string" calcext:value-type="string">
            <text:p>Informasjon fra e-posten, e-posthodet, e-postmelding og vedlegg bør på en oversiktelig måte presenteres tilrettelagt for videre registrering av hele eller deler av e-postforsendels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8.4.2 </text:p>
          </table:table-cell>
          <table:table-cell table:style-name="ce45" office:value-type="string" calcext:value-type="string">
            <text:p>Det bør være mulig for saksbehandler å se innholdet i vedleggene til en e-post via en funksjon for hurtigvisning, eller med lenke til programmet som kan lese filene.</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8.4.3 </text:p>
          </table:table-cell>
          <table:table-cell table:style-name="ce45" office:value-type="string" calcext:value-type="string">
            <text:p>Det bør være mulig for saksbehandler å angi hva som skal registreres som hoveddokument og hva som skal være vedlegg fra en postforsendelse.</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8.4.4 </text:p>
          </table:table-cell>
          <table:table-cell table:style-name="ce45" office:value-type="string" calcext:value-type="string">
            <text:p>Det bør være mulig å velge at kun enkelte vedlegg til forsendelsen som mottas, skal registreres. Selve e-posten skal alltid registreres.</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8.4.5 </text:p>
          </table:table-cell>
          <table:table-cell table:style-name="ce45" office:value-type="string" calcext:value-type="string">
            <text:p>Det bør være mulig å dokumentere i merknadsfelt eller lignende hvorfor enkelte vedlegg ikke arkiveres, om det skyldes dokumentformat eller andre årsake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7">
          <table:table-cell table:style-name="ce14" office:value-type="string" calcext:value-type="string">
            <text:p>8.4.6 </text:p>
          </table:table-cell>
          <table:table-cell table:style-name="ce45" office:value-type="string" calcext:value-type="string">
            <text:p>Det bør være mulig at det for en saksbehandler kan settes opp en systemparameter som resulterer i at saksbehandler enten automatisk blir satt som saksansvarlig ved oppretting av ny mappe, eller ikke blir satt som saksansvarlig ved oppretting av ny mappe. Det bør være mulig å overstyre dette.</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7">
          <table:table-cell table:style-name="ce14" office:value-type="string" calcext:value-type="string">
            <text:p>8.4.7 </text:p>
          </table:table-cell>
          <table:table-cell table:style-name="ce45" office:value-type="string" calcext:value-type="string">
            <text:p>Det bør være mulig at det settes opp en systemparameter som gjør at saksbehandler enten automatisk blir satt som ansvarlig saksbehandler ved oppretting av ny registrering, eller ikke blir satt som ansvarlig saksbehandler ved oppretting av ny registrering. Det bør være mulig å overstyre dette.</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table-cell table:style-name="ce14" office:value-type="string" calcext:value-type="string">
            <text:p>8.4.8 </text:p>
          </table:table-cell>
          <table:table-cell table:style-name="ce45" office:value-type="string" calcext:value-type="string">
            <text:p>Noark 5- bør ha funksjonalitet for at det er avsenders/mottakers/kopimottakers ”display navn” (hvis det finnes) som inngår i det arkiverte dokumentet som dannes på basis av e-posthode og e-postmelding.</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8.4.9 </text:p>
          </table:table-cell>
          <table:table-cell table:style-name="ce45" office:value-type="string" calcext:value-type="string">
            <text:p>Noark 5- bør ha funksjonalitet for at det er avsenders/mottakers/kopimottakers ”display navn” (hvis det finnes) som inngår som avsender/mottakermetadata i journal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44" office:value-type="string" calcext:value-type="string">
            <text:p>Krav til opprettelse av ny mappe</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table-cell table:style-name="ce14" office:value-type="string" calcext:value-type="string">
            <text:p>8.4.10 </text:p>
          </table:table-cell>
          <table:table-cell table:style-name="ce45" office:value-type="string" calcext:value-type="string">
            <text:p>Det bør være mulig å velge om man vil opprette en ny mappe eller bruke en eksisterende mappe via en direkte tilgjengelig funksjon under journalføring / arkivering av innkommende e-pos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44" office:value-type="string" calcext:value-type="string">
            <text:p>Krav til fremsøking av mappe</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2">
          <table:table-cell table:style-name="ce14" office:value-type="string" calcext:value-type="string">
            <text:p>8.4.11 </text:p>
          </table:table-cell>
          <table:table-cell table:style-name="ce45" office:value-type="string" calcext:value-type="string">
            <text:p>Det bør være mulig å søke frem en mappe/ en registrering via en hurtigsøksfunksjon basert på saksnummer, avsender, dato eller emne (innhold) for å registrere e-post. Denne muligheten bør være direkte tilgjengelig som en funksjon under registrering av e-pos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44" office:value-type="string" calcext:value-type="string">
            <text:p>Krav til kopi av saksdokumenter per e-post</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8.5.1 </text:p>
          </table:table-cell>
          <table:table-cell table:style-name="ce45" office:value-type="string" calcext:value-type="string">
            <text:p>Det skal være mulig å sende en samlet kopi av et, flere eller alle saksdokumenter knyttet til en registrering med e-post i en og samme forsendelse.</text:p>
          </table:table-cell>
          <table:table-cell table:style-name="ce70" office:value-type="string" calcext:value-type="string">
            <text:p>B</text:p>
          </table:table-cell>
          <table:table-cell table:style-name="ce100" office:value-type="string" calcext:value-type="string">
            <text:p>Obligatorisk for løsning med e-postintegrasjo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8.5.2 </text:p>
          </table:table-cell>
          <table:table-cell table:style-name="ce45" office:value-type="string" calcext:value-type="string">
            <text:p>Det skal kunne logges i Noark 5-løsningen at dokumentene er sendt som kopi.</text:p>
          </table:table-cell>
          <table:table-cell table:style-name="ce70" office:value-type="string" calcext:value-type="string">
            <text:p>B</text:p>
          </table:table-cell>
          <table:table-cell table:style-name="ce100" office:value-type="string" calcext:value-type="string">
            <text:p>Obligatorisk for løsning med e-postintegrasjo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8.5.3 </text:p>
          </table:table-cell>
          <table:table-cell table:style-name="ce45" office:value-type="string" calcext:value-type="string">
            <text:p>Det bør være mulig å sende kopi av en mappe, det vil si alle hoveddokument og vedlegg fra alle registreringer i mappen.</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8.5.4 </text:p>
          </table:table-cell>
          <table:table-cell table:style-name="ce45" office:value-type="string" calcext:value-type="string">
            <text:p>Det bør være mulig å beholde strukturen ved en slik forsendelse slik at det er mulig å se hvilke saksdokumenter som henger samm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8.5.5 </text:p>
          </table:table-cell>
          <table:table-cell table:style-name="ce45" office:value-type="string" calcext:value-type="string">
            <text:p>Det bør være mulig å sende kopi og velge ut at bare hoveddokumentet sendes.</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44" office:value-type="string" calcext:value-type="string">
            <text:p>Krav til sikkerhet</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8.6.1 </text:p>
          </table:table-cell>
          <table:table-cell table:style-name="ce45" office:value-type="string" calcext:value-type="string">
            <text:p>Det skal finnes funksjoner som gjør det mulig for et organ å etablere ønsket sikkerhetsnivå.</text:p>
          </table:table-cell>
          <table:table-cell table:style-name="ce70" office:value-type="string" calcext:value-type="string">
            <text:p>O</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3" office:value-type="string" calcext:value-type="string">
            <text:p>Krav nr:</text:p>
          </table:table-cell>
          <table:table-cell table:style-name="ce44" office:value-type="string" calcext:value-type="string">
            <text:p>Krav til sikkerhetshåndtering av inn- og utgående e-post</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8.6.2 </text:p>
          </table:table-cell>
          <table:table-cell table:style-name="ce45" office:value-type="string" calcext:value-type="string">
            <text:p>Innkommende e-post bør alltid kontrolleres opp mot de sikkerhetsmekanismer som er definert for Noark 5-løsning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8.6.3 </text:p>
          </table:table-cell>
          <table:table-cell table:style-name="ce45" office:value-type="string" calcext:value-type="string">
            <text:p>Noark 5-løsningen bør kunne kvittere for mottatt e-post med og uten vedlegg (ut fra kvitteringsregler i løsning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8.6.4 </text:p>
          </table:table-cell>
          <table:table-cell table:style-name="ce45" office:value-type="string" calcext:value-type="string">
            <text:p>Det bør være mulig å bruke automatisk kvittering på e-post (for eksempel idet e-post/dokument registreres).</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8.6.5 </text:p>
          </table:table-cell>
          <table:table-cell table:style-name="ce45" office:value-type="string" calcext:value-type="string">
            <text:p>Kvittering for at mottaker har mottatt e-posten, bør være tilgjengelig og forståelig for saksbehandler som har sendt e-post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8.6.6 </text:p>
          </table:table-cell>
          <table:table-cell table:style-name="ce45" office:value-type="string" calcext:value-type="string">
            <text:p>Hvis automatisk kvittering for mottak av e-post mottak er brukt, bør det fremgå at kvitteringen er automatisk.</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8.6.7 </text:p>
          </table:table-cell>
          <table:table-cell table:style-name="ce45" office:value-type="string" calcext:value-type="string">
            <text:p>Noark 5-løsningen bør ha en funksjon for å tilføre kvitteringsopplysninger (levert, åpnet/lest, feilet) fra e-postsystemet til Noark 5-løsningens mottakeropplysninger på registrering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8.6.8 </text:p>
          </table:table-cell>
          <table:table-cell table:style-name="ce45" office:value-type="string" calcext:value-type="string">
            <text:p>Utgående e-post bør alltid kontrolleres opp mot de sikkerhetsmekanismer som er definert for Noark 5-løsning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8.6.9 </text:p>
          </table:table-cell>
          <table:table-cell table:style-name="ce45" office:value-type="string" calcext:value-type="string">
            <text:p>Sikkerhetsnivået i Noark 5-løsningen bør gjøre det mulig å hindre at dokumenter sendes via e-pos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8.6.10 </text:p>
          </table:table-cell>
          <table:table-cell table:style-name="ce45" office:value-type="string" calcext:value-type="string">
            <text:p>Saksbehandler bør få varsel om tilgangskode og generelle begrensninger som er satt på gitte dokumenter (mapper, klasseringer) dersom disse forsøkes ekspedert per e-pos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8.6.11 </text:p>
          </table:table-cell>
          <table:table-cell table:style-name="ce45" office:value-type="string" calcext:value-type="string">
            <text:p>Det bør være mulig å sette opp roller og brukere av Noark 5-løsningen på en slik måte at de kan overstyre sperrer mot utsendelse som er definert som standard.</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8.6.12 </text:p>
          </table:table-cell>
          <table:table-cell table:style-name="ce45" office:value-type="string" calcext:value-type="string">
            <text:p>Innenfor et arkiv bør sperrer mot utsendelse kunne spesifiseres på ethvert hierarkisk nivå i arkivstrukturen. Sperrer mot utsendelse skal arves av underliggende nivå.</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8.6.13 </text:p>
          </table:table-cell>
          <table:table-cell table:style-name="ce45" office:value-type="string" calcext:value-type="string">
            <text:p>Det bør være mulig å sette opp Noark 5-løsningen slik at skjermede dokumenter kan sendes til bestemte, predefinerte mottakere.</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44" office:value-type="string" calcext:value-type="string">
            <text:p>Krav til tidsstempling av e-post</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2">
          <table:table-cell table:style-name="ce14" office:value-type="string" calcext:value-type="string">
            <text:p>8.6.14 </text:p>
          </table:table-cell>
          <table:table-cell table:style-name="ce45" office:value-type="string" calcext:value-type="string">
            <text:p>Noark 5-løsningen bør ha sikkerhetsfunksjoner som manuelt eller automatisk kan dokumentere i ettertid når en e-post ble sendt ut fra eller kom inn til organet ut fra definerte loggingsregler i tilknytning til arkiv, arkivdel, mappe eller dokumen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44" office:value-type="string" calcext:value-type="string">
            <text:p>Krav til ikke-benekting ved bruk av e-post</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8.6.15 </text:p>
          </table:table-cell>
          <table:table-cell table:style-name="ce45" office:value-type="string" calcext:value-type="string">
            <text:p>Noark 5-løsningen bør kunne ha sikkerhetsfunksjoner som sikrer at meldingen virkelig ble levert til adressat ("proof of delivery").</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table-cell table:style-name="ce14" office:value-type="string" calcext:value-type="string">
            <text:p>8.6.16 </text:p>
          </table:table-cell>
          <table:table-cell table:style-name="ce45" office:value-type="string" calcext:value-type="string">
            <text:p>Noark 5-løsningen bør kunne ha sikkerhetsfunksjoner som kan bevise at avsender virkelig sendte aktuell e-post, selv om avsender kan ønske å benekte det ("non-repudiation of origi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table-cell table:style-name="ce14" office:value-type="string" calcext:value-type="string">
            <text:p>8.6.17 </text:p>
          </table:table-cell>
          <table:table-cell table:style-name="ce45" office:value-type="string" calcext:value-type="string">
            <text:p>Noark 5-løsningen bør kunne ha sikkerhetsfunksjoner som kan bevise at avsender virkelig har mottatt aktuell e-post, selv om mottaker kan ønske å benekte det ("non-repudiation of delivery").</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44" office:value-type="string" calcext:value-type="string">
            <text:p>Krav til konfidensialitet</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8.6.18 </text:p>
          </table:table-cell>
          <table:table-cell table:style-name="ce45" office:value-type="string" calcext:value-type="string">
            <text:p>Noark 5-løsningen bør kunne ha sikkerhetsfunksjoner som sikrer at kun adressaten skal kunne lese e-postmelding og tilhørende dokumenter ("content confidentiality").</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8.6.19 </text:p>
          </table:table-cell>
          <table:table-cell table:style-name="ce45" office:value-type="string" calcext:value-type="string">
            <text:p>Noark 5-løsningen bør kunne ha sikkerhetsfunksjoner som kan sikre at alle brukere kan ha egen e-postadresseliste ("message flow confidentiality").</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8.6.20 </text:p>
          </table:table-cell>
          <table:table-cell table:style-name="ce45" office:value-type="string" calcext:value-type="string">
            <text:p>Noark 5-løsningen bør kunne ha sikkerhetsfunksjoner som kan sikre at ingen kan bruke andre sine e-postadresser uten å være gitt autorisasjon. ("secure access managemen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4" office:value-type="string" calcext:value-type="string">
            <text:p>8.6.21 </text:p>
          </table:table-cell>
          <table:table-cell table:style-name="ce48" office:value-type="string" calcext:value-type="string">
            <text:p>Noark 5-løsningen bør kunne ha sikkerhetsfunksjoner som manuelt eller automatisk kan adressere mottakere i ”blindkopi” (bcc=blind carbon copy)[1] for utgående e-post med dokumenter ut fra definerte adresseringsregler i tilknytning til arkiv, mappe eller dokumen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8.6.22 </text:p>
          </table:table-cell>
          <table:table-cell table:style-name="ce15" office:value-type="string" calcext:value-type="string">
            <text:p>Et organ skal ha mulighet til å velge bort funksjonen for å adressere e-post til mottakere i ”blindkopi”.</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23" office:value-type="string" calcext:value-type="string" table:number-columns-spanned="4" table:number-rows-spanned="1">
            <text:p>[1] Ved utsendelse av en e-post til mange mottakere kan det være hensikts­messig å bruke blindkopi. Blindkopi eller bcc (Blind Carbon Copy) gjør det mulig å” skjule” hvem som er mottakere av e-postmeldingen. I motsetning til adresser i "Til:" og "Kopi til:"-feltene, er ikke adressene i blindkopi-feltet synlige for andre mottakere av e-posten.</text:p>
          </table:table-cell>
          <table:covered-table-cell table:number-columns-repeated="3" table:style-name="ce49"/>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44" office:value-type="string" calcext:value-type="string">
            <text:p>Krav til kryptering av e-post</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7">
          <table:table-cell table:style-name="ce14" office:value-type="string" calcext:value-type="string">
            <text:p>8.6.23 </text:p>
          </table:table-cell>
          <table:table-cell table:style-name="ce45" office:value-type="string" calcext:value-type="string">
            <text:p>Noark 5-løsningen bør kunne ha sikkerhetsfunksjoner som manuelt eller automatisk kan håndtere kryptering av utgående e-post med dokumenter (vedlegg) og dekryptering av innkommende e-post med dokumenter ut fra definerte krypteringsregler i tilknytning til arkiv, mappe eller dokumen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8.6.24 </text:p>
          </table:table-cell>
          <table:table-cell table:style-name="ce45" office:value-type="string" calcext:value-type="string">
            <text:p>Innenfor et arkiv bør regler for kryptering av dokumenter kunne spesifiseres på et hvert hierarkisk nivå i arkivstrukturen i Noark 5-løsning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8.6.25 </text:p>
          </table:table-cell>
          <table:table-cell table:style-name="ce45" office:value-type="string" calcext:value-type="string">
            <text:p>Regler for kryptering av dokumenter skal arves av underliggende nivå i arkivstruktur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table-cell table:style-name="ce14" office:value-type="string" calcext:value-type="string">
            <text:p>8.6.26 </text:p>
          </table:table-cell>
          <table:table-cell table:style-name="ce45" office:value-type="string" calcext:value-type="string">
            <text:p>Det bør være mulig å kunne sette opp både roller og brukere av Noark 5-løsningen på en slik måte at de kan overstyre reglene for kryptering ved forsendelse som er definert som standard.</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3" office:value-type="string" calcext:value-type="string">
            <text:p>Krav nr:</text:p>
          </table:table-cell>
          <table:table-cell table:style-name="ce44" office:value-type="string" calcext:value-type="string">
            <text:p>Krav til integritetssikring ved elektronisk signering</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9">
          <table:table-cell table:style-name="ce14" office:value-type="string" calcext:value-type="string">
            <text:p>8.6.27 </text:p>
          </table:table-cell>
          <table:table-cell table:style-name="ce50" office:value-type="string" calcext:value-type="string">
            <text:p>Noark 5-løsningen bør kunne ha sikkerhetsfunksjoner som manuelt eller automatisk kan digitalt signere utgående e-post med dokumenter ut fra definerte signeringsregler i tilknytning til arkiv, mappe, eller dokument (”authenticity”)[1].</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8.6.28 </text:p>
          </table:table-cell>
          <table:table-cell table:style-name="ce14" office:value-type="string" calcext:value-type="string">
            <text:p>Noark 5-løsningen bør kunne ha sikkerhetsfunksjoner som kan verifisere at avsender av en innkommende e-post er den han utgir seg for å være (”authenticity”).</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0">
          <table:table-cell table:style-name="ce14" office:value-type="string" calcext:value-type="string">
            <text:p>8.6.29 </text:p>
          </table:table-cell>
          <table:table-cell table:style-name="ce51" office:value-type="string" calcext:value-type="string">
            <text:p>Noark 5-løsningen bør kunne ha sikkerhetsfunksjoner som kan verifisere at dokumentene ikke er endret etter ekspedering via e-post ("content integrity")[2].</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1">
          <table:table-cell table:style-name="ce24" office:value-type="string" calcext:value-type="string" table:number-columns-spanned="4" table:number-rows-spanned="1">
            <text:p>[1] Autentisering er her brukt i betydningen: Å verifisere (fastslå) påstått identitet til avsender eller mottaker i et kommunikasjonssystem.</text:p>
          </table:table-cell>
          <table:covered-table-cell table:number-columns-repeated="3" table:style-name="ce5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24" office:value-type="string" calcext:value-type="string" table:number-columns-spanned="4" table:number-rows-spanned="1">
            <text:p>[2] ”Content integrity” eller dataintegritet innebærer at mottaker kan verifisere at innholdet i et dokument ikke er blitt endret fra det tidspunkt meldingen ble avsendt til den ble mottatt.</text:p>
          </table:table-cell>
          <table:covered-table-cell table:number-columns-repeated="3" table:style-name="ce5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44" office:value-type="string" calcext:value-type="string">
            <text:p>Generelle krav til administrativ sak</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9.2.1 </text:p>
          </table:table-cell>
          <table:table-cell table:style-name="ce45" office:value-type="string" calcext:value-type="string">
            <text:p>Det bør være mulig å håndtere møte- og utvalgsbehandling i henhold til Noark 5 kjernekrav om møtemappe og møteregistrering</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5" office:value-type="string" calcext:value-type="string">
            <text:p>9.2.2 </text:p>
          </table:table-cell>
          <table:table-cell table:style-name="ce15"/>
          <table:table-cell table:style-name="ce71"/>
          <table:table-cell table:style-name="ce101" office:value-type="string" calcext:value-type="string">
            <text:p>Ut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44" office:value-type="string" calcext:value-type="string">
            <text:p>Krav til administrativ sak</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9.3.1 </text:p>
          </table:table-cell>
          <table:table-cell table:style-name="ce45" office:value-type="string" calcext:value-type="string">
            <text:p>Det bør finnes funksjoner for at en møtesak skal kunne hente all informasjon om saken fra den administrative sak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9.3.2 </text:p>
          </table:table-cell>
          <table:table-cell table:style-name="ce45" office:value-type="string" calcext:value-type="string">
            <text:p>Det bør være mulig å angi at saksframlegget må være ferdig utarbeidet av saksbehandler før saken meldes til besluttingsorgane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44" office:value-type="string" calcext:value-type="string">
            <text:p>Krav til uregistrert sak</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9.3.3 </text:p>
          </table:table-cell>
          <table:table-cell table:style-name="ce45" office:value-type="string" calcext:value-type="string">
            <text:p>Beslutningsorganet bør stå som eier av den uregistrerte sak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44" office:value-type="string" calcext:value-type="string">
            <text:p>Krav til administrering av beslutningsorgan</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9.4.1 </text:p>
          </table:table-cell>
          <table:table-cell table:style-name="ce45" office:value-type="string" calcext:value-type="string">
            <text:p>Det bør finnes en tjeneste/funksjoner for oppretting, endring og nedleggelse av beslutningsorganer. Endringer logges.</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9.4.2 </text:p>
          </table:table-cell>
          <table:table-cell table:style-name="ce45" office:value-type="string" calcext:value-type="string">
            <text:p>Det bør finnes en tjeneste/funksjoner for å innordne et beslutningsorgan i organisasjonsstruktur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9.4.3 </text:p>
          </table:table-cell>
          <table:table-cell table:style-name="ce45" office:value-type="string" calcext:value-type="string">
            <text:p>Det bør finnes en tjeneste/funksjoner for å kunne tilknytte beslutningsorganet til den administrative strukturen i Noark 5.</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9.4.4 </text:p>
          </table:table-cell>
          <table:table-cell table:style-name="ce45" office:value-type="string" calcext:value-type="string">
            <text:p>Det bør finnes en tjeneste/funksjoner for å tilordne representanter og vararepresentanter i beslutningsorgane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9.4.5 </text:p>
          </table:table-cell>
          <table:table-cell table:style-name="ce45" office:value-type="string" calcext:value-type="string">
            <text:p>Det bør finnes en tjeneste/funksjoner for å registrere opplysninger om representanter og vararepresentanter i et beslutningsorga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9.4.6 </text:p>
          </table:table-cell>
          <table:table-cell table:style-name="ce45" office:value-type="string" calcext:value-type="string">
            <text:p>Det bør finnes en tjeneste/funksjoner for å hente fram opplysninger om representanter og vararepresentanter i et beslutningsorga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9.4.7 </text:p>
          </table:table-cell>
          <table:table-cell table:style-name="ce45" office:value-type="string" calcext:value-type="string">
            <text:p>Det bør finnes en tjeneste/funksjoner for å endre opplysninger om representanter og vararepresentanter i et beslutningsorgan. Endringene skal logges.</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9.4.8 </text:p>
          </table:table-cell>
          <table:table-cell table:style-name="ce45" office:value-type="string" calcext:value-type="string">
            <text:p>Det bør finnes en tjeneste/funksjoner for å registrere dato for representanter og vararepresentanters inntreden i et beslutningsorga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9.4.9 </text:p>
          </table:table-cell>
          <table:table-cell table:style-name="ce45" office:value-type="string" calcext:value-type="string">
            <text:p>Det bør finnes en tjeneste/funksjoner for å registrere dato for representanter og vararepresentanters uttreden fra et beslutningsorga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9.4.10 </text:p>
          </table:table-cell>
          <table:table-cell table:style-name="ce45" office:value-type="string" calcext:value-type="string">
            <text:p>Det bør ikke være mulig å slette opplysninger om representanter og vararepresentanter som er eller har vært medlemmer av et fungerende beslutningsorga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9.4.11 </text:p>
          </table:table-cell>
          <table:table-cell table:style-name="ce45" office:value-type="string" calcext:value-type="string">
            <text:p>Det bør finnes en tjeneste/funksjoner for å tilordne roller til representanter i beslutningsorganet (leder, nestleder, sekretær osv).</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9.4.12 </text:p>
          </table:table-cell>
          <table:table-cell table:style-name="ce45" office:value-type="string" calcext:value-type="string">
            <text:p>Det bør finnes en tjeneste/funksjoner for å lagre historikk over hvem som har vært medlemmer/deltatt i ulike utvalg og verv.</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9.4.13 </text:p>
          </table:table-cell>
          <table:table-cell table:style-name="ce45" office:value-type="string" calcext:value-type="string">
            <text:p>Det bør finnes en tjeneste/funksjoner for å hente fram et eller flere beslutningsorga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9.4.14 </text:p>
          </table:table-cell>
          <table:table-cell table:style-name="ce45" office:value-type="string" calcext:value-type="string">
            <text:p>Det bør finnes en tjeneste/funksjoner for å registrere dato for opprettelse av et beslutningsorga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9.4.15 </text:p>
          </table:table-cell>
          <table:table-cell table:style-name="ce45" office:value-type="string" calcext:value-type="string">
            <text:p>Det bør finnes en tjeneste/funksjoner for å registrere dato for nedleggelse av et beslutningsorga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9.4.16 </text:p>
          </table:table-cell>
          <table:table-cell table:style-name="ce45" office:value-type="string" calcext:value-type="string">
            <text:p>Det bør ikke være mulig å slette et beslutningsorgan som er eller har vært i funksjo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44" office:value-type="string" calcext:value-type="string">
            <text:p>Krav til forberedelse av møte</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9.4.17 </text:p>
          </table:table-cell>
          <table:table-cell table:style-name="ce45" office:value-type="string" calcext:value-type="string">
            <text:p>Det bør finnes en tjeneste/funksjoner for å fastsette møter fram i tid.</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9.4.18 </text:p>
          </table:table-cell>
          <table:table-cell table:style-name="ce45" office:value-type="string" calcext:value-type="string">
            <text:p>Det bør finnes en tjeneste/funksjoner for å sette sammen saksliste ut fra saksframlegg og vedlegg som er lagret på sak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9.4.19 </text:p>
          </table:table-cell>
          <table:table-cell table:style-name="ce45" office:value-type="string" calcext:value-type="string">
            <text:p>Det bør finnes en tjeneste/funksjoner for å kunne merke at en sak til møtet skal være lukket, dvs. gå for lukkede døre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9.4.20 </text:p>
          </table:table-cell>
          <table:table-cell table:style-name="ce45" office:value-type="string" calcext:value-type="string">
            <text:p>Det bør finnes en tjeneste/funksjoner for å sette opp en behandlingsprosess for hver sak som skal behandles, dvs. hvilke beslutningsorganer saken skal opp i.</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9.4.21 </text:p>
          </table:table-cell>
          <table:table-cell table:style-name="ce45" office:value-type="string" calcext:value-type="string">
            <text:p>Det bør finnes en tjeneste/funksjoner for å håndtere vararepresentanter for ordinære representanter som ikke kan møte.</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9.4.22 </text:p>
          </table:table-cell>
          <table:table-cell table:style-name="ce45" office:value-type="string" calcext:value-type="string">
            <text:p>Det bør finnes en tjeneste/funksjoner for å sende ut innkalling i alle møtedeltakerne.</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44" office:value-type="string" calcext:value-type="string">
            <text:p>Krav til selve møtet</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9.4.23 </text:p>
          </table:table-cell>
          <table:table-cell table:style-name="ce45" office:value-type="string" calcext:value-type="string">
            <text:p>Det bør finnes en tjeneste/funksjoner for at autoriserte roller eller personer kan registrere vedtak underveis i møte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4">
          <table:table-cell table:style-name="ce15" office:value-type="string" calcext:value-type="string" table:number-columns-spanned="1" table:number-rows-spanned="2">
            <text:p>9.4.24 </text:p>
          </table:table-cell>
          <table:table-cell table:style-name="ce15" office:value-type="string" calcext:value-type="string" table:number-columns-spanned="1" table:number-rows-spanned="2">
            <text:p>Det bør finnes en tjeneste/funksjoner for at vedtak som blir registrert underveis i møtet, blir lagret i tilknytning til saken som informasjonselementer av typen MV (”møtevedtak”).</text:p>
          </table:table-cell>
          <table:table-cell table:style-name="ce71" office:value-type="string" calcext:value-type="string" table:number-columns-spanned="1" table:number-rows-spanned="2">
            <text:p>V</text:p>
          </table:table-cell>
          <table:table-cell table:style-name="ce95" table:number-columns-spanned="1" table:number-rows-spanned="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3">
          <table:covered-table-cell table:number-columns-repeated="3"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9.4.25 </text:p>
          </table:table-cell>
          <table:table-cell table:style-name="ce45" office:value-type="string" calcext:value-type="string">
            <text:p>Det bør finnes en tjeneste/funksjoner for at vedtak som blir registrert underveis i møtet, blir lagret i tilknytning til saken med status <text:span text:style-name="T16">ikke godkjent vedtak</text:span><text:span text:style-name="T17">.</text:spa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9.4.26 </text:p>
          </table:table-cell>
          <table:table-cell table:style-name="ce45" office:value-type="string" calcext:value-type="string">
            <text:p>Det bør finnes en tjeneste/funksjoner for at et vedtaksdokument får status som <text:span text:style-name="T16">godkjent vedtak</text:span><text:span text:style-name="T17"> når protokollen er godkjent iht. godkjenningsrutinene.</text:spa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44" office:value-type="string" calcext:value-type="string">
            <text:p>Krav til etter møtet</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9.4.27 </text:p>
          </table:table-cell>
          <table:table-cell table:style-name="ce45" office:value-type="string" calcext:value-type="string">
            <text:p>Det bør finnes en tjeneste/funksjoner som tillater beslutningsorganets medlemmer å komme med en samlet merknad til protokollen innen en definert tidsfris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9.4.28 </text:p>
          </table:table-cell>
          <table:table-cell table:style-name="ce45" office:value-type="string" calcext:value-type="string">
            <text:p>Det bør finnes en tjeneste/funksjoner som tillater beslutningsorganets medlemmer å komme med individuelle merknader til protokollen innen en definert tidsfris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9.4.29 </text:p>
          </table:table-cell>
          <table:table-cell table:style-name="ce45" office:value-type="string" calcext:value-type="string">
            <text:p>Det bør finnes en tjeneste/funksjoner som tillater registrering av godkjenningen av protokoll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9.4.30 </text:p>
          </table:table-cell>
          <table:table-cell table:style-name="ce45" office:value-type="string" calcext:value-type="string">
            <text:p>Det bør finnes en tjeneste/funksjoner som tillater registrering av den enkelte møtedeltakers godkjenning/ikke godkjenning av protokoll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3" office:value-type="string" calcext:value-type="string">
            <text:p>Krav nr.</text:p>
          </table:table-cell>
          <table:table-cell table:style-name="ce44" office:value-type="string" calcext:value-type="string">
            <text:p>Krav til administrasjon av møtebehandlingen</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9.4.31 </text:p>
          </table:table-cell>
          <table:table-cell table:style-name="ce45" office:value-type="string" calcext:value-type="string">
            <text:p>Det bør være mulig å loggføre hvilke behandlingsnivåer som har behandlet en Møtemappe eller Møteregistrering.</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9.4.32 </text:p>
          </table:table-cell>
          <table:table-cell table:style-name="ce45" office:value-type="string" calcext:value-type="string">
            <text:p>Alle informasjonselementer i møtebehandlingen bør ha tilgjengelig informasjon om hvilken status elementet har i saksbehandlingsprosess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9.4.33 </text:p>
          </table:table-cell>
          <table:table-cell table:style-name="ce45" office:value-type="string" calcext:value-type="string">
            <text:p>Det bør ikke være mulig å registrere møtebehandling for et beslutningsorgan som er avslutte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9.4.34 </text:p>
          </table:table-cell>
          <table:table-cell table:style-name="ce45" office:value-type="string" calcext:value-type="string">
            <text:p>Det bør finnes en tjeneste/funksjoner for å lage saksliste.</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9.4.35 </text:p>
          </table:table-cell>
          <table:table-cell table:style-name="ce45" office:value-type="string" calcext:value-type="string">
            <text:p>Det bør finnes en tjeneste/funksjoner for å hente saksliste.</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9.4.36 </text:p>
          </table:table-cell>
          <table:table-cell table:style-name="ce45" office:value-type="string" calcext:value-type="string">
            <text:p>Det bør finnes en tjeneste/funksjoner for å endre saksliste fram til møtetidspunktet. Endringene skal logges</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9.4.37 </text:p>
          </table:table-cell>
          <table:table-cell table:style-name="ce45" office:value-type="string" calcext:value-type="string">
            <text:p>Det bør ikke være mulig å endre saksliste etter at møtet er avslutte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9.4.38 </text:p>
          </table:table-cell>
          <table:table-cell table:style-name="ce45" office:value-type="string" calcext:value-type="string">
            <text:p>Det bør ikke være mulig å slette saksliste etter at møtet er avslutte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9.4.39 </text:p>
          </table:table-cell>
          <table:table-cell table:style-name="ce45" office:value-type="string" calcext:value-type="string">
            <text:p>Det bør være en tjeneste/funksjoner for å hente saksframlegg og vedlegg.</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9.4.40 </text:p>
          </table:table-cell>
          <table:table-cell table:style-name="ce45" office:value-type="string" calcext:value-type="string">
            <text:p>Det bør ikke være mulig å endre saksframlegg og vedlegg etter at møtet er avslutte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9.4.41 </text:p>
          </table:table-cell>
          <table:table-cell table:style-name="ce45" office:value-type="string" calcext:value-type="string">
            <text:p>Det bør ikke være mulig å slette saksframlegg og vedlegg etter at møtet er avslutte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9.4.42 </text:p>
          </table:table-cell>
          <table:table-cell table:style-name="ce45" office:value-type="string" calcext:value-type="string">
            <text:p>Det bør finnes en tjeneste/funksjoner for å sende møteinnkalling til møtedeltakerne.</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9.4.43 </text:p>
          </table:table-cell>
          <table:table-cell table:style-name="ce45" office:value-type="string" calcext:value-type="string">
            <text:p>Det bør finnes en tjeneste/funksjoner for å skrive saksprotokolle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9.4.44 </text:p>
          </table:table-cell>
          <table:table-cell table:style-name="ce45" office:value-type="string" calcext:value-type="string">
            <text:p>Det bør finnes en tjeneste/funksjoner for å endre saksprotokoller før de er godkjen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9.4.45 </text:p>
          </table:table-cell>
          <table:table-cell table:style-name="ce45" office:value-type="string" calcext:value-type="string">
            <text:p>Det bør ikke være mulig å endre saksprotokoller etter at de er godkjen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9.4.46 </text:p>
          </table:table-cell>
          <table:table-cell table:style-name="ce45" office:value-type="string" calcext:value-type="string">
            <text:p>Det bør finnes en tjeneste/funksjoner som sikrer at saksprotokoller automatisk kan knyttes til den saken der den har sitt utspring.</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9.4.47 </text:p>
          </table:table-cell>
          <table:table-cell table:style-name="ce45" office:value-type="string" calcext:value-type="string">
            <text:p>Det bør ikke være mulig å slette saksprotokoller som er godkjen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4" office:value-type="string" calcext:value-type="string">
            <text:p>9.4.48 </text:p>
          </table:table-cell>
          <table:table-cell table:style-name="ce45" office:value-type="string" calcext:value-type="string">
            <text:p>Det bør ikke være mulig å slette en møtebok.</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9.4.49 </text:p>
          </table:table-cell>
          <table:table-cell table:style-name="ce45" office:value-type="string" calcext:value-type="string">
            <text:p>Det bør finnes funksjoner for å lage en offentlig variant av en møtebok, ved at taushetsbelagte opplysninger og opplysninger unntatt offentlighet skjermes.</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9.4.50 </text:p>
          </table:table-cell>
          <table:table-cell table:style-name="ce45" office:value-type="string" calcext:value-type="string">
            <text:p>Det bør finnes funksjoner for å publisere den offentlige varianten av møteboken på Internet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9.4.51 </text:p>
          </table:table-cell>
          <table:table-cell table:style-name="ce45" office:value-type="string" calcext:value-type="string">
            <text:p>Det bør finnes en tjeneste/funksjoner for å journalføre og arkivere den offentlige varianten av møtebok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9.4.52 </text:p>
          </table:table-cell>
          <table:table-cell table:style-name="ce45" office:value-type="string" calcext:value-type="string">
            <text:p>Det bør finnes en tjeneste/funksjoner for å avslutte en møtesak.</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44" office:value-type="string" calcext:value-type="string">
            <text:p>Krav til anbefalte statistikker</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10.1.1 </text:p>
          </table:table-cell>
          <table:table-cell table:style-name="ce45" office:value-type="string" calcext:value-type="string">
            <text:p>Rapporten <text:span text:style-name="T16">Saksmappe og dokumentoversikt </text:span><text:span text:style-name="T17">er anbefalt</text:span></text:p>
          </table:table-cell>
          <table:table-cell table:style-name="ce70" office:value-type="string" calcext:value-type="string">
            <text:p>V</text:p>
          </table:table-cell>
          <table:table-cell table:style-name="ce97" office:value-type="string" calcext:value-type="string">
            <text:p>Noark-4 K11.47</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10.1.2 </text:p>
          </table:table-cell>
          <table:table-cell table:style-name="ce45" office:value-type="string" calcext:value-type="string">
            <text:p>Statistikken <text:span text:style-name="T16">Behandlings- og restansestatistikk for journalposter</text:span><text:span text:style-name="T17"> er anbefalt</text:span></text:p>
          </table:table-cell>
          <table:table-cell table:style-name="ce70" office:value-type="string" calcext:value-type="string">
            <text:p>V</text:p>
          </table:table-cell>
          <table:table-cell table:style-name="ce97" office:value-type="string" calcext:value-type="string">
            <text:p>Noark-4 K11.80</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10.1.3 </text:p>
          </table:table-cell>
          <table:table-cell table:style-name="ce45" office:value-type="string" calcext:value-type="string">
            <text:p>Statistikken <text:span text:style-name="T27">Restansestatistikk for saksmapper</text:span><text:span text:style-name="T28"> er anbefalt</text:span></text:p>
          </table:table-cell>
          <table:table-cell table:style-name="ce70" office:value-type="string" calcext:value-type="string">
            <text:p>V</text:p>
          </table:table-cell>
          <table:table-cell table:style-name="ce97" office:value-type="string" calcext:value-type="string">
            <text:p>Noark-4 K11.80</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10.1.4 </text:p>
          </table:table-cell>
          <table:table-cell table:style-name="ce45" office:value-type="string" calcext:value-type="string">
            <text:p>Statistikken <text:span text:style-name="T27">Saksbehandlingstid for journalposter</text:span><text:span text:style-name="T28"> er anbefalt</text:span></text:p>
          </table:table-cell>
          <table:table-cell table:style-name="ce70" office:value-type="string" calcext:value-type="string">
            <text:p>V</text:p>
          </table:table-cell>
          <table:table-cell table:style-name="ce97" office:value-type="string" calcext:value-type="string">
            <text:p>Noark-4 K11.80</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10.1.5 </text:p>
          </table:table-cell>
          <table:table-cell table:style-name="ce45" office:value-type="string" calcext:value-type="string">
            <text:p>Statistikken <text:span text:style-name="T27">Saksbehandlingstid for saksmapper</text:span><text:span text:style-name="T28"> er anbefalt</text:span></text:p>
          </table:table-cell>
          <table:table-cell table:style-name="ce70" office:value-type="string" calcext:value-type="string">
            <text:p>V</text:p>
          </table:table-cell>
          <table:table-cell table:style-name="ce97" office:value-type="string" calcext:value-type="string">
            <text:p>Noark-4 K11.80</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10.1.6 </text:p>
          </table:table-cell>
          <table:table-cell table:style-name="ce45" office:value-type="string" calcext:value-type="string">
            <text:p>Statistikken <text:span text:style-name="T27">Antall journalførte journalposter over tid</text:span><text:span text:style-name="T28"> er anbefalt</text:span></text:p>
          </table:table-cell>
          <table:table-cell table:style-name="ce70" office:value-type="string" calcext:value-type="string">
            <text:p>V</text:p>
          </table:table-cell>
          <table:table-cell table:style-name="ce97" office:value-type="string" calcext:value-type="string">
            <text:p>Noark-4 K11.80</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10.1.7 </text:p>
          </table:table-cell>
          <table:table-cell table:style-name="ce45" office:value-type="string" calcext:value-type="string">
            <text:p>Statistikken <text:span text:style-name="T27">Antall opprettede saksmapper over tid</text:span><text:span text:style-name="T28"> er anbefalt</text:span></text:p>
          </table:table-cell>
          <table:table-cell table:style-name="ce70" office:value-type="string" calcext:value-type="string">
            <text:p>V</text:p>
          </table:table-cell>
          <table:table-cell table:style-name="ce97" office:value-type="string" calcext:value-type="string">
            <text:p>Noark-4 K11.80</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10.1.8 </text:p>
          </table:table-cell>
          <table:table-cell table:style-name="ce45" office:value-type="string" calcext:value-type="string">
            <text:p>Statistikken <text:span text:style-name="T16">Behandling av innsynsbegjæringer</text:span><text:span text:style-name="T17"> er anbefalt </text:span></text:p>
          </table:table-cell>
          <table:table-cell table:style-name="ce70" office:value-type="string" calcext:value-type="string">
            <text:p>V</text:p>
          </table:table-cell>
          <table:table-cell table:style-name="ce97" office:value-type="string" calcext:value-type="string">
            <text:p>Nytt</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3" office:value-type="string" calcext:value-type="string">
            <text:p>Krav nr.</text:p>
          </table:table-cell>
          <table:table-cell table:style-name="ce44" office:value-type="string" calcext:value-type="string">
            <text:p>Krav til rapporten <text:span text:style-name="T9">Saksmappe og dokumentoversikt</text:span></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10.1.9 </text:p>
          </table:table-cell>
          <table:table-cell table:style-name="ce45" office:value-type="string" calcext:value-type="string">
            <text:p>Rapporten <text:span text:style-name="T16">Saksmappe og dokumentoversikt </text:span><text:span text:style-name="T17">er obligatorisk</text:spa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15" office:value-type="string" calcext:value-type="string" table:number-columns-spanned="1" table:number-rows-spanned="11">
            <text:p>10.1.10 </text:p>
          </table:table-cell>
          <table:table-cell table:style-name="ce53" office:value-type="string" calcext:value-type="string">
            <text:p>Selektering:</text:p>
          </table:table-cell>
          <table:table-cell table:style-name="ce71" office:value-type="string" calcext:value-type="string" table:number-columns-spanned="1" table:number-rows-spanned="11">
            <text:p>V</text:p>
          </table:table-cell>
          <table:table-cell table:style-name="ce95" table:number-columns-spanned="1" table:number-rows-spanned="1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46" office:value-type="string" calcext:value-type="string">
            <text:p>Rapporten skal valgfritt kunne selekteres på følgende metadataelemen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46" office:value-type="string" calcext:value-type="string">
            <text:p>• <text:span text:style-name="T11">mappeID </text:span><text:span text:style-name="T14">fra </text:span><text:span text:style-name="T15">Saksmappe </text:span><text:span text:style-name="T14">(intervall bør kunne angis), og deretter registreringsID fra journalpost</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46" office:value-type="string" calcext:value-type="string">
            <text:p>• <text:span text:style-name="T11">kassasjonsvedtak </text:span><text:span text:style-name="T14">fra </text:span><text:span text:style-name="T15">Saksmappe </text:span><text:span text:style-name="T14">(valgfri verdi)</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46" office:value-type="string" calcext:value-type="string">
            <text:p>• <text:span text:style-name="T27">presedensStatus </text:span><text:span text:style-name="T28">fra </text:span><text:span text:style-name="T29">Saksmappe</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46" office:value-type="string" calcext:value-type="string">
            <text:p>• <text:span text:style-name="T27">referanseArkivdel </text:span><text:span text:style-name="T28">fra </text:span><text:span text:style-name="T29">Saksmappe</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46" office:value-type="string" calcext:value-type="string">
            <text:p>• <text:span text:style-name="T27">administrativEnhet </text:span><text:span text:style-name="T28">fra </text:span><text:span text:style-name="T29">Saksmappe</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46" office:value-type="string" calcext:value-type="string">
            <text:p>• <text:span text:style-name="T27">administrativEnhet </text:span><text:span text:style-name="T28">fra </text:span><text:span text:style-name="T29">Journalpost</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46" office:value-type="string" calcext:value-type="string">
            <text:p>• <text:span text:style-name="T11">avskrivingsmåte </text:span><text:span text:style-name="T14">fra </text:span><text:span text:style-name="T15">Journalpost </text:span><text:span text:style-name="T14">(valgfri verdi, inklusive verdi ”ikke avskrevet”)</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46" office:value-type="string" calcext:value-type="string">
            <text:p>• <text:span text:style-name="T11">journalenhet </text:span><text:span text:style-name="T14">fra </text:span><text:span text:style-name="T15">Journalpost</text:span><text:span text:style-name="T14">(en eller flere)</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covered-table-cell table:style-name="ce7"/>
          <table:table-cell table:style-name="ce45" office:value-type="string" calcext:value-type="string">
            <text:p>• <text:span text:style-name="T11">klasseID </text:span><text:span text:style-name="T14">fra </text:span><text:span text:style-name="T15">Klasse </text:span><text:span text:style-name="T14">(en eller flere).</text:spa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15" office:value-type="string" calcext:value-type="string" table:number-columns-spanned="1" table:number-rows-spanned="2">
            <text:p>10.1.11 </text:p>
          </table:table-cell>
          <table:table-cell table:style-name="ce53" office:value-type="string" calcext:value-type="string">
            <text:p>Sortering:</text:p>
          </table:table-cell>
          <table:table-cell table:style-name="ce71" office:value-type="string" calcext:value-type="string" table:number-columns-spanned="1" table:number-rows-spanned="2">
            <text:p>V</text:p>
          </table:table-cell>
          <table:table-cell table:style-name="ce95" table:number-columns-spanned="1" table:number-rows-spanned="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covered-table-cell table:style-name="ce7"/>
          <table:table-cell table:style-name="ce45" office:value-type="string" calcext:value-type="string">
            <text:p>Rapporten skal ha valgfri sortering. Som standard bør rapporten sorteres etter metadataelementet <text:span text:style-name="T22">mappeID </text:span><text:span text:style-name="T23">fra </text:span><text:span text:style-name="T24">Saksmappe </text:span><text:span text:style-name="T25">og deretter </text:span><text:span text:style-name="T26">registreringsID </text:span><text:span text:style-name="T25">fra </text:span><text:span text:style-name="T24">Journalpost</text:span><text:span text:style-name="T25">.</text:spa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15" office:value-type="string" calcext:value-type="string" table:number-columns-spanned="1" table:number-rows-spanned="8">
            <text:p>10.1.12 </text:p>
          </table:table-cell>
          <table:table-cell table:style-name="ce53" office:value-type="string" calcext:value-type="string">
            <text:p>Rapportens innhold:</text:p>
          </table:table-cell>
          <table:table-cell table:style-name="ce71" office:value-type="string" calcext:value-type="string" table:number-columns-spanned="1" table:number-rows-spanned="8">
            <text:p>V</text:p>
          </table:table-cell>
          <table:table-cell table:style-name="ce95" table:number-columns-spanned="1" table:number-rows-spanned="8"/>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6">
          <table:covered-table-cell table:style-name="ce6"/>
          <table:table-cell table:style-name="ce46" office:value-type="string" calcext:value-type="string">
            <text:p>Det skal være valgfritt hvilken saksmappeinformasjon som skal være med på rapporten, men Noark 5 anbefaler følgende metadataelementer (fra <text:span text:style-name="T16">Saksmappe </text:span><text:span text:style-name="T17">når ikke annet er angitt):</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53" office:value-type="string" calcext:value-type="string">
            <text:p>referanseArkivd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53" office:value-type="string" calcext:value-type="string">
            <text:p>mappeID</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53" office:value-type="string" calcext:value-type="string">
            <text:p>titt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53" office:value-type="string" calcext:value-type="string">
            <text:p>administrativEnh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53" office:value-type="string" calcext:value-type="string">
            <text:p>saksansvarli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covered-table-cell table:style-name="ce7"/>
          <table:table-cell table:style-name="ce47" office:value-type="string" calcext:value-type="string">
            <text:p>klassseID <text:span text:style-name="T60">(fra </text:span><text:span text:style-name="T61">Klasse)</text:spa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6">
          <table:table-cell table:style-name="ce15" office:value-type="string" calcext:value-type="string" table:number-columns-spanned="1" table:number-rows-spanned="12">
            <text:p>10.1.13 </text:p>
          </table:table-cell>
          <table:table-cell table:style-name="ce46" office:value-type="string" calcext:value-type="string">
            <text:p>Hvis opplisting av alle sakens dokumenter er valgt, bør det være valgfritt hvilken journalpostinformasjon som skal være med på rapporten, men Noark 5 anbefaler følgende (fra <text:span text:style-name="T16">Journalpost </text:span><text:span text:style-name="T17">når ikke annet er angitt):</text:span></text:p>
          </table:table-cell>
          <table:table-cell table:style-name="ce71" office:value-type="string" calcext:value-type="string" table:number-columns-spanned="1" table:number-rows-spanned="12">
            <text:p>V</text:p>
          </table:table-cell>
          <table:table-cell table:style-name="ce95" table:number-columns-spanned="1" table:number-rows-spanned="1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53" office:value-type="string" calcext:value-type="string">
            <text:p>registreringsID</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53" office:value-type="string" calcext:value-type="string">
            <text:p>titt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53" office:value-type="string" calcext:value-type="string">
            <text:p>journal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53" office:value-type="string" calcext:value-type="string">
            <text:p>dokumentets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53" office:value-type="string" calcext:value-type="string">
            <text:p>antallVedleg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53" office:value-type="string" calcext:value-type="string">
            <text:p>journalpoststyp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53" office:value-type="string" calcext:value-type="string">
            <text:p>korrespondanseparttyp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53" office:value-type="string" calcext:value-type="string">
            <text:p>korrespondansepartNav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53" office:value-type="string" calcext:value-type="string">
            <text:p>administrativEnh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53" office:value-type="string" calcext:value-type="string">
            <text:p>Saksbehandl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covered-table-cell table:style-name="ce7"/>
          <table:table-cell table:style-name="ce47" office:value-type="string" calcext:value-type="string">
            <text:p>journalenhet</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10.1.14 </text:p>
          </table:table-cell>
          <table:table-cell table:style-name="ce45" office:value-type="string" calcext:value-type="string">
            <text:p>Rapporten bør være mulig å ta ut for resultatet av et søk.</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3" office:value-type="string" calcext:value-type="string">
            <text:p>Krav nr.</text:p>
          </table:table-cell>
          <table:table-cell table:style-name="ce44" office:value-type="string" calcext:value-type="string">
            <text:p>Krav til statistikken <text:span text:style-name="T9">Behandlings- og restansestatistikk for journalposter</text:span></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15" office:value-type="string" calcext:value-type="string" table:number-columns-spanned="1" table:number-rows-spanned="3">
            <text:p>10.1.15 </text:p>
          </table:table-cell>
          <table:table-cell table:style-name="ce53" office:value-type="string" calcext:value-type="string">
            <text:p>Omfang (seleksjonskriterier) skal være:</text:p>
          </table:table-cell>
          <table:table-cell table:style-name="ce71" office:value-type="string" calcext:value-type="string" table:number-columns-spanned="1" table:number-rows-spanned="3">
            <text:p>V</text:p>
          </table:table-cell>
          <table:table-cell table:style-name="ce95" table:number-columns-spanned="1" table:number-rows-spanned="3"/>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5">
          <table:covered-table-cell table:style-name="ce6"/>
          <table:table-cell table:style-name="ce46" office:value-type="string" calcext:value-type="string">
            <text:p>Alle inngående og utgående dokument og valgfritt alle organinterne dokument for oppfølging, med valgfritt journaldatointervall (= restanseperiode) og valgfri avskrivings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covered-table-cell table:style-name="ce7"/>
          <table:table-cell table:style-name="ce45" office:value-type="string" calcext:value-type="string">
            <text:p>Dessuten alle eldre inngående dokument, med avskrivningsdato i perioden eller med restanse (dvs. blank avskrivningsdato) (jf. metadataelementet <text:span text:style-name="T11">avskrivningsdato </text:span><text:span text:style-name="T14">i </text:span><text:span text:style-name="T15">Journalpost</text:span><text:span text:style-name="T14">).</text:spa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15" office:value-type="string" calcext:value-type="string" table:number-columns-spanned="1" table:number-rows-spanned="2">
            <text:p>10.1.16 </text:p>
          </table:table-cell>
          <table:table-cell table:style-name="ce53" office:value-type="string" calcext:value-type="string">
            <text:p>Forspalteattributt<text:span text:style-name="T60"> </text:span><text:span text:style-name="T61">skal være:</text:span></text:p>
          </table:table-cell>
          <table:table-cell table:style-name="ce71" office:value-type="string" calcext:value-type="string" table:number-columns-spanned="1" table:number-rows-spanned="2">
            <text:p>V</text:p>
          </table:table-cell>
          <table:table-cell table:style-name="ce95" table:number-columns-spanned="1" table:number-rows-spanned="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45" office:value-type="string" calcext:value-type="string">
            <text:p>Saksbehandlende enhet(er) på selvvalgt(e) nivå(er), etter selvvalgt sortering og med mulighet for summer per overordnet nivå.</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15" office:value-type="string" calcext:value-type="string" table:number-columns-spanned="1" table:number-rows-spanned="9">
            <text:p>10.1.17 </text:p>
          </table:table-cell>
          <table:table-cell table:style-name="ce53" office:value-type="string" calcext:value-type="string">
            <text:p>Tabellhodeattributtet skal være todelt:</text:p>
          </table:table-cell>
          <table:table-cell table:style-name="ce71" office:value-type="string" calcext:value-type="string" table:number-columns-spanned="1" table:number-rows-spanned="9">
            <text:p>V</text:p>
          </table:table-cell>
          <table:table-cell table:style-name="ce95" table:number-columns-spanned="1" table:number-rows-spanned="9"/>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46" office:value-type="string" calcext:value-type="string">
            <text:p>• SAKSBEHANDLING, fordelt på "Innkommet", "Utgående" og "Avskrev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46" office:value-type="string" calcext:value-type="string">
            <text:p>• RESTANSER, fordelt på "Nye i perioden", "Eldre" og "Total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5">
          <table:covered-table-cell table:style-name="ce6"/>
          <table:table-cell table:style-name="ce46" office:value-type="string" calcext:value-type="string">
            <text:p>– "Innkommet" er definert som "alle inngående dokument (og valgfritt organinterne dokument for oppfølging som har kommet inn) som er journalført i restanseperiod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5">
          <table:covered-table-cell table:style-name="ce6"/>
          <table:table-cell table:style-name="ce46" office:value-type="string" calcext:value-type="string">
            <text:p>– "Utgående" er definert som "alle utgående dokument (og valgfritt organinterne dokument for oppfølging som har blitt avsendt) som er journalført i restanseperiod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covered-table-cell table:style-name="ce6"/>
          <table:table-cell table:style-name="ce46" office:value-type="string" calcext:value-type="string">
            <text:p>– "Avskrevet" er definert som "alle inngående dokument (og valgfritt organinterne dokument) med avskrivningsdato i restanseperiod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6">
          <table:covered-table-cell table:style-name="ce6"/>
          <table:table-cell table:style-name="ce46" office:value-type="string" calcext:value-type="string">
            <text:p>– "Nye i perioden" er definert som "alle inngående dokument (og valgfritt organinterne dokument for oppfølging) med journaldato innenfor restanseperioden som mangler avskrivnings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5">
          <table:covered-table-cell table:style-name="ce6"/>
          <table:table-cell table:style-name="ce46" office:value-type="string" calcext:value-type="string">
            <text:p>– "Eldre" er definert som "alle inngående dokument (og valgfritt organinterne dokument) med journaldato før restanseperioden som mangler avskrivnings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covered-table-cell table:style-name="ce7"/>
          <table:table-cell table:style-name="ce45" office:value-type="string" calcext:value-type="string">
            <text:p>– "Totalt" er definert som summen av "Nye i perioden" og "Eldre".</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3" office:value-type="string" calcext:value-type="string">
            <text:p>Krav nr.</text:p>
          </table:table-cell>
          <table:table-cell table:style-name="ce44" office:value-type="string" calcext:value-type="string">
            <text:p>Krav til statistikken <text:span text:style-name="T9">Restansestatistikk for saksmapper</text:span></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15" office:value-type="string" calcext:value-type="string" table:number-columns-spanned="1" table:number-rows-spanned="3">
            <text:p>10.1.18 </text:p>
          </table:table-cell>
          <table:table-cell table:style-name="ce53" office:value-type="string" calcext:value-type="string">
            <text:p>Omfang (seleksjonskriterier) skal være:</text:p>
          </table:table-cell>
          <table:table-cell table:style-name="ce71" office:value-type="string" calcext:value-type="string" table:number-columns-spanned="1" table:number-rows-spanned="3">
            <text:p>V</text:p>
          </table:table-cell>
          <table:table-cell table:style-name="ce95" table:number-columns-spanned="1" table:number-rows-spanned="3"/>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covered-table-cell table:style-name="ce6"/>
          <table:table-cell table:style-name="ce46" office:value-type="string" calcext:value-type="string">
            <text:p>Alle saksmapper med valgfritt saksdatointervall og valgfri dato for saksavslutning eller avskrivning av journalposter i sak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covered-table-cell table:style-name="ce7"/>
          <table:table-cell table:style-name="ce45" office:value-type="string" calcext:value-type="string">
            <text:p>Dessuten alle eldre saksmapper (= saksdato før første dato i det definerte intervallet) som er under behandling (det vil si som ikke har utgått eller har blitt avsluttet, og inneholder uavskrevne journalposter)</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15" office:value-type="string" calcext:value-type="string" table:number-columns-spanned="1" table:number-rows-spanned="2">
            <text:p>10.1.19 </text:p>
          </table:table-cell>
          <table:table-cell table:style-name="ce53" office:value-type="string" calcext:value-type="string">
            <text:p>Forspalte-attributt skal være:</text:p>
          </table:table-cell>
          <table:table-cell table:style-name="ce71" office:value-type="string" calcext:value-type="string" table:number-columns-spanned="1" table:number-rows-spanned="2">
            <text:p>V</text:p>
          </table:table-cell>
          <table:table-cell table:style-name="ce95" table:number-columns-spanned="1" table:number-rows-spanned="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45" office:value-type="string" calcext:value-type="string">
            <text:p>Saksansvarlig enhet på selvvalgt(e) nivå(er), etter selvvalgt sortering og med mulighet for summer pr overordnet nivå.</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15" office:value-type="string" calcext:value-type="string" table:number-columns-spanned="1" table:number-rows-spanned="6">
            <text:p>10.1.20 </text:p>
          </table:table-cell>
          <table:table-cell table:style-name="ce54" office:value-type="string" calcext:value-type="string">
            <text:p>Tabellhode-attributter skal være:</text:p>
          </table:table-cell>
          <table:table-cell table:style-name="ce71" office:value-type="string" calcext:value-type="string" table:number-columns-spanned="1" table:number-rows-spanned="6">
            <text:p>V</text:p>
          </table:table-cell>
          <table:table-cell table:style-name="ce95" table:number-columns-spanned="1" table:number-rows-spanned="6"/>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covered-table-cell table:style-name="ce6"/>
          <table:table-cell table:style-name="ce46" office:value-type="string" calcext:value-type="string">
            <text:p>• "Nye saksmapper i perioden", "Herav uavsluttet", "Uavsluttede eldre saksmapper" og "Uavsluttede saker total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6">
          <table:covered-table-cell table:style-name="ce6"/>
          <table:table-cell table:style-name="ce46" office:value-type="string" calcext:value-type="string">
            <text:p>– "Nye saksmapper i perioden" er definert lik "alle med saksdato innenfor den valgte perioden, som skal følges opp (det vil si som ikke har utgått eller har blitt avsluttet, og inneholder uavskrevne journalpos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5">
          <table:covered-table-cell table:style-name="ce6"/>
          <table:table-cell table:style-name="ce46" office:value-type="string" calcext:value-type="string">
            <text:p>– "Herav uavsluttet" er definert lik "alle med saksdato innenfor den valgte perioden som ikke har utgått eller har blitt avsluttet, og inneholder uavskrevne journalpos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5">
          <table:covered-table-cell table:style-name="ce6"/>
          <table:table-cell table:style-name="ce46" office:value-type="string" calcext:value-type="string">
            <text:p>– "Uavsluttede eldre saker" er definert som "alle eldre saker som ikke har utgått eller har blitt avsluttet, og inneholder uavskrevne journalpos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45" office:value-type="string" calcext:value-type="string">
            <text:p>– "Uavsluttede saker totalt" er definert som summen av "Herav uavsluttet" og "Uavsluttede eldre saker".</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3" office:value-type="string" calcext:value-type="string">
            <text:p>Krav nr.</text:p>
          </table:table-cell>
          <table:table-cell table:style-name="ce44" office:value-type="string" calcext:value-type="string">
            <text:p>Krav til statistikken <text:span text:style-name="T9">Saksbehandlingstid for dokumenter</text:span></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15" office:value-type="string" calcext:value-type="string" table:number-columns-spanned="1" table:number-rows-spanned="4">
            <text:p>10.1.21 </text:p>
          </table:table-cell>
          <table:table-cell table:style-name="ce53" office:value-type="string" calcext:value-type="string">
            <text:p>Omfang (seleksjonskriterier) skal være:</text:p>
          </table:table-cell>
          <table:table-cell table:style-name="ce71" office:value-type="string" calcext:value-type="string" table:number-columns-spanned="1" table:number-rows-spanned="4">
            <text:p>V</text:p>
          </table:table-cell>
          <table:table-cell table:style-name="ce95" table:number-columns-spanned="1" table:number-rows-spanned="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covered-table-cell table:style-name="ce6"/>
          <table:table-cell table:style-name="ce46" office:value-type="string" calcext:value-type="string">
            <text:p>Journalposttype Utgående dokument, hvor metadataelementet "<text:span text:style-name="T16">referanseAvskriverJournalpost</text:span><text:span text:style-name="T17">"</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46" office:value-type="string" calcext:value-type="string">
            <text:p>inneholder registreringsID samtidig som tilhørende inngående dokument har avskrivingsmåte = ”Besvart med brev” eller ”Besvart med e-post” (dvs. at svarbrevet ikke er et foreløpig svar). Valgfritt om det også skal være mulig å selektere andre avskrivingsmåter (”Besvart på telefon”, ”Tatt til etterretning” o.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covered-table-cell table:style-name="ce7"/>
          <table:table-cell table:style-name="ce45" office:value-type="string" calcext:value-type="string">
            <text:p>Journaldato for innkommet dokument og ev. sakstype for saksmappen skal tas med.</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15" office:value-type="string" calcext:value-type="string" table:number-columns-spanned="1" table:number-rows-spanned="3">
            <text:p>10.1.22 </text:p>
          </table:table-cell>
          <table:table-cell table:style-name="ce53" office:value-type="string" calcext:value-type="string">
            <text:p>Forspalteattributt skal være:</text:p>
          </table:table-cell>
          <table:table-cell table:style-name="ce71" office:value-type="string" calcext:value-type="string" table:number-columns-spanned="1" table:number-rows-spanned="3">
            <text:p>V</text:p>
          </table:table-cell>
          <table:table-cell table:style-name="ce95" table:number-columns-spanned="1" table:number-rows-spanned="3"/>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55" office:value-type="string" calcext:value-type="string">
            <text:p>Enten<text:span text:style-name="T8"> sakstype</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covered-table-cell table:style-name="ce7"/>
          <table:table-cell table:style-name="ce56" office:value-type="string" calcext:value-type="string">
            <text:p>eller<text:span text:style-name="T58"> saksbehandlende enhet på selvvalgt(e) nivå(er), etter selvvalgt sortering og med mulighet for summer pr overordnet nivå (jf. metadataelementet </text:span><text:span text:style-name="T29">administrativEnhet</text:span><text:span text:style-name="T28">)</text:spa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15" office:value-type="string" calcext:value-type="string" table:number-columns-spanned="1" table:number-rows-spanned="2">
            <text:p>10.1.23 </text:p>
          </table:table-cell>
          <table:table-cell table:style-name="ce54" office:value-type="string" calcext:value-type="string">
            <text:p>Tabellhodeattributter skal være:</text:p>
          </table:table-cell>
          <table:table-cell table:style-name="ce71" office:value-type="string" calcext:value-type="string" table:number-columns-spanned="1" table:number-rows-spanned="2">
            <text:p>V</text:p>
          </table:table-cell>
          <table:table-cell table:style-name="ce95" table:number-columns-spanned="1" table:number-rows-spanned="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8">
          <table:covered-table-cell table:style-name="ce7"/>
          <table:table-cell table:style-name="ce45" office:value-type="string" calcext:value-type="string">
            <text:p>Saksbehandlingstid gruppert i inntil fem selvvalgte tidsintervaller definert som tidsavstand mellom utgående dokuments avskrivningsdato (jf. metadataelementet <text:span text:style-name="T11">avskrivningsdato </text:span><text:span text:style-name="T14">i </text:span><text:span text:style-name="T15">Journalpost</text:span><text:span text:style-name="T14">) og det tilhørende innkomne dokumentets journaldato. (Eks: inntil to uker, to – fire uker, fire – åtte uker, mer enn åtte uker. For ulike virksomheter vil det interessante tidsintervallet variere.)</text:spa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10.1.24 </text:p>
          </table:table-cell>
          <table:table-cell table:style-name="ce45" office:value-type="string" calcext:value-type="string">
            <text:p>Rapporten skal valgfritt også kunne inkludere organinterne dokument for oppfølging.</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5" office:value-type="string" calcext:value-type="string">
            <text:p>10.1.25 </text:p>
          </table:table-cell>
          <table:table-cell table:style-name="ce57" office:value-type="string" calcext:value-type="string">
            <text:p>Det skal være to-nivåers forspalte med både saksbehandlende enhet og sakstype. (Dvs. at listen over sakstyper gjentas for hver saksbehandlende enhet på valgt nivå.)</text:p>
          </table:table-cell>
          <table:table-cell table:style-name="ce71" office:value-type="string" calcext:value-type="string">
            <text:p>V</text:p>
          </table:table-cell>
          <table:table-cell table:style-name="ce95"/>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3" office:value-type="string" calcext:value-type="string">
            <text:p>Krav nr.</text:p>
          </table:table-cell>
          <table:table-cell table:style-name="ce44" office:value-type="string" calcext:value-type="string">
            <text:p>Krav til statistikken <text:span text:style-name="T9">Saksbehandlingstid for saksmapper</text:span></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15" office:value-type="string" calcext:value-type="string" table:number-columns-spanned="1" table:number-rows-spanned="2">
            <text:p>10.1.26 </text:p>
          </table:table-cell>
          <table:table-cell table:style-name="ce53" office:value-type="string" calcext:value-type="string">
            <text:p>Omfang (seleksjonskriterier) skal være<text:span text:style-name="T8">:</text:span></text:p>
          </table:table-cell>
          <table:table-cell table:style-name="ce71" office:value-type="string" calcext:value-type="string" table:number-columns-spanned="1" table:number-rows-spanned="2">
            <text:p>V</text:p>
          </table:table-cell>
          <table:table-cell table:style-name="ce95" table:number-columns-spanned="1" table:number-rows-spanned="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45" office:value-type="string" calcext:value-type="string">
            <text:p>Alle saker med saksstatus ”Avsluttet” som har saksdato etter en valgt dato, eller <text:span text:style-name="T16">mappeID</text:span><text:span text:style-name="T17"> over en valgt verdi.</text:spa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15" office:value-type="string" calcext:value-type="string" table:number-columns-spanned="1" table:number-rows-spanned="3">
            <text:p>10.1.27 </text:p>
          </table:table-cell>
          <table:table-cell table:style-name="ce54" office:value-type="string" calcext:value-type="string">
            <text:p>Forspalteattributt skal være:</text:p>
          </table:table-cell>
          <table:table-cell table:style-name="ce71" office:value-type="string" calcext:value-type="string" table:number-columns-spanned="1" table:number-rows-spanned="3">
            <text:p>V</text:p>
          </table:table-cell>
          <table:table-cell table:style-name="ce95" table:number-columns-spanned="1" table:number-rows-spanned="3"/>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46" office:value-type="string" calcext:value-type="string">
            <text:p>• <text:span text:style-name="T71">Enten</text:span><text:span text:style-name="T72"> sakstype</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45" office:value-type="string" calcext:value-type="string">
            <text:p>• <text:span text:style-name="T71">eller</text:span><text:span text:style-name="T72"> saksansvarlig enhet på selvvalgt(e) nivå(er), etter selvvalgt sortering og med mulighet for summer pr overordnet nivå</text:spa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14" office:value-type="string" calcext:value-type="string" table:number-columns-spanned="1" table:number-rows-spanned="2">
            <text:p>10.1.28 </text:p>
          </table:table-cell>
          <table:table-cell table:style-name="ce53" office:value-type="string" calcext:value-type="string">
            <text:p>Tabellhodeattributter skal være:</text:p>
          </table:table-cell>
          <table:table-cell table:style-name="ce79" office:value-type="string" calcext:value-type="string" table:number-columns-spanned="1" table:number-rows-spanned="2">
            <text:p>V</text:p>
          </table:table-cell>
          <table:table-cell table:style-name="ce96" table:number-columns-spanned="1" table:number-rows-spanned="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7">
          <table:covered-table-cell table:style-name="ce7"/>
          <table:table-cell table:style-name="ce45" office:value-type="string" calcext:value-type="string">
            <text:p>Saksbehandlingstid gruppert i inntil fem selvvalgte tidsintervaller definert som tidsavstand mellom saksmappens <text:span text:style-name="T11">opprettetDato</text:span><text:span text:style-name="T14"> og siste journalposts </text:span><text:span text:style-name="T15">dokumentetsDato</text:span><text:span text:style-name="T14"> (Eks: inntil to uker, to – fire uker, fire – åtte uker, mer enn åtte uker. For ulike virksomheter vil det interessante tidsspennet variere.)</text:spa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10.1.29 </text:p>
          </table:table-cell>
          <table:table-cell table:style-name="ce45" office:value-type="string" calcext:value-type="string">
            <text:p>Rapporten skal valgfritt også kunne inkludere organinterne dokument for oppfølging.</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10.1.30 </text:p>
          </table:table-cell>
          <table:table-cell table:style-name="ce45" office:value-type="string" calcext:value-type="string">
            <text:p>Det skal være to-nivåers forspalte med både saksansvarlig enhet og sakstype. (Dvs. at listen over sakstyper gjentas for hver saksansvarlige enhet på valgt nivå.)</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3" office:value-type="string" calcext:value-type="string">
            <text:p>Krav nr.</text:p>
          </table:table-cell>
          <table:table-cell table:style-name="ce44" office:value-type="string" calcext:value-type="string">
            <text:p>Krav til statistikken <text:span text:style-name="T9">Antall journalførte dokumenter over tid</text:span></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15" office:value-type="string" calcext:value-type="string" table:number-columns-spanned="1" table:number-rows-spanned="2">
            <text:p>10.1.31 </text:p>
          </table:table-cell>
          <table:table-cell table:style-name="ce53" office:value-type="string" calcext:value-type="string">
            <text:p>Omfang (seleksjonskriterier) skal være<text:span text:style-name="T8">:</text:span></text:p>
          </table:table-cell>
          <table:table-cell table:style-name="ce71" office:value-type="string" calcext:value-type="string" table:number-columns-spanned="1" table:number-rows-spanned="2">
            <text:p>V</text:p>
          </table:table-cell>
          <table:table-cell table:style-name="ce95" table:number-columns-spanned="1" table:number-rows-spanned="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45" office:value-type="string" calcext:value-type="string">
            <text:p>Alle journalposter, med valgfritt journaldatointervall og valgfri avgrensning av journalposttype.</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15" office:value-type="string" calcext:value-type="string" table:number-columns-spanned="1" table:number-rows-spanned="2">
            <text:p>10.1.32 </text:p>
          </table:table-cell>
          <table:table-cell table:style-name="ce53" office:value-type="string" calcext:value-type="string">
            <text:p>Forspalteattributt skal være:</text:p>
          </table:table-cell>
          <table:table-cell table:style-name="ce71" office:value-type="string" calcext:value-type="string" table:number-columns-spanned="1" table:number-rows-spanned="2">
            <text:p>V</text:p>
          </table:table-cell>
          <table:table-cell table:style-name="ce95" table:number-columns-spanned="1" table:number-rows-spanned="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45" office:value-type="string" calcext:value-type="string">
            <text:p>Valgfri tidsenhet (beregnet ut fra journaldato) lik måned eller sum av måneder (kvartal, tertial, halvår opp til år)</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15" office:value-type="string" calcext:value-type="string" table:number-columns-spanned="1" table:number-rows-spanned="2">
            <text:p>10.1.33 </text:p>
          </table:table-cell>
          <table:table-cell table:style-name="ce53" office:value-type="string" calcext:value-type="string">
            <text:p>Tabellhodeattributter skal være:</text:p>
          </table:table-cell>
          <table:table-cell table:style-name="ce71" office:value-type="string" calcext:value-type="string" table:number-columns-spanned="1" table:number-rows-spanned="2">
            <text:p>V</text:p>
          </table:table-cell>
          <table:table-cell table:style-name="ce95" table:number-columns-spanned="1" table:number-rows-spanned="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covered-table-cell table:style-name="ce7"/>
          <table:table-cell table:style-name="ce45" office:value-type="string" calcext:value-type="string">
            <text:p>Saksbehandlende enhet på selvvalgt(e) nivå(er)</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3" office:value-type="string" calcext:value-type="string">
            <text:p>Krav nr.</text:p>
          </table:table-cell>
          <table:table-cell table:style-name="ce44" office:value-type="string" calcext:value-type="string">
            <text:p>Krav til statistikken <text:span text:style-name="T9">Antall opprettede saksmapper over tid</text:span></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15" office:value-type="string" calcext:value-type="string" table:number-columns-spanned="1" table:number-rows-spanned="2">
            <text:p>10.1.34 </text:p>
          </table:table-cell>
          <table:table-cell table:style-name="ce53" office:value-type="string" calcext:value-type="string">
            <text:p>Omfang (seleksjonskriterier) skal være<text:span text:style-name="T8">:</text:span></text:p>
          </table:table-cell>
          <table:table-cell table:style-name="ce71" office:value-type="string" calcext:value-type="string" table:number-columns-spanned="1" table:number-rows-spanned="2">
            <text:p>V</text:p>
          </table:table-cell>
          <table:table-cell table:style-name="ce95" table:number-columns-spanned="1" table:number-rows-spanned="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45" office:value-type="string" calcext:value-type="string">
            <text:p>Alle saker, med valgfritt saksdatointervall (og at saken skal inneholde minst en journalpost) og valgfri avgrensning av sakstype.</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15" office:value-type="string" calcext:value-type="string" table:number-columns-spanned="1" table:number-rows-spanned="2">
            <text:p>10.1.35 </text:p>
          </table:table-cell>
          <table:table-cell table:style-name="ce53" office:value-type="string" calcext:value-type="string">
            <text:p>Forspalteattributt skal være:</text:p>
          </table:table-cell>
          <table:table-cell table:style-name="ce71" office:value-type="string" calcext:value-type="string" table:number-columns-spanned="1" table:number-rows-spanned="2">
            <text:p>V</text:p>
          </table:table-cell>
          <table:table-cell table:style-name="ce95" table:number-columns-spanned="1" table:number-rows-spanned="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45" office:value-type="string" calcext:value-type="string">
            <text:p>Valgfri tidsenhet (beregnet ut fra saksdato) lik måned eller sum av måneder (kvartal, tertial, halvår opp til år)</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15" office:value-type="string" calcext:value-type="string" table:number-columns-spanned="1" table:number-rows-spanned="2">
            <text:p>10.1.36 </text:p>
          </table:table-cell>
          <table:table-cell table:style-name="ce53" office:value-type="string" calcext:value-type="string">
            <text:p>Tabellhodeattributter skal være:</text:p>
          </table:table-cell>
          <table:table-cell table:style-name="ce71" office:value-type="string" calcext:value-type="string" table:number-columns-spanned="1" table:number-rows-spanned="2">
            <text:p>V</text:p>
          </table:table-cell>
          <table:table-cell table:style-name="ce95" table:number-columns-spanned="1" table:number-rows-spanned="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covered-table-cell table:style-name="ce7"/>
          <table:table-cell table:style-name="ce45" office:value-type="string" calcext:value-type="string">
            <text:p>Saksbehandlende enhet på selvvalgt(e) nivå(er)</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3" office:value-type="string" calcext:value-type="string">
            <text:p>Krav nr.</text:p>
          </table:table-cell>
          <table:table-cell table:style-name="ce44" office:value-type="string" calcext:value-type="string">
            <text:p>Krav til statistikken <text:span text:style-name="T9">Behandling av innsynsbegjæring</text:span></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10.1.37 </text:p>
          </table:table-cell>
          <table:table-cell table:style-name="ce45" office:value-type="string" calcext:value-type="string">
            <text:p>Det skal være mulig å få statistikk over antall innsynsbegjæringer innenfor en oppgitt periode.</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table-cell table:style-name="ce15" office:value-type="string" calcext:value-type="string">
            <text:p>10.1.38 </text:p>
          </table:table-cell>
          <table:table-cell table:style-name="ce57" office:value-type="string" calcext:value-type="string">
            <text:p>I tillegg til totalt antall innsynsbegjæringer og periode, skal følgende informasjon være med i resultatet:</text:p>
            <text:p>* behandlingsresultat (innvilgelse/avslag)</text:p>
            <text:p>* hjemmelsgrunnlag (for evt. avslag)</text:p>
          </table:table-cell>
          <table:table-cell table:style-name="ce71" office:value-type="string" calcext:value-type="string">
            <text:p>V</text:p>
          </table:table-cell>
          <table:table-cell table:style-name="ce95"/>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44" office:value-type="string" calcext:value-type="string">
            <text:p>Krav til varsling</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10.2.1 </text:p>
          </table:table-cell>
          <table:table-cell table:style-name="ce45" office:value-type="string" calcext:value-type="string">
            <text:p>Det skal være mulig å sette opp varslinger (f. eks. i form av meldingsbokser) når tidsfrister er overskredet m.v.</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44" office:value-type="string" calcext:value-type="string">
            <text:p>Krav til administrativ oppbygging</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11.1.1 </text:p>
          </table:table-cell>
          <table:table-cell table:style-name="ce45" office:value-type="string" calcext:value-type="string">
            <text:p>Det bør være mulig å opprette en hierarkisk, administrativ struktur med et ubegrenset antall nivåe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11.1.2 </text:p>
          </table:table-cell>
          <table:table-cell table:style-name="ce45" office:value-type="string" calcext:value-type="string">
            <text:p>Det bør være mulig å opprette et ubegrenset antall administrative enheter på samme nivå</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11.1.3 </text:p>
          </table:table-cell>
          <table:table-cell table:style-name="ce45" office:value-type="string" calcext:value-type="string">
            <text:p>Det bør være mulig å opprette en matrisebasert administrativ struktur, som tillater f. eks. nettverksbaserte eller prosjektorienterte organisasjonsforme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11.1.4 </text:p>
          </table:table-cell>
          <table:table-cell table:style-name="ce45" office:value-type="string" calcext:value-type="string">
            <text:p>Det bør være mulig å opprette en administrativ struktur som tillater en kombinasjon av hierarkiske og ikke-hierarkiske administrative strukture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11.1.5 </text:p>
          </table:table-cell>
          <table:table-cell table:style-name="ce45" office:value-type="string" calcext:value-type="string">
            <text:p>Det bør være mulig å registrere start- og sluttdato på en hel administrativ struktu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11.1.6 </text:p>
          </table:table-cell>
          <table:table-cell table:style-name="ce45" office:value-type="string" calcext:value-type="string">
            <text:p>Det bør være mulig å registrere start- og sluttdato på deler av en administrativ struktu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11.1.7 </text:p>
          </table:table-cell>
          <table:table-cell table:style-name="ce45" office:value-type="string" calcext:value-type="string">
            <text:p>Det bør være mulig å hente en eller flere avsluttede administrative strukture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11.1.8 </text:p>
          </table:table-cell>
          <table:table-cell table:style-name="ce45" office:value-type="string" calcext:value-type="string">
            <text:p>Det bør ikke være mulig å slette en administrativ struktu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11.1.9 </text:p>
          </table:table-cell>
          <table:table-cell table:style-name="ce45" office:value-type="string" calcext:value-type="string">
            <text:p>Det bør være mulig å endre den administrative struktur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11.1.10 </text:p>
          </table:table-cell>
          <table:table-cell table:style-name="ce45" office:value-type="string" calcext:value-type="string">
            <text:p>Det bør være mulig å føye til nye administrative enheter på et hvilket som helst nivå i struktur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11.1.11 </text:p>
          </table:table-cell>
          <table:table-cell table:style-name="ce45" office:value-type="string" calcext:value-type="string">
            <text:p>Det bør være mulig å endre opplysninger om en bestemt administrativ enhet. Endringene skal logges.</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11.1.12 </text:p>
          </table:table-cell>
          <table:table-cell table:style-name="ce45" office:value-type="string" calcext:value-type="string">
            <text:p>Det bør være mulig å endre opplysninger om et utvalg administrative enheter. Endringene skal logges.</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table-cell table:style-name="ce15" office:value-type="string" calcext:value-type="string" table:number-columns-spanned="1" table:number-rows-spanned="8">
            <text:p>11.1.13 </text:p>
          </table:table-cell>
          <table:table-cell table:style-name="ce46" office:value-type="string" calcext:value-type="string">
            <text:p>Det bør være mulig å registrere følgende metadata for administrativ enhet:</text:p>
          </table:table-cell>
          <table:table-cell table:style-name="ce71" office:value-type="string" calcext:value-type="string" table:number-columns-spanned="1" table:number-rows-spanned="8">
            <text:p>V</text:p>
          </table:table-cell>
          <table:table-cell table:style-name="ce95" table:number-columns-spanned="1" table:number-rows-spanned="8"/>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Enhetens nåværende, fulle nav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Enhetens kortnav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Dato for når enheten ble opprett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Dato for når enheten utgå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Alle tidligere navn på enhet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Alle tidligere kortnavn på enhet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covered-table-cell table:style-name="ce7"/>
          <table:table-cell table:style-name="ce28" office:value-type="string" calcext:value-type="string">
            <text:p>·      Adresse til administrativ enhet, inkl. evt. e-post</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11.1.14 </text:p>
          </table:table-cell>
          <table:table-cell table:style-name="ce45" office:value-type="string" calcext:value-type="string">
            <text:p>Det bør være mulig å endre opplysninger om en administrativ enhets nav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11.1.15 </text:p>
          </table:table-cell>
          <table:table-cell table:style-name="ce45" office:value-type="string" calcext:value-type="string">
            <text:p>Det bør ikke være mulig å slette en administrativ enhets nav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11.1.16 </text:p>
          </table:table-cell>
          <table:table-cell table:style-name="ce45" office:value-type="string" calcext:value-type="string">
            <text:p>Det bør finnes funksjoner for å bevare de(t) opprinnelige navnet/navnene på administrative enheter ved navneendringe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11.1.17 </text:p>
          </table:table-cell>
          <table:table-cell table:style-name="ce45" office:value-type="string" calcext:value-type="string">
            <text:p>Det bør være mulig å sette start- og sluttdato på en administrativ enhe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11.1.18 </text:p>
          </table:table-cell>
          <table:table-cell table:style-name="ce45" office:value-type="string" calcext:value-type="string">
            <text:p>Det bør ikke være mulig å knytte nye mapper eller registreringer til en avsluttet administrativ enhe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11.1.19 </text:p>
          </table:table-cell>
          <table:table-cell table:style-name="ce45" office:value-type="string" calcext:value-type="string">
            <text:p>Det bør ikke være mulig å slette en administrativ enhet som har tilknyttet en mappe eller en registrering</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11.1.20 </text:p>
          </table:table-cell>
          <table:table-cell table:style-name="ce45" office:value-type="string" calcext:value-type="string">
            <text:p>Det bør være mulig å parameterstyre om et søk på administrativ enhet også skal omfatte samme enhet under tidligere nav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11.1.21 </text:p>
          </table:table-cell>
          <table:table-cell table:style-name="ce45" office:value-type="string" calcext:value-type="string">
            <text:p>Ved søk på en administrativ enhet, bør søket automatisk også omfatte eventuelle underliggende enheter. Dette bør kunne overstyres.</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table-cell table:style-name="ce15" office:value-type="string" calcext:value-type="string" table:number-columns-spanned="1" table:number-rows-spanned="5">
            <text:p>11.1.22 </text:p>
          </table:table-cell>
          <table:table-cell table:style-name="ce46" office:value-type="string" calcext:value-type="string">
            <text:p>Den administrative strukturen bør være helt uavhengig av arkivstrukturen. Et arkiv eller en arkivdel bør derfor kunne dekke:</text:p>
          </table:table-cell>
          <table:table-cell table:style-name="ce71" office:value-type="string" calcext:value-type="string" table:number-columns-spanned="1" table:number-rows-spanned="5">
            <text:p>V</text:p>
          </table:table-cell>
          <table:table-cell table:style-name="ce95" table:number-columns-spanned="1" table:number-rows-spanned="5"/>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en hel administrativ enh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deler av en administrativ enh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flere administrative enhe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covered-table-cell table:style-name="ce7"/>
          <table:table-cell table:style-name="ce28" office:value-type="string" calcext:value-type="string">
            <text:p>·      andre typer administrative strukturer enn de hierarkiske</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table-cell table:style-name="ce15" office:value-type="string" calcext:value-type="string" table:number-columns-spanned="1" table:number-rows-spanned="4">
            <text:p>11.1.23 </text:p>
          </table:table-cell>
          <table:table-cell table:style-name="ce46" office:value-type="string" calcext:value-type="string">
            <text:p>Det bør være mulig å ha forskjellige former for <text:span text:style-name="T16">desentralisert arkivtjeneste</text:span><text:span text:style-name="T17">, for eksempel:</text:span></text:p>
          </table:table-cell>
          <table:table-cell table:style-name="ce71" office:value-type="string" calcext:value-type="string" table:number-columns-spanned="1" table:number-rows-spanned="4">
            <text:p>V</text:p>
          </table:table-cell>
          <table:table-cell table:style-name="ce95" table:number-columns-spanned="1" table:number-rows-spanned="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      sentral journalføring og desentral arkiverin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      desentral journalføring og sentral arkiverin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covered-table-cell table:style-name="ce7"/>
          <table:table-cell table:style-name="ce28" office:value-type="string" calcext:value-type="string">
            <text:p>·      desentral journalføring og desentral arkivering</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44" office:value-type="string" calcext:value-type="string">
            <text:p>Krav til bruker</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11.2.1 </text:p>
          </table:table-cell>
          <table:table-cell table:style-name="ce45" office:value-type="string" calcext:value-type="string">
            <text:p>Det bør være mulig å opprette et vilkårlig antall brukere</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11.2.2 </text:p>
          </table:table-cell>
          <table:table-cell table:style-name="ce45" office:value-type="string" calcext:value-type="string">
            <text:p>Bruker bør bare kunne benytte de funksjoner og den informasjon som vedkommende er autorisert fo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11.2.3 </text:p>
          </table:table-cell>
          <table:table-cell table:style-name="ce45" office:value-type="string" calcext:value-type="string">
            <text:p>Det bør være mulig å bestemme at en person kan foreta registrering på vegne av en annen, og med dennes rettighete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table-cell table:style-name="ce15" office:value-type="string" calcext:value-type="string" table:number-columns-spanned="1" table:number-rows-spanned="7">
            <text:p>11.2.4 </text:p>
          </table:table-cell>
          <table:table-cell table:style-name="ce46" office:value-type="string" calcext:value-type="string">
            <text:p>Det bør være mulig å registrere følgende metadata for bruker:</text:p>
          </table:table-cell>
          <table:table-cell table:style-name="ce71" office:value-type="string" calcext:value-type="string" table:number-columns-spanned="1" table:number-rows-spanned="7">
            <text:p>V</text:p>
          </table:table-cell>
          <table:table-cell table:style-name="ce95" table:number-columns-spanned="1" table:number-rows-spanned="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Brukerens nåværende, fulle nav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Brukerens initial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Dato for når bruker ble opprett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Dato for når bruker utgå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Alle tidligere nav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covered-table-cell table:style-name="ce7"/>
          <table:table-cell table:style-name="ce28" office:value-type="string" calcext:value-type="string">
            <text:p>·      Alle tidligere initialer</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11.2.5 </text:p>
          </table:table-cell>
          <table:table-cell table:style-name="ce45" office:value-type="string" calcext:value-type="string">
            <text:p>Det bør være mulig å endre opplysninger om et utvalg brukere. Endringene skal logges.</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11.2.6 </text:p>
          </table:table-cell>
          <table:table-cell table:style-name="ce45" office:value-type="string" calcext:value-type="string">
            <text:p>Det bør være mulig å endre opplysninger om en brukers navn og initiale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11.2.7 </text:p>
          </table:table-cell>
          <table:table-cell table:style-name="ce45" office:value-type="string" calcext:value-type="string">
            <text:p>Det bør ikke være mulig å slette en brukers nav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11.2.8 </text:p>
          </table:table-cell>
          <table:table-cell table:style-name="ce45" office:value-type="string" calcext:value-type="string">
            <text:p>Det bør finnes funksjoner for å bevare de(t) opprinnelige navnet/navnene på brukeren ved navneendringe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11.2.9 </text:p>
          </table:table-cell>
          <table:table-cell table:style-name="ce45" office:value-type="string" calcext:value-type="string">
            <text:p>Alle navn og initialer bør kunne bevares i løsningen sammen med opplysninger om tidsrom for bruk</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11.2.10 </text:p>
          </table:table-cell>
          <table:table-cell table:style-name="ce45" office:value-type="string" calcext:value-type="string">
            <text:p>Løsningen bør holde rede på hvilke navn og initialer som tilhører samme perso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11.2.11 </text:p>
          </table:table-cell>
          <table:table-cell table:style-name="ce45" office:value-type="string" calcext:value-type="string">
            <text:p>Det bør være mulig å parameterstyre om et søk på bruker også skal omfatte samme bruker under tidligere nav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11.2.12 </text:p>
          </table:table-cell>
          <table:table-cell table:style-name="ce45" office:value-type="string" calcext:value-type="string">
            <text:p>Det bør ikke være mulig å knytte nye mapper eller registreringer til en avsluttet (utgått) bruke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11.2.13 </text:p>
          </table:table-cell>
          <table:table-cell table:style-name="ce45" office:value-type="string" calcext:value-type="string">
            <text:p>Det bør ikke være mulig å slette en bruker som har tilknyttet en mappe eller en registrering</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11.2.14 </text:p>
          </table:table-cell>
          <table:table-cell table:style-name="ce45" office:value-type="string" calcext:value-type="string">
            <text:p>Det bør være mulig å registrere adresse og andre kontoradministrative eller private data knyttet til en bruker, for eksempel telefon, faks, e-post, kontor, hjemmeadresse, mv.</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4" office:value-type="string" calcext:value-type="string">
            <text:p>11.2.15 </text:p>
          </table:table-cell>
          <table:table-cell table:style-name="ce45" office:value-type="string" calcext:value-type="string">
            <text:p>Det bør være mulig å endre en adresse</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4" office:value-type="string" calcext:value-type="string">
            <text:p>11.2.16 </text:p>
          </table:table-cell>
          <table:table-cell table:style-name="ce45" office:value-type="string" calcext:value-type="string">
            <text:p>Det bør være mulig å slette en adresse</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4" office:value-type="string" calcext:value-type="string">
            <text:p>11.2.17 </text:p>
          </table:table-cell>
          <table:table-cell table:style-name="ce45" office:value-type="string" calcext:value-type="string">
            <text:p>Det bør være mulig å hente fram en adresse</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44" office:value-type="string" calcext:value-type="string">
            <text:p>Krav til roller og tilknyttede rettigheter</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11.2.18 </text:p>
          </table:table-cell>
          <table:table-cell table:style-name="ce45" office:value-type="string" calcext:value-type="string">
            <text:p>Det bør være mulig å opprette ulike roller med spesifiserte rettigheter og begrensninge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4">
          <table:table-cell table:style-name="ce15" office:value-type="string" calcext:value-type="string" table:number-columns-spanned="1" table:number-rows-spanned="2">
            <text:p>11.2.19 </text:p>
          </table:table-cell>
          <table:table-cell table:style-name="ce15" office:value-type="string" calcext:value-type="string" table:number-columns-spanned="1" table:number-rows-spanned="2">
            <text:p>Det bør være mulig å få oversikt over de ulike rollene med spesifiserte rettigheter og begrensninger, både samlet og enkeltvis</text:p>
          </table:table-cell>
          <table:table-cell table:style-name="ce71" office:value-type="string" calcext:value-type="string" table:number-columns-spanned="1" table:number-rows-spanned="2">
            <text:p>V</text:p>
          </table:table-cell>
          <table:table-cell table:style-name="ce95" table:number-columns-spanned="1" table:number-rows-spanned="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3">
          <table:covered-table-cell table:number-columns-repeated="3"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4">
          <table:table-cell table:style-name="ce15" office:value-type="string" calcext:value-type="string" table:number-columns-spanned="1" table:number-rows-spanned="2">
            <text:p>11.2.20 </text:p>
          </table:table-cell>
          <table:table-cell table:style-name="ce15" office:value-type="string" calcext:value-type="string" table:number-columns-spanned="1" table:number-rows-spanned="2">
            <text:p>Det bør være mulig å endre roller og deres spesifiserte rettigheter og begrensninger, både samlet og enkeltvis</text:p>
          </table:table-cell>
          <table:table-cell table:style-name="ce71" office:value-type="string" calcext:value-type="string" table:number-columns-spanned="1" table:number-rows-spanned="2">
            <text:p>V</text:p>
          </table:table-cell>
          <table:table-cell table:style-name="ce95" table:number-columns-spanned="1" table:number-rows-spanned="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3">
          <table:covered-table-cell table:number-columns-repeated="3"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11.2.21 </text:p>
          </table:table-cell>
          <table:table-cell table:style-name="ce45" office:value-type="string" calcext:value-type="string">
            <text:p>Det bør være mulig å sette en startdato og en sluttdato for en rolle</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4">
          <table:table-cell table:style-name="ce15" office:value-type="string" calcext:value-type="string" table:number-columns-spanned="1" table:number-rows-spanned="2">
            <text:p>11.2.22 </text:p>
          </table:table-cell>
          <table:table-cell table:style-name="ce15" office:value-type="string" calcext:value-type="string" table:number-columns-spanned="1" table:number-rows-spanned="2">
            <text:p>Det bør ikke være mulig å bruke en rolle etter at sluttdato er passert.</text:p>
          </table:table-cell>
          <table:table-cell table:style-name="ce71" office:value-type="string" calcext:value-type="string" table:number-columns-spanned="1" table:number-rows-spanned="2">
            <text:p>V</text:p>
          </table:table-cell>
          <table:table-cell table:style-name="ce95" table:number-columns-spanned="1" table:number-rows-spanned="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3">
          <table:covered-table-cell table:number-columns-repeated="3"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4">
          <table:table-cell table:style-name="ce15" office:value-type="string" calcext:value-type="string" table:number-columns-spanned="1" table:number-rows-spanned="2">
            <text:p>11.2.23 </text:p>
          </table:table-cell>
          <table:table-cell table:style-name="ce15" office:value-type="string" calcext:value-type="string" table:number-columns-spanned="1" table:number-rows-spanned="2">
            <text:p>Det bør være mulig å reaktivere en avsluttet rolle.</text:p>
          </table:table-cell>
          <table:table-cell table:style-name="ce71" office:value-type="string" calcext:value-type="string" table:number-columns-spanned="1" table:number-rows-spanned="2">
            <text:p>V</text:p>
          </table:table-cell>
          <table:table-cell table:style-name="ce95" table:number-columns-spanned="1" table:number-rows-spanned="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3">
          <table:covered-table-cell table:number-columns-repeated="3"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5">
          <table:table-cell table:style-name="ce15" office:value-type="string" calcext:value-type="string" table:number-columns-spanned="1" table:number-rows-spanned="7">
            <text:p>11.2.24 </text:p>
          </table:table-cell>
          <table:table-cell table:style-name="ce46" office:value-type="string" calcext:value-type="string">
            <text:p>For løsninger som skal implementere Komplett Noark 5 bør det være mulig å definere følgende rollehierarki for standardroller med tilhørende rettigheter:</text:p>
          </table:table-cell>
          <table:table-cell table:style-name="ce71" office:value-type="string" calcext:value-type="string" table:number-columns-spanned="1" table:number-rows-spanned="7">
            <text:p>V</text:p>
          </table:table-cell>
          <table:table-cell table:style-name="ce95" table:number-columns-spanned="1" table:number-rows-spanned="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Arkivadministrato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Arkivansvarli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Arkivpersonal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Led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Saksbehandl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covered-table-cell table:style-name="ce7"/>
          <table:table-cell table:style-name="ce28" office:value-type="string" calcext:value-type="string">
            <text:p>·         Utvalgssekretær</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11.2.25 </text:p>
          </table:table-cell>
          <table:table-cell table:style-name="ce45" office:value-type="string" calcext:value-type="string">
            <text:p>Det bør være mulig å ta utgangspunkt i en standardrolle og gjøre endringer i denne</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4">
          <table:table-cell table:style-name="ce15" office:value-type="string" calcext:value-type="string" table:number-columns-spanned="1" table:number-rows-spanned="2">
            <text:p>11.2.26 </text:p>
          </table:table-cell>
          <table:table-cell table:style-name="ce15" office:value-type="string" calcext:value-type="string" table:number-columns-spanned="1" table:number-rows-spanned="2">
            <text:p>Det bør være mulig å definere andre roller i tillegg til disse.</text:p>
          </table:table-cell>
          <table:table-cell table:style-name="ce71" office:value-type="string" calcext:value-type="string" table:number-columns-spanned="1" table:number-rows-spanned="2">
            <text:p>V</text:p>
          </table:table-cell>
          <table:table-cell table:style-name="ce95" table:number-columns-spanned="1" table:number-rows-spanned="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3">
          <table:covered-table-cell table:number-columns-repeated="3"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11.2.27 </text:p>
          </table:table-cell>
          <table:table-cell table:style-name="ce45" office:value-type="string" calcext:value-type="string">
            <text:p>Det skal ikke kunne opprettes roller som opphever de generelle begrensninger som er definert i løsningen</text:p>
          </table:table-cell>
          <table:table-cell table:style-name="ce70" office:value-type="string" calcext:value-type="string">
            <text:p>O</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15" office:value-type="string" calcext:value-type="string" table:number-columns-spanned="1" table:number-rows-spanned="5">
            <text:p>11.2.28 </text:p>
          </table:table-cell>
          <table:table-cell table:style-name="ce46" office:value-type="string" calcext:value-type="string">
            <text:p>Standardrolle Arkivadministrator</text:p>
          </table:table-cell>
          <table:table-cell table:style-name="ce71" office:value-type="string" calcext:value-type="string" table:number-columns-spanned="1" table:number-rows-spanned="5">
            <text:p>V</text:p>
          </table:table-cell>
          <table:table-cell table:style-name="ce95" table:number-columns-spanned="1" table:number-rows-spanned="5"/>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Rettighe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covered-table-cell table:style-name="ce6"/>
          <table:table-cell table:style-name="ce29" office:value-type="string" calcext:value-type="string">
            <text:p>-          adgang til alle system- og driftsfunksjoner rett til å autorisere seg selv og andre brukere for alle typer rettighe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Begrensning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covered-table-cell table:style-name="ce7"/>
          <table:table-cell table:style-name="ce28" office:value-type="string" calcext:value-type="string">
            <text:p>-          ikke adgang til funksjoner for registrering og retting</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15" office:value-type="string" calcext:value-type="string" table:number-columns-spanned="1" table:number-rows-spanned="11">
            <text:p>11.2.29 </text:p>
          </table:table-cell>
          <table:table-cell table:style-name="ce46" office:value-type="string" calcext:value-type="string">
            <text:p>Standardrolle Arkivansvarlig</text:p>
          </table:table-cell>
          <table:table-cell table:style-name="ce71" office:value-type="string" calcext:value-type="string" table:number-columns-spanned="1" table:number-rows-spanned="11">
            <text:p>V</text:p>
          </table:table-cell>
          <table:table-cell table:style-name="ce95" table:number-columns-spanned="1" table:number-rows-spanned="1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Rettighe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          adgang til å opprette saker, journalposter og elektroniske dokumen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          adgang til å arkivere og ekspedere elektroniske dokumen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covered-table-cell table:style-name="ce6"/>
          <table:table-cell table:style-name="ce29" office:value-type="string" calcext:value-type="string">
            <text:p>-          adgang til alle funksjoner for registrering og retting (herunder flytting av journalpos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5">
          <table:covered-table-cell table:style-name="ce6"/>
          <table:table-cell table:style-name="ce29" office:value-type="string" calcext:value-type="string">
            <text:p>-          rett til å tildele seg selv og andre brukere rettigheter for registrering og retting, samt for tilgangskoder og tilknytning til tilgangsgrupp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rettighetene gjelder global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Begrensning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covered-table-cell table:style-name="ce6"/>
          <table:table-cell table:style-name="ce29" office:value-type="string" calcext:value-type="string">
            <text:p>-          autorisasjonsretten for tilgangskoder gjelder bare de koder vedkommende selv er autorisert fo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covered-table-cell table:style-name="ce6"/>
          <table:table-cell table:style-name="ce29" office:value-type="string" calcext:value-type="string">
            <text:p>-          retten til registrering og retting er begrenset av reglene for prosesstyring (jf. nedenfo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covered-table-cell table:style-name="ce7"/>
          <table:table-cell table:style-name="ce28" office:value-type="string" calcext:value-type="string">
            <text:p>-          retten til registrering og retting omfatter ikke rett til å endre arkiverte dokumenter med tilhørende metadata for dokumentbeskrivelse.</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15" office:value-type="string" calcext:value-type="string" table:number-columns-spanned="1" table:number-rows-spanned="10">
            <text:p>11.2.30 </text:p>
          </table:table-cell>
          <table:table-cell table:style-name="ce46" office:value-type="string" calcext:value-type="string">
            <text:p>Standardrolle Arkivpersonale</text:p>
          </table:table-cell>
          <table:table-cell table:style-name="ce71" office:value-type="string" calcext:value-type="string" table:number-columns-spanned="1" table:number-rows-spanned="10">
            <text:p>V</text:p>
          </table:table-cell>
          <table:table-cell table:style-name="ce95" table:number-columns-spanned="1" table:number-rows-spanned="1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Rettighe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          adgang til å opprette saker, journalposter og elektroniske dokumen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          adgang til å arkivere og ekspedere elektroniske dokumen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covered-table-cell table:style-name="ce6"/>
          <table:table-cell table:style-name="ce29" office:value-type="string" calcext:value-type="string">
            <text:p>-          adgang til alle funksjoner for registrering og retting, herunder flytting av journalpos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          adgang til å knytte brukere til tilgangsgrupp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Begrensning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covered-table-cell table:style-name="ce6"/>
          <table:table-cell table:style-name="ce29" office:value-type="string" calcext:value-type="string">
            <text:p>-          retten til registrering og retting er begrenset av reglene for prosesstyring (jf. nedenfo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5">
          <table:covered-table-cell table:style-name="ce6"/>
          <table:table-cell table:style-name="ce29" office:value-type="string" calcext:value-type="string">
            <text:p>-          retten til registrering og retting i omfatter ikke adgang til å endre arkiverte dokumenter med tilhørende metadata for dokumentbeskrivels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8" office:value-type="string" calcext:value-type="string">
            <text:p>-          alle registreringsfunksjoner og skriverettigheter er begrenset til de enheter brukeren er autorisert for.</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15" office:value-type="string" calcext:value-type="string" table:number-columns-spanned="1" table:number-rows-spanned="11">
            <text:p>11.2.31 </text:p>
          </table:table-cell>
          <table:table-cell table:style-name="ce46" office:value-type="string" calcext:value-type="string">
            <text:p>Standardrolle Leder</text:p>
          </table:table-cell>
          <table:table-cell table:style-name="ce71" office:value-type="string" calcext:value-type="string" table:number-columns-spanned="1" table:number-rows-spanned="11">
            <text:p>V</text:p>
          </table:table-cell>
          <table:table-cell table:style-name="ce95" table:number-columns-spanned="1" table:number-rows-spanned="1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Rettighe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          adgang til å opprette saker, journalposter og dokumen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          adgang til funksjoner for registrering og rettin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adgang til å registrere merknad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          adgang til å registrere behandlingsplan for utvalgsbehandling av en sak</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6">
          <table:covered-table-cell table:style-name="ce6"/>
          <table:table-cell table:style-name="ce29" office:value-type="string" calcext:value-type="string">
            <text:p>-          rett til å autorisere saksbehandlere for registrering i henhold til rettigheter og begrensninger i rolle Saksbehandler, samt for tilgangskoder og medlemskap i tilgangsgrupp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Begrensning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covered-table-cell table:style-name="ce6"/>
          <table:table-cell table:style-name="ce29" office:value-type="string" calcext:value-type="string">
            <text:p>-          autorisasjonsretten for tilgangskoder gjelder bare de koder vedkommende selv er autorisert fo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8">
          <table:covered-table-cell table:style-name="ce6"/>
          <table:table-cell table:style-name="ce29" office:value-type="string" calcext:value-type="string">
            <text:p>-          adgangen til å opprette saker og journalposter er begrenset til de enheter vedkommende er leder for, eller enheter underlagt disse, eller saker hvor det fra før finnes journalposter knyttet til denne eller disse enheten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covered-table-cell table:style-name="ce7"/>
          <table:table-cell table:style-name="ce28" office:value-type="string" calcext:value-type="string">
            <text:p>-          alle andre registreringsfunksjoner og skriverettigheter er begrenset til de administrative enheter vedkommende er leder for, eller enheter som er underlagt denne.</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15" office:value-type="string" calcext:value-type="string" table:number-columns-spanned="1" table:number-rows-spanned="11">
            <text:p>11.2.32 </text:p>
          </table:table-cell>
          <table:table-cell table:style-name="ce46" office:value-type="string" calcext:value-type="string">
            <text:p>Standardrolle Saksbehandler</text:p>
          </table:table-cell>
          <table:table-cell table:style-name="ce71" office:value-type="string" calcext:value-type="string" table:number-columns-spanned="1" table:number-rows-spanned="11">
            <text:p>V</text:p>
          </table:table-cell>
          <table:table-cell table:style-name="ce95" table:number-columns-spanned="1" table:number-rows-spanned="1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Rettighe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          adgang til å opprette saker, journalposter og elektroniske dokumen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          adgang til funksjoner for registrering og rettin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adgang til å registrere merknad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covered-table-cell table:style-name="ce6"/>
          <table:table-cell table:style-name="ce29" office:value-type="string" calcext:value-type="string">
            <text:p>-          adgang til å registrere behandlingsplan for utvalgsbehandling av en sak (hvor vedkommende er saksansvarli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6">
          <table:covered-table-cell table:style-name="ce6"/>
          <table:table-cell table:style-name="ce29" office:value-type="string" calcext:value-type="string">
            <text:p>-          rett til å opprette ad hoc tilgangsgrupper som knyttes til saker hvor vedkommende er saksansvarlig, eller journalposter hvor vedkommende er saksbehandl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Begrensning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6">
          <table:covered-table-cell table:style-name="ce6"/>
          <table:table-cell table:style-name="ce29" office:value-type="string" calcext:value-type="string">
            <text:p>-          Adgangen til å opprette saker er begrenset til saker hvor vedkommende er saksansvarlig, eller saker hvor det fra før finnes journalposter hvor vedkommende er saksbehandl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6">
          <table:covered-table-cell table:style-name="ce6"/>
          <table:table-cell table:style-name="ce29" office:value-type="string" calcext:value-type="string">
            <text:p>-          adgangen til å opprette journalposter er begrenset til saker hvor vedkommende er saksansvarlig, eller saker hvor det fra før finnes journalposter hvor vedkommende er saksbehandl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covered-table-cell table:style-name="ce7"/>
          <table:table-cell table:style-name="ce28" office:value-type="string" calcext:value-type="string">
            <text:p>-          alle andre registreringsfunksjoner og skriverettigheter er begrenset til saker hvor vedkommende er saksansvarlig, eller journalposter med tilhørende dokumenter hvor vedkommende er saksbehandler.</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44" office:value-type="string" calcext:value-type="string">
            <text:p>Krav til brukers relasjon til rolle, administrativ enhet, journalenhet og arkivdel</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11.2.33 </text:p>
          </table:table-cell>
          <table:table-cell table:style-name="ce45" office:value-type="string" calcext:value-type="string">
            <text:p>Det bør være mulig å knytte en bruker til en eller flere roller, administrative enheter, journalenheter og arkivdele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11.2.34 </text:p>
          </table:table-cell>
          <table:table-cell table:style-name="ce45" office:value-type="string" calcext:value-type="string">
            <text:p>Det bør være mulig å definere en rolle, administrativ enhet, journalenhet eller arkivdel som standard for bruker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11.2.35 </text:p>
          </table:table-cell>
          <table:table-cell table:style-name="ce45" office:value-type="string" calcext:value-type="string">
            <text:p>Det bør være mulig å endre en brukers tilknytning til rolle, administrativ enhet, journalenhet og arkivdel. Endringen skal logges.</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4">
          <table:table-cell table:style-name="ce15" office:value-type="string" calcext:value-type="string" table:number-columns-spanned="1" table:number-rows-spanned="2">
            <text:p>11.2.36 </text:p>
          </table:table-cell>
          <table:table-cell table:style-name="ce15" office:value-type="string" calcext:value-type="string" table:number-columns-spanned="1" table:number-rows-spanned="2">
            <text:p>Det bør være mulig å sette en start- og sluttdato for en brukers tilknytning til rolle, administrativ enhet, journalenhet og arkivdel</text:p>
          </table:table-cell>
          <table:table-cell table:style-name="ce71" office:value-type="string" calcext:value-type="string" table:number-columns-spanned="1" table:number-rows-spanned="2">
            <text:p>V</text:p>
          </table:table-cell>
          <table:table-cell table:style-name="ce95" table:number-columns-spanned="1" table:number-rows-spanned="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3">
          <table:covered-table-cell table:number-columns-repeated="3"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11.2.37 </text:p>
          </table:table-cell>
          <table:table-cell table:style-name="ce45" office:value-type="string" calcext:value-type="string">
            <text:p>En bruker bør ikke kunne ha skriverettigheter i en rolle, administrativ enhet, journalenhet eller arkivdel som er avslutte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11.2.38 </text:p>
          </table:table-cell>
          <table:table-cell table:style-name="ce45" office:value-type="string" calcext:value-type="string">
            <text:p>Det bør være mulig å hente fram en brukers tilknytninger til rolle, administrativ enhet, journalenhet og arkivdel</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11.2.39 </text:p>
          </table:table-cell>
          <table:table-cell table:style-name="ce45" office:value-type="string" calcext:value-type="string">
            <text:p>En og samme bruker bør kunne opptre i forskjellige rolle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11.2.40 </text:p>
          </table:table-cell>
          <table:table-cell table:style-name="ce45" office:value-type="string" calcext:value-type="string">
            <text:p>Alle roller en bruker har eller har hatt, bør kunne bevares i løsningen sammen med opplysninger om tidsrom for bruk.</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11.2.41 </text:p>
          </table:table-cell>
          <table:table-cell table:style-name="ce45" office:value-type="string" calcext:value-type="string">
            <text:p>Det bør finnes funksjoner for å holde rede på hvilke roller som tilhører samme perso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11.2.42 </text:p>
          </table:table-cell>
          <table:table-cell table:style-name="ce45" office:value-type="string" calcext:value-type="string">
            <text:p>Brukerens rettigheter i en rolle bør kunne defineres avgrenset innenfor sakstype og klassifikasjonsverdi</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11.2.43 </text:p>
          </table:table-cell>
          <table:table-cell table:style-name="ce45" office:value-type="string" calcext:value-type="string">
            <text:p>Det bør være mulig å tilordne alle brukere til en rolleprofil som angir rolle, tilhørighet, rettigheter og begrensninge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11.2.44 </text:p>
          </table:table-cell>
          <table:table-cell table:style-name="ce45" office:value-type="string" calcext:value-type="string">
            <text:p>Det bør være mulig å definere standardverdier for rolle, administrativ tilhørighet og arkivmessig tilhørighet (arkiv-arkivdel-journalenhet) i rolleprofil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11.2.45 </text:p>
          </table:table-cell>
          <table:table-cell table:style-name="ce45" office:value-type="string" calcext:value-type="string">
            <text:p>Funksjonen ”lese arkiv” bør kunne utføres av alle roller og brukere innenfor de skjermingskoder de er autorisert fo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11.2.46 </text:p>
          </table:table-cell>
          <table:table-cell table:style-name="ce45" office:value-type="string" calcext:value-type="string">
            <text:p>Funksjonen ”lese arkivdel” bør kunne utføres av alle roller og brukere innenfor de skjermingskoder de er autorisert fo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44" office:value-type="string" calcext:value-type="string">
            <text:p>Krav til identifisering av brukere</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12.2.1 </text:p>
          </table:table-cell>
          <table:table-cell table:style-name="ce45" office:value-type="string" calcext:value-type="string">
            <text:p>Alle brukere som skal ha tilgang til Noark 5-løsningen må være individuelt identifisert, og autentisert i tilstrekkelig grad</text:p>
          </table:table-cell>
          <table:table-cell table:style-name="ce70" office:value-type="string" calcext:value-type="string">
            <text:p>O</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12.2.2 </text:p>
          </table:table-cell>
          <table:table-cell table:style-name="ce45" office:value-type="string" calcext:value-type="string">
            <text:p>Ekstern katalog over identifiserte brukere kan brukes, i stedet for eksplisitt pålogging til Noark 5-løsningen</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12.2.3 </text:p>
          </table:table-cell>
          <table:table-cell table:style-name="ce45" office:value-type="string" calcext:value-type="string">
            <text:p>Brukeren kan være pålogget en tilknyttet ekstern løsning, og la den eksterne løsningen ta hånd om hvilke rettigheter brukeren skal ha</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table-cell table:style-name="ce14" office:value-type="string" calcext:value-type="string">
            <text:p>12.2.4 </text:p>
          </table:table-cell>
          <table:table-cell table:style-name="ce45" office:value-type="string" calcext:value-type="string">
            <text:p>Brukeren kan være pålogget i løsningens driftsmiljø, og ha definert tilgangsrettigheter i en ressurskatalog. Noark 5- løsningen kan da brukes så langt de eksternt definerte tilgangsrettighetene rekker (”single sign-on”)</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3" office:value-type="string" calcext:value-type="string">
            <text:p>Krav nr.</text:p>
          </table:table-cell>
          <table:table-cell table:style-name="ce44" office:value-type="string" calcext:value-type="string">
            <text:p>Krav til identifisering av virksomhetseksterne brukere</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2">
          <table:table-cell table:style-name="ce14" office:value-type="string" calcext:value-type="string">
            <text:p>12.2.5 </text:p>
          </table:table-cell>
          <table:table-cell table:style-name="ce45" office:value-type="string" calcext:value-type="string">
            <text:p>Eksterne brukere, for eksempel journalister, borgere i alminnelighet, eller borgere og andre virksomheter i egenskap av parter i en sak, bør kunne gis tilgang til særskilt tilrettelagt ekstern løsning, med funksjonalitet begrenset til det aktuelle formålet.</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12.2.6 </text:p>
          </table:table-cell>
          <table:table-cell table:style-name="ce45" office:value-type="string" calcext:value-type="string">
            <text:p>Brukere av tilrettelagt ekstern løsning må være identifisert overfor denne løsningen, enten som enkeltindivider eller som representant for en registrert virksomhet</text:p>
          </table:table-cell>
          <table:table-cell table:style-name="ce70" office:value-type="string" calcext:value-type="string">
            <text:p>B</text:p>
          </table:table-cell>
          <table:table-cell table:style-name="ce100" office:value-type="string" calcext:value-type="string">
            <text:p>Obligatorisk hvis kravet over oppfylles</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table-cell table:style-name="ce14" office:value-type="string" calcext:value-type="string">
            <text:p>12.2.7 </text:p>
          </table:table-cell>
          <table:table-cell table:style-name="ce45" office:value-type="string" calcext:value-type="string">
            <text:p>Eksterne brukere kan autentiseres via ekstern, tredjeparts påloggingstjeneste. (Kravet er primært ment å dekke den offentlige sikkerhetsportalen ID-porten, men kan også få anvendelse for andre påloggingstjenester)</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table-cell table:style-name="ce14" office:value-type="string" calcext:value-type="string">
            <text:p>12.2.8 </text:p>
          </table:table-cell>
          <table:table-cell table:style-name="ce45" office:value-type="string" calcext:value-type="string">
            <text:p>Den tilrettelagte eksterne løsningen må kunne formidle til tredjeparts påloggingstjeneste hvilket krav til identifikasjon og autentiseringsnivå som stilles for at den eksterne brukeren skal få den tilgangen det spørres etter</text:p>
          </table:table-cell>
          <table:table-cell table:style-name="ce70" office:value-type="string" calcext:value-type="string">
            <text:p>B</text:p>
          </table:table-cell>
          <table:table-cell table:style-name="ce100" office:value-type="string" calcext:value-type="string">
            <text:p>Obligatorisk hvis kravet over oppfylles</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4" office:value-type="string" calcext:value-type="string">
            <text:p>12.2.9 </text:p>
          </table:table-cell>
          <table:table-cell table:style-name="ce45" office:value-type="string" calcext:value-type="string">
            <text:p>Utgår.</text:p>
          </table:table-cell>
          <table:table-cell table:style-name="ce70"/>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12.2.10 </text:p>
          </table:table-cell>
          <table:table-cell table:style-name="ce45" office:value-type="string" calcext:value-type="string">
            <text:p>Publiseringsuttrekk for ikke-identifisertes innsyn skal være produsert på en slik måte at skjermet informasjon ikke finnes i uttrekket</text:p>
          </table:table-cell>
          <table:table-cell table:style-name="ce70" office:value-type="string" calcext:value-type="string">
            <text:p>B</text:p>
          </table:table-cell>
          <table:table-cell table:style-name="ce100" office:value-type="string" calcext:value-type="string">
            <text:p>Obligatorisk hvis kravet over oppfylles</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44" office:value-type="string" calcext:value-type="string">
            <text:p>Krav til autentiseringsstyrke</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12.2.11 </text:p>
          </table:table-cell>
          <table:table-cell table:style-name="ce45" office:value-type="string" calcext:value-type="string">
            <text:p>Minstekravet til autentiseringsstyrke for pålogging som gir tilgang til Noark 5-løsningen er personlig passord for den individuelle bruker</text:p>
          </table:table-cell>
          <table:table-cell table:style-name="ce70" office:value-type="string" calcext:value-type="string">
            <text:p>O</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12.2.12 </text:p>
          </table:table-cell>
          <table:table-cell table:style-name="ce45" office:value-type="string" calcext:value-type="string">
            <text:p>Det bør kunne angis krav til passordets styrke (kompleksitet, lengde, varighet/krav til hyppighet for passordskifte etc.)</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12.2.13 </text:p>
          </table:table-cell>
          <table:table-cell table:style-name="ce45" office:value-type="string" calcext:value-type="string">
            <text:p>Det bør kunne brukes andre og sterkere autentiseringsmåter som alternativ til passord</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12.2.14 </text:p>
          </table:table-cell>
          <table:table-cell table:style-name="ce45" office:value-type="string" calcext:value-type="string">
            <text:p>Dersom løsningen gir <text:span text:style-name="T11">mulighet for</text:span><text:span text:style-name="T14"> sterkere autentisering enn passord, må det også kunne </text:span><text:span text:style-name="T15">stilles krav til</text:span><text:span text:style-name="T14"> en sterkere autentisering for at påloggingen skal aksepteres</text:span></text:p>
          </table:table-cell>
          <table:table-cell table:style-name="ce70" office:value-type="string" calcext:value-type="string">
            <text:p>B</text:p>
          </table:table-cell>
          <table:table-cell table:style-name="ce100" office:value-type="string" calcext:value-type="string">
            <text:p>Obligatorisk hvis kravet over oppfylles</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table-cell table:style-name="ce14" office:value-type="string" calcext:value-type="string">
            <text:p>12.2.15 </text:p>
          </table:table-cell>
          <table:table-cell table:style-name="ce45" office:value-type="string" calcext:value-type="string">
            <text:p>Dersom en svak autentisering anses tilstrekkelig for å bruke Noark 5-løsningen, bør det likevel legges opp til at påloggingen aksepteres også for en bruker som er sterkere autentisert enn det som egentlig er nødvendig</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3" office:value-type="string" calcext:value-type="string">
            <text:p>Krav nr.</text:p>
          </table:table-cell>
          <table:table-cell table:style-name="ce44" office:value-type="string" calcext:value-type="string">
            <text:p>Krav til håndtering av historiske brukeridenter</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12.2.16 </text:p>
          </table:table-cell>
          <table:table-cell table:style-name="ce45" office:value-type="string" calcext:value-type="string">
            <text:p>En påloggingsidentifikator (”brukerident”) som ikke lenger skal ha tilgang til løsningen bør kunne settes til status ”passiv”, som ikke gir muligheter for å logge på</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12.2.17 </text:p>
          </table:table-cell>
          <table:table-cell table:style-name="ce45" office:value-type="string" calcext:value-type="string">
            <text:p>Det skal finnes en oversikt over hvilket eller hvilke tidsrom brukeridenten har vært aktiv</text:p>
          </table:table-cell>
          <table:table-cell table:style-name="ce70" office:value-type="string" calcext:value-type="string">
            <text:p>B</text:p>
          </table:table-cell>
          <table:table-cell table:style-name="ce100" office:value-type="string" calcext:value-type="string">
            <text:p>Obligatorisk hvis kravet over oppfylles</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8">
          <table:table-cell table:style-name="ce14" office:value-type="string" calcext:value-type="string">
            <text:p>12.2.18 </text:p>
          </table:table-cell>
          <table:table-cell table:style-name="ce45" office:value-type="string" calcext:value-type="string">
            <text:p>Brukerens ”fulle navn”, og eventuelle initialer som brukes til å identifisere brukeren som saksbehandler i dokumenter og skjermbilder, bør kunne endres for en gitt brukerident. Endring av navn og initialer for en brukerident er bare aktuelt dersom samme person skifter navn, og ikke for å tildele en tidligere brukt identifikator til en annen person. Gjenbruk av brukerID til andre brukere vanskeliggjør tolking av logg</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2">
          <table:table-cell table:style-name="ce14" office:value-type="string" calcext:value-type="string">
            <text:p>12.2.19 </text:p>
          </table:table-cell>
          <table:table-cell table:style-name="ce45" office:value-type="string" calcext:value-type="string">
            <text:p>Ved en eventuell adgang til å endre ”fullt navn” og/eller initialer for en gitt påloggingsidentifikator, må alle navn og initialer kunne bevares i løsningen sammen med opplysninger om hvilket eller hvilke tidsrom de ulike navn eller initialer var i bruk</text:p>
          </table:table-cell>
          <table:table-cell table:style-name="ce70" office:value-type="string" calcext:value-type="string">
            <text:p>B</text:p>
          </table:table-cell>
          <table:table-cell table:style-name="ce100" office:value-type="string" calcext:value-type="string">
            <text:p>Obligatorisk hvis kravet over oppfylles</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44" office:value-type="string" calcext:value-type="string">
            <text:p>Krav til grunnprinsipp for autorisering</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12.2.20 </text:p>
          </table:table-cell>
          <table:table-cell table:style-name="ce45" office:value-type="string" calcext:value-type="string">
            <text:p>All redigerings- og skrivetilgang i Noark 5-løsningen skal være basert på et ”need to know” grunnprinsipp</text:p>
          </table:table-cell>
          <table:table-cell table:style-name="ce70" office:value-type="string" calcext:value-type="string">
            <text:p>O</text:p>
          </table:table-cell>
          <table:table-cell table:style-name="ce100" office:value-type="string" calcext:value-type="string">
            <text:p>Obligatorisk der det gis slik tilgang fra ekstern modul</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12.2.21 </text:p>
          </table:table-cell>
          <table:table-cell table:style-name="ce45" office:value-type="string" calcext:value-type="string">
            <text:p>Et ”need to protect” grunnprinsipp kan velges for lesetilganger i en eller flere eksterne løsninger</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44" office:value-type="string" calcext:value-type="string">
            <text:p>Krav til funksjonelle roller</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table-cell table:style-name="ce14" office:value-type="string" calcext:value-type="string">
            <text:p>12.2.22 </text:p>
          </table:table-cell>
          <table:table-cell table:style-name="ce45" office:value-type="string" calcext:value-type="string">
            <text:p>Ulike kombinasjoner av funksjonelle krav som stilles til brukerens autorisasjon bør kunne settes sammen til forskjellige funksjonelle roller, som uttrykker typiske stillingskategorier eller oppgaveporteføljer i virksomheten</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12.2.23 </text:p>
          </table:table-cell>
          <table:table-cell table:style-name="ce45" office:value-type="string" calcext:value-type="string">
            <text:p>For hver funksjonelle rolle bør det være mulig å definere et regelsett for prosessrelaterte rettigheter (jf. tabellen nedenfor)</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4" office:value-type="string" calcext:value-type="string">
            <text:p>12.2.24 </text:p>
          </table:table-cell>
          <table:table-cell table:style-name="ce45" office:value-type="string" calcext:value-type="string">
            <text:p>En bruker bør kunne ha flere ulike roller</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3" office:value-type="string" calcext:value-type="string">
            <text:p>Krav nr.</text:p>
          </table:table-cell>
          <table:table-cell table:style-name="ce44" office:value-type="string" calcext:value-type="string">
            <text:p>Krav til prosessrelaterte funksjonelle rettigheter og begrensninger</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12.2.25 </text:p>
          </table:table-cell>
          <table:table-cell table:style-name="ce45" office:value-type="string" calcext:value-type="string">
            <text:p>Rolleprofilens regelsett skal ikke kunne utvide de generelle funksjonelle rettighetene. Det er bare avgrensninger fra de tilgangsrettighetene en bruker ellers har, som skal kunne uttrykkes</text:p>
          </table:table-cell>
          <table:table-cell table:style-name="ce70" office:value-type="string" calcext:value-type="string">
            <text:p>O</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12.2.26 </text:p>
          </table:table-cell>
          <table:table-cell table:style-name="ce45" office:value-type="string" calcext:value-type="string">
            <text:p>Et regelsett bør kunne angi tillatte handlinger på bakgrunn av mappens status, registreringens status, dokumentbeskrivelsens status eller dokumentets status</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12.2.27 </text:p>
          </table:table-cell>
          <table:table-cell table:style-name="ce45" office:value-type="string" calcext:value-type="string">
            <text:p>Et regelsett bør kunne angi tillatte handlinger på bakgrunn av andre metadata som uttrykkes gjennom stringente, faste kodeverdier</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12.2.28 </text:p>
          </table:table-cell>
          <table:table-cell table:style-name="ce45" office:value-type="string" calcext:value-type="string">
            <text:p>Regler i et regelsett bør kunne uttrykke et krav til oppgavedifferensiering (”separation of duties”), slik at det kan stilles krav til at flere enn én bruker godkjenner en bestemt handling</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8">
          <table:table-cell table:style-name="ce15" office:value-type="string" calcext:value-type="string" table:number-columns-spanned="1" table:number-rows-spanned="4">
            <text:p>12.2.29 </text:p>
          </table:table-cell>
          <table:table-cell table:style-name="ce46" office:value-type="string" calcext:value-type="string">
            <text:p>En regel om oppgavedifferensiering kan stille betingelser om at en handling konfirmeres før den gjennomføres endelig. Det bør kunne stilles ulike typer krav til hvem som kan konfirmere handlingen, for eksempel en av følgende personer:</text:p>
          </table:table-cell>
          <table:table-cell table:style-name="ce71" office:value-type="string" calcext:value-type="string" table:number-columns-spanned="1" table:number-rows-spanned="4">
            <text:p>V</text:p>
          </table:table-cell>
          <table:table-cell table:style-name="ce101" table:number-columns-spanned="1" table:number-rows-spanned="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      Hvilken som helst annen autorisert bruk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      En bruker med en konkret angitt rolle (for eksempel ”leder” eller ”kontrollø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8" office:value-type="string" calcext:value-type="string">
            <text:p>·      Konkret angitt annen bruker, som er registrert som kontrasignerende på mappe- eller registreringsnivå</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2">
          <table:table-cell table:style-name="ce14" office:value-type="string" calcext:value-type="string">
            <text:p>12.2.30 </text:p>
          </table:table-cell>
          <table:table-cell table:style-name="ce45" office:value-type="string" calcext:value-type="string">
            <text:p>Regler i et regelsett bør kunne uttrykke et krav til at partens samtykke innhentes og registreres for å tillate bestemte handlinger. Kravet er mest relevant for avgivelse av opplysninger til tredjepart, i tilfeller hvor adgangen til utlevering ellers ville ha vært begrenset av taushetsplikt</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12.2.31 </text:p>
          </table:table-cell>
          <table:table-cell table:style-name="ce45" office:value-type="string" calcext:value-type="string">
            <text:p>Et innhentet samtykke kan registreres konkret for den enkelte hendelsen, eller gis som ”stående samtykke” (vedvarende) for alle opplysninger i en sak</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12.2.32 </text:p>
          </table:table-cell>
          <table:table-cell table:style-name="ce45" office:value-type="string" calcext:value-type="string">
            <text:p>Dersom det er gitt et ”stående samtykke” skal det finnes funksjoner for å trekke samtykket tilbake igjen</text:p>
          </table:table-cell>
          <table:table-cell table:style-name="ce70" office:value-type="string" calcext:value-type="string">
            <text:p>B</text:p>
          </table:table-cell>
          <table:table-cell table:style-name="ce100" office:value-type="string" calcext:value-type="string">
            <text:p>Obligatorisk hvis 12.2.31 oppfylles</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table-cell table:style-name="ce14" office:value-type="string" calcext:value-type="string">
            <text:p>12.2.33 </text:p>
          </table:table-cell>
          <table:table-cell table:style-name="ce45" office:value-type="string" calcext:value-type="string">
            <text:p>Dersom en part er autentisert som ekstern bruker med anledning til å registrere opplysninger i et fagsystem, bør det være mulig for vedkommende selv å registrere og trekke tilbake samtykke</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3" office:value-type="string" calcext:value-type="string">
            <text:p>Krav nr.</text:p>
          </table:table-cell>
          <table:table-cell table:style-name="ce44" office:value-type="string" calcext:value-type="string">
            <text:p>Krav til avgrensninger av autorisasjonenes ”nedslagsfelt”, tilganger til data</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table-cell table:style-name="ce15" office:value-type="string" calcext:value-type="string" table:number-columns-spanned="1" table:number-rows-spanned="6">
            <text:p>12.2.34 </text:p>
          </table:table-cell>
          <table:table-cell table:style-name="ce46" office:value-type="string" calcext:value-type="string">
            <text:p>Tilgangene for en bruker i en rolle bør kunne avgrenses innen angitt element i arkivstrukturen, ett av følgende:</text:p>
          </table:table-cell>
          <table:table-cell table:style-name="ce71" office:value-type="string" calcext:value-type="string" table:number-columns-spanned="1" table:number-rows-spanned="6">
            <text:p>V</text:p>
          </table:table-cell>
          <table:table-cell table:style-name="ce101" table:number-columns-spanned="1" table:number-rows-spanned="6"/>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Hele Noark 5-løsning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Logisk arkiv</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Arkivd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Mapp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covered-table-cell table:style-name="ce7"/>
          <table:table-cell table:style-name="ce28" office:value-type="string" calcext:value-type="string">
            <text:p>·      Registrering</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table-cell table:style-name="ce15" office:value-type="string" calcext:value-type="string" table:number-columns-spanned="1" table:number-rows-spanned="5">
            <text:p>12.2.35 </text:p>
          </table:table-cell>
          <table:table-cell table:style-name="ce46" office:value-type="string" calcext:value-type="string">
            <text:p>Tilgangene for en bruker i en rolle bør kunne avgrenses innen angitte organisatoriske grenser, en av følgende:</text:p>
          </table:table-cell>
          <table:table-cell table:style-name="ce71" office:value-type="string" calcext:value-type="string" table:number-columns-spanned="1" table:number-rows-spanned="5">
            <text:p>V</text:p>
          </table:table-cell>
          <table:table-cell table:style-name="ce101" table:number-columns-spanned="1" table:number-rows-spanned="5"/>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Hele virksomhet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      Egen administrativ enhet uten underliggende enhe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      Egen administrativ enhet og underliggende enhe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covered-table-cell table:style-name="ce7"/>
          <table:table-cell table:style-name="ce28" office:value-type="string" calcext:value-type="string">
            <text:p>·      Navngitt annen administrativ enhet</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12.2.36 </text:p>
          </table:table-cell>
          <table:table-cell table:style-name="ce45" office:value-type="string" calcext:value-type="string">
            <text:p>Løsningen bør ha som et konfigurerbart valg en mulighet for å angi at den som er registrert som saksbehandler for en registrering automatisk også har redigeringsrettigheter til den</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12.2.37 </text:p>
          </table:table-cell>
          <table:table-cell table:style-name="ce45" office:value-type="string" calcext:value-type="string">
            <text:p>Tilgangene for en bruker i en rolle bør kunne avgrenses til visse klassifiseringsverdier innen et klassifiseringssystem</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12.2.28 </text:p>
          </table:table-cell>
          <table:table-cell table:style-name="ce45" office:value-type="string" calcext:value-type="string">
            <text:p>Tilgangene for en bruker i en rolle bør kunne avgrenses til visse saksområder eller sakstyper, og/eller bare til saker produsert av et konkret angitt fagsystem</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5">
          <table:table-cell table:style-name="ce15" office:value-type="string" calcext:value-type="string" table:number-columns-spanned="1" table:number-rows-spanned="4">
            <text:p>12.2.39 </text:p>
          </table:table-cell>
          <table:table-cell table:style-name="ce46" office:value-type="string" calcext:value-type="string">
            <text:p>Tilgangene for en bruker i en rolle bør kunne avgrenses til særskilte egenskaper ved sakens parter. Slike begrensninger kan for eksempel gjelde:</text:p>
          </table:table-cell>
          <table:table-cell table:style-name="ce71" office:value-type="string" calcext:value-type="string" table:number-columns-spanned="1" table:number-rows-spanned="4">
            <text:p>V</text:p>
          </table:table-cell>
          <table:table-cell table:style-name="ce101" table:number-columns-spanned="1" table:number-rows-spanned="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covered-table-cell table:style-name="ce6"/>
          <table:table-cell table:style-name="ce29" office:value-type="string" calcext:value-type="string">
            <text:p>·      Partens geografiske tilhørighet (bosted, virksomhetsadresse etc.) etter postnummer, kommuner, fylker eller lignend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6">
          <table:covered-table-cell table:style-name="ce6"/>
          <table:table-cell table:style-name="ce29" office:value-type="string" calcext:value-type="string">
            <text:p>·      Andre definerte partskategorier, som kan fremgå av eksterne parts- eller avsender/mottakerkataloger, for eksempel næringskategori, sivilstatus, alderstrinn, yrke osv.</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8" office:value-type="string" calcext:value-type="string">
            <text:p>·      Konkret registrert tilordning av den enkelte part/klient mot en bestemt saksbehandler eller administrativ enhet</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12.2.40 </text:p>
          </table:table-cell>
          <table:table-cell table:style-name="ce45" office:value-type="string" calcext:value-type="string">
            <text:p>Tilgangene for en bruker i en rolle bør kunne avgrenses til graderingskoder som er angitt på sak, journalpost eller dokument, slik at det kreves personlig klarering for å få tilgang</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12.2.41 </text:p>
          </table:table-cell>
          <table:table-cell table:style-name="ce45" office:value-type="string" calcext:value-type="string">
            <text:p>Graderingskoder skal kunne ordnes hierarkisk, slik at det vil være mulig å angi at en bestemt gradering skal være mer eller mindre streng enn en annen bestemt gradering</text:p>
          </table:table-cell>
          <table:table-cell table:style-name="ce70" office:value-type="string" calcext:value-type="string">
            <text:p>B</text:p>
          </table:table-cell>
          <table:table-cell table:style-name="ce100" office:value-type="string" calcext:value-type="string">
            <text:p>Obligatorisk hvis 12.2.40 oppfylles</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12.2.42 </text:p>
          </table:table-cell>
          <table:table-cell table:style-name="ce45" office:value-type="string" calcext:value-type="string">
            <text:p>Det bør kunne angis tilgang til et konkret objekt for en bestemt bruker, uavhengig av øvrige avgrensninger i nedslagsfeltet (men fortsatt avhengig av brukerens funksjonelle rettigheter)</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44" office:value-type="string" calcext:value-type="string">
            <text:p>Krav til tilgangsprofiler</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12.2.43 </text:p>
          </table:table-cell>
          <table:table-cell table:style-name="ce45" office:value-type="string" calcext:value-type="string">
            <text:p>Innenfor hver av rollene som en bruker har, bør det kunne defineres en tilgangsprofil som utgjøres av rollens funksjonelle rettigheter i kombinasjon med nedslagsfeltet for rollen</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12.2.44 </text:p>
          </table:table-cell>
          <table:table-cell table:style-name="ce45" office:value-type="string" calcext:value-type="string">
            <text:p>Dersom en påloggingsidentifikator har flere forskjellige tilgangsprofiler, bør vedkommende kunne velge blant de tilgangsprofilene som er definert for vedkommende</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12.2.45 </text:p>
          </table:table-cell>
          <table:table-cell table:style-name="ce45" office:value-type="string" calcext:value-type="string">
            <text:p>Det bør kunne byttes mellom tilgangsprofiler på en måte som oppleves som enkel for brukeren</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12.2.46 </text:p>
          </table:table-cell>
          <table:table-cell table:style-name="ce45" office:value-type="string" calcext:value-type="string">
            <text:p>En av brukerens tilgangsprofiler bør kunne angis som standardprofil, som tilordnes ved pålogging hvis ikke annet angis særskilt</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12.2.47 </text:p>
          </table:table-cell>
          <table:table-cell table:style-name="ce45" office:value-type="string" calcext:value-type="string">
            <text:p>Det bør være mulig å definere tilgangsprofiler som er slik at samme bruker kan ha definert forskjellige nedslagsfelter for en eller flere av sine roller</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3" office:value-type="string" calcext:value-type="string">
            <text:p>Krav nr.</text:p>
          </table:table-cell>
          <table:table-cell table:style-name="ce44" office:value-type="string" calcext:value-type="string">
            <text:p>Krav til partsrelaterte rettighetsbegrensninger</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12.2.48 </text:p>
          </table:table-cell>
          <table:table-cell table:style-name="ce45" office:value-type="string" calcext:value-type="string">
            <text:p>Det bør kunne registreres potensielle habilitetskonflikter mellom parter og saksbehandlere</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4" office:value-type="string" calcext:value-type="string">
            <text:p>12.2.49 </text:p>
          </table:table-cell>
          <table:table-cell table:style-name="ce45" office:value-type="string" calcext:value-type="string">
            <text:p>Kravet utgår</text:p>
          </table:table-cell>
          <table:table-cell table:style-name="ce70"/>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table-cell table:style-name="ce15" office:value-type="string" calcext:value-type="string" table:number-columns-spanned="1" table:number-rows-spanned="4">
            <text:p>12.2.50 </text:p>
          </table:table-cell>
          <table:table-cell table:style-name="ce46" office:value-type="string" calcext:value-type="string">
            <text:p>Det bør kunne angis forskjellige typer tilgangsrestriksjoner ut fra inhabilitetssituasjonens karakter:</text:p>
          </table:table-cell>
          <table:table-cell table:style-name="ce71" office:value-type="string" calcext:value-type="string" table:number-columns-spanned="1" table:number-rows-spanned="4">
            <text:p>V</text:p>
          </table:table-cell>
          <table:table-cell table:style-name="ce101" table:number-columns-spanned="1" table:number-rows-spanned="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      Saksbehandler kan forberede sak, men ikke treffe avgjørels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      Saksbehandler får ikke delta på noen trinn i saksbehandling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covered-table-cell table:style-name="ce7"/>
          <table:table-cell table:style-name="ce28" office:value-type="string" calcext:value-type="string">
            <text:p>·      Saksbehandler nektes innsyn i saken og dens dokumenter</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5">
          <table:table-cell table:style-name="ce15" office:value-type="string" calcext:value-type="string" table:number-columns-spanned="1" table:number-rows-spanned="2">
            <text:p>12.2.51 </text:p>
          </table:table-cell>
          <table:table-cell table:style-name="ce46" office:value-type="string" calcext:value-type="string">
            <text:p>En part bør kunne stille betingelser om at konkret angitte saksbehandlere ikke skal få tilgang til saker de er part i (uavhengig av om det foreligger formell inhabilitet)</text:p>
          </table:table-cell>
          <table:table-cell table:style-name="ce71" office:value-type="string" calcext:value-type="string" table:number-columns-spanned="1" table:number-rows-spanned="2">
            <text:p>V</text:p>
          </table:table-cell>
          <table:table-cell table:style-name="ce101" table:number-columns-spanned="1" table:number-rows-spanned="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2">
          <table:covered-table-cell table:style-name="ce7"/>
          <table:table-cell table:style-name="ce45" office:value-type="string" calcext:value-type="string">
            <text:p>Denne anbefalingen innebærer en gjennomgående mulighet til å definere at en mappe skal skjermes fra en konkret angitt saksbehandler, uansett om vedkommende ellers ville hatt tilgang ut fra sin positivt angitte autorisasjo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44" office:value-type="string" calcext:value-type="string">
            <text:p>Krav til autorisasjon for stedfortredere</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12.2.52 </text:p>
          </table:table-cell>
          <table:table-cell table:style-name="ce45" office:value-type="string" calcext:value-type="string">
            <text:p>En bruker bør kunne registreres som fast stedfortreder for en annen bruker</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12.2.53 </text:p>
          </table:table-cell>
          <table:table-cell table:style-name="ce45" office:value-type="string" calcext:value-type="string">
            <text:p>En bruker bør kunne registreres som tidsavgrenset stedfortreder for en annen bruker, med gyldighet fra dato til dato</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table-cell table:style-name="ce14" office:value-type="string" calcext:value-type="string">
            <text:p>12.2.54 </text:p>
          </table:table-cell>
          <table:table-cell table:style-name="ce45" office:value-type="string" calcext:value-type="string">
            <text:p>En stedfortreder skal være pålogget med sin egen, personlige påloggingsidentifikator, men kan angi ved pålogging at vedkommende opererer som stedfortreder for annen angitt bruker</text:p>
          </table:table-cell>
          <table:table-cell table:style-name="ce70" office:value-type="string" calcext:value-type="string">
            <text:p>B</text:p>
          </table:table-cell>
          <table:table-cell table:style-name="ce100" office:value-type="string" calcext:value-type="string">
            <text:p>Obligatorisk for bruk av stedfortreder­funksjo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table-cell table:style-name="ce14" office:value-type="string" calcext:value-type="string">
            <text:p>12.2.55 </text:p>
          </table:table-cell>
          <table:table-cell table:style-name="ce45" office:value-type="string" calcext:value-type="string">
            <text:p>Handlinger utført i egenskap av å være stedfortreder skal registreres med koding eller tekst som indikerer at de er ”utført av <text:span text:style-name="T11">&lt;pålogget bruker&gt;</text:span><text:span text:style-name="T14"> som stedfortreder for </text:span><text:span text:style-name="T15">&lt;prinsipal&gt;</text:span><text:span text:style-name="T14">”</text:span></text:p>
          </table:table-cell>
          <table:table-cell table:style-name="ce70" office:value-type="string" calcext:value-type="string">
            <text:p>B</text:p>
          </table:table-cell>
          <table:table-cell table:style-name="ce100" office:value-type="string" calcext:value-type="string">
            <text:p>Obligatorisk for bruk av stedfortreder­funksjo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2">
          <table:table-cell table:style-name="ce14" office:value-type="string" calcext:value-type="string">
            <text:p>12.2.56 </text:p>
          </table:table-cell>
          <table:table-cell table:style-name="ce45" office:value-type="string" calcext:value-type="string">
            <text:p>Ved pålogging, eller i andre brukerdialoger der en påloggingsidentifikator kan velge mellom tilgjengelige roller eller tilgangsprofiler, bør det også listes opp hvilke brukere vedkommende har anledning til å være stedfortreder for, og velge å autorisere seg som en av disse</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12.2.57 </text:p>
          </table:table-cell>
          <table:table-cell table:style-name="ce45" office:value-type="string" calcext:value-type="string">
            <text:p>Stedfortrederen bør i utgangspunktet ha samme autorisasjon som den rollen/personen vedkommende er stedfortreder for</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12.2.58 </text:p>
          </table:table-cell>
          <table:table-cell table:style-name="ce45" office:value-type="string" calcext:value-type="string">
            <text:p>Dersom den man er stedfortreder for har flere roller, bør det være mulig å avgrense stedfortrederens tilganger til bare én, eller eventuelt til en mindre andel, av disse rollene</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12.2.59 </text:p>
          </table:table-cell>
          <table:table-cell table:style-name="ce45" office:value-type="string" calcext:value-type="string">
            <text:p>For en eller flere angitte roller bør det være mulig å definere at den bestemte rollen <text:span text:style-name="T16">ikke</text:span><text:span text:style-name="T17"> skal være delegerbar til stedfortreder</text:span></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3" office:value-type="string" calcext:value-type="string">
            <text:p>Krav nr.</text:p>
          </table:table-cell>
          <table:table-cell table:style-name="ce44" office:value-type="string" calcext:value-type="string">
            <text:p>Krav til tidsavgrensning og autorisasjonshistorie</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12.2.60 </text:p>
          </table:table-cell>
          <table:table-cell table:style-name="ce45" office:value-type="string" calcext:value-type="string">
            <text:p>Det skal lagres informasjon om hvilke tilgangsrettigheter en bruker har hatt, og når de var gyldige</text:p>
          </table:table-cell>
          <table:table-cell table:style-name="ce70" office:value-type="string" calcext:value-type="string">
            <text:p>O</text:p>
          </table:table-cell>
          <table:table-cell table:style-name="ce100" office:value-type="string" calcext:value-type="string">
            <text:p>Obligatorisk for personlig identifikasjo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12.2.61 </text:p>
          </table:table-cell>
          <table:table-cell table:style-name="ce45" office:value-type="string" calcext:value-type="string">
            <text:p>Tilgangsrettigheter for en identifisert bruker skal kunne begrenses i tid, rettighetene må kunne gjelde fra dato til dato</text:p>
          </table:table-cell>
          <table:table-cell table:style-name="ce70" office:value-type="string" calcext:value-type="string">
            <text:p>O</text:p>
          </table:table-cell>
          <table:table-cell table:style-name="ce100" office:value-type="string" calcext:value-type="string">
            <text:p><text:s/>Obligatorisk for personlig identifikasjo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12.2.62 </text:p>
          </table:table-cell>
          <table:table-cell table:style-name="ce45" office:value-type="string" calcext:value-type="string">
            <text:p>Tilgangsrettigheter bør kunne begrenses til en angitt tidssyklus, for eksempel tider på døgnet, dager i uka, kun arbeidsdager og lignende</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3" office:value-type="string" calcext:value-type="string">
            <text:p>Krav nr.</text:p>
          </table:table-cell>
          <table:table-cell table:style-name="ce44" office:value-type="string" calcext:value-type="string">
            <text:p>Krav til synliggjøring av brukeres autorisasjon</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12.2.63 </text:p>
          </table:table-cell>
          <table:table-cell table:style-name="ce45" office:value-type="string" calcext:value-type="string">
            <text:p>For en gitt, aktiv påloggingsidentifikator bør det være mulig å vise eller skrive ut en oversikt over hvilke rettigheter og fullmakter vedkommende har i Noark 5-løsningen</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12.2.64 </text:p>
          </table:table-cell>
          <table:table-cell table:style-name="ce45" office:value-type="string" calcext:value-type="string">
            <text:p>Det bør være mulig å vise eller skrive ut oversikt over hvilke fullmakter en bestemt rolle eller tilgangsprofil har i løsningen</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12.2.65 </text:p>
          </table:table-cell>
          <table:table-cell table:style-name="ce45" office:value-type="string" calcext:value-type="string">
            <text:p>For et gitt objekt i Noark 5-løsningen bør det være mulig å vise eller skrive ut hvilke brukere som har de ulike typene funksjonelle rettigheter til dette objektet</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44" office:value-type="string" calcext:value-type="string">
            <text:p>Krav til tildelingsprinsipp for autorisasjoner</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12.2.66 </text:p>
          </table:table-cell>
          <table:table-cell table:style-name="ce45" office:value-type="string" calcext:value-type="string">
            <text:p>Det bør være mulig å gjennomføre obligatorisk, administratorstyrt tildeling av rettigheter (”Mandatory Access Control”, MAC) gjennom hele Noark 5-løsningen</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12.2.67 </text:p>
          </table:table-cell>
          <table:table-cell table:style-name="ce45" office:value-type="string" calcext:value-type="string">
            <text:p>Det bør være mulig å gjennomføre skjønnsbasert/brukerstyrt tildeling av rettigheter (”Discretionary Access Control”, DAC) i hele eller utvalgte deler av Noark 5-løsningen</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table-cell table:style-name="ce14" office:value-type="string" calcext:value-type="string">
            <text:p>12.2.68 </text:p>
          </table:table-cell>
          <table:table-cell table:style-name="ce45" office:value-type="string" calcext:value-type="string">
            <text:p>Ved skjønnsbasert/brukerstyrt tildeling av rettigheter skal alminnelige brukere (alle roller som ikke har administratorrettigheter) ikke kunne tildele videre tilganger enn det de selv besitter</text:p>
          </table:table-cell>
          <table:table-cell table:style-name="ce70" office:value-type="string" calcext:value-type="string">
            <text:p>B</text:p>
          </table:table-cell>
          <table:table-cell table:style-name="ce100" office:value-type="string" calcext:value-type="string">
            <text:p>Obligatorisk for skjønnsbasert / brukerstyrt rettighets­tildeling</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12.2.69 </text:p>
          </table:table-cell>
          <table:table-cell table:style-name="ce45" office:value-type="string" calcext:value-type="string">
            <text:p>Ved skjønnsbasert/brukerstyrt tildeling av rettigheter bør en bruker ha anledning til å tilordne tilgang til saker og/eller journalposter til globale eller egendefinerte grupper av brukere</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3" office:value-type="string" calcext:value-type="string">
            <text:p>Krav nr.</text:p>
          </table:table-cell>
          <table:table-cell table:style-name="ce44" office:value-type="string" calcext:value-type="string">
            <text:p>Krav til skjermingsfunksjoner og – metoder for unntak fra offentlig journal</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12.3.1 </text:p>
          </table:table-cell>
          <table:table-cell table:style-name="ce45" office:value-type="string" calcext:value-type="string">
            <text:p>Det bør synliggjøres i journalen om en registrering med en tilgangskode inneholder ett eller flere dokumenter som ikke er merket med tilgangskode</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2">
          <table:table-cell table:style-name="ce14" office:value-type="string" calcext:value-type="string">
            <text:p>12.3.2 </text:p>
          </table:table-cell>
          <table:table-cell table:style-name="ce45" office:value-type="string" calcext:value-type="string">
            <text:p>Dersom tilgangskoden er merket med indikasjon på at det bare er anledning til å unnta visse opplysninger i dokumentet fra innsyn, kan det opprettes en ”offentlig variant” av dokumentet der disse opplysningene ikke finnes, som derfor kan unntas fra skjerming</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2">
          <table:table-cell table:style-name="ce14" office:value-type="string" calcext:value-type="string">
            <text:p>12.3.3 </text:p>
          </table:table-cell>
          <table:table-cell table:style-name="ce45" office:value-type="string" calcext:value-type="string">
            <text:p>Løsningen bør vise hvilke opplysningstyper som er angitt at skal skjermes. Det at en gitt opplysning er avkrysset for skjerming bør vises både for de som har tilgang til å se de skjermede opplysningene og for de som ikke har tilgang til å se dem</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table-cell table:style-name="ce14" office:value-type="string" calcext:value-type="string">
            <text:p>12.3.4 </text:p>
          </table:table-cell>
          <table:table-cell table:style-name="ce45" office:value-type="string" calcext:value-type="string">
            <text:p>Dokumentbeskrivelsen bør arve registreringens tilgangskode som standardverdi, dersom ikke dokumentbeskrivelsen har tilgangskode fra før, og dersom den ikke fra før er tilknyttet en annen registrering</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44" office:value-type="string" calcext:value-type="string">
            <text:p>Krav til sikring av partsinnsyn</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table-cell table:style-name="ce14" office:value-type="string" calcext:value-type="string">
            <text:p>12.3.5 </text:p>
          </table:table-cell>
          <table:table-cell table:style-name="ce45" office:value-type="string" calcext:value-type="string">
            <text:p>For en part som krever innsyn etter forvaltnings­loven skal det kunne gis utskrift av alle metadata og dokumenter i den bestemte saken. Opplysninger skal vises selv om de er påført tilgangskoder</text:p>
          </table:table-cell>
          <table:table-cell table:style-name="ce70" office:value-type="string" calcext:value-type="string">
            <text:p>O</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8">
          <table:table-cell table:style-name="ce14" office:value-type="string" calcext:value-type="string">
            <text:p>12.3.6 </text:p>
          </table:table-cell>
          <table:table-cell table:style-name="ce45" office:value-type="string" calcext:value-type="string">
            <text:p>For en person som krever innsyn etter personopplysningsloven skal det kunne gis utskrift av alle metadata om de saker hvor vedkommende er part i saken, og de registreringer med tilhørende dokumenter og merknader der vedkommende selv er avsender eller mottaker. Eventuelle skjermede opplysninger om andre parter i saken skal skjermes i utskriften</text:p>
          </table:table-cell>
          <table:table-cell table:style-name="ce70" office:value-type="string" calcext:value-type="string">
            <text:p>O</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table-cell table:style-name="ce14" office:value-type="string" calcext:value-type="string">
            <text:p>12.3.7 </text:p>
          </table:table-cell>
          <table:table-cell table:style-name="ce45" office:value-type="string" calcext:value-type="string">
            <text:p>Dersom en person er autentisert som ekstern bruker, bør vedkommende selv kunne hente ut de opplysninger vedkommende har rett til innsyn i som part eller som registrert person gjennom tilrettelagt fagsystem eller innsynsløsning</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3" office:value-type="string" calcext:value-type="string">
            <text:p>Krav nr.</text:p>
          </table:table-cell>
          <table:table-cell table:style-name="ce44" office:value-type="string" calcext:value-type="string">
            <text:p>Krav til metadata for dokumenter mottatt eller sendt med elektronisk signatur</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12.4.1 </text:p>
          </table:table-cell>
          <table:table-cell table:style-name="ce45" office:value-type="string" calcext:value-type="string">
            <text:p>Hvis et inngående kryptert dokument er signert elektronisk av en annen enn den som er oppgitt som avsender, bør Noark 5-løsningen varsle om dette</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12.4.2 </text:p>
          </table:table-cell>
          <table:table-cell table:style-name="ce45" office:value-type="string" calcext:value-type="string">
            <text:p>Hvis dokument som nevnt ovenfor er sendt med et utvekslingsformat som normalt fører til at det behandles automatisk, bør det overføres til manuell behandling</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table-cell table:style-name="ce14" office:value-type="string" calcext:value-type="string">
            <text:p>12.4.3 </text:p>
          </table:table-cell>
          <table:table-cell table:style-name="ce45" office:value-type="string" calcext:value-type="string">
            <text:p>Når organet sender ut et elektronisk dokument som er svar på et inngående elektronisk dokument, bør dokumentet sendes ut med minst like høyt sikkerhetsnivå som det inngående dokumentet hadde.</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2">
          <table:table-cell table:style-name="ce14" office:value-type="string" calcext:value-type="string">
            <text:p>12.4.4 </text:p>
          </table:table-cell>
          <table:table-cell table:style-name="ce45" office:value-type="string" calcext:value-type="string">
            <text:p>Dersom mottatte dokumenter skal lagres i kryptert form, bør de først dekrypteres og så krypteres på nytt med signaturer som organet selv har kontroll over, slik at man ikke er avhengig av avsenders offentlige nøkkel ved fremtidig bruk av dokumentet</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12.4.5 </text:p>
          </table:table-cell>
          <table:table-cell table:style-name="ce45" office:value-type="string" calcext:value-type="string">
            <text:p>Ved deponering/avlevering av elektronisk arkiv til arkivinstitusjon bør fortrinnsvis alle krypterte dokumenter dekrypteres</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table-cell table:style-name="ce14" office:value-type="string" calcext:value-type="string">
            <text:p>12.4.6 </text:p>
          </table:table-cell>
          <table:table-cell table:style-name="ce45" office:value-type="string" calcext:value-type="string">
            <text:p>Dersom krypterte dokumenter skal forbli krypterte ved lagring i arkivinstitusjon, bør de først dekrypteres og så krypteres på nytt med signaturer som arkivinstitusjonen har kontroll over</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3" office:value-type="string" calcext:value-type="string">
            <text:p>Krav nr.</text:p>
          </table:table-cell>
          <table:table-cell table:style-name="ce44" office:value-type="string" calcext:value-type="string">
            <text:p>Krav til funksjon for å håndtere sporingsinformasjon</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13.2.1 </text:p>
          </table:table-cell>
          <table:table-cell table:style-name="ce45" office:value-type="string" calcext:value-type="string">
            <text:p>Noark 5- løsningen bør ha funksjoner som automatisk registrerer og lagrer opplysninger om definerte hendelser som har skjedd med dokumenter og metadata i løsningen.</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13.2.2 </text:p>
          </table:table-cell>
          <table:table-cell table:style-name="ce45" office:value-type="string" calcext:value-type="string">
            <text:p>Noark 5- løsningen bør ha et register som spesifiserer hvilke hendelser (definerte regler) som skal utløse registrering av sporingsinformasjon</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table-cell table:style-name="ce15" office:value-type="string" calcext:value-type="string" table:number-columns-spanned="1" table:number-rows-spanned="6">
            <text:p>13.2.3 </text:p>
          </table:table-cell>
          <table:table-cell table:style-name="ce46" office:value-type="string" calcext:value-type="string">
            <text:p>For alle hendelser som skal registreres, skal følgende opplysninger alltid logges:</text:p>
          </table:table-cell>
          <table:table-cell table:style-name="ce71" office:value-type="string" calcext:value-type="string" table:number-columns-spanned="1" table:number-rows-spanned="6">
            <text:p>B</text:p>
          </table:table-cell>
          <table:table-cell table:style-name="ce101" office:value-type="string" calcext:value-type="string" table:number-columns-spanned="1" table:number-rows-spanned="6">
            <text:p>Obligatorisk hvis 13.2.1 oppfylles</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5">
          <table:covered-table-cell table:style-name="ce6"/>
          <table:table-cell table:style-name="ce29" office:value-type="string" calcext:value-type="string">
            <text:p>1.      SystemID for dataobjektet (mappe, registrering, dokument, klassifikasjon, organisatorisk enhet etc.) som hendelsen gjeld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covered-table-cell table:style-name="ce6"/>
          <table:table-cell table:style-name="ce29" office:value-type="string" calcext:value-type="string">
            <text:p>2.      Referanse til den definerte reglen som utløste registreringen (jf. kravet ovenfo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3.      Hendelse (fulltekstbeskrivelse eller kode med referanse til tabel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4.      Dato og tidspunkt for hendels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covered-table-cell table:style-name="ce7"/>
          <table:table-cell table:style-name="ce28" office:value-type="string" calcext:value-type="string">
            <text:p>5.      Hvem som utløste hendelsen (identifikasjon av bruker, identifisering av det aktuelle eksterne systemet, navn på aktuell systemhendelse eller batchkjøring eller lignende)</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7">
          <table:table-cell table:style-name="ce14" office:value-type="string" calcext:value-type="string">
            <text:p>13.2.4 </text:p>
          </table:table-cell>
          <table:table-cell table:style-name="ce45" office:value-type="string" calcext:value-type="string">
            <text:p>Forskjellige typer hendelser bør kunne logges til forskjellige eksterne filer eller databasetabeller. (Visse typer logger, for eksempel for revisjon av tilgangskontroller, må kunne slettes etter en avgrenset tid. Andre typer logger skal tas vare på lenge. Logger som skal slettes og logger som skal tas vare på bør holdes fra hverandre)</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13.2.5 </text:p>
          </table:table-cell>
          <table:table-cell table:style-name="ce45" office:value-type="string" calcext:value-type="string">
            <text:p>Tilgang til logger og annen sporingsinformasjon skal være underlagt tilgangskontroll</text:p>
          </table:table-cell>
          <table:table-cell table:style-name="ce70" office:value-type="string" calcext:value-type="string">
            <text:p>O</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13.2.6 </text:p>
          </table:table-cell>
          <table:table-cell table:style-name="ce45" office:value-type="string" calcext:value-type="string">
            <text:p>Loggingen bør være konfigurerbar. Som et minimum skal anbefalte loggingsregler kunne settes av eller på av system- eller arkivadministrator</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13.2.7 </text:p>
          </table:table-cell>
          <table:table-cell table:style-name="ce45" office:value-type="string" calcext:value-type="string">
            <text:p>Endring av hva som logges skal være underlagt tilgangskontroll, og forutsette administratorrettigheter</text:p>
          </table:table-cell>
          <table:table-cell table:style-name="ce70" office:value-type="string" calcext:value-type="string">
            <text:p>B</text:p>
          </table:table-cell>
          <table:table-cell table:style-name="ce100" office:value-type="string" calcext:value-type="string">
            <text:p>Obligatorisk hvis 13.2.1 og 13.2.2 oppfylles</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13.2.8 </text:p>
          </table:table-cell>
          <table:table-cell table:style-name="ce45" office:value-type="string" calcext:value-type="string">
            <text:p>Sporingsinformasjonen bør være enkel å bla i, søke i og analysere, enten ved hjelp av funksjonalitet i Noark 5- løsningen eller ved hjelp av et tredjepartsprogram</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table-cell table:style-name="ce15" office:value-type="string" calcext:value-type="string" table:number-columns-spanned="1" table:number-rows-spanned="4">
            <text:p>13.2.9 </text:p>
          </table:table-cell>
          <table:table-cell table:style-name="ce46" office:value-type="string" calcext:value-type="string">
            <text:p>Sporingsinformasjon bør kunne leses eller skrives ut sortert etter minst disse kriteriene:</text:p>
          </table:table-cell>
          <table:table-cell table:style-name="ce71" office:value-type="string" calcext:value-type="string" table:number-columns-spanned="1" table:number-rows-spanned="4">
            <text:p>V</text:p>
          </table:table-cell>
          <table:table-cell table:style-name="ce101" table:number-columns-spanned="1" table:number-rows-spanned="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1.      Kronologisk etter når en hendelse faktisk ble registrert i logg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2.      Etter brukers påloggingsidentifikator, deretter kronologisk</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covered-table-cell table:style-name="ce7"/>
          <table:table-cell table:style-name="ce28" office:value-type="string" calcext:value-type="string">
            <text:p>3.      Etter organisatorisk enhet, deretter kronologisk</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13.2.10 </text:p>
          </table:table-cell>
          <table:table-cell table:style-name="ce45" office:value-type="string" calcext:value-type="string">
            <text:p>Eksterne logger bør kunne lagres på annet fysisk lagringsmedium enn både det som Noark 5 kjernen og eventuelt det aktuelle fagsystemet befinner seg på</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2">
          <table:table-cell table:style-name="ce15" office:value-type="string" calcext:value-type="string" table:number-columns-spanned="1" table:number-rows-spanned="3">
            <text:p>13.2.11 </text:p>
          </table:table-cell>
          <table:table-cell table:style-name="ce46" office:value-type="string" calcext:value-type="string">
            <text:p>Som et konfigurerbart valg bør sporingsinformasjon kunne lagres internt i Noark 5- løsningen. Denne varianten er et alternativ til eksterne logger. Logg som lagres internt i arkivet vil primært være aktuelt for hendelser som det kan være relevant å gjøre tilgjengelig for brukere av ulike eksterne fagsystemer som bruker samme arkiv, for eksempel:</text:p>
          </table:table-cell>
          <table:table-cell table:style-name="ce71" office:value-type="string" calcext:value-type="string" table:number-columns-spanned="1" table:number-rows-spanned="3">
            <text:p>V</text:p>
          </table:table-cell>
          <table:table-cell table:style-name="ce101" table:number-columns-spanned="1" table:number-rows-spanned="3"/>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covered-table-cell table:style-name="ce6"/>
          <table:table-cell table:style-name="ce29" office:value-type="string" calcext:value-type="string">
            <text:p>·      Lagring av ny eller endret informasjon i mapper, registreringer, dokumentbeskrivelser, klassifiseringsskjemaer og arkivstruktu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8" office:value-type="string" calcext:value-type="string">
            <text:p>·      Informasjon om konvertering av dokumenters filformat, lagring av nye varianter eller versjoner av dokumenter</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3" office:value-type="string" calcext:value-type="string">
            <text:p>Krav nr.</text:p>
          </table:table-cell>
          <table:table-cell table:style-name="ce44" office:value-type="string" calcext:value-type="string">
            <text:p>Krav til kontroll med pålogging og autentisering av brukere</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13.3.1 </text:p>
          </table:table-cell>
          <table:table-cell table:style-name="ce45" office:value-type="string" calcext:value-type="string">
            <text:p>Sporingsinformasjon for revisjon og etterprøving av tilgangskontrollen skal lagres som eksterne logger utenfor Noark 5 kjernen, på egne filer, i egne databaser eller lignende</text:p>
          </table:table-cell>
          <table:table-cell table:style-name="ce70" office:value-type="string" calcext:value-type="string">
            <text:p>B</text:p>
          </table:table-cell>
          <table:table-cell table:style-name="ce100" office:value-type="string" calcext:value-type="string">
            <text:p>Obligatorisk hvis 13.2.1 og 13.2.2 oppfylles</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6">
          <table:table-cell table:style-name="ce15" office:value-type="string" calcext:value-type="string" table:number-columns-spanned="1" table:number-rows-spanned="7">
            <text:p>13.3.2 </text:p>
          </table:table-cell>
          <table:table-cell table:style-name="ce46" office:value-type="string" calcext:value-type="string">
            <text:p>All pålogging for databaseadministrator, brukere med rett til å endre installasjon/programmoduler, eller andre brukere med administratorrettigheter i Noark 5 kjernen, skal logges med følgende informasjon:</text:p>
          </table:table-cell>
          <table:table-cell table:style-name="ce71" office:value-type="string" calcext:value-type="string" table:number-columns-spanned="1" table:number-rows-spanned="7">
            <text:p>B</text:p>
          </table:table-cell>
          <table:table-cell table:style-name="ce101" office:value-type="string" calcext:value-type="string" table:number-columns-spanned="1" table:number-rows-spanned="7">
            <text:p>Obligatorisk hvis 13.2.1 og 13.2.2 oppfylles</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Påloggingsidentifikato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Dato og tidspunkt for på- og avloggin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6">
          <table:covered-table-cell table:style-name="ce6"/>
          <table:table-cell table:style-name="ce29" office:value-type="string" calcext:value-type="string">
            <text:p>·      Terminalidentitet, alternativt MAC-adresse (fysisk kontrolladresse for utstyrsenheters nettverkstilgang) eller IP-adresse, som kan indikere hvor vedkommende har logget seg på fra</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      Angivelse av nye eller slettede programmodul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      Nytt og gammelt versjonsnummer for endret programmodu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covered-table-cell table:style-name="ce7"/>
          <table:table-cell table:style-name="ce28" office:value-type="string" calcext:value-type="string">
            <text:p>·      Kommandoer som er kjørt, eller før-verdi/nå-verdi ved konfigurasjonsendringer</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table-cell table:style-name="ce15" office:value-type="string" calcext:value-type="string" table:number-columns-spanned="1" table:number-rows-spanned="5">
            <text:p>13.3.3 </text:p>
          </table:table-cell>
          <table:table-cell table:style-name="ce46" office:value-type="string" calcext:value-type="string">
            <text:p>All oppretting av brukere, og all tildeling eller endring av administratorrettigheter til en bruker, skal logges med følgende informasjon:</text:p>
          </table:table-cell>
          <table:table-cell table:style-name="ce71" office:value-type="string" calcext:value-type="string" table:number-columns-spanned="1" table:number-rows-spanned="5">
            <text:p>B</text:p>
          </table:table-cell>
          <table:table-cell table:style-name="ce101" office:value-type="string" calcext:value-type="string" table:number-columns-spanned="1" table:number-rows-spanned="5">
            <text:p>Obligatorisk hvis 13.2.1 og 13.2.2 oppfylles</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      Påloggingsidentifikator for bruker som har utført endring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covered-table-cell table:style-name="ce6"/>
          <table:table-cell table:style-name="ce29" office:value-type="string" calcext:value-type="string">
            <text:p>·      Påloggingsidentifikator og fullt navn og eventuelle initialer for brukeren som endringen gjeld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      Hvilke rettigheter som er tildelt eller endr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covered-table-cell table:style-name="ce7"/>
          <table:table-cell table:style-name="ce28" office:value-type="string" calcext:value-type="string">
            <text:p>·      Dato og tidspunkt for endringe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table-cell table:style-name="ce15" office:value-type="string" calcext:value-type="string" table:number-columns-spanned="1" table:number-rows-spanned="5">
            <text:p>13.3.4 </text:p>
          </table:table-cell>
          <table:table-cell table:style-name="ce46" office:value-type="string" calcext:value-type="string">
            <text:p>Tildeling og tilbaketrekking av rettigheter for alle brukere i ordinære roller. Følgende informasjon bør kunne logges:</text:p>
          </table:table-cell>
          <table:table-cell table:style-name="ce71" office:value-type="string" calcext:value-type="string" table:number-columns-spanned="1" table:number-rows-spanned="5">
            <text:p>V</text:p>
          </table:table-cell>
          <table:table-cell table:style-name="ce101" table:number-columns-spanned="1" table:number-rows-spanned="5"/>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      Påloggingsidentifikator for bruker som har utført endring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covered-table-cell table:style-name="ce6"/>
          <table:table-cell table:style-name="ce29" office:value-type="string" calcext:value-type="string">
            <text:p>·      Påloggingsidentifikator og fullt navn og eventuelle initialer for brukeren som endringen gjeld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      Hvilke rettigheter som er tildelt eller endr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covered-table-cell table:style-name="ce7"/>
          <table:table-cell table:style-name="ce28" office:value-type="string" calcext:value-type="string">
            <text:p>·      Dato og tidspunkt for endringe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5">
          <table:table-cell table:style-name="ce15" office:value-type="string" calcext:value-type="string" table:number-columns-spanned="1" table:number-rows-spanned="3">
            <text:p>13.3.5 </text:p>
          </table:table-cell>
          <table:table-cell table:style-name="ce46" office:value-type="string" calcext:value-type="string">
            <text:p>Pålogging av brukere, som gis tilgang til Noark 5 kjernen enten direkte eller indirekte via et eksternt system. Følgende informasjon skal logges:</text:p>
          </table:table-cell>
          <table:table-cell table:style-name="ce71" office:value-type="string" calcext:value-type="string" table:number-columns-spanned="1" table:number-rows-spanned="3">
            <text:p>B</text:p>
          </table:table-cell>
          <table:table-cell table:style-name="ce101" office:value-type="string" calcext:value-type="string" table:number-columns-spanned="1" table:number-rows-spanned="3">
            <text:p>Obligatorisk hvis 13.2.1 og 13.2.2 oppfylles</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Påloggingsidentifikato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covered-table-cell table:style-name="ce7"/>
          <table:table-cell table:style-name="ce28" office:value-type="string" calcext:value-type="string">
            <text:p>·      Dato og tidspunkt for på- og avlogging</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5">
          <table:table-cell table:style-name="ce15" office:value-type="string" calcext:value-type="string" table:number-columns-spanned="1" table:number-rows-spanned="3">
            <text:p>13.3.6 </text:p>
          </table:table-cell>
          <table:table-cell table:style-name="ce46" office:value-type="string" calcext:value-type="string">
            <text:p>Pålogging av brukere med ordinære roller, som gis tilgang til Noark 5 kjernen enten direkte eller indirekte via integrert løsning. Følgende informasjon bør også kunne logges:</text:p>
          </table:table-cell>
          <table:table-cell table:style-name="ce71" office:value-type="string" calcext:value-type="string" table:number-columns-spanned="1" table:number-rows-spanned="3">
            <text:p>V</text:p>
          </table:table-cell>
          <table:table-cell table:style-name="ce101" table:number-columns-spanned="1" table:number-rows-spanned="3"/>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      Valgt rolle eller tilgangsprofil for bruker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covered-table-cell table:style-name="ce7"/>
          <table:table-cell table:style-name="ce28" office:value-type="string" calcext:value-type="string">
            <text:p>·      Terminalidentitet, alternativt MAC-adresse eller IP-adresse</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table-cell table:style-name="ce15" office:value-type="string" calcext:value-type="string" table:number-columns-spanned="1" table:number-rows-spanned="5">
            <text:p>13.3.7 </text:p>
          </table:table-cell>
          <table:table-cell table:style-name="ce46" office:value-type="string" calcext:value-type="string">
            <text:p>For alle typer pålogging bør mislykkede/avviste forsøk logges, med følgende informasjon:</text:p>
          </table:table-cell>
          <table:table-cell table:style-name="ce71" office:value-type="string" calcext:value-type="string" table:number-columns-spanned="1" table:number-rows-spanned="5">
            <text:p>V</text:p>
          </table:table-cell>
          <table:table-cell table:style-name="ce101" table:number-columns-spanned="1" table:number-rows-spanned="5"/>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      Angitt – gyldig eller ugyldig – påloggingsidentifikato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      Angitt passord eller eventuell annen legitimerin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Dato og tidspunkt for påloggingsforsøk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covered-table-cell table:style-name="ce7"/>
          <table:table-cell table:style-name="ce28" office:value-type="string" calcext:value-type="string">
            <text:p>·      Terminalidentitet, alternativt MAC-adresse eller IP-adresse</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3" office:value-type="string" calcext:value-type="string">
            <text:p>Krav nr.</text:p>
          </table:table-cell>
          <table:table-cell table:style-name="ce44" office:value-type="string" calcext:value-type="string">
            <text:p>Krav til kontroll med at handlinger er i tråd med tjenestelig behov</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table-cell table:style-name="ce15" office:value-type="string" calcext:value-type="string" table:number-columns-spanned="1" table:number-rows-spanned="7">
            <text:p>13.3.8 </text:p>
          </table:table-cell>
          <table:table-cell table:style-name="ce46" office:value-type="string" calcext:value-type="string">
            <text:p>Logging for å kontrollere at handlinger er i tråd med tjenestelig behov bør være konfigurerbar på detaljert nivå.</text:p>
          </table:table-cell>
          <table:table-cell table:style-name="ce71" office:value-type="string" calcext:value-type="string" table:number-columns-spanned="1" table:number-rows-spanned="7">
            <text:p>V</text:p>
          </table:table-cell>
          <table:table-cell table:style-name="ce101" table:number-columns-spanned="1" table:number-rows-spanned="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covered-table-cell table:style-name="ce6"/>
          <table:table-cell table:style-name="ce29" office:value-type="string" calcext:value-type="string">
            <text:p>·      Angi/avgrense hvilke autorisasjoner (roller, profiler eller lignende) det skal iverksettes logging fo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covered-table-cell table:style-name="ce6"/>
          <table:table-cell table:style-name="ce29" office:value-type="string" calcext:value-type="string">
            <text:p>·      Angi om det bare skal registreres at en endring har funnet sted, eller om også gammel verdi/ny verdi skal registreres</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Angi om lesing av objekter skal logges</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Angi om søketilslag skal logges</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      Angi om bruk av funksjoner for utskrift skal logges</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covered-table-cell table:style-name="ce7"/>
          <table:table-cell table:style-name="ce28" office:value-type="string" calcext:value-type="string">
            <text:p>·      Angi om bruk av funksjoner for lagring eller eksport av dokument eller metadata til filområde eller annet program utenfor Noark 5 kjernen skal logges</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table-cell table:style-name="ce15" office:value-type="string" calcext:value-type="string" table:number-columns-spanned="1" table:number-rows-spanned="6">
            <text:p>13.3.9 </text:p>
          </table:table-cell>
          <table:table-cell table:style-name="ce46" office:value-type="string" calcext:value-type="string">
            <text:p>Logging av en eller flere typer hendelser i kravet ovenfor skal vise minst følgende informasjon:</text:p>
          </table:table-cell>
          <table:table-cell table:style-name="ce71" office:value-type="string" calcext:value-type="string" table:number-columns-spanned="1" table:number-rows-spanned="6">
            <text:p>B</text:p>
          </table:table-cell>
          <table:table-cell table:style-name="ce101" office:value-type="string" calcext:value-type="string" table:number-columns-spanned="1" table:number-rows-spanned="6">
            <text:p>Obligatorisk hvis 13.3.8 oppfylles</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Påloggingsidentifikato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      Dato og tidspunkt for registrering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      Rolle eller tilgangsprofil vedkommende er logget på med</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covered-table-cell table:style-name="ce6"/>
          <table:table-cell table:style-name="ce29" office:value-type="string" calcext:value-type="string">
            <text:p>·      Eventuelt hvem brukeren er stedfortreder for, dersom vedkommende er logget på som stedfortred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covered-table-cell table:style-name="ce7"/>
          <table:table-cell table:style-name="ce28" office:value-type="string" calcext:value-type="string">
            <text:p>·      Hvilket program/skjermbilde/menyvalg eller lignende som er brukt</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44" office:value-type="string" calcext:value-type="string">
            <text:p>Krav til logging av hendelser under saksbehandling, dokumentbehandling og arkivering</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table-cell table:style-name="ce15" office:value-type="string" calcext:value-type="string" table:number-columns-spanned="1" table:number-rows-spanned="4">
            <text:p>13.4.1 </text:p>
          </table:table-cell>
          <table:table-cell table:style-name="ce46" office:value-type="string" calcext:value-type="string">
            <text:p>Ved første lagring av ny mappe, registrering, eller dokumentbeskrivelse skal følgende logges:</text:p>
          </table:table-cell>
          <table:table-cell table:style-name="ce71" office:value-type="string" calcext:value-type="string" table:number-columns-spanned="1" table:number-rows-spanned="4">
            <text:p>B</text:p>
          </table:table-cell>
          <table:table-cell table:style-name="ce101" office:value-type="string" calcext:value-type="string" table:number-columns-spanned="1" table:number-rows-spanned="4">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1.      Identifikator for objekt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2.      Dato og tidspunkt for lagrin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covered-table-cell table:style-name="ce7"/>
          <table:table-cell table:style-name="ce28" office:value-type="string" calcext:value-type="string">
            <text:p>3.      Bruker, rolle og organisatorisk enhet som har opprettet objektet</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table-cell table:style-name="ce15" office:value-type="string" calcext:value-type="string" table:number-columns-spanned="1" table:number-rows-spanned="7">
            <text:p>13.4.2 </text:p>
          </table:table-cell>
          <table:table-cell table:style-name="ce46" office:value-type="string" calcext:value-type="string">
            <text:p>Ved første lagring av nytt inngående elektronisk dokument, som enten er skannet inn eller mottatt elektronisk, bør følgende logges:</text:p>
          </table:table-cell>
          <table:table-cell table:style-name="ce71" office:value-type="string" calcext:value-type="string" table:number-columns-spanned="1" table:number-rows-spanned="7">
            <text:p>V</text:p>
          </table:table-cell>
          <table:table-cell table:style-name="ce101" table:number-columns-spanned="1" table:number-rows-spanned="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covered-table-cell table:style-name="ce6"/>
          <table:table-cell table:style-name="ce29" office:value-type="string" calcext:value-type="string">
            <text:p>1.      Identifikator eller filnavn og plassering for dokumentet, som kan brukes til entydig identifikasjon i arkiv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5">
          <table:covered-table-cell table:style-name="ce6"/>
          <table:table-cell table:style-name="ce29" office:value-type="string" calcext:value-type="string">
            <text:p>2.      Dato og tidspunkt for innskanning eller ankomst til elektronisk mottaksenhet (altså normalt før saksbehandler har begynt behandling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covered-table-cell table:style-name="ce6"/>
          <table:table-cell table:style-name="ce29" office:value-type="string" calcext:value-type="string">
            <text:p>3.      Hvem: Løsning, organisatorisk enhet, evt. bruker eller rolle, som har utført lagring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covered-table-cell table:style-name="ce6"/>
          <table:table-cell table:style-name="ce29" office:value-type="string" calcext:value-type="string">
            <text:p>4.      Dokumentformat (filtype, ekstensjon, mime vedleggstype eller lignend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covered-table-cell table:style-name="ce6"/>
          <table:table-cell table:style-name="ce29" office:value-type="string" calcext:value-type="string">
            <text:p>5.      Eventuelt nytt dokumentformat dersom dokumentet er konvertert ved mottak</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covered-table-cell table:style-name="ce7"/>
          <table:table-cell table:style-name="ce28" office:value-type="string" calcext:value-type="string">
            <text:p>6.      Lesbart = j/n, resultat av kontroll om program for å lese, fremføre eller redigere dokumentformatet var tilgjenglig ved opprettelsestidspunktet</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table-cell table:style-name="ce15" office:value-type="string" calcext:value-type="string" table:number-columns-spanned="1" table:number-rows-spanned="5">
            <text:p>13.4.3 </text:p>
          </table:table-cell>
          <table:table-cell table:style-name="ce46" office:value-type="string" calcext:value-type="string">
            <text:p>Ved første lagring av nytt dokument produsert i Noark 5- løsningen bør følgende logges:</text:p>
          </table:table-cell>
          <table:table-cell table:style-name="ce71" office:value-type="string" calcext:value-type="string" table:number-columns-spanned="1" table:number-rows-spanned="5">
            <text:p>V</text:p>
          </table:table-cell>
          <table:table-cell table:style-name="ce101" table:number-columns-spanned="1" table:number-rows-spanned="5"/>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covered-table-cell table:style-name="ce6"/>
          <table:table-cell table:style-name="ce29" office:value-type="string" calcext:value-type="string">
            <text:p>1.      Identifikator eller filnavn og plassering for dokumentet, som kan brukes til entydig identifikasjon i arkiv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2.      Dato og tidspunkt for første lagring av identifikator som nevnt ovenfo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covered-table-cell table:style-name="ce6"/>
          <table:table-cell table:style-name="ce29" office:value-type="string" calcext:value-type="string">
            <text:p>3.      Bruker og rolle som har lagret dokumentet, og eventuelt hvilket fagsystem som er bruk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8" office:value-type="string" calcext:value-type="string">
            <text:p>4.      Dokumentets produksjonsformat (filtype, ekstensjon, mime vedleggstype eller lignende)</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table-cell table:style-name="ce15" office:value-type="string" calcext:value-type="string" table:number-columns-spanned="1" table:number-rows-spanned="3">
            <text:p>13.4.4 </text:p>
          </table:table-cell>
          <table:table-cell table:style-name="ce46" office:value-type="string" calcext:value-type="string">
            <text:p>Sletting av metadata på alle nivå i arkivstrukturen skal logges. Følgende kommer i tillegg til obligatoriske loggdata:</text:p>
          </table:table-cell>
          <table:table-cell table:style-name="ce71" office:value-type="string" calcext:value-type="string" table:number-columns-spanned="1" table:number-rows-spanned="3">
            <text:p>B</text:p>
          </table:table-cell>
          <table:table-cell table:style-name="ce101" office:value-type="string" calcext:value-type="string" table:number-columns-spanned="1" table:number-rows-spanned="3">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1.      Identifikator for slettede metadata</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covered-table-cell table:style-name="ce7"/>
          <table:table-cell table:style-name="ce28" office:value-type="string" calcext:value-type="string">
            <text:p>2.      Angitt begrunnelse for sletting (evt. hjemmel eller pålegg)</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table-cell table:style-name="ce15" office:value-type="string" calcext:value-type="string" table:number-columns-spanned="1" table:number-rows-spanned="4">
            <text:p>13.4.5 </text:p>
          </table:table-cell>
          <table:table-cell table:style-name="ce46" office:value-type="string" calcext:value-type="string">
            <text:p>Sletting av dokumenter skal logges. Følgende bør logges i tillegg til obligatoriske elementer i kravet ovenfor:</text:p>
          </table:table-cell>
          <table:table-cell table:style-name="ce71" office:value-type="string" calcext:value-type="string" table:number-columns-spanned="1" table:number-rows-spanned="4">
            <text:p>V</text:p>
          </table:table-cell>
          <table:table-cell table:style-name="ce101" table:number-columns-spanned="1" table:number-rows-spanned="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1.      Identifikator eller angivelse av filnavn og plassering som dokumentet er slettet fra</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covered-table-cell table:style-name="ce6"/>
          <table:table-cell table:style-name="ce29" office:value-type="string" calcext:value-type="string">
            <text:p>2.      Kode eller beskrivelse av regel for rutinemessig, automatisk sletting (opprydding av overflødige versjoner etc.)</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covered-table-cell table:style-name="ce7"/>
          <table:table-cell table:style-name="ce28" office:value-type="string" calcext:value-type="string">
            <text:p>3.      Eventuelt angitt begrunnelse ved manuell sletting</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table-cell table:style-name="ce15" office:value-type="string" calcext:value-type="string" table:number-columns-spanned="1" table:number-rows-spanned="5">
            <text:p>13.4.6 </text:p>
          </table:table-cell>
          <table:table-cell table:style-name="ce46" office:value-type="string" calcext:value-type="string">
            <text:p>Konvertering av dokumenter (endring av format) bør logges. Følgende kommer i tillegg til obligatoriske loggdata:</text:p>
          </table:table-cell>
          <table:table-cell table:style-name="ce71" office:value-type="string" calcext:value-type="string" table:number-columns-spanned="1" table:number-rows-spanned="5">
            <text:p>V</text:p>
          </table:table-cell>
          <table:table-cell table:style-name="ce101" table:number-columns-spanned="1" table:number-rows-spanned="5"/>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1.      Gammelt filforma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2.      Nytt filforma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3.      Tidspunkt for konvertering, oppgavens varigh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covered-table-cell table:style-name="ce7"/>
          <table:table-cell table:style-name="ce28" office:value-type="string" calcext:value-type="string">
            <text:p>4.      Eventuelle statuskoder/feilmeldinger fra konverteringsprogrammet</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13.4.7 </text:p>
          </table:table-cell>
          <table:table-cell table:style-name="ce45" office:value-type="string" calcext:value-type="string">
            <text:p>Ved systemgenerert/batch konvertering av dokumenter (endring av format) bør også opplysninger om utvalgskriteriene, starttidspunkt og varighet for hele jobben logges.</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3" office:value-type="string" calcext:value-type="string">
            <text:p>Krav nr.</text:p>
          </table:table-cell>
          <table:table-cell table:style-name="ce44" office:value-type="string" calcext:value-type="string">
            <text:p>Krav til konfigurerbare opsjoner for ytterligere logging</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13.4.8 </text:p>
          </table:table-cell>
          <table:table-cell table:style-name="ce45" office:value-type="string" calcext:value-type="string">
            <text:p>Konfigurerbar opsjon: All ferdigstillelse av dokumenter og metadata skal kunne logges</text:p>
          </table:table-cell>
          <table:table-cell table:style-name="ce70" office:value-type="string" calcext:value-type="string">
            <text:p>B</text:p>
          </table:table-cell>
          <table:table-cell table:style-name="ce100"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13.4.9 </text:p>
          </table:table-cell>
          <table:table-cell table:style-name="ce45" office:value-type="string" calcext:value-type="string">
            <text:p>Konfigurerbar opsjon: All fjerning av ferdigstillelseskoder skal kunne logges</text:p>
          </table:table-cell>
          <table:table-cell table:style-name="ce70" office:value-type="string" calcext:value-type="string">
            <text:p>B</text:p>
          </table:table-cell>
          <table:table-cell table:style-name="ce100"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13.4.10 </text:p>
          </table:table-cell>
          <table:table-cell table:style-name="ce45" office:value-type="string" calcext:value-type="string">
            <text:p>Konfigurerbar opsjon: Løsningen skal kunne logge at et dokument settes godkjent</text:p>
          </table:table-cell>
          <table:table-cell table:style-name="ce70" office:value-type="string" calcext:value-type="string">
            <text:p>B</text:p>
          </table:table-cell>
          <table:table-cell table:style-name="ce100"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13.4.11 </text:p>
          </table:table-cell>
          <table:table-cell table:style-name="ce45" office:value-type="string" calcext:value-type="string">
            <text:p>Konfigurerbar opsjon: Løsningen skal kunne logge at et dokument er avskrevet</text:p>
          </table:table-cell>
          <table:table-cell table:style-name="ce70" office:value-type="string" calcext:value-type="string">
            <text:p>B</text:p>
          </table:table-cell>
          <table:table-cell table:style-name="ce100"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13.4.12 </text:p>
          </table:table-cell>
          <table:table-cell table:style-name="ce45" office:value-type="string" calcext:value-type="string">
            <text:p>Konfigurerbar opsjon: Løsningen skal kunne logge at et dokument redigeres etter at det er godkjent</text:p>
          </table:table-cell>
          <table:table-cell table:style-name="ce70" office:value-type="string" calcext:value-type="string">
            <text:p>B</text:p>
          </table:table-cell>
          <table:table-cell table:style-name="ce100"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13.4.13 </text:p>
          </table:table-cell>
          <table:table-cell table:style-name="ce45" office:value-type="string" calcext:value-type="string">
            <text:p>Konfigurerbar opsjon: Endring av klassifikasjonsverdi for et enkelt informasjonsobjekt (innenfor eksisterende klassifikasjon) skal kunne logges</text:p>
          </table:table-cell>
          <table:table-cell table:style-name="ce70" office:value-type="string" calcext:value-type="string">
            <text:p>B</text:p>
          </table:table-cell>
          <table:table-cell table:style-name="ce100"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13.4.14 </text:p>
          </table:table-cell>
          <table:table-cell table:style-name="ce45" office:value-type="string" calcext:value-type="string">
            <text:p>Konfigurerbar opsjon: Endring av avskrivningsmåte skal kunne logges</text:p>
          </table:table-cell>
          <table:table-cell table:style-name="ce70" office:value-type="string" calcext:value-type="string">
            <text:p>B</text:p>
          </table:table-cell>
          <table:table-cell table:style-name="ce100"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3">
          <table:table-cell table:style-name="ce15" office:value-type="string" calcext:value-type="string" table:number-columns-spanned="1" table:number-rows-spanned="10">
            <text:p>13.4.15 </text:p>
          </table:table-cell>
          <table:table-cell table:style-name="ce46" office:value-type="string" calcext:value-type="string">
            <text:p>Konfigurerbar opsjon: Visning, fremføring og mangfoldiggjøring av et dokument bør kunne logges. Punktene nedenfor angir ulike hendelser som bør kunne logges – så langt hendelsene er mulige å fange opp. Mulighetene for å fange opp disse hendelsene vil avhenge blant annet av integrasjonsmetodene, og hvor strengt sikkerhetsregime løsningen fungerer under.</text:p>
          </table:table-cell>
          <table:table-cell table:style-name="ce71" office:value-type="string" calcext:value-type="string" table:number-columns-spanned="1" table:number-rows-spanned="10">
            <text:p>V</text:p>
          </table:table-cell>
          <table:table-cell table:style-name="ce101" table:number-columns-spanned="1" table:number-rows-spanned="1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covered-table-cell table:style-name="ce6"/>
          <table:table-cell table:style-name="ce29" office:value-type="string" calcext:value-type="string">
            <text:p>1.      Visning, i leseprogram <text:span text:style-name="T16">uten</text:span><text:span text:style-name="T17"> mulighet for redigering, kopiering, utskrift eller lagring til ekstern enhet</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covered-table-cell table:style-name="ce6"/>
          <table:table-cell table:style-name="ce29" office:value-type="string" calcext:value-type="string">
            <text:p>2.      Visning, i leseprogram som gir mulighet for kopiering, ekstern lagring eller utskrif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covered-table-cell table:style-name="ce6"/>
          <table:table-cell table:style-name="ce29" office:value-type="string" calcext:value-type="string">
            <text:p>3.      Åpning i produksjonsprogramvare, men <text:span text:style-name="T16">uten</text:span><text:span text:style-name="T17"> at ekstern lagring eller kopiering (”klipp og lim”) er mulig</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covered-table-cell table:style-name="ce6"/>
          <table:table-cell table:style-name="ce29" office:value-type="string" calcext:value-type="string">
            <text:p>4.      Åpning i produksjonsprogramvare, med muligheter for ekstern lagring eller kopiering av innhold</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5.      Registrering av faktisk bruk av dokumentets innhold:</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a.       Vist på skjerm</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b.      Sendt til skriver eller telefaks</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covered-table-cell table:style-name="ce6"/>
          <table:table-cell table:style-name="ce29" office:value-type="string" calcext:value-type="string">
            <text:p>c.       Kopiert helt eller delvis, eller lagret til annen lagringsenhet/lagringsmedium</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8" office:value-type="string" calcext:value-type="string">
            <text:p>d.      Sendt til organintern eller ekstern e-postmottaker uten journalføring</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3" office:value-type="string" calcext:value-type="string">
            <text:p>Krav nr.</text:p>
          </table:table-cell>
          <table:table-cell table:style-name="ce44" office:value-type="string" calcext:value-type="string">
            <text:p>Krav til logging av hendelser ved elektronisk utveksling og samhandling</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7">
          <table:table-cell table:style-name="ce14" office:value-type="string" calcext:value-type="string">
            <text:p>13.4.16 </text:p>
          </table:table-cell>
          <table:table-cell table:style-name="ce45" office:value-type="string" calcext:value-type="string">
            <text:p>Dersom avsender av elektroniske dokumenter er autentisert som ansatt i en gitt virksomhet, er det identifikasjon av <text:span text:style-name="T16">virksomheten</text:span><text:span text:style-name="T17">, og eventuelt anonymisert ansattenummer, som bør lagres i loggen. Fullt fødselsnummer for den som er autentisert som ansatt i en ekstern virksomhet bør ikke lagres unødig</text:span></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table-cell table:style-name="ce15" office:value-type="string" calcext:value-type="string" table:number-columns-spanned="1" table:number-rows-spanned="9">
            <text:p>13.4.17 </text:p>
          </table:table-cell>
          <table:table-cell table:style-name="ce46" office:value-type="string" calcext:value-type="string">
            <text:p>Ved mottak av ukryptert e-post bør følgende logges:</text:p>
          </table:table-cell>
          <table:table-cell table:style-name="ce71" office:value-type="string" calcext:value-type="string" table:number-columns-spanned="1" table:number-rows-spanned="9">
            <text:p>V</text:p>
          </table:table-cell>
          <table:table-cell table:style-name="ce101" table:number-columns-spanned="1" table:number-rows-spanned="9"/>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covered-table-cell table:style-name="ce6"/>
          <table:table-cell table:style-name="ce29" office:value-type="string" calcext:value-type="string">
            <text:p>1.        Eventuell beskrivelse av eller referanse til beskrivelse av utvekslingsformat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2.        Avsenders e-postadress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3.        Avsender-e‑posttjeners meldings-id</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4.        Angitt sendingstidspunk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5.        Hvorvidt meldingen har vedleg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6.        Hvorvidt avsender har bedt om mottaks/lesekvitterin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7.        Mottakstidspunkt til mottakers e‑posttjen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covered-table-cell table:style-name="ce7"/>
          <table:table-cell table:style-name="ce28" office:value-type="string" calcext:value-type="string">
            <text:p>8.        Mottakers e-postadresse</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table-cell table:style-name="ce15" office:value-type="string" calcext:value-type="string" table:number-columns-spanned="1" table:number-rows-spanned="4">
            <text:p>13.4.18 </text:p>
          </table:table-cell>
          <table:table-cell table:style-name="ce46" office:value-type="string" calcext:value-type="string">
            <text:p>Ved mottak av kryptert e-post bør følgende logges:</text:p>
          </table:table-cell>
          <table:table-cell table:style-name="ce71" office:value-type="string" calcext:value-type="string" table:number-columns-spanned="1" table:number-rows-spanned="4">
            <text:p>V</text:p>
          </table:table-cell>
          <table:table-cell table:style-name="ce101" table:number-columns-spanned="1" table:number-rows-spanned="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1.       Identifikasjon av tredjepart sertifiseringsmyndigh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2.       Identifikasjon av hvem sertifikat er utstedt ti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covered-table-cell table:style-name="ce7"/>
          <table:table-cell table:style-name="ce28" office:value-type="string" calcext:value-type="string">
            <text:p>3.       Sikkerhetsnivå og eventuell signatur</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table-cell table:style-name="ce14" office:value-type="string" calcext:value-type="string">
            <text:p>13.4.19 </text:p>
          </table:table-cell>
          <table:table-cell table:style-name="ce45" office:value-type="string" calcext:value-type="string">
            <text:p>Ved mottak av e-post som journalføres, der avsender har bedt om mottaks- eller lesekvittering, bør automatisk kvitteringsmelding sendes. Tidspunkt og referanse til rett meldings-id for avsendt kvitteringsmelding logges</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table-cell table:style-name="ce15" office:value-type="string" calcext:value-type="string" table:number-columns-spanned="1" table:number-rows-spanned="9">
            <text:p>13.4.20 </text:p>
          </table:table-cell>
          <table:table-cell table:style-name="ce46" office:value-type="string" calcext:value-type="string">
            <text:p>Ved sending av ukryptert e‑post skal følgende logges:</text:p>
          </table:table-cell>
          <table:table-cell table:style-name="ce71" office:value-type="string" calcext:value-type="string" table:number-columns-spanned="1" table:number-rows-spanned="9">
            <text:p>V</text:p>
          </table:table-cell>
          <table:table-cell table:style-name="ce101" table:number-columns-spanned="1" table:number-rows-spanned="9"/>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1.        Eventuell referanse til utvekslingsforma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2.        Avsenders påloggingsidentifikator og roll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3.        Avsenders e‑postadress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4.        Avsender e‑posttjeners meldings-id</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5.        Sendt tidspunk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6.        Hvorvidt meldingen har vedleg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7.        Hvorvidt avsender har bedt om mottaks/lesekvitterin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covered-table-cell table:style-name="ce7"/>
          <table:table-cell table:style-name="ce28" office:value-type="string" calcext:value-type="string">
            <text:p>8.        Mottakers e-postadresse</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table-cell table:style-name="ce15" office:value-type="string" calcext:value-type="string" table:number-columns-spanned="1" table:number-rows-spanned="4">
            <text:p>13.4.21 </text:p>
          </table:table-cell>
          <table:table-cell table:style-name="ce46" office:value-type="string" calcext:value-type="string">
            <text:p>Ved sending av kryptert e‑post bør følgende logges:</text:p>
          </table:table-cell>
          <table:table-cell table:style-name="ce71" office:value-type="string" calcext:value-type="string" table:number-columns-spanned="1" table:number-rows-spanned="4">
            <text:p>V</text:p>
          </table:table-cell>
          <table:table-cell table:style-name="ce101" table:number-columns-spanned="1" table:number-rows-spanned="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1.       Identifikasjon av tredjepart sertifiseringsmyndigh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2.       Identifikasjon av hvem sertifikat er utstedt ti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covered-table-cell table:style-name="ce7"/>
          <table:table-cell table:style-name="ce28" office:value-type="string" calcext:value-type="string">
            <text:p>3.       Sikkerhetsnivå og eventuell signatur</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
          <table:table-cell table:style-name="ce14" office:value-type="string" calcext:value-type="string">
            <text:p>13.4.22 </text:p>
          </table:table-cell>
          <table:table-cell table:style-name="ce45" office:value-type="string" calcext:value-type="string">
            <text:p>Ved (eventuelt) mottak av mottaks- eller lesekvittering knyttet til e-post som er avsendt fra organet, bør følgende logges: Tidspunkt, referanse til e-posten som kvitteringen gjelder, og identifikasjon av avsenders e‑posttjener</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4" office:value-type="string" calcext:value-type="string">
            <text:p>13.4.23 </text:p>
          </table:table-cell>
          <table:table-cell table:style-name="ce45" office:value-type="string" calcext:value-type="string">
            <text:p>Konfigurerbar opsjon: Ved sending av elektroniske dokumenter bør det kunne logges identifikator eller filnavn og plassering for alle dokumenter som sendes som vedlegg</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5">
          <table:table-cell table:style-name="ce15" office:value-type="string" calcext:value-type="string" table:number-columns-spanned="1" table:number-rows-spanned="5">
            <text:p>13.4.24 </text:p>
          </table:table-cell>
          <table:table-cell table:style-name="ce46" office:value-type="string" calcext:value-type="string">
            <text:p>Ved bruk av web-skjemaer uten autentisering av ekstern bruker og uten sikret kommunikasjon (https-protokol eller tilsvarende) bør følgende logges:</text:p>
          </table:table-cell>
          <table:table-cell table:style-name="ce71" office:value-type="string" calcext:value-type="string" table:number-columns-spanned="1" table:number-rows-spanned="5">
            <text:p>V</text:p>
          </table:table-cell>
          <table:table-cell table:style-name="ce101" table:number-columns-spanned="1" table:number-rows-spanned="5"/>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1.       IP-adress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2.       URL der nettskjemaet var tilgjengelig for den eksterne bruker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3.       Tidspunkt for innsendin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8" office:value-type="string" calcext:value-type="string">
            <text:p>4.       Eventuell angitt nøkkelinformasjon, som for eksempel det navn den eksterne brukeren har angitt i skjemaet</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6">
          <table:table-cell table:style-name="ce15" office:value-type="string" calcext:value-type="string" table:number-columns-spanned="1" table:number-rows-spanned="4">
            <text:p>13.4.25 </text:p>
          </table:table-cell>
          <table:table-cell table:style-name="ce46" office:value-type="string" calcext:value-type="string">
            <text:p>Ved bruk av web-skjemaer uten autentisering av ekstern bruker men med sikret kommunikasjon (https-protokol eller tilsvarende) bør følgende logges, i tillegg til anbefalingene i krav nr. 13.4.24 ovenfor:</text:p>
          </table:table-cell>
          <table:table-cell table:style-name="ce71" office:value-type="string" calcext:value-type="string" table:number-columns-spanned="1" table:number-rows-spanned="4">
            <text:p>V</text:p>
          </table:table-cell>
          <table:table-cell table:style-name="ce101" table:number-columns-spanned="1" table:number-rows-spanned="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1.       Hvem sertifikat for nettstedet er utstedt av</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2.       Hvem sertifikat for nettstedet er utstedt ti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covered-table-cell table:style-name="ce7"/>
          <table:table-cell table:style-name="ce28" office:value-type="string" calcext:value-type="string">
            <text:p>3.       Sertifikatets gyldighetsperiode</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5">
          <table:table-cell table:style-name="ce15" office:value-type="string" calcext:value-type="string" table:number-columns-spanned="1" table:number-rows-spanned="4">
            <text:p>13.4.26 </text:p>
          </table:table-cell>
          <table:table-cell table:style-name="ce46" office:value-type="string" calcext:value-type="string">
            <text:p>Ved bruk av web-skjemaer med autentisering av ekstern bruker og med sikret kommunikasjon (https-protokoll eller tilsvarende) bør følgende logges:</text:p>
          </table:table-cell>
          <table:table-cell table:style-name="ce71" office:value-type="string" calcext:value-type="string" table:number-columns-spanned="1" table:number-rows-spanned="4">
            <text:p>V</text:p>
          </table:table-cell>
          <table:table-cell table:style-name="ce101" table:number-columns-spanned="1" table:number-rows-spanned="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1.       Ekstern brukers elektroniske ID eller annen oppgitt entydig identifikasjo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2.       Autentiseringsmåte eller sikkerhetsnivå</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8" office:value-type="string" calcext:value-type="string">
            <text:p>3.       Identifikasjon av eventuell tredjepart som har autentisert den eksterne brukere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2">
          <table:table-cell table:style-name="ce14" office:value-type="string" calcext:value-type="string">
            <text:p>13.4.27 </text:p>
          </table:table-cell>
          <table:table-cell table:style-name="ce45" office:value-type="string" calcext:value-type="string">
            <text:p>Ved eventuell bruk av særskilte sikkerhetsprodukter, som tilbyr helhetlige rammeverk for elektronisk meldingsutveksling, skal loggkravene for rammeverket følges, eventuelt med relevante tilføyelser fra øvrige krav i denne tabellen</text:p>
          </table:table-cell>
          <table:table-cell table:style-name="ce70" office:value-type="string" calcext:value-type="string">
            <text:p>B</text:p>
          </table:table-cell>
          <table:table-cell table:style-name="ce100" office:value-type="string" calcext:value-type="string">
            <text:p>Obligatorisk ved bruk av særskilte sikkerhetsprodukte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44" office:value-type="string" calcext:value-type="string">
            <text:p>Krav til logging av hendelser i arkivets livssyklus, struktur og klassifiseringssystem</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table-cell table:style-name="ce14" office:value-type="string" calcext:value-type="string">
            <text:p>13.4.28 </text:p>
          </table:table-cell>
          <table:table-cell table:style-name="ce45" office:value-type="string" calcext:value-type="string">
            <text:p>Endring i registeret over ”hendelser som utløser logging” (jf. krav nr.13.2.2) skal logges.</text:p>
          </table:table-cell>
          <table:table-cell table:style-name="ce70" office:value-type="string" calcext:value-type="string">
            <text:p>B</text:p>
          </table:table-cell>
          <table:table-cell table:style-name="ce100"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table-cell table:style-name="ce15" office:value-type="string" calcext:value-type="string" table:number-columns-spanned="1" table:number-rows-spanned="8">
            <text:p>13.4.29 </text:p>
          </table:table-cell>
          <table:table-cell table:style-name="ce46" office:value-type="string" calcext:value-type="string">
            <text:p>Eksport/overføring av arkiv eller arkivdel til enheter utenfor Noark 5- løsningen skal logges.</text:p>
          </table:table-cell>
          <table:table-cell table:style-name="ce71" office:value-type="string" calcext:value-type="string" table:number-columns-spanned="1" table:number-rows-spanned="8">
            <text:p>B</text:p>
          </table:table-cell>
          <table:table-cell table:style-name="ce101" office:value-type="string" calcext:value-type="string" table:number-columns-spanned="1" table:number-rows-spanned="8">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1.      Dato for ekspor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2.      Fra arkiv</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3.      Fra arkivd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covered-table-cell table:style-name="ce6"/>
          <table:table-cell table:style-name="ce29" office:value-type="string" calcext:value-type="string">
            <text:p>4.      Identifisert strukturelement som eksporteres (arkiv, arkivdel, grupperte saker, klass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5.      Omfang for eksportert/overført struktur (ytterår fra – ti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6.      Til arkiv (hvis det finnes opplysninger om d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covered-table-cell table:style-name="ce7"/>
          <table:table-cell table:style-name="ce28" office:value-type="string" calcext:value-type="string">
            <text:p>7.      Til arkivdel (hvis det finnes opplysninger om det)</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table-cell table:style-name="ce15" office:value-type="string" calcext:value-type="string" table:number-columns-spanned="1" table:number-rows-spanned="3">
            <text:p>13.4.30 </text:p>
          </table:table-cell>
          <table:table-cell table:style-name="ce46" office:value-type="string" calcext:value-type="string">
            <text:p>Endring av avleveringstidspunkt skal logges. I tillegg til obligatoriske loggdata:</text:p>
          </table:table-cell>
          <table:table-cell table:style-name="ce71" office:value-type="string" calcext:value-type="string" table:number-columns-spanned="1" table:number-rows-spanned="3">
            <text:p>B</text:p>
          </table:table-cell>
          <table:table-cell table:style-name="ce101" office:value-type="string" calcext:value-type="string" table:number-columns-spanned="1" table:number-rows-spanned="3">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1.        Gammel regel (kode) og dato for avleveringstidspunk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covered-table-cell table:style-name="ce7"/>
          <table:table-cell table:style-name="ce28" office:value-type="string" calcext:value-type="string">
            <text:p>2.        Ny regel (kode) og dato for avleveringstidspunkt</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0">
          <table:table-cell table:style-name="ce15" office:value-type="string" calcext:value-type="string" table:number-columns-spanned="1" table:number-rows-spanned="3">
            <text:p>13.4.31 </text:p>
          </table:table-cell>
          <table:table-cell table:style-name="ce46" office:value-type="string" calcext:value-type="string">
            <text:p>Endring av livssyklusreguleringer (sletting, bevaring og bortsetting) skal logges. I tillegg til obligatoriske loggdata:</text:p>
          </table:table-cell>
          <table:table-cell table:style-name="ce71" office:value-type="string" calcext:value-type="string" table:number-columns-spanned="1" table:number-rows-spanned="3">
            <text:p>B</text:p>
          </table:table-cell>
          <table:table-cell table:style-name="ce101" office:value-type="string" calcext:value-type="string" table:number-columns-spanned="1" table:number-rows-spanned="3">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1.        Gammel regel (kode) og dato for sletting/bevarin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covered-table-cell table:style-name="ce7"/>
          <table:table-cell table:style-name="ce28" office:value-type="string" calcext:value-type="string">
            <text:p>2.        Ny regel (kode) og dato for sletting</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table-cell table:style-name="ce15" office:value-type="string" calcext:value-type="string" table:number-columns-spanned="1" table:number-rows-spanned="9">
            <text:p>13.4.32 </text:p>
          </table:table-cell>
          <table:table-cell table:style-name="ce46" office:value-type="string" calcext:value-type="string">
            <text:p>Alle endringer av et klassifikasjonssystem skal logges. Til klassifikasjonssystem hører:</text:p>
          </table:table-cell>
          <table:table-cell table:style-name="ce71" office:value-type="string" calcext:value-type="string" table:number-columns-spanned="1" table:number-rows-spanned="9">
            <text:p>B</text:p>
          </table:table-cell>
          <table:table-cell table:style-name="ce101" office:value-type="string" calcext:value-type="string" table:number-columns-spanned="1" table:number-rows-spanned="9">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Arkivnøkl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Emneordnet klassifikasjonssystem</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Objektordnet klassifikasjonssystem</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Emnekar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Thesaurus</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Ontologi/taksonomi</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Predefinerte mappestrukturer av andre typ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8">
          <table:covered-table-cell table:style-name="ce7"/>
          <table:table-cell table:style-name="ce28" office:value-type="string" calcext:value-type="string">
            <text:p>Andre klassifikasjonsmåter (entydige, predefinerte måter å gruppere dokumenter på)</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table-cell table:style-name="ce15" office:value-type="string" calcext:value-type="string" table:number-columns-spanned="1" table:number-rows-spanned="2">
            <text:p>13.4.33 </text:p>
          </table:table-cell>
          <table:table-cell table:style-name="ce46" office:value-type="string" calcext:value-type="string">
            <text:p>Ved endringer av klassifikasjon som inkluderer ”tellere”</text:p>
          </table:table-cell>
          <table:table-cell table:style-name="ce71" office:value-type="string" calcext:value-type="string" table:number-columns-spanned="1" table:number-rows-spanned="2">
            <text:p>V</text:p>
          </table:table-cell>
          <table:table-cell table:style-name="ce101" table:number-columns-spanned="1" table:number-rows-spanned="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covered-table-cell table:style-name="ce7"/>
          <table:table-cell table:style-name="ce45" office:value-type="string" calcext:value-type="string">
            <text:p>(for eksempel saksnumre = årstall + løpenummer), bør kun endringer i klassifikasjonens faste elementer logges, endringer i telleren logges ikke</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2">
          <table:table-cell table:style-name="ce14" office:value-type="string" calcext:value-type="string">
            <text:p>13.4.34 </text:p>
          </table:table-cell>
          <table:table-cell table:style-name="ce45" office:value-type="string" calcext:value-type="string">
            <text:p>Konfigurerbar opsjon: Ved bruk av objektkoder som klassifiseringsmåte, f.eks. fødselsnummer, gårds- og bruksnummer eller andre objektkoder fra eksterne registerforvaltere, bør tilføyelser (gjennom dataimport eller oppslag i eksterne registre) logges</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13.4.35 </text:p>
          </table:table-cell>
          <table:table-cell table:style-name="ce45" office:value-type="string" calcext:value-type="string">
            <text:p>Installasjon (eller eventuell ”patching”) av nye programmoduler eller nye versjoner av programmoduler skal logges</text:p>
          </table:table-cell>
          <table:table-cell table:style-name="ce70" office:value-type="string" calcext:value-type="string">
            <text:p>B</text:p>
          </table:table-cell>
          <table:table-cell table:style-name="ce100"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4" office:value-type="string" calcext:value-type="string">
            <text:p>13.4.36 </text:p>
          </table:table-cell>
          <table:table-cell table:style-name="ce45" office:value-type="string" calcext:value-type="string">
            <text:p>Endringer i plasseringen (til ny plass i logisk filstruktur) av database- og dokumentfiler bør logges</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table-cell table:style-name="ce15" office:value-type="string" calcext:value-type="string" table:number-columns-spanned="1" table:number-rows-spanned="6">
            <text:p>13.4.37 </text:p>
          </table:table-cell>
          <table:table-cell table:style-name="ce46" office:value-type="string" calcext:value-type="string">
            <text:p>Informasjon om endringer i plassering skal inkludere:</text:p>
          </table:table-cell>
          <table:table-cell table:style-name="ce71" office:value-type="string" calcext:value-type="string" table:number-columns-spanned="1" table:number-rows-spanned="6">
            <text:p>B</text:p>
          </table:table-cell>
          <table:table-cell table:style-name="ce101" office:value-type="string" calcext:value-type="string" table:number-columns-spanned="1" table:number-rows-spanned="6">
            <text:p>Obligatorisk hvis 13.4.36 oppfylles</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1.      fra plassering/katalo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2.      til plassering/katalo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6"/>
          <table:table-cell table:style-name="ce29" office:value-type="string" calcext:value-type="string">
            <text:p>3.      datoen for når dokumentet ble flyttet fra nåværende plasserin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covered-table-cell table:style-name="ce6"/>
          <table:table-cell table:style-name="ce29" office:value-type="string" calcext:value-type="string">
            <text:p>4.      dato for når dokumentet ble mottat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covered-table-cell table:style-name="ce7"/>
          <table:table-cell table:style-name="ce28" office:value-type="string" calcext:value-type="string">
            <text:p>5.      hvem som var ansvarlig for flyttinge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7">
          <table:table-cell table:style-name="ce13" office:value-type="string" calcext:value-type="string">
            <text:p>Krav nr.</text:p>
          </table:table-cell>
          <table:table-cell table:style-name="ce44" office:value-type="string" calcext:value-type="string">
            <text:p>Krav til tjenestegrensesnitt</text:p>
          </table:table-cell>
          <table:table-cell table:style-name="ce44" office:value-type="string" calcext:value-type="string">
            <text:p>Type</text:p>
          </table:table-cell>
          <table:table-cell table:style-name="ce99" office:value-type="string" calcext:value-type="string">
            <text:p>Merknad</text:p>
          </table:table-cell>
          <table:table-cell table:style-name="ce40"/>
          <table:table-cell table:style-name="ce38" table:number-columns-repeated="2"/>
          <table:table-cell table:style-name="ce121"/>
          <table:table-cell table:style-name="ce38" table:number-columns-repeated="2"/>
          <table:table-cell table:style-name="ce48" table:number-columns-repeated="16"/>
          <table:table-cell table:number-columns-repeated="998"/>
        </table:table-row>
        <table:table-row table:style-name="ro2">
          <table:table-cell table:style-name="ce14" office:value-type="string" calcext:value-type="string">
            <text:p>14.1.1            </text:p>
          </table:table-cell>
          <table:table-cell table:style-name="ce58" office:value-type="string" calcext:value-type="string">
            <text:p>For løsninger hvor Noark-kjernen skal integreres med fagsystem med forenklet sakarkiv funksjonalitet, kan man velge GeoIntegrasjonsstandarden som tjenestegrensesnitt</text:p>
          </table:table-cell>
          <table:table-cell table:style-name="ce70" office:value-type="string" calcext:value-type="string">
            <text:p>V</text:p>
          </table:table-cell>
          <table:table-cell table:style-name="ce100"/>
          <table:table-cell table:style-name="ce40"/>
          <table:table-cell table:style-name="ce38" table:number-columns-repeated="2"/>
          <table:table-cell table:style-name="ce121"/>
          <table:table-cell table:style-name="ce38" table:number-columns-repeated="2"/>
          <table:table-cell table:style-name="ce48" table:number-columns-repeated="16"/>
          <table:table-cell table:number-columns-repeated="998"/>
        </table:table-row>
        <table:table-row table:style-name="ro9">
          <table:table-cell table:style-name="ce14" office:value-type="string" calcext:value-type="string">
            <text:p>14.1.2           </text:p>
          </table:table-cell>
          <table:table-cell table:style-name="ce58" office:value-type="string" calcext:value-type="string">
            <text:p>For løsninger hvor Noark-kjernen skal ha en fullstendig integrasjon med fagsystemet bør Noark 5 tjenestegrensenitt brukes. </text:p>
          </table:table-cell>
          <table:table-cell table:style-name="ce70" office:value-type="string" calcext:value-type="string">
            <text:p>V</text:p>
          </table:table-cell>
          <table:table-cell table:style-name="ce100"/>
          <table:table-cell table:style-name="ce40"/>
          <table:table-cell table:style-name="ce38" table:number-columns-repeated="2"/>
          <table:table-cell table:style-name="ce121"/>
          <table:table-cell table:style-name="ce38" table:number-columns-repeated="2"/>
          <table:table-cell table:style-name="ce48" table:number-columns-repeated="16"/>
          <table:table-cell table:number-columns-repeated="998"/>
        </table:table-row>
        <table:table-row table:style-name="ro13" table:number-rows-repeated="1046692">
          <table:table-cell table:number-columns-repeated="1024"/>
        </table:table-row>
        <table:table-row table:style-name="ro44" table:number-rows-repeated="7">
          <table:table-cell table:number-columns-repeated="1024"/>
        </table:table-row>
        <table:table-row table:style-name="ro44">
          <table:table-cell table:number-columns-repeated="1024"/>
        </table:table-row>
      </table:table>
      <table:table table:name="Ark2" table:style-name="ta2">
        <table:table-column table:style-name="co10" table:number-columns-repeated="26" table:default-cell-style-name="Default"/>
        <table:table-column table:style-name="co9" table:number-columns-repeated="998" table:default-cell-style-name="Default"/>
        <table:table-row table:style-name="ro45">
          <table:table-cell table:style-name="ce132" office:value-type="string" calcext:value-type="string">
            <text:p>Obligatoriske "b"-krav for sak/arkiv-system</text:p>
          </table:table-cell>
          <table:table-cell table:number-columns-repeated="1023"/>
        </table:table-row>
        <table:table-row table:style-name="ro13" table:number-rows-repeated="1048574">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Times New Roman&quot;" svg:font-family="'&quot;Times New Roman&quot;'"/>
    <style:font-face style:name="Arial" svg:font-family="Arial"/>
    <style:font-face style:name="Calibri" svg:font-family="Calibri"/>
    <style:font-face style:name="Noto Sans Symbols" svg:font-family="'Noto Sans Symbols'"/>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FreeSans" style:font-family-complex="FreeSans"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08-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Ark2" style:display-name="PageStyle_Ark2" style:page-layout-name="Mpm3">
      <style:header style:display="false"/>
      <style:header-left style:display="false"/>
      <style:footer style:display="false"/>
      <style:footer-left style:display="false"/>
    </style:master-page>
    <style:master-page style:name="PageStyle_5f_Ark1" style:display-name="PageStyle_Ark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 Eivind Johansen</meta:initial-creator>
    <meta:creation-date>2017-08-14T11:58:12</meta:creation-date>
    <dc:date>2017-08-22T12:53:04.369628485</dc:date>
    <meta:generator>LibreOffice/5.4.0.3$Linux_X86_64 LibreOffice_project/7556cbc6811c9d992f4064ab9287069087d7f62c</meta:generator>
    <meta:editing-duration>PT14M26S</meta:editing-duration>
    <meta:editing-cycles>3</meta:editing-cycles>
    <meta:document-statistic meta:table-count="2" meta:cell-count="4808" meta:object-count="1"/>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